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tyles.xml"/>
  <manifest:file-entry manifest:media-type="text/xml" manifest:full-path="Object 27/meta.xml"/>
  <manifest:file-entry manifest:media-type="application/vnd.oasis.opendocument.chart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application/rdf+xml" manifest:full-path="manifest.rdf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2/content.xml"/>
  <manifest:file-entry manifest:media-type="text/xml" manifest:full-path="Object 32/styles.xml"/>
  <manifest:file-entry manifest:media-type="text/xml" manifest:full-path="Object 32/meta.xml"/>
  <manifest:file-entry manifest:media-type="application/vnd.oasis.opendocument.chart" manifest:full-path="Object 3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33/content.xml"/>
  <manifest:file-entry manifest:media-type="text/xml" manifest:full-path="Object 33/styles.xml"/>
  <manifest:file-entry manifest:media-type="text/xml" manifest:full-path="Object 33/meta.xml"/>
  <manifest:file-entry manifest:media-type="application/vnd.oasis.opendocument.chart" manifest:full-path="Object 3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502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513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ext-properties style:use-window-font-color="true" style:text-outline="false" style:text-line-through-style="none" style:font-name="Calibri" fo:font-size="12.5pt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.5pt" style:font-style-asian="normal" style:font-weight-asian="normal" style:font-name-complex="Calibri" style:font-size-complex="7.09999990463257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PPC 1</text:p>
          </table:table-cell>
          <table:table-cell office:value-type="float" office:value="1232">
            <text:p>1232</text:p>
          </table:table-cell>
          <table:table-cell office:value-type="float" office:value="66.93">
            <text:p>66.93</text:p>
          </table:table-cell>
          <table:table-cell table:number-columns-repeated="7"/>
        </table:table-row>
        <table:table-row table:style-name="ro1">
          <table:table-cell office:value-type="string">
            <text:p>MPPC2</text:p>
          </table:table-cell>
          <table:table-cell office:value-type="float" office:value="3389">
            <text:p>3389</text:p>
          </table:table-cell>
          <table:table-cell office:value-type="float" office:value="67">
            <text:p>67</text:p>
          </table:table-cell>
          <table:table-cell table:number-columns-repeated="3"/>
          <table:table-cell office:value-type="string">
            <text:p>his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4]/1000000" office:value-type="float" office:value="0.00000002">
            <text:p>0.00000002</text:p>
          </table:table-cell>
          <table:table-cell table:formula="of:=[.C5]*[.B5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/>
          <table:table-cell table:style-name="ce1"/>
          <table:table-cell table:number-columns-repeated="3"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808">
            <text:p>42808</text:p>
          </table:table-cell>
          <table:table-cell office:value-type="float" office:value="45240">
            <text:p>45240</text:p>
          </table:table-cell>
          <table:table-cell office:value-type="float" office:value="1218">
            <text:p>1218</text:p>
          </table:table-cell>
          <table:table-cell table:formula="of:=100*2*[.D11]/([.C11]+[.B11])" office:value-type="float" office:value="2.76667272396874">
            <text:p>2.766672724</text:p>
          </table:table-cell>
          <table:table-cell table:number-columns-repeated="2" office:value-type="string">
            <text:p>[%]</text:p>
          </table:table-cell>
          <table:table-cell table:formula="of:=[.B11]/[.$D$5]" office:value-type="float" office:value="428080">
            <text:p>428080</text:p>
          </table:table-cell>
          <table:table-cell table:formula="of:=[.C11]/[.$D$5]" office:value-type="float" office:value="452400">
            <text:p>452400</text:p>
          </table:table-cell>
          <table:table-cell table:formula="of:=[.D11]/[.$D$5]" office:value-type="float" office:value="12180">
            <text:p>121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772">
            <text:p>7772</text:p>
          </table:table-cell>
          <table:table-cell office:value-type="float" office:value="4479">
            <text:p>4479</text:p>
          </table:table-cell>
          <table:table-cell office:value-type="float" office:value="16">
            <text:p>16</text:p>
          </table:table-cell>
          <table:table-cell table:formula="of:=100*2*[.D12]/([.C12]+[.B12])" office:value-type="float" office:value="0.261203167088401">
            <text:p>0.2612031671</text:p>
          </table:table-cell>
          <table:table-cell table:formula="of:=100*[.B12]/[.B11]" office:value-type="float" office:value="18.155484956083">
            <text:p>18.1554849561</text:p>
          </table:table-cell>
          <table:table-cell table:formula="of:=100*[.C12]/[.C11]" office:value-type="float" office:value="9.90053050397878">
            <text:p>9.900530504</text:p>
          </table:table-cell>
          <table:table-cell table:formula="of:=[.B12]/[.$D$5]" office:value-type="float" office:value="77720">
            <text:p>77720</text:p>
          </table:table-cell>
          <table:table-cell table:formula="of:=[.C12]/[.$D$5]" office:value-type="float" office:value="44790">
            <text:p>44790</text:p>
          </table:table-cell>
          <table:table-cell table:formula="of:=[.D12]/[.$D$5]" office:value-type="float" office:value="160">
            <text:p>160</text:p>
          </table:table-cell>
        </table:table-row>
        <table:table-row table:style-name="ro2">
          <table:table-cell office:value-type="string">
            <text:p>Vbr [V]</text:p>
          </table:table-cell>
          <table:table-cell office:value-type="string">
            <text:p>@ T [C]</text:p>
          </table:table-cell>
          <table:table-cell table:number-columns-repeated="8"/>
        </table:table-row>
        <table:table-row table:style-name="ro1">
          <table:table-cell office:value-type="float" office:value="65.11">
            <text:p>65.11</text:p>
          </table:table-cell>
          <table:table-cell office:value-type="float" office:value="23.7">
            <text:p>23.7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MPPC 1</text:p>
          </table:table-cell>
          <table:table-cell office:value-type="float" office:value="1232">
            <text:p>1232</text:p>
          </table:table-cell>
          <table:table-cell office:value-type="float" office:value="66.93">
            <text:p>66.93</text:p>
          </table:table-cell>
          <table:table-cell office:value-type="string">
            <text:p>[V]</text:p>
          </table:table-cell>
          <table:table-cell office:value-type="string">
            <text:p>bdV1</text:p>
          </table:table-cell>
          <table:table-cell table:formula="of:=[.C16]-2.6" office:value-type="float" office:value="64.33">
            <text:p>64.33</text:p>
          </table:table-cell>
          <table:table-cell/>
          <table:table-cell office:value-type="float" office:value="64.6">
            <text:p>64.6</text:p>
          </table:table-cell>
          <table:table-cell office:value-type="string">
            <text:p>measured </text:p>
          </table:table-cell>
          <table:table-cell/>
        </table:table-row>
        <table:table-row table:style-name="ro1">
          <table:table-cell office:value-type="string">
            <text:p>MPPC2</text:p>
          </table:table-cell>
          <table:table-cell office:value-type="float" office:value="3388">
            <text:p>3388</text:p>
          </table:table-cell>
          <table:table-cell office:value-type="float" office:value="66.96">
            <text:p>66.96</text:p>
          </table:table-cell>
          <table:table-cell office:value-type="string">
            <text:p>[V]</text:p>
          </table:table-cell>
          <table:table-cell office:value-type="string">
            <text:p>bdV2</text:p>
          </table:table-cell>
          <table:table-cell table:formula="of:=[.C17]-2.6" office:value-type="float" office:value="64.36">
            <text:p>64.36</text:p>
          </table:table-cell>
          <table:table-cell/>
          <table:table-cell office:value-type="float" office:value="0.06">
            <text:p>0.06</text:p>
          </table:table-cell>
          <table:table-cell office:value-type="string">
            <text:p>V/C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81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21]/1000000" office:value-type="float" office:value="0.00000002">
            <text:p>0.00000002</text:p>
          </table:table-cell>
          <table:table-cell table:formula="of:=[.C23]*[.B2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5.11">
            <text:p>6.51E+001</text:p>
          </table:table-cell>
          <table:table-cell office:value-type="string">
            <text:p>ov1</text:p>
          </table:table-cell>
          <table:table-cell table:formula="of:=[.B24]-[.$F$16]" office:value-type="float" office:value="0.779999999999987">
            <text:p>0.78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7">
            <text:p>2.37E+001</text:p>
          </table:table-cell>
          <table:table-cell office:value-type="string">
            <text:p>ov2</text:p>
          </table:table-cell>
          <table:table-cell table:formula="of:=[.B24]-[.$F$17]" office:value-type="float" office:value="0.75">
            <text:p>0.75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283">
            <text:p>8283</text:p>
          </table:table-cell>
          <table:table-cell office:value-type="float" office:value="7158">
            <text:p>7158</text:p>
          </table:table-cell>
          <table:table-cell office:value-type="float" office:value="35">
            <text:p>35</text:p>
          </table:table-cell>
          <table:table-cell table:formula="of:=[.D29]/[.C29]*100" office:value-type="float" office:value="0.488963397597094">
            <text:p>0.4889633976</text:p>
          </table:table-cell>
          <table:table-cell table:number-columns-repeated="2" office:value-type="string">
            <text:p>[%]</text:p>
          </table:table-cell>
          <table:table-cell table:formula="of:=[.B29]/[.$D$5]" office:value-type="float" office:value="82830">
            <text:p>82830</text:p>
          </table:table-cell>
          <table:table-cell table:formula="of:=[.C29]/[.$D$5]" office:value-type="float" office:value="71580">
            <text:p>71580</text:p>
          </table:table-cell>
          <table:table-cell table:formula="of:=[.D29]/[.$D$5]" office:value-type="float" office:value="350">
            <text:p>3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D30]/[.C30]*100" office:value-type="float" office:value="0">
            <text:p>0</text:p>
          </table:table-cell>
          <table:table-cell table:formula="of:=100*[.B30]/[.B29]" office:value-type="float" office:value="1.70228178196306">
            <text:p>1.702281782</text:p>
          </table:table-cell>
          <table:table-cell table:formula="of:=100*[.C30]/[.C29]" office:value-type="float" office:value="1.07571947471361">
            <text:p>1.0757194747</text:p>
          </table:table-cell>
          <table:table-cell table:formula="of:=[.B30]/[.$D$5]" office:value-type="float" office:value="1410">
            <text:p>1410</text:p>
          </table:table-cell>
          <table:table-cell table:formula="of:=[.C30]/[.$D$5]" office:value-type="float" office:value="770">
            <text:p>770</text:p>
          </table:table-cell>
          <table:table-cell table:formula="of:=[.D30]/[.$D$5]" office:value-type="float" office:value="0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85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7">
            <text:p>0.7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35]/1000000" office:value-type="float" office:value="0.00000002">
            <text:p>0.00000002</text:p>
          </table:table-cell>
          <table:table-cell table:formula="of:=[.C37]*[.B3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5.9">
            <text:p>6.59E+001</text:p>
          </table:table-cell>
          <table:table-cell office:value-type="string">
            <text:p>ov1</text:p>
          </table:table-cell>
          <table:table-cell table:formula="of:=[.B38]-[.$F$16]" office:value-type="float" office:value="1.56999999999999">
            <text:p>1.5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38]-[.$F$17]" office:value-type="float" office:value="1.54000000000001">
            <text:p>1.5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524">
            <text:p>38524</text:p>
          </table:table-cell>
          <table:table-cell office:value-type="float" office:value="46193">
            <text:p>46193</text:p>
          </table:table-cell>
          <table:table-cell office:value-type="float" office:value="1038">
            <text:p>1038</text:p>
          </table:table-cell>
          <table:table-cell table:formula="of:=[.D43]/[.C43]*100" office:value-type="float" office:value="2.24709371549802">
            <text:p>2.2470937155</text:p>
          </table:table-cell>
          <table:table-cell table:number-columns-repeated="2" office:value-type="string">
            <text:p>[%]</text:p>
          </table:table-cell>
          <table:table-cell table:formula="of:=[.B43]/[.$D$5]" office:value-type="float" office:value="385240">
            <text:p>385240</text:p>
          </table:table-cell>
          <table:table-cell table:formula="of:=[.C43]/[.$D$5]" office:value-type="float" office:value="461930">
            <text:p>461930</text:p>
          </table:table-cell>
          <table:table-cell table:formula="of:=[.D43]/[.$D$5]" office:value-type="float" office:value="10380">
            <text:p>103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4825">
            <text:p>24825</text:p>
          </table:table-cell>
          <table:table-cell office:value-type="float" office:value="30392">
            <text:p>30392</text:p>
          </table:table-cell>
          <table:table-cell office:value-type="float" office:value="418">
            <text:p>418</text:p>
          </table:table-cell>
          <table:table-cell table:formula="of:=[.D44]/[.C44]*100" office:value-type="float" office:value="1.37536193735193">
            <text:p>1.3753619374</text:p>
          </table:table-cell>
          <table:table-cell table:formula="of:=100*[.B44]/[.B43]" office:value-type="float" office:value="64.4403488734296">
            <text:p>64.4403488734</text:p>
          </table:table-cell>
          <table:table-cell table:formula="of:=100*[.C44]/[.C43]" office:value-type="float" office:value="65.7935184984738">
            <text:p>65.7935184985</text:p>
          </table:table-cell>
          <table:table-cell table:formula="of:=[.B44]/[.$D$5]" office:value-type="float" office:value="248250">
            <text:p>248250</text:p>
          </table:table-cell>
          <table:table-cell table:formula="of:=[.C44]/[.$D$5]" office:value-type="float" office:value="303920">
            <text:p>303920</text:p>
          </table:table-cell>
          <table:table-cell table:formula="of:=[.D44]/[.$D$5]" office:value-type="float" office:value="4180">
            <text:p>418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01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49]/1000000" office:value-type="float" office:value="0.00000002">
            <text:p>0.00000002</text:p>
          </table:table-cell>
          <table:table-cell table:formula="of:=[.C51]*[.B51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52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52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066">
            <text:p>41066</text:p>
          </table:table-cell>
          <table:table-cell office:value-type="float" office:value="50489">
            <text:p>50489</text:p>
          </table:table-cell>
          <table:table-cell office:value-type="float" office:value="1215">
            <text:p>1215</text:p>
          </table:table-cell>
          <table:table-cell table:formula="of:=[.D57]/[.C57]*100" office:value-type="float" office:value="2.40646477450534">
            <text:p>2.4064647745</text:p>
          </table:table-cell>
          <table:table-cell table:number-columns-repeated="2" office:value-type="string">
            <text:p>[%]</text:p>
          </table:table-cell>
          <table:table-cell table:formula="of:=[.B57]/[.$D$5]" office:value-type="float" office:value="410660">
            <text:p>410660</text:p>
          </table:table-cell>
          <table:table-cell table:formula="of:=[.C57]/[.$D$5]" office:value-type="float" office:value="504890">
            <text:p>504890</text:p>
          </table:table-cell>
          <table:table-cell table:formula="of:=[.D57]/[.$D$5]" office:value-type="float" office:value="12150">
            <text:p>121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914">
            <text:p>10914</text:p>
          </table:table-cell>
          <table:table-cell office:value-type="float" office:value="22747">
            <text:p>22747</text:p>
          </table:table-cell>
          <table:table-cell office:value-type="float" office:value="131">
            <text:p>131</text:p>
          </table:table-cell>
          <table:table-cell table:formula="of:=[.D58]/[.C58]*100" office:value-type="float" office:value="0.575900118696971">
            <text:p>0.5759001187</text:p>
          </table:table-cell>
          <table:table-cell table:formula="of:=100*[.B58]/[.B57]" office:value-type="float" office:value="26.5767301417231">
            <text:p>26.5767301417</text:p>
          </table:table-cell>
          <table:table-cell table:formula="of:=100*[.C58]/[.C57]" office:value-type="float" office:value="45.0533779635168">
            <text:p>45.0533779635</text:p>
          </table:table-cell>
          <table:table-cell table:formula="of:=[.B58]/[.$D$5]" office:value-type="float" office:value="109140">
            <text:p>109140</text:p>
          </table:table-cell>
          <table:table-cell table:formula="of:=[.C58]/[.$D$5]" office:value-type="float" office:value="227470">
            <text:p>227470</text:p>
          </table:table-cell>
          <table:table-cell table:formula="of:=[.D58]/[.$D$5]" office:value-type="float" office:value="1310">
            <text:p>131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3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0.9">
            <text:p>0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62]/1000000" office:value-type="float" office:value="0.00000002">
            <text:p>0.00000002</text:p>
          </table:table-cell>
          <table:table-cell table:formula="of:=[.C64]*[.B64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65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65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78">
            <text:p>41278</text:p>
          </table:table-cell>
          <table:table-cell office:value-type="float" office:value="50148">
            <text:p>50148</text:p>
          </table:table-cell>
          <table:table-cell office:value-type="float" office:value="1250">
            <text:p>1250</text:p>
          </table:table-cell>
          <table:table-cell table:formula="of:=[.D70]/[.C70]*100" office:value-type="float" office:value="2.49262183935551">
            <text:p>2.4926218394</text:p>
          </table:table-cell>
          <table:table-cell table:number-columns-repeated="2" office:value-type="string">
            <text:p>[%]</text:p>
          </table:table-cell>
          <table:table-cell table:formula="of:=[.B70]/[.$D$5]" office:value-type="float" office:value="412780">
            <text:p>412780</text:p>
          </table:table-cell>
          <table:table-cell table:formula="of:=[.C70]/[.$D$5]" office:value-type="float" office:value="501480">
            <text:p>501480</text:p>
          </table:table-cell>
          <table:table-cell table:formula="of:=[.D70]/[.$D$5]" office:value-type="float" office:value="12500">
            <text:p>12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819">
            <text:p>10819</text:p>
          </table:table-cell>
          <table:table-cell office:value-type="float" office:value="24189">
            <text:p>24189</text:p>
          </table:table-cell>
          <table:table-cell office:value-type="float" office:value="158">
            <text:p>158</text:p>
          </table:table-cell>
          <table:table-cell table:formula="of:=[.D71]/[.C71]*100" office:value-type="float" office:value="0.653189466286328">
            <text:p>0.6531894663</text:p>
          </table:table-cell>
          <table:table-cell table:formula="of:=100*[.B71]/[.B70]" office:value-type="float" office:value="26.2100876980474">
            <text:p>26.210087698</text:p>
          </table:table-cell>
          <table:table-cell table:formula="of:=100*[.C71]/[.C70]" office:value-type="float" office:value="48.2352237377363">
            <text:p>48.2352237377</text:p>
          </table:table-cell>
          <table:table-cell table:formula="of:=[.B71]/[.$D$5]" office:value-type="float" office:value="108190">
            <text:p>108190</text:p>
          </table:table-cell>
          <table:table-cell table:formula="of:=[.C71]/[.$D$5]" office:value-type="float" office:value="241890">
            <text:p>241890</text:p>
          </table:table-cell>
          <table:table-cell table:formula="of:=[.D71]/[.$D$5]" office:value-type="float" office:value="1580">
            <text:p>15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27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75]/1000000" office:value-type="float" office:value="0.00000002">
            <text:p>0.00000002</text:p>
          </table:table-cell>
          <table:table-cell table:formula="of:=[.C77]*[.B7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78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78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4550">
            <text:p>34550</text:p>
          </table:table-cell>
          <table:table-cell office:value-type="float" office:value="43059">
            <text:p>43059</text:p>
          </table:table-cell>
          <table:table-cell office:value-type="float" office:value="884">
            <text:p>884</text:p>
          </table:table-cell>
          <table:table-cell table:formula="of:=[.D83]/[.C83]*100" office:value-type="float" office:value="2.05299705055854">
            <text:p>2.0529970506</text:p>
          </table:table-cell>
          <table:table-cell table:number-columns-repeated="2" office:value-type="string">
            <text:p>[%]</text:p>
          </table:table-cell>
          <table:table-cell table:formula="of:=[.B83]/[.$D$5]" office:value-type="float" office:value="345500">
            <text:p>345500</text:p>
          </table:table-cell>
          <table:table-cell table:formula="of:=[.C83]/[.$D$5]" office:value-type="float" office:value="430590">
            <text:p>430590</text:p>
          </table:table-cell>
          <table:table-cell table:formula="of:=[.D83]/[.$D$5]" office:value-type="float" office:value="8840">
            <text:p>88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658">
            <text:p>3658</text:p>
          </table:table-cell>
          <table:table-cell office:value-type="float" office:value="4672">
            <text:p>4672</text:p>
          </table:table-cell>
          <table:table-cell office:value-type="float" office:value="13">
            <text:p>13</text:p>
          </table:table-cell>
          <table:table-cell table:formula="of:=[.D84]/[.C84]*100" office:value-type="float" office:value="0.278253424657534">
            <text:p>0.2782534247</text:p>
          </table:table-cell>
          <table:table-cell table:formula="of:=100*[.B84]/[.B83]" office:value-type="float" office:value="10.5875542691751">
            <text:p>10.5875542692</text:p>
          </table:table-cell>
          <table:table-cell table:formula="of:=100*[.C84]/[.C83]" office:value-type="float" office:value="10.8502287558931">
            <text:p>10.8502287559</text:p>
          </table:table-cell>
          <table:table-cell table:formula="of:=[.B84]/[.$D$5]" office:value-type="float" office:value="36580">
            <text:p>36580</text:p>
          </table:table-cell>
          <table:table-cell table:formula="of:=[.C84]/[.$D$5]" office:value-type="float" office:value="46720">
            <text:p>46720</text:p>
          </table:table-cell>
          <table:table-cell table:formula="of:=[.D84]/[.$D$5]" office:value-type="float" office:value="130">
            <text:p>13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35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88]/1000000" office:value-type="float" office:value="0.00000002">
            <text:p>0.00000002</text:p>
          </table:table-cell>
          <table:table-cell table:formula="of:=[.C90]*[.B90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91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91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88">
            <text:p>40188</text:p>
          </table:table-cell>
          <table:table-cell office:value-type="float" office:value="44388">
            <text:p>44388</text:p>
          </table:table-cell>
          <table:table-cell office:value-type="float" office:value="1067">
            <text:p>1067</text:p>
          </table:table-cell>
          <table:table-cell table:formula="of:=[.D96]/[.C96]*100" office:value-type="float" office:value="2.40380282959358">
            <text:p>2.4038028296</text:p>
          </table:table-cell>
          <table:table-cell table:number-columns-repeated="2" office:value-type="string">
            <text:p>[%]</text:p>
          </table:table-cell>
          <table:table-cell table:formula="of:=[.B96]/[.$D$5]" office:value-type="float" office:value="401880">
            <text:p>401880</text:p>
          </table:table-cell>
          <table:table-cell table:formula="of:=[.C96]/[.$D$5]" office:value-type="float" office:value="443880">
            <text:p>443880</text:p>
          </table:table-cell>
          <table:table-cell table:formula="of:=[.D96]/[.$D$5]" office:value-type="float" office:value="10670">
            <text:p>106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545">
            <text:p>7545</text:p>
          </table:table-cell>
          <table:table-cell office:value-type="float" office:value="5632">
            <text:p>5632</text:p>
          </table:table-cell>
          <table:table-cell office:value-type="float" office:value="27">
            <text:p>27</text:p>
          </table:table-cell>
          <table:table-cell table:formula="of:=[.D97]/[.C97]*100" office:value-type="float" office:value="0.479403409090909">
            <text:p>0.4794034091</text:p>
          </table:table-cell>
          <table:table-cell table:formula="of:=100*[.B97]/[.B96]" office:value-type="float" office:value="18.7742609734249">
            <text:p>18.7742609734</text:p>
          </table:table-cell>
          <table:table-cell table:formula="of:=100*[.C97]/[.C96]" office:value-type="float" office:value="12.6881139046589">
            <text:p>12.6881139047</text:p>
          </table:table-cell>
          <table:table-cell table:formula="of:=[.B97]/[.$D$5]" office:value-type="float" office:value="75450">
            <text:p>75450</text:p>
          </table:table-cell>
          <table:table-cell table:formula="of:=[.C97]/[.$D$5]" office:value-type="float" office:value="56320">
            <text:p>56320</text:p>
          </table:table-cell>
          <table:table-cell table:formula="of:=[.D97]/[.$D$5]" office:value-type="float" office:value="270">
            <text:p>27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38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01]/1000000" office:value-type="float" office:value="0.00000002">
            <text:p>0.00000002</text:p>
          </table:table-cell>
          <table:table-cell table:formula="of:=[.C103]*[.B10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1">
            <text:p>6.61E+001</text:p>
          </table:table-cell>
          <table:table-cell office:value-type="string">
            <text:p>ov1</text:p>
          </table:table-cell>
          <table:table-cell table:formula="of:=[.B104]-[.$F$16]" office:value-type="float" office:value="1.76999999999998">
            <text:p>1.7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04]-[.$F$17]" office:value-type="float" office:value="1.74">
            <text:p>1.7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257">
            <text:p>40257</text:p>
          </table:table-cell>
          <table:table-cell office:value-type="float" office:value="44756">
            <text:p>44756</text:p>
          </table:table-cell>
          <table:table-cell office:value-type="float" office:value="1084">
            <text:p>1084</text:p>
          </table:table-cell>
          <table:table-cell table:formula="of:=[.D109]/[.C109]*100" office:value-type="float" office:value="2.42202162838502">
            <text:p>2.4220216284</text:p>
          </table:table-cell>
          <table:table-cell table:number-columns-repeated="2" office:value-type="string">
            <text:p>[%]</text:p>
          </table:table-cell>
          <table:table-cell table:formula="of:=[.B109]/[.$D$5]" office:value-type="float" office:value="402570">
            <text:p>402570</text:p>
          </table:table-cell>
          <table:table-cell table:formula="of:=[.C109]/[.$D$5]" office:value-type="float" office:value="447560">
            <text:p>447560</text:p>
          </table:table-cell>
          <table:table-cell table:formula="of:=[.D109]/[.$D$5]" office:value-type="float" office:value="10840">
            <text:p>108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944">
            <text:p>7944</text:p>
          </table:table-cell>
          <table:table-cell office:value-type="float" office:value="5661">
            <text:p>5661</text:p>
          </table:table-cell>
          <table:table-cell office:value-type="float" office:value="32">
            <text:p>32</text:p>
          </table:table-cell>
          <table:table-cell table:formula="of:=[.D110]/[.C110]*100" office:value-type="float" office:value="0.565271153506448">
            <text:p>0.5652711535</text:p>
          </table:table-cell>
          <table:table-cell table:formula="of:=100*[.B110]/[.B109]" office:value-type="float" office:value="19.7332140994113">
            <text:p>19.7332140994</text:p>
          </table:table-cell>
          <table:table-cell table:formula="of:=100*[.C110]/[.C109]" office:value-type="float" office:value="12.6485834301546">
            <text:p>12.6485834302</text:p>
          </table:table-cell>
          <table:table-cell table:formula="of:=[.B110]/[.$D$5]" office:value-type="float" office:value="79440">
            <text:p>79440</text:p>
          </table:table-cell>
          <table:table-cell table:formula="of:=[.C110]/[.$D$5]" office:value-type="float" office:value="56610">
            <text:p>56610</text:p>
          </table:table-cell>
          <table:table-cell table:formula="of:=[.D110]/[.$D$5]" office:value-type="float" office:value="320">
            <text:p>320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histcoinc_20160112_0943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7">
            <text:p>1.7</text:p>
          </table:table-cell>
          <table:table-cell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13]/1000000" office:value-type="float" office:value="0.00000002">
            <text:p>0.00000002</text:p>
          </table:table-cell>
          <table:table-cell table:formula="of:=[.C115]*[.B115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2">
            <text:p>6.62E+001</text:p>
          </table:table-cell>
          <table:table-cell office:value-type="string">
            <text:p>ov1</text:p>
          </table:table-cell>
          <table:table-cell table:formula="of:=[.B116]-[.$F$16]" office:value-type="float" office:value="1.86999999999999">
            <text:p>1.8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16]-[.$F$17]" office:value-type="float" office:value="1.84">
            <text:p>1.8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3060">
            <text:p>43060</text:p>
          </table:table-cell>
          <table:table-cell office:value-type="float" office:value="48506">
            <text:p>48506</text:p>
          </table:table-cell>
          <table:table-cell office:value-type="float" office:value="1333">
            <text:p>1333</text:p>
          </table:table-cell>
          <table:table-cell table:formula="of:=[.D121]/[.C121]*100" office:value-type="float" office:value="2.74811363542655">
            <text:p>2.7481136354</text:p>
          </table:table-cell>
          <table:table-cell table:number-columns-repeated="2" office:value-type="string">
            <text:p>[%]</text:p>
          </table:table-cell>
          <table:table-cell table:formula="of:=[.B121]/[.$D$5]" office:value-type="float" office:value="430600">
            <text:p>430600</text:p>
          </table:table-cell>
          <table:table-cell table:formula="of:=[.C121]/[.$D$5]" office:value-type="float" office:value="485060">
            <text:p>485060</text:p>
          </table:table-cell>
          <table:table-cell table:formula="of:=[.D121]/[.$D$5]" office:value-type="float" office:value="13330">
            <text:p>133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337">
            <text:p>10337</text:p>
          </table:table-cell>
          <table:table-cell office:value-type="float" office:value="8064">
            <text:p>8064</text:p>
          </table:table-cell>
          <table:table-cell office:value-type="float" office:value="62">
            <text:p>62</text:p>
          </table:table-cell>
          <table:table-cell table:formula="of:=[.D122]/[.C122]*100" office:value-type="float" office:value="0.768849206349206">
            <text:p>0.7688492063</text:p>
          </table:table-cell>
          <table:table-cell table:formula="of:=100*[.B122]/[.B121]" office:value-type="float" office:value="24.0060380863911">
            <text:p>24.0060380864</text:p>
          </table:table-cell>
          <table:table-cell table:formula="of:=100*[.C122]/[.C121]" office:value-type="float" office:value="16.6247474539232">
            <text:p>16.6247474539</text:p>
          </table:table-cell>
          <table:table-cell table:formula="of:=[.B122]/[.$D$5]" office:value-type="float" office:value="103370">
            <text:p>103370</text:p>
          </table:table-cell>
          <table:table-cell table:formula="of:=[.C122]/[.$D$5]" office:value-type="float" office:value="80640">
            <text:p>80640</text:p>
          </table:table-cell>
          <table:table-cell table:formula="of:=[.D122]/[.$D$5]" office:value-type="float" office:value="620">
            <text:p>620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same data set as previous <text:s/>only threshold change 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4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27]/1000000" office:value-type="float" office:value="0.00000002">
            <text:p>0.00000002</text:p>
          </table:table-cell>
          <table:table-cell table:formula="of:=[.C129]*[.B129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2">
            <text:p>6.62E+001</text:p>
          </table:table-cell>
          <table:table-cell office:value-type="string">
            <text:p>ov1</text:p>
          </table:table-cell>
          <table:table-cell table:formula="of:=[.B130]-[.$F$16]" office:value-type="float" office:value="1.86999999999999">
            <text:p>1.87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30]-[.$F$17]" office:value-type="float" office:value="1.84">
            <text:p>1.84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63">
            <text:p>41263</text:p>
          </table:table-cell>
          <table:table-cell office:value-type="float" office:value="42936">
            <text:p>42936</text:p>
          </table:table-cell>
          <table:table-cell office:value-type="float" office:value="1058">
            <text:p>1058</text:p>
          </table:table-cell>
          <table:table-cell table:formula="of:=[.D135]/[.C135]*100" office:value-type="float" office:value="2.46413266256754">
            <text:p>2.4641326626</text:p>
          </table:table-cell>
          <table:table-cell table:number-columns-repeated="2" office:value-type="string">
            <text:p>[%]</text:p>
          </table:table-cell>
          <table:table-cell table:formula="of:=[.B135]/[.$D$5]" office:value-type="float" office:value="412630">
            <text:p>412630</text:p>
          </table:table-cell>
          <table:table-cell table:formula="of:=[.C135]/[.$D$5]" office:value-type="float" office:value="429360">
            <text:p>429360</text:p>
          </table:table-cell>
          <table:table-cell table:formula="of:=[.D135]/[.$D$5]" office:value-type="float" office:value="10580">
            <text:p>105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32">
            <text:p>8132</text:p>
          </table:table-cell>
          <table:table-cell office:value-type="float" office:value="4903">
            <text:p>4903</text:p>
          </table:table-cell>
          <table:table-cell office:value-type="float" office:value="19">
            <text:p>19</text:p>
          </table:table-cell>
          <table:table-cell table:formula="of:=[.D136]/[.C136]*100" office:value-type="float" office:value="0.387517846216602">
            <text:p>0.3875178462</text:p>
          </table:table-cell>
          <table:table-cell table:formula="of:=100*[.B136]/[.B135]" office:value-type="float" office:value="19.7077284734508">
            <text:p>19.7077284735</text:p>
          </table:table-cell>
          <table:table-cell table:formula="of:=100*[.C136]/[.C135]" office:value-type="float" office:value="11.4193217812558">
            <text:p>11.4193217813</text:p>
          </table:table-cell>
          <table:table-cell table:formula="of:=[.B136]/[.$D$5]" office:value-type="float" office:value="81320">
            <text:p>81320</text:p>
          </table:table-cell>
          <table:table-cell table:formula="of:=[.C136]/[.$D$5]" office:value-type="float" office:value="49030">
            <text:p>49030</text:p>
          </table:table-cell>
          <table:table-cell table:formula="of:=[.D136]/[.$D$5]" office:value-type="float" office:value="190">
            <text:p>19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office:value-type="string">
            <text:p>sigcoinc_20160112_0946.fig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office:value-type="float" office:value="1.9">
            <text:p>1.9</text:p>
          </table:table-cell>
          <table:table-cell office:value-type="float" office:value="2.2">
            <text:p>2.2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41]/1000000" office:value-type="float" office:value="0.00000002">
            <text:p>0.00000002</text:p>
          </table:table-cell>
          <table:table-cell table:formula="of:=[.C143]*[.B143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48">
            <text:p>6.65E+001</text:p>
          </table:table-cell>
          <table:table-cell office:value-type="string">
            <text:p>ov1</text:p>
          </table:table-cell>
          <table:table-cell table:formula="of:=[.B144]-[.$F$16]" office:value-type="float" office:value="2.14999999999999">
            <text:p>2.15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44]-[.$F$17]" office:value-type="float" office:value="2.12">
            <text:p>2.12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1263">
            <text:p>41263</text:p>
          </table:table-cell>
          <table:table-cell office:value-type="float" office:value="42936">
            <text:p>42936</text:p>
          </table:table-cell>
          <table:table-cell office:value-type="float" office:value="1058">
            <text:p>1058</text:p>
          </table:table-cell>
          <table:table-cell table:formula="of:=[.D149]/[.C149]*100" office:value-type="float" office:value="2.46413266256754">
            <text:p>2.4641326626</text:p>
          </table:table-cell>
          <table:table-cell table:number-columns-repeated="2" office:value-type="string">
            <text:p>[%]</text:p>
          </table:table-cell>
          <table:table-cell table:formula="of:=[.B149]/[.$D$5]" office:value-type="float" office:value="412630">
            <text:p>412630</text:p>
          </table:table-cell>
          <table:table-cell table:formula="of:=[.C149]/[.$D$5]" office:value-type="float" office:value="429360">
            <text:p>429360</text:p>
          </table:table-cell>
          <table:table-cell table:formula="of:=[.D149]/[.$D$5]" office:value-type="float" office:value="10580">
            <text:p>105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132">
            <text:p>8132</text:p>
          </table:table-cell>
          <table:table-cell office:value-type="float" office:value="4903">
            <text:p>4903</text:p>
          </table:table-cell>
          <table:table-cell office:value-type="float" office:value="19">
            <text:p>19</text:p>
          </table:table-cell>
          <table:table-cell table:formula="of:=[.D150]/[.C150]*100" office:value-type="float" office:value="0.387517846216602">
            <text:p>0.3875178462</text:p>
          </table:table-cell>
          <table:table-cell table:formula="of:=100*[.B150]/[.B149]" office:value-type="float" office:value="19.7077284734508">
            <text:p>19.7077284735</text:p>
          </table:table-cell>
          <table:table-cell table:formula="of:=100*[.C150]/[.C149]" office:value-type="float" office:value="11.4193217812558">
            <text:p>11.4193217813</text:p>
          </table:table-cell>
          <table:table-cell table:formula="of:=[.B150]/[.$D$5]" office:value-type="float" office:value="81320">
            <text:p>81320</text:p>
          </table:table-cell>
          <table:table-cell table:formula="of:=[.C150]/[.$D$5]" office:value-type="float" office:value="49030">
            <text:p>49030</text:p>
          </table:table-cell>
          <table:table-cell table:formula="of:=[.D150]/[.$D$5]" office:value-type="float" office:value="190">
            <text:p>19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sampling freq [MHz]</text:p>
          </table:table-cell>
          <table:table-cell table:number-columns-repeated="3"/>
          <table:table-cell office:value-type="string">
            <text:p>fi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r samples</text:p>
          </table:table-cell>
          <table:table-cell office:value-type="float" office:value="50">
            <text:p>50</text:p>
          </table:table-cell>
          <table:table-cell office:value-type="string">
            <text:p>dist v1</text:p>
          </table:table-cell>
          <table:table-cell office:value-type="string">
            <text:p>dist v2</text:p>
          </table:table-cell>
          <table:table-cell office:value-type="string">
            <text:p>th v1</text:p>
          </table:table-cell>
          <table:table-cell office:value-type="string">
            <text:p>th v2 </text:p>
          </table:table-cell>
          <table:table-cell table:number-columns-repeated="2" office:value-type="string">
            <text:p>width</text:p>
          </table:table-cell>
          <table:table-cell/>
        </table:table-row>
        <table:table-row table:style-name="ro1">
          <table:table-cell table:number-columns-repeated="3"/>
          <table:table-cell table:number-columns-repeated="2" office:value-type="float" office:value="10">
            <text:p>10</text:p>
          </table:table-cell>
          <table:table-cell table:number-columns-repeated="2" office:value-type="float" office:value="1.9">
            <text:p>1.9</text:p>
          </table:table-cell>
          <table:table-cell table:number-columns-repeated="2" office:value-type="float" office:value="5">
            <text:p>5</text:p>
          </table:table-cell>
          <table:table-cell/>
        </table:table-row>
        <table:table-row table:style-name="ro2">
          <table:table-cell/>
          <table:table-cell table:style-name="ce1" office:value-type="float" office:value="5000000">
            <text:p>5.00E+006</text:p>
          </table:table-cell>
          <table:table-cell table:formula="of:=1/[.C155]/1000000" office:value-type="float" office:value="0.00000002">
            <text:p>0.00000002</text:p>
          </table:table-cell>
          <table:table-cell table:formula="of:=[.C157]*[.B157]" office:value-type="float" office:value="0.1">
            <text:p>0.1</text:p>
          </table:table-cell>
          <table:table-cell office:value-type="string">
            <text:p>s</text:p>
          </table:table-cell>
          <table:table-cell/>
          <table:table-cell office:value-type="string">
            <text:p>[mV]</text:p>
          </table:table-cell>
          <table:table-cell office:value-type="string">
            <text:p>bandwith</text:p>
          </table:table-cell>
          <table:table-cell office:value-type="string">
            <text:p>coupling</text:p>
          </table:table-cell>
          <table:table-cell office:value-type="string">
            <text:p>term</text:p>
          </table:table-cell>
        </table:table-row>
        <table:table-row table:style-name="ro1">
          <table:table-cell office:value-type="string">
            <text:p>bias volt</text:p>
          </table:table-cell>
          <table:table-cell table:style-name="ce1" office:value-type="float" office:value="66.48">
            <text:p>6.65E+001</text:p>
          </table:table-cell>
          <table:table-cell office:value-type="string">
            <text:p>ov1</text:p>
          </table:table-cell>
          <table:table-cell table:formula="of:=[.B158]-[.$F$16]" office:value-type="float" office:value="2.14999999999999">
            <text:p>2.15</text:p>
          </table:table-cell>
          <table:table-cell/>
          <table:table-cell office:value-type="string">
            <text:p>ch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emp</text:p>
          </table:table-cell>
          <table:table-cell table:style-name="ce1" office:value-type="float" office:value="23.6">
            <text:p>2.36E+001</text:p>
          </table:table-cell>
          <table:table-cell office:value-type="string">
            <text:p>ov2</text:p>
          </table:table-cell>
          <table:table-cell table:formula="of:=[.B158]-[.$F$17]" office:value-type="float" office:value="2.12">
            <text:p>2.12</text:p>
          </table:table-cell>
          <table:table-cell/>
          <table:table-cell office:value-type="string">
            <text:p>ch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DC</text:p>
          </table:table-cell>
          <table:table-cell office:value-type="string">
            <text:p>10M</text:p>
          </table:table-cell>
        </table:table-row>
        <table:table-row table:style-name="ro1">
          <table:table-cell office:value-type="string">
            <text:p>threshold</text:p>
          </table:table-cell>
          <table:table-cell table:number-columns-repeated="9"/>
        </table:table-row>
        <table:table-row table:style-name="ro2">
          <table:table-cell office:value-type="string">
            <text:p>[0.5PA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[cnt]</text:p>
          </table:table-cell>
          <table:table-cell office:value-type="string">
            <text:p>coincedence</text:p>
          </table:table-cell>
          <table:table-cell office:value-type="string">
            <text:p>crosstalk</text:p>
          </table:table-cell>
          <table:table-cell office:value-type="string">
            <text:p>crosstalk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  <table:table-cell office:value-type="string">
            <text:p>[cnt/s]</text:p>
          </table:table-cell>
        </table:table-row>
        <table:table-row table:style-name="ro2">
          <table:table-cell/>
          <table:table-cell office:value-type="string">
            <text:p>MPPC1</text:p>
          </table:table-cell>
          <table:table-cell office:value-type="string">
            <text:p>MPPC2</text:p>
          </table:table-cell>
          <table:table-cell office:value-type="string">
            <text:p>coincedence</text:p>
          </table:table-cell>
          <table:table-cell office:value-type="string">
            <text:p>Ratio <text:s/>[%]</text:p>
          </table:table-cell>
          <table:table-cell office:value-type="string">
            <text:p>ratio MMPC1</text:p>
          </table:table-cell>
          <table:table-cell office:value-type="string">
            <text:p>ratio MMPC2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868">
            <text:p>52868</text:p>
          </table:table-cell>
          <table:table-cell office:value-type="float" office:value="63196">
            <text:p>63196</text:p>
          </table:table-cell>
          <table:table-cell office:value-type="float" office:value="2025">
            <text:p>2025</text:p>
          </table:table-cell>
          <table:table-cell table:formula="of:=[.D163]/[.C163]*100" office:value-type="float" office:value="3.20431672890689">
            <text:p>3.2043167289</text:p>
          </table:table-cell>
          <table:table-cell table:number-columns-repeated="2" office:value-type="string">
            <text:p>[%]</text:p>
          </table:table-cell>
          <table:table-cell table:formula="of:=[.B163]/[.$D$5]" office:value-type="float" office:value="528680">
            <text:p>528680</text:p>
          </table:table-cell>
          <table:table-cell table:formula="of:=[.C163]/[.$D$5]" office:value-type="float" office:value="631960">
            <text:p>631960</text:p>
          </table:table-cell>
          <table:table-cell table:formula="of:=[.D163]/[.$D$5]" office:value-type="float" office:value="20250">
            <text:p>20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5605">
            <text:p>15605</text:p>
          </table:table-cell>
          <table:table-cell office:value-type="float" office:value="17215">
            <text:p>17215</text:p>
          </table:table-cell>
          <table:table-cell office:value-type="float" office:value="161">
            <text:p>161</text:p>
          </table:table-cell>
          <table:table-cell table:formula="of:=[.D164]/[.C164]*100" office:value-type="float" office:value="0.935230903282021">
            <text:p>0.9352309033</text:p>
          </table:table-cell>
          <table:table-cell table:formula="of:=100*[.B164]/[.B163]" office:value-type="float" office:value="29.5169100400999">
            <text:p>29.5169100401</text:p>
          </table:table-cell>
          <table:table-cell table:formula="of:=100*[.C164]/[.C163]" office:value-type="float" office:value="27.2406481422875">
            <text:p>27.2406481423</text:p>
          </table:table-cell>
          <table:table-cell table:formula="of:=[.B164]/[.$D$5]" office:value-type="float" office:value="156050">
            <text:p>156050</text:p>
          </table:table-cell>
          <table:table-cell table:formula="of:=[.C164]/[.$D$5]" office:value-type="float" office:value="172150">
            <text:p>172150</text:p>
          </table:table-cell>
          <table:table-cell table:formula="of:=[.D164]/[.$D$5]" office:value-type="float" office:value="1610">
            <text:p>1610</text:p>
          </table:table-cell>
        </table:table-row>
      </table:table>
      <table:table table:name="theffect" table:style-name="ta1" table:print="false">
        <table:table-column table:style-name="co6" table:number-columns-repeated="12" table:default-cell-style-name="Default"/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8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296">
            <text:p>1.296</text:p>
          </table:table-cell>
          <table:table-cell office:value-type="string">
            <text:p>thv2</text:p>
          </table:table-cell>
          <table:table-cell office:value-type="float" office:value="1.481143">
            <text:p>1.481143</text:p>
          </table:table-cell>
          <table:table-cell office:value-type="string">
            <text:p>nrpk1</text:p>
          </table:table-cell>
          <table:table-cell office:value-type="float" office:value="47869">
            <text:p>47869</text:p>
          </table:table-cell>
          <table:table-cell office:value-type="string">
            <text:p>nrpk1</text:p>
          </table:table-cell>
          <table:table-cell office:value-type="float" office:value="56476">
            <text:p>56476</text:p>
          </table:table-cell>
          <table:table-cell office:value-type="string">
            <text:p>coinc</text:p>
          </table:table-cell>
          <table:table-cell office:value-type="float" office:value="1627">
            <text:p>16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458">
            <text:p>1.458</text:p>
          </table:table-cell>
          <table:table-cell office:value-type="string">
            <text:p>thv2</text:p>
          </table:table-cell>
          <table:table-cell office:value-type="float" office:value="1.666286">
            <text:p>1.666286</text:p>
          </table:table-cell>
          <table:table-cell office:value-type="string">
            <text:p>nrpk1</text:p>
          </table:table-cell>
          <table:table-cell office:value-type="float" office:value="48003">
            <text:p>48003</text:p>
          </table:table-cell>
          <table:table-cell office:value-type="string">
            <text:p>nrpk1</text:p>
          </table:table-cell>
          <table:table-cell office:value-type="float" office:value="55838">
            <text:p>55838</text:p>
          </table:table-cell>
          <table:table-cell office:value-type="string">
            <text:p>coinc</text:p>
          </table:table-cell>
          <table:table-cell office:value-type="float" office:value="1598">
            <text:p>15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1.62">
            <text:p>1.62</text:p>
          </table:table-cell>
          <table:table-cell office:value-type="string">
            <text:p>thv2</text:p>
          </table:table-cell>
          <table:table-cell office:value-type="float" office:value="1.851429">
            <text:p>1.851429</text:p>
          </table:table-cell>
          <table:table-cell office:value-type="string">
            <text:p>nrpk1</text:p>
          </table:table-cell>
          <table:table-cell office:value-type="float" office:value="48130">
            <text:p>48130</text:p>
          </table:table-cell>
          <table:table-cell office:value-type="string">
            <text:p>nrpk1</text:p>
          </table:table-cell>
          <table:table-cell office:value-type="float" office:value="54826">
            <text:p>54826</text:p>
          </table:table-cell>
          <table:table-cell office:value-type="string">
            <text:p>coinc</text:p>
          </table:table-cell>
          <table:table-cell office:value-type="float" office:value="1579">
            <text:p>15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1.782">
            <text:p>1.782</text:p>
          </table:table-cell>
          <table:table-cell office:value-type="string">
            <text:p>thv2</text:p>
          </table:table-cell>
          <table:table-cell office:value-type="float" office:value="2.036571">
            <text:p>2.036571</text:p>
          </table:table-cell>
          <table:table-cell office:value-type="string">
            <text:p>nrpk1</text:p>
          </table:table-cell>
          <table:table-cell office:value-type="float" office:value="48151">
            <text:p>48151</text:p>
          </table:table-cell>
          <table:table-cell office:value-type="string">
            <text:p>nrpk1</text:p>
          </table:table-cell>
          <table:table-cell office:value-type="float" office:value="53115">
            <text:p>53115</text:p>
          </table:table-cell>
          <table:table-cell office:value-type="string">
            <text:p>coinc</text:p>
          </table:table-cell>
          <table:table-cell office:value-type="float" office:value="1536">
            <text:p>1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1.944">
            <text:p>1.944</text:p>
          </table:table-cell>
          <table:table-cell office:value-type="string">
            <text:p>thv2</text:p>
          </table:table-cell>
          <table:table-cell office:value-type="float" office:value="2.221714">
            <text:p>2.221714</text:p>
          </table:table-cell>
          <table:table-cell office:value-type="string">
            <text:p>nrpk1</text:p>
          </table:table-cell>
          <table:table-cell office:value-type="float" office:value="47904">
            <text:p>47904</text:p>
          </table:table-cell>
          <table:table-cell office:value-type="string">
            <text:p>nrpk1</text:p>
          </table:table-cell>
          <table:table-cell office:value-type="float" office:value="50427">
            <text:p>50427</text:p>
          </table:table-cell>
          <table:table-cell office:value-type="string">
            <text:p>coinc</text:p>
          </table:table-cell>
          <table:table-cell office:value-type="float" office:value="1461">
            <text:p>14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106">
            <text:p>2.106</text:p>
          </table:table-cell>
          <table:table-cell office:value-type="string">
            <text:p>thv2</text:p>
          </table:table-cell>
          <table:table-cell office:value-type="float" office:value="2.406857">
            <text:p>2.406857</text:p>
          </table:table-cell>
          <table:table-cell office:value-type="string">
            <text:p>nrpk1</text:p>
          </table:table-cell>
          <table:table-cell office:value-type="float" office:value="46603">
            <text:p>46603</text:p>
          </table:table-cell>
          <table:table-cell office:value-type="string">
            <text:p>nrpk1</text:p>
          </table:table-cell>
          <table:table-cell office:value-type="float" office:value="46611">
            <text:p>46611</text:p>
          </table:table-cell>
          <table:table-cell office:value-type="string">
            <text:p>coinc</text:p>
          </table:table-cell>
          <table:table-cell office:value-type="float" office:value="1334">
            <text:p>13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268">
            <text:p>2.268</text:p>
          </table:table-cell>
          <table:table-cell office:value-type="string">
            <text:p>thv2</text:p>
          </table:table-cell>
          <table:table-cell office:value-type="float" office:value="2.592">
            <text:p>2.592</text:p>
          </table:table-cell>
          <table:table-cell office:value-type="string">
            <text:p>nrpk1</text:p>
          </table:table-cell>
          <table:table-cell office:value-type="float" office:value="43549">
            <text:p>43549</text:p>
          </table:table-cell>
          <table:table-cell office:value-type="string">
            <text:p>nrpk1</text:p>
          </table:table-cell>
          <table:table-cell office:value-type="float" office:value="41866">
            <text:p>41866</text:p>
          </table:table-cell>
          <table:table-cell office:value-type="string">
            <text:p>coinc</text:p>
          </table:table-cell>
          <table:table-cell office:value-type="float" office:value="1105">
            <text:p>11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2.43">
            <text:p>2.43</text:p>
          </table:table-cell>
          <table:table-cell office:value-type="string">
            <text:p>thv2</text:p>
          </table:table-cell>
          <table:table-cell office:value-type="float" office:value="2.777143">
            <text:p>2.777143</text:p>
          </table:table-cell>
          <table:table-cell office:value-type="string">
            <text:p>nrpk1</text:p>
          </table:table-cell>
          <table:table-cell office:value-type="float" office:value="38263">
            <text:p>38263</text:p>
          </table:table-cell>
          <table:table-cell office:value-type="string">
            <text:p>nrpk1</text:p>
          </table:table-cell>
          <table:table-cell office:value-type="float" office:value="36708">
            <text:p>36708</text:p>
          </table:table-cell>
          <table:table-cell office:value-type="string">
            <text:p>coinc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2.592">
            <text:p>2.592</text:p>
          </table:table-cell>
          <table:table-cell office:value-type="string">
            <text:p>thv2</text:p>
          </table:table-cell>
          <table:table-cell office:value-type="float" office:value="2.962286">
            <text:p>2.962286</text:p>
          </table:table-cell>
          <table:table-cell office:value-type="string">
            <text:p>nrpk1</text:p>
          </table:table-cell>
          <table:table-cell office:value-type="float" office:value="29877">
            <text:p>29877</text:p>
          </table:table-cell>
          <table:table-cell office:value-type="string">
            <text:p>nrpk1</text:p>
          </table:table-cell>
          <table:table-cell office:value-type="float" office:value="31499">
            <text:p>31499</text:p>
          </table:table-cell>
          <table:table-cell office:value-type="string">
            <text:p>coinc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2.754">
            <text:p>2.754</text:p>
          </table:table-cell>
          <table:table-cell office:value-type="string">
            <text:p>thv2</text:p>
          </table:table-cell>
          <table:table-cell office:value-type="float" office:value="3.147429">
            <text:p>3.147429</text:p>
          </table:table-cell>
          <table:table-cell office:value-type="string">
            <text:p>nrpk1</text:p>
          </table:table-cell>
          <table:table-cell office:value-type="float" office:value="23300">
            <text:p>23300</text:p>
          </table:table-cell>
          <table:table-cell office:value-type="string">
            <text:p>nrpk1</text:p>
          </table:table-cell>
          <table:table-cell office:value-type="float" office:value="26654">
            <text:p>26654</text:p>
          </table:table-cell>
          <table:table-cell office:value-type="string">
            <text:p>coinc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2.916">
            <text:p>2.916</text:p>
          </table:table-cell>
          <table:table-cell office:value-type="string">
            <text:p>thv2</text:p>
          </table:table-cell>
          <table:table-cell office:value-type="float" office:value="3.332571">
            <text:p>3.332571</text:p>
          </table:table-cell>
          <table:table-cell office:value-type="string">
            <text:p>nrpk1</text:p>
          </table:table-cell>
          <table:table-cell office:value-type="float" office:value="18098">
            <text:p>18098</text:p>
          </table:table-cell>
          <table:table-cell office:value-type="string">
            <text:p>nrpk1</text:p>
          </table:table-cell>
          <table:table-cell office:value-type="float" office:value="22480">
            <text:p>22480</text:p>
          </table:table-cell>
          <table:table-cell office:value-type="string">
            <text:p>coinc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3.078">
            <text:p>3.078</text:p>
          </table:table-cell>
          <table:table-cell office:value-type="string">
            <text:p>thv2</text:p>
          </table:table-cell>
          <table:table-cell office:value-type="float" office:value="3.517714">
            <text:p>3.517714</text:p>
          </table:table-cell>
          <table:table-cell office:value-type="string">
            <text:p>nrpk1</text:p>
          </table:table-cell>
          <table:table-cell office:value-type="float" office:value="15067">
            <text:p>15067</text:p>
          </table:table-cell>
          <table:table-cell office:value-type="string">
            <text:p>nrpk1</text:p>
          </table:table-cell>
          <table:table-cell office:value-type="float" office:value="19444">
            <text:p>19444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3.24">
            <text:p>3.24</text:p>
          </table:table-cell>
          <table:table-cell office:value-type="string">
            <text:p>thv2</text:p>
          </table:table-cell>
          <table:table-cell office:value-type="float" office:value="3.702857">
            <text:p>3.702857</text:p>
          </table:table-cell>
          <table:table-cell office:value-type="string">
            <text:p>nrpk1</text:p>
          </table:table-cell>
          <table:table-cell office:value-type="float" office:value="13801">
            <text:p>13801</text:p>
          </table:table-cell>
          <table:table-cell office:value-type="string">
            <text:p>nrpk1</text:p>
          </table:table-cell>
          <table:table-cell office:value-type="float" office:value="17363">
            <text:p>17363</text:p>
          </table:table-cell>
          <table:table-cell office:value-type="string">
            <text:p>coinc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3.402">
            <text:p>3.402</text:p>
          </table:table-cell>
          <table:table-cell office:value-type="string">
            <text:p>thv2</text:p>
          </table:table-cell>
          <table:table-cell office:value-type="float" office:value="3.888">
            <text:p>3.888</text:p>
          </table:table-cell>
          <table:table-cell office:value-type="string">
            <text:p>nrpk1</text:p>
          </table:table-cell>
          <table:table-cell office:value-type="float" office:value="13101">
            <text:p>13101</text:p>
          </table:table-cell>
          <table:table-cell office:value-type="string">
            <text:p>nrpk1</text:p>
          </table:table-cell>
          <table:table-cell office:value-type="float" office:value="16009">
            <text:p>16009</text:p>
          </table:table-cell>
          <table:table-cell office:value-type="string">
            <text:p>coinc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3.564">
            <text:p>3.564</text:p>
          </table:table-cell>
          <table:table-cell office:value-type="string">
            <text:p>thv2</text:p>
          </table:table-cell>
          <table:table-cell office:value-type="float" office:value="4.073143">
            <text:p>4.073143</text:p>
          </table:table-cell>
          <table:table-cell office:value-type="string">
            <text:p>nrpk1</text:p>
          </table:table-cell>
          <table:table-cell office:value-type="float" office:value="12898">
            <text:p>12898</text:p>
          </table:table-cell>
          <table:table-cell office:value-type="string">
            <text:p>nrpk1</text:p>
          </table:table-cell>
          <table:table-cell office:value-type="float" office:value="15148">
            <text:p>15148</text:p>
          </table:table-cell>
          <table:table-cell office:value-type="string">
            <text:p>coinc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3.726">
            <text:p>3.726</text:p>
          </table:table-cell>
          <table:table-cell office:value-type="string">
            <text:p>thv2</text:p>
          </table:table-cell>
          <table:table-cell office:value-type="float" office:value="4.258286">
            <text:p>4.258286</text:p>
          </table:table-cell>
          <table:table-cell office:value-type="string">
            <text:p>nrpk1</text:p>
          </table:table-cell>
          <table:table-cell office:value-type="float" office:value="12733">
            <text:p>12733</text:p>
          </table:table-cell>
          <table:table-cell office:value-type="string">
            <text:p>nrpk1</text:p>
          </table:table-cell>
          <table:table-cell office:value-type="float" office:value="14739">
            <text:p>14739</text:p>
          </table:table-cell>
          <table:table-cell office:value-type="string">
            <text:p>coinc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3.888">
            <text:p>3.888</text:p>
          </table:table-cell>
          <table:table-cell office:value-type="string">
            <text:p>thv2</text:p>
          </table:table-cell>
          <table:table-cell office:value-type="float" office:value="4.443429">
            <text:p>4.443429</text:p>
          </table:table-cell>
          <table:table-cell office:value-type="string">
            <text:p>nrpk1</text:p>
          </table:table-cell>
          <table:table-cell office:value-type="float" office:value="12600">
            <text:p>12600</text:p>
          </table:table-cell>
          <table:table-cell office:value-type="string">
            <text:p>nrpk1</text:p>
          </table:table-cell>
          <table:table-cell office:value-type="float" office:value="14402">
            <text:p>14402</text:p>
          </table:table-cell>
          <table:table-cell office:value-type="string">
            <text:p>coinc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4.05">
            <text:p>4.05</text:p>
          </table:table-cell>
          <table:table-cell office:value-type="string">
            <text:p>thv2</text:p>
          </table:table-cell>
          <table:table-cell office:value-type="float" office:value="4.628571">
            <text:p>4.628571</text:p>
          </table:table-cell>
          <table:table-cell office:value-type="string">
            <text:p>nrpk1</text:p>
          </table:table-cell>
          <table:table-cell office:value-type="float" office:value="12458">
            <text:p>12458</text:p>
          </table:table-cell>
          <table:table-cell office:value-type="string">
            <text:p>nrpk1</text:p>
          </table:table-cell>
          <table:table-cell office:value-type="float" office:value="14125">
            <text:p>14125</text:p>
          </table:table-cell>
          <table:table-cell office:value-type="string">
            <text:p>coinc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>
            <draw:frame table:end-cell-address="theffect.I40" table:end-x="0.1764in" table:end-y="0.0941in" draw:z-index="0" draw:style-name="gr1" draw:text-style-name="P1" svg:width="6.289in" svg:height="3.5457in" svg:x="0.1106in" svg:y="0.1047in">
              <draw:object draw:notify-on-update-of-ranges="theffect.D2:theffect.D30 theffect.H2:theffect.H30 theffect.D2:theffect.D18 theffect.J2:theffect.J30 theffect.D2:theffect.D30 theffect.L2:theffect.L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20160112_1413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9"/>
          <table:table-cell office:value-type="string">
            <text:p>PA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 table:number-columns-repeated="9"/>
          <table:table-cell office:value-type="string">
            <text:p>PA</text:p>
          </table:table-cell>
          <table:table-cell office:value-type="float" office:value="3.9">
            <text:p>3.9</text:p>
          </table:table-cell>
          <table:table-cell/>
        </table:table-row>
      </table:table>
      <table:table table:name="lct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office:value-type="float" office:value="3">
            <text:p>3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LXtalk@&quot;;[.$E$2];&quot;[V]ov&quot;)" office:value-type="string" office:string-value="pkcnt1LXtalk@3[V]ov">
            <text:p>pkcnt1LXtalk@3[V]ov</text:p>
          </table:table-cell>
          <table:table-cell/>
          <table:table-cell table:formula="of:=CONCATENATE(&quot;pkcnt2LH3Xtalk@&quot;;[.$E$2];&quot;[V]ov&quot;)" office:value-type="string" office:string-value="pkcnt2LH3Xtalk@3[V]ov">
            <text:p>pkcnt2LH3Xtalk@3[V]ov</text:p>
          </table:table-cell>
          <table:table-cell/>
          <table:table-cell table:formula="of:=CONCATENATE(&quot;coincnt_lct&quot;)" office:value-type="string" office:string-value="coincnt_lct">
            <text:p>coincnt_lct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LXtalk@3[V]ovSTH">
            <text:p>pkcnt1LXtalk@3[V]ovSTH</text:p>
          </table:table-cell>
          <table:table-cell/>
          <table:table-cell table:formula="of:=CONCATENATE([.J3];&quot;STH&quot;)" office:value-type="string" office:string-value="pkcnt2LH3Xtalk@3[V]ovSTH">
            <text:p>pkcnt2LH3Xtalk@3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87506">
            <text:p>87506</text:p>
          </table:table-cell>
          <table:table-cell office:value-type="string">
            <text:p>nrpk1</text:p>
          </table:table-cell>
          <table:table-cell office:value-type="float" office:value="34776">
            <text:p>34776</text:p>
          </table:table-cell>
          <table:table-cell office:value-type="string">
            <text:p>coinc</text:p>
          </table:table-cell>
          <table:table-cell office:value-type="float" office:value="1846">
            <text:p>184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897739">
            <text:p>897739</text:p>
          </table:table-cell>
          <table:table-cell office:value-type="string">
            <text:p>nrpk1</text:p>
          </table:table-cell>
          <table:table-cell office:value-type="float" office:value="319930">
            <text:p>3199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87996">
            <text:p>87996</text:p>
          </table:table-cell>
          <table:table-cell office:value-type="string">
            <text:p>nrpk1</text:p>
          </table:table-cell>
          <table:table-cell office:value-type="float" office:value="34842">
            <text:p>34842</text:p>
          </table:table-cell>
          <table:table-cell office:value-type="string">
            <text:p>coinc</text:p>
          </table:table-cell>
          <table:table-cell office:value-type="float" office:value="1870">
            <text:p>187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870307">
            <text:p>870307</text:p>
          </table:table-cell>
          <table:table-cell office:value-type="string">
            <text:p>nrpk1</text:p>
          </table:table-cell>
          <table:table-cell office:value-type="float" office:value="308129">
            <text:p>3081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88491">
            <text:p>88491</text:p>
          </table:table-cell>
          <table:table-cell office:value-type="string">
            <text:p>nrpk1</text:p>
          </table:table-cell>
          <table:table-cell office:value-type="float" office:value="34907">
            <text:p>34907</text:p>
          </table:table-cell>
          <table:table-cell office:value-type="string">
            <text:p>coinc</text:p>
          </table:table-cell>
          <table:table-cell office:value-type="float" office:value="1869">
            <text:p>186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843178">
            <text:p>843178</text:p>
          </table:table-cell>
          <table:table-cell office:value-type="string">
            <text:p>nrpk1</text:p>
          </table:table-cell>
          <table:table-cell office:value-type="float" office:value="296761">
            <text:p>2967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8967">
            <text:p>88967</text:p>
          </table:table-cell>
          <table:table-cell office:value-type="string">
            <text:p>nrpk1</text:p>
          </table:table-cell>
          <table:table-cell office:value-type="float" office:value="34985">
            <text:p>34985</text:p>
          </table:table-cell>
          <table:table-cell office:value-type="string">
            <text:p>coinc</text:p>
          </table:table-cell>
          <table:table-cell office:value-type="float" office:value="1872">
            <text:p>187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15389">
            <text:p>815389</text:p>
          </table:table-cell>
          <table:table-cell office:value-type="string">
            <text:p>nrpk1</text:p>
          </table:table-cell>
          <table:table-cell office:value-type="float" office:value="285324">
            <text:p>2853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89651">
            <text:p>89651</text:p>
          </table:table-cell>
          <table:table-cell office:value-type="string">
            <text:p>nrpk1</text:p>
          </table:table-cell>
          <table:table-cell office:value-type="float" office:value="35052">
            <text:p>35052</text:p>
          </table:table-cell>
          <table:table-cell office:value-type="string">
            <text:p>coinc</text:p>
          </table:table-cell>
          <table:table-cell office:value-type="float" office:value="1886">
            <text:p>1886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781169">
            <text:p>781169</text:p>
          </table:table-cell>
          <table:table-cell office:value-type="string">
            <text:p>nrpk1</text:p>
          </table:table-cell>
          <table:table-cell office:value-type="float" office:value="274854">
            <text:p>2748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90095">
            <text:p>90095</text:p>
          </table:table-cell>
          <table:table-cell office:value-type="string">
            <text:p>nrpk1</text:p>
          </table:table-cell>
          <table:table-cell office:value-type="float" office:value="35137">
            <text:p>35137</text:p>
          </table:table-cell>
          <table:table-cell office:value-type="string">
            <text:p>coinc</text:p>
          </table:table-cell>
          <table:table-cell office:value-type="float" office:value="1878">
            <text:p>187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755984">
            <text:p>755984</text:p>
          </table:table-cell>
          <table:table-cell office:value-type="string">
            <text:p>nrpk1</text:p>
          </table:table-cell>
          <table:table-cell office:value-type="float" office:value="260940">
            <text:p>2609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90559">
            <text:p>90559</text:p>
          </table:table-cell>
          <table:table-cell office:value-type="string">
            <text:p>nrpk1</text:p>
          </table:table-cell>
          <table:table-cell office:value-type="float" office:value="35203">
            <text:p>35203</text:p>
          </table:table-cell>
          <table:table-cell office:value-type="string">
            <text:p>coinc</text:p>
          </table:table-cell>
          <table:table-cell office:value-type="float" office:value="1889">
            <text:p>1889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730684">
            <text:p>730684</text:p>
          </table:table-cell>
          <table:table-cell office:value-type="string">
            <text:p>nrpk1</text:p>
          </table:table-cell>
          <table:table-cell office:value-type="float" office:value="250375">
            <text:p>2503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91015">
            <text:p>91015</text:p>
          </table:table-cell>
          <table:table-cell office:value-type="string">
            <text:p>nrpk1</text:p>
          </table:table-cell>
          <table:table-cell office:value-type="float" office:value="35271">
            <text:p>35271</text:p>
          </table:table-cell>
          <table:table-cell office:value-type="string">
            <text:p>coinc</text:p>
          </table:table-cell>
          <table:table-cell office:value-type="float" office:value="1894">
            <text:p>189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04311">
            <text:p>704311</text:p>
          </table:table-cell>
          <table:table-cell office:value-type="string">
            <text:p>nrpk1</text:p>
          </table:table-cell>
          <table:table-cell office:value-type="float" office:value="239619">
            <text:p>239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91464">
            <text:p>91464</text:p>
          </table:table-cell>
          <table:table-cell office:value-type="string">
            <text:p>nrpk1</text:p>
          </table:table-cell>
          <table:table-cell office:value-type="float" office:value="35324">
            <text:p>35324</text:p>
          </table:table-cell>
          <table:table-cell office:value-type="string">
            <text:p>coinc</text:p>
          </table:table-cell>
          <table:table-cell office:value-type="float" office:value="1903">
            <text:p>1903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78887">
            <text:p>678887</text:p>
          </table:table-cell>
          <table:table-cell office:value-type="string">
            <text:p>nrpk1</text:p>
          </table:table-cell>
          <table:table-cell office:value-type="float" office:value="228830">
            <text:p>2288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91914">
            <text:p>91914</text:p>
          </table:table-cell>
          <table:table-cell office:value-type="string">
            <text:p>nrpk1</text:p>
          </table:table-cell>
          <table:table-cell office:value-type="float" office:value="35253">
            <text:p>35253</text:p>
          </table:table-cell>
          <table:table-cell office:value-type="string">
            <text:p>coinc</text:p>
          </table:table-cell>
          <table:table-cell office:value-type="float" office:value="1916">
            <text:p>191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644909">
            <text:p>644909</text:p>
          </table:table-cell>
          <table:table-cell office:value-type="string">
            <text:p>nrpk1</text:p>
          </table:table-cell>
          <table:table-cell office:value-type="float" office:value="218369">
            <text:p>2183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91722">
            <text:p>91722</text:p>
          </table:table-cell>
          <table:table-cell office:value-type="string">
            <text:p>nrpk1</text:p>
          </table:table-cell>
          <table:table-cell office:value-type="float" office:value="34498">
            <text:p>34498</text:p>
          </table:table-cell>
          <table:table-cell office:value-type="string">
            <text:p>coinc</text:p>
          </table:table-cell>
          <table:table-cell office:value-type="float" office:value="1869">
            <text:p>1869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19288">
            <text:p>619288</text:p>
          </table:table-cell>
          <table:table-cell office:value-type="string">
            <text:p>nrpk1</text:p>
          </table:table-cell>
          <table:table-cell office:value-type="float" office:value="207230">
            <text:p>2072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89634">
            <text:p>89634</text:p>
          </table:table-cell>
          <table:table-cell office:value-type="string">
            <text:p>nrpk1</text:p>
          </table:table-cell>
          <table:table-cell office:value-type="float" office:value="30481">
            <text:p>30481</text:p>
          </table:table-cell>
          <table:table-cell office:value-type="string">
            <text:p>coinc</text:p>
          </table:table-cell>
          <table:table-cell office:value-type="float" office:value="1611">
            <text:p>1611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593054">
            <text:p>593054</text:p>
          </table:table-cell>
          <table:table-cell office:value-type="string">
            <text:p>nrpk1</text:p>
          </table:table-cell>
          <table:table-cell office:value-type="float" office:value="192899">
            <text:p>1928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82748">
            <text:p>82748</text:p>
          </table:table-cell>
          <table:table-cell office:value-type="string">
            <text:p>nrpk1</text:p>
          </table:table-cell>
          <table:table-cell office:value-type="float" office:value="23818">
            <text:p>23818</text:p>
          </table:table-cell>
          <table:table-cell office:value-type="string">
            <text:p>coinc</text:p>
          </table:table-cell>
          <table:table-cell office:value-type="float" office:value="1144">
            <text:p>1144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564530">
            <text:p>564530</text:p>
          </table:table-cell>
          <table:table-cell office:value-type="string">
            <text:p>nrpk1</text:p>
          </table:table-cell>
          <table:table-cell office:value-type="float" office:value="181054">
            <text:p>181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9721">
            <text:p>69721</text:p>
          </table:table-cell>
          <table:table-cell office:value-type="string">
            <text:p>nrpk1</text:p>
          </table:table-cell>
          <table:table-cell office:value-type="float" office:value="15374">
            <text:p>15374</text:p>
          </table:table-cell>
          <table:table-cell office:value-type="string">
            <text:p>coinc</text:p>
          </table:table-cell>
          <table:table-cell office:value-type="float" office:value="633">
            <text:p>633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35900">
            <text:p>535900</text:p>
          </table:table-cell>
          <table:table-cell office:value-type="string">
            <text:p>nrpk1</text:p>
          </table:table-cell>
          <table:table-cell office:value-type="float" office:value="168187">
            <text:p>1681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46622">
            <text:p>46622</text:p>
          </table:table-cell>
          <table:table-cell office:value-type="string">
            <text:p>nrpk1</text:p>
          </table:table-cell>
          <table:table-cell office:value-type="float" office:value="8870">
            <text:p>8870</text:p>
          </table:table-cell>
          <table:table-cell office:value-type="string">
            <text:p>coinc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495396">
            <text:p>495396</text:p>
          </table:table-cell>
          <table:table-cell office:value-type="string">
            <text:p>nrpk1</text:p>
          </table:table-cell>
          <table:table-cell office:value-type="float" office:value="154977">
            <text:p>1549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32533">
            <text:p>32533</text:p>
          </table:table-cell>
          <table:table-cell office:value-type="string">
            <text:p>nrpk1</text:p>
          </table:table-cell>
          <table:table-cell office:value-type="float" office:value="5452">
            <text:p>5452</text:p>
          </table:table-cell>
          <table:table-cell office:value-type="string">
            <text:p>coinc</text:p>
          </table:table-cell>
          <table:table-cell office:value-type="float" office:value="123">
            <text:p>123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462346">
            <text:p>462346</text:p>
          </table:table-cell>
          <table:table-cell office:value-type="string">
            <text:p>nrpk1</text:p>
          </table:table-cell>
          <table:table-cell office:value-type="float" office:value="140129">
            <text:p>1401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4523">
            <text:p>24523</text:p>
          </table:table-cell>
          <table:table-cell office:value-type="string">
            <text:p>nrpk1</text:p>
          </table:table-cell>
          <table:table-cell office:value-type="float" office:value="4215">
            <text:p>4215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424872">
            <text:p>424872</text:p>
          </table:table-cell>
          <table:table-cell office:value-type="string">
            <text:p>nrpk1</text:p>
          </table:table-cell>
          <table:table-cell office:value-type="float" office:value="116459">
            <text:p>1164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21322">
            <text:p>21322</text:p>
          </table:table-cell>
          <table:table-cell office:value-type="string">
            <text:p>nrpk1</text:p>
          </table:table-cell>
          <table:table-cell office:value-type="float" office:value="3982">
            <text:p>3982</text:p>
          </table:table-cell>
          <table:table-cell office:value-type="string">
            <text:p>coinc</text:p>
          </table:table-cell>
          <table:table-cell office:value-type="float" office:value="58">
            <text:p>5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81937">
            <text:p>381937</text:p>
          </table:table-cell>
          <table:table-cell office:value-type="string">
            <text:p>nrpk1</text:p>
          </table:table-cell>
          <table:table-cell office:value-type="float" office:value="94608">
            <text:p>946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0080">
            <text:p>20080</text:p>
          </table:table-cell>
          <table:table-cell office:value-type="string">
            <text:p>nrpk1</text:p>
          </table:table-cell>
          <table:table-cell office:value-type="float" office:value="3815">
            <text:p>3815</text:p>
          </table:table-cell>
          <table:table-cell office:value-type="string">
            <text:p>coinc</text:p>
          </table:table-cell>
          <table:table-cell office:value-type="float" office:value="51">
            <text:p>51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329288">
            <text:p>329288</text:p>
          </table:table-cell>
          <table:table-cell office:value-type="string">
            <text:p>nrpk1</text:p>
          </table:table-cell>
          <table:table-cell office:value-type="float" office:value="70286">
            <text:p>7028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9083">
            <text:p>19083</text:p>
          </table:table-cell>
          <table:table-cell office:value-type="string">
            <text:p>nrpk1</text:p>
          </table:table-cell>
          <table:table-cell office:value-type="float" office:value="3669">
            <text:p>3669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57805">
            <text:p>257805</text:p>
          </table:table-cell>
          <table:table-cell office:value-type="string">
            <text:p>nrpk1</text:p>
          </table:table-cell>
          <table:table-cell office:value-type="float" office:value="50686">
            <text:p>5068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8382">
            <text:p>18382</text:p>
          </table:table-cell>
          <table:table-cell office:value-type="string">
            <text:p>nrpk1</text:p>
          </table:table-cell>
          <table:table-cell office:value-type="float" office:value="3486">
            <text:p>3486</text:p>
          </table:table-cell>
          <table:table-cell office:value-type="string">
            <text:p>coinc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08098">
            <text:p>208098</text:p>
          </table:table-cell>
          <table:table-cell office:value-type="string">
            <text:p>nrpk1</text:p>
          </table:table-cell>
          <table:table-cell office:value-type="float" office:value="35767">
            <text:p>3576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7637">
            <text:p>17637</text:p>
          </table:table-cell>
          <table:table-cell office:value-type="string">
            <text:p>nrpk1</text:p>
          </table:table-cell>
          <table:table-cell office:value-type="float" office:value="3260">
            <text:p>3260</text:p>
          </table:table-cell>
          <table:table-cell office:value-type="string">
            <text:p>coinc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69798">
            <text:p>169798</text:p>
          </table:table-cell>
          <table:table-cell office:value-type="string">
            <text:p>nrpk1</text:p>
          </table:table-cell>
          <table:table-cell office:value-type="float" office:value="26509">
            <text:p>265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6883">
            <text:p>16883</text:p>
          </table:table-cell>
          <table:table-cell office:value-type="string">
            <text:p>nrpk1</text:p>
          </table:table-cell>
          <table:table-cell office:value-type="float" office:value="3070">
            <text:p>3070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45909">
            <text:p>145909</text:p>
          </table:table-cell>
          <table:table-cell office:value-type="string">
            <text:p>nrpk1</text:p>
          </table:table-cell>
          <table:table-cell office:value-type="float" office:value="23756">
            <text:p>237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6081">
            <text:p>16081</text:p>
          </table:table-cell>
          <table:table-cell office:value-type="string">
            <text:p>nrpk1</text:p>
          </table:table-cell>
          <table:table-cell office:value-type="float" office:value="2898">
            <text:p>2898</text:p>
          </table:table-cell>
          <table:table-cell office:value-type="string">
            <text:p>coin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31869">
            <text:p>131869</text:p>
          </table:table-cell>
          <table:table-cell office:value-type="string">
            <text:p>nrpk1</text:p>
          </table:table-cell>
          <table:table-cell office:value-type="float" office:value="22244">
            <text:p>222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5372">
            <text:p>15372</text:p>
          </table:table-cell>
          <table:table-cell office:value-type="string">
            <text:p>nrpk1</text:p>
          </table:table-cell>
          <table:table-cell office:value-type="float" office:value="2727">
            <text:p>2727</text:p>
          </table:table-cell>
          <table:table-cell office:value-type="string">
            <text:p>coinc</text:p>
          </table:table-cell>
          <table:table-cell office:value-type="float" office:value="29">
            <text:p>29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24115">
            <text:p>124115</text:p>
          </table:table-cell>
          <table:table-cell office:value-type="string">
            <text:p>nrpk1</text:p>
          </table:table-cell>
          <table:table-cell office:value-type="float" office:value="21037">
            <text:p>210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4422">
            <text:p>14422</text:p>
          </table:table-cell>
          <table:table-cell office:value-type="string">
            <text:p>nrpk1</text:p>
          </table:table-cell>
          <table:table-cell office:value-type="float" office:value="2548">
            <text:p>2548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16170">
            <text:p>116170</text:p>
          </table:table-cell>
          <table:table-cell office:value-type="string">
            <text:p>nrpk1</text:p>
          </table:table-cell>
          <table:table-cell office:value-type="float" office:value="19908">
            <text:p>199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3697">
            <text:p>13697</text:p>
          </table:table-cell>
          <table:table-cell office:value-type="string">
            <text:p>nrpk1</text:p>
          </table:table-cell>
          <table:table-cell office:value-type="float" office:value="2345">
            <text:p>2345</text:p>
          </table:table-cell>
          <table:table-cell office:value-type="string">
            <text:p>coinc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10614">
            <text:p>110614</text:p>
          </table:table-cell>
          <table:table-cell office:value-type="string">
            <text:p>nrpk1</text:p>
          </table:table-cell>
          <table:table-cell office:value-type="float" office:value="18456">
            <text:p>184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981">
            <text:p>12981</text:p>
          </table:table-cell>
          <table:table-cell office:value-type="string">
            <text:p>nrpk1</text:p>
          </table:table-cell>
          <table:table-cell office:value-type="float" office:value="2190">
            <text:p>2190</text:p>
          </table:table-cell>
          <table:table-cell office:value-type="string">
            <text:p>coinc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05134">
            <text:p>105134</text:p>
          </table:table-cell>
          <table:table-cell office:value-type="string">
            <text:p>nrpk1</text:p>
          </table:table-cell>
          <table:table-cell office:value-type="float" office:value="17388">
            <text:p>173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2192">
            <text:p>12192</text:p>
          </table:table-cell>
          <table:table-cell office:value-type="string">
            <text:p>nrpk1</text:p>
          </table:table-cell>
          <table:table-cell office:value-type="float" office:value="2036">
            <text:p>2036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99396">
            <text:p>99396</text:p>
          </table:table-cell>
          <table:table-cell office:value-type="string">
            <text:p>nrpk1</text:p>
          </table:table-cell>
          <table:table-cell office:value-type="float" office:value="16277">
            <text:p>162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1452">
            <text:p>11452</text:p>
          </table:table-cell>
          <table:table-cell office:value-type="string">
            <text:p>nrpk1</text:p>
          </table:table-cell>
          <table:table-cell office:value-type="float" office:value="1893">
            <text:p>1893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94300">
            <text:p>94300</text:p>
          </table:table-cell>
          <table:table-cell office:value-type="string">
            <text:p>nrpk1</text:p>
          </table:table-cell>
          <table:table-cell office:value-type="float" office:value="15333">
            <text:p>153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569">
            <text:p>10569</text:p>
          </table:table-cell>
          <table:table-cell office:value-type="string">
            <text:p>nrpk1</text:p>
          </table:table-cell>
          <table:table-cell office:value-type="float" office:value="1703">
            <text:p>1703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87962">
            <text:p>87962</text:p>
          </table:table-cell>
          <table:table-cell office:value-type="string">
            <text:p>nrpk1</text:p>
          </table:table-cell>
          <table:table-cell office:value-type="float" office:value="14291">
            <text:p>142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871">
            <text:p>9871</text:p>
          </table:table-cell>
          <table:table-cell office:value-type="string">
            <text:p>nrpk1</text:p>
          </table:table-cell>
          <table:table-cell office:value-type="float" office:value="1468">
            <text:p>1468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83366">
            <text:p>83366</text:p>
          </table:table-cell>
          <table:table-cell office:value-type="string">
            <text:p>nrpk1</text:p>
          </table:table-cell>
          <table:table-cell office:value-type="float" office:value="13143">
            <text:p>131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9120">
            <text:p>9120</text:p>
          </table:table-cell>
          <table:table-cell office:value-type="string">
            <text:p>nrpk1</text:p>
          </table:table-cell>
          <table:table-cell office:value-type="float" office:value="1251">
            <text:p>125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78593">
            <text:p>78593</text:p>
          </table:table-cell>
          <table:table-cell office:value-type="string">
            <text:p>nrpk1</text:p>
          </table:table-cell>
          <table:table-cell office:value-type="float" office:value="12295">
            <text:p>122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332">
            <text:p>8332</text:p>
          </table:table-cell>
          <table:table-cell office:value-type="string">
            <text:p>nrpk1</text:p>
          </table:table-cell>
          <table:table-cell office:value-type="float" office:value="1018">
            <text:p>1018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74297">
            <text:p>74297</text:p>
          </table:table-cell>
          <table:table-cell office:value-type="string">
            <text:p>nrpk1</text:p>
          </table:table-cell>
          <table:table-cell office:value-type="float" office:value="11482">
            <text:p>1148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525">
            <text:p>7525</text:p>
          </table:table-cell>
          <table:table-cell office:value-type="string">
            <text:p>nrpk1</text:p>
          </table:table-cell>
          <table:table-cell office:value-type="float" office:value="799">
            <text:p>799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0268">
            <text:p>70268</text:p>
          </table:table-cell>
          <table:table-cell office:value-type="string">
            <text:p>nrpk1</text:p>
          </table:table-cell>
          <table:table-cell office:value-type="float" office:value="10686">
            <text:p>1068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0"/>
          <table:table-cell office:value-type="string">
            <text:p>20160115_1644</text:p>
          </table:table-cell>
          <table:table-cell table:number-columns-repeated="12"/>
        </table:table-row>
        <table:table-row table:style-name="ro1" table:number-rows-repeated="2">
          <table:table-cell table:number-columns-repeated="23"/>
        </table:table-row>
        <table:table-row table:style-name="ro1">
          <table:table-cell/>
          <table:table-cell>
            <draw:frame table:end-cell-address="lct.I63" table:end-x="0.8524in" table:end-y="0.0827in" draw:z-index="0" draw:style-name="gr1" draw:text-style-name="P1" svg:width="6.6402in" svg:height="3.5425in" svg:x="0.4354in" svg:y="0.0961in">
              <draw:object draw:notify-on-update-of-ranges="lct.D4:lct.D38 lct.H3:lct.H3 lct.H4:lct.H38 lct.D4:lct.D38 lct.J3:lct.J3 lct.J4:lct.J38 lct.D4:lct.D38 lct.L3:lct.L3 lct.L4:lct.L3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8"/>
          <table:table-cell>
            <draw:frame table:end-cell-address="lct.R65" table:end-x="0.4949in" table:end-y="0.0154in" draw:z-index="1" draw:style-name="gr1" draw:text-style-name="P1" svg:width="6.289in" svg:height="3.8539in" svg:x="0.4291in" svg:y="0.0732in">
              <draw:object draw:notify-on-update-of-ranges="lct.A1:lct.A39 lct.D4:lct.D38 lct.H3:lct.H3 lct.H4:lct.H38 lct.Q4:lct.Q38 lct.W3:lct.W3 lct.W4:lct.W38 lct.D4:lct.D38 lct.J3:lct.J3 lct.J4:lct.J38 lct.Q4:lct.Q38 lct.U3:lct.U3 lct.U4:lct.U3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2"/>
        </table:table-row>
        <table:table-row table:style-name="ro1" table:number-rows-repeated="20">
          <table:table-cell table:number-columns-repeated="23"/>
        </table:table-row>
        <table:table-row table:style-name="ro1">
          <table:table-cell table:number-columns-repeated="3"/>
          <table:table-cell>
            <draw:frame table:end-cell-address="lct.K86" table:end-x="0.5268in" table:end-y="0.0362in" draw:z-index="2" draw:style-name="gr1" draw:text-style-name="P1" svg:width="6.289in" svg:height="3.8539in" svg:x="0.461in" svg:y="0.0941in">
              <draw:object draw:notify-on-update-of-ranges="lct.A1:lct.A39 lct.D4:lct.D38 lct.H3:lct.H3 lct.H4:lct.H38 lct.Q4:lct.Q38 lct.W3:lct.W3 lct.W4:lct.W38 lct.D4:lct.D38 lct.J3:lct.J3 lct.J4:lct.J38 lct.Q4:lct.Q38 lct.U3:lct.U3 lct.U4:lct.U3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9"/>
        </table:table-row>
      </table:table>
      <table:table table:name="theffect_2_5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7.1">
            <text:p>67.1</text:p>
          </table:table-cell>
          <table:table-cell office:value-type="string">
            <text:p>Ov ~</text:p>
          </table:table-cell>
          <table:table-cell table:formula="of:=[.B1]-[$Sheet1.H16]" office:value-type="float" office:value="2.5">
            <text:p>2.5</text:p>
          </table:table-cell>
          <table:table-cell table:formula="of:=[.D1]-([.B2]-25)*[$Sheet1.$H$17]" office:value-type="float" office:value="2.5">
            <text:p>2.5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5">
            <text:p>2.5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5[V]ov@25[c]">
            <text:p>pkcnt1 2.5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5[V]ov@25[c]">
            <text:p>pkcnt2 2.5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5[V]ov@25[c]">
            <text:p>coincnt 2.5[V]ov@25[c]</text:p>
          </table:table-cell>
          <table:table-cell office:value-type="string">
            <text:p>calc coince</text:p>
          </table:table-cell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5[V]ov@25[c]STH">
            <text:p>pkcnt1 2.5[V]ov@25[c]STH</text:p>
          </table:table-cell>
          <table:table-cell/>
          <table:table-cell table:formula="of:=CONCATENATE([.J3];&quot;STH&quot;)" office:value-type="string" office:string-value="pkcnt2 2.5[V]ov@25[c]STH">
            <text:p>pkcnt2 2.5[V]ov@2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67723">
            <text:p>67723</text:p>
          </table:table-cell>
          <table:table-cell office:value-type="string">
            <text:p>nrpk1</text:p>
          </table:table-cell>
          <table:table-cell office:value-type="float" office:value="78662">
            <text:p>78662</text:p>
          </table:table-cell>
          <table:table-cell office:value-type="string">
            <text:p>coinc</text:p>
          </table:table-cell>
          <table:table-cell office:value-type="float" office:value="3138">
            <text:p>3138</text:p>
          </table:table-cell>
          <table:table-cell table:formula="of:=[.J4]*[.H4]*0.00000006/0.1" office:value-type="float" office:value="3196.3359756">
            <text:p>3196.3359756</text:p>
          </table:table-cell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84671">
            <text:p>584671</text:p>
          </table:table-cell>
          <table:table-cell office:value-type="string">
            <text:p>nrpk1</text:p>
          </table:table-cell>
          <table:table-cell office:value-type="float" office:value="672905">
            <text:p>6729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68026">
            <text:p>68026</text:p>
          </table:table-cell>
          <table:table-cell office:value-type="string">
            <text:p>nrpk1</text:p>
          </table:table-cell>
          <table:table-cell office:value-type="float" office:value="78966">
            <text:p>78966</text:p>
          </table:table-cell>
          <table:table-cell office:value-type="string">
            <text:p>coinc</text:p>
          </table:table-cell>
          <table:table-cell office:value-type="float" office:value="3143">
            <text:p>3143</text:p>
          </table:table-cell>
          <table:table-cell table:formula="of:=[.J5]*[.H5]*0.00000006/0.1" office:value-type="float" office:value="3223.0446696">
            <text:p>3223.0446696</text:p>
          </table:table-cell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62784">
            <text:p>562784</text:p>
          </table:table-cell>
          <table:table-cell office:value-type="string">
            <text:p>nrpk1</text:p>
          </table:table-cell>
          <table:table-cell office:value-type="float" office:value="647481">
            <text:p>647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68170">
            <text:p>68170</text:p>
          </table:table-cell>
          <table:table-cell office:value-type="string">
            <text:p>nrpk1</text:p>
          </table:table-cell>
          <table:table-cell office:value-type="float" office:value="79111">
            <text:p>79111</text:p>
          </table:table-cell>
          <table:table-cell office:value-type="string">
            <text:p>coinc</text:p>
          </table:table-cell>
          <table:table-cell office:value-type="float" office:value="3160">
            <text:p>3160</text:p>
          </table:table-cell>
          <table:table-cell table:formula="of:=[.J6]*[.H6]*0.00000006/0.1" office:value-type="float" office:value="3235.798122">
            <text:p>3235.798122</text:p>
          </table:table-cell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543022">
            <text:p>543022</text:p>
          </table:table-cell>
          <table:table-cell office:value-type="string">
            <text:p>nrpk1</text:p>
          </table:table-cell>
          <table:table-cell office:value-type="float" office:value="622633">
            <text:p>622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68157">
            <text:p>68157</text:p>
          </table:table-cell>
          <table:table-cell office:value-type="string">
            <text:p>nrpk1</text:p>
          </table:table-cell>
          <table:table-cell office:value-type="float" office:value="78681">
            <text:p>78681</text:p>
          </table:table-cell>
          <table:table-cell office:value-type="string">
            <text:p>coinc</text:p>
          </table:table-cell>
          <table:table-cell office:value-type="float" office:value="3159">
            <text:p>3159</text:p>
          </table:table-cell>
          <table:table-cell table:formula="of:=[.J7]*[.H7]*0.00000006/0.1" office:value-type="float" office:value="3217.5965502">
            <text:p>3217.5965502</text:p>
          </table:table-cell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514075">
            <text:p>514075</text:p>
          </table:table-cell>
          <table:table-cell office:value-type="string">
            <text:p>nrpk1</text:p>
          </table:table-cell>
          <table:table-cell office:value-type="float" office:value="597766">
            <text:p>5977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67017">
            <text:p>67017</text:p>
          </table:table-cell>
          <table:table-cell office:value-type="string">
            <text:p>nrpk1</text:p>
          </table:table-cell>
          <table:table-cell office:value-type="float" office:value="77236">
            <text:p>77236</text:p>
          </table:table-cell>
          <table:table-cell office:value-type="string">
            <text:p>coinc</text:p>
          </table:table-cell>
          <table:table-cell office:value-type="float" office:value="3089">
            <text:p>3089</text:p>
          </table:table-cell>
          <table:table-cell table:formula="of:=[.J8]*[.H8]*0.00000006/0.1" office:value-type="float" office:value="3105.6750072">
            <text:p>3105.6750072</text:p>
          </table:table-cell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91733">
            <text:p>491733</text:p>
          </table:table-cell>
          <table:table-cell office:value-type="string">
            <text:p>nrpk1</text:p>
          </table:table-cell>
          <table:table-cell office:value-type="float" office:value="571773">
            <text:p>5717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62673">
            <text:p>62673</text:p>
          </table:table-cell>
          <table:table-cell office:value-type="string">
            <text:p>nrpk1</text:p>
          </table:table-cell>
          <table:table-cell office:value-type="float" office:value="71814">
            <text:p>71814</text:p>
          </table:table-cell>
          <table:table-cell office:value-type="string">
            <text:p>coinc</text:p>
          </table:table-cell>
          <table:table-cell office:value-type="float" office:value="2655">
            <text:p>2655</text:p>
          </table:table-cell>
          <table:table-cell table:formula="of:=[.J9]*[.H9]*0.00000006/0.1" office:value-type="float" office:value="2700.4792932">
            <text:p>2700.4792932</text:p>
          </table:table-cell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69279">
            <text:p>469279</text:p>
          </table:table-cell>
          <table:table-cell office:value-type="string">
            <text:p>nrpk1</text:p>
          </table:table-cell>
          <table:table-cell office:value-type="float" office:value="534741">
            <text:p>5347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56098">
            <text:p>56098</text:p>
          </table:table-cell>
          <table:table-cell office:value-type="string">
            <text:p>nrpk1</text:p>
          </table:table-cell>
          <table:table-cell office:value-type="float" office:value="61761">
            <text:p>61761</text:p>
          </table:table-cell>
          <table:table-cell office:value-type="string">
            <text:p>coinc</text:p>
          </table:table-cell>
          <table:table-cell office:value-type="float" office:value="2008">
            <text:p>2008</text:p>
          </table:table-cell>
          <table:table-cell table:formula="of:=[.J10]*[.H10]*0.00000006/0.1" office:value-type="float" office:value="2078.8011468">
            <text:p>2078.8011468</text:p>
          </table:table-cell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43199">
            <text:p>443199</text:p>
          </table:table-cell>
          <table:table-cell office:value-type="string">
            <text:p>nrpk1</text:p>
          </table:table-cell>
          <table:table-cell office:value-type="float" office:value="505503">
            <text:p>5055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45685">
            <text:p>45685</text:p>
          </table:table-cell>
          <table:table-cell office:value-type="string">
            <text:p>nrpk1</text:p>
          </table:table-cell>
          <table:table-cell office:value-type="float" office:value="49863">
            <text:p>49863</text:p>
          </table:table-cell>
          <table:table-cell office:value-type="string">
            <text:p>coinc</text:p>
          </table:table-cell>
          <table:table-cell office:value-type="float" office:value="1325">
            <text:p>1325</text:p>
          </table:table-cell>
          <table:table-cell table:formula="of:=[.J11]*[.H11]*0.00000006/0.1" office:value-type="float" office:value="1366.794693">
            <text:p>1366.794693</text:p>
          </table:table-cell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417155">
            <text:p>417155</text:p>
          </table:table-cell>
          <table:table-cell office:value-type="string">
            <text:p>nrpk1</text:p>
          </table:table-cell>
          <table:table-cell office:value-type="float" office:value="472694">
            <text:p>4726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36762">
            <text:p>36762</text:p>
          </table:table-cell>
          <table:table-cell office:value-type="string">
            <text:p>nrpk1</text:p>
          </table:table-cell>
          <table:table-cell office:value-type="float" office:value="43402">
            <text:p>43402</text:p>
          </table:table-cell>
          <table:table-cell office:value-type="string">
            <text:p>coinc</text:p>
          </table:table-cell>
          <table:table-cell office:value-type="float" office:value="947">
            <text:p>947</text:p>
          </table:table-cell>
          <table:table-cell table:formula="of:=[.J12]*[.H12]*0.00000006/0.1" office:value-type="float" office:value="957.3265944">
            <text:p>957.3265944</text:p>
          </table:table-cell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74497">
            <text:p>374497</text:p>
          </table:table-cell>
          <table:table-cell office:value-type="string">
            <text:p>nrpk1</text:p>
          </table:table-cell>
          <table:table-cell office:value-type="float" office:value="436369">
            <text:p>4363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32932">
            <text:p>32932</text:p>
          </table:table-cell>
          <table:table-cell office:value-type="string">
            <text:p>nrpk1</text:p>
          </table:table-cell>
          <table:table-cell office:value-type="float" office:value="38308">
            <text:p>38308</text:p>
          </table:table-cell>
          <table:table-cell office:value-type="string">
            <text:p>coinc</text:p>
          </table:table-cell>
          <table:table-cell office:value-type="float" office:value="765">
            <text:p>765</text:p>
          </table:table-cell>
          <table:table-cell table:formula="of:=[.J13]*[.H13]*0.00000006/0.1" office:value-type="float" office:value="756.9354336">
            <text:p>756.9354336</text:p>
          </table:table-cell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338709">
            <text:p>338709</text:p>
          </table:table-cell>
          <table:table-cell office:value-type="string">
            <text:p>nrpk1</text:p>
          </table:table-cell>
          <table:table-cell office:value-type="float" office:value="395275">
            <text:p>3952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31601">
            <text:p>31601</text:p>
          </table:table-cell>
          <table:table-cell office:value-type="string">
            <text:p>nrpk1</text:p>
          </table:table-cell>
          <table:table-cell office:value-type="float" office:value="36466">
            <text:p>36466</text:p>
          </table:table-cell>
          <table:table-cell office:value-type="string">
            <text:p>coinc</text:p>
          </table:table-cell>
          <table:table-cell office:value-type="float" office:value="698">
            <text:p>698</text:p>
          </table:table-cell>
          <table:table-cell table:formula="of:=[.J14]*[.H14]*0.00000006/0.1" office:value-type="float" office:value="691.4172396">
            <text:p>691.4172396</text:p>
          </table:table-cell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304715">
            <text:p>304715</text:p>
          </table:table-cell>
          <table:table-cell office:value-type="string">
            <text:p>nrpk1</text:p>
          </table:table-cell>
          <table:table-cell office:value-type="float" office:value="355262">
            <text:p>3552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31302">
            <text:p>31302</text:p>
          </table:table-cell>
          <table:table-cell office:value-type="string">
            <text:p>nrpk1</text:p>
          </table:table-cell>
          <table:table-cell office:value-type="float" office:value="35826">
            <text:p>35826</text:p>
          </table:table-cell>
          <table:table-cell office:value-type="string">
            <text:p>coinc</text:p>
          </table:table-cell>
          <table:table-cell office:value-type="float" office:value="698">
            <text:p>698</text:p>
          </table:table-cell>
          <table:table-cell table:formula="of:=[.J15]*[.H15]*0.00000006/0.1" office:value-type="float" office:value="672.8552712">
            <text:p>672.8552712</text:p>
          </table:table-cell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78481">
            <text:p>278481</text:p>
          </table:table-cell>
          <table:table-cell office:value-type="string">
            <text:p>nrpk1</text:p>
          </table:table-cell>
          <table:table-cell office:value-type="float" office:value="314901">
            <text:p>3149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30982">
            <text:p>30982</text:p>
          </table:table-cell>
          <table:table-cell office:value-type="string">
            <text:p>nrpk1</text:p>
          </table:table-cell>
          <table:table-cell office:value-type="float" office:value="35420">
            <text:p>35420</text:p>
          </table:table-cell>
          <table:table-cell office:value-type="string">
            <text:p>coinc</text:p>
          </table:table-cell>
          <table:table-cell office:value-type="float" office:value="663">
            <text:p>663</text:p>
          </table:table-cell>
          <table:table-cell table:formula="of:=[.J16]*[.H16]*0.00000006/0.1" office:value-type="float" office:value="658.429464">
            <text:p>658.429464</text:p>
          </table:table-cell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63359">
            <text:p>263359</text:p>
          </table:table-cell>
          <table:table-cell office:value-type="string">
            <text:p>nrpk1</text:p>
          </table:table-cell>
          <table:table-cell office:value-type="float" office:value="296731">
            <text:p>2967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30704">
            <text:p>30704</text:p>
          </table:table-cell>
          <table:table-cell office:value-type="string">
            <text:p>nrpk1</text:p>
          </table:table-cell>
          <table:table-cell office:value-type="float" office:value="35171">
            <text:p>35171</text:p>
          </table:table-cell>
          <table:table-cell office:value-type="string">
            <text:p>coinc</text:p>
          </table:table-cell>
          <table:table-cell office:value-type="float" office:value="661">
            <text:p>661</text:p>
          </table:table-cell>
          <table:table-cell table:formula="of:=[.J17]*[.H17]*0.00000006/0.1" office:value-type="float" office:value="647.9342304">
            <text:p>647.9342304</text:p>
          </table:table-cell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50878">
            <text:p>250878</text:p>
          </table:table-cell>
          <table:table-cell office:value-type="string">
            <text:p>nrpk1</text:p>
          </table:table-cell>
          <table:table-cell office:value-type="float" office:value="285388">
            <text:p>2853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30474">
            <text:p>30474</text:p>
          </table:table-cell>
          <table:table-cell office:value-type="string">
            <text:p>nrpk1</text:p>
          </table:table-cell>
          <table:table-cell office:value-type="float" office:value="34902">
            <text:p>34902</text:p>
          </table:table-cell>
          <table:table-cell office:value-type="string">
            <text:p>coinc</text:p>
          </table:table-cell>
          <table:table-cell office:value-type="float" office:value="649">
            <text:p>649</text:p>
          </table:table-cell>
          <table:table-cell table:formula="of:=[.J18]*[.H18]*0.00000006/0.1" office:value-type="float" office:value="638.1621288">
            <text:p>638.1621288</text:p>
          </table:table-cell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244213">
            <text:p>244213</text:p>
          </table:table-cell>
          <table:table-cell office:value-type="string">
            <text:p>nrpk1</text:p>
          </table:table-cell>
          <table:table-cell office:value-type="float" office:value="276653">
            <text:p>2766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30317">
            <text:p>30317</text:p>
          </table:table-cell>
          <table:table-cell office:value-type="string">
            <text:p>nrpk1</text:p>
          </table:table-cell>
          <table:table-cell office:value-type="float" office:value="34637">
            <text:p>34637</text:p>
          </table:table-cell>
          <table:table-cell office:value-type="string">
            <text:p>coinc</text:p>
          </table:table-cell>
          <table:table-cell office:value-type="float" office:value="650">
            <text:p>650</text:p>
          </table:table-cell>
          <table:table-cell table:formula="of:=[.J19]*[.H19]*0.00000006/0.1" office:value-type="float" office:value="630.0539574">
            <text:p>630.0539574</text:p>
          </table:table-cell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237970">
            <text:p>237970</text:p>
          </table:table-cell>
          <table:table-cell office:value-type="string">
            <text:p>nrpk1</text:p>
          </table:table-cell>
          <table:table-cell office:value-type="float" office:value="268751">
            <text:p>2687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30152">
            <text:p>30152</text:p>
          </table:table-cell>
          <table:table-cell office:value-type="string">
            <text:p>nrpk1</text:p>
          </table:table-cell>
          <table:table-cell office:value-type="float" office:value="34398">
            <text:p>34398</text:p>
          </table:table-cell>
          <table:table-cell office:value-type="string">
            <text:p>coinc</text:p>
          </table:table-cell>
          <table:table-cell office:value-type="float" office:value="635">
            <text:p>635</text:p>
          </table:table-cell>
          <table:table-cell table:formula="of:=[.J20]*[.H20]*0.00000006/0.1" office:value-type="float" office:value="622.3010976">
            <text:p>622.3010976</text:p>
          </table:table-cell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31861">
            <text:p>231861</text:p>
          </table:table-cell>
          <table:table-cell office:value-type="string">
            <text:p>nrpk1</text:p>
          </table:table-cell>
          <table:table-cell office:value-type="float" office:value="258806">
            <text:p>2588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9990">
            <text:p>29990</text:p>
          </table:table-cell>
          <table:table-cell office:value-type="string">
            <text:p>nrpk1</text:p>
          </table:table-cell>
          <table:table-cell office:value-type="float" office:value="34209">
            <text:p>34209</text:p>
          </table:table-cell>
          <table:table-cell office:value-type="string">
            <text:p>coinc</text:p>
          </table:table-cell>
          <table:table-cell office:value-type="float" office:value="631">
            <text:p>631</text:p>
          </table:table-cell>
          <table:table-cell table:formula="of:=[.J21]*[.H21]*0.00000006/0.1" office:value-type="float" office:value="615.556746">
            <text:p>615.556746</text:p>
          </table:table-cell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226432">
            <text:p>226432</text:p>
          </table:table-cell>
          <table:table-cell office:value-type="string">
            <text:p>nrpk1</text:p>
          </table:table-cell>
          <table:table-cell office:value-type="float" office:value="251785">
            <text:p>25178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9799">
            <text:p>29799</text:p>
          </table:table-cell>
          <table:table-cell office:value-type="string">
            <text:p>nrpk1</text:p>
          </table:table-cell>
          <table:table-cell office:value-type="float" office:value="33970">
            <text:p>33970</text:p>
          </table:table-cell>
          <table:table-cell office:value-type="string">
            <text:p>coinc</text:p>
          </table:table-cell>
          <table:table-cell office:value-type="float" office:value="616">
            <text:p>616</text:p>
          </table:table-cell>
          <table:table-cell table:formula="of:=[.J22]*[.H22]*0.00000006/0.1" office:value-type="float" office:value="607.363218">
            <text:p>607.363218</text:p>
          </table:table-cell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18970">
            <text:p>218970</text:p>
          </table:table-cell>
          <table:table-cell office:value-type="string">
            <text:p>nrpk1</text:p>
          </table:table-cell>
          <table:table-cell office:value-type="float" office:value="245231">
            <text:p>2452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9604">
            <text:p>29604</text:p>
          </table:table-cell>
          <table:table-cell office:value-type="string">
            <text:p>nrpk1</text:p>
          </table:table-cell>
          <table:table-cell office:value-type="float" office:value="33705">
            <text:p>33705</text:p>
          </table:table-cell>
          <table:table-cell office:value-type="string">
            <text:p>coinc</text:p>
          </table:table-cell>
          <table:table-cell office:value-type="float" office:value="608">
            <text:p>608</text:p>
          </table:table-cell>
          <table:table-cell table:formula="of:=[.J23]*[.H23]*0.00000006/0.1" office:value-type="float" office:value="598.681692">
            <text:p>598.681692</text:p>
          </table:table-cell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13572">
            <text:p>213572</text:p>
          </table:table-cell>
          <table:table-cell office:value-type="string">
            <text:p>nrpk1</text:p>
          </table:table-cell>
          <table:table-cell office:value-type="float" office:value="238619">
            <text:p>238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9524">
            <text:p>29524</text:p>
          </table:table-cell>
          <table:table-cell office:value-type="string">
            <text:p>nrpk1</text:p>
          </table:table-cell>
          <table:table-cell office:value-type="float" office:value="33445">
            <text:p>33445</text:p>
          </table:table-cell>
          <table:table-cell office:value-type="string">
            <text:p>coinc</text:p>
          </table:table-cell>
          <table:table-cell office:value-type="float" office:value="594">
            <text:p>594</text:p>
          </table:table-cell>
          <table:table-cell table:formula="of:=[.J24]*[.H24]*0.00000006/0.1" office:value-type="float" office:value="592.458108">
            <text:p>592.458108</text:p>
          </table:table-cell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08134">
            <text:p>208134</text:p>
          </table:table-cell>
          <table:table-cell office:value-type="string">
            <text:p>nrpk1</text:p>
          </table:table-cell>
          <table:table-cell office:value-type="float" office:value="232117">
            <text:p>232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29315">
            <text:p>29315</text:p>
          </table:table-cell>
          <table:table-cell office:value-type="string">
            <text:p>nrpk1</text:p>
          </table:table-cell>
          <table:table-cell office:value-type="float" office:value="33000">
            <text:p>33000</text:p>
          </table:table-cell>
          <table:table-cell office:value-type="string">
            <text:p>coinc</text:p>
          </table:table-cell>
          <table:table-cell office:value-type="float" office:value="583">
            <text:p>583</text:p>
          </table:table-cell>
          <table:table-cell table:formula="of:=[.J25]*[.H25]*0.00000006/0.1" office:value-type="float" office:value="580.437">
            <text:p>580.437</text:p>
          </table:table-cell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02457">
            <text:p>202457</text:p>
          </table:table-cell>
          <table:table-cell office:value-type="string">
            <text:p>nrpk1</text:p>
          </table:table-cell>
          <table:table-cell office:value-type="float" office:value="223370">
            <text:p>22337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28977">
            <text:p>28977</text:p>
          </table:table-cell>
          <table:table-cell office:value-type="string">
            <text:p>nrpk1</text:p>
          </table:table-cell>
          <table:table-cell office:value-type="float" office:value="32582">
            <text:p>32582</text:p>
          </table:table-cell>
          <table:table-cell office:value-type="string">
            <text:p>coinc</text:p>
          </table:table-cell>
          <table:table-cell office:value-type="float" office:value="560">
            <text:p>560</text:p>
          </table:table-cell>
          <table:table-cell table:formula="of:=[.J26]*[.H26]*0.00000006/0.1" office:value-type="float" office:value="566.4771684">
            <text:p>566.4771684</text:p>
          </table:table-cell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97297">
            <text:p>197297</text:p>
          </table:table-cell>
          <table:table-cell office:value-type="string">
            <text:p>nrpk1</text:p>
          </table:table-cell>
          <table:table-cell office:value-type="float" office:value="217042">
            <text:p>2170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28310">
            <text:p>28310</text:p>
          </table:table-cell>
          <table:table-cell office:value-type="string">
            <text:p>nrpk1</text:p>
          </table:table-cell>
          <table:table-cell office:value-type="float" office:value="31477">
            <text:p>31477</text:p>
          </table:table-cell>
          <table:table-cell office:value-type="string">
            <text:p>coinc</text:p>
          </table:table-cell>
          <table:table-cell office:value-type="float" office:value="530">
            <text:p>530</text:p>
          </table:table-cell>
          <table:table-cell table:formula="of:=[.J27]*[.H27]*0.00000006/0.1" office:value-type="float" office:value="534.668322">
            <text:p>534.668322</text:p>
          </table:table-cell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90029">
            <text:p>190029</text:p>
          </table:table-cell>
          <table:table-cell office:value-type="string">
            <text:p>nrpk1</text:p>
          </table:table-cell>
          <table:table-cell office:value-type="float" office:value="210636">
            <text:p>2106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27569">
            <text:p>27569</text:p>
          </table:table-cell>
          <table:table-cell office:value-type="string">
            <text:p>nrpk1</text:p>
          </table:table-cell>
          <table:table-cell office:value-type="float" office:value="29582">
            <text:p>29582</text:p>
          </table:table-cell>
          <table:table-cell office:value-type="string">
            <text:p>coinc</text:p>
          </table:table-cell>
          <table:table-cell office:value-type="float" office:value="495">
            <text:p>495</text:p>
          </table:table-cell>
          <table:table-cell table:formula="of:=[.J28]*[.H28]*0.00000006/0.1" office:value-type="float" office:value="489.3276948">
            <text:p>489.3276948</text:p>
          </table:table-cell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84407">
            <text:p>184407</text:p>
          </table:table-cell>
          <table:table-cell office:value-type="string">
            <text:p>nrpk1</text:p>
          </table:table-cell>
          <table:table-cell office:value-type="float" office:value="204022">
            <text:p>2040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25529">
            <text:p>25529</text:p>
          </table:table-cell>
          <table:table-cell office:value-type="string">
            <text:p>nrpk1</text:p>
          </table:table-cell>
          <table:table-cell office:value-type="float" office:value="27008">
            <text:p>27008</text:p>
          </table:table-cell>
          <table:table-cell office:value-type="string">
            <text:p>coinc</text:p>
          </table:table-cell>
          <table:table-cell office:value-type="float" office:value="415">
            <text:p>415</text:p>
          </table:table-cell>
          <table:table-cell table:formula="of:=[.J29]*[.H29]*0.00000006/0.1" office:value-type="float" office:value="413.6923392">
            <text:p>413.6923392</text:p>
          </table:table-cell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78604">
            <text:p>178604</text:p>
          </table:table-cell>
          <table:table-cell office:value-type="string">
            <text:p>nrpk1</text:p>
          </table:table-cell>
          <table:table-cell office:value-type="float" office:value="197345">
            <text:p>19734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23213">
            <text:p>23213</text:p>
          </table:table-cell>
          <table:table-cell office:value-type="string">
            <text:p>nrpk1</text:p>
          </table:table-cell>
          <table:table-cell office:value-type="float" office:value="25199">
            <text:p>25199</text:p>
          </table:table-cell>
          <table:table-cell office:value-type="string">
            <text:p>coinc</text:p>
          </table:table-cell>
          <table:table-cell office:value-type="float" office:value="357">
            <text:p>357</text:p>
          </table:table-cell>
          <table:table-cell table:formula="of:=[.J30]*[.H30]*0.00000006/0.1" office:value-type="float" office:value="350.9666322">
            <text:p>350.9666322</text:p>
          </table:table-cell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72479">
            <text:p>172479</text:p>
          </table:table-cell>
          <table:table-cell office:value-type="string">
            <text:p>nrpk1</text:p>
          </table:table-cell>
          <table:table-cell office:value-type="float" office:value="187804">
            <text:p>1878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20870">
            <text:p>20870</text:p>
          </table:table-cell>
          <table:table-cell office:value-type="string">
            <text:p>nrpk1</text:p>
          </table:table-cell>
          <table:table-cell office:value-type="float" office:value="22625">
            <text:p>22625</text:p>
          </table:table-cell>
          <table:table-cell office:value-type="string">
            <text:p>coinc</text:p>
          </table:table-cell>
          <table:table-cell office:value-type="float" office:value="296">
            <text:p>296</text:p>
          </table:table-cell>
          <table:table-cell table:formula="of:=[.J31]*[.H31]*0.00000006/0.1" office:value-type="float" office:value="283.31025">
            <text:p>283.31025</text:p>
          </table:table-cell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66761">
            <text:p>166761</text:p>
          </table:table-cell>
          <table:table-cell office:value-type="string">
            <text:p>nrpk1</text:p>
          </table:table-cell>
          <table:table-cell office:value-type="float" office:value="180678">
            <text:p>18067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8896">
            <text:p>18896</text:p>
          </table:table-cell>
          <table:table-cell office:value-type="string">
            <text:p>nrpk1</text:p>
          </table:table-cell>
          <table:table-cell office:value-type="float" office:value="20595">
            <text:p>20595</text:p>
          </table:table-cell>
          <table:table-cell office:value-type="string">
            <text:p>coinc</text:p>
          </table:table-cell>
          <table:table-cell office:value-type="float" office:value="236">
            <text:p>236</text:p>
          </table:table-cell>
          <table:table-cell table:formula="of:=[.J32]*[.H32]*0.00000006/0.1" office:value-type="float" office:value="233.497872">
            <text:p>233.497872</text:p>
          </table:table-cell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60643">
            <text:p>160643</text:p>
          </table:table-cell>
          <table:table-cell office:value-type="string">
            <text:p>nrpk1</text:p>
          </table:table-cell>
          <table:table-cell office:value-type="float" office:value="173107">
            <text:p>1731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7745">
            <text:p>17745</text:p>
          </table:table-cell>
          <table:table-cell office:value-type="string">
            <text:p>nrpk1</text:p>
          </table:table-cell>
          <table:table-cell office:value-type="float" office:value="19212">
            <text:p>19212</text:p>
          </table:table-cell>
          <table:table-cell office:value-type="string">
            <text:p>coinc</text:p>
          </table:table-cell>
          <table:table-cell office:value-type="float" office:value="212">
            <text:p>212</text:p>
          </table:table-cell>
          <table:table-cell table:formula="of:=[.J33]*[.H33]*0.00000006/0.1" office:value-type="float" office:value="204.550164">
            <text:p>204.550164</text:p>
          </table:table-cell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51198">
            <text:p>151198</text:p>
          </table:table-cell>
          <table:table-cell office:value-type="string">
            <text:p>nrpk1</text:p>
          </table:table-cell>
          <table:table-cell office:value-type="float" office:value="164736">
            <text:p>1647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6879">
            <text:p>16879</text:p>
          </table:table-cell>
          <table:table-cell office:value-type="string">
            <text:p>nrpk1</text:p>
          </table:table-cell>
          <table:table-cell office:value-type="float" office:value="18478">
            <text:p>18478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 table:formula="of:=[.J34]*[.H34]*0.00000006/0.1" office:value-type="float" office:value="187.1340972">
            <text:p>187.1340972</text:p>
          </table:table-cell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43446">
            <text:p>143446</text:p>
          </table:table-cell>
          <table:table-cell office:value-type="string">
            <text:p>nrpk1</text:p>
          </table:table-cell>
          <table:table-cell office:value-type="float" office:value="155606">
            <text:p>1556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16445">
            <text:p>16445</text:p>
          </table:table-cell>
          <table:table-cell office:value-type="string">
            <text:p>nrpk1</text:p>
          </table:table-cell>
          <table:table-cell office:value-type="float" office:value="18125">
            <text:p>18125</text:p>
          </table:table-cell>
          <table:table-cell office:value-type="string">
            <text:p>coinc</text:p>
          </table:table-cell>
          <table:table-cell office:value-type="float" office:value="176">
            <text:p>176</text:p>
          </table:table-cell>
          <table:table-cell table:formula="of:=[.J35]*[.H35]*0.00000006/0.1" office:value-type="float" office:value="178.839375">
            <text:p>178.839375</text:p>
          </table:table-cell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35006">
            <text:p>135006</text:p>
          </table:table-cell>
          <table:table-cell office:value-type="string">
            <text:p>nrpk1</text:p>
          </table:table-cell>
          <table:table-cell office:value-type="float" office:value="142938">
            <text:p>142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16248">
            <text:p>16248</text:p>
          </table:table-cell>
          <table:table-cell office:value-type="string">
            <text:p>nrpk1</text:p>
          </table:table-cell>
          <table:table-cell office:value-type="float" office:value="17878">
            <text:p>17878</text:p>
          </table:table-cell>
          <table:table-cell office:value-type="string">
            <text:p>coinc</text:p>
          </table:table-cell>
          <table:table-cell office:value-type="float" office:value="171">
            <text:p>171</text:p>
          </table:table-cell>
          <table:table-cell table:formula="of:=[.J36]*[.H36]*0.00000006/0.1" office:value-type="float" office:value="174.2890464">
            <text:p>174.2890464</text:p>
          </table:table-cell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27205">
            <text:p>127205</text:p>
          </table:table-cell>
          <table:table-cell office:value-type="string">
            <text:p>nrpk1</text:p>
          </table:table-cell>
          <table:table-cell office:value-type="float" office:value="134122">
            <text:p>1341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16135">
            <text:p>16135</text:p>
          </table:table-cell>
          <table:table-cell office:value-type="string">
            <text:p>nrpk1</text:p>
          </table:table-cell>
          <table:table-cell office:value-type="float" office:value="17641">
            <text:p>17641</text:p>
          </table:table-cell>
          <table:table-cell office:value-type="string">
            <text:p>coinc</text:p>
          </table:table-cell>
          <table:table-cell office:value-type="float" office:value="165">
            <text:p>165</text:p>
          </table:table-cell>
          <table:table-cell table:formula="of:=[.J37]*[.H37]*0.00000006/0.1" office:value-type="float" office:value="170.782521">
            <text:p>170.782521</text:p>
          </table:table-cell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20172">
            <text:p>120172</text:p>
          </table:table-cell>
          <table:table-cell office:value-type="string">
            <text:p>nrpk1</text:p>
          </table:table-cell>
          <table:table-cell office:value-type="float" office:value="126869">
            <text:p>1268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15988">
            <text:p>15988</text:p>
          </table:table-cell>
          <table:table-cell office:value-type="string">
            <text:p>nrpk1</text:p>
          </table:table-cell>
          <table:table-cell office:value-type="float" office:value="17456">
            <text:p>17456</text:p>
          </table:table-cell>
          <table:table-cell office:value-type="string">
            <text:p>coinc</text:p>
          </table:table-cell>
          <table:table-cell office:value-type="float" office:value="159">
            <text:p>159</text:p>
          </table:table-cell>
          <table:table-cell table:formula="of:=[.J38]*[.H38]*0.00000006/0.1" office:value-type="float" office:value="167.4519168">
            <text:p>167.4519168</text:p>
          </table:table-cell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12872">
            <text:p>112872</text:p>
          </table:table-cell>
          <table:table-cell office:value-type="string">
            <text:p>nrpk1</text:p>
          </table:table-cell>
          <table:table-cell office:value-type="float" office:value="121161">
            <text:p>12116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2_5.S62" table:end-x="0.8122in" table:end-y="0.0622in" draw:z-index="1" draw:style-name="gr1" draw:text-style-name="P1" svg:width="6.289in" svg:height="3.8543in" svg:x="0.7465in" svg:y="0.1197in">
              <draw:object draw:notify-on-update-of-ranges="theffect_2_5.A1:theffect_2_5.A39 theffect_2_5.D4:theffect_2_5.D38 theffect_2_5.H3:theffect_2_5.H3 theffect_2_5.H4:theffect_2_5.H38 theffect_2_5.Q4:theffect_2_5.Q38 theffect_2_5.W3:theffect_2_5.W3 theffect_2_5.W4:theffect_2_5.W38 theffect_2_5.D4:theffect_2_5.D38 theffect_2_5.J3:theffect_2_5.J3 theffect_2_5.J4:theffect_2_5.J38 theffect_2_5.Q4:theffect_2_5.Q38 theffect_2_5.U3:theffect_2_5.U3 theffect_2_5.U4:theffect_2_5.U38" xlink:href="./Object 31" xlink:type="simple" xlink:show="embed" xlink:actuate="onLoad">
                <text:p/>
              </draw:object>
              <draw:image xlink:href="./ObjectReplacements/Object 3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6_1654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2_5.K68" table:end-x="0.3953in" table:end-y="0.1453in" draw:z-index="0" draw:style-name="gr1" draw:text-style-name="P1" svg:width="6.6402in" svg:height="3.5413in" svg:x="0.8673in" svg:y="0.1598in">
              <draw:object draw:notify-on-update-of-ranges="theffect_2_5.D4:theffect_2_5.D38 theffect_2_5.H3:theffect_2_5.H3 theffect_2_5.H4:theffect_2_5.H38 theffect_2_5.M3:theffect_2_5.M3 theffect_2_5.M4:theffect_2_5.M38 theffect_2_5.D4:theffect_2_5.D38 theffect_2_5.D4:theffect_2_5.D38 theffect_2_5.J3:theffect_2_5.J3 theffect_2_5.J4:theffect_2_5.J38 theffect_2_5.D4:theffect_2_5.D38 theffect_2_5.L3:theffect_2_5.L3 theffect_2_5.L4:theffect_2_5.L38" xlink:href="./Object 30" xlink:type="simple" xlink:show="embed" xlink:actuate="onLoad">
                <text:p/>
              </draw:object>
              <draw:image xlink:href="./ObjectReplacements/Object 30" xlink:type="simple" xlink:show="embed" xlink:actuate="onLoad"/>
            </draw:frame>
          </table:table-cell>
          <table:table-cell table:number-columns-repeated="20"/>
        </table:table-row>
      </table:table>
      <table:table table:name="theffect_2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9">
            <text:p>66.9</text:p>
          </table:table-cell>
          <table:table-cell office:value-type="string">
            <text:p>Ov ~</text:p>
          </table:table-cell>
          <table:table-cell table:formula="of:=[.B1]-[$Sheet1.H16]" office:value-type="float" office:value="2.30000000000001">
            <text:p>2.3</text:p>
          </table:table-cell>
          <table:table-cell table:formula="of:=[.D1]-([.B2]-25)*[$Sheet1.$H$17]" office:value-type="float" office:value="2.30000000000001">
            <text:p>2.3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3">
            <text:p>2.3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3[V]ov@25[c]">
            <text:p>pkcnt1 2.3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3[V]ov@25[c]">
            <text:p>pkcnt2 2.3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3[V]ov@25[c]">
            <text:p>coincnt 2.3[V]ov@25[c]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3[V]ov@25[c]STH">
            <text:p>pkcnt1 2.3[V]ov@25[c]STH</text:p>
          </table:table-cell>
          <table:table-cell/>
          <table:table-cell table:formula="of:=CONCATENATE([.J3];&quot;STH&quot;)" office:value-type="string" office:string-value="pkcnt2 2.3[V]ov@25[c]STH">
            <text:p>pkcnt2 2.3[V]ov@2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63364">
            <text:p>63364</text:p>
          </table:table-cell>
          <table:table-cell office:value-type="string">
            <text:p>nrpk1</text:p>
          </table:table-cell>
          <table:table-cell office:value-type="float" office:value="73962">
            <text:p>73962</text:p>
          </table:table-cell>
          <table:table-cell office:value-type="string">
            <text:p>coinc</text:p>
          </table:table-cell>
          <table:table-cell office:value-type="float" office:value="2802">
            <text:p>2802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36067">
            <text:p>536067</text:p>
          </table:table-cell>
          <table:table-cell office:value-type="string">
            <text:p>nrpk1</text:p>
          </table:table-cell>
          <table:table-cell office:value-type="float" office:value="624871">
            <text:p>6248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63601">
            <text:p>63601</text:p>
          </table:table-cell>
          <table:table-cell office:value-type="string">
            <text:p>nrpk1</text:p>
          </table:table-cell>
          <table:table-cell office:value-type="float" office:value="74303">
            <text:p>74303</text:p>
          </table:table-cell>
          <table:table-cell office:value-type="string">
            <text:p>coinc</text:p>
          </table:table-cell>
          <table:table-cell office:value-type="float" office:value="2848">
            <text:p>2848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3188">
            <text:p>513188</text:p>
          </table:table-cell>
          <table:table-cell office:value-type="string">
            <text:p>nrpk1</text:p>
          </table:table-cell>
          <table:table-cell office:value-type="float" office:value="598148">
            <text:p>5981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63755">
            <text:p>63755</text:p>
          </table:table-cell>
          <table:table-cell office:value-type="string">
            <text:p>nrpk1</text:p>
          </table:table-cell>
          <table:table-cell office:value-type="float" office:value="74522">
            <text:p>74522</text:p>
          </table:table-cell>
          <table:table-cell office:value-type="string">
            <text:p>coinc</text:p>
          </table:table-cell>
          <table:table-cell office:value-type="float" office:value="2849">
            <text:p>284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91522">
            <text:p>491522</text:p>
          </table:table-cell>
          <table:table-cell office:value-type="string">
            <text:p>nrpk1</text:p>
          </table:table-cell>
          <table:table-cell office:value-type="float" office:value="572363">
            <text:p>5723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63725">
            <text:p>63725</text:p>
          </table:table-cell>
          <table:table-cell office:value-type="string">
            <text:p>nrpk1</text:p>
          </table:table-cell>
          <table:table-cell office:value-type="float" office:value="74435">
            <text:p>74435</text:p>
          </table:table-cell>
          <table:table-cell office:value-type="string">
            <text:p>coinc</text:p>
          </table:table-cell>
          <table:table-cell office:value-type="float" office:value="2869">
            <text:p>2869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62790">
            <text:p>462790</text:p>
          </table:table-cell>
          <table:table-cell office:value-type="string">
            <text:p>nrpk1</text:p>
          </table:table-cell>
          <table:table-cell office:value-type="float" office:value="538575">
            <text:p>5385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62190">
            <text:p>62190</text:p>
          </table:table-cell>
          <table:table-cell office:value-type="string">
            <text:p>nrpk1</text:p>
          </table:table-cell>
          <table:table-cell office:value-type="float" office:value="72585">
            <text:p>72585</text:p>
          </table:table-cell>
          <table:table-cell office:value-type="string">
            <text:p>coinc</text:p>
          </table:table-cell>
          <table:table-cell office:value-type="float" office:value="2745">
            <text:p>274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39924">
            <text:p>439924</text:p>
          </table:table-cell>
          <table:table-cell office:value-type="string">
            <text:p>nrpk1</text:p>
          </table:table-cell>
          <table:table-cell office:value-type="float" office:value="511309">
            <text:p>5113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56523">
            <text:p>56523</text:p>
          </table:table-cell>
          <table:table-cell office:value-type="string">
            <text:p>nrpk1</text:p>
          </table:table-cell>
          <table:table-cell office:value-type="float" office:value="66406">
            <text:p>66406</text:p>
          </table:table-cell>
          <table:table-cell office:value-type="string">
            <text:p>coinc</text:p>
          </table:table-cell>
          <table:table-cell office:value-type="float" office:value="2256">
            <text:p>2256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14761">
            <text:p>414761</text:p>
          </table:table-cell>
          <table:table-cell office:value-type="string">
            <text:p>nrpk1</text:p>
          </table:table-cell>
          <table:table-cell office:value-type="float" office:value="484087">
            <text:p>4840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50436">
            <text:p>50436</text:p>
          </table:table-cell>
          <table:table-cell office:value-type="string">
            <text:p>nrpk1</text:p>
          </table:table-cell>
          <table:table-cell office:value-type="float" office:value="58865">
            <text:p>58865</text:p>
          </table:table-cell>
          <table:table-cell office:value-type="string">
            <text:p>coinc</text:p>
          </table:table-cell>
          <table:table-cell office:value-type="float" office:value="1799">
            <text:p>1799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88572">
            <text:p>388572</text:p>
          </table:table-cell>
          <table:table-cell office:value-type="string">
            <text:p>nrpk1</text:p>
          </table:table-cell>
          <table:table-cell office:value-type="float" office:value="452354">
            <text:p>452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38929">
            <text:p>38929</text:p>
          </table:table-cell>
          <table:table-cell office:value-type="string">
            <text:p>nrpk1</text:p>
          </table:table-cell>
          <table:table-cell office:value-type="float" office:value="46536">
            <text:p>46536</text:p>
          </table:table-cell>
          <table:table-cell office:value-type="string">
            <text:p>coinc</text:p>
          </table:table-cell>
          <table:table-cell office:value-type="float" office:value="1092">
            <text:p>1092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58756">
            <text:p>358756</text:p>
          </table:table-cell>
          <table:table-cell office:value-type="string">
            <text:p>nrpk1</text:p>
          </table:table-cell>
          <table:table-cell office:value-type="float" office:value="417359">
            <text:p>417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31058">
            <text:p>31058</text:p>
          </table:table-cell>
          <table:table-cell office:value-type="string">
            <text:p>nrpk1</text:p>
          </table:table-cell>
          <table:table-cell office:value-type="float" office:value="36504">
            <text:p>36504</text:p>
          </table:table-cell>
          <table:table-cell office:value-type="string">
            <text:p>coinc</text:p>
          </table:table-cell>
          <table:table-cell office:value-type="float" office:value="727">
            <text:p>727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13290">
            <text:p>313290</text:p>
          </table:table-cell>
          <table:table-cell office:value-type="string">
            <text:p>nrpk1</text:p>
          </table:table-cell>
          <table:table-cell office:value-type="float" office:value="362973">
            <text:p>3629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27920">
            <text:p>27920</text:p>
          </table:table-cell>
          <table:table-cell office:value-type="string">
            <text:p>nrpk1</text:p>
          </table:table-cell>
          <table:table-cell office:value-type="float" office:value="32291">
            <text:p>32291</text:p>
          </table:table-cell>
          <table:table-cell office:value-type="string">
            <text:p>coinc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77742">
            <text:p>277742</text:p>
          </table:table-cell>
          <table:table-cell office:value-type="string">
            <text:p>nrpk1</text:p>
          </table:table-cell>
          <table:table-cell office:value-type="float" office:value="320316">
            <text:p>3203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27028">
            <text:p>27028</text:p>
          </table:table-cell>
          <table:table-cell office:value-type="string">
            <text:p>nrpk1</text:p>
          </table:table-cell>
          <table:table-cell office:value-type="float" office:value="31050">
            <text:p>31050</text:p>
          </table:table-cell>
          <table:table-cell office:value-type="string">
            <text:p>coinc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45990">
            <text:p>245990</text:p>
          </table:table-cell>
          <table:table-cell office:value-type="string">
            <text:p>nrpk1</text:p>
          </table:table-cell>
          <table:table-cell office:value-type="float" office:value="284403">
            <text:p>2844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26772">
            <text:p>26772</text:p>
          </table:table-cell>
          <table:table-cell office:value-type="string">
            <text:p>nrpk1</text:p>
          </table:table-cell>
          <table:table-cell office:value-type="float" office:value="30746">
            <text:p>30746</text:p>
          </table:table-cell>
          <table:table-cell office:value-type="string">
            <text:p>coinc</text:p>
          </table:table-cell>
          <table:table-cell office:value-type="float" office:value="516">
            <text:p>516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25926">
            <text:p>225926</text:p>
          </table:table-cell>
          <table:table-cell office:value-type="string">
            <text:p>nrpk1</text:p>
          </table:table-cell>
          <table:table-cell office:value-type="float" office:value="257783">
            <text:p>2577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26486">
            <text:p>26486</text:p>
          </table:table-cell>
          <table:table-cell office:value-type="string">
            <text:p>nrpk1</text:p>
          </table:table-cell>
          <table:table-cell office:value-type="float" office:value="30379">
            <text:p>30379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14235">
            <text:p>214235</text:p>
          </table:table-cell>
          <table:table-cell office:value-type="string">
            <text:p>nrpk1</text:p>
          </table:table-cell>
          <table:table-cell office:value-type="float" office:value="242507">
            <text:p>2425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26257">
            <text:p>26257</text:p>
          </table:table-cell>
          <table:table-cell office:value-type="string">
            <text:p>nrpk1</text:p>
          </table:table-cell>
          <table:table-cell office:value-type="float" office:value="30036">
            <text:p>30036</text:p>
          </table:table-cell>
          <table:table-cell office:value-type="string">
            <text:p>coinc</text:p>
          </table:table-cell>
          <table:table-cell office:value-type="float" office:value="480">
            <text:p>480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04922">
            <text:p>204922</text:p>
          </table:table-cell>
          <table:table-cell office:value-type="string">
            <text:p>nrpk1</text:p>
          </table:table-cell>
          <table:table-cell office:value-type="float" office:value="230488">
            <text:p>2304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26029">
            <text:p>26029</text:p>
          </table:table-cell>
          <table:table-cell office:value-type="string">
            <text:p>nrpk1</text:p>
          </table:table-cell>
          <table:table-cell office:value-type="float" office:value="29706">
            <text:p>29706</text:p>
          </table:table-cell>
          <table:table-cell office:value-type="string">
            <text:p>coinc</text:p>
          </table:table-cell>
          <table:table-cell office:value-type="float" office:value="462">
            <text:p>462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99154">
            <text:p>199154</text:p>
          </table:table-cell>
          <table:table-cell office:value-type="string">
            <text:p>nrpk1</text:p>
          </table:table-cell>
          <table:table-cell office:value-type="float" office:value="223142">
            <text:p>2231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5882">
            <text:p>25882</text:p>
          </table:table-cell>
          <table:table-cell office:value-type="string">
            <text:p>nrpk1</text:p>
          </table:table-cell>
          <table:table-cell office:value-type="float" office:value="29530">
            <text:p>29530</text:p>
          </table:table-cell>
          <table:table-cell office:value-type="string">
            <text:p>coinc</text:p>
          </table:table-cell>
          <table:table-cell office:value-type="float" office:value="466">
            <text:p>466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93520">
            <text:p>193520</text:p>
          </table:table-cell>
          <table:table-cell office:value-type="string">
            <text:p>nrpk1</text:p>
          </table:table-cell>
          <table:table-cell office:value-type="float" office:value="216543">
            <text:p>2165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25668">
            <text:p>25668</text:p>
          </table:table-cell>
          <table:table-cell office:value-type="string">
            <text:p>nrpk1</text:p>
          </table:table-cell>
          <table:table-cell office:value-type="float" office:value="29260">
            <text:p>29260</text:p>
          </table:table-cell>
          <table:table-cell office:value-type="string">
            <text:p>coinc</text:p>
          </table:table-cell>
          <table:table-cell office:value-type="float" office:value="461">
            <text:p>461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87727">
            <text:p>187727</text:p>
          </table:table-cell>
          <table:table-cell office:value-type="string">
            <text:p>nrpk1</text:p>
          </table:table-cell>
          <table:table-cell office:value-type="float" office:value="209731">
            <text:p>2097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5494">
            <text:p>25494</text:p>
          </table:table-cell>
          <table:table-cell office:value-type="string">
            <text:p>nrpk1</text:p>
          </table:table-cell>
          <table:table-cell office:value-type="float" office:value="29022">
            <text:p>29022</text:p>
          </table:table-cell>
          <table:table-cell office:value-type="string">
            <text:p>coinc</text:p>
          </table:table-cell>
          <table:table-cell office:value-type="float" office:value="452">
            <text:p>45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82502">
            <text:p>182502</text:p>
          </table:table-cell>
          <table:table-cell office:value-type="string">
            <text:p>nrpk1</text:p>
          </table:table-cell>
          <table:table-cell office:value-type="float" office:value="203323">
            <text:p>2033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5320">
            <text:p>25320</text:p>
          </table:table-cell>
          <table:table-cell office:value-type="string">
            <text:p>nrpk1</text:p>
          </table:table-cell>
          <table:table-cell office:value-type="float" office:value="28752">
            <text:p>28752</text:p>
          </table:table-cell>
          <table:table-cell office:value-type="string">
            <text:p>coinc</text:p>
          </table:table-cell>
          <table:table-cell office:value-type="float" office:value="434">
            <text:p>434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75580">
            <text:p>175580</text:p>
          </table:table-cell>
          <table:table-cell office:value-type="string">
            <text:p>nrpk1</text:p>
          </table:table-cell>
          <table:table-cell office:value-type="float" office:value="195108">
            <text:p>1951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5129">
            <text:p>25129</text:p>
          </table:table-cell>
          <table:table-cell office:value-type="string">
            <text:p>nrpk1</text:p>
          </table:table-cell>
          <table:table-cell office:value-type="float" office:value="28454">
            <text:p>28454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70489">
            <text:p>170489</text:p>
          </table:table-cell>
          <table:table-cell office:value-type="string">
            <text:p>nrpk1</text:p>
          </table:table-cell>
          <table:table-cell office:value-type="float" office:value="188960">
            <text:p>1889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4963">
            <text:p>24963</text:p>
          </table:table-cell>
          <table:table-cell office:value-type="string">
            <text:p>nrpk1</text:p>
          </table:table-cell>
          <table:table-cell office:value-type="float" office:value="28163">
            <text:p>28163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65460">
            <text:p>165460</text:p>
          </table:table-cell>
          <table:table-cell office:value-type="string">
            <text:p>nrpk1</text:p>
          </table:table-cell>
          <table:table-cell office:value-type="float" office:value="183027">
            <text:p>1830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24563">
            <text:p>24563</text:p>
          </table:table-cell>
          <table:table-cell office:value-type="string">
            <text:p>nrpk1</text:p>
          </table:table-cell>
          <table:table-cell office:value-type="float" office:value="27475">
            <text:p>27475</text:p>
          </table:table-cell>
          <table:table-cell office:value-type="string">
            <text:p>coinc</text:p>
          </table:table-cell>
          <table:table-cell office:value-type="float" office:value="401">
            <text:p>40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59940">
            <text:p>159940</text:p>
          </table:table-cell>
          <table:table-cell office:value-type="string">
            <text:p>nrpk1</text:p>
          </table:table-cell>
          <table:table-cell office:value-type="float" office:value="176868">
            <text:p>1768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23661">
            <text:p>23661</text:p>
          </table:table-cell>
          <table:table-cell office:value-type="string">
            <text:p>nrpk1</text:p>
          </table:table-cell>
          <table:table-cell office:value-type="float" office:value="26101">
            <text:p>26101</text:p>
          </table:table-cell>
          <table:table-cell office:value-type="string">
            <text:p>coinc</text:p>
          </table:table-cell>
          <table:table-cell office:value-type="float" office:value="377">
            <text:p>377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54963">
            <text:p>154963</text:p>
          </table:table-cell>
          <table:table-cell office:value-type="string">
            <text:p>nrpk1</text:p>
          </table:table-cell>
          <table:table-cell office:value-type="float" office:value="170633">
            <text:p>170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22158">
            <text:p>22158</text:p>
          </table:table-cell>
          <table:table-cell office:value-type="string">
            <text:p>nrpk1</text:p>
          </table:table-cell>
          <table:table-cell office:value-type="float" office:value="24009">
            <text:p>24009</text:p>
          </table:table-cell>
          <table:table-cell office:value-type="string">
            <text:p>coinc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47985">
            <text:p>147985</text:p>
          </table:table-cell>
          <table:table-cell office:value-type="string">
            <text:p>nrpk1</text:p>
          </table:table-cell>
          <table:table-cell office:value-type="float" office:value="162660">
            <text:p>1626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20824">
            <text:p>20824</text:p>
          </table:table-cell>
          <table:table-cell office:value-type="string">
            <text:p>nrpk1</text:p>
          </table:table-cell>
          <table:table-cell office:value-type="float" office:value="22330">
            <text:p>22330</text:p>
          </table:table-cell>
          <table:table-cell office:value-type="string">
            <text:p>coinc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42516">
            <text:p>142516</text:p>
          </table:table-cell>
          <table:table-cell office:value-type="string">
            <text:p>nrpk1</text:p>
          </table:table-cell>
          <table:table-cell office:value-type="float" office:value="156180">
            <text:p>1561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18482">
            <text:p>18482</text:p>
          </table:table-cell>
          <table:table-cell office:value-type="string">
            <text:p>nrpk1</text:p>
          </table:table-cell>
          <table:table-cell office:value-type="float" office:value="19826">
            <text:p>19826</text:p>
          </table:table-cell>
          <table:table-cell office:value-type="string">
            <text:p>coinc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37122">
            <text:p>137122</text:p>
          </table:table-cell>
          <table:table-cell office:value-type="string">
            <text:p>nrpk1</text:p>
          </table:table-cell>
          <table:table-cell office:value-type="float" office:value="149744">
            <text:p>1497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16216">
            <text:p>16216</text:p>
          </table:table-cell>
          <table:table-cell office:value-type="string">
            <text:p>nrpk1</text:p>
          </table:table-cell>
          <table:table-cell office:value-type="float" office:value="17320">
            <text:p>17320</text:p>
          </table:table-cell>
          <table:table-cell office:value-type="string">
            <text:p>coinc</text:p>
          </table:table-cell>
          <table:table-cell office:value-type="float" office:value="150">
            <text:p>15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30346">
            <text:p>130346</text:p>
          </table:table-cell>
          <table:table-cell office:value-type="string">
            <text:p>nrpk1</text:p>
          </table:table-cell>
          <table:table-cell office:value-type="float" office:value="141907">
            <text:p>141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14487">
            <text:p>14487</text:p>
          </table:table-cell>
          <table:table-cell office:value-type="string">
            <text:p>nrpk1</text:p>
          </table:table-cell>
          <table:table-cell office:value-type="float" office:value="15716">
            <text:p>15716</text:p>
          </table:table-cell>
          <table:table-cell office:value-type="string">
            <text:p>coinc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3736">
            <text:p>123736</text:p>
          </table:table-cell>
          <table:table-cell office:value-type="string">
            <text:p>nrpk1</text:p>
          </table:table-cell>
          <table:table-cell office:value-type="float" office:value="134223">
            <text:p>1342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3441">
            <text:p>13441</text:p>
          </table:table-cell>
          <table:table-cell office:value-type="string">
            <text:p>nrpk1</text:p>
          </table:table-cell>
          <table:table-cell office:value-type="float" office:value="14792">
            <text:p>14792</text:p>
          </table:table-cell>
          <table:table-cell office:value-type="string">
            <text:p>coinc</text:p>
          </table:table-cell>
          <table:table-cell office:value-type="float" office:value="106">
            <text:p>106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16597">
            <text:p>116597</text:p>
          </table:table-cell>
          <table:table-cell office:value-type="string">
            <text:p>nrpk1</text:p>
          </table:table-cell>
          <table:table-cell office:value-type="float" office:value="125737">
            <text:p>1257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3124">
            <text:p>13124</text:p>
          </table:table-cell>
          <table:table-cell office:value-type="string">
            <text:p>nrpk1</text:p>
          </table:table-cell>
          <table:table-cell office:value-type="float" office:value="14441">
            <text:p>14441</text:p>
          </table:table-cell>
          <table:table-cell office:value-type="string">
            <text:p>coinc</text:p>
          </table:table-cell>
          <table:table-cell office:value-type="float" office:value="100">
            <text:p>10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06360">
            <text:p>106360</text:p>
          </table:table-cell>
          <table:table-cell office:value-type="string">
            <text:p>nrpk1</text:p>
          </table:table-cell>
          <table:table-cell office:value-type="float" office:value="113564">
            <text:p>1135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2861">
            <text:p>12861</text:p>
          </table:table-cell>
          <table:table-cell office:value-type="string">
            <text:p>nrpk1</text:p>
          </table:table-cell>
          <table:table-cell office:value-type="float" office:value="14124">
            <text:p>14124</text:p>
          </table:table-cell>
          <table:table-cell office:value-type="string">
            <text:p>coinc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98198">
            <text:p>98198</text:p>
          </table:table-cell>
          <table:table-cell office:value-type="string">
            <text:p>nrpk1</text:p>
          </table:table-cell>
          <table:table-cell office:value-type="float" office:value="105036">
            <text:p>1050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12680">
            <text:p>12680</text:p>
          </table:table-cell>
          <table:table-cell office:value-type="string">
            <text:p>nrpk1</text:p>
          </table:table-cell>
          <table:table-cell office:value-type="float" office:value="13893">
            <text:p>13893</text:p>
          </table:table-cell>
          <table:table-cell office:value-type="string">
            <text:p>coinc</text:p>
          </table:table-cell>
          <table:table-cell office:value-type="float" office:value="99">
            <text:p>99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1677">
            <text:p>91677</text:p>
          </table:table-cell>
          <table:table-cell office:value-type="string">
            <text:p>nrpk1</text:p>
          </table:table-cell>
          <table:table-cell office:value-type="float" office:value="97533">
            <text:p>975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12526">
            <text:p>12526</text:p>
          </table:table-cell>
          <table:table-cell office:value-type="string">
            <text:p>nrpk1</text:p>
          </table:table-cell>
          <table:table-cell office:value-type="float" office:value="13713">
            <text:p>13713</text:p>
          </table:table-cell>
          <table:table-cell office:value-type="string">
            <text:p>coinc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792">
            <text:p>86792</text:p>
          </table:table-cell>
          <table:table-cell office:value-type="string">
            <text:p>nrpk1</text:p>
          </table:table-cell>
          <table:table-cell office:value-type="float" office:value="92175">
            <text:p>921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12439">
            <text:p>12439</text:p>
          </table:table-cell>
          <table:table-cell office:value-type="string">
            <text:p>nrpk1</text:p>
          </table:table-cell>
          <table:table-cell office:value-type="float" office:value="13573">
            <text:p>13573</text:p>
          </table:table-cell>
          <table:table-cell office:value-type="string">
            <text:p>coinc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3537">
            <text:p>83537</text:p>
          </table:table-cell>
          <table:table-cell office:value-type="string">
            <text:p>nrpk1</text:p>
          </table:table-cell>
          <table:table-cell office:value-type="float" office:value="88520">
            <text:p>885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12305">
            <text:p>12305</text:p>
          </table:table-cell>
          <table:table-cell office:value-type="string">
            <text:p>nrpk1</text:p>
          </table:table-cell>
          <table:table-cell office:value-type="float" office:value="13392">
            <text:p>13392</text:p>
          </table:table-cell>
          <table:table-cell office:value-type="string">
            <text:p>coinc</text:p>
          </table:table-cell>
          <table:table-cell office:value-type="float" office:value="88">
            <text:p>88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80356">
            <text:p>80356</text:p>
          </table:table-cell>
          <table:table-cell office:value-type="string">
            <text:p>nrpk1</text:p>
          </table:table-cell>
          <table:table-cell office:value-type="float" office:value="84973">
            <text:p>84973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2_3.S62" table:end-x="0.8122in" table:end-y="0.0547in" draw:z-index="1" draw:style-name="gr1" draw:text-style-name="P1" svg:width="6.289in" svg:height="3.8543in" svg:x="0.7465in" svg:y="0.1122in">
              <draw:object draw:notify-on-update-of-ranges="theffect_2_3.A1:theffect_2_3.A39 theffect_2_3.D4:theffect_2_3.D38 theffect_2_3.H3:theffect_2_3.H3 theffect_2_3.H4:theffect_2_3.H38 theffect_2_3.Q4:theffect_2_3.Q38 theffect_2_3.W3:theffect_2_3.W3 theffect_2_3.W4:theffect_2_3.W38 theffect_2_3.D4:theffect_2_3.D38 theffect_2_3.J3:theffect_2_3.J3 theffect_2_3.J4:theffect_2_3.J38 theffect_2_3.Q4:theffect_2_3.Q38 theffect_2_3.U3:theffect_2_3.U3 theffect_2_3.U4:theffect_2_3.U38" xlink:href="./Object 29" xlink:type="simple" xlink:show="embed" xlink:actuate="onLoad">
                <text:p/>
              </draw:object>
              <draw:image xlink:href="./ObjectReplacements/Object 2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6_1646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2_3.K68" table:end-x="0.3953in" table:end-y="0.1374in" draw:z-index="0" draw:style-name="gr1" draw:text-style-name="P1" svg:width="6.6402in" svg:height="3.5409in" svg:x="0.8673in" svg:y="0.1524in">
              <draw:object draw:notify-on-update-of-ranges="theffect_2_3.D4:theffect_2_3.D38 theffect_2_3.H3:theffect_2_3.H3 theffect_2_3.H4:theffect_2_3.H38 theffect_2_3.D4:theffect_2_3.D38 theffect_2_3.J3:theffect_2_3.J3 theffect_2_3.J4:theffect_2_3.J38 theffect_2_3.D4:theffect_2_3.D38 theffect_2_3.L3:theffect_2_3.L3 theffect_2_3.L4:theffect_2_3.L38" xlink:href="./Object 28" xlink:type="simple" xlink:show="embed" xlink:actuate="onLoad">
                <text:p/>
              </draw:object>
              <draw:image xlink:href="./ObjectReplacements/Object 28" xlink:type="simple" xlink:show="embed" xlink:actuate="onLoad"/>
            </draw:frame>
          </table:table-cell>
          <table:table-cell table:number-columns-repeated="20"/>
        </table:table-row>
      </table:table>
      <table:table table:name="theffect_2_1" table:style-name="ta1" table:print="false">
        <table:table-column table:style-name="co6" table:number-columns-repeated="25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7">
            <text:p>66.7</text:p>
          </table:table-cell>
          <table:table-cell office:value-type="string">
            <text:p>Ov ~</text:p>
          </table:table-cell>
          <table:table-cell table:formula="of:=[.B1]-[$Sheet1.H16]" office:value-type="float" office:value="2.10000000000001">
            <text:p>2.1</text:p>
          </table:table-cell>
          <table:table-cell table:formula="of:=[.D1]-([.B2]-25)*[$Sheet1.$H$17]" office:value-type="float" office:value="2.10000000000001">
            <text:p>2.1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3"/>
        </table:table-row>
        <table:table-row table:style-name="ro1">
          <table:table-cell office:value-type="string">
            <text:p>temp</text:p>
          </table:table-cell>
          <table:table-cell office:value-type="float" office:value="25">
            <text:p>2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2.1">
            <text:p>2.1</text:p>
          </table:table-cell>
          <table:table-cell table:formula="of:=TEXT([.B2];&quot;#&quot;)" office:value-type="string" office:string-value="25">
            <text:p>25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2.1[V]ov@25[c]">
            <text:p>pkcnt1 2.1[V]ov@25[c]</text:p>
          </table:table-cell>
          <table:table-cell/>
          <table:table-cell table:formula="of:=CONCATENATE(&quot;pkcnt2 &quot;;[.$E$2];&quot;[V]ov&quot;;&quot;@&quot;;[.$F$2];&quot;[c]&quot;)" office:value-type="string" office:string-value="pkcnt2 2.1[V]ov@25[c]">
            <text:p>pkcnt2 2.1[V]ov@25[c]</text:p>
          </table:table-cell>
          <table:table-cell/>
          <table:table-cell table:formula="of:=CONCATENATE(&quot;coincnt &quot;;[.$E$2];&quot;[V]ov&quot;;&quot;@&quot;;[.$F$2];&quot;[c]&quot;)" office:value-type="string" office:string-value="coincnt 2.1[V]ov@25[c]">
            <text:p>coincnt 2.1[V]ov@25[c]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 2.1[V]ov@25[c]STH">
            <text:p>pkcnt1 2.1[V]ov@25[c]STH</text:p>
          </table:table-cell>
          <table:table-cell/>
          <table:table-cell table:formula="of:=CONCATENATE([.J3];&quot;STH&quot;)" office:value-type="string" office:string-value="pkcnt2 2.1[V]ov@25[c]STH">
            <text:p>pkcnt2 2.1[V]ov@25[c]STH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59555">
            <text:p>59555</text:p>
          </table:table-cell>
          <table:table-cell office:value-type="string">
            <text:p>nrpk1</text:p>
          </table:table-cell>
          <table:table-cell office:value-type="float" office:value="70244">
            <text:p>70244</text:p>
          </table:table-cell>
          <table:table-cell office:value-type="string">
            <text:p>coinc</text:p>
          </table:table-cell>
          <table:table-cell office:value-type="float" office:value="2568">
            <text:p>2568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483928">
            <text:p>483928</text:p>
          </table:table-cell>
          <table:table-cell office:value-type="string">
            <text:p>nrpk1</text:p>
          </table:table-cell>
          <table:table-cell office:value-type="float" office:value="575836">
            <text:p>575836</text:p>
          </table:table-cell>
          <table:table-cell office:value-type="string">
            <text:p>coinc</text:p>
          </table:table-cell>
          <table:table-cell office:value-type="float" office:value="2568">
            <text:p>25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59797">
            <text:p>59797</text:p>
          </table:table-cell>
          <table:table-cell office:value-type="string">
            <text:p>nrpk1</text:p>
          </table:table-cell>
          <table:table-cell office:value-type="float" office:value="70592">
            <text:p>70592</text:p>
          </table:table-cell>
          <table:table-cell office:value-type="string">
            <text:p>coinc</text:p>
          </table:table-cell>
          <table:table-cell office:value-type="float" office:value="2581">
            <text:p>258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461338">
            <text:p>461338</text:p>
          </table:table-cell>
          <table:table-cell office:value-type="string">
            <text:p>nrpk1</text:p>
          </table:table-cell>
          <table:table-cell office:value-type="float" office:value="549174">
            <text:p>549174</text:p>
          </table:table-cell>
          <table:table-cell office:value-type="string">
            <text:p>coinc</text:p>
          </table:table-cell>
          <table:table-cell office:value-type="float" office:value="2581">
            <text:p>25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59956">
            <text:p>59956</text:p>
          </table:table-cell>
          <table:table-cell office:value-type="string">
            <text:p>nrpk1</text:p>
          </table:table-cell>
          <table:table-cell office:value-type="float" office:value="70798">
            <text:p>70798</text:p>
          </table:table-cell>
          <table:table-cell office:value-type="string">
            <text:p>coinc</text:p>
          </table:table-cell>
          <table:table-cell office:value-type="float" office:value="2589">
            <text:p>258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39149">
            <text:p>439149</text:p>
          </table:table-cell>
          <table:table-cell office:value-type="string">
            <text:p>nrpk1</text:p>
          </table:table-cell>
          <table:table-cell office:value-type="float" office:value="522526">
            <text:p>522526</text:p>
          </table:table-cell>
          <table:table-cell office:value-type="string">
            <text:p>coinc</text:p>
          </table:table-cell>
          <table:table-cell office:value-type="float" office:value="2589">
            <text:p>25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59382">
            <text:p>59382</text:p>
          </table:table-cell>
          <table:table-cell office:value-type="string">
            <text:p>nrpk1</text:p>
          </table:table-cell>
          <table:table-cell office:value-type="float" office:value="70237">
            <text:p>70237</text:p>
          </table:table-cell>
          <table:table-cell office:value-type="string">
            <text:p>coinc</text:p>
          </table:table-cell>
          <table:table-cell office:value-type="float" office:value="2562">
            <text:p>256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15378">
            <text:p>415378</text:p>
          </table:table-cell>
          <table:table-cell office:value-type="string">
            <text:p>nrpk1</text:p>
          </table:table-cell>
          <table:table-cell office:value-type="float" office:value="494440">
            <text:p>494440</text:p>
          </table:table-cell>
          <table:table-cell office:value-type="string">
            <text:p>coinc</text:p>
          </table:table-cell>
          <table:table-cell office:value-type="float" office:value="2562">
            <text:p>25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57573">
            <text:p>57573</text:p>
          </table:table-cell>
          <table:table-cell office:value-type="string">
            <text:p>nrpk1</text:p>
          </table:table-cell>
          <table:table-cell office:value-type="float" office:value="68428">
            <text:p>68428</text:p>
          </table:table-cell>
          <table:table-cell office:value-type="string">
            <text:p>coinc</text:p>
          </table:table-cell>
          <table:table-cell office:value-type="float" office:value="2405">
            <text:p>240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392792">
            <text:p>392792</text:p>
          </table:table-cell>
          <table:table-cell office:value-type="string">
            <text:p>nrpk1</text:p>
          </table:table-cell>
          <table:table-cell office:value-type="float" office:value="466389">
            <text:p>466389</text:p>
          </table:table-cell>
          <table:table-cell office:value-type="string">
            <text:p>coinc</text:p>
          </table:table-cell>
          <table:table-cell office:value-type="float" office:value="2405">
            <text:p>24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50894">
            <text:p>50894</text:p>
          </table:table-cell>
          <table:table-cell office:value-type="string">
            <text:p>nrpk1</text:p>
          </table:table-cell>
          <table:table-cell office:value-type="float" office:value="61443">
            <text:p>61443</text:p>
          </table:table-cell>
          <table:table-cell office:value-type="string">
            <text:p>coinc</text:p>
          </table:table-cell>
          <table:table-cell office:value-type="float" office:value="1888">
            <text:p>188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57917">
            <text:p>357917</text:p>
          </table:table-cell>
          <table:table-cell office:value-type="string">
            <text:p>nrpk1</text:p>
          </table:table-cell>
          <table:table-cell office:value-type="float" office:value="426162">
            <text:p>426162</text:p>
          </table:table-cell>
          <table:table-cell office:value-type="string">
            <text:p>coinc</text:p>
          </table:table-cell>
          <table:table-cell office:value-type="float" office:value="1888">
            <text:p>18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39825">
            <text:p>39825</text:p>
          </table:table-cell>
          <table:table-cell office:value-type="string">
            <text:p>nrpk1</text:p>
          </table:table-cell>
          <table:table-cell office:value-type="float" office:value="49145">
            <text:p>49145</text:p>
          </table:table-cell>
          <table:table-cell office:value-type="string">
            <text:p>coinc</text:p>
          </table:table-cell>
          <table:table-cell office:value-type="float" office:value="1195">
            <text:p>1195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27767">
            <text:p>327767</text:p>
          </table:table-cell>
          <table:table-cell office:value-type="string">
            <text:p>nrpk1</text:p>
          </table:table-cell>
          <table:table-cell office:value-type="float" office:value="391723">
            <text:p>391723</text:p>
          </table:table-cell>
          <table:table-cell office:value-type="string">
            <text:p>coinc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29656">
            <text:p>29656</text:p>
          </table:table-cell>
          <table:table-cell office:value-type="string">
            <text:p>nrpk1</text:p>
          </table:table-cell>
          <table:table-cell office:value-type="float" office:value="37228">
            <text:p>37228</text:p>
          </table:table-cell>
          <table:table-cell office:value-type="string">
            <text:p>coinc</text:p>
          </table:table-cell>
          <table:table-cell office:value-type="float" office:value="654">
            <text:p>65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92924">
            <text:p>292924</text:p>
          </table:table-cell>
          <table:table-cell office:value-type="string">
            <text:p>nrpk1</text:p>
          </table:table-cell>
          <table:table-cell office:value-type="float" office:value="350484">
            <text:p>350484</text:p>
          </table:table-cell>
          <table:table-cell office:value-type="string">
            <text:p>coinc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26079">
            <text:p>26079</text:p>
          </table:table-cell>
          <table:table-cell office:value-type="string">
            <text:p>nrpk1</text:p>
          </table:table-cell>
          <table:table-cell office:value-type="float" office:value="31712">
            <text:p>31712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3377">
            <text:p>253377</text:p>
          </table:table-cell>
          <table:table-cell office:value-type="string">
            <text:p>nrpk1</text:p>
          </table:table-cell>
          <table:table-cell office:value-type="float" office:value="306828">
            <text:p>306828</text:p>
          </table:table-cell>
          <table:table-cell office:value-type="string">
            <text:p>coinc</text:p>
          </table:table-cell>
          <table:table-cell office:value-type="float" office:value="493">
            <text:p>4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23667">
            <text:p>23667</text:p>
          </table:table-cell>
          <table:table-cell office:value-type="string">
            <text:p>nrpk1</text:p>
          </table:table-cell>
          <table:table-cell office:value-type="float" office:value="27812">
            <text:p>27812</text:p>
          </table:table-cell>
          <table:table-cell office:value-type="string">
            <text:p>coinc</text:p>
          </table:table-cell>
          <table:table-cell office:value-type="float" office:value="387">
            <text:p>387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21260">
            <text:p>221260</text:p>
          </table:table-cell>
          <table:table-cell office:value-type="string">
            <text:p>nrpk1</text:p>
          </table:table-cell>
          <table:table-cell office:value-type="float" office:value="264015">
            <text:p>264015</text:p>
          </table:table-cell>
          <table:table-cell office:value-type="string">
            <text:p>coinc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23063">
            <text:p>23063</text:p>
          </table:table-cell>
          <table:table-cell office:value-type="string">
            <text:p>nrpk1</text:p>
          </table:table-cell>
          <table:table-cell office:value-type="float" office:value="26686">
            <text:p>26686</text:p>
          </table:table-cell>
          <table:table-cell office:value-type="string">
            <text:p>coinc</text:p>
          </table:table-cell>
          <table:table-cell office:value-type="float" office:value="360">
            <text:p>36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97121">
            <text:p>197121</text:p>
          </table:table-cell>
          <table:table-cell office:value-type="string">
            <text:p>nrpk1</text:p>
          </table:table-cell>
          <table:table-cell office:value-type="float" office:value="231589">
            <text:p>231589</text:p>
          </table:table-cell>
          <table:table-cell office:value-type="string">
            <text:p>coinc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22766">
            <text:p>22766</text:p>
          </table:table-cell>
          <table:table-cell office:value-type="string">
            <text:p>nrpk1</text:p>
          </table:table-cell>
          <table:table-cell office:value-type="float" office:value="26229">
            <text:p>26229</text:p>
          </table:table-cell>
          <table:table-cell office:value-type="string">
            <text:p>coinc</text:p>
          </table:table-cell>
          <table:table-cell office:value-type="float" office:value="342">
            <text:p>342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78978">
            <text:p>178978</text:p>
          </table:table-cell>
          <table:table-cell office:value-type="string">
            <text:p>nrpk1</text:p>
          </table:table-cell>
          <table:table-cell office:value-type="float" office:value="205654">
            <text:p>205654</text:p>
          </table:table-cell>
          <table:table-cell office:value-type="string">
            <text:p>coinc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22477">
            <text:p>22477</text:p>
          </table:table-cell>
          <table:table-cell office:value-type="string">
            <text:p>nrpk1</text:p>
          </table:table-cell>
          <table:table-cell office:value-type="float" office:value="25860">
            <text:p>25860</text:p>
          </table:table-cell>
          <table:table-cell office:value-type="string">
            <text:p>coinc</text:p>
          </table:table-cell>
          <table:table-cell office:value-type="float" office:value="330">
            <text:p>330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1800">
            <text:p>171800</text:p>
          </table:table-cell>
          <table:table-cell office:value-type="string">
            <text:p>nrpk1</text:p>
          </table:table-cell>
          <table:table-cell office:value-type="float" office:value="195401">
            <text:p>195401</text:p>
          </table:table-cell>
          <table:table-cell office:value-type="string">
            <text:p>coinc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22320">
            <text:p>22320</text:p>
          </table:table-cell>
          <table:table-cell office:value-type="string">
            <text:p>nrpk1</text:p>
          </table:table-cell>
          <table:table-cell office:value-type="float" office:value="25639">
            <text:p>25639</text:p>
          </table:table-cell>
          <table:table-cell office:value-type="string">
            <text:p>coinc</text:p>
          </table:table-cell>
          <table:table-cell office:value-type="float" office:value="329">
            <text:p>329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5920">
            <text:p>165920</text:p>
          </table:table-cell>
          <table:table-cell office:value-type="string">
            <text:p>nrpk1</text:p>
          </table:table-cell>
          <table:table-cell office:value-type="float" office:value="188161">
            <text:p>188161</text:p>
          </table:table-cell>
          <table:table-cell office:value-type="string">
            <text:p>coinc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22089">
            <text:p>22089</text:p>
          </table:table-cell>
          <table:table-cell office:value-type="string">
            <text:p>nrpk1</text:p>
          </table:table-cell>
          <table:table-cell office:value-type="float" office:value="25347">
            <text:p>25347</text:p>
          </table:table-cell>
          <table:table-cell office:value-type="string">
            <text:p>coinc</text:p>
          </table:table-cell>
          <table:table-cell office:value-type="float" office:value="316">
            <text:p>316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0974">
            <text:p>160974</text:p>
          </table:table-cell>
          <table:table-cell office:value-type="string">
            <text:p>nrpk1</text:p>
          </table:table-cell>
          <table:table-cell office:value-type="float" office:value="181689">
            <text:p>181689</text:p>
          </table:table-cell>
          <table:table-cell office:value-type="string">
            <text:p>coinc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1892">
            <text:p>21892</text:p>
          </table:table-cell>
          <table:table-cell office:value-type="string">
            <text:p>nrpk1</text:p>
          </table:table-cell>
          <table:table-cell office:value-type="float" office:value="25045">
            <text:p>25045</text:p>
          </table:table-cell>
          <table:table-cell office:value-type="string">
            <text:p>coinc</text:p>
          </table:table-cell>
          <table:table-cell office:value-type="float" office:value="308">
            <text:p>308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55961">
            <text:p>155961</text:p>
          </table:table-cell>
          <table:table-cell office:value-type="string">
            <text:p>nrpk1</text:p>
          </table:table-cell>
          <table:table-cell office:value-type="float" office:value="175588">
            <text:p>175588</text:p>
          </table:table-cell>
          <table:table-cell office:value-type="string">
            <text:p>coinc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21700">
            <text:p>21700</text:p>
          </table:table-cell>
          <table:table-cell office:value-type="string">
            <text:p>nrpk1</text:p>
          </table:table-cell>
          <table:table-cell office:value-type="float" office:value="24775">
            <text:p>24775</text:p>
          </table:table-cell>
          <table:table-cell office:value-type="string">
            <text:p>coinc</text:p>
          </table:table-cell>
          <table:table-cell office:value-type="float" office:value="299">
            <text:p>299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49065">
            <text:p>149065</text:p>
          </table:table-cell>
          <table:table-cell office:value-type="string">
            <text:p>nrpk1</text:p>
          </table:table-cell>
          <table:table-cell office:value-type="float" office:value="167389">
            <text:p>167389</text:p>
          </table:table-cell>
          <table:table-cell office:value-type="string">
            <text:p>coinc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21596">
            <text:p>21596</text:p>
          </table:table-cell>
          <table:table-cell office:value-type="string">
            <text:p>nrpk1</text:p>
          </table:table-cell>
          <table:table-cell office:value-type="float" office:value="24609">
            <text:p>24609</text:p>
          </table:table-cell>
          <table:table-cell office:value-type="string">
            <text:p>coinc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44054">
            <text:p>144054</text:p>
          </table:table-cell>
          <table:table-cell office:value-type="string">
            <text:p>nrpk1</text:p>
          </table:table-cell>
          <table:table-cell office:value-type="float" office:value="161487">
            <text:p>161487</text:p>
          </table:table-cell>
          <table:table-cell office:value-type="string">
            <text:p>coinc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21414">
            <text:p>21414</text:p>
          </table:table-cell>
          <table:table-cell office:value-type="string">
            <text:p>nrpk1</text:p>
          </table:table-cell>
          <table:table-cell office:value-type="float" office:value="24322">
            <text:p>24322</text:p>
          </table:table-cell>
          <table:table-cell office:value-type="string">
            <text:p>coinc</text:p>
          </table:table-cell>
          <table:table-cell office:value-type="float" office:value="297">
            <text:p>297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8935">
            <text:p>138935</text:p>
          </table:table-cell>
          <table:table-cell office:value-type="string">
            <text:p>nrpk1</text:p>
          </table:table-cell>
          <table:table-cell office:value-type="float" office:value="155354">
            <text:p>155354</text:p>
          </table:table-cell>
          <table:table-cell office:value-type="string">
            <text:p>coinc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21151">
            <text:p>21151</text:p>
          </table:table-cell>
          <table:table-cell office:value-type="string">
            <text:p>nrpk1</text:p>
          </table:table-cell>
          <table:table-cell office:value-type="float" office:value="23797">
            <text:p>23797</text:p>
          </table:table-cell>
          <table:table-cell office:value-type="string">
            <text:p>coinc</text:p>
          </table:table-cell>
          <table:table-cell office:value-type="float" office:value="289">
            <text:p>289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34382">
            <text:p>134382</text:p>
          </table:table-cell>
          <table:table-cell office:value-type="string">
            <text:p>nrpk1</text:p>
          </table:table-cell>
          <table:table-cell office:value-type="float" office:value="149490">
            <text:p>149490</text:p>
          </table:table-cell>
          <table:table-cell office:value-type="string">
            <text:p>coinc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20497">
            <text:p>20497</text:p>
          </table:table-cell>
          <table:table-cell office:value-type="string">
            <text:p>nrpk1</text:p>
          </table:table-cell>
          <table:table-cell office:value-type="float" office:value="22909">
            <text:p>22909</text:p>
          </table:table-cell>
          <table:table-cell office:value-type="string">
            <text:p>coinc</text:p>
          </table:table-cell>
          <table:table-cell office:value-type="float" office:value="263">
            <text:p>26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29711">
            <text:p>129711</text:p>
          </table:table-cell>
          <table:table-cell office:value-type="string">
            <text:p>nrpk1</text:p>
          </table:table-cell>
          <table:table-cell office:value-type="float" office:value="143838">
            <text:p>143838</text:p>
          </table:table-cell>
          <table:table-cell office:value-type="string">
            <text:p>coinc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19279">
            <text:p>19279</text:p>
          </table:table-cell>
          <table:table-cell office:value-type="string">
            <text:p>nrpk1</text:p>
          </table:table-cell>
          <table:table-cell office:value-type="float" office:value="21147">
            <text:p>21147</text:p>
          </table:table-cell>
          <table:table-cell office:value-type="string">
            <text:p>coinc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23052">
            <text:p>123052</text:p>
          </table:table-cell>
          <table:table-cell office:value-type="string">
            <text:p>nrpk1</text:p>
          </table:table-cell>
          <table:table-cell office:value-type="float" office:value="136042">
            <text:p>136042</text:p>
          </table:table-cell>
          <table:table-cell office:value-type="string">
            <text:p>coinc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17883">
            <text:p>17883</text:p>
          </table:table-cell>
          <table:table-cell office:value-type="string">
            <text:p>nrpk1</text:p>
          </table:table-cell>
          <table:table-cell office:value-type="float" office:value="19641">
            <text:p>19641</text:p>
          </table:table-cell>
          <table:table-cell office:value-type="string">
            <text:p>coinc</text:p>
          </table:table-cell>
          <table:table-cell office:value-type="float" office:value="192">
            <text:p>192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17897">
            <text:p>117897</text:p>
          </table:table-cell>
          <table:table-cell office:value-type="string">
            <text:p>nrpk1</text:p>
          </table:table-cell>
          <table:table-cell office:value-type="float" office:value="130209">
            <text:p>130209</text:p>
          </table:table-cell>
          <table:table-cell office:value-type="string">
            <text:p>coinc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15821">
            <text:p>15821</text:p>
          </table:table-cell>
          <table:table-cell office:value-type="string">
            <text:p>nrpk1</text:p>
          </table:table-cell>
          <table:table-cell office:value-type="float" office:value="17113">
            <text:p>17113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12452">
            <text:p>112452</text:p>
          </table:table-cell>
          <table:table-cell office:value-type="string">
            <text:p>nrpk1</text:p>
          </table:table-cell>
          <table:table-cell office:value-type="float" office:value="123840">
            <text:p>123840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13712">
            <text:p>13712</text:p>
          </table:table-cell>
          <table:table-cell office:value-type="string">
            <text:p>nrpk1</text:p>
          </table:table-cell>
          <table:table-cell office:value-type="float" office:value="14746">
            <text:p>14746</text:p>
          </table:table-cell>
          <table:table-cell office:value-type="string">
            <text:p>coinc</text:p>
          </table:table-cell>
          <table:table-cell office:value-type="float" office:value="115">
            <text:p>115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07203">
            <text:p>107203</text:p>
          </table:table-cell>
          <table:table-cell office:value-type="string">
            <text:p>nrpk1</text:p>
          </table:table-cell>
          <table:table-cell office:value-type="float" office:value="117451">
            <text:p>117451</text:p>
          </table:table-cell>
          <table:table-cell office:value-type="string">
            <text:p>coinc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11987">
            <text:p>11987</text:p>
          </table:table-cell>
          <table:table-cell office:value-type="string">
            <text:p>nrpk1</text:p>
          </table:table-cell>
          <table:table-cell office:value-type="float" office:value="12957">
            <text:p>12957</text:p>
          </table:table-cell>
          <table:table-cell office:value-type="string">
            <text:p>coinc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01216">
            <text:p>101216</text:p>
          </table:table-cell>
          <table:table-cell office:value-type="string">
            <text:p>nrpk1</text:p>
          </table:table-cell>
          <table:table-cell office:value-type="float" office:value="110496">
            <text:p>110496</text:p>
          </table:table-cell>
          <table:table-cell office:value-type="string">
            <text:p>coinc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11168">
            <text:p>11168</text:p>
          </table:table-cell>
          <table:table-cell office:value-type="string">
            <text:p>nrpk1</text:p>
          </table:table-cell>
          <table:table-cell office:value-type="float" office:value="12138">
            <text:p>12138</text:p>
          </table:table-cell>
          <table:table-cell office:value-type="string">
            <text:p>coinc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91890">
            <text:p>91890</text:p>
          </table:table-cell>
          <table:table-cell office:value-type="string">
            <text:p>nrpk1</text:p>
          </table:table-cell>
          <table:table-cell office:value-type="float" office:value="99711">
            <text:p>99711</text:p>
          </table:table-cell>
          <table:table-cell office:value-type="string">
            <text:p>coinc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10470">
            <text:p>10470</text:p>
          </table:table-cell>
          <table:table-cell office:value-type="string">
            <text:p>nrpk1</text:p>
          </table:table-cell>
          <table:table-cell office:value-type="float" office:value="11411">
            <text:p>11411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84118">
            <text:p>84118</text:p>
          </table:table-cell>
          <table:table-cell office:value-type="string">
            <text:p>nrpk1</text:p>
          </table:table-cell>
          <table:table-cell office:value-type="float" office:value="91542">
            <text:p>91542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10200">
            <text:p>10200</text:p>
          </table:table-cell>
          <table:table-cell office:value-type="string">
            <text:p>nrpk1</text:p>
          </table:table-cell>
          <table:table-cell office:value-type="float" office:value="11113">
            <text:p>11113</text:p>
          </table:table-cell>
          <table:table-cell office:value-type="string">
            <text:p>coinc</text:p>
          </table:table-cell>
          <table:table-cell office:value-type="float" office:value="71">
            <text:p>71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6544">
            <text:p>76544</text:p>
          </table:table-cell>
          <table:table-cell office:value-type="string">
            <text:p>nrpk1</text:p>
          </table:table-cell>
          <table:table-cell office:value-type="float" office:value="82160">
            <text:p>82160</text:p>
          </table:table-cell>
          <table:table-cell office:value-type="string">
            <text:p>coinc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10015">
            <text:p>10015</text:p>
          </table:table-cell>
          <table:table-cell office:value-type="string">
            <text:p>nrpk1</text:p>
          </table:table-cell>
          <table:table-cell office:value-type="float" office:value="10909">
            <text:p>10909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70705">
            <text:p>70705</text:p>
          </table:table-cell>
          <table:table-cell office:value-type="string">
            <text:p>nrpk1</text:p>
          </table:table-cell>
          <table:table-cell office:value-type="float" office:value="75146">
            <text:p>75146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9879">
            <text:p>9879</text:p>
          </table:table-cell>
          <table:table-cell office:value-type="string">
            <text:p>nrpk1</text:p>
          </table:table-cell>
          <table:table-cell office:value-type="float" office:value="10717">
            <text:p>10717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6354">
            <text:p>66354</text:p>
          </table:table-cell>
          <table:table-cell office:value-type="string">
            <text:p>nrpk1</text:p>
          </table:table-cell>
          <table:table-cell office:value-type="float" office:value="70290">
            <text:p>70290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9794">
            <text:p>9794</text:p>
          </table:table-cell>
          <table:table-cell office:value-type="string">
            <text:p>nrpk1</text:p>
          </table:table-cell>
          <table:table-cell office:value-type="float" office:value="10591">
            <text:p>10591</text:p>
          </table:table-cell>
          <table:table-cell office:value-type="string">
            <text:p>coinc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62510">
            <text:p>62510</text:p>
          </table:table-cell>
          <table:table-cell office:value-type="string">
            <text:p>nrpk1</text:p>
          </table:table-cell>
          <table:table-cell office:value-type="float" office:value="65961">
            <text:p>65961</text:p>
          </table:table-cell>
          <table:table-cell office:value-type="string">
            <text:p>coinc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9664">
            <text:p>9664</text:p>
          </table:table-cell>
          <table:table-cell office:value-type="string">
            <text:p>nrpk1</text:p>
          </table:table-cell>
          <table:table-cell office:value-type="float" office:value="10420">
            <text:p>10420</text:p>
          </table:table-cell>
          <table:table-cell office:value-type="string">
            <text:p>coinc</text:p>
          </table:table-cell>
          <table:table-cell office:value-type="float" office:value="62">
            <text:p>6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60576">
            <text:p>60576</text:p>
          </table:table-cell>
          <table:table-cell office:value-type="string">
            <text:p>nrpk1</text:p>
          </table:table-cell>
          <table:table-cell office:value-type="float" office:value="63545">
            <text:p>63545</text:p>
          </table:table-cell>
          <table:table-cell office:value-type="string">
            <text:p>coinc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9511">
            <text:p>9511</text:p>
          </table:table-cell>
          <table:table-cell office:value-type="string">
            <text:p>nrpk1</text:p>
          </table:table-cell>
          <table:table-cell office:value-type="float" office:value="10203">
            <text:p>10203</text:p>
          </table:table-cell>
          <table:table-cell office:value-type="string">
            <text:p>coinc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58822">
            <text:p>58822</text:p>
          </table:table-cell>
          <table:table-cell office:value-type="string">
            <text:p>nrpk1</text:p>
          </table:table-cell>
          <table:table-cell office:value-type="float" office:value="61576">
            <text:p>61576</text:p>
          </table:table-cell>
          <table:table-cell office:value-type="string">
            <text:p>coinc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9351">
            <text:p>9351</text:p>
          </table:table-cell>
          <table:table-cell office:value-type="string">
            <text:p>nrpk1</text:p>
          </table:table-cell>
          <table:table-cell office:value-type="float" office:value="9980">
            <text:p>9980</text:p>
          </table:table-cell>
          <table:table-cell office:value-type="string">
            <text:p>coinc</text:p>
          </table:table-cell>
          <table:table-cell office:value-type="float" office:value="57">
            <text:p>57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57216">
            <text:p>57216</text:p>
          </table:table-cell>
          <table:table-cell office:value-type="string">
            <text:p>nrpk1</text:p>
          </table:table-cell>
          <table:table-cell office:value-type="float" office:value="59694">
            <text:p>59694</text:p>
          </table:table-cell>
          <table:table-cell office:value-type="string">
            <text:p>coinc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3"/>
        </table:table-row>
        <table:table-row table:style-name="ro1">
          <table:table-cell table:number-columns-repeated="11"/>
          <table:table-cell>
            <draw:frame table:end-cell-address="theffect_2_1.S62" table:end-x="0.8122in" table:end-y="0.0547in" draw:z-index="1" draw:style-name="gr1" draw:text-style-name="P1" svg:width="6.289in" svg:height="3.8543in" svg:x="0.7465in" svg:y="0.1122in">
              <draw:object xlink:href="./Object 27" xlink:type="simple" xlink:show="embed" xlink:actuate="onLoad">
                <text:p/>
              </draw:object>
              <draw:image xlink:href="./ObjectReplacements/Object 27" xlink:type="simple" xlink:show="embed" xlink:actuate="onLoad"/>
            </draw:frame>
          </table:table-cell>
          <table:table-cell table:number-columns-repeated="13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10"/>
          <table:table-cell office:value-type="string">
            <text:p>20160126_1631</text:p>
          </table:table-cell>
          <table:table-cell table:number-columns-repeated="14"/>
        </table:table-row>
        <table:table-row table:style-name="ro1" table:number-rows-repeated="5">
          <table:table-cell table:number-columns-repeated="25"/>
        </table:table-row>
        <table:table-row table:style-name="ro1">
          <table:table-cell table:number-columns-repeated="2"/>
          <table:table-cell>
            <draw:frame table:end-cell-address="theffect_2_1.K68" table:end-x="0.3953in" table:end-y="0.1374in" draw:z-index="0" draw:style-name="gr1" draw:text-style-name="P1" svg:width="6.6402in" svg:height="3.5409in" svg:x="0.8673in" svg:y="0.1524in">
              <draw:object xlink:href="./Object 26" xlink:type="simple" xlink:show="embed" xlink:actuate="onLoad">
                <text:p/>
              </draw:object>
              <draw:image xlink:href="./ObjectReplacements/Object 26" xlink:type="simple" xlink:show="embed" xlink:actuate="onLoad"/>
            </draw:frame>
          </table:table-cell>
          <table:table-cell table:number-columns-repeated="22"/>
        </table:table-row>
      </table:table>
      <table:table table:name="theffect_1_9" table:style-name="ta1" table:print="false">
        <table:table-column table:style-name="co6" table:number-columns-repeated="14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48">
            <text:p>66.48</text:p>
          </table:table-cell>
          <table:table-cell office:value-type="string">
            <text:p>Ov ~</text:p>
          </table:table-cell>
          <table:table-cell table:formula="of:=[.B1]-[$Sheet1.H16]" office:value-type="float" office:value="1.88000000000001">
            <text:p>1.88</text:p>
          </table:table-cell>
          <table:table-cell table:formula="of:=[.D1]" office:value-type="float" office:value="1.88000000000001">
            <text:p>1.88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2"/>
        </table:table-row>
        <table:table-row table:style-name="ro1">
          <table:table-cell office:value-type="string">
            <text:p>temp</text:p>
          </table:table-cell>
          <table:table-cell office:value-type="float" office:value="24.7">
            <text:p>24.7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9">
            <text:p>1.9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9[V]ov">
            <text:p>pkcnt1@1.9[V]ov</text:p>
          </table:table-cell>
          <table:table-cell/>
          <table:table-cell table:formula="of:=CONCATENATE(&quot;pkcnt2@&quot;;[.$E$2];&quot;[V]ov&quot;)" office:value-type="string" office:string-value="pkcnt2@1.9[V]ov">
            <text:p>pkcnt2@1.9[V]ov</text:p>
          </table:table-cell>
          <table:table-cell/>
          <table:table-cell table:formula="of:=CONCATENATE(&quot;coincnt@&quot;;[.$E$2];&quot;[V]ov&quot;)" office:value-type="string" office:string-value="coincnt@1.9[V]ov">
            <text:p>coincnt@1.9[V]ov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930159">
            <text:p>1.930159</text:p>
          </table:table-cell>
          <table:table-cell office:value-type="string">
            <text:p>nrpk1</text:p>
          </table:table-cell>
          <table:table-cell office:value-type="float" office:value="52643">
            <text:p>52643</text:p>
          </table:table-cell>
          <table:table-cell office:value-type="string">
            <text:p>nrpk1</text:p>
          </table:table-cell>
          <table:table-cell office:value-type="float" office:value="62956">
            <text:p>62956</text:p>
          </table:table-cell>
          <table:table-cell office:value-type="string">
            <text:p>coinc</text:p>
          </table:table-cell>
          <table:table-cell office:value-type="float" office:value="2022">
            <text:p>2022</text:p>
          </table:table-cell>
          <table:table-cell/>
          <table:table-cell table:formula="of:=[.D5]-[.D4]" office:value-type="float" office:value="0.211111">
            <text:p>0.2111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2.171429">
            <text:p>2.171429</text:p>
          </table:table-cell>
          <table:table-cell office:value-type="string">
            <text:p>nrpk1</text:p>
          </table:table-cell>
          <table:table-cell office:value-type="float" office:value="52868">
            <text:p>52868</text:p>
          </table:table-cell>
          <table:table-cell office:value-type="string">
            <text:p>nrpk1</text:p>
          </table:table-cell>
          <table:table-cell office:value-type="float" office:value="63169">
            <text:p>63169</text:p>
          </table:table-cell>
          <table:table-cell office:value-type="string">
            <text:p>coinc</text:p>
          </table:table-cell>
          <table:table-cell office:value-type="float" office:value="2025">
            <text:p>2025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412698">
            <text:p>2.412698</text:p>
          </table:table-cell>
          <table:table-cell office:value-type="string">
            <text:p>nrpk1</text:p>
          </table:table-cell>
          <table:table-cell office:value-type="float" office:value="52915">
            <text:p>52915</text:p>
          </table:table-cell>
          <table:table-cell office:value-type="string">
            <text:p>nrpk1</text:p>
          </table:table-cell>
          <table:table-cell office:value-type="float" office:value="63308">
            <text:p>63308</text:p>
          </table:table-cell>
          <table:table-cell office:value-type="string">
            <text:p>coinc</text:p>
          </table:table-cell>
          <table:table-cell office:value-type="float" office:value="2023">
            <text:p>202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653968">
            <text:p>2.653968</text:p>
          </table:table-cell>
          <table:table-cell office:value-type="string">
            <text:p>nrpk1</text:p>
          </table:table-cell>
          <table:table-cell office:value-type="float" office:value="52399">
            <text:p>52399</text:p>
          </table:table-cell>
          <table:table-cell office:value-type="string">
            <text:p>nrpk1</text:p>
          </table:table-cell>
          <table:table-cell office:value-type="float" office:value="62495">
            <text:p>62495</text:p>
          </table:table-cell>
          <table:table-cell office:value-type="string">
            <text:p>coinc</text:p>
          </table:table-cell>
          <table:table-cell office:value-type="float" office:value="1981">
            <text:p>198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895238">
            <text:p>2.895238</text:p>
          </table:table-cell>
          <table:table-cell office:value-type="string">
            <text:p>nrpk1</text:p>
          </table:table-cell>
          <table:table-cell office:value-type="float" office:value="49415">
            <text:p>49415</text:p>
          </table:table-cell>
          <table:table-cell office:value-type="string">
            <text:p>nrpk1</text:p>
          </table:table-cell>
          <table:table-cell office:value-type="float" office:value="59891">
            <text:p>59891</text:p>
          </table:table-cell>
          <table:table-cell office:value-type="string">
            <text:p>coinc</text:p>
          </table:table-cell>
          <table:table-cell office:value-type="float" office:value="1806">
            <text:p>180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3.136508">
            <text:p>3.136508</text:p>
          </table:table-cell>
          <table:table-cell office:value-type="string">
            <text:p>nrpk1</text:p>
          </table:table-cell>
          <table:table-cell office:value-type="float" office:value="43896">
            <text:p>43896</text:p>
          </table:table-cell>
          <table:table-cell office:value-type="string">
            <text:p>nrpk1</text:p>
          </table:table-cell>
          <table:table-cell office:value-type="float" office:value="51376">
            <text:p>51376</text:p>
          </table:table-cell>
          <table:table-cell office:value-type="string">
            <text:p>coinc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33160">
            <text:p>33160</text:p>
          </table:table-cell>
          <table:table-cell office:value-type="string">
            <text:p>nrpk1</text:p>
          </table:table-cell>
          <table:table-cell office:value-type="float" office:value="41367">
            <text:p>41367</text:p>
          </table:table-cell>
          <table:table-cell office:value-type="string">
            <text:p>coinc</text:p>
          </table:table-cell>
          <table:table-cell office:value-type="float" office:value="847">
            <text:p>84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619048">
            <text:p>3.619048</text:p>
          </table:table-cell>
          <table:table-cell office:value-type="string">
            <text:p>nrpk1</text:p>
          </table:table-cell>
          <table:table-cell office:value-type="float" office:value="23169">
            <text:p>23169</text:p>
          </table:table-cell>
          <table:table-cell office:value-type="string">
            <text:p>nrpk1</text:p>
          </table:table-cell>
          <table:table-cell office:value-type="float" office:value="29557">
            <text:p>29557</text:p>
          </table:table-cell>
          <table:table-cell office:value-type="string">
            <text:p>coinc</text:p>
          </table:table-cell>
          <table:table-cell office:value-type="float" office:value="429">
            <text:p>42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860317">
            <text:p>3.860317</text:p>
          </table:table-cell>
          <table:table-cell office:value-type="string">
            <text:p>nrpk1</text:p>
          </table:table-cell>
          <table:table-cell office:value-type="float" office:value="20048">
            <text:p>20048</text:p>
          </table:table-cell>
          <table:table-cell office:value-type="string">
            <text:p>nrpk1</text:p>
          </table:table-cell>
          <table:table-cell office:value-type="float" office:value="23005">
            <text:p>23005</text:p>
          </table:table-cell>
          <table:table-cell office:value-type="string">
            <text:p>coinc</text:p>
          </table:table-cell>
          <table:table-cell office:value-type="float" office:value="285">
            <text:p>285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4.101587">
            <text:p>4.101587</text:p>
          </table:table-cell>
          <table:table-cell office:value-type="string">
            <text:p>nrpk1</text:p>
          </table:table-cell>
          <table:table-cell office:value-type="float" office:value="18069">
            <text:p>18069</text:p>
          </table:table-cell>
          <table:table-cell office:value-type="string">
            <text:p>nrpk1</text:p>
          </table:table-cell>
          <table:table-cell office:value-type="float" office:value="21330">
            <text:p>21330</text:p>
          </table:table-cell>
          <table:table-cell office:value-type="string">
            <text:p>coinc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4.342857">
            <text:p>4.342857</text:p>
          </table:table-cell>
          <table:table-cell office:value-type="string">
            <text:p>nrpk1</text:p>
          </table:table-cell>
          <table:table-cell office:value-type="float" office:value="17687">
            <text:p>17687</text:p>
          </table:table-cell>
          <table:table-cell office:value-type="string">
            <text:p>nrpk1</text:p>
          </table:table-cell>
          <table:table-cell office:value-type="float" office:value="20508">
            <text:p>20508</text:p>
          </table:table-cell>
          <table:table-cell office:value-type="string">
            <text:p>coinc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584127">
            <text:p>4.584127</text:p>
          </table:table-cell>
          <table:table-cell office:value-type="string">
            <text:p>nrpk1</text:p>
          </table:table-cell>
          <table:table-cell office:value-type="float" office:value="17389">
            <text:p>17389</text:p>
          </table:table-cell>
          <table:table-cell office:value-type="string">
            <text:p>nrpk1</text:p>
          </table:table-cell>
          <table:table-cell office:value-type="float" office:value="20113">
            <text:p>20113</text:p>
          </table:table-cell>
          <table:table-cell office:value-type="string">
            <text:p>coinc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825397">
            <text:p>4.825397</text:p>
          </table:table-cell>
          <table:table-cell office:value-type="string">
            <text:p>nrpk1</text:p>
          </table:table-cell>
          <table:table-cell office:value-type="float" office:value="17156">
            <text:p>17156</text:p>
          </table:table-cell>
          <table:table-cell office:value-type="string">
            <text:p>nrpk1</text:p>
          </table:table-cell>
          <table:table-cell office:value-type="float" office:value="19897">
            <text:p>19897</text:p>
          </table:table-cell>
          <table:table-cell office:value-type="string">
            <text:p>coinc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7022">
            <text:p>17022</text:p>
          </table:table-cell>
          <table:table-cell office:value-type="string">
            <text:p>nrpk1</text:p>
          </table:table-cell>
          <table:table-cell office:value-type="float" office:value="19560">
            <text:p>19560</text:p>
          </table:table-cell>
          <table:table-cell office:value-type="string">
            <text:p>coinc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5.307937">
            <text:p>5.307937</text:p>
          </table:table-cell>
          <table:table-cell office:value-type="string">
            <text:p>nrpk1</text:p>
          </table:table-cell>
          <table:table-cell office:value-type="float" office:value="16821">
            <text:p>16821</text:p>
          </table:table-cell>
          <table:table-cell office:value-type="string">
            <text:p>nrpk1</text:p>
          </table:table-cell>
          <table:table-cell office:value-type="float" office:value="19276">
            <text:p>19276</text:p>
          </table:table-cell>
          <table:table-cell office:value-type="string">
            <text:p>coinc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5.549206">
            <text:p>5.549206</text:p>
          </table:table-cell>
          <table:table-cell office:value-type="string">
            <text:p>nrpk1</text:p>
          </table:table-cell>
          <table:table-cell office:value-type="float" office:value="16636">
            <text:p>16636</text:p>
          </table:table-cell>
          <table:table-cell office:value-type="string">
            <text:p>nrpk1</text:p>
          </table:table-cell>
          <table:table-cell office:value-type="float" office:value="19110">
            <text:p>19110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790476">
            <text:p>5.790476</text:p>
          </table:table-cell>
          <table:table-cell office:value-type="string">
            <text:p>nrpk1</text:p>
          </table:table-cell>
          <table:table-cell office:value-type="float" office:value="16503">
            <text:p>16503</text:p>
          </table:table-cell>
          <table:table-cell office:value-type="string">
            <text:p>nrpk1</text:p>
          </table:table-cell>
          <table:table-cell office:value-type="float" office:value="18810">
            <text:p>18810</text:p>
          </table:table-cell>
          <table:table-cell office:value-type="string">
            <text:p>coinc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6.031746">
            <text:p>6.031746</text:p>
          </table:table-cell>
          <table:table-cell office:value-type="string">
            <text:p>nrpk1</text:p>
          </table:table-cell>
          <table:table-cell office:value-type="float" office:value="16285">
            <text:p>16285</text:p>
          </table:table-cell>
          <table:table-cell office:value-type="string">
            <text:p>nrpk1</text:p>
          </table:table-cell>
          <table:table-cell office:value-type="float" office:value="18591">
            <text:p>18591</text:p>
          </table:table-cell>
          <table:table-cell office:value-type="string">
            <text:p>coinc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6.273016">
            <text:p>6.273016</text:p>
          </table:table-cell>
          <table:table-cell office:value-type="string">
            <text:p>nrpk1</text:p>
          </table:table-cell>
          <table:table-cell office:value-type="float" office:value="15976">
            <text:p>15976</text:p>
          </table:table-cell>
          <table:table-cell office:value-type="string">
            <text:p>nrpk1</text:p>
          </table:table-cell>
          <table:table-cell office:value-type="float" office:value="18146">
            <text:p>18146</text:p>
          </table:table-cell>
          <table:table-cell office:value-type="string">
            <text:p>coinc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6.514286">
            <text:p>6.514286</text:p>
          </table:table-cell>
          <table:table-cell office:value-type="string">
            <text:p>nrpk1</text:p>
          </table:table-cell>
          <table:table-cell office:value-type="float" office:value="15605">
            <text:p>15605</text:p>
          </table:table-cell>
          <table:table-cell office:value-type="string">
            <text:p>nrpk1</text:p>
          </table:table-cell>
          <table:table-cell office:value-type="float" office:value="17215">
            <text:p>17215</text:p>
          </table:table-cell>
          <table:table-cell office:value-type="string">
            <text:p>coinc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14690">
            <text:p>14690</text:p>
          </table:table-cell>
          <table:table-cell office:value-type="string">
            <text:p>nrpk1</text:p>
          </table:table-cell>
          <table:table-cell office:value-type="float" office:value="16277">
            <text:p>16277</text:p>
          </table:table-cell>
          <table:table-cell office:value-type="string">
            <text:p>coinc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996825">
            <text:p>6.996825</text:p>
          </table:table-cell>
          <table:table-cell office:value-type="string">
            <text:p>nrpk1</text:p>
          </table:table-cell>
          <table:table-cell office:value-type="float" office:value="13161">
            <text:p>13161</text:p>
          </table:table-cell>
          <table:table-cell office:value-type="string">
            <text:p>nrpk1</text:p>
          </table:table-cell>
          <table:table-cell office:value-type="float" office:value="14236">
            <text:p>14236</text:p>
          </table:table-cell>
          <table:table-cell office:value-type="string">
            <text:p>coinc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7.238095">
            <text:p>7.238095</text:p>
          </table:table-cell>
          <table:table-cell office:value-type="string">
            <text:p>nrpk1</text:p>
          </table:table-cell>
          <table:table-cell office:value-type="float" office:value="11774">
            <text:p>11774</text:p>
          </table:table-cell>
          <table:table-cell office:value-type="string">
            <text:p>nrpk1</text:p>
          </table:table-cell>
          <table:table-cell office:value-type="float" office:value="11970">
            <text:p>11970</text:p>
          </table:table-cell>
          <table:table-cell office:value-type="string">
            <text:p>coinc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7.479365">
            <text:p>7.479365</text:p>
          </table:table-cell>
          <table:table-cell office:value-type="string">
            <text:p>nrpk1</text:p>
          </table:table-cell>
          <table:table-cell office:value-type="float" office:value="9741">
            <text:p>9741</text:p>
          </table:table-cell>
          <table:table-cell office:value-type="string">
            <text:p>nrpk1</text:p>
          </table:table-cell>
          <table:table-cell office:value-type="float" office:value="10557">
            <text:p>10557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7.720635">
            <text:p>7.720635</text:p>
          </table:table-cell>
          <table:table-cell office:value-type="string">
            <text:p>nrpk1</text:p>
          </table:table-cell>
          <table:table-cell office:value-type="float" office:value="8705">
            <text:p>8705</text:p>
          </table:table-cell>
          <table:table-cell office:value-type="string">
            <text:p>nrpk1</text:p>
          </table:table-cell>
          <table:table-cell office:value-type="float" office:value="8929">
            <text:p>8929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7.961905">
            <text:p>7.961905</text:p>
          </table:table-cell>
          <table:table-cell office:value-type="string">
            <text:p>nrpk1</text:p>
          </table:table-cell>
          <table:table-cell office:value-type="float" office:value="7540">
            <text:p>7540</text:p>
          </table:table-cell>
          <table:table-cell office:value-type="string">
            <text:p>nrpk1</text:p>
          </table:table-cell>
          <table:table-cell office:value-type="float" office:value="8007">
            <text:p>8007</text:p>
          </table:table-cell>
          <table:table-cell office:value-type="string">
            <text:p>coinc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8.203175">
            <text:p>8.203175</text:p>
          </table:table-cell>
          <table:table-cell office:value-type="string">
            <text:p>nrpk1</text:p>
          </table:table-cell>
          <table:table-cell office:value-type="float" office:value="6968">
            <text:p>6968</text:p>
          </table:table-cell>
          <table:table-cell office:value-type="string">
            <text:p>nrpk1</text:p>
          </table:table-cell>
          <table:table-cell office:value-type="float" office:value="7672">
            <text:p>7672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6808">
            <text:p>6808</text:p>
          </table:table-cell>
          <table:table-cell office:value-type="string">
            <text:p>nrpk1</text:p>
          </table:table-cell>
          <table:table-cell office:value-type="float" office:value="7415">
            <text:p>7415</text:p>
          </table:table-cell>
          <table:table-cell office:value-type="string">
            <text:p>coinc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8.685714">
            <text:p>8.685714</text:p>
          </table:table-cell>
          <table:table-cell office:value-type="string">
            <text:p>nrpk1</text:p>
          </table:table-cell>
          <table:table-cell office:value-type="float" office:value="6661">
            <text:p>6661</text:p>
          </table:table-cell>
          <table:table-cell office:value-type="string">
            <text:p>nrpk1</text:p>
          </table:table-cell>
          <table:table-cell office:value-type="float" office:value="7306">
            <text:p>7306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8.926984">
            <text:p>8.926984</text:p>
          </table:table-cell>
          <table:table-cell office:value-type="string">
            <text:p>nrpk1</text:p>
          </table:table-cell>
          <table:table-cell office:value-type="float" office:value="6550">
            <text:p>6550</text:p>
          </table:table-cell>
          <table:table-cell office:value-type="string">
            <text:p>nrpk1</text:p>
          </table:table-cell>
          <table:table-cell office:value-type="float" office:value="7152">
            <text:p>7152</text:p>
          </table:table-cell>
          <table:table-cell office:value-type="string">
            <text:p>coinc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9.168254">
            <text:p>9.168254</text:p>
          </table:table-cell>
          <table:table-cell office:value-type="string">
            <text:p>nrpk1</text:p>
          </table:table-cell>
          <table:table-cell office:value-type="float" office:value="6492">
            <text:p>6492</text:p>
          </table:table-cell>
          <table:table-cell office:value-type="string">
            <text:p>nrpk1</text:p>
          </table:table-cell>
          <table:table-cell office:value-type="float" office:value="7007">
            <text:p>7007</text:p>
          </table:table-cell>
          <table:table-cell office:value-type="string">
            <text:p>coinc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9.409524">
            <text:p>9.409524</text:p>
          </table:table-cell>
          <table:table-cell office:value-type="string">
            <text:p>nrpk1</text:p>
          </table:table-cell>
          <table:table-cell office:value-type="float" office:value="6373">
            <text:p>6373</text:p>
          </table:table-cell>
          <table:table-cell office:value-type="string">
            <text:p>nrpk1</text:p>
          </table:table-cell>
          <table:table-cell office:value-type="float" office:value="6896">
            <text:p>6896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9.650794">
            <text:p>9.650794</text:p>
          </table:table-cell>
          <table:table-cell office:value-type="string">
            <text:p>nrpk1</text:p>
          </table:table-cell>
          <table:table-cell office:value-type="float" office:value="6250">
            <text:p>6250</text:p>
          </table:table-cell>
          <table:table-cell office:value-type="string">
            <text:p>nrpk1</text:p>
          </table:table-cell>
          <table:table-cell office:value-type="float" office:value="6705">
            <text:p>6705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9.892063">
            <text:p>9.892063</text:p>
          </table:table-cell>
          <table:table-cell office:value-type="string">
            <text:p>nrpk1</text:p>
          </table:table-cell>
          <table:table-cell office:value-type="float" office:value="6165">
            <text:p>6165</text:p>
          </table:table-cell>
          <table:table-cell office:value-type="string">
            <text:p>nrpk1</text:p>
          </table:table-cell>
          <table:table-cell office:value-type="float" office:value="6493">
            <text:p>6493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10.133333">
            <text:p>10.133333</text:p>
          </table:table-cell>
          <table:table-cell office:value-type="string">
            <text:p>nrpk1</text:p>
          </table:table-cell>
          <table:table-cell office:value-type="float" office:value="5994">
            <text:p>5994</text:p>
          </table:table-cell>
          <table:table-cell office:value-type="string">
            <text:p>nrpk1</text:p>
          </table:table-cell>
          <table:table-cell office:value-type="float" office:value="6288">
            <text:p>6288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>
            <text:p><text:s/>20160113_1721</text:p>
          </table:table-cell>
          <table:table-cell table:number-columns-repeated="3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>
            <draw:frame table:end-cell-address="theffect_1_9.K67" table:end-x="0.3953in" table:end-y="0.0567in" draw:z-index="0" draw:style-name="gr1" draw:text-style-name="P1" svg:width="6.6402in" svg:height="3.5433in" svg:x="0.8673in" svg:y="0.0697in">
              <draw:object draw:notify-on-update-of-ranges="theffect_1_9.D4:theffect_1_9.D38 theffect_1_9.H3:theffect_1_9.H3 theffect_1_9.H4:theffect_1_9.H38 theffect_1_9.D4:theffect_1_9.D38 theffect_1_9.J3:theffect_1_9.J3 theffect_1_9.J4:theffect_1_9.J38 theffect_1_9.D4:theffect_1_9.D38 theffect_1_9.L3:theffect_1_9.L3 theffect_1_9.L4:theffect_1_9.L3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theffect_1_7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&quot;)" office:value-type="string" office:string-value="coincnt@1.7[V]ov">
            <text:p>coincnt@1.7[V]ov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@1.7[V]ovSTH">
            <text:p>pkcnt1@1.7[V]ovSTH</text:p>
          </table:table-cell>
          <table:table-cell/>
          <table:table-cell table:formula="of:=CONCATENATE([.J3];&quot;STH&quot;)" office:value-type="string" office:string-value="pkcnt2@1.7[V]ovSTH">
            <text:p>pkcnt2@1.7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1540">
            <text:p>51540</text:p>
          </table:table-cell>
          <table:table-cell office:value-type="string">
            <text:p>nrpk1</text:p>
          </table:table-cell>
          <table:table-cell office:value-type="float" office:value="55555">
            <text:p>55555</text:p>
          </table:table-cell>
          <table:table-cell office:value-type="string">
            <text:p>coinc</text:p>
          </table:table-cell>
          <table:table-cell office:value-type="float" office:value="1785">
            <text:p>1785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398103">
            <text:p>398103</text:p>
          </table:table-cell>
          <table:table-cell office:value-type="string">
            <text:p>nrpk1</text:p>
          </table:table-cell>
          <table:table-cell office:value-type="float" office:value="480481">
            <text:p>480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122">
            <text:p>51122</text:p>
          </table:table-cell>
          <table:table-cell office:value-type="string">
            <text:p>nrpk1</text:p>
          </table:table-cell>
          <table:table-cell office:value-type="float" office:value="55410">
            <text:p>55410</text:p>
          </table:table-cell>
          <table:table-cell office:value-type="string">
            <text:p>coinc</text:p>
          </table:table-cell>
          <table:table-cell office:value-type="float" office:value="1792">
            <text:p>1792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373472">
            <text:p>373472</text:p>
          </table:table-cell>
          <table:table-cell office:value-type="string">
            <text:p>nrpk1</text:p>
          </table:table-cell>
          <table:table-cell office:value-type="float" office:value="461168">
            <text:p>4611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8406">
            <text:p>48406</text:p>
          </table:table-cell>
          <table:table-cell office:value-type="string">
            <text:p>nrpk1</text:p>
          </table:table-cell>
          <table:table-cell office:value-type="float" office:value="53798">
            <text:p>53798</text:p>
          </table:table-cell>
          <table:table-cell office:value-type="string">
            <text:p>coinc</text:p>
          </table:table-cell>
          <table:table-cell office:value-type="float" office:value="1634">
            <text:p>1634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358890">
            <text:p>358890</text:p>
          </table:table-cell>
          <table:table-cell office:value-type="string">
            <text:p>nrpk1</text:p>
          </table:table-cell>
          <table:table-cell office:value-type="float" office:value="432752">
            <text:p>4327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1080">
            <text:p>41080</text:p>
          </table:table-cell>
          <table:table-cell office:value-type="string">
            <text:p>nrpk1</text:p>
          </table:table-cell>
          <table:table-cell office:value-type="float" office:value="48428">
            <text:p>48428</text:p>
          </table:table-cell>
          <table:table-cell office:value-type="string">
            <text:p>coinc</text:p>
          </table:table-cell>
          <table:table-cell office:value-type="float" office:value="1252">
            <text:p>125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335380">
            <text:p>335380</text:p>
          </table:table-cell>
          <table:table-cell office:value-type="string">
            <text:p>nrpk1</text:p>
          </table:table-cell>
          <table:table-cell office:value-type="float" office:value="404554">
            <text:p>4045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30869">
            <text:p>30869</text:p>
          </table:table-cell>
          <table:table-cell office:value-type="string">
            <text:p>nrpk1</text:p>
          </table:table-cell>
          <table:table-cell office:value-type="float" office:value="38644">
            <text:p>38644</text:p>
          </table:table-cell>
          <table:table-cell office:value-type="string">
            <text:p>coinc</text:p>
          </table:table-cell>
          <table:table-cell office:value-type="float" office:value="774">
            <text:p>77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312105">
            <text:p>312105</text:p>
          </table:table-cell>
          <table:table-cell office:value-type="string">
            <text:p>nrpk1</text:p>
          </table:table-cell>
          <table:table-cell office:value-type="float" office:value="384273">
            <text:p>3842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21425">
            <text:p>21425</text:p>
          </table:table-cell>
          <table:table-cell office:value-type="string">
            <text:p>nrpk1</text:p>
          </table:table-cell>
          <table:table-cell office:value-type="float" office:value="25395">
            <text:p>25395</text:p>
          </table:table-cell>
          <table:table-cell office:value-type="string">
            <text:p>coinc</text:p>
          </table:table-cell>
          <table:table-cell office:value-type="float" office:value="338">
            <text:p>33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292613">
            <text:p>292613</text:p>
          </table:table-cell>
          <table:table-cell office:value-type="string">
            <text:p>nrpk1</text:p>
          </table:table-cell>
          <table:table-cell office:value-type="float" office:value="354202">
            <text:p>354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8837">
            <text:p>18837</text:p>
          </table:table-cell>
          <table:table-cell office:value-type="string">
            <text:p>nrpk1</text:p>
          </table:table-cell>
          <table:table-cell office:value-type="float" office:value="20499">
            <text:p>20499</text:p>
          </table:table-cell>
          <table:table-cell office:value-type="string">
            <text:p>coinc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263923">
            <text:p>263923</text:p>
          </table:table-cell>
          <table:table-cell office:value-type="string">
            <text:p>nrpk1</text:p>
          </table:table-cell>
          <table:table-cell office:value-type="float" office:value="328780">
            <text:p>3287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8182">
            <text:p>18182</text:p>
          </table:table-cell>
          <table:table-cell office:value-type="string">
            <text:p>nrpk1</text:p>
          </table:table-cell>
          <table:table-cell office:value-type="float" office:value="18967">
            <text:p>18967</text:p>
          </table:table-cell>
          <table:table-cell office:value-type="string">
            <text:p>coinc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229049">
            <text:p>229049</text:p>
          </table:table-cell>
          <table:table-cell office:value-type="string">
            <text:p>nrpk1</text:p>
          </table:table-cell>
          <table:table-cell office:value-type="float" office:value="293906">
            <text:p>2939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17950">
            <text:p>17950</text:p>
          </table:table-cell>
          <table:table-cell office:value-type="string">
            <text:p>nrpk1</text:p>
          </table:table-cell>
          <table:table-cell office:value-type="float" office:value="18486">
            <text:p>18486</text:p>
          </table:table-cell>
          <table:table-cell office:value-type="string">
            <text:p>coinc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06155">
            <text:p>206155</text:p>
          </table:table-cell>
          <table:table-cell office:value-type="string">
            <text:p>nrpk1</text:p>
          </table:table-cell>
          <table:table-cell office:value-type="float" office:value="251505">
            <text:p>2515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7735">
            <text:p>17735</text:p>
          </table:table-cell>
          <table:table-cell office:value-type="string">
            <text:p>nrpk1</text:p>
          </table:table-cell>
          <table:table-cell office:value-type="float" office:value="18211">
            <text:p>18211</text:p>
          </table:table-cell>
          <table:table-cell office:value-type="string">
            <text:p>coinc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169410">
            <text:p>169410</text:p>
          </table:table-cell>
          <table:table-cell office:value-type="string">
            <text:p>nrpk1</text:p>
          </table:table-cell>
          <table:table-cell office:value-type="float" office:value="220051">
            <text:p>2200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7545">
            <text:p>17545</text:p>
          </table:table-cell>
          <table:table-cell office:value-type="string">
            <text:p>nrpk1</text:p>
          </table:table-cell>
          <table:table-cell office:value-type="float" office:value="17974">
            <text:p>17974</text:p>
          </table:table-cell>
          <table:table-cell office:value-type="string">
            <text:p>coinc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146729">
            <text:p>146729</text:p>
          </table:table-cell>
          <table:table-cell office:value-type="string">
            <text:p>nrpk1</text:p>
          </table:table-cell>
          <table:table-cell office:value-type="float" office:value="177068">
            <text:p>1770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7303">
            <text:p>17303</text:p>
          </table:table-cell>
          <table:table-cell office:value-type="string">
            <text:p>nrpk1</text:p>
          </table:table-cell>
          <table:table-cell office:value-type="float" office:value="17688">
            <text:p>17688</text:p>
          </table:table-cell>
          <table:table-cell office:value-type="string">
            <text:p>coinc</text:p>
          </table:table-cell>
          <table:table-cell office:value-type="float" office:value="188">
            <text:p>188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123079">
            <text:p>123079</text:p>
          </table:table-cell>
          <table:table-cell office:value-type="string">
            <text:p>nrpk1</text:p>
          </table:table-cell>
          <table:table-cell office:value-type="float" office:value="145584">
            <text:p>1455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146">
            <text:p>17146</text:p>
          </table:table-cell>
          <table:table-cell office:value-type="string">
            <text:p>nrpk1</text:p>
          </table:table-cell>
          <table:table-cell office:value-type="float" office:value="17470">
            <text:p>17470</text:p>
          </table:table-cell>
          <table:table-cell office:value-type="string">
            <text:p>coinc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09894">
            <text:p>109894</text:p>
          </table:table-cell>
          <table:table-cell office:value-type="string">
            <text:p>nrpk1</text:p>
          </table:table-cell>
          <table:table-cell office:value-type="float" office:value="130950">
            <text:p>130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985">
            <text:p>16985</text:p>
          </table:table-cell>
          <table:table-cell office:value-type="string">
            <text:p>nrpk1</text:p>
          </table:table-cell>
          <table:table-cell office:value-type="float" office:value="17250">
            <text:p>17250</text:p>
          </table:table-cell>
          <table:table-cell office:value-type="string">
            <text:p>coinc</text:p>
          </table:table-cell>
          <table:table-cell office:value-type="float" office:value="178">
            <text:p>17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104731">
            <text:p>104731</text:p>
          </table:table-cell>
          <table:table-cell office:value-type="string">
            <text:p>nrpk1</text:p>
          </table:table-cell>
          <table:table-cell office:value-type="float" office:value="118934">
            <text:p>1189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762">
            <text:p>16762</text:p>
          </table:table-cell>
          <table:table-cell office:value-type="string">
            <text:p>nrpk1</text:p>
          </table:table-cell>
          <table:table-cell office:value-type="float" office:value="17003">
            <text:p>17003</text:p>
          </table:table-cell>
          <table:table-cell office:value-type="string">
            <text:p>coinc</text:p>
          </table:table-cell>
          <table:table-cell office:value-type="float" office:value="169">
            <text:p>169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99436">
            <text:p>99436</text:p>
          </table:table-cell>
          <table:table-cell office:value-type="string">
            <text:p>nrpk1</text:p>
          </table:table-cell>
          <table:table-cell office:value-type="float" office:value="111869">
            <text:p>1118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6350">
            <text:p>16350</text:p>
          </table:table-cell>
          <table:table-cell office:value-type="string">
            <text:p>nrpk1</text:p>
          </table:table-cell>
          <table:table-cell office:value-type="float" office:value="16581">
            <text:p>16581</text:p>
          </table:table-cell>
          <table:table-cell office:value-type="string">
            <text:p>coinc</text:p>
          </table:table-cell>
          <table:table-cell office:value-type="float" office:value="167">
            <text:p>16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95226">
            <text:p>95226</text:p>
          </table:table-cell>
          <table:table-cell office:value-type="string">
            <text:p>nrpk1</text:p>
          </table:table-cell>
          <table:table-cell office:value-type="float" office:value="108169">
            <text:p>1081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5090">
            <text:p>15090</text:p>
          </table:table-cell>
          <table:table-cell office:value-type="string">
            <text:p>nrpk1</text:p>
          </table:table-cell>
          <table:table-cell office:value-type="float" office:value="15182">
            <text:p>15182</text:p>
          </table:table-cell>
          <table:table-cell office:value-type="string">
            <text:p>coinc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92323">
            <text:p>92323</text:p>
          </table:table-cell>
          <table:table-cell office:value-type="string">
            <text:p>nrpk1</text:p>
          </table:table-cell>
          <table:table-cell office:value-type="float" office:value="102809">
            <text:p>10280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3399">
            <text:p>13399</text:p>
          </table:table-cell>
          <table:table-cell office:value-type="string">
            <text:p>nrpk1</text:p>
          </table:table-cell>
          <table:table-cell office:value-type="float" office:value="13553">
            <text:p>13553</text:p>
          </table:table-cell>
          <table:table-cell office:value-type="string">
            <text:p>coinc</text:p>
          </table:table-cell>
          <table:table-cell office:value-type="float" office:value="109">
            <text:p>109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88129">
            <text:p>88129</text:p>
          </table:table-cell>
          <table:table-cell office:value-type="string">
            <text:p>nrpk1</text:p>
          </table:table-cell>
          <table:table-cell office:value-type="float" office:value="99549">
            <text:p>995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1526">
            <text:p>11526</text:p>
          </table:table-cell>
          <table:table-cell office:value-type="string">
            <text:p>nrpk1</text:p>
          </table:table-cell>
          <table:table-cell office:value-type="float" office:value="11462">
            <text:p>11462</text:p>
          </table:table-cell>
          <table:table-cell office:value-type="string">
            <text:p>coinc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83915">
            <text:p>83915</text:p>
          </table:table-cell>
          <table:table-cell office:value-type="string">
            <text:p>nrpk1</text:p>
          </table:table-cell>
          <table:table-cell office:value-type="float" office:value="94902">
            <text:p>949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9644">
            <text:p>9644</text:p>
          </table:table-cell>
          <table:table-cell office:value-type="string">
            <text:p>nrpk1</text:p>
          </table:table-cell>
          <table:table-cell office:value-type="float" office:value="9609">
            <text:p>9609</text:p>
          </table:table-cell>
          <table:table-cell office:value-type="string">
            <text:p>coinc</text:p>
          </table:table-cell>
          <table:table-cell office:value-type="float" office:value="52">
            <text:p>5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81241">
            <text:p>81241</text:p>
          </table:table-cell>
          <table:table-cell office:value-type="string">
            <text:p>nrpk1</text:p>
          </table:table-cell>
          <table:table-cell office:value-type="float" office:value="89633">
            <text:p>896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8435">
            <text:p>8435</text:p>
          </table:table-cell>
          <table:table-cell office:value-type="string">
            <text:p>nrpk1</text:p>
          </table:table-cell>
          <table:table-cell office:value-type="float" office:value="8308">
            <text:p>8308</text:p>
          </table:table-cell>
          <table:table-cell office:value-type="string">
            <text:p>coinc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77275">
            <text:p>77275</text:p>
          </table:table-cell>
          <table:table-cell office:value-type="string">
            <text:p>nrpk1</text:p>
          </table:table-cell>
          <table:table-cell office:value-type="float" office:value="86528">
            <text:p>865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7700">
            <text:p>7700</text:p>
          </table:table-cell>
          <table:table-cell office:value-type="string">
            <text:p>nrpk1</text:p>
          </table:table-cell>
          <table:table-cell office:value-type="float" office:value="7337">
            <text:p>7337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73405">
            <text:p>73405</text:p>
          </table:table-cell>
          <table:table-cell office:value-type="string">
            <text:p>nrpk1</text:p>
          </table:table-cell>
          <table:table-cell office:value-type="float" office:value="81669">
            <text:p>816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7490">
            <text:p>7490</text:p>
          </table:table-cell>
          <table:table-cell office:value-type="string">
            <text:p>nrpk1</text:p>
          </table:table-cell>
          <table:table-cell office:value-type="float" office:value="7063">
            <text:p>7063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70534">
            <text:p>70534</text:p>
          </table:table-cell>
          <table:table-cell office:value-type="string">
            <text:p>nrpk1</text:p>
          </table:table-cell>
          <table:table-cell office:value-type="float" office:value="77013">
            <text:p>7701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7367">
            <text:p>7367</text:p>
          </table:table-cell>
          <table:table-cell office:value-type="string">
            <text:p>nrpk1</text:p>
          </table:table-cell>
          <table:table-cell office:value-type="float" office:value="6897">
            <text:p>6897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66299">
            <text:p>66299</text:p>
          </table:table-cell>
          <table:table-cell office:value-type="string">
            <text:p>nrpk1</text:p>
          </table:table-cell>
          <table:table-cell office:value-type="float" office:value="73789">
            <text:p>737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263">
            <text:p>7263</text:p>
          </table:table-cell>
          <table:table-cell office:value-type="string">
            <text:p>nrpk1</text:p>
          </table:table-cell>
          <table:table-cell office:value-type="float" office:value="6781">
            <text:p>6781</text:p>
          </table:table-cell>
          <table:table-cell office:value-type="string">
            <text:p>coinc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63519">
            <text:p>63519</text:p>
          </table:table-cell>
          <table:table-cell office:value-type="string">
            <text:p>nrpk1</text:p>
          </table:table-cell>
          <table:table-cell office:value-type="float" office:value="68663">
            <text:p>686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168">
            <text:p>7168</text:p>
          </table:table-cell>
          <table:table-cell office:value-type="string">
            <text:p>nrpk1</text:p>
          </table:table-cell>
          <table:table-cell office:value-type="float" office:value="6664">
            <text:p>6664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58599">
            <text:p>58599</text:p>
          </table:table-cell>
          <table:table-cell office:value-type="string">
            <text:p>nrpk1</text:p>
          </table:table-cell>
          <table:table-cell office:value-type="float" office:value="62958">
            <text:p>629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7041">
            <text:p>7041</text:p>
          </table:table-cell>
          <table:table-cell office:value-type="string">
            <text:p>nrpk1</text:p>
          </table:table-cell>
          <table:table-cell office:value-type="float" office:value="6526">
            <text:p>6526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53443">
            <text:p>53443</text:p>
          </table:table-cell>
          <table:table-cell office:value-type="string">
            <text:p>nrpk1</text:p>
          </table:table-cell>
          <table:table-cell office:value-type="float" office:value="59090">
            <text:p>5909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6928">
            <text:p>6928</text:p>
          </table:table-cell>
          <table:table-cell office:value-type="string">
            <text:p>nrpk1</text:p>
          </table:table-cell>
          <table:table-cell office:value-type="float" office:value="6379">
            <text:p>6379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49713">
            <text:p>49713</text:p>
          </table:table-cell>
          <table:table-cell office:value-type="string">
            <text:p>nrpk1</text:p>
          </table:table-cell>
          <table:table-cell office:value-type="float" office:value="52597">
            <text:p>5259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6755">
            <text:p>6755</text:p>
          </table:table-cell>
          <table:table-cell office:value-type="string">
            <text:p>nrpk1</text:p>
          </table:table-cell>
          <table:table-cell office:value-type="float" office:value="6194">
            <text:p>6194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43372">
            <text:p>43372</text:p>
          </table:table-cell>
          <table:table-cell office:value-type="string">
            <text:p>nrpk1</text:p>
          </table:table-cell>
          <table:table-cell office:value-type="float" office:value="47833">
            <text:p>47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459">
            <text:p>6459</text:p>
          </table:table-cell>
          <table:table-cell office:value-type="string">
            <text:p>nrpk1</text:p>
          </table:table-cell>
          <table:table-cell office:value-type="float" office:value="5892">
            <text:p>5892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37556">
            <text:p>37556</text:p>
          </table:table-cell>
          <table:table-cell office:value-type="string">
            <text:p>nrpk1</text:p>
          </table:table-cell>
          <table:table-cell office:value-type="float" office:value="41178">
            <text:p>4117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082">
            <text:p>6082</text:p>
          </table:table-cell>
          <table:table-cell office:value-type="string">
            <text:p>nrpk1</text:p>
          </table:table-cell>
          <table:table-cell office:value-type="float" office:value="5535">
            <text:p>5535</text:p>
          </table:table-cell>
          <table:table-cell office:value-type="string">
            <text:p>coinc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34648">
            <text:p>34648</text:p>
          </table:table-cell>
          <table:table-cell office:value-type="string">
            <text:p>nrpk1</text:p>
          </table:table-cell>
          <table:table-cell office:value-type="float" office:value="35816">
            <text:p>358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449">
            <text:p>5449</text:p>
          </table:table-cell>
          <table:table-cell office:value-type="string">
            <text:p>nrpk1</text:p>
          </table:table-cell>
          <table:table-cell office:value-type="float" office:value="4864">
            <text:p>4864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30753">
            <text:p>30753</text:p>
          </table:table-cell>
          <table:table-cell office:value-type="string">
            <text:p>nrpk1</text:p>
          </table:table-cell>
          <table:table-cell office:value-type="float" office:value="32738">
            <text:p>327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911">
            <text:p>4911</text:p>
          </table:table-cell>
          <table:table-cell office:value-type="string">
            <text:p>nrpk1</text:p>
          </table:table-cell>
          <table:table-cell office:value-type="float" office:value="4285">
            <text:p>4285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28465">
            <text:p>28465</text:p>
          </table:table-cell>
          <table:table-cell office:value-type="string">
            <text:p>nrpk1</text:p>
          </table:table-cell>
          <table:table-cell office:value-type="float" office:value="30121">
            <text:p>3012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414">
            <text:p>4414</text:p>
          </table:table-cell>
          <table:table-cell office:value-type="string">
            <text:p>nrpk1</text:p>
          </table:table-cell>
          <table:table-cell office:value-type="float" office:value="3841">
            <text:p>3841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27433">
            <text:p>27433</text:p>
          </table:table-cell>
          <table:table-cell office:value-type="string">
            <text:p>nrpk1</text:p>
          </table:table-cell>
          <table:table-cell office:value-type="float" office:value="28346">
            <text:p>283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961">
            <text:p>3961</text:p>
          </table:table-cell>
          <table:table-cell office:value-type="string">
            <text:p>nrpk1</text:p>
          </table:table-cell>
          <table:table-cell office:value-type="float" office:value="3455">
            <text:p>345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26173">
            <text:p>26173</text:p>
          </table:table-cell>
          <table:table-cell office:value-type="string">
            <text:p>nrpk1</text:p>
          </table:table-cell>
          <table:table-cell office:value-type="float" office:value="27441">
            <text:p>2744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.S62" table:end-x="0.8122in" table:end-y="0.0614in" draw:z-index="1" draw:style-name="gr1" draw:text-style-name="P1" svg:width="6.289in" svg:height="3.8539in" svg:x="0.7465in" svg:y="0.1193in">
              <draw:object draw:notify-on-update-of-ranges="theffect_1_7.A1:theffect_1_7.A39 theffect_1_7.D4:theffect_1_7.D38 theffect_1_7.H3:theffect_1_7.H3 theffect_1_7.H4:theffect_1_7.H38 theffect_1_7.Q4:theffect_1_7.Q38 theffect_1_7.W3:theffect_1_7.W3 theffect_1_7.W4:theffect_1_7.W38 theffect_1_7.D4:theffect_1_7.D38 theffect_1_7.J3:theffect_1_7.J3 theffect_1_7.J4:theffect_1_7.J38 theffect_1_7.Q4:theffect_1_7.Q38 theffect_1_7.U3:theffect_1_7.U3 theffect_1_7.U4:theffect_1_7.U38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13_1747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.K68" table:end-x="0.3953in" table:end-y="0.1457in" draw:z-index="0" draw:style-name="gr1" draw:text-style-name="P1" svg:width="6.6402in" svg:height="3.5417in" svg:x="0.8673in" svg:y="0.1598in">
              <draw:object draw:notify-on-update-of-ranges="theffect_1_7.D4:theffect_1_7.D38 theffect_1_7.H3:theffect_1_7.H3 theffect_1_7.H4:theffect_1_7.H38 theffect_1_7.D4:theffect_1_7.D38 theffect_1_7.J3:theffect_1_7.J3 theffect_1_7.J4:theffect_1_7.J38 theffect_1_7.D4:theffect_1_7.D38 theffect_1_7.L3:theffect_1_7.L3 theffect_1_7.L4:theffect_1_7.L38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0"/>
        </table:table-row>
      </table:table>
      <table:table table:name="theffect_1_7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45">
            <text:p>66.45</text:p>
          </table:table-cell>
          <table:table-cell office:value-type="string">
            <text:p>Ov ~</text:p>
          </table:table-cell>
          <table:table-cell table:formula="of:=[.B1]-[$Sheet1.H16]" office:value-type="float" office:value="1.85000000000001">
            <text:p>1.85</text:p>
          </table:table-cell>
          <table:table-cell table:formula="of:=[.D1]+([.B2]-25)*[$Sheet1.$H$17]" office:value-type="float" office:value="1.69580000000001">
            <text:p>1.695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2.43">
            <text:p>22.43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&quot;)" office:value-type="string" office:string-value="coincnt@1.7[V]ov">
            <text:p>coincnt@1.7[V]ov</text:p>
          </table:table-cell>
          <table:table-cell/>
          <table:table-cell office:value-type="string">
            <text:p>simple threshold</text:p>
          </table:table-cell>
          <table:table-cell table:number-columns-repeated="6"/>
          <table:table-cell table:formula="of:=CONCATENATE([.H3];&quot;STH&quot;)" office:value-type="string" office:string-value="pkcnt1@1.7[V]ovSTH">
            <text:p>pkcnt1@1.7[V]ovSTH</text:p>
          </table:table-cell>
          <table:table-cell/>
          <table:table-cell table:formula="of:=CONCATENATE([.J3];&quot;STH&quot;)" office:value-type="string" office:string-value="pkcnt2@1.7[V]ovSTH">
            <text:p>pkcnt2@1.7[V]ov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0972">
            <text:p>50972</text:p>
          </table:table-cell>
          <table:table-cell office:value-type="string">
            <text:p>nrpk1</text:p>
          </table:table-cell>
          <table:table-cell office:value-type="float" office:value="55393">
            <text:p>55393</text:p>
          </table:table-cell>
          <table:table-cell office:value-type="string">
            <text:p>coinc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431267">
            <text:p>431267</text:p>
          </table:table-cell>
          <table:table-cell office:value-type="string">
            <text:p>nrpk1</text:p>
          </table:table-cell>
          <table:table-cell office:value-type="float" office:value="474883">
            <text:p>4748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250">
            <text:p>51250</text:p>
          </table:table-cell>
          <table:table-cell office:value-type="string">
            <text:p>nrpk1</text:p>
          </table:table-cell>
          <table:table-cell office:value-type="float" office:value="55298">
            <text:p>55298</text:p>
          </table:table-cell>
          <table:table-cell office:value-type="string">
            <text:p>coinc</text:p>
          </table:table-cell>
          <table:table-cell office:value-type="float" office:value="1705">
            <text:p>170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410997">
            <text:p>410997</text:p>
          </table:table-cell>
          <table:table-cell office:value-type="string">
            <text:p>nrpk1</text:p>
          </table:table-cell>
          <table:table-cell office:value-type="float" office:value="450934">
            <text:p>4509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51442">
            <text:p>51442</text:p>
          </table:table-cell>
          <table:table-cell office:value-type="string">
            <text:p>nrpk1</text:p>
          </table:table-cell>
          <table:table-cell office:value-type="float" office:value="53747">
            <text:p>53747</text:p>
          </table:table-cell>
          <table:table-cell office:value-type="string">
            <text:p>coinc</text:p>
          </table:table-cell>
          <table:table-cell office:value-type="float" office:value="1662">
            <text:p>1662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398373">
            <text:p>398373</text:p>
          </table:table-cell>
          <table:table-cell office:value-type="string">
            <text:p>nrpk1</text:p>
          </table:table-cell>
          <table:table-cell office:value-type="float" office:value="436077">
            <text:p>43607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51629">
            <text:p>51629</text:p>
          </table:table-cell>
          <table:table-cell office:value-type="string">
            <text:p>nrpk1</text:p>
          </table:table-cell>
          <table:table-cell office:value-type="float" office:value="48044">
            <text:p>48044</text:p>
          </table:table-cell>
          <table:table-cell office:value-type="string">
            <text:p>coinc</text:p>
          </table:table-cell>
          <table:table-cell office:value-type="float" office:value="1479">
            <text:p>1479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377538">
            <text:p>377538</text:p>
          </table:table-cell>
          <table:table-cell office:value-type="string">
            <text:p>nrpk1</text:p>
          </table:table-cell>
          <table:table-cell office:value-type="float" office:value="413902">
            <text:p>4139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1645">
            <text:p>51645</text:p>
          </table:table-cell>
          <table:table-cell office:value-type="string">
            <text:p>nrpk1</text:p>
          </table:table-cell>
          <table:table-cell office:value-type="float" office:value="37654">
            <text:p>37654</text:p>
          </table:table-cell>
          <table:table-cell office:value-type="string">
            <text:p>coinc</text:p>
          </table:table-cell>
          <table:table-cell office:value-type="float" office:value="1185">
            <text:p>1185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356812">
            <text:p>356812</text:p>
          </table:table-cell>
          <table:table-cell office:value-type="string">
            <text:p>nrpk1</text:p>
          </table:table-cell>
          <table:table-cell office:value-type="float" office:value="390938">
            <text:p>390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50580">
            <text:p>50580</text:p>
          </table:table-cell>
          <table:table-cell office:value-type="string">
            <text:p>nrpk1</text:p>
          </table:table-cell>
          <table:table-cell office:value-type="float" office:value="24614">
            <text:p>24614</text:p>
          </table:table-cell>
          <table:table-cell office:value-type="string">
            <text:p>coinc</text:p>
          </table:table-cell>
          <table:table-cell office:value-type="float" office:value="763">
            <text:p>763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340935">
            <text:p>340935</text:p>
          </table:table-cell>
          <table:table-cell office:value-type="string">
            <text:p>nrpk1</text:p>
          </table:table-cell>
          <table:table-cell office:value-type="float" office:value="375284">
            <text:p>3752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6132">
            <text:p>46132</text:p>
          </table:table-cell>
          <table:table-cell office:value-type="string">
            <text:p>nrpk1</text:p>
          </table:table-cell>
          <table:table-cell office:value-type="float" office:value="20056">
            <text:p>20056</text:p>
          </table:table-cell>
          <table:table-cell office:value-type="string">
            <text:p>coinc</text:p>
          </table:table-cell>
          <table:table-cell office:value-type="float" office:value="590">
            <text:p>590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320129">
            <text:p>320129</text:p>
          </table:table-cell>
          <table:table-cell office:value-type="string">
            <text:p>nrpk1</text:p>
          </table:table-cell>
          <table:table-cell office:value-type="float" office:value="352488">
            <text:p>3524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3557">
            <text:p>33557</text:p>
          </table:table-cell>
          <table:table-cell office:value-type="string">
            <text:p>nrpk1</text:p>
          </table:table-cell>
          <table:table-cell office:value-type="float" office:value="18801">
            <text:p>18801</text:p>
          </table:table-cell>
          <table:table-cell office:value-type="string">
            <text:p>coinc</text:p>
          </table:table-cell>
          <table:table-cell office:value-type="float" office:value="389">
            <text:p>389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296823">
            <text:p>296823</text:p>
          </table:table-cell>
          <table:table-cell office:value-type="string">
            <text:p>nrpk1</text:p>
          </table:table-cell>
          <table:table-cell office:value-type="float" office:value="327805">
            <text:p>3278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4479">
            <text:p>24479</text:p>
          </table:table-cell>
          <table:table-cell office:value-type="string">
            <text:p>nrpk1</text:p>
          </table:table-cell>
          <table:table-cell office:value-type="float" office:value="18396">
            <text:p>18396</text:p>
          </table:table-cell>
          <table:table-cell office:value-type="string">
            <text:p>coinc</text:p>
          </table:table-cell>
          <table:table-cell office:value-type="float" office:value="265">
            <text:p>265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80748">
            <text:p>280748</text:p>
          </table:table-cell>
          <table:table-cell office:value-type="string">
            <text:p>nrpk1</text:p>
          </table:table-cell>
          <table:table-cell office:value-type="float" office:value="309553">
            <text:p>3095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9931">
            <text:p>19931</text:p>
          </table:table-cell>
          <table:table-cell office:value-type="string">
            <text:p>nrpk1</text:p>
          </table:table-cell>
          <table:table-cell office:value-type="float" office:value="18116">
            <text:p>18116</text:p>
          </table:table-cell>
          <table:table-cell office:value-type="string">
            <text:p>coinc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249555">
            <text:p>249555</text:p>
          </table:table-cell>
          <table:table-cell office:value-type="string">
            <text:p>nrpk1</text:p>
          </table:table-cell>
          <table:table-cell office:value-type="float" office:value="279481">
            <text:p>2794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8515">
            <text:p>18515</text:p>
          </table:table-cell>
          <table:table-cell office:value-type="string">
            <text:p>nrpk1</text:p>
          </table:table-cell>
          <table:table-cell office:value-type="float" office:value="17902">
            <text:p>17902</text:p>
          </table:table-cell>
          <table:table-cell office:value-type="string">
            <text:p>coinc</text:p>
          </table:table-cell>
          <table:table-cell office:value-type="float" office:value="190">
            <text:p>19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224718">
            <text:p>224718</text:p>
          </table:table-cell>
          <table:table-cell office:value-type="string">
            <text:p>nrpk1</text:p>
          </table:table-cell>
          <table:table-cell office:value-type="float" office:value="256537">
            <text:p>2565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8118">
            <text:p>18118</text:p>
          </table:table-cell>
          <table:table-cell office:value-type="string">
            <text:p>nrpk1</text:p>
          </table:table-cell>
          <table:table-cell office:value-type="float" office:value="17620">
            <text:p>17620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190163">
            <text:p>190163</text:p>
          </table:table-cell>
          <table:table-cell office:value-type="string">
            <text:p>nrpk1</text:p>
          </table:table-cell>
          <table:table-cell office:value-type="float" office:value="217852">
            <text:p>2178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816">
            <text:p>17816</text:p>
          </table:table-cell>
          <table:table-cell office:value-type="string">
            <text:p>nrpk1</text:p>
          </table:table-cell>
          <table:table-cell office:value-type="float" office:value="17456">
            <text:p>17456</text:p>
          </table:table-cell>
          <table:table-cell office:value-type="string">
            <text:p>coinc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64505">
            <text:p>164505</text:p>
          </table:table-cell>
          <table:table-cell office:value-type="string">
            <text:p>nrpk1</text:p>
          </table:table-cell>
          <table:table-cell office:value-type="float" office:value="184506">
            <text:p>1845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7632">
            <text:p>17632</text:p>
          </table:table-cell>
          <table:table-cell office:value-type="string">
            <text:p>nrpk1</text:p>
          </table:table-cell>
          <table:table-cell office:value-type="float" office:value="17268">
            <text:p>17268</text:p>
          </table:table-cell>
          <table:table-cell office:value-type="string">
            <text:p>coinc</text:p>
          </table:table-cell>
          <table:table-cell office:value-type="float" office:value="184">
            <text:p>184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151743">
            <text:p>151743</text:p>
          </table:table-cell>
          <table:table-cell office:value-type="string">
            <text:p>nrpk1</text:p>
          </table:table-cell>
          <table:table-cell office:value-type="float" office:value="165430">
            <text:p>1654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7454">
            <text:p>17454</text:p>
          </table:table-cell>
          <table:table-cell office:value-type="string">
            <text:p>nrpk1</text:p>
          </table:table-cell>
          <table:table-cell office:value-type="float" office:value="17031">
            <text:p>17031</text:p>
          </table:table-cell>
          <table:table-cell office:value-type="string">
            <text:p>coinc</text:p>
          </table:table-cell>
          <table:table-cell office:value-type="float" office:value="183">
            <text:p>183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140251">
            <text:p>140251</text:p>
          </table:table-cell>
          <table:table-cell office:value-type="string">
            <text:p>nrpk1</text:p>
          </table:table-cell>
          <table:table-cell office:value-type="float" office:value="147091">
            <text:p>1470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7308">
            <text:p>17308</text:p>
          </table:table-cell>
          <table:table-cell office:value-type="string">
            <text:p>nrpk1</text:p>
          </table:table-cell>
          <table:table-cell office:value-type="float" office:value="16555">
            <text:p>16555</text:p>
          </table:table-cell>
          <table:table-cell office:value-type="string">
            <text:p>coinc</text:p>
          </table:table-cell>
          <table:table-cell office:value-type="float" office:value="177">
            <text:p>17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32944">
            <text:p>132944</text:p>
          </table:table-cell>
          <table:table-cell office:value-type="string">
            <text:p>nrpk1</text:p>
          </table:table-cell>
          <table:table-cell office:value-type="float" office:value="136653">
            <text:p>1366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7150">
            <text:p>17150</text:p>
          </table:table-cell>
          <table:table-cell office:value-type="string">
            <text:p>nrpk1</text:p>
          </table:table-cell>
          <table:table-cell office:value-type="float" office:value="15237">
            <text:p>15237</text:p>
          </table:table-cell>
          <table:table-cell office:value-type="string">
            <text:p>coinc</text:p>
          </table:table-cell>
          <table:table-cell office:value-type="float" office:value="151">
            <text:p>151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29366">
            <text:p>129366</text:p>
          </table:table-cell>
          <table:table-cell office:value-type="string">
            <text:p>nrpk1</text:p>
          </table:table-cell>
          <table:table-cell office:value-type="float" office:value="132024">
            <text:p>1320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6922">
            <text:p>16922</text:p>
          </table:table-cell>
          <table:table-cell office:value-type="string">
            <text:p>nrpk1</text:p>
          </table:table-cell>
          <table:table-cell office:value-type="float" office:value="13573">
            <text:p>13573</text:p>
          </table:table-cell>
          <table:table-cell office:value-type="string">
            <text:p>coinc</text:p>
          </table:table-cell>
          <table:table-cell office:value-type="float" office:value="132">
            <text:p>13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124638">
            <text:p>124638</text:p>
          </table:table-cell>
          <table:table-cell office:value-type="string">
            <text:p>nrpk1</text:p>
          </table:table-cell>
          <table:table-cell office:value-type="float" office:value="126276">
            <text:p>12627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6605">
            <text:p>16605</text:p>
          </table:table-cell>
          <table:table-cell office:value-type="string">
            <text:p>nrpk1</text:p>
          </table:table-cell>
          <table:table-cell office:value-type="float" office:value="11397">
            <text:p>11397</text:p>
          </table:table-cell>
          <table:table-cell office:value-type="string">
            <text:p>coinc</text:p>
          </table:table-cell>
          <table:table-cell office:value-type="float" office:value="110">
            <text:p>11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120613">
            <text:p>120613</text:p>
          </table:table-cell>
          <table:table-cell office:value-type="string">
            <text:p>nrpk1</text:p>
          </table:table-cell>
          <table:table-cell office:value-type="float" office:value="121646">
            <text:p>12164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5877">
            <text:p>15877</text:p>
          </table:table-cell>
          <table:table-cell office:value-type="string">
            <text:p>nrpk1</text:p>
          </table:table-cell>
          <table:table-cell office:value-type="float" office:value="9486">
            <text:p>9486</text:p>
          </table:table-cell>
          <table:table-cell office:value-type="string">
            <text:p>coinc</text:p>
          </table:table-cell>
          <table:table-cell office:value-type="float" office:value="92">
            <text:p>9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117880">
            <text:p>117880</text:p>
          </table:table-cell>
          <table:table-cell office:value-type="string">
            <text:p>nrpk1</text:p>
          </table:table-cell>
          <table:table-cell office:value-type="float" office:value="118438">
            <text:p>1184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4610">
            <text:p>14610</text:p>
          </table:table-cell>
          <table:table-cell office:value-type="string">
            <text:p>nrpk1</text:p>
          </table:table-cell>
          <table:table-cell office:value-type="float" office:value="8212">
            <text:p>8212</text:p>
          </table:table-cell>
          <table:table-cell office:value-type="string">
            <text:p>coinc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113871">
            <text:p>113871</text:p>
          </table:table-cell>
          <table:table-cell office:value-type="string">
            <text:p>nrpk1</text:p>
          </table:table-cell>
          <table:table-cell office:value-type="float" office:value="113907">
            <text:p>113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2673">
            <text:p>12673</text:p>
          </table:table-cell>
          <table:table-cell office:value-type="string">
            <text:p>nrpk1</text:p>
          </table:table-cell>
          <table:table-cell office:value-type="float" office:value="7338">
            <text:p>7338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109499">
            <text:p>109499</text:p>
          </table:table-cell>
          <table:table-cell office:value-type="string">
            <text:p>nrpk1</text:p>
          </table:table-cell>
          <table:table-cell office:value-type="float" office:value="109405">
            <text:p>1094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0010">
            <text:p>10010</text:p>
          </table:table-cell>
          <table:table-cell office:value-type="string">
            <text:p>nrpk1</text:p>
          </table:table-cell>
          <table:table-cell office:value-type="float" office:value="7081">
            <text:p>7081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106489">
            <text:p>106489</text:p>
          </table:table-cell>
          <table:table-cell office:value-type="string">
            <text:p>nrpk1</text:p>
          </table:table-cell>
          <table:table-cell office:value-type="float" office:value="106502">
            <text:p>1065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628">
            <text:p>8628</text:p>
          </table:table-cell>
          <table:table-cell office:value-type="string">
            <text:p>nrpk1</text:p>
          </table:table-cell>
          <table:table-cell office:value-type="float" office:value="6952">
            <text:p>6952</text:p>
          </table:table-cell>
          <table:table-cell office:value-type="string">
            <text:p>coinc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102374">
            <text:p>102374</text:p>
          </table:table-cell>
          <table:table-cell office:value-type="string">
            <text:p>nrpk1</text:p>
          </table:table-cell>
          <table:table-cell office:value-type="float" office:value="101745">
            <text:p>10174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818">
            <text:p>7818</text:p>
          </table:table-cell>
          <table:table-cell office:value-type="string">
            <text:p>nrpk1</text:p>
          </table:table-cell>
          <table:table-cell office:value-type="float" office:value="6843">
            <text:p>6843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99918">
            <text:p>99918</text:p>
          </table:table-cell>
          <table:table-cell office:value-type="string">
            <text:p>nrpk1</text:p>
          </table:table-cell>
          <table:table-cell office:value-type="float" office:value="98939">
            <text:p>9893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471">
            <text:p>7471</text:p>
          </table:table-cell>
          <table:table-cell office:value-type="string">
            <text:p>nrpk1</text:p>
          </table:table-cell>
          <table:table-cell office:value-type="float" office:value="6730">
            <text:p>6730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95821">
            <text:p>95821</text:p>
          </table:table-cell>
          <table:table-cell office:value-type="string">
            <text:p>nrpk1</text:p>
          </table:table-cell>
          <table:table-cell office:value-type="float" office:value="94657">
            <text:p>946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7321">
            <text:p>7321</text:p>
          </table:table-cell>
          <table:table-cell office:value-type="string">
            <text:p>nrpk1</text:p>
          </table:table-cell>
          <table:table-cell office:value-type="float" office:value="6573">
            <text:p>6573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91808">
            <text:p>91808</text:p>
          </table:table-cell>
          <table:table-cell office:value-type="string">
            <text:p>nrpk1</text:p>
          </table:table-cell>
          <table:table-cell office:value-type="float" office:value="90354">
            <text:p>90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7186">
            <text:p>7186</text:p>
          </table:table-cell>
          <table:table-cell office:value-type="string">
            <text:p>nrpk1</text:p>
          </table:table-cell>
          <table:table-cell office:value-type="float" office:value="6401">
            <text:p>6401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88486">
            <text:p>88486</text:p>
          </table:table-cell>
          <table:table-cell office:value-type="string">
            <text:p>nrpk1</text:p>
          </table:table-cell>
          <table:table-cell office:value-type="float" office:value="87355">
            <text:p>8735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095">
            <text:p>7095</text:p>
          </table:table-cell>
          <table:table-cell office:value-type="string">
            <text:p>nrpk1</text:p>
          </table:table-cell>
          <table:table-cell office:value-type="float" office:value="6201">
            <text:p>6201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84026">
            <text:p>84026</text:p>
          </table:table-cell>
          <table:table-cell office:value-type="string">
            <text:p>nrpk1</text:p>
          </table:table-cell>
          <table:table-cell office:value-type="float" office:value="82679">
            <text:p>826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997">
            <text:p>6997</text:p>
          </table:table-cell>
          <table:table-cell office:value-type="string">
            <text:p>nrpk1</text:p>
          </table:table-cell>
          <table:table-cell office:value-type="float" office:value="5897">
            <text:p>5897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79009">
            <text:p>79009</text:p>
          </table:table-cell>
          <table:table-cell office:value-type="string">
            <text:p>nrpk1</text:p>
          </table:table-cell>
          <table:table-cell office:value-type="float" office:value="77559">
            <text:p>775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894">
            <text:p>6894</text:p>
          </table:table-cell>
          <table:table-cell office:value-type="string">
            <text:p>nrpk1</text:p>
          </table:table-cell>
          <table:table-cell office:value-type="float" office:value="5474">
            <text:p>5474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75720">
            <text:p>75720</text:p>
          </table:table-cell>
          <table:table-cell office:value-type="string">
            <text:p>nrpk1</text:p>
          </table:table-cell>
          <table:table-cell office:value-type="float" office:value="74125">
            <text:p>74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6770">
            <text:p>6770</text:p>
          </table:table-cell>
          <table:table-cell office:value-type="string">
            <text:p>nrpk1</text:p>
          </table:table-cell>
          <table:table-cell office:value-type="float" office:value="4771">
            <text:p>4771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70165">
            <text:p>70165</text:p>
          </table:table-cell>
          <table:table-cell office:value-type="string">
            <text:p>nrpk1</text:p>
          </table:table-cell>
          <table:table-cell office:value-type="float" office:value="68207">
            <text:p>682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6473">
            <text:p>6473</text:p>
          </table:table-cell>
          <table:table-cell office:value-type="string">
            <text:p>nrpk1</text:p>
          </table:table-cell>
          <table:table-cell office:value-type="float" office:value="4264">
            <text:p>4264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64508">
            <text:p>64508</text:p>
          </table:table-cell>
          <table:table-cell office:value-type="string">
            <text:p>nrpk1</text:p>
          </table:table-cell>
          <table:table-cell office:value-type="float" office:value="62121">
            <text:p>6212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6126">
            <text:p>6126</text:p>
          </table:table-cell>
          <table:table-cell office:value-type="string">
            <text:p>nrpk1</text:p>
          </table:table-cell>
          <table:table-cell office:value-type="float" office:value="3758">
            <text:p>3758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59886">
            <text:p>59886</text:p>
          </table:table-cell>
          <table:table-cell office:value-type="string">
            <text:p>nrpk1</text:p>
          </table:table-cell>
          <table:table-cell office:value-type="float" office:value="57938">
            <text:p>579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5699">
            <text:p>5699</text:p>
          </table:table-cell>
          <table:table-cell office:value-type="string">
            <text:p>nrpk1</text:p>
          </table:table-cell>
          <table:table-cell office:value-type="float" office:value="3358">
            <text:p>3358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54010">
            <text:p>54010</text:p>
          </table:table-cell>
          <table:table-cell office:value-type="string">
            <text:p>nrpk1</text:p>
          </table:table-cell>
          <table:table-cell office:value-type="float" office:value="51686">
            <text:p>5168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3.S62" table:end-x="0.8122in" table:end-y="0.061in" draw:z-index="1" draw:style-name="gr1" draw:text-style-name="P1" svg:width="6.289in" svg:height="3.8539in" svg:x="0.7465in" svg:y="0.1189in">
              <draw:object draw:notify-on-update-of-ranges="theffect_1_7_3.A1:theffect_1_7_3.A39 theffect_1_7_3.D4:theffect_1_7_3.D38 theffect_1_7_3.H3:theffect_1_7_3.H3 theffect_1_7_3.H4:theffect_1_7_3.H38 theffect_1_7_3.Q4:theffect_1_7_3.Q38 theffect_1_7_3.W3:theffect_1_7_3.W3 theffect_1_7_3.W4:theffect_1_7_3.W38 theffect_1_7_3.D4:theffect_1_7_3.D38 theffect_1_7_3.J3:theffect_1_7_3.J3 theffect_1_7_3.J4:theffect_1_7_3.J38 theffect_1_7_3.Q4:theffect_1_7_3.Q38 theffect_1_7_3.U3:theffect_1_7_3.U3 theffect_1_7_3.U4:theffect_1_7_3.U38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0_1223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3.K68" table:end-x="0.3953in" table:end-y="0.1461in" draw:z-index="0" draw:style-name="gr1" draw:text-style-name="P1" svg:width="6.6402in" svg:height="3.5421in" svg:x="0.8673in" svg:y="0.1598in">
              <draw:object draw:notify-on-update-of-ranges="theffect_1_7_3.D4:theffect_1_7_3.D38 theffect_1_7_3.H3:theffect_1_7_3.H3 theffect_1_7_3.H4:theffect_1_7_3.H38 theffect_1_7_3.D4:theffect_1_7_3.D38 theffect_1_7_3.J3:theffect_1_7_3.J3 theffect_1_7_3.J4:theffect_1_7_3.J38 theffect_1_7_3.D4:theffect_1_7_3.D38 theffect_1_7_3.L3:theffect_1_7_3.L3 theffect_1_7_3.L4:theffect_1_7_3.L38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1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4.9">
            <text:p>64.9</text:p>
          </table:table-cell>
          <table:table-cell office:value-type="string">
            <text:p>Ov ~</text:p>
          </table:table-cell>
          <table:table-cell table:formula="of:=[.B1]-[$Sheet1.H16]" office:value-type="float" office:value="0.300000000000011">
            <text:p>0.3</text:p>
          </table:table-cell>
          <table:table-cell table:formula="of:=[.D1]-([.B2]-25)*[$Sheet1.$H$17]" office:value-type="float" office:value="1.74000000000001">
            <text:p>1.74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">
            <text:p>1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[c]">
            <text:p>pkcnt1 1.7[V]ov@1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[c]">
            <text:p>pkcnt2 1.7[V]ov@1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[c]">
            <text:p>coincnt 1.7[V]ov@1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[c]STH">
            <text:p>pkcnt1 1.7[V]ov@1[c]STH</text:p>
          </table:table-cell>
          <table:table-cell/>
          <table:table-cell table:formula="of:=CONCATENATE([.J3];&quot;STH&quot;)" office:value-type="string" office:string-value="pkcnt2 1.7[V]ov@1[c]STH">
            <text:p>pkcnt2 1.7[V]ov@1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6981">
            <text:p>6981</text:p>
          </table:table-cell>
          <table:table-cell office:value-type="string">
            <text:p>nrpk1</text:p>
          </table:table-cell>
          <table:table-cell office:value-type="float" office:value="8617">
            <text:p>8617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54660">
            <text:p>54660</text:p>
          </table:table-cell>
          <table:table-cell office:value-type="string">
            <text:p>nrpk1</text:p>
          </table:table-cell>
          <table:table-cell office:value-type="float" office:value="85054">
            <text:p>85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6975">
            <text:p>6975</text:p>
          </table:table-cell>
          <table:table-cell office:value-type="string">
            <text:p>nrpk1</text:p>
          </table:table-cell>
          <table:table-cell office:value-type="float" office:value="8555">
            <text:p>8555</text:p>
          </table:table-cell>
          <table:table-cell office:value-type="string">
            <text:p>coinc</text:p>
          </table:table-cell>
          <table:table-cell office:value-type="float" office:value="41">
            <text:p>4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51606">
            <text:p>51606</text:p>
          </table:table-cell>
          <table:table-cell office:value-type="string">
            <text:p>nrpk1</text:p>
          </table:table-cell>
          <table:table-cell office:value-type="float" office:value="72822">
            <text:p>728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6942">
            <text:p>6942</text:p>
          </table:table-cell>
          <table:table-cell office:value-type="string">
            <text:p>nrpk1</text:p>
          </table:table-cell>
          <table:table-cell office:value-type="float" office:value="8378">
            <text:p>8378</text:p>
          </table:table-cell>
          <table:table-cell office:value-type="string">
            <text:p>coinc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48653">
            <text:p>48653</text:p>
          </table:table-cell>
          <table:table-cell office:value-type="string">
            <text:p>nrpk1</text:p>
          </table:table-cell>
          <table:table-cell office:value-type="float" office:value="62894">
            <text:p>628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6707">
            <text:p>6707</text:p>
          </table:table-cell>
          <table:table-cell office:value-type="string">
            <text:p>nrpk1</text:p>
          </table:table-cell>
          <table:table-cell office:value-type="float" office:value="7837">
            <text:p>7837</text:p>
          </table:table-cell>
          <table:table-cell office:value-type="string">
            <text:p>coinc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45676">
            <text:p>45676</text:p>
          </table:table-cell>
          <table:table-cell office:value-type="string">
            <text:p>nrpk1</text:p>
          </table:table-cell>
          <table:table-cell office:value-type="float" office:value="55883">
            <text:p>558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983">
            <text:p>5983</text:p>
          </table:table-cell>
          <table:table-cell office:value-type="string">
            <text:p>nrpk1</text:p>
          </table:table-cell>
          <table:table-cell office:value-type="float" office:value="6546">
            <text:p>6546</text:p>
          </table:table-cell>
          <table:table-cell office:value-type="string">
            <text:p>coinc</text:p>
          </table:table-cell>
          <table:table-cell office:value-type="float" office:value="22">
            <text:p>2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42867">
            <text:p>42867</text:p>
          </table:table-cell>
          <table:table-cell office:value-type="string">
            <text:p>nrpk1</text:p>
          </table:table-cell>
          <table:table-cell office:value-type="float" office:value="50848">
            <text:p>508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948">
            <text:p>3948</text:p>
          </table:table-cell>
          <table:table-cell office:value-type="string">
            <text:p>nrpk1</text:p>
          </table:table-cell>
          <table:table-cell office:value-type="float" office:value="4116">
            <text:p>4116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38528">
            <text:p>38528</text:p>
          </table:table-cell>
          <table:table-cell office:value-type="string">
            <text:p>nrpk1</text:p>
          </table:table-cell>
          <table:table-cell office:value-type="float" office:value="44822">
            <text:p>448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2655">
            <text:p>2655</text:p>
          </table:table-cell>
          <table:table-cell office:value-type="string">
            <text:p>nrpk1</text:p>
          </table:table-cell>
          <table:table-cell office:value-type="float" office:value="2811">
            <text:p>2811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34877">
            <text:p>34877</text:p>
          </table:table-cell>
          <table:table-cell office:value-type="string">
            <text:p>nrpk1</text:p>
          </table:table-cell>
          <table:table-cell office:value-type="float" office:value="40137">
            <text:p>401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114">
            <text:p>2114</text:p>
          </table:table-cell>
          <table:table-cell office:value-type="string">
            <text:p>nrpk1</text:p>
          </table:table-cell>
          <table:table-cell office:value-type="float" office:value="2239">
            <text:p>2239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0822">
            <text:p>30822</text:p>
          </table:table-cell>
          <table:table-cell office:value-type="string">
            <text:p>nrpk1</text:p>
          </table:table-cell>
          <table:table-cell office:value-type="float" office:value="34269">
            <text:p>342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1996">
            <text:p>1996</text:p>
          </table:table-cell>
          <table:table-cell office:value-type="string">
            <text:p>nrpk1</text:p>
          </table:table-cell>
          <table:table-cell office:value-type="float" office:value="2119">
            <text:p>2119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883">
            <text:p>25883</text:p>
          </table:table-cell>
          <table:table-cell office:value-type="string">
            <text:p>nrpk1</text:p>
          </table:table-cell>
          <table:table-cell office:value-type="float" office:value="28088">
            <text:p>2808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1983">
            <text:p>1983</text:p>
          </table:table-cell>
          <table:table-cell office:value-type="string">
            <text:p>nrpk1</text:p>
          </table:table-cell>
          <table:table-cell office:value-type="float" office:value="2091">
            <text:p>2091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1383">
            <text:p>21383</text:p>
          </table:table-cell>
          <table:table-cell office:value-type="string">
            <text:p>nrpk1</text:p>
          </table:table-cell>
          <table:table-cell office:value-type="float" office:value="22465">
            <text:p>224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970">
            <text:p>1970</text:p>
          </table:table-cell>
          <table:table-cell office:value-type="string">
            <text:p>nrpk1</text:p>
          </table:table-cell>
          <table:table-cell office:value-type="float" office:value="2067">
            <text:p>2067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17672">
            <text:p>17672</text:p>
          </table:table-cell>
          <table:table-cell office:value-type="string">
            <text:p>nrpk1</text:p>
          </table:table-cell>
          <table:table-cell office:value-type="float" office:value="18556">
            <text:p>185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957">
            <text:p>1957</text:p>
          </table:table-cell>
          <table:table-cell office:value-type="string">
            <text:p>nrpk1</text:p>
          </table:table-cell>
          <table:table-cell office:value-type="float" office:value="2048">
            <text:p>2048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4838">
            <text:p>14838</text:p>
          </table:table-cell>
          <table:table-cell office:value-type="string">
            <text:p>nrpk1</text:p>
          </table:table-cell>
          <table:table-cell office:value-type="float" office:value="15669">
            <text:p>156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952">
            <text:p>1952</text:p>
          </table:table-cell>
          <table:table-cell office:value-type="string">
            <text:p>nrpk1</text:p>
          </table:table-cell>
          <table:table-cell office:value-type="float" office:value="2027">
            <text:p>2027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3903">
            <text:p>13903</text:p>
          </table:table-cell>
          <table:table-cell office:value-type="string">
            <text:p>nrpk1</text:p>
          </table:table-cell>
          <table:table-cell office:value-type="float" office:value="14569">
            <text:p>145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938">
            <text:p>1938</text:p>
          </table:table-cell>
          <table:table-cell office:value-type="string">
            <text:p>nrpk1</text:p>
          </table:table-cell>
          <table:table-cell office:value-type="float" office:value="2005">
            <text:p>200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3309">
            <text:p>13309</text:p>
          </table:table-cell>
          <table:table-cell office:value-type="string">
            <text:p>nrpk1</text:p>
          </table:table-cell>
          <table:table-cell office:value-type="float" office:value="13794">
            <text:p>137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929">
            <text:p>1929</text:p>
          </table:table-cell>
          <table:table-cell office:value-type="string">
            <text:p>nrpk1</text:p>
          </table:table-cell>
          <table:table-cell office:value-type="float" office:value="1964">
            <text:p>1964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2884">
            <text:p>12884</text:p>
          </table:table-cell>
          <table:table-cell office:value-type="string">
            <text:p>nrpk1</text:p>
          </table:table-cell>
          <table:table-cell office:value-type="float" office:value="13138">
            <text:p>131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900">
            <text:p>1900</text:p>
          </table:table-cell>
          <table:table-cell office:value-type="string">
            <text:p>nrpk1</text:p>
          </table:table-cell>
          <table:table-cell office:value-type="float" office:value="1874">
            <text:p>1874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2422">
            <text:p>12422</text:p>
          </table:table-cell>
          <table:table-cell office:value-type="string">
            <text:p>nrpk1</text:p>
          </table:table-cell>
          <table:table-cell office:value-type="float" office:value="12556">
            <text:p>125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810">
            <text:p>1810</text:p>
          </table:table-cell>
          <table:table-cell office:value-type="string">
            <text:p>nrpk1</text:p>
          </table:table-cell>
          <table:table-cell office:value-type="float" office:value="1643">
            <text:p>1643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1820">
            <text:p>11820</text:p>
          </table:table-cell>
          <table:table-cell office:value-type="string">
            <text:p>nrpk1</text:p>
          </table:table-cell>
          <table:table-cell office:value-type="float" office:value="11800">
            <text:p>118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649">
            <text:p>1649</text:p>
          </table:table-cell>
          <table:table-cell office:value-type="string">
            <text:p>nrpk1</text:p>
          </table:table-cell>
          <table:table-cell office:value-type="float" office:value="1386">
            <text:p>138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1374">
            <text:p>11374</text:p>
          </table:table-cell>
          <table:table-cell office:value-type="string">
            <text:p>nrpk1</text:p>
          </table:table-cell>
          <table:table-cell office:value-type="float" office:value="11229">
            <text:p>112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78">
            <text:p>1378</text:p>
          </table:table-cell>
          <table:table-cell office:value-type="string">
            <text:p>nrpk1</text:p>
          </table:table-cell>
          <table:table-cell office:value-type="float" office:value="1098">
            <text:p>1098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0914">
            <text:p>10914</text:p>
          </table:table-cell>
          <table:table-cell office:value-type="string">
            <text:p>nrpk1</text:p>
          </table:table-cell>
          <table:table-cell office:value-type="float" office:value="10639">
            <text:p>1063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118">
            <text:p>1118</text:p>
          </table:table-cell>
          <table:table-cell office:value-type="string">
            <text:p>nrpk1</text:p>
          </table:table-cell>
          <table:table-cell office:value-type="float" office:value="877">
            <text:p>877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0474">
            <text:p>10474</text:p>
          </table:table-cell>
          <table:table-cell office:value-type="string">
            <text:p>nrpk1</text:p>
          </table:table-cell>
          <table:table-cell office:value-type="float" office:value="10054">
            <text:p>10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887">
            <text:p>887</text:p>
          </table:table-cell>
          <table:table-cell office:value-type="string">
            <text:p>nrpk1</text:p>
          </table:table-cell>
          <table:table-cell office:value-type="float" office:value="758">
            <text:p>75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9995">
            <text:p>9995</text:p>
          </table:table-cell>
          <table:table-cell office:value-type="string">
            <text:p>nrpk1</text:p>
          </table:table-cell>
          <table:table-cell office:value-type="float" office:value="9522">
            <text:p>95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733">
            <text:p>733</text:p>
          </table:table-cell>
          <table:table-cell office:value-type="string">
            <text:p>nrpk1</text:p>
          </table:table-cell>
          <table:table-cell office:value-type="float" office:value="699">
            <text:p>69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9371">
            <text:p>9371</text:p>
          </table:table-cell>
          <table:table-cell office:value-type="string">
            <text:p>nrpk1</text:p>
          </table:table-cell>
          <table:table-cell office:value-type="float" office:value="8756">
            <text:p>87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701">
            <text:p>701</text:p>
          </table:table-cell>
          <table:table-cell office:value-type="string">
            <text:p>nrpk1</text:p>
          </table:table-cell>
          <table:table-cell office:value-type="float" office:value="687">
            <text:p>68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8828">
            <text:p>8828</text:p>
          </table:table-cell>
          <table:table-cell office:value-type="string">
            <text:p>nrpk1</text:p>
          </table:table-cell>
          <table:table-cell office:value-type="float" office:value="8118">
            <text:p>811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693">
            <text:p>693</text:p>
          </table:table-cell>
          <table:table-cell office:value-type="string">
            <text:p>nrpk1</text:p>
          </table:table-cell>
          <table:table-cell office:value-type="float" office:value="680">
            <text:p>68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231">
            <text:p>8231</text:p>
          </table:table-cell>
          <table:table-cell office:value-type="string">
            <text:p>nrpk1</text:p>
          </table:table-cell>
          <table:table-cell office:value-type="float" office:value="7361">
            <text:p>73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688">
            <text:p>688</text:p>
          </table:table-cell>
          <table:table-cell office:value-type="string">
            <text:p>nrpk1</text:p>
          </table:table-cell>
          <table:table-cell office:value-type="float" office:value="672">
            <text:p>67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7618">
            <text:p>7618</text:p>
          </table:table-cell>
          <table:table-cell office:value-type="string">
            <text:p>nrpk1</text:p>
          </table:table-cell>
          <table:table-cell office:value-type="float" office:value="6530">
            <text:p>65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681">
            <text:p>681</text:p>
          </table:table-cell>
          <table:table-cell office:value-type="string">
            <text:p>nrpk1</text:p>
          </table:table-cell>
          <table:table-cell office:value-type="float" office:value="663">
            <text:p>66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6869">
            <text:p>6869</text:p>
          </table:table-cell>
          <table:table-cell office:value-type="string">
            <text:p>nrpk1</text:p>
          </table:table-cell>
          <table:table-cell office:value-type="float" office:value="5708">
            <text:p>57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674">
            <text:p>674</text:p>
          </table:table-cell>
          <table:table-cell office:value-type="string">
            <text:p>nrpk1</text:p>
          </table:table-cell>
          <table:table-cell office:value-type="float" office:value="634">
            <text:p>63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5771">
            <text:p>5771</text:p>
          </table:table-cell>
          <table:table-cell office:value-type="string">
            <text:p>nrpk1</text:p>
          </table:table-cell>
          <table:table-cell office:value-type="float" office:value="4789">
            <text:p>478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668">
            <text:p>668</text:p>
          </table:table-cell>
          <table:table-cell office:value-type="string">
            <text:p>nrpk1</text:p>
          </table:table-cell>
          <table:table-cell office:value-type="float" office:value="607">
            <text:p>60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5042">
            <text:p>5042</text:p>
          </table:table-cell>
          <table:table-cell office:value-type="string">
            <text:p>nrpk1</text:p>
          </table:table-cell>
          <table:table-cell office:value-type="float" office:value="4256">
            <text:p>42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656">
            <text:p>656</text:p>
          </table:table-cell>
          <table:table-cell office:value-type="string">
            <text:p>nrpk1</text:p>
          </table:table-cell>
          <table:table-cell office:value-type="float" office:value="558">
            <text:p>55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4481">
            <text:p>4481</text:p>
          </table:table-cell>
          <table:table-cell office:value-type="string">
            <text:p>nrpk1</text:p>
          </table:table-cell>
          <table:table-cell office:value-type="float" office:value="3947">
            <text:p>39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638">
            <text:p>638</text:p>
          </table:table-cell>
          <table:table-cell office:value-type="string">
            <text:p>nrpk1</text:p>
          </table:table-cell>
          <table:table-cell office:value-type="float" office:value="508">
            <text:p>508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4188">
            <text:p>4188</text:p>
          </table:table-cell>
          <table:table-cell office:value-type="string">
            <text:p>nrpk1</text:p>
          </table:table-cell>
          <table:table-cell office:value-type="float" office:value="3754">
            <text:p>37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01">
            <text:p>601</text:p>
          </table:table-cell>
          <table:table-cell office:value-type="string">
            <text:p>nrpk1</text:p>
          </table:table-cell>
          <table:table-cell office:value-type="float" office:value="437">
            <text:p>43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3995">
            <text:p>3995</text:p>
          </table:table-cell>
          <table:table-cell office:value-type="string">
            <text:p>nrpk1</text:p>
          </table:table-cell>
          <table:table-cell office:value-type="float" office:value="3607">
            <text:p>36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28">
            <text:p>528</text:p>
          </table:table-cell>
          <table:table-cell office:value-type="string">
            <text:p>nrpk1</text:p>
          </table:table-cell>
          <table:table-cell office:value-type="float" office:value="354">
            <text:p>35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3811">
            <text:p>3811</text:p>
          </table:table-cell>
          <table:table-cell office:value-type="string">
            <text:p>nrpk1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62">
            <text:p>462</text:p>
          </table:table-cell>
          <table:table-cell office:value-type="string">
            <text:p>nrpk1</text:p>
          </table:table-cell>
          <table:table-cell office:value-type="float" office:value="292">
            <text:p>29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3682">
            <text:p>3682</text:p>
          </table:table-cell>
          <table:table-cell office:value-type="string">
            <text:p>nrpk1</text:p>
          </table:table-cell>
          <table:table-cell office:value-type="float" office:value="3261">
            <text:p>32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394">
            <text:p>394</text:p>
          </table:table-cell>
          <table:table-cell office:value-type="string">
            <text:p>nrpk1</text:p>
          </table:table-cell>
          <table:table-cell office:value-type="float" office:value="264">
            <text:p>26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3556">
            <text:p>3556</text:p>
          </table:table-cell>
          <table:table-cell office:value-type="string">
            <text:p>nrpk1</text:p>
          </table:table-cell>
          <table:table-cell office:value-type="float" office:value="3135">
            <text:p>313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40">
            <text:p>340</text:p>
          </table:table-cell>
          <table:table-cell office:value-type="string">
            <text:p>nrpk1</text:p>
          </table:table-cell>
          <table:table-cell office:value-type="float" office:value="242">
            <text:p>24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442">
            <text:p>3442</text:p>
          </table:table-cell>
          <table:table-cell office:value-type="string">
            <text:p>nrpk1</text:p>
          </table:table-cell>
          <table:table-cell office:value-type="float" office:value="2998">
            <text:p>2998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1.S62" table:end-x="0.8122in" table:end-y="0.0618in" draw:z-index="1" draw:style-name="gr1" draw:text-style-name="P1" svg:width="6.289in" svg:height="3.8543in" svg:x="0.7465in" svg:y="0.1193in">
              <draw:object draw:notify-on-update-of-ranges="theffect_1_7_c_1.A1:theffect_1_7_c_1.A39 theffect_1_7_c_1.D4:theffect_1_7_c_1.D38 theffect_1_7_c_1.H3:theffect_1_7_c_1.H3 theffect_1_7_c_1.H4:theffect_1_7_c_1.H38 theffect_1_7_c_1.Q4:theffect_1_7_c_1.Q38 theffect_1_7_c_1.W3:theffect_1_7_c_1.W3 theffect_1_7_c_1.W4:theffect_1_7_c_1.W38 theffect_1_7_c_1.D4:theffect_1_7_c_1.D38 theffect_1_7_c_1.J3:theffect_1_7_c_1.J3 theffect_1_7_c_1.J4:theffect_1_7_c_1.J38 theffect_1_7_c_1.Q4:theffect_1_7_c_1.Q38 theffect_1_7_c_1.U3:theffect_1_7_c_1.U3 theffect_1_7_c_1.U4:theffect_1_7_c_1.U38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104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1.K68" table:end-x="0.3953in" table:end-y="0.1457in" draw:z-index="0" draw:style-name="gr1" draw:text-style-name="P1" svg:width="6.6402in" svg:height="3.5417in" svg:x="0.8673in" svg:y="0.1598in">
              <draw:object draw:notify-on-update-of-ranges="theffect_1_7_c_1.D4:theffect_1_7_c_1.D38 theffect_1_7_c_1.H3:theffect_1_7_c_1.H3 theffect_1_7_c_1.H4:theffect_1_7_c_1.H38 theffect_1_7_c_1.D4:theffect_1_7_c_1.D38 theffect_1_7_c_1.J3:theffect_1_7_c_1.J3 theffect_1_7_c_1.J4:theffect_1_7_c_1.J38 theffect_1_7_c_1.D4:theffect_1_7_c_1.D38 theffect_1_7_c_1.L3:theffect_1_7_c_1.L3 theffect_1_7_c_1.L4:theffect_1_7_c_1.L38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2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1">
            <text:p>65.1</text:p>
          </table:table-cell>
          <table:table-cell office:value-type="string">
            <text:p>Ov ~</text:p>
          </table:table-cell>
          <table:table-cell table:formula="of:=[.B1]-[$Sheet1.H16]" office:value-type="float" office:value="0.5">
            <text:p>0.5</text:p>
          </table:table-cell>
          <table:table-cell table:formula="of:=[.D1]-([.B2]-25)*[$Sheet1.$H$17]" office:value-type="float" office:value="1.7">
            <text:p>1.7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5">
            <text:p>5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5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5[c]">
            <text:p>pkcnt1 1.7[V]ov@5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5[c]">
            <text:p>pkcnt2 1.7[V]ov@5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5[c]">
            <text:p>coincnt 1.7[V]ov@5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5[c]STH">
            <text:p>pkcnt1 1.7[V]ov@5[c]STH</text:p>
          </table:table-cell>
          <table:table-cell/>
          <table:table-cell table:formula="of:=CONCATENATE([.J3];&quot;STH&quot;)" office:value-type="string" office:string-value="pkcnt2 1.7[V]ov@5[c]STH">
            <text:p>pkcnt2 1.7[V]ov@5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9715">
            <text:p>9715</text:p>
          </table:table-cell>
          <table:table-cell office:value-type="string">
            <text:p>nrpk1</text:p>
          </table:table-cell>
          <table:table-cell office:value-type="float" office:value="11892">
            <text:p>11892</text:p>
          </table:table-cell>
          <table:table-cell office:value-type="string">
            <text:p>coinc</text:p>
          </table:table-cell>
          <table:table-cell office:value-type="float" office:value="68">
            <text:p>68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73990">
            <text:p>73990</text:p>
          </table:table-cell>
          <table:table-cell office:value-type="string">
            <text:p>nrpk1</text:p>
          </table:table-cell>
          <table:table-cell office:value-type="float" office:value="91364">
            <text:p>913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9706">
            <text:p>9706</text:p>
          </table:table-cell>
          <table:table-cell office:value-type="string">
            <text:p>nrpk1</text:p>
          </table:table-cell>
          <table:table-cell office:value-type="float" office:value="11888">
            <text:p>11888</text:p>
          </table:table-cell>
          <table:table-cell office:value-type="string">
            <text:p>coinc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69765">
            <text:p>69765</text:p>
          </table:table-cell>
          <table:table-cell office:value-type="string">
            <text:p>nrpk1</text:p>
          </table:table-cell>
          <table:table-cell office:value-type="float" office:value="85867">
            <text:p>8586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9581">
            <text:p>9581</text:p>
          </table:table-cell>
          <table:table-cell office:value-type="string">
            <text:p>nrpk1</text:p>
          </table:table-cell>
          <table:table-cell office:value-type="float" office:value="11742">
            <text:p>11742</text:p>
          </table:table-cell>
          <table:table-cell office:value-type="string">
            <text:p>coinc</text:p>
          </table:table-cell>
          <table:table-cell office:value-type="float" office:value="59">
            <text:p>59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65486">
            <text:p>65486</text:p>
          </table:table-cell>
          <table:table-cell office:value-type="string">
            <text:p>nrpk1</text:p>
          </table:table-cell>
          <table:table-cell office:value-type="float" office:value="80041">
            <text:p>800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8936">
            <text:p>8936</text:p>
          </table:table-cell>
          <table:table-cell office:value-type="string">
            <text:p>nrpk1</text:p>
          </table:table-cell>
          <table:table-cell office:value-type="float" office:value="11063">
            <text:p>11063</text:p>
          </table:table-cell>
          <table:table-cell office:value-type="string">
            <text:p>coinc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61071">
            <text:p>61071</text:p>
          </table:table-cell>
          <table:table-cell office:value-type="string">
            <text:p>nrpk1</text:p>
          </table:table-cell>
          <table:table-cell office:value-type="float" office:value="74480">
            <text:p>744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7325">
            <text:p>7325</text:p>
          </table:table-cell>
          <table:table-cell office:value-type="string">
            <text:p>nrpk1</text:p>
          </table:table-cell>
          <table:table-cell office:value-type="float" office:value="9144">
            <text:p>9144</text:p>
          </table:table-cell>
          <table:table-cell office:value-type="string">
            <text:p>coinc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56837">
            <text:p>56837</text:p>
          </table:table-cell>
          <table:table-cell office:value-type="string">
            <text:p>nrpk1</text:p>
          </table:table-cell>
          <table:table-cell office:value-type="float" office:value="68826">
            <text:p>688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4306">
            <text:p>4306</text:p>
          </table:table-cell>
          <table:table-cell office:value-type="string">
            <text:p>nrpk1</text:p>
          </table:table-cell>
          <table:table-cell office:value-type="float" office:value="5490">
            <text:p>5490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50401">
            <text:p>50401</text:p>
          </table:table-cell>
          <table:table-cell office:value-type="string">
            <text:p>nrpk1</text:p>
          </table:table-cell>
          <table:table-cell office:value-type="float" office:value="60808">
            <text:p>608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2992">
            <text:p>2992</text:p>
          </table:table-cell>
          <table:table-cell office:value-type="string">
            <text:p>nrpk1</text:p>
          </table:table-cell>
          <table:table-cell office:value-type="float" office:value="3692">
            <text:p>3692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44676">
            <text:p>44676</text:p>
          </table:table-cell>
          <table:table-cell office:value-type="string">
            <text:p>nrpk1</text:p>
          </table:table-cell>
          <table:table-cell office:value-type="float" office:value="54040">
            <text:p>540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2644">
            <text:p>2644</text:p>
          </table:table-cell>
          <table:table-cell office:value-type="string">
            <text:p>nrpk1</text:p>
          </table:table-cell>
          <table:table-cell office:value-type="float" office:value="3032">
            <text:p>3032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38339">
            <text:p>38339</text:p>
          </table:table-cell>
          <table:table-cell office:value-type="string">
            <text:p>nrpk1</text:p>
          </table:table-cell>
          <table:table-cell office:value-type="float" office:value="45599">
            <text:p>455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2575">
            <text:p>2575</text:p>
          </table:table-cell>
          <table:table-cell office:value-type="string">
            <text:p>nrpk1</text:p>
          </table:table-cell>
          <table:table-cell office:value-type="float" office:value="2914">
            <text:p>291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30919">
            <text:p>30919</text:p>
          </table:table-cell>
          <table:table-cell office:value-type="string">
            <text:p>nrpk1</text:p>
          </table:table-cell>
          <table:table-cell office:value-type="float" office:value="36603">
            <text:p>366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563">
            <text:p>2563</text:p>
          </table:table-cell>
          <table:table-cell office:value-type="string">
            <text:p>nrpk1</text:p>
          </table:table-cell>
          <table:table-cell office:value-type="float" office:value="2885">
            <text:p>2885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24949">
            <text:p>24949</text:p>
          </table:table-cell>
          <table:table-cell office:value-type="string">
            <text:p>nrpk1</text:p>
          </table:table-cell>
          <table:table-cell office:value-type="float" office:value="28675">
            <text:p>286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538">
            <text:p>2538</text:p>
          </table:table-cell>
          <table:table-cell office:value-type="string">
            <text:p>nrpk1</text:p>
          </table:table-cell>
          <table:table-cell office:value-type="float" office:value="2870">
            <text:p>287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20860">
            <text:p>20860</text:p>
          </table:table-cell>
          <table:table-cell office:value-type="string">
            <text:p>nrpk1</text:p>
          </table:table-cell>
          <table:table-cell office:value-type="float" office:value="23404">
            <text:p>234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2525">
            <text:p>2525</text:p>
          </table:table-cell>
          <table:table-cell office:value-type="string">
            <text:p>nrpk1</text:p>
          </table:table-cell>
          <table:table-cell office:value-type="float" office:value="2841">
            <text:p>284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18293">
            <text:p>18293</text:p>
          </table:table-cell>
          <table:table-cell office:value-type="string">
            <text:p>nrpk1</text:p>
          </table:table-cell>
          <table:table-cell office:value-type="float" office:value="20061">
            <text:p>200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2517">
            <text:p>2517</text:p>
          </table:table-cell>
          <table:table-cell office:value-type="string">
            <text:p>nrpk1</text:p>
          </table:table-cell>
          <table:table-cell office:value-type="float" office:value="2819">
            <text:p>2819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7439">
            <text:p>17439</text:p>
          </table:table-cell>
          <table:table-cell office:value-type="string">
            <text:p>nrpk1</text:p>
          </table:table-cell>
          <table:table-cell office:value-type="float" office:value="18893">
            <text:p>188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2499">
            <text:p>2499</text:p>
          </table:table-cell>
          <table:table-cell office:value-type="string">
            <text:p>nrpk1</text:p>
          </table:table-cell>
          <table:table-cell office:value-type="float" office:value="2795">
            <text:p>279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16751">
            <text:p>16751</text:p>
          </table:table-cell>
          <table:table-cell office:value-type="string">
            <text:p>nrpk1</text:p>
          </table:table-cell>
          <table:table-cell office:value-type="float" office:value="18112">
            <text:p>181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2482">
            <text:p>2482</text:p>
          </table:table-cell>
          <table:table-cell office:value-type="string">
            <text:p>nrpk1</text:p>
          </table:table-cell>
          <table:table-cell office:value-type="float" office:value="2734">
            <text:p>2734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16208">
            <text:p>16208</text:p>
          </table:table-cell>
          <table:table-cell office:value-type="string">
            <text:p>nrpk1</text:p>
          </table:table-cell>
          <table:table-cell office:value-type="float" office:value="17393">
            <text:p>173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2438">
            <text:p>2438</text:p>
          </table:table-cell>
          <table:table-cell office:value-type="string">
            <text:p>nrpk1</text:p>
          </table:table-cell>
          <table:table-cell office:value-type="float" office:value="2577">
            <text:p>2577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15679">
            <text:p>15679</text:p>
          </table:table-cell>
          <table:table-cell office:value-type="string">
            <text:p>nrpk1</text:p>
          </table:table-cell>
          <table:table-cell office:value-type="float" office:value="16683">
            <text:p>166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2203">
            <text:p>2203</text:p>
          </table:table-cell>
          <table:table-cell office:value-type="string">
            <text:p>nrpk1</text:p>
          </table:table-cell>
          <table:table-cell office:value-type="float" office:value="2169">
            <text:p>216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14843">
            <text:p>14843</text:p>
          </table:table-cell>
          <table:table-cell office:value-type="string">
            <text:p>nrpk1</text:p>
          </table:table-cell>
          <table:table-cell office:value-type="float" office:value="15730">
            <text:p>157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883">
            <text:p>1883</text:p>
          </table:table-cell>
          <table:table-cell office:value-type="string">
            <text:p>nrpk1</text:p>
          </table:table-cell>
          <table:table-cell office:value-type="float" office:value="1731">
            <text:p>173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14208">
            <text:p>14208</text:p>
          </table:table-cell>
          <table:table-cell office:value-type="string">
            <text:p>nrpk1</text:p>
          </table:table-cell>
          <table:table-cell office:value-type="float" office:value="14981">
            <text:p>1498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489">
            <text:p>1489</text:p>
          </table:table-cell>
          <table:table-cell office:value-type="string">
            <text:p>nrpk1</text:p>
          </table:table-cell>
          <table:table-cell office:value-type="float" office:value="1322">
            <text:p>132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13567">
            <text:p>13567</text:p>
          </table:table-cell>
          <table:table-cell office:value-type="string">
            <text:p>nrpk1</text:p>
          </table:table-cell>
          <table:table-cell office:value-type="float" office:value="14233">
            <text:p>142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204">
            <text:p>1204</text:p>
          </table:table-cell>
          <table:table-cell office:value-type="string">
            <text:p>nrpk1</text:p>
          </table:table-cell>
          <table:table-cell office:value-type="float" office:value="1072">
            <text:p>107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13005">
            <text:p>13005</text:p>
          </table:table-cell>
          <table:table-cell office:value-type="string">
            <text:p>nrpk1</text:p>
          </table:table-cell>
          <table:table-cell office:value-type="float" office:value="13508">
            <text:p>135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986">
            <text:p>986</text:p>
          </table:table-cell>
          <table:table-cell office:value-type="string">
            <text:p>nrpk1</text:p>
          </table:table-cell>
          <table:table-cell office:value-type="float" office:value="931">
            <text:p>93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12371">
            <text:p>12371</text:p>
          </table:table-cell>
          <table:table-cell office:value-type="string">
            <text:p>nrpk1</text:p>
          </table:table-cell>
          <table:table-cell office:value-type="float" office:value="12725">
            <text:p>127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884">
            <text:p>884</text:p>
          </table:table-cell>
          <table:table-cell office:value-type="string">
            <text:p>nrpk1</text:p>
          </table:table-cell>
          <table:table-cell office:value-type="float" office:value="860">
            <text:p>86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11429">
            <text:p>11429</text:p>
          </table:table-cell>
          <table:table-cell office:value-type="string">
            <text:p>nrpk1</text:p>
          </table:table-cell>
          <table:table-cell office:value-type="float" office:value="11568">
            <text:p>115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861">
            <text:p>861</text:p>
          </table:table-cell>
          <table:table-cell office:value-type="string">
            <text:p>nrpk1</text:p>
          </table:table-cell>
          <table:table-cell office:value-type="float" office:value="844">
            <text:p>84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10672">
            <text:p>10672</text:p>
          </table:table-cell>
          <table:table-cell office:value-type="string">
            <text:p>nrpk1</text:p>
          </table:table-cell>
          <table:table-cell office:value-type="float" office:value="10535">
            <text:p>1053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852">
            <text:p>852</text:p>
          </table:table-cell>
          <table:table-cell office:value-type="string">
            <text:p>nrpk1</text:p>
          </table:table-cell>
          <table:table-cell office:value-type="float" office:value="833">
            <text:p>83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9732">
            <text:p>9732</text:p>
          </table:table-cell>
          <table:table-cell office:value-type="string">
            <text:p>nrpk1</text:p>
          </table:table-cell>
          <table:table-cell office:value-type="float" office:value="9394">
            <text:p>939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847">
            <text:p>847</text:p>
          </table:table-cell>
          <table:table-cell office:value-type="string">
            <text:p>nrpk1</text:p>
          </table:table-cell>
          <table:table-cell office:value-type="float" office:value="827">
            <text:p>82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8896">
            <text:p>8896</text:p>
          </table:table-cell>
          <table:table-cell office:value-type="string">
            <text:p>nrpk1</text:p>
          </table:table-cell>
          <table:table-cell office:value-type="float" office:value="8079">
            <text:p>807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837">
            <text:p>837</text:p>
          </table:table-cell>
          <table:table-cell office:value-type="string">
            <text:p>nrpk1</text:p>
          </table:table-cell>
          <table:table-cell office:value-type="float" office:value="811">
            <text:p>81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7829">
            <text:p>7829</text:p>
          </table:table-cell>
          <table:table-cell office:value-type="string">
            <text:p>nrpk1</text:p>
          </table:table-cell>
          <table:table-cell office:value-type="float" office:value="6874">
            <text:p>687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822">
            <text:p>822</text:p>
          </table:table-cell>
          <table:table-cell office:value-type="string">
            <text:p>nrpk1</text:p>
          </table:table-cell>
          <table:table-cell office:value-type="float" office:value="782">
            <text:p>78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6427">
            <text:p>6427</text:p>
          </table:table-cell>
          <table:table-cell office:value-type="string">
            <text:p>nrpk1</text:p>
          </table:table-cell>
          <table:table-cell office:value-type="float" office:value="5627">
            <text:p>56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805">
            <text:p>805</text:p>
          </table:table-cell>
          <table:table-cell office:value-type="string">
            <text:p>nrpk1</text:p>
          </table:table-cell>
          <table:table-cell office:value-type="float" office:value="741">
            <text:p>74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5644">
            <text:p>5644</text:p>
          </table:table-cell>
          <table:table-cell office:value-type="string">
            <text:p>nrpk1</text:p>
          </table:table-cell>
          <table:table-cell office:value-type="float" office:value="5028">
            <text:p>50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777">
            <text:p>777</text:p>
          </table:table-cell>
          <table:table-cell office:value-type="string">
            <text:p>nrpk1</text:p>
          </table:table-cell>
          <table:table-cell office:value-type="float" office:value="671">
            <text:p>67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5174">
            <text:p>5174</text:p>
          </table:table-cell>
          <table:table-cell office:value-type="string">
            <text:p>nrpk1</text:p>
          </table:table-cell>
          <table:table-cell office:value-type="float" office:value="4700">
            <text:p>47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726">
            <text:p>726</text:p>
          </table:table-cell>
          <table:table-cell office:value-type="string">
            <text:p>nrpk1</text:p>
          </table:table-cell>
          <table:table-cell office:value-type="float" office:value="592">
            <text:p>59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4911">
            <text:p>4911</text:p>
          </table:table-cell>
          <table:table-cell office:value-type="string">
            <text:p>nrpk1</text:p>
          </table:table-cell>
          <table:table-cell office:value-type="float" office:value="4513">
            <text:p>451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644">
            <text:p>644</text:p>
          </table:table-cell>
          <table:table-cell office:value-type="string">
            <text:p>nrpk1</text:p>
          </table:table-cell>
          <table:table-cell office:value-type="float" office:value="521">
            <text:p>52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4735">
            <text:p>4735</text:p>
          </table:table-cell>
          <table:table-cell office:value-type="string">
            <text:p>nrpk1</text:p>
          </table:table-cell>
          <table:table-cell office:value-type="float" office:value="4357">
            <text:p>43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532">
            <text:p>532</text:p>
          </table:table-cell>
          <table:table-cell office:value-type="string">
            <text:p>nrpk1</text:p>
          </table:table-cell>
          <table:table-cell office:value-type="float" office:value="415">
            <text:p>41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4526">
            <text:p>4526</text:p>
          </table:table-cell>
          <table:table-cell office:value-type="string">
            <text:p>nrpk1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63">
            <text:p>463</text:p>
          </table:table-cell>
          <table:table-cell office:value-type="string">
            <text:p>nrpk1</text:p>
          </table:table-cell>
          <table:table-cell office:value-type="float" office:value="340">
            <text:p>34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4369">
            <text:p>4369</text:p>
          </table:table-cell>
          <table:table-cell office:value-type="string">
            <text:p>nrpk1</text:p>
          </table:table-cell>
          <table:table-cell office:value-type="float" office:value="3962">
            <text:p>39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01">
            <text:p>401</text:p>
          </table:table-cell>
          <table:table-cell office:value-type="string">
            <text:p>nrpk1</text:p>
          </table:table-cell>
          <table:table-cell office:value-type="float" office:value="305">
            <text:p>30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4227">
            <text:p>4227</text:p>
          </table:table-cell>
          <table:table-cell office:value-type="string">
            <text:p>nrpk1</text:p>
          </table:table-cell>
          <table:table-cell office:value-type="float" office:value="3791">
            <text:p>37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361">
            <text:p>361</text:p>
          </table:table-cell>
          <table:table-cell office:value-type="string">
            <text:p>nrpk1</text:p>
          </table:table-cell>
          <table:table-cell office:value-type="float" office:value="291">
            <text:p>291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4089">
            <text:p>4089</text:p>
          </table:table-cell>
          <table:table-cell office:value-type="string">
            <text:p>nrpk1</text:p>
          </table:table-cell>
          <table:table-cell office:value-type="float" office:value="3616">
            <text:p>3616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2.S62" table:end-x="0.8122in" table:end-y="0.0614in" draw:z-index="1" draw:style-name="gr1" draw:text-style-name="P1" svg:width="6.289in" svg:height="3.8539in" svg:x="0.7465in" svg:y="0.1193in">
              <draw:object draw:notify-on-update-of-ranges="theffect_1_7_c_2.A1:theffect_1_7_c_2.A39 theffect_1_7_c_2.D4:theffect_1_7_c_2.D38 theffect_1_7_c_2.H3:theffect_1_7_c_2.H3 theffect_1_7_c_2.H4:theffect_1_7_c_2.H38 theffect_1_7_c_2.Q4:theffect_1_7_c_2.Q38 theffect_1_7_c_2.W3:theffect_1_7_c_2.W3 theffect_1_7_c_2.W4:theffect_1_7_c_2.W38 theffect_1_7_c_2.D4:theffect_1_7_c_2.D38 theffect_1_7_c_2.J3:theffect_1_7_c_2.J3 theffect_1_7_c_2.J4:theffect_1_7_c_2.J38 theffect_1_7_c_2.Q4:theffect_1_7_c_2.Q38 theffect_1_7_c_2.U3:theffect_1_7_c_2.U3 theffect_1_7_c_2.U4:theffect_1_7_c_2.U38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138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2.K68" table:end-x="0.3953in" table:end-y="0.1457in" draw:z-index="0" draw:style-name="gr1" draw:text-style-name="P1" svg:width="6.6402in" svg:height="3.5417in" svg:x="0.8673in" svg:y="0.1598in">
              <draw:object draw:notify-on-update-of-ranges="theffect_1_7_c_2.D4:theffect_1_7_c_2.D38 theffect_1_7_c_2.H3:theffect_1_7_c_2.H3 theffect_1_7_c_2.H4:theffect_1_7_c_2.H38 theffect_1_7_c_2.D4:theffect_1_7_c_2.D38 theffect_1_7_c_2.J3:theffect_1_7_c_2.J3 theffect_1_7_c_2.J4:theffect_1_7_c_2.J38 theffect_1_7_c_2.D4:theffect_1_7_c_2.D38 theffect_1_7_c_2.L3:theffect_1_7_c_2.L3 theffect_1_7_c_2.L4:theffect_1_7_c_2.L38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3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75">
            <text:p>65.75</text:p>
          </table:table-cell>
          <table:table-cell office:value-type="string">
            <text:p>Ov ~</text:p>
          </table:table-cell>
          <table:table-cell table:formula="of:=[.B1]-[$Sheet1.H16]" office:value-type="float" office:value="1.15000000000001">
            <text:p>1.15</text:p>
          </table:table-cell>
          <table:table-cell table:formula="of:=[.D1]-([.B2]-25)*[$Sheet1.$H$17]" office:value-type="float" office:value="1.70800000000001">
            <text:p>1.70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5.7">
            <text:p>15.7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6">
            <text:p>16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6[c]">
            <text:p>pkcnt1 1.7[V]ov@16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6[c]">
            <text:p>pkcnt2 1.7[V]ov@16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6[c]">
            <text:p>coincnt 1.7[V]ov@16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6[c]STH">
            <text:p>pkcnt1 1.7[V]ov@16[c]STH</text:p>
          </table:table-cell>
          <table:table-cell/>
          <table:table-cell table:formula="of:=CONCATENATE([.J3];&quot;STH&quot;)" office:value-type="string" office:string-value="pkcnt2 1.7[V]ov@16[c]STH">
            <text:p>pkcnt2 1.7[V]ov@16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3694">
            <text:p>23694</text:p>
          </table:table-cell>
          <table:table-cell office:value-type="string">
            <text:p>nrpk1</text:p>
          </table:table-cell>
          <table:table-cell office:value-type="float" office:value="28954">
            <text:p>28954</text:p>
          </table:table-cell>
          <table:table-cell office:value-type="string">
            <text:p>coinc</text:p>
          </table:table-cell>
          <table:table-cell office:value-type="float" office:value="416">
            <text:p>41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688889">
            <text:p>1.688889</text:p>
          </table:table-cell>
          <table:table-cell office:value-type="string">
            <text:p>nrpk1</text:p>
          </table:table-cell>
          <table:table-cell office:value-type="float" office:value="194160">
            <text:p>194160</text:p>
          </table:table-cell>
          <table:table-cell office:value-type="string">
            <text:p>nrpk1</text:p>
          </table:table-cell>
          <table:table-cell office:value-type="float" office:value="246530">
            <text:p>2465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3545">
            <text:p>23545</text:p>
          </table:table-cell>
          <table:table-cell office:value-type="string">
            <text:p>nrpk1</text:p>
          </table:table-cell>
          <table:table-cell office:value-type="float" office:value="28917">
            <text:p>28917</text:p>
          </table:table-cell>
          <table:table-cell office:value-type="string">
            <text:p>coinc</text:p>
          </table:table-cell>
          <table:table-cell office:value-type="float" office:value="411">
            <text:p>411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1.9">
            <text:p>1.9</text:p>
          </table:table-cell>
          <table:table-cell office:value-type="string">
            <text:p>nrpk1</text:p>
          </table:table-cell>
          <table:table-cell office:value-type="float" office:value="183106">
            <text:p>183106</text:p>
          </table:table-cell>
          <table:table-cell office:value-type="string">
            <text:p>nrpk1</text:p>
          </table:table-cell>
          <table:table-cell office:value-type="float" office:value="231950">
            <text:p>231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2369">
            <text:p>22369</text:p>
          </table:table-cell>
          <table:table-cell office:value-type="string">
            <text:p>nrpk1</text:p>
          </table:table-cell>
          <table:table-cell office:value-type="float" office:value="28207">
            <text:p>28207</text:p>
          </table:table-cell>
          <table:table-cell office:value-type="string">
            <text:p>coinc</text:p>
          </table:table-cell>
          <table:table-cell office:value-type="float" office:value="386">
            <text:p>386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111111">
            <text:p>2.111111</text:p>
          </table:table-cell>
          <table:table-cell office:value-type="string">
            <text:p>nrpk1</text:p>
          </table:table-cell>
          <table:table-cell office:value-type="float" office:value="175482">
            <text:p>175482</text:p>
          </table:table-cell>
          <table:table-cell office:value-type="string">
            <text:p>nrpk1</text:p>
          </table:table-cell>
          <table:table-cell office:value-type="float" office:value="221933">
            <text:p>221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8627">
            <text:p>18627</text:p>
          </table:table-cell>
          <table:table-cell office:value-type="string">
            <text:p>nrpk1</text:p>
          </table:table-cell>
          <table:table-cell office:value-type="float" office:value="25275">
            <text:p>25275</text:p>
          </table:table-cell>
          <table:table-cell office:value-type="string">
            <text:p>coinc</text:p>
          </table:table-cell>
          <table:table-cell office:value-type="float" office:value="283">
            <text:p>283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322222">
            <text:p>2.322222</text:p>
          </table:table-cell>
          <table:table-cell office:value-type="string">
            <text:p>nrpk1</text:p>
          </table:table-cell>
          <table:table-cell office:value-type="float" office:value="164684">
            <text:p>164684</text:p>
          </table:table-cell>
          <table:table-cell office:value-type="string">
            <text:p>nrpk1</text:p>
          </table:table-cell>
          <table:table-cell office:value-type="float" office:value="208303">
            <text:p>208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3286">
            <text:p>13286</text:p>
          </table:table-cell>
          <table:table-cell office:value-type="string">
            <text:p>nrpk1</text:p>
          </table:table-cell>
          <table:table-cell office:value-type="float" office:value="19340">
            <text:p>19340</text:p>
          </table:table-cell>
          <table:table-cell office:value-type="string">
            <text:p>coinc</text:p>
          </table:table-cell>
          <table:table-cell office:value-type="float" office:value="154">
            <text:p>15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533333">
            <text:p>2.533333</text:p>
          </table:table-cell>
          <table:table-cell office:value-type="string">
            <text:p>nrpk1</text:p>
          </table:table-cell>
          <table:table-cell office:value-type="float" office:value="153654">
            <text:p>153654</text:p>
          </table:table-cell>
          <table:table-cell office:value-type="string">
            <text:p>nrpk1</text:p>
          </table:table-cell>
          <table:table-cell office:value-type="float" office:value="193833">
            <text:p>193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7752">
            <text:p>7752</text:p>
          </table:table-cell>
          <table:table-cell office:value-type="string">
            <text:p>nrpk1</text:p>
          </table:table-cell>
          <table:table-cell office:value-type="float" office:value="11274">
            <text:p>11274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2.744444">
            <text:p>2.744444</text:p>
          </table:table-cell>
          <table:table-cell office:value-type="string">
            <text:p>nrpk1</text:p>
          </table:table-cell>
          <table:table-cell office:value-type="float" office:value="146199">
            <text:p>146199</text:p>
          </table:table-cell>
          <table:table-cell office:value-type="string">
            <text:p>nrpk1</text:p>
          </table:table-cell>
          <table:table-cell office:value-type="float" office:value="184457">
            <text:p>1844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6600">
            <text:p>6600</text:p>
          </table:table-cell>
          <table:table-cell office:value-type="string">
            <text:p>nrpk1</text:p>
          </table:table-cell>
          <table:table-cell office:value-type="float" office:value="8394">
            <text:p>8394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2.955556">
            <text:p>2.955556</text:p>
          </table:table-cell>
          <table:table-cell office:value-type="string">
            <text:p>nrpk1</text:p>
          </table:table-cell>
          <table:table-cell office:value-type="float" office:value="134575">
            <text:p>134575</text:p>
          </table:table-cell>
          <table:table-cell office:value-type="string">
            <text:p>nrpk1</text:p>
          </table:table-cell>
          <table:table-cell office:value-type="float" office:value="170083">
            <text:p>1700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6364">
            <text:p>6364</text:p>
          </table:table-cell>
          <table:table-cell office:value-type="string">
            <text:p>nrpk1</text:p>
          </table:table-cell>
          <table:table-cell office:value-type="float" office:value="7506">
            <text:p>7506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166667">
            <text:p>3.166667</text:p>
          </table:table-cell>
          <table:table-cell office:value-type="string">
            <text:p>nrpk1</text:p>
          </table:table-cell>
          <table:table-cell office:value-type="float" office:value="121987">
            <text:p>121987</text:p>
          </table:table-cell>
          <table:table-cell office:value-type="string">
            <text:p>nrpk1</text:p>
          </table:table-cell>
          <table:table-cell office:value-type="float" office:value="155049">
            <text:p>1550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276">
            <text:p>6276</text:p>
          </table:table-cell>
          <table:table-cell office:value-type="string">
            <text:p>nrpk1</text:p>
          </table:table-cell>
          <table:table-cell office:value-type="float" office:value="7331">
            <text:p>7331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111782">
            <text:p>111782</text:p>
          </table:table-cell>
          <table:table-cell office:value-type="string">
            <text:p>nrpk1</text:p>
          </table:table-cell>
          <table:table-cell office:value-type="float" office:value="143499">
            <text:p>1434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6215">
            <text:p>6215</text:p>
          </table:table-cell>
          <table:table-cell office:value-type="string">
            <text:p>nrpk1</text:p>
          </table:table-cell>
          <table:table-cell office:value-type="float" office:value="7217">
            <text:p>7217</text:p>
          </table:table-cell>
          <table:table-cell office:value-type="string">
            <text:p>coinc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3.588889">
            <text:p>3.588889</text:p>
          </table:table-cell>
          <table:table-cell office:value-type="string">
            <text:p>nrpk1</text:p>
          </table:table-cell>
          <table:table-cell office:value-type="float" office:value="94960">
            <text:p>94960</text:p>
          </table:table-cell>
          <table:table-cell office:value-type="string">
            <text:p>nrpk1</text:p>
          </table:table-cell>
          <table:table-cell office:value-type="float" office:value="124775">
            <text:p>1247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166">
            <text:p>6166</text:p>
          </table:table-cell>
          <table:table-cell office:value-type="string">
            <text:p>nrpk1</text:p>
          </table:table-cell>
          <table:table-cell office:value-type="float" office:value="7113">
            <text:p>7113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3.8">
            <text:p>3.8</text:p>
          </table:table-cell>
          <table:table-cell office:value-type="string">
            <text:p>nrpk1</text:p>
          </table:table-cell>
          <table:table-cell office:value-type="float" office:value="82795">
            <text:p>82795</text:p>
          </table:table-cell>
          <table:table-cell office:value-type="string">
            <text:p>nrpk1</text:p>
          </table:table-cell>
          <table:table-cell office:value-type="float" office:value="108562">
            <text:p>1085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6088">
            <text:p>6088</text:p>
          </table:table-cell>
          <table:table-cell office:value-type="string">
            <text:p>nrpk1</text:p>
          </table:table-cell>
          <table:table-cell office:value-type="float" office:value="7037">
            <text:p>7037</text:p>
          </table:table-cell>
          <table:table-cell office:value-type="string">
            <text:p>coinc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011111">
            <text:p>4.011111</text:p>
          </table:table-cell>
          <table:table-cell office:value-type="string">
            <text:p>nrpk1</text:p>
          </table:table-cell>
          <table:table-cell office:value-type="float" office:value="66442">
            <text:p>66442</text:p>
          </table:table-cell>
          <table:table-cell office:value-type="string">
            <text:p>nrpk1</text:p>
          </table:table-cell>
          <table:table-cell office:value-type="float" office:value="87619">
            <text:p>8761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6035">
            <text:p>6035</text:p>
          </table:table-cell>
          <table:table-cell office:value-type="string">
            <text:p>nrpk1</text:p>
          </table:table-cell>
          <table:table-cell office:value-type="float" office:value="6948">
            <text:p>6948</text:p>
          </table:table-cell>
          <table:table-cell office:value-type="string">
            <text:p>coinc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54253">
            <text:p>54253</text:p>
          </table:table-cell>
          <table:table-cell office:value-type="string">
            <text:p>nrpk1</text:p>
          </table:table-cell>
          <table:table-cell office:value-type="float" office:value="69449">
            <text:p>694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959">
            <text:p>5959</text:p>
          </table:table-cell>
          <table:table-cell office:value-type="string">
            <text:p>nrpk1</text:p>
          </table:table-cell>
          <table:table-cell office:value-type="float" office:value="6806">
            <text:p>6806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4.433333">
            <text:p>4.433333</text:p>
          </table:table-cell>
          <table:table-cell office:value-type="string">
            <text:p>nrpk1</text:p>
          </table:table-cell>
          <table:table-cell office:value-type="float" office:value="49256">
            <text:p>49256</text:p>
          </table:table-cell>
          <table:table-cell office:value-type="string">
            <text:p>nrpk1</text:p>
          </table:table-cell>
          <table:table-cell office:value-type="float" office:value="60706">
            <text:p>607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5786">
            <text:p>5786</text:p>
          </table:table-cell>
          <table:table-cell office:value-type="string">
            <text:p>nrpk1</text:p>
          </table:table-cell>
          <table:table-cell office:value-type="float" office:value="6493">
            <text:p>6493</text:p>
          </table:table-cell>
          <table:table-cell office:value-type="string">
            <text:p>coinc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4.644444">
            <text:p>4.644444</text:p>
          </table:table-cell>
          <table:table-cell office:value-type="string">
            <text:p>nrpk1</text:p>
          </table:table-cell>
          <table:table-cell office:value-type="float" office:value="45163">
            <text:p>45163</text:p>
          </table:table-cell>
          <table:table-cell office:value-type="string">
            <text:p>nrpk1</text:p>
          </table:table-cell>
          <table:table-cell office:value-type="float" office:value="53234">
            <text:p>532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311">
            <text:p>5311</text:p>
          </table:table-cell>
          <table:table-cell office:value-type="string">
            <text:p>nrpk1</text:p>
          </table:table-cell>
          <table:table-cell office:value-type="float" office:value="5911">
            <text:p>5911</text:p>
          </table:table-cell>
          <table:table-cell office:value-type="string">
            <text:p>coinc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42964">
            <text:p>42964</text:p>
          </table:table-cell>
          <table:table-cell office:value-type="string">
            <text:p>nrpk1</text:p>
          </table:table-cell>
          <table:table-cell office:value-type="float" office:value="49541">
            <text:p>495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4244">
            <text:p>4244</text:p>
          </table:table-cell>
          <table:table-cell office:value-type="string">
            <text:p>nrpk1</text:p>
          </table:table-cell>
          <table:table-cell office:value-type="float" office:value="4671">
            <text:p>4671</text:p>
          </table:table-cell>
          <table:table-cell office:value-type="string">
            <text:p>coinc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41785">
            <text:p>41785</text:p>
          </table:table-cell>
          <table:table-cell office:value-type="string">
            <text:p>nrpk1</text:p>
          </table:table-cell>
          <table:table-cell office:value-type="float" office:value="47766">
            <text:p>477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351">
            <text:p>3351</text:p>
          </table:table-cell>
          <table:table-cell office:value-type="string">
            <text:p>nrpk1</text:p>
          </table:table-cell>
          <table:table-cell office:value-type="float" office:value="3607">
            <text:p>3607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5.277778">
            <text:p>5.277778</text:p>
          </table:table-cell>
          <table:table-cell office:value-type="string">
            <text:p>nrpk1</text:p>
          </table:table-cell>
          <table:table-cell office:value-type="float" office:value="40134">
            <text:p>40134</text:p>
          </table:table-cell>
          <table:table-cell office:value-type="string">
            <text:p>nrpk1</text:p>
          </table:table-cell>
          <table:table-cell office:value-type="float" office:value="45551">
            <text:p>455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648">
            <text:p>2648</text:p>
          </table:table-cell>
          <table:table-cell office:value-type="string">
            <text:p>nrpk1</text:p>
          </table:table-cell>
          <table:table-cell office:value-type="float" office:value="2817">
            <text:p>2817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5.488889">
            <text:p>5.488889</text:p>
          </table:table-cell>
          <table:table-cell office:value-type="string">
            <text:p>nrpk1</text:p>
          </table:table-cell>
          <table:table-cell office:value-type="float" office:value="38536">
            <text:p>38536</text:p>
          </table:table-cell>
          <table:table-cell office:value-type="string">
            <text:p>nrpk1</text:p>
          </table:table-cell>
          <table:table-cell office:value-type="float" office:value="43536">
            <text:p>43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296">
            <text:p>2296</text:p>
          </table:table-cell>
          <table:table-cell office:value-type="string">
            <text:p>nrpk1</text:p>
          </table:table-cell>
          <table:table-cell office:value-type="float" office:value="2426">
            <text:p>242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5.7">
            <text:p>5.7</text:p>
          </table:table-cell>
          <table:table-cell office:value-type="string">
            <text:p>nrpk1</text:p>
          </table:table-cell>
          <table:table-cell office:value-type="float" office:value="37513">
            <text:p>37513</text:p>
          </table:table-cell>
          <table:table-cell office:value-type="string">
            <text:p>nrpk1</text:p>
          </table:table-cell>
          <table:table-cell office:value-type="float" office:value="42238">
            <text:p>422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156">
            <text:p>2156</text:p>
          </table:table-cell>
          <table:table-cell office:value-type="string">
            <text:p>nrpk1</text:p>
          </table:table-cell>
          <table:table-cell office:value-type="float" office:value="2271">
            <text:p>2271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5.911111">
            <text:p>5.911111</text:p>
          </table:table-cell>
          <table:table-cell office:value-type="string">
            <text:p>nrpk1</text:p>
          </table:table-cell>
          <table:table-cell office:value-type="float" office:value="35856">
            <text:p>35856</text:p>
          </table:table-cell>
          <table:table-cell office:value-type="string">
            <text:p>nrpk1</text:p>
          </table:table-cell>
          <table:table-cell office:value-type="float" office:value="40202">
            <text:p>40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097">
            <text:p>2097</text:p>
          </table:table-cell>
          <table:table-cell office:value-type="string">
            <text:p>nrpk1</text:p>
          </table:table-cell>
          <table:table-cell office:value-type="float" office:value="2182">
            <text:p>218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122222">
            <text:p>6.122222</text:p>
          </table:table-cell>
          <table:table-cell office:value-type="string">
            <text:p>nrpk1</text:p>
          </table:table-cell>
          <table:table-cell office:value-type="float" office:value="34246">
            <text:p>34246</text:p>
          </table:table-cell>
          <table:table-cell office:value-type="string">
            <text:p>nrpk1</text:p>
          </table:table-cell>
          <table:table-cell office:value-type="float" office:value="38359">
            <text:p>38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063">
            <text:p>2063</text:p>
          </table:table-cell>
          <table:table-cell office:value-type="string">
            <text:p>nrpk1</text:p>
          </table:table-cell>
          <table:table-cell office:value-type="float" office:value="2145">
            <text:p>214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6.333333">
            <text:p>6.333333</text:p>
          </table:table-cell>
          <table:table-cell office:value-type="string">
            <text:p>nrpk1</text:p>
          </table:table-cell>
          <table:table-cell office:value-type="float" office:value="33219">
            <text:p>33219</text:p>
          </table:table-cell>
          <table:table-cell office:value-type="string">
            <text:p>nrpk1</text:p>
          </table:table-cell>
          <table:table-cell office:value-type="float" office:value="37054">
            <text:p>370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033">
            <text:p>2033</text:p>
          </table:table-cell>
          <table:table-cell office:value-type="string">
            <text:p>nrpk1</text:p>
          </table:table-cell>
          <table:table-cell office:value-type="float" office:value="2098">
            <text:p>2098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6.544444">
            <text:p>6.544444</text:p>
          </table:table-cell>
          <table:table-cell office:value-type="string">
            <text:p>nrpk1</text:p>
          </table:table-cell>
          <table:table-cell office:value-type="float" office:value="31432">
            <text:p>31432</text:p>
          </table:table-cell>
          <table:table-cell office:value-type="string">
            <text:p>nrpk1</text:p>
          </table:table-cell>
          <table:table-cell office:value-type="float" office:value="34859">
            <text:p>348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016">
            <text:p>2016</text:p>
          </table:table-cell>
          <table:table-cell office:value-type="string">
            <text:p>nrpk1</text:p>
          </table:table-cell>
          <table:table-cell office:value-type="float" office:value="2056">
            <text:p>2056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30383">
            <text:p>30383</text:p>
          </table:table-cell>
          <table:table-cell office:value-type="string">
            <text:p>nrpk1</text:p>
          </table:table-cell>
          <table:table-cell office:value-type="float" office:value="33536">
            <text:p>33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987">
            <text:p>1987</text:p>
          </table:table-cell>
          <table:table-cell office:value-type="string">
            <text:p>nrpk1</text:p>
          </table:table-cell>
          <table:table-cell office:value-type="float" office:value="1980">
            <text:p>1980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6.966667">
            <text:p>6.966667</text:p>
          </table:table-cell>
          <table:table-cell office:value-type="string">
            <text:p>nrpk1</text:p>
          </table:table-cell>
          <table:table-cell office:value-type="float" office:value="28629">
            <text:p>28629</text:p>
          </table:table-cell>
          <table:table-cell office:value-type="string">
            <text:p>nrpk1</text:p>
          </table:table-cell>
          <table:table-cell office:value-type="float" office:value="31420">
            <text:p>314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908">
            <text:p>1908</text:p>
          </table:table-cell>
          <table:table-cell office:value-type="string">
            <text:p>nrpk1</text:p>
          </table:table-cell>
          <table:table-cell office:value-type="float" office:value="1835">
            <text:p>183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7.177778">
            <text:p>7.177778</text:p>
          </table:table-cell>
          <table:table-cell office:value-type="string">
            <text:p>nrpk1</text:p>
          </table:table-cell>
          <table:table-cell office:value-type="float" office:value="26688">
            <text:p>26688</text:p>
          </table:table-cell>
          <table:table-cell office:value-type="string">
            <text:p>nrpk1</text:p>
          </table:table-cell>
          <table:table-cell office:value-type="float" office:value="29159">
            <text:p>291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772">
            <text:p>1772</text:p>
          </table:table-cell>
          <table:table-cell office:value-type="string">
            <text:p>nrpk1</text:p>
          </table:table-cell>
          <table:table-cell office:value-type="float" office:value="1657">
            <text:p>1657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7.388889">
            <text:p>7.388889</text:p>
          </table:table-cell>
          <table:table-cell office:value-type="string">
            <text:p>nrpk1</text:p>
          </table:table-cell>
          <table:table-cell office:value-type="float" office:value="25404">
            <text:p>25404</text:p>
          </table:table-cell>
          <table:table-cell office:value-type="string">
            <text:p>nrpk1</text:p>
          </table:table-cell>
          <table:table-cell office:value-type="float" office:value="27572">
            <text:p>275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589">
            <text:p>1589</text:p>
          </table:table-cell>
          <table:table-cell office:value-type="string">
            <text:p>nrpk1</text:p>
          </table:table-cell>
          <table:table-cell office:value-type="float" office:value="1455">
            <text:p>1455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7.6">
            <text:p>7.6</text:p>
          </table:table-cell>
          <table:table-cell office:value-type="string">
            <text:p>nrpk1</text:p>
          </table:table-cell>
          <table:table-cell office:value-type="float" office:value="23233">
            <text:p>23233</text:p>
          </table:table-cell>
          <table:table-cell office:value-type="string">
            <text:p>nrpk1</text:p>
          </table:table-cell>
          <table:table-cell office:value-type="float" office:value="24859">
            <text:p>248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419">
            <text:p>1419</text:p>
          </table:table-cell>
          <table:table-cell office:value-type="string">
            <text:p>nrpk1</text:p>
          </table:table-cell>
          <table:table-cell office:value-type="float" office:value="1244">
            <text:p>1244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7.811111">
            <text:p>7.811111</text:p>
          </table:table-cell>
          <table:table-cell office:value-type="string">
            <text:p>nrpk1</text:p>
          </table:table-cell>
          <table:table-cell office:value-type="float" office:value="20523">
            <text:p>20523</text:p>
          </table:table-cell>
          <table:table-cell office:value-type="string">
            <text:p>nrpk1</text:p>
          </table:table-cell>
          <table:table-cell office:value-type="float" office:value="21695">
            <text:p>216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203">
            <text:p>1203</text:p>
          </table:table-cell>
          <table:table-cell office:value-type="string">
            <text:p>nrpk1</text:p>
          </table:table-cell>
          <table:table-cell office:value-type="float" office:value="1046">
            <text:p>1046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8.022222">
            <text:p>8.022222</text:p>
          </table:table-cell>
          <table:table-cell office:value-type="string">
            <text:p>nrpk1</text:p>
          </table:table-cell>
          <table:table-cell office:value-type="float" office:value="18884">
            <text:p>18884</text:p>
          </table:table-cell>
          <table:table-cell office:value-type="string">
            <text:p>nrpk1</text:p>
          </table:table-cell>
          <table:table-cell office:value-type="float" office:value="19626">
            <text:p>196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90">
            <text:p>990</text:p>
          </table:table-cell>
          <table:table-cell office:value-type="string">
            <text:p>nrpk1</text:p>
          </table:table-cell>
          <table:table-cell office:value-type="float" office:value="877">
            <text:p>87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8.233333">
            <text:p>8.233333</text:p>
          </table:table-cell>
          <table:table-cell office:value-type="string">
            <text:p>nrpk1</text:p>
          </table:table-cell>
          <table:table-cell office:value-type="float" office:value="16267">
            <text:p>16267</text:p>
          </table:table-cell>
          <table:table-cell office:value-type="string">
            <text:p>nrpk1</text:p>
          </table:table-cell>
          <table:table-cell office:value-type="float" office:value="16802">
            <text:p>168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3">
            <text:p>863</text:p>
          </table:table-cell>
          <table:table-cell office:value-type="string">
            <text:p>nrpk1</text:p>
          </table:table-cell>
          <table:table-cell office:value-type="float" office:value="797">
            <text:p>79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14202">
            <text:p>14202</text:p>
          </table:table-cell>
          <table:table-cell office:value-type="string">
            <text:p>nrpk1</text:p>
          </table:table-cell>
          <table:table-cell office:value-type="float" office:value="14464">
            <text:p>144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09">
            <text:p>809</text:p>
          </table:table-cell>
          <table:table-cell office:value-type="string">
            <text:p>nrpk1</text:p>
          </table:table-cell>
          <table:table-cell office:value-type="float" office:value="762">
            <text:p>76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8.655556">
            <text:p>8.655556</text:p>
          </table:table-cell>
          <table:table-cell office:value-type="string">
            <text:p>nrpk1</text:p>
          </table:table-cell>
          <table:table-cell office:value-type="float" office:value="13299">
            <text:p>13299</text:p>
          </table:table-cell>
          <table:table-cell office:value-type="string">
            <text:p>nrpk1</text:p>
          </table:table-cell>
          <table:table-cell office:value-type="float" office:value="13416">
            <text:p>1341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785">
            <text:p>785</text:p>
          </table:table-cell>
          <table:table-cell office:value-type="string">
            <text:p>nrpk1</text:p>
          </table:table-cell>
          <table:table-cell office:value-type="float" office:value="743">
            <text:p>74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8.866667">
            <text:p>8.866667</text:p>
          </table:table-cell>
          <table:table-cell office:value-type="string">
            <text:p>nrpk1</text:p>
          </table:table-cell>
          <table:table-cell office:value-type="float" office:value="12377">
            <text:p>12377</text:p>
          </table:table-cell>
          <table:table-cell office:value-type="string">
            <text:p>nrpk1</text:p>
          </table:table-cell>
          <table:table-cell office:value-type="float" office:value="12452">
            <text:p>12452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3.S62" table:end-x="0.8122in" table:end-y="0.061in" draw:z-index="1" draw:style-name="gr1" draw:text-style-name="P1" svg:width="6.289in" svg:height="3.8539in" svg:x="0.7465in" svg:y="0.1189in">
              <draw:object draw:notify-on-update-of-ranges="theffect_1_7_c_3.A1:theffect_1_7_c_3.A39 theffect_1_7_c_3.D4:theffect_1_7_c_3.D38 theffect_1_7_c_3.H3:theffect_1_7_c_3.H3 theffect_1_7_c_3.H4:theffect_1_7_c_3.H38 theffect_1_7_c_3.Q4:theffect_1_7_c_3.Q38 theffect_1_7_c_3.W3:theffect_1_7_c_3.W3 theffect_1_7_c_3.W4:theffect_1_7_c_3.W38 theffect_1_7_c_3.D4:theffect_1_7_c_3.D38 theffect_1_7_c_3.J3:theffect_1_7_c_3.J3 theffect_1_7_c_3.J4:theffect_1_7_c_3.J38 theffect_1_7_c_3.Q4:theffect_1_7_c_3.Q38 theffect_1_7_c_3.U3:theffect_1_7_c_3.U3 theffect_1_7_c_3.U4:theffect_1_7_c_3.U38" xlink:href="./Object 17" xlink:type="simple" xlink:show="embed" xlink:actuate="onLoad">
                <t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443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3.K68" table:end-x="0.3953in" table:end-y="0.1461in" draw:z-index="0" draw:style-name="gr1" draw:text-style-name="P1" svg:width="6.6402in" svg:height="3.5421in" svg:x="0.8673in" svg:y="0.1598in">
              <draw:object draw:notify-on-update-of-ranges="theffect_1_7_c_3.D4:theffect_1_7_c_3.D38 theffect_1_7_c_3.H3:theffect_1_7_c_3.H3 theffect_1_7_c_3.H4:theffect_1_7_c_3.H38 theffect_1_7_c_3.D4:theffect_1_7_c_3.D38 theffect_1_7_c_3.J3:theffect_1_7_c_3.J3 theffect_1_7_c_3.J4:theffect_1_7_c_3.J38 theffect_1_7_c_3.D4:theffect_1_7_c_3.D38 theffect_1_7_c_3.L3:theffect_1_7_c_3.L3 theffect_1_7_c_3.L4:theffect_1_7_c_3.L38" xlink:href="./Object 16" xlink:type="simple" xlink:show="embed" xlink:actuate="onLoad">
                <t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4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5.86">
            <text:p>65.86</text:p>
          </table:table-cell>
          <table:table-cell office:value-type="string">
            <text:p>Ov ~</text:p>
          </table:table-cell>
          <table:table-cell table:formula="of:=[.B1]-[$Sheet1.H16]" office:value-type="float" office:value="1.26000000000001">
            <text:p>1.26</text:p>
          </table:table-cell>
          <table:table-cell table:formula="of:=[.D1]-([.B2]-25)*[$Sheet1.$H$17]" office:value-type="float" office:value="1.66800000000001">
            <text:p>1.668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18.2">
            <text:p>18.2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18">
            <text:p>18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18[c]">
            <text:p>pkcnt1 1.7[V]ov@18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18[c]">
            <text:p>pkcnt2 1.7[V]ov@18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18[c]">
            <text:p>coincnt 1.7[V]ov@18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18[c]STH">
            <text:p>pkcnt1 1.7[V]ov@18[c]STH</text:p>
          </table:table-cell>
          <table:table-cell/>
          <table:table-cell table:formula="of:=CONCATENATE([.J3];&quot;STH&quot;)" office:value-type="string" office:string-value="pkcnt2 1.7[V]ov@18[c]STH">
            <text:p>pkcnt2 1.7[V]ov@18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8423">
            <text:p>28423</text:p>
          </table:table-cell>
          <table:table-cell office:value-type="string">
            <text:p>nrpk1</text:p>
          </table:table-cell>
          <table:table-cell office:value-type="float" office:value="34767">
            <text:p>34767</text:p>
          </table:table-cell>
          <table:table-cell office:value-type="string">
            <text:p>coinc</text:p>
          </table:table-cell>
          <table:table-cell office:value-type="float" office:value="596">
            <text:p>596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175482">
            <text:p>175482</text:p>
          </table:table-cell>
          <table:table-cell office:value-type="string">
            <text:p>nrpk1</text:p>
          </table:table-cell>
          <table:table-cell office:value-type="float" office:value="221933">
            <text:p>221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7862">
            <text:p>27862</text:p>
          </table:table-cell>
          <table:table-cell office:value-type="string">
            <text:p>nrpk1</text:p>
          </table:table-cell>
          <table:table-cell office:value-type="float" office:value="34581">
            <text:p>34581</text:p>
          </table:table-cell>
          <table:table-cell office:value-type="string">
            <text:p>coinc</text:p>
          </table:table-cell>
          <table:table-cell office:value-type="float" office:value="585">
            <text:p>58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164684">
            <text:p>164684</text:p>
          </table:table-cell>
          <table:table-cell office:value-type="string">
            <text:p>nrpk1</text:p>
          </table:table-cell>
          <table:table-cell office:value-type="float" office:value="208303">
            <text:p>208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5093">
            <text:p>25093</text:p>
          </table:table-cell>
          <table:table-cell office:value-type="string">
            <text:p>nrpk1</text:p>
          </table:table-cell>
          <table:table-cell office:value-type="float" office:value="32874">
            <text:p>32874</text:p>
          </table:table-cell>
          <table:table-cell office:value-type="string">
            <text:p>coinc</text:p>
          </table:table-cell>
          <table:table-cell office:value-type="float" office:value="505">
            <text:p>505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153654">
            <text:p>153654</text:p>
          </table:table-cell>
          <table:table-cell office:value-type="string">
            <text:p>nrpk1</text:p>
          </table:table-cell>
          <table:table-cell office:value-type="float" office:value="193833">
            <text:p>1938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8924">
            <text:p>18924</text:p>
          </table:table-cell>
          <table:table-cell office:value-type="string">
            <text:p>nrpk1</text:p>
          </table:table-cell>
          <table:table-cell office:value-type="float" office:value="27608">
            <text:p>27608</text:p>
          </table:table-cell>
          <table:table-cell office:value-type="string">
            <text:p>coinc</text:p>
          </table:table-cell>
          <table:table-cell office:value-type="float" office:value="326">
            <text:p>326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141946">
            <text:p>141946</text:p>
          </table:table-cell>
          <table:table-cell office:value-type="string">
            <text:p>nrpk1</text:p>
          </table:table-cell>
          <table:table-cell office:value-type="float" office:value="179623">
            <text:p>1796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2830">
            <text:p>12830</text:p>
          </table:table-cell>
          <table:table-cell office:value-type="string">
            <text:p>nrpk1</text:p>
          </table:table-cell>
          <table:table-cell office:value-type="float" office:value="19416">
            <text:p>19416</text:p>
          </table:table-cell>
          <table:table-cell office:value-type="string">
            <text:p>coinc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30551">
            <text:p>130551</text:p>
          </table:table-cell>
          <table:table-cell office:value-type="string">
            <text:p>nrpk1</text:p>
          </table:table-cell>
          <table:table-cell office:value-type="float" office:value="164680">
            <text:p>1646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8376">
            <text:p>8376</text:p>
          </table:table-cell>
          <table:table-cell office:value-type="string">
            <text:p>nrpk1</text:p>
          </table:table-cell>
          <table:table-cell office:value-type="float" office:value="11252">
            <text:p>11252</text:p>
          </table:table-cell>
          <table:table-cell office:value-type="string">
            <text:p>coinc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11782">
            <text:p>111782</text:p>
          </table:table-cell>
          <table:table-cell office:value-type="string">
            <text:p>nrpk1</text:p>
          </table:table-cell>
          <table:table-cell office:value-type="float" office:value="143499">
            <text:p>14349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7722">
            <text:p>7722</text:p>
          </table:table-cell>
          <table:table-cell office:value-type="string">
            <text:p>nrpk1</text:p>
          </table:table-cell>
          <table:table-cell office:value-type="float" office:value="9165">
            <text:p>9165</text:p>
          </table:table-cell>
          <table:table-cell office:value-type="string">
            <text:p>coinc</text:p>
          </table:table-cell>
          <table:table-cell office:value-type="float" office:value="34">
            <text:p>34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94960">
            <text:p>94960</text:p>
          </table:table-cell>
          <table:table-cell office:value-type="string">
            <text:p>nrpk1</text:p>
          </table:table-cell>
          <table:table-cell office:value-type="float" office:value="124775">
            <text:p>1247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579">
            <text:p>7579</text:p>
          </table:table-cell>
          <table:table-cell office:value-type="string">
            <text:p>nrpk1</text:p>
          </table:table-cell>
          <table:table-cell office:value-type="float" office:value="8652">
            <text:p>8652</text:p>
          </table:table-cell>
          <table:table-cell office:value-type="string">
            <text:p>coinc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77400">
            <text:p>77400</text:p>
          </table:table-cell>
          <table:table-cell office:value-type="string">
            <text:p>nrpk1</text:p>
          </table:table-cell>
          <table:table-cell office:value-type="float" office:value="102211">
            <text:p>1022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7477">
            <text:p>7477</text:p>
          </table:table-cell>
          <table:table-cell office:value-type="string">
            <text:p>nrpk1</text:p>
          </table:table-cell>
          <table:table-cell office:value-type="float" office:value="8488">
            <text:p>8488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61051">
            <text:p>61051</text:p>
          </table:table-cell>
          <table:table-cell office:value-type="string">
            <text:p>nrpk1</text:p>
          </table:table-cell>
          <table:table-cell office:value-type="float" office:value="80651">
            <text:p>806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7386">
            <text:p>7386</text:p>
          </table:table-cell>
          <table:table-cell office:value-type="string">
            <text:p>nrpk1</text:p>
          </table:table-cell>
          <table:table-cell office:value-type="float" office:value="8366">
            <text:p>8366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51463">
            <text:p>51463</text:p>
          </table:table-cell>
          <table:table-cell office:value-type="string">
            <text:p>nrpk1</text:p>
          </table:table-cell>
          <table:table-cell office:value-type="float" office:value="64472">
            <text:p>644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7302">
            <text:p>7302</text:p>
          </table:table-cell>
          <table:table-cell office:value-type="string">
            <text:p>nrpk1</text:p>
          </table:table-cell>
          <table:table-cell office:value-type="float" office:value="8271">
            <text:p>8271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46280">
            <text:p>46280</text:p>
          </table:table-cell>
          <table:table-cell office:value-type="string">
            <text:p>nrpk1</text:p>
          </table:table-cell>
          <table:table-cell office:value-type="float" office:value="55233">
            <text:p>552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7211">
            <text:p>7211</text:p>
          </table:table-cell>
          <table:table-cell office:value-type="string">
            <text:p>nrpk1</text:p>
          </table:table-cell>
          <table:table-cell office:value-type="float" office:value="8134">
            <text:p>8134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42964">
            <text:p>42964</text:p>
          </table:table-cell>
          <table:table-cell office:value-type="string">
            <text:p>nrpk1</text:p>
          </table:table-cell>
          <table:table-cell office:value-type="float" office:value="49541">
            <text:p>4954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7106">
            <text:p>7106</text:p>
          </table:table-cell>
          <table:table-cell office:value-type="string">
            <text:p>nrpk1</text:p>
          </table:table-cell>
          <table:table-cell office:value-type="float" office:value="7944">
            <text:p>7944</text:p>
          </table:table-cell>
          <table:table-cell office:value-type="string">
            <text:p>coinc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41215">
            <text:p>41215</text:p>
          </table:table-cell>
          <table:table-cell office:value-type="string">
            <text:p>nrpk1</text:p>
          </table:table-cell>
          <table:table-cell office:value-type="float" office:value="46998">
            <text:p>469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845">
            <text:p>6845</text:p>
          </table:table-cell>
          <table:table-cell office:value-type="string">
            <text:p>nrpk1</text:p>
          </table:table-cell>
          <table:table-cell office:value-type="float" office:value="7641">
            <text:p>7641</text:p>
          </table:table-cell>
          <table:table-cell office:value-type="string">
            <text:p>coinc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39521">
            <text:p>39521</text:p>
          </table:table-cell>
          <table:table-cell office:value-type="string">
            <text:p>nrpk1</text:p>
          </table:table-cell>
          <table:table-cell office:value-type="float" office:value="44847">
            <text:p>448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6322">
            <text:p>6322</text:p>
          </table:table-cell>
          <table:table-cell office:value-type="string">
            <text:p>nrpk1</text:p>
          </table:table-cell>
          <table:table-cell office:value-type="float" office:value="6959">
            <text:p>6959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38020">
            <text:p>38020</text:p>
          </table:table-cell>
          <table:table-cell office:value-type="string">
            <text:p>nrpk1</text:p>
          </table:table-cell>
          <table:table-cell office:value-type="float" office:value="42834">
            <text:p>428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448">
            <text:p>5448</text:p>
          </table:table-cell>
          <table:table-cell office:value-type="string">
            <text:p>nrpk1</text:p>
          </table:table-cell>
          <table:table-cell office:value-type="float" office:value="5943">
            <text:p>5943</text:p>
          </table:table-cell>
          <table:table-cell office:value-type="string">
            <text:p>coinc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36440">
            <text:p>36440</text:p>
          </table:table-cell>
          <table:table-cell office:value-type="string">
            <text:p>nrpk1</text:p>
          </table:table-cell>
          <table:table-cell office:value-type="float" office:value="40912">
            <text:p>4091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3918">
            <text:p>3918</text:p>
          </table:table-cell>
          <table:table-cell office:value-type="string">
            <text:p>nrpk1</text:p>
          </table:table-cell>
          <table:table-cell office:value-type="float" office:value="4260">
            <text:p>4260</text:p>
          </table:table-cell>
          <table:table-cell office:value-type="string">
            <text:p>coinc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34246">
            <text:p>34246</text:p>
          </table:table-cell>
          <table:table-cell office:value-type="string">
            <text:p>nrpk1</text:p>
          </table:table-cell>
          <table:table-cell office:value-type="float" office:value="38359">
            <text:p>383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081">
            <text:p>3081</text:p>
          </table:table-cell>
          <table:table-cell office:value-type="string">
            <text:p>nrpk1</text:p>
          </table:table-cell>
          <table:table-cell office:value-type="float" office:value="3247">
            <text:p>3247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32588">
            <text:p>32588</text:p>
          </table:table-cell>
          <table:table-cell office:value-type="string">
            <text:p>nrpk1</text:p>
          </table:table-cell>
          <table:table-cell office:value-type="float" office:value="36257">
            <text:p>362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2567">
            <text:p>2567</text:p>
          </table:table-cell>
          <table:table-cell office:value-type="string">
            <text:p>nrpk1</text:p>
          </table:table-cell>
          <table:table-cell office:value-type="float" office:value="2720">
            <text:p>2720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30825">
            <text:p>30825</text:p>
          </table:table-cell>
          <table:table-cell office:value-type="string">
            <text:p>nrpk1</text:p>
          </table:table-cell>
          <table:table-cell office:value-type="float" office:value="34158">
            <text:p>341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405">
            <text:p>2405</text:p>
          </table:table-cell>
          <table:table-cell office:value-type="string">
            <text:p>nrpk1</text:p>
          </table:table-cell>
          <table:table-cell office:value-type="float" office:value="2506">
            <text:p>250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29201">
            <text:p>29201</text:p>
          </table:table-cell>
          <table:table-cell office:value-type="string">
            <text:p>nrpk1</text:p>
          </table:table-cell>
          <table:table-cell office:value-type="float" office:value="32115">
            <text:p>3211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342">
            <text:p>2342</text:p>
          </table:table-cell>
          <table:table-cell office:value-type="string">
            <text:p>nrpk1</text:p>
          </table:table-cell>
          <table:table-cell office:value-type="float" office:value="2421">
            <text:p>2421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27434">
            <text:p>27434</text:p>
          </table:table-cell>
          <table:table-cell office:value-type="string">
            <text:p>nrpk1</text:p>
          </table:table-cell>
          <table:table-cell office:value-type="float" office:value="29980">
            <text:p>299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302">
            <text:p>2302</text:p>
          </table:table-cell>
          <table:table-cell office:value-type="string">
            <text:p>nrpk1</text:p>
          </table:table-cell>
          <table:table-cell office:value-type="float" office:value="2344">
            <text:p>2344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24636">
            <text:p>24636</text:p>
          </table:table-cell>
          <table:table-cell office:value-type="string">
            <text:p>nrpk1</text:p>
          </table:table-cell>
          <table:table-cell office:value-type="float" office:value="26738">
            <text:p>2673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268">
            <text:p>2268</text:p>
          </table:table-cell>
          <table:table-cell office:value-type="string">
            <text:p>nrpk1</text:p>
          </table:table-cell>
          <table:table-cell office:value-type="float" office:value="2302">
            <text:p>230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22263">
            <text:p>22263</text:p>
          </table:table-cell>
          <table:table-cell office:value-type="string">
            <text:p>nrpk1</text:p>
          </table:table-cell>
          <table:table-cell office:value-type="float" office:value="23772">
            <text:p>237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231">
            <text:p>2231</text:p>
          </table:table-cell>
          <table:table-cell office:value-type="string">
            <text:p>nrpk1</text:p>
          </table:table-cell>
          <table:table-cell office:value-type="float" office:value="2220">
            <text:p>222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19546">
            <text:p>19546</text:p>
          </table:table-cell>
          <table:table-cell office:value-type="string">
            <text:p>nrpk1</text:p>
          </table:table-cell>
          <table:table-cell office:value-type="float" office:value="20584">
            <text:p>205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177">
            <text:p>2177</text:p>
          </table:table-cell>
          <table:table-cell office:value-type="string">
            <text:p>nrpk1</text:p>
          </table:table-cell>
          <table:table-cell office:value-type="float" office:value="2131">
            <text:p>2131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17066">
            <text:p>17066</text:p>
          </table:table-cell>
          <table:table-cell office:value-type="string">
            <text:p>nrpk1</text:p>
          </table:table-cell>
          <table:table-cell office:value-type="float" office:value="17617">
            <text:p>176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084">
            <text:p>2084</text:p>
          </table:table-cell>
          <table:table-cell office:value-type="string">
            <text:p>nrpk1</text:p>
          </table:table-cell>
          <table:table-cell office:value-type="float" office:value="2008">
            <text:p>2008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14846">
            <text:p>14846</text:p>
          </table:table-cell>
          <table:table-cell office:value-type="string">
            <text:p>nrpk1</text:p>
          </table:table-cell>
          <table:table-cell office:value-type="float" office:value="15175">
            <text:p>151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870">
            <text:p>1870</text:p>
          </table:table-cell>
          <table:table-cell office:value-type="string">
            <text:p>nrpk1</text:p>
          </table:table-cell>
          <table:table-cell office:value-type="float" office:value="1755">
            <text:p>1755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2884">
            <text:p>12884</text:p>
          </table:table-cell>
          <table:table-cell office:value-type="string">
            <text:p>nrpk1</text:p>
          </table:table-cell>
          <table:table-cell office:value-type="float" office:value="13058">
            <text:p>1305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682">
            <text:p>1682</text:p>
          </table:table-cell>
          <table:table-cell office:value-type="string">
            <text:p>nrpk1</text:p>
          </table:table-cell>
          <table:table-cell office:value-type="float" office:value="1502">
            <text:p>1502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2080">
            <text:p>12080</text:p>
          </table:table-cell>
          <table:table-cell office:value-type="string">
            <text:p>nrpk1</text:p>
          </table:table-cell>
          <table:table-cell office:value-type="float" office:value="12125">
            <text:p>12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426">
            <text:p>1426</text:p>
          </table:table-cell>
          <table:table-cell office:value-type="string">
            <text:p>nrpk1</text:p>
          </table:table-cell>
          <table:table-cell office:value-type="float" office:value="1257">
            <text:p>125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1574">
            <text:p>11574</text:p>
          </table:table-cell>
          <table:table-cell office:value-type="string">
            <text:p>nrpk1</text:p>
          </table:table-cell>
          <table:table-cell office:value-type="float" office:value="11557">
            <text:p>115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214">
            <text:p>1214</text:p>
          </table:table-cell>
          <table:table-cell office:value-type="string">
            <text:p>nrpk1</text:p>
          </table:table-cell>
          <table:table-cell office:value-type="float" office:value="1063">
            <text:p>1063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1189">
            <text:p>11189</text:p>
          </table:table-cell>
          <table:table-cell office:value-type="string">
            <text:p>nrpk1</text:p>
          </table:table-cell>
          <table:table-cell office:value-type="float" office:value="11061">
            <text:p>1106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66">
            <text:p>1066</text:p>
          </table:table-cell>
          <table:table-cell office:value-type="string">
            <text:p>nrpk1</text:p>
          </table:table-cell>
          <table:table-cell office:value-type="float" office:value="930">
            <text:p>930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0759">
            <text:p>10759</text:p>
          </table:table-cell>
          <table:table-cell office:value-type="string">
            <text:p>nrpk1</text:p>
          </table:table-cell>
          <table:table-cell office:value-type="float" office:value="10626">
            <text:p>106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910">
            <text:p>910</text:p>
          </table:table-cell>
          <table:table-cell office:value-type="string">
            <text:p>nrpk1</text:p>
          </table:table-cell>
          <table:table-cell office:value-type="float" office:value="849">
            <text:p>849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0229">
            <text:p>10229</text:p>
          </table:table-cell>
          <table:table-cell office:value-type="string">
            <text:p>nrpk1</text:p>
          </table:table-cell>
          <table:table-cell office:value-type="float" office:value="10063">
            <text:p>100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867">
            <text:p>867</text:p>
          </table:table-cell>
          <table:table-cell office:value-type="string">
            <text:p>nrpk1</text:p>
          </table:table-cell>
          <table:table-cell office:value-type="float" office:value="812">
            <text:p>812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9806">
            <text:p>9806</text:p>
          </table:table-cell>
          <table:table-cell office:value-type="string">
            <text:p>nrpk1</text:p>
          </table:table-cell>
          <table:table-cell office:value-type="float" office:value="9565">
            <text:p>95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850">
            <text:p>850</text:p>
          </table:table-cell>
          <table:table-cell office:value-type="string">
            <text:p>nrpk1</text:p>
          </table:table-cell>
          <table:table-cell office:value-type="float" office:value="787">
            <text:p>787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9419">
            <text:p>9419</text:p>
          </table:table-cell>
          <table:table-cell office:value-type="string">
            <text:p>nrpk1</text:p>
          </table:table-cell>
          <table:table-cell office:value-type="float" office:value="9117">
            <text:p>911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841">
            <text:p>841</text:p>
          </table:table-cell>
          <table:table-cell office:value-type="string">
            <text:p>nrpk1</text:p>
          </table:table-cell>
          <table:table-cell office:value-type="float" office:value="766">
            <text:p>766</text:p>
          </table:table-cell>
          <table:table-cell office:value-type="string">
            <text:p>coinc</text:p>
          </table:table-cell>
          <table:table-cell office:value-type="float" office:value="0">
            <text:p>0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9026">
            <text:p>9026</text:p>
          </table:table-cell>
          <table:table-cell office:value-type="string">
            <text:p>nrpk1</text:p>
          </table:table-cell>
          <table:table-cell office:value-type="float" office:value="8660">
            <text:p>8660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4.S62" table:end-x="0.8122in" table:end-y="0.0614in" draw:z-index="1" draw:style-name="gr1" draw:text-style-name="P1" svg:width="6.289in" svg:height="3.8539in" svg:x="0.7465in" svg:y="0.1193in">
              <draw:object draw:notify-on-update-of-ranges="theffect_1_7_c_4.A1:theffect_1_7_c_4.A39 theffect_1_7_c_4.D4:theffect_1_7_c_4.D38 theffect_1_7_c_4.H3:theffect_1_7_c_4.H3 theffect_1_7_c_4.H4:theffect_1_7_c_4.H38 theffect_1_7_c_4.Q4:theffect_1_7_c_4.Q38 theffect_1_7_c_4.W3:theffect_1_7_c_4.W3 theffect_1_7_c_4.W4:theffect_1_7_c_4.W38 theffect_1_7_c_4.D4:theffect_1_7_c_4.D38 theffect_1_7_c_4.J3:theffect_1_7_c_4.J3 theffect_1_7_c_4.J4:theffect_1_7_c_4.J38 theffect_1_7_c_4.Q4:theffect_1_7_c_4.Q38 theffect_1_7_c_4.U3:theffect_1_7_c_4.U3 theffect_1_7_c_4.U4:theffect_1_7_c_4.U38" xlink:href="./Object 19" xlink:type="simple" xlink:show="embed" xlink:actuate="onLoad">
                <t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610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4.K68" table:end-x="0.3953in" table:end-y="0.1457in" draw:z-index="0" draw:style-name="gr1" draw:text-style-name="P1" svg:width="6.6402in" svg:height="3.5417in" svg:x="0.8673in" svg:y="0.1598in">
              <draw:object draw:notify-on-update-of-ranges="theffect_1_7_c_4.D4:theffect_1_7_c_4.D38 theffect_1_7_c_4.H3:theffect_1_7_c_4.H3 theffect_1_7_c_4.H4:theffect_1_7_c_4.H38 theffect_1_7_c_4.D4:theffect_1_7_c_4.D38 theffect_1_7_c_4.J3:theffect_1_7_c_4.J3 theffect_1_7_c_4.J4:theffect_1_7_c_4.J38 theffect_1_7_c_4.D4:theffect_1_7_c_4.D38 theffect_1_7_c_4.L3:theffect_1_7_c_4.L3 theffect_1_7_c_4.L4:theffect_1_7_c_4.L38" xlink:href="./Object 18" xlink:type="simple" xlink:show="embed" xlink:actuate="onLoad">
                <t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5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">
            <text:p>66</text:p>
          </table:table-cell>
          <table:table-cell office:value-type="string">
            <text:p>Ov ~</text:p>
          </table:table-cell>
          <table:table-cell table:formula="of:=[.B1]-[$Sheet1.H16]" office:value-type="float" office:value="1.40000000000001">
            <text:p>1.4</text:p>
          </table:table-cell>
          <table:table-cell table:formula="of:=[.D1]-([.B2]-25)*[$Sheet1.$H$17]" office:value-type="float" office:value="1.70000000000001">
            <text:p>1.7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0">
            <text:p>20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20">
            <text:p>2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20[c]">
            <text:p>pkcnt1 1.7[V]ov@20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20[c]">
            <text:p>pkcnt2 1.7[V]ov@20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20[c]">
            <text:p>coincnt 1.7[V]ov@20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20[c]STH">
            <text:p>pkcnt1 1.7[V]ov@20[c]STH</text:p>
          </table:table-cell>
          <table:table-cell/>
          <table:table-cell table:formula="of:=CONCATENATE([.J3];&quot;STH&quot;)" office:value-type="string" office:string-value="pkcnt2 1.7[V]ov@20[c]STH">
            <text:p>pkcnt2 1.7[V]ov@20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34784">
            <text:p>34784</text:p>
          </table:table-cell>
          <table:table-cell office:value-type="string">
            <text:p>nrpk1</text:p>
          </table:table-cell>
          <table:table-cell office:value-type="float" office:value="41699">
            <text:p>41699</text:p>
          </table:table-cell>
          <table:table-cell office:value-type="string">
            <text:p>coinc</text:p>
          </table:table-cell>
          <table:table-cell office:value-type="float" office:value="901">
            <text:p>901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57912">
            <text:p>257912</text:p>
          </table:table-cell>
          <table:table-cell office:value-type="string">
            <text:p>nrpk1</text:p>
          </table:table-cell>
          <table:table-cell office:value-type="float" office:value="308969">
            <text:p>3089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34853">
            <text:p>34853</text:p>
          </table:table-cell>
          <table:table-cell office:value-type="string">
            <text:p>nrpk1</text:p>
          </table:table-cell>
          <table:table-cell office:value-type="float" office:value="41800">
            <text:p>41800</text:p>
          </table:table-cell>
          <table:table-cell office:value-type="string">
            <text:p>coinc</text:p>
          </table:table-cell>
          <table:table-cell office:value-type="float" office:value="920">
            <text:p>920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41827">
            <text:p>241827</text:p>
          </table:table-cell>
          <table:table-cell office:value-type="string">
            <text:p>nrpk1</text:p>
          </table:table-cell>
          <table:table-cell office:value-type="float" office:value="289304">
            <text:p>28930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34689">
            <text:p>34689</text:p>
          </table:table-cell>
          <table:table-cell office:value-type="string">
            <text:p>nrpk1</text:p>
          </table:table-cell>
          <table:table-cell office:value-type="float" office:value="41554">
            <text:p>41554</text:p>
          </table:table-cell>
          <table:table-cell office:value-type="string">
            <text:p>coinc</text:p>
          </table:table-cell>
          <table:table-cell office:value-type="float" office:value="908">
            <text:p>908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25507">
            <text:p>225507</text:p>
          </table:table-cell>
          <table:table-cell office:value-type="string">
            <text:p>nrpk1</text:p>
          </table:table-cell>
          <table:table-cell office:value-type="float" office:value="269252">
            <text:p>26925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33265">
            <text:p>33265</text:p>
          </table:table-cell>
          <table:table-cell office:value-type="string">
            <text:p>nrpk1</text:p>
          </table:table-cell>
          <table:table-cell office:value-type="float" office:value="39463">
            <text:p>39463</text:p>
          </table:table-cell>
          <table:table-cell office:value-type="string">
            <text:p>coinc</text:p>
          </table:table-cell>
          <table:table-cell office:value-type="float" office:value="808">
            <text:p>808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208041">
            <text:p>208041</text:p>
          </table:table-cell>
          <table:table-cell office:value-type="string">
            <text:p>nrpk1</text:p>
          </table:table-cell>
          <table:table-cell office:value-type="float" office:value="247933">
            <text:p>24793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30581">
            <text:p>30581</text:p>
          </table:table-cell>
          <table:table-cell office:value-type="string">
            <text:p>nrpk1</text:p>
          </table:table-cell>
          <table:table-cell office:value-type="float" office:value="35916">
            <text:p>35916</text:p>
          </table:table-cell>
          <table:table-cell office:value-type="string">
            <text:p>coinc</text:p>
          </table:table-cell>
          <table:table-cell office:value-type="float" office:value="652">
            <text:p>65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190808">
            <text:p>190808</text:p>
          </table:table-cell>
          <table:table-cell office:value-type="string">
            <text:p>nrpk1</text:p>
          </table:table-cell>
          <table:table-cell office:value-type="float" office:value="225620">
            <text:p>2256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23447">
            <text:p>23447</text:p>
          </table:table-cell>
          <table:table-cell office:value-type="string">
            <text:p>nrpk1</text:p>
          </table:table-cell>
          <table:table-cell office:value-type="float" office:value="27114">
            <text:p>27114</text:p>
          </table:table-cell>
          <table:table-cell office:value-type="string">
            <text:p>coinc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61966">
            <text:p>161966</text:p>
          </table:table-cell>
          <table:table-cell office:value-type="string">
            <text:p>nrpk1</text:p>
          </table:table-cell>
          <table:table-cell office:value-type="float" office:value="190623">
            <text:p>19062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15636">
            <text:p>15636</text:p>
          </table:table-cell>
          <table:table-cell office:value-type="string">
            <text:p>nrpk1</text:p>
          </table:table-cell>
          <table:table-cell office:value-type="float" office:value="18060">
            <text:p>18060</text:p>
          </table:table-cell>
          <table:table-cell office:value-type="string">
            <text:p>coinc</text:p>
          </table:table-cell>
          <table:table-cell office:value-type="float" office:value="173">
            <text:p>173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36452">
            <text:p>136452</text:p>
          </table:table-cell>
          <table:table-cell office:value-type="string">
            <text:p>nrpk1</text:p>
          </table:table-cell>
          <table:table-cell office:value-type="float" office:value="159907">
            <text:p>1599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11128">
            <text:p>11128</text:p>
          </table:table-cell>
          <table:table-cell office:value-type="string">
            <text:p>nrpk1</text:p>
          </table:table-cell>
          <table:table-cell office:value-type="float" office:value="13176">
            <text:p>13176</text:p>
          </table:table-cell>
          <table:table-cell office:value-type="string">
            <text:p>coinc</text:p>
          </table:table-cell>
          <table:table-cell office:value-type="float" office:value="91">
            <text:p>91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10973">
            <text:p>110973</text:p>
          </table:table-cell>
          <table:table-cell office:value-type="string">
            <text:p>nrpk1</text:p>
          </table:table-cell>
          <table:table-cell office:value-type="float" office:value="126957">
            <text:p>1269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10150">
            <text:p>10150</text:p>
          </table:table-cell>
          <table:table-cell office:value-type="string">
            <text:p>nrpk1</text:p>
          </table:table-cell>
          <table:table-cell office:value-type="float" office:value="11912">
            <text:p>11912</text:p>
          </table:table-cell>
          <table:table-cell office:value-type="string">
            <text:p>coin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88901">
            <text:p>88901</text:p>
          </table:table-cell>
          <table:table-cell office:value-type="string">
            <text:p>nrpk1</text:p>
          </table:table-cell>
          <table:table-cell office:value-type="float" office:value="102763">
            <text:p>10276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9713">
            <text:p>9713</text:p>
          </table:table-cell>
          <table:table-cell office:value-type="string">
            <text:p>nrpk1</text:p>
          </table:table-cell>
          <table:table-cell office:value-type="float" office:value="11313">
            <text:p>11313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76632">
            <text:p>76632</text:p>
          </table:table-cell>
          <table:table-cell office:value-type="string">
            <text:p>nrpk1</text:p>
          </table:table-cell>
          <table:table-cell office:value-type="float" office:value="87103">
            <text:p>871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9598">
            <text:p>9598</text:p>
          </table:table-cell>
          <table:table-cell office:value-type="string">
            <text:p>nrpk1</text:p>
          </table:table-cell>
          <table:table-cell office:value-type="float" office:value="11074">
            <text:p>11074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69966">
            <text:p>69966</text:p>
          </table:table-cell>
          <table:table-cell office:value-type="string">
            <text:p>nrpk1</text:p>
          </table:table-cell>
          <table:table-cell office:value-type="float" office:value="79055">
            <text:p>7905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9494">
            <text:p>9494</text:p>
          </table:table-cell>
          <table:table-cell office:value-type="string">
            <text:p>nrpk1</text:p>
          </table:table-cell>
          <table:table-cell office:value-type="float" office:value="10913">
            <text:p>10913</text:p>
          </table:table-cell>
          <table:table-cell office:value-type="string">
            <text:p>coinc</text:p>
          </table:table-cell>
          <table:table-cell office:value-type="float" office:value="67">
            <text:p>67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65253">
            <text:p>65253</text:p>
          </table:table-cell>
          <table:table-cell office:value-type="string">
            <text:p>nrpk1</text:p>
          </table:table-cell>
          <table:table-cell office:value-type="float" office:value="73069">
            <text:p>7306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9378">
            <text:p>9378</text:p>
          </table:table-cell>
          <table:table-cell office:value-type="string">
            <text:p>nrpk1</text:p>
          </table:table-cell>
          <table:table-cell office:value-type="float" office:value="10748">
            <text:p>10748</text:p>
          </table:table-cell>
          <table:table-cell office:value-type="string">
            <text:p>coinc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62593">
            <text:p>62593</text:p>
          </table:table-cell>
          <table:table-cell office:value-type="string">
            <text:p>nrpk1</text:p>
          </table:table-cell>
          <table:table-cell office:value-type="float" office:value="69631">
            <text:p>6963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9313">
            <text:p>9313</text:p>
          </table:table-cell>
          <table:table-cell office:value-type="string">
            <text:p>nrpk1</text:p>
          </table:table-cell>
          <table:table-cell office:value-type="float" office:value="10662">
            <text:p>10662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59912">
            <text:p>59912</text:p>
          </table:table-cell>
          <table:table-cell office:value-type="string">
            <text:p>nrpk1</text:p>
          </table:table-cell>
          <table:table-cell office:value-type="float" office:value="66443">
            <text:p>664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9216">
            <text:p>9216</text:p>
          </table:table-cell>
          <table:table-cell office:value-type="string">
            <text:p>nrpk1</text:p>
          </table:table-cell>
          <table:table-cell office:value-type="float" office:value="10493">
            <text:p>10493</text:p>
          </table:table-cell>
          <table:table-cell office:value-type="string">
            <text:p>coinc</text:p>
          </table:table-cell>
          <table:table-cell office:value-type="float" office:value="65">
            <text:p>65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57567">
            <text:p>57567</text:p>
          </table:table-cell>
          <table:table-cell office:value-type="string">
            <text:p>nrpk1</text:p>
          </table:table-cell>
          <table:table-cell office:value-type="float" office:value="63362">
            <text:p>63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9121">
            <text:p>9121</text:p>
          </table:table-cell>
          <table:table-cell office:value-type="string">
            <text:p>nrpk1</text:p>
          </table:table-cell>
          <table:table-cell office:value-type="float" office:value="10291">
            <text:p>10291</text:p>
          </table:table-cell>
          <table:table-cell office:value-type="string">
            <text:p>coinc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55091">
            <text:p>55091</text:p>
          </table:table-cell>
          <table:table-cell office:value-type="string">
            <text:p>nrpk1</text:p>
          </table:table-cell>
          <table:table-cell office:value-type="float" office:value="60401">
            <text:p>604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8930">
            <text:p>8930</text:p>
          </table:table-cell>
          <table:table-cell office:value-type="string">
            <text:p>nrpk1</text:p>
          </table:table-cell>
          <table:table-cell office:value-type="float" office:value="9886">
            <text:p>9886</text:p>
          </table:table-cell>
          <table:table-cell office:value-type="string">
            <text:p>coinc</text:p>
          </table:table-cell>
          <table:table-cell office:value-type="float" office:value="49">
            <text:p>49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51677">
            <text:p>51677</text:p>
          </table:table-cell>
          <table:table-cell office:value-type="string">
            <text:p>nrpk1</text:p>
          </table:table-cell>
          <table:table-cell office:value-type="float" office:value="56303">
            <text:p>563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8721">
            <text:p>8721</text:p>
          </table:table-cell>
          <table:table-cell office:value-type="string">
            <text:p>nrpk1</text:p>
          </table:table-cell>
          <table:table-cell office:value-type="float" office:value="9469">
            <text:p>9469</text:p>
          </table:table-cell>
          <table:table-cell office:value-type="string">
            <text:p>coinc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49090">
            <text:p>49090</text:p>
          </table:table-cell>
          <table:table-cell office:value-type="string">
            <text:p>nrpk1</text:p>
          </table:table-cell>
          <table:table-cell office:value-type="float" office:value="53265">
            <text:p>532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8052">
            <text:p>8052</text:p>
          </table:table-cell>
          <table:table-cell office:value-type="string">
            <text:p>nrpk1</text:p>
          </table:table-cell>
          <table:table-cell office:value-type="float" office:value="8387">
            <text:p>8387</text:p>
          </table:table-cell>
          <table:table-cell office:value-type="string">
            <text:p>coinc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46364">
            <text:p>46364</text:p>
          </table:table-cell>
          <table:table-cell office:value-type="string">
            <text:p>nrpk1</text:p>
          </table:table-cell>
          <table:table-cell office:value-type="float" office:value="49928">
            <text:p>4992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7063">
            <text:p>7063</text:p>
          </table:table-cell>
          <table:table-cell office:value-type="string">
            <text:p>nrpk1</text:p>
          </table:table-cell>
          <table:table-cell office:value-type="float" office:value="6896">
            <text:p>6896</text:p>
          </table:table-cell>
          <table:table-cell office:value-type="string">
            <text:p>coinc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43898">
            <text:p>43898</text:p>
          </table:table-cell>
          <table:table-cell office:value-type="string">
            <text:p>nrpk1</text:p>
          </table:table-cell>
          <table:table-cell office:value-type="float" office:value="46620">
            <text:p>466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5675">
            <text:p>5675</text:p>
          </table:table-cell>
          <table:table-cell office:value-type="string">
            <text:p>nrpk1</text:p>
          </table:table-cell>
          <table:table-cell office:value-type="float" office:value="5494">
            <text:p>5494</text:p>
          </table:table-cell>
          <table:table-cell office:value-type="string">
            <text:p>coinc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41162">
            <text:p>41162</text:p>
          </table:table-cell>
          <table:table-cell office:value-type="string">
            <text:p>nrpk1</text:p>
          </table:table-cell>
          <table:table-cell office:value-type="float" office:value="43108">
            <text:p>4310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4499">
            <text:p>4499</text:p>
          </table:table-cell>
          <table:table-cell office:value-type="string">
            <text:p>nrpk1</text:p>
          </table:table-cell>
          <table:table-cell office:value-type="float" office:value="4382">
            <text:p>4382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36715">
            <text:p>36715</text:p>
          </table:table-cell>
          <table:table-cell office:value-type="string">
            <text:p>nrpk1</text:p>
          </table:table-cell>
          <table:table-cell office:value-type="float" office:value="37705">
            <text:p>377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3887">
            <text:p>3887</text:p>
          </table:table-cell>
          <table:table-cell office:value-type="string">
            <text:p>nrpk1</text:p>
          </table:table-cell>
          <table:table-cell office:value-type="float" office:value="3934">
            <text:p>3934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32893">
            <text:p>32893</text:p>
          </table:table-cell>
          <table:table-cell office:value-type="string">
            <text:p>nrpk1</text:p>
          </table:table-cell>
          <table:table-cell office:value-type="float" office:value="33272">
            <text:p>332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3524">
            <text:p>3524</text:p>
          </table:table-cell>
          <table:table-cell office:value-type="string">
            <text:p>nrpk1</text:p>
          </table:table-cell>
          <table:table-cell office:value-type="float" office:value="3600">
            <text:p>3600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28816">
            <text:p>28816</text:p>
          </table:table-cell>
          <table:table-cell office:value-type="string">
            <text:p>nrpk1</text:p>
          </table:table-cell>
          <table:table-cell office:value-type="float" office:value="28472">
            <text:p>284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3361">
            <text:p>3361</text:p>
          </table:table-cell>
          <table:table-cell office:value-type="string">
            <text:p>nrpk1</text:p>
          </table:table-cell>
          <table:table-cell office:value-type="float" office:value="3472">
            <text:p>3472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5307">
            <text:p>25307</text:p>
          </table:table-cell>
          <table:table-cell office:value-type="string">
            <text:p>nrpk1</text:p>
          </table:table-cell>
          <table:table-cell office:value-type="float" office:value="24444">
            <text:p>244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3279">
            <text:p>3279</text:p>
          </table:table-cell>
          <table:table-cell office:value-type="string">
            <text:p>nrpk1</text:p>
          </table:table-cell>
          <table:table-cell office:value-type="float" office:value="3387">
            <text:p>338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2343">
            <text:p>22343</text:p>
          </table:table-cell>
          <table:table-cell office:value-type="string">
            <text:p>nrpk1</text:p>
          </table:table-cell>
          <table:table-cell office:value-type="float" office:value="21659">
            <text:p>216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3250">
            <text:p>3250</text:p>
          </table:table-cell>
          <table:table-cell office:value-type="string">
            <text:p>nrpk1</text:p>
          </table:table-cell>
          <table:table-cell office:value-type="float" office:value="3349">
            <text:p>3349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19783">
            <text:p>19783</text:p>
          </table:table-cell>
          <table:table-cell office:value-type="string">
            <text:p>nrpk1</text:p>
          </table:table-cell>
          <table:table-cell office:value-type="float" office:value="19314">
            <text:p>1931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3213">
            <text:p>3213</text:p>
          </table:table-cell>
          <table:table-cell office:value-type="string">
            <text:p>nrpk1</text:p>
          </table:table-cell>
          <table:table-cell office:value-type="float" office:value="3267">
            <text:p>326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18654">
            <text:p>18654</text:p>
          </table:table-cell>
          <table:table-cell office:value-type="string">
            <text:p>nrpk1</text:p>
          </table:table-cell>
          <table:table-cell office:value-type="float" office:value="18350">
            <text:p>183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3161">
            <text:p>3161</text:p>
          </table:table-cell>
          <table:table-cell office:value-type="string">
            <text:p>nrpk1</text:p>
          </table:table-cell>
          <table:table-cell office:value-type="float" office:value="3177">
            <text:p>3177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17842">
            <text:p>17842</text:p>
          </table:table-cell>
          <table:table-cell office:value-type="string">
            <text:p>nrpk1</text:p>
          </table:table-cell>
          <table:table-cell office:value-type="float" office:value="17449">
            <text:p>1744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3099">
            <text:p>3099</text:p>
          </table:table-cell>
          <table:table-cell office:value-type="string">
            <text:p>nrpk1</text:p>
          </table:table-cell>
          <table:table-cell office:value-type="float" office:value="3070">
            <text:p>3070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17200">
            <text:p>17200</text:p>
          </table:table-cell>
          <table:table-cell office:value-type="string">
            <text:p>nrpk1</text:p>
          </table:table-cell>
          <table:table-cell office:value-type="float" office:value="16707">
            <text:p>1670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3009">
            <text:p>3009</text:p>
          </table:table-cell>
          <table:table-cell office:value-type="string">
            <text:p>nrpk1</text:p>
          </table:table-cell>
          <table:table-cell office:value-type="float" office:value="2898">
            <text:p>2898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6573">
            <text:p>16573</text:p>
          </table:table-cell>
          <table:table-cell office:value-type="string">
            <text:p>nrpk1</text:p>
          </table:table-cell>
          <table:table-cell office:value-type="float" office:value="15954">
            <text:p>159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2943">
            <text:p>2943</text:p>
          </table:table-cell>
          <table:table-cell office:value-type="string">
            <text:p>nrpk1</text:p>
          </table:table-cell>
          <table:table-cell office:value-type="float" office:value="2746">
            <text:p>2746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5701">
            <text:p>15701</text:p>
          </table:table-cell>
          <table:table-cell office:value-type="string">
            <text:p>nrpk1</text:p>
          </table:table-cell>
          <table:table-cell office:value-type="float" office:value="14995">
            <text:p>1499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2769">
            <text:p>2769</text:p>
          </table:table-cell>
          <table:table-cell office:value-type="string">
            <text:p>nrpk1</text:p>
          </table:table-cell>
          <table:table-cell office:value-type="float" office:value="2441">
            <text:p>2441</text:p>
          </table:table-cell>
          <table:table-cell office:value-type="string">
            <text:p>coinc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5046">
            <text:p>15046</text:p>
          </table:table-cell>
          <table:table-cell office:value-type="string">
            <text:p>nrpk1</text:p>
          </table:table-cell>
          <table:table-cell office:value-type="float" office:value="14248">
            <text:p>1424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2459">
            <text:p>2459</text:p>
          </table:table-cell>
          <table:table-cell office:value-type="string">
            <text:p>nrpk1</text:p>
          </table:table-cell>
          <table:table-cell office:value-type="float" office:value="2089">
            <text:p>2089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4365">
            <text:p>14365</text:p>
          </table:table-cell>
          <table:table-cell office:value-type="string">
            <text:p>nrpk1</text:p>
          </table:table-cell>
          <table:table-cell office:value-type="float" office:value="13491">
            <text:p>1349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2127">
            <text:p>2127</text:p>
          </table:table-cell>
          <table:table-cell office:value-type="string">
            <text:p>nrpk1</text:p>
          </table:table-cell>
          <table:table-cell office:value-type="float" office:value="1786">
            <text:p>1786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3741">
            <text:p>13741</text:p>
          </table:table-cell>
          <table:table-cell office:value-type="string">
            <text:p>nrpk1</text:p>
          </table:table-cell>
          <table:table-cell office:value-type="float" office:value="12717">
            <text:p>12717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5.S62" table:end-x="0.8122in" table:end-y="0.0618in" draw:z-index="1" draw:style-name="gr1" draw:text-style-name="P1" svg:width="6.289in" svg:height="3.8539in" svg:x="0.7465in" svg:y="0.1197in">
              <draw:object draw:notify-on-update-of-ranges="theffect_1_7_c_5.A1:theffect_1_7_c_5.A39 theffect_1_7_c_5.D4:theffect_1_7_c_5.D38 theffect_1_7_c_5.H3:theffect_1_7_c_5.H3 theffect_1_7_c_5.H4:theffect_1_7_c_5.H38 theffect_1_7_c_5.Q4:theffect_1_7_c_5.Q38 theffect_1_7_c_5.W3:theffect_1_7_c_5.W3 theffect_1_7_c_5.W4:theffect_1_7_c_5.W38 theffect_1_7_c_5.D4:theffect_1_7_c_5.D38 theffect_1_7_c_5.J3:theffect_1_7_c_5.J3 theffect_1_7_c_5.J4:theffect_1_7_c_5.J38 theffect_1_7_c_5.Q4:theffect_1_7_c_5.Q38 theffect_1_7_c_5.U3:theffect_1_7_c_5.U3 theffect_1_7_c_5.U4:theffect_1_7_c_5.U38" xlink:href="./Object 21" xlink:type="simple" xlink:show="embed" xlink:actuate="onLoad">
                <t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1_1752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5.K68" table:end-x="0.3953in" table:end-y="0.1453in" draw:z-index="0" draw:style-name="gr1" draw:text-style-name="P1" svg:width="6.6402in" svg:height="3.5413in" svg:x="0.8673in" svg:y="0.1598in">
              <draw:object draw:notify-on-update-of-ranges="theffect_1_7_c_5.D4:theffect_1_7_c_5.D38 theffect_1_7_c_5.H3:theffect_1_7_c_5.H3 theffect_1_7_c_5.H4:theffect_1_7_c_5.H38 theffect_1_7_c_5.D4:theffect_1_7_c_5.D38 theffect_1_7_c_5.J3:theffect_1_7_c_5.J3 theffect_1_7_c_5.J4:theffect_1_7_c_5.J38 theffect_1_7_c_5.D4:theffect_1_7_c_5.D38 theffect_1_7_c_5.L3:theffect_1_7_c_5.L3 theffect_1_7_c_5.L4:theffect_1_7_c_5.L38" xlink:href="./Object 20" xlink:type="simple" xlink:show="embed" xlink:actuate="onLoad">
                <t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20"/>
        </table:table-row>
      </table:table>
      <table:table table:name="theffect_1_7_c_6" table:style-name="ta1" table:print="false">
        <table:table-column table:style-name="co6" table:number-columns-repeated="23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1">
            <text:p>66.1</text:p>
          </table:table-cell>
          <table:table-cell office:value-type="string">
            <text:p>Ov ~</text:p>
          </table:table-cell>
          <table:table-cell table:formula="of:=[.B1]-[$Sheet1.H16]" office:value-type="float" office:value="1.5">
            <text:p>1.5</text:p>
          </table:table-cell>
          <table:table-cell table:formula="of:=[.D1]-([.B2]-25)*[$Sheet1.$H$17]" office:value-type="float" office:value="1.74">
            <text:p>1.74</text:p>
          </table:table-cell>
          <table:table-cell office:value-type="string">
            <text:p>ov <text:s/>temp corrected</text:p>
          </table:table-cell>
          <table:table-cell/>
          <table:table-cell office:value-type="string">
            <text:p>check reproduciblity</text:p>
          </table:table-cell>
          <table:table-cell table:number-columns-repeated="3"/>
          <table:table-cell office:value-type="string">
            <text:p>coinccnt</text:p>
          </table:table-cell>
          <table:table-cell table:number-columns-repeated="11"/>
        </table:table-row>
        <table:table-row table:style-name="ro1">
          <table:table-cell office:value-type="string">
            <text:p>temp</text:p>
          </table:table-cell>
          <table:table-cell office:value-type="float" office:value="21">
            <text:p>21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formula="of:=TEXT([.B2];&quot;#&quot;)" office:value-type="string" office:string-value="21">
            <text:p>2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 &quot;;[.$E$2];&quot;[V]ov&quot;;&quot;@&quot;;[.$F$2];&quot;[c]&quot;)" office:value-type="string" office:string-value="pkcnt1 1.7[V]ov@21[c]">
            <text:p>pkcnt1 1.7[V]ov@21[c]</text:p>
          </table:table-cell>
          <table:table-cell/>
          <table:table-cell table:formula="of:=CONCATENATE(&quot;pkcnt2 &quot;;[.$E$2];&quot;[V]ov&quot;;&quot;@&quot;;[.$F$2];&quot;[c]&quot;)" office:value-type="string" office:string-value="pkcnt2 1.7[V]ov@21[c]">
            <text:p>pkcnt2 1.7[V]ov@21[c]</text:p>
          </table:table-cell>
          <table:table-cell/>
          <table:table-cell table:formula="of:=CONCATENATE(&quot;coincnt &quot;;[.$E$2];&quot;[V]ov&quot;;&quot;@&quot;;[.$F$2];&quot;[c]&quot;)" office:value-type="string" office:string-value="coincnt 1.7[V]ov@21[c]">
            <text:p>coincnt 1.7[V]ov@21[c]</text:p>
          </table:table-cell>
          <table:table-cell/>
          <table:table-cell office:value-type="string">
            <text:p>simple threshold</text:p>
          </table:table-cell>
          <table:table-cell table:number-columns-repeated="2"/>
          <table:table-cell/>
          <table:table-cell table:number-columns-repeated="3"/>
          <table:table-cell table:formula="of:=CONCATENATE([.H3];&quot;STH&quot;)" office:value-type="string" office:string-value="pkcnt1 1.7[V]ov@21[c]STH">
            <text:p>pkcnt1 1.7[V]ov@21[c]STH</text:p>
          </table:table-cell>
          <table:table-cell/>
          <table:table-cell table:formula="of:=CONCATENATE([.J3];&quot;STH&quot;)" office:value-type="string" office:string-value="pkcnt2 1.7[V]ov@21[c]STH">
            <text:p>pkcnt2 1.7[V]ov@21[c]STH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777778">
            <text:p>1.777778</text:p>
          </table:table-cell>
          <table:table-cell office:value-type="string">
            <text:p>thv2</text:p>
          </table:table-cell>
          <table:table-cell office:value-type="float" office:value="1.777778">
            <text:p>1.777778</text:p>
          </table:table-cell>
          <table:table-cell office:value-type="string">
            <text:p>nrpk1</text:p>
          </table:table-cell>
          <table:table-cell office:value-type="float" office:value="38587">
            <text:p>38587</text:p>
          </table:table-cell>
          <table:table-cell office:value-type="string">
            <text:p>nrpk1</text:p>
          </table:table-cell>
          <table:table-cell office:value-type="float" office:value="45899">
            <text:p>45899</text:p>
          </table:table-cell>
          <table:table-cell office:value-type="string">
            <text:p>coinc</text:p>
          </table:table-cell>
          <table:table-cell office:value-type="float" office:value="1070">
            <text:p>1070</text:p>
          </table:table-cell>
          <table:table-cell/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2.044444">
            <text:p>2.044444</text:p>
          </table:table-cell>
          <table:table-cell office:value-type="string">
            <text:p>thv2</text:p>
          </table:table-cell>
          <table:table-cell office:value-type="float" office:value="2.044444">
            <text:p>2.044444</text:p>
          </table:table-cell>
          <table:table-cell office:value-type="string">
            <text:p>nrpk1</text:p>
          </table:table-cell>
          <table:table-cell office:value-type="float" office:value="278541">
            <text:p>278541</text:p>
          </table:table-cell>
          <table:table-cell office:value-type="string">
            <text:p>nrpk1</text:p>
          </table:table-cell>
          <table:table-cell office:value-type="float" office:value="344298">
            <text:p>34429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">
            <text:p>2</text:p>
          </table:table-cell>
          <table:table-cell office:value-type="string">
            <text:p>thv2</text:p>
          </table:table-cell>
          <table:table-cell office:value-type="float" office:value="2">
            <text:p>2</text:p>
          </table:table-cell>
          <table:table-cell office:value-type="string">
            <text:p>nrpk1</text:p>
          </table:table-cell>
          <table:table-cell office:value-type="float" office:value="38579">
            <text:p>38579</text:p>
          </table:table-cell>
          <table:table-cell office:value-type="string">
            <text:p>nrpk1</text:p>
          </table:table-cell>
          <table:table-cell office:value-type="float" office:value="45773">
            <text:p>45773</text:p>
          </table:table-cell>
          <table:table-cell office:value-type="string">
            <text:p>coinc</text:p>
          </table:table-cell>
          <table:table-cell office:value-type="float" office:value="1045">
            <text:p>1045</text:p>
          </table:table-cell>
          <table:table-cell/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2.3">
            <text:p>2.3</text:p>
          </table:table-cell>
          <table:table-cell office:value-type="string">
            <text:p>thv2</text:p>
          </table:table-cell>
          <table:table-cell office:value-type="float" office:value="2.3">
            <text:p>2.3</text:p>
          </table:table-cell>
          <table:table-cell office:value-type="string">
            <text:p>nrpk1</text:p>
          </table:table-cell>
          <table:table-cell office:value-type="float" office:value="260561">
            <text:p>260561</text:p>
          </table:table-cell>
          <table:table-cell office:value-type="string">
            <text:p>nrpk1</text:p>
          </table:table-cell>
          <table:table-cell office:value-type="float" office:value="322240">
            <text:p>3222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222222">
            <text:p>2.222222</text:p>
          </table:table-cell>
          <table:table-cell office:value-type="string">
            <text:p>thv2</text:p>
          </table:table-cell>
          <table:table-cell office:value-type="float" office:value="2.222222">
            <text:p>2.222222</text:p>
          </table:table-cell>
          <table:table-cell office:value-type="string">
            <text:p>nrpk1</text:p>
          </table:table-cell>
          <table:table-cell office:value-type="float" office:value="37816">
            <text:p>37816</text:p>
          </table:table-cell>
          <table:table-cell office:value-type="string">
            <text:p>nrpk1</text:p>
          </table:table-cell>
          <table:table-cell office:value-type="float" office:value="45028">
            <text:p>45028</text:p>
          </table:table-cell>
          <table:table-cell office:value-type="string">
            <text:p>coinc</text:p>
          </table:table-cell>
          <table:table-cell office:value-type="float" office:value="1017">
            <text:p>1017</text:p>
          </table:table-cell>
          <table:table-cell/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555556">
            <text:p>2.555556</text:p>
          </table:table-cell>
          <table:table-cell office:value-type="string">
            <text:p>thv2</text:p>
          </table:table-cell>
          <table:table-cell office:value-type="float" office:value="2.555556">
            <text:p>2.555556</text:p>
          </table:table-cell>
          <table:table-cell office:value-type="string">
            <text:p>nrpk1</text:p>
          </table:table-cell>
          <table:table-cell office:value-type="float" office:value="242486">
            <text:p>242486</text:p>
          </table:table-cell>
          <table:table-cell office:value-type="string">
            <text:p>nrpk1</text:p>
          </table:table-cell>
          <table:table-cell office:value-type="float" office:value="300362">
            <text:p>300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444444">
            <text:p>2.444444</text:p>
          </table:table-cell>
          <table:table-cell office:value-type="string">
            <text:p>thv2</text:p>
          </table:table-cell>
          <table:table-cell office:value-type="float" office:value="2.444444">
            <text:p>2.444444</text:p>
          </table:table-cell>
          <table:table-cell office:value-type="string">
            <text:p>nrpk1</text:p>
          </table:table-cell>
          <table:table-cell office:value-type="float" office:value="34468">
            <text:p>34468</text:p>
          </table:table-cell>
          <table:table-cell office:value-type="string">
            <text:p>nrpk1</text:p>
          </table:table-cell>
          <table:table-cell office:value-type="float" office:value="42237">
            <text:p>42237</text:p>
          </table:table-cell>
          <table:table-cell office:value-type="string">
            <text:p>coinc</text:p>
          </table:table-cell>
          <table:table-cell office:value-type="float" office:value="880">
            <text:p>880</text:p>
          </table:table-cell>
          <table:table-cell/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811111">
            <text:p>2.811111</text:p>
          </table:table-cell>
          <table:table-cell office:value-type="string">
            <text:p>thv2</text:p>
          </table:table-cell>
          <table:table-cell office:value-type="float" office:value="2.811111">
            <text:p>2.811111</text:p>
          </table:table-cell>
          <table:table-cell office:value-type="string">
            <text:p>nrpk1</text:p>
          </table:table-cell>
          <table:table-cell office:value-type="float" office:value="222629">
            <text:p>222629</text:p>
          </table:table-cell>
          <table:table-cell office:value-type="string">
            <text:p>nrpk1</text:p>
          </table:table-cell>
          <table:table-cell office:value-type="float" office:value="277101">
            <text:p>27710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666667">
            <text:p>2.666667</text:p>
          </table:table-cell>
          <table:table-cell office:value-type="string">
            <text:p>thv2</text:p>
          </table:table-cell>
          <table:table-cell office:value-type="float" office:value="2.666667">
            <text:p>2.666667</text:p>
          </table:table-cell>
          <table:table-cell office:value-type="string">
            <text:p>nrpk1</text:p>
          </table:table-cell>
          <table:table-cell office:value-type="float" office:value="29820">
            <text:p>29820</text:p>
          </table:table-cell>
          <table:table-cell office:value-type="string">
            <text:p>nrpk1</text:p>
          </table:table-cell>
          <table:table-cell office:value-type="float" office:value="38274">
            <text:p>38274</text:p>
          </table:table-cell>
          <table:table-cell office:value-type="string">
            <text:p>coinc</text:p>
          </table:table-cell>
          <table:table-cell office:value-type="float" office:value="692">
            <text:p>692</text:p>
          </table:table-cell>
          <table:table-cell/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3.066667">
            <text:p>3.066667</text:p>
          </table:table-cell>
          <table:table-cell office:value-type="string">
            <text:p>thv2</text:p>
          </table:table-cell>
          <table:table-cell office:value-type="float" office:value="3.066667">
            <text:p>3.066667</text:p>
          </table:table-cell>
          <table:table-cell office:value-type="string">
            <text:p>nrpk1</text:p>
          </table:table-cell>
          <table:table-cell office:value-type="float" office:value="202694">
            <text:p>202694</text:p>
          </table:table-cell>
          <table:table-cell office:value-type="string">
            <text:p>nrpk1</text:p>
          </table:table-cell>
          <table:table-cell office:value-type="float" office:value="252926">
            <text:p>25292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888889">
            <text:p>2.888889</text:p>
          </table:table-cell>
          <table:table-cell office:value-type="string">
            <text:p>thv2</text:p>
          </table:table-cell>
          <table:table-cell office:value-type="float" office:value="2.888889">
            <text:p>2.888889</text:p>
          </table:table-cell>
          <table:table-cell office:value-type="string">
            <text:p>nrpk1</text:p>
          </table:table-cell>
          <table:table-cell office:value-type="float" office:value="21112">
            <text:p>21112</text:p>
          </table:table-cell>
          <table:table-cell office:value-type="string">
            <text:p>nrpk1</text:p>
          </table:table-cell>
          <table:table-cell office:value-type="float" office:value="29192">
            <text:p>29192</text:p>
          </table:table-cell>
          <table:table-cell office:value-type="string">
            <text:p>coinc</text:p>
          </table:table-cell>
          <table:table-cell office:value-type="float" office:value="393">
            <text:p>393</text:p>
          </table:table-cell>
          <table:table-cell/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3.322222">
            <text:p>3.322222</text:p>
          </table:table-cell>
          <table:table-cell office:value-type="string">
            <text:p>thv2</text:p>
          </table:table-cell>
          <table:table-cell office:value-type="float" office:value="3.322222">
            <text:p>3.322222</text:p>
          </table:table-cell>
          <table:table-cell office:value-type="string">
            <text:p>nrpk1</text:p>
          </table:table-cell>
          <table:table-cell office:value-type="float" office:value="168728">
            <text:p>168728</text:p>
          </table:table-cell>
          <table:table-cell office:value-type="string">
            <text:p>nrpk1</text:p>
          </table:table-cell>
          <table:table-cell office:value-type="float" office:value="215857">
            <text:p>2158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111111">
            <text:p>3.111111</text:p>
          </table:table-cell>
          <table:table-cell office:value-type="string">
            <text:p>thv2</text:p>
          </table:table-cell>
          <table:table-cell office:value-type="float" office:value="3.111111">
            <text:p>3.111111</text:p>
          </table:table-cell>
          <table:table-cell office:value-type="string">
            <text:p>nrpk1</text:p>
          </table:table-cell>
          <table:table-cell office:value-type="float" office:value="14593">
            <text:p>14593</text:p>
          </table:table-cell>
          <table:table-cell office:value-type="string">
            <text:p>nrpk1</text:p>
          </table:table-cell>
          <table:table-cell office:value-type="float" office:value="20372">
            <text:p>20372</text:p>
          </table:table-cell>
          <table:table-cell office:value-type="string">
            <text:p>coinc</text:p>
          </table:table-cell>
          <table:table-cell office:value-type="float" office:value="185">
            <text:p>185</text:p>
          </table:table-cell>
          <table:table-cell/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3.577778">
            <text:p>3.577778</text:p>
          </table:table-cell>
          <table:table-cell office:value-type="string">
            <text:p>thv2</text:p>
          </table:table-cell>
          <table:table-cell office:value-type="float" office:value="3.577778">
            <text:p>3.577778</text:p>
          </table:table-cell>
          <table:table-cell office:value-type="string">
            <text:p>nrpk1</text:p>
          </table:table-cell>
          <table:table-cell office:value-type="float" office:value="140121">
            <text:p>140121</text:p>
          </table:table-cell>
          <table:table-cell office:value-type="string">
            <text:p>nrpk1</text:p>
          </table:table-cell>
          <table:table-cell office:value-type="float" office:value="184022">
            <text:p>18402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333333">
            <text:p>3.333333</text:p>
          </table:table-cell>
          <table:table-cell office:value-type="string">
            <text:p>thv2</text:p>
          </table:table-cell>
          <table:table-cell office:value-type="float" office:value="3.333333">
            <text:p>3.333333</text:p>
          </table:table-cell>
          <table:table-cell office:value-type="string">
            <text:p>nrpk1</text:p>
          </table:table-cell>
          <table:table-cell office:value-type="float" office:value="11924">
            <text:p>11924</text:p>
          </table:table-cell>
          <table:table-cell office:value-type="string">
            <text:p>nrpk1</text:p>
          </table:table-cell>
          <table:table-cell office:value-type="float" office:value="15339">
            <text:p>15339</text:p>
          </table:table-cell>
          <table:table-cell office:value-type="string">
            <text:p>coinc</text:p>
          </table:table-cell>
          <table:table-cell office:value-type="float" office:value="119">
            <text:p>119</text:p>
          </table:table-cell>
          <table:table-cell/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833333">
            <text:p>3.833333</text:p>
          </table:table-cell>
          <table:table-cell office:value-type="string">
            <text:p>thv2</text:p>
          </table:table-cell>
          <table:table-cell office:value-type="float" office:value="3.833333">
            <text:p>3.833333</text:p>
          </table:table-cell>
          <table:table-cell office:value-type="string">
            <text:p>nrpk1</text:p>
          </table:table-cell>
          <table:table-cell office:value-type="float" office:value="114387">
            <text:p>114387</text:p>
          </table:table-cell>
          <table:table-cell office:value-type="string">
            <text:p>nrpk1</text:p>
          </table:table-cell>
          <table:table-cell office:value-type="float" office:value="150171">
            <text:p>1501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555556">
            <text:p>3.555556</text:p>
          </table:table-cell>
          <table:table-cell office:value-type="string">
            <text:p>thv2</text:p>
          </table:table-cell>
          <table:table-cell office:value-type="float" office:value="3.555556">
            <text:p>3.555556</text:p>
          </table:table-cell>
          <table:table-cell office:value-type="string">
            <text:p>nrpk1</text:p>
          </table:table-cell>
          <table:table-cell office:value-type="float" office:value="11465">
            <text:p>11465</text:p>
          </table:table-cell>
          <table:table-cell office:value-type="string">
            <text:p>nrpk1</text:p>
          </table:table-cell>
          <table:table-cell office:value-type="float" office:value="13996">
            <text:p>13996</text:p>
          </table:table-cell>
          <table:table-cell office:value-type="string">
            <text:p>coinc</text:p>
          </table:table-cell>
          <table:table-cell office:value-type="float" office:value="94">
            <text:p>94</text:p>
          </table:table-cell>
          <table:table-cell/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4.088889">
            <text:p>4.088889</text:p>
          </table:table-cell>
          <table:table-cell office:value-type="string">
            <text:p>thv2</text:p>
          </table:table-cell>
          <table:table-cell office:value-type="float" office:value="4.088889">
            <text:p>4.088889</text:p>
          </table:table-cell>
          <table:table-cell office:value-type="string">
            <text:p>nrpk1</text:p>
          </table:table-cell>
          <table:table-cell office:value-type="float" office:value="95096">
            <text:p>95096</text:p>
          </table:table-cell>
          <table:table-cell office:value-type="string">
            <text:p>nrpk1</text:p>
          </table:table-cell>
          <table:table-cell office:value-type="float" office:value="124072">
            <text:p>12407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777778">
            <text:p>3.777778</text:p>
          </table:table-cell>
          <table:table-cell office:value-type="string">
            <text:p>thv2</text:p>
          </table:table-cell>
          <table:table-cell office:value-type="float" office:value="3.777778">
            <text:p>3.777778</text:p>
          </table:table-cell>
          <table:table-cell office:value-type="string">
            <text:p>nrpk1</text:p>
          </table:table-cell>
          <table:table-cell office:value-type="float" office:value="11225">
            <text:p>11225</text:p>
          </table:table-cell>
          <table:table-cell office:value-type="string">
            <text:p>nrpk1</text:p>
          </table:table-cell>
          <table:table-cell office:value-type="float" office:value="13260">
            <text:p>13260</text:p>
          </table:table-cell>
          <table:table-cell office:value-type="string">
            <text:p>coinc</text:p>
          </table:table-cell>
          <table:table-cell office:value-type="float" office:value="81">
            <text:p>81</text:p>
          </table:table-cell>
          <table:table-cell/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4.344444">
            <text:p>4.344444</text:p>
          </table:table-cell>
          <table:table-cell office:value-type="string">
            <text:p>thv2</text:p>
          </table:table-cell>
          <table:table-cell office:value-type="float" office:value="4.344444">
            <text:p>4.344444</text:p>
          </table:table-cell>
          <table:table-cell office:value-type="string">
            <text:p>nrpk1</text:p>
          </table:table-cell>
          <table:table-cell office:value-type="float" office:value="85295">
            <text:p>85295</text:p>
          </table:table-cell>
          <table:table-cell office:value-type="string">
            <text:p>nrpk1</text:p>
          </table:table-cell>
          <table:table-cell office:value-type="float" office:value="106465">
            <text:p>10646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">
            <text:p>4</text:p>
          </table:table-cell>
          <table:table-cell office:value-type="string">
            <text:p>thv2</text:p>
          </table:table-cell>
          <table:table-cell office:value-type="float" office:value="4">
            <text:p>4</text:p>
          </table:table-cell>
          <table:table-cell office:value-type="string">
            <text:p>nrpk1</text:p>
          </table:table-cell>
          <table:table-cell office:value-type="float" office:value="11089">
            <text:p>11089</text:p>
          </table:table-cell>
          <table:table-cell office:value-type="string">
            <text:p>nrpk1</text:p>
          </table:table-cell>
          <table:table-cell office:value-type="float" office:value="12994">
            <text:p>12994</text:p>
          </table:table-cell>
          <table:table-cell office:value-type="string">
            <text:p>coinc</text:p>
          </table:table-cell>
          <table:table-cell office:value-type="float" office:value="82">
            <text:p>82</text:p>
          </table:table-cell>
          <table:table-cell/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4.6">
            <text:p>4.6</text:p>
          </table:table-cell>
          <table:table-cell office:value-type="string">
            <text:p>thv2</text:p>
          </table:table-cell>
          <table:table-cell office:value-type="float" office:value="4.6">
            <text:p>4.6</text:p>
          </table:table-cell>
          <table:table-cell office:value-type="string">
            <text:p>nrpk1</text:p>
          </table:table-cell>
          <table:table-cell office:value-type="float" office:value="79826">
            <text:p>79826</text:p>
          </table:table-cell>
          <table:table-cell office:value-type="string">
            <text:p>nrpk1</text:p>
          </table:table-cell>
          <table:table-cell office:value-type="float" office:value="96484">
            <text:p>964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222222">
            <text:p>4.222222</text:p>
          </table:table-cell>
          <table:table-cell office:value-type="string">
            <text:p>nrpk1</text:p>
          </table:table-cell>
          <table:table-cell office:value-type="float" office:value="10979">
            <text:p>10979</text:p>
          </table:table-cell>
          <table:table-cell office:value-type="string">
            <text:p>nrpk1</text:p>
          </table:table-cell>
          <table:table-cell office:value-type="float" office:value="12806">
            <text:p>12806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4.855556">
            <text:p>4.855556</text:p>
          </table:table-cell>
          <table:table-cell office:value-type="string">
            <text:p>nrpk1</text:p>
          </table:table-cell>
          <table:table-cell office:value-type="float" office:value="75063">
            <text:p>75063</text:p>
          </table:table-cell>
          <table:table-cell office:value-type="string">
            <text:p>nrpk1</text:p>
          </table:table-cell>
          <table:table-cell office:value-type="float" office:value="88483">
            <text:p>8848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444444">
            <text:p>4.444444</text:p>
          </table:table-cell>
          <table:table-cell office:value-type="string">
            <text:p>thv2</text:p>
          </table:table-cell>
          <table:table-cell office:value-type="float" office:value="4.444444">
            <text:p>4.444444</text:p>
          </table:table-cell>
          <table:table-cell office:value-type="string">
            <text:p>nrpk1</text:p>
          </table:table-cell>
          <table:table-cell office:value-type="float" office:value="10886">
            <text:p>10886</text:p>
          </table:table-cell>
          <table:table-cell office:value-type="string">
            <text:p>nrpk1</text:p>
          </table:table-cell>
          <table:table-cell office:value-type="float" office:value="12616">
            <text:p>12616</text:p>
          </table:table-cell>
          <table:table-cell office:value-type="string">
            <text:p>coin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71937">
            <text:p>71937</text:p>
          </table:table-cell>
          <table:table-cell office:value-type="string">
            <text:p>nrpk1</text:p>
          </table:table-cell>
          <table:table-cell office:value-type="float" office:value="83953">
            <text:p>839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666667">
            <text:p>4.666667</text:p>
          </table:table-cell>
          <table:table-cell office:value-type="string">
            <text:p>thv2</text:p>
          </table:table-cell>
          <table:table-cell office:value-type="float" office:value="4.666667">
            <text:p>4.666667</text:p>
          </table:table-cell>
          <table:table-cell office:value-type="string">
            <text:p>nrpk1</text:p>
          </table:table-cell>
          <table:table-cell office:value-type="float" office:value="10798">
            <text:p>10798</text:p>
          </table:table-cell>
          <table:table-cell office:value-type="string">
            <text:p>nrpk1</text:p>
          </table:table-cell>
          <table:table-cell office:value-type="float" office:value="12509">
            <text:p>12509</text:p>
          </table:table-cell>
          <table:table-cell office:value-type="string">
            <text:p>coinc</text:p>
          </table:table-cell>
          <table:table-cell office:value-type="float" office:value="78">
            <text:p>78</text:p>
          </table:table-cell>
          <table:table-cell/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5.366667">
            <text:p>5.366667</text:p>
          </table:table-cell>
          <table:table-cell office:value-type="string">
            <text:p>thv2</text:p>
          </table:table-cell>
          <table:table-cell office:value-type="float" office:value="5.366667">
            <text:p>5.366667</text:p>
          </table:table-cell>
          <table:table-cell office:value-type="string">
            <text:p>nrpk1</text:p>
          </table:table-cell>
          <table:table-cell office:value-type="float" office:value="69050">
            <text:p>69050</text:p>
          </table:table-cell>
          <table:table-cell office:value-type="string">
            <text:p>nrpk1</text:p>
          </table:table-cell>
          <table:table-cell office:value-type="float" office:value="79827">
            <text:p>7982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888889">
            <text:p>4.888889</text:p>
          </table:table-cell>
          <table:table-cell office:value-type="string">
            <text:p>thv2</text:p>
          </table:table-cell>
          <table:table-cell office:value-type="float" office:value="4.888889">
            <text:p>4.888889</text:p>
          </table:table-cell>
          <table:table-cell office:value-type="string">
            <text:p>nrpk1</text:p>
          </table:table-cell>
          <table:table-cell office:value-type="float" office:value="10660">
            <text:p>10660</text:p>
          </table:table-cell>
          <table:table-cell office:value-type="string">
            <text:p>nrpk1</text:p>
          </table:table-cell>
          <table:table-cell office:value-type="float" office:value="12315">
            <text:p>12315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5.622222">
            <text:p>5.622222</text:p>
          </table:table-cell>
          <table:table-cell office:value-type="string">
            <text:p>thv2</text:p>
          </table:table-cell>
          <table:table-cell office:value-type="float" office:value="5.622222">
            <text:p>5.622222</text:p>
          </table:table-cell>
          <table:table-cell office:value-type="string">
            <text:p>nrpk1</text:p>
          </table:table-cell>
          <table:table-cell office:value-type="float" office:value="66412">
            <text:p>66412</text:p>
          </table:table-cell>
          <table:table-cell office:value-type="string">
            <text:p>nrpk1</text:p>
          </table:table-cell>
          <table:table-cell office:value-type="float" office:value="75920">
            <text:p>7592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111111">
            <text:p>5.111111</text:p>
          </table:table-cell>
          <table:table-cell office:value-type="string">
            <text:p>thv2</text:p>
          </table:table-cell>
          <table:table-cell office:value-type="float" office:value="5.111111">
            <text:p>5.111111</text:p>
          </table:table-cell>
          <table:table-cell office:value-type="string">
            <text:p>nrpk1</text:p>
          </table:table-cell>
          <table:table-cell office:value-type="float" office:value="10516">
            <text:p>10516</text:p>
          </table:table-cell>
          <table:table-cell office:value-type="string">
            <text:p>nrpk1</text:p>
          </table:table-cell>
          <table:table-cell office:value-type="float" office:value="12054">
            <text:p>12054</text:p>
          </table:table-cell>
          <table:table-cell office:value-type="string">
            <text:p>coinc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5.877778">
            <text:p>5.877778</text:p>
          </table:table-cell>
          <table:table-cell office:value-type="string">
            <text:p>thv2</text:p>
          </table:table-cell>
          <table:table-cell office:value-type="float" office:value="5.877778">
            <text:p>5.877778</text:p>
          </table:table-cell>
          <table:table-cell office:value-type="string">
            <text:p>nrpk1</text:p>
          </table:table-cell>
          <table:table-cell office:value-type="float" office:value="63645">
            <text:p>63645</text:p>
          </table:table-cell>
          <table:table-cell office:value-type="string">
            <text:p>nrpk1</text:p>
          </table:table-cell>
          <table:table-cell office:value-type="float" office:value="72284">
            <text:p>7228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333333">
            <text:p>5.333333</text:p>
          </table:table-cell>
          <table:table-cell office:value-type="string">
            <text:p>thv2</text:p>
          </table:table-cell>
          <table:table-cell office:value-type="float" office:value="5.333333">
            <text:p>5.333333</text:p>
          </table:table-cell>
          <table:table-cell office:value-type="string">
            <text:p>nrpk1</text:p>
          </table:table-cell>
          <table:table-cell office:value-type="float" office:value="10222">
            <text:p>10222</text:p>
          </table:table-cell>
          <table:table-cell office:value-type="string">
            <text:p>nrpk1</text:p>
          </table:table-cell>
          <table:table-cell office:value-type="float" office:value="11618">
            <text:p>11618</text:p>
          </table:table-cell>
          <table:table-cell office:value-type="string">
            <text:p>coinc</text:p>
          </table:table-cell>
          <table:table-cell office:value-type="float" office:value="74">
            <text:p>74</text:p>
          </table:table-cell>
          <table:table-cell/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6.133333">
            <text:p>6.133333</text:p>
          </table:table-cell>
          <table:table-cell office:value-type="string">
            <text:p>thv2</text:p>
          </table:table-cell>
          <table:table-cell office:value-type="float" office:value="6.133333">
            <text:p>6.133333</text:p>
          </table:table-cell>
          <table:table-cell office:value-type="string">
            <text:p>nrpk1</text:p>
          </table:table-cell>
          <table:table-cell office:value-type="float" office:value="59685">
            <text:p>59685</text:p>
          </table:table-cell>
          <table:table-cell office:value-type="string">
            <text:p>nrpk1</text:p>
          </table:table-cell>
          <table:table-cell office:value-type="float" office:value="67429">
            <text:p>6742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555556">
            <text:p>5.555556</text:p>
          </table:table-cell>
          <table:table-cell office:value-type="string">
            <text:p>thv2</text:p>
          </table:table-cell>
          <table:table-cell office:value-type="float" office:value="5.555556">
            <text:p>5.555556</text:p>
          </table:table-cell>
          <table:table-cell office:value-type="string">
            <text:p>nrpk1</text:p>
          </table:table-cell>
          <table:table-cell office:value-type="float" office:value="9874">
            <text:p>9874</text:p>
          </table:table-cell>
          <table:table-cell office:value-type="string">
            <text:p>nrpk1</text:p>
          </table:table-cell>
          <table:table-cell office:value-type="float" office:value="11099">
            <text:p>11099</text:p>
          </table:table-cell>
          <table:table-cell office:value-type="string">
            <text:p>coinc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6.388889">
            <text:p>6.388889</text:p>
          </table:table-cell>
          <table:table-cell office:value-type="string">
            <text:p>thv2</text:p>
          </table:table-cell>
          <table:table-cell office:value-type="float" office:value="6.388889">
            <text:p>6.388889</text:p>
          </table:table-cell>
          <table:table-cell office:value-type="string">
            <text:p>nrpk1</text:p>
          </table:table-cell>
          <table:table-cell office:value-type="float" office:value="56617">
            <text:p>56617</text:p>
          </table:table-cell>
          <table:table-cell office:value-type="string">
            <text:p>nrpk1</text:p>
          </table:table-cell>
          <table:table-cell office:value-type="float" office:value="63950">
            <text:p>639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777778">
            <text:p>5.777778</text:p>
          </table:table-cell>
          <table:table-cell office:value-type="string">
            <text:p>thv2</text:p>
          </table:table-cell>
          <table:table-cell office:value-type="float" office:value="5.777778">
            <text:p>5.777778</text:p>
          </table:table-cell>
          <table:table-cell office:value-type="string">
            <text:p>nrpk1</text:p>
          </table:table-cell>
          <table:table-cell office:value-type="float" office:value="8961">
            <text:p>8961</text:p>
          </table:table-cell>
          <table:table-cell office:value-type="string">
            <text:p>nrpk1</text:p>
          </table:table-cell>
          <table:table-cell office:value-type="float" office:value="9943">
            <text:p>9943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  <table:table-cell/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6.644444">
            <text:p>6.644444</text:p>
          </table:table-cell>
          <table:table-cell office:value-type="string">
            <text:p>thv2</text:p>
          </table:table-cell>
          <table:table-cell office:value-type="float" office:value="6.644444">
            <text:p>6.644444</text:p>
          </table:table-cell>
          <table:table-cell office:value-type="string">
            <text:p>nrpk1</text:p>
          </table:table-cell>
          <table:table-cell office:value-type="float" office:value="53518">
            <text:p>53518</text:p>
          </table:table-cell>
          <table:table-cell office:value-type="string">
            <text:p>nrpk1</text:p>
          </table:table-cell>
          <table:table-cell office:value-type="float" office:value="60151">
            <text:p>601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">
            <text:p>6</text:p>
          </table:table-cell>
          <table:table-cell office:value-type="string">
            <text:p>thv2</text:p>
          </table:table-cell>
          <table:table-cell office:value-type="float" office:value="6">
            <text:p>6</text:p>
          </table:table-cell>
          <table:table-cell office:value-type="string">
            <text:p>nrpk1</text:p>
          </table:table-cell>
          <table:table-cell office:value-type="float" office:value="7682">
            <text:p>7682</text:p>
          </table:table-cell>
          <table:table-cell office:value-type="string">
            <text:p>nrpk1</text:p>
          </table:table-cell>
          <table:table-cell office:value-type="float" office:value="8434">
            <text:p>8434</text:p>
          </table:table-cell>
          <table:table-cell office:value-type="string">
            <text:p>coinc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6.9">
            <text:p>6.9</text:p>
          </table:table-cell>
          <table:table-cell office:value-type="string">
            <text:p>thv2</text:p>
          </table:table-cell>
          <table:table-cell office:value-type="float" office:value="6.9">
            <text:p>6.9</text:p>
          </table:table-cell>
          <table:table-cell office:value-type="string">
            <text:p>nrpk1</text:p>
          </table:table-cell>
          <table:table-cell office:value-type="float" office:value="50496">
            <text:p>50496</text:p>
          </table:table-cell>
          <table:table-cell office:value-type="string">
            <text:p>nrpk1</text:p>
          </table:table-cell>
          <table:table-cell office:value-type="float" office:value="56293">
            <text:p>5629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6.222222">
            <text:p>6.222222</text:p>
          </table:table-cell>
          <table:table-cell office:value-type="string">
            <text:p>thv2</text:p>
          </table:table-cell>
          <table:table-cell office:value-type="float" office:value="6.222222">
            <text:p>6.222222</text:p>
          </table:table-cell>
          <table:table-cell office:value-type="string">
            <text:p>nrpk1</text:p>
          </table:table-cell>
          <table:table-cell office:value-type="float" office:value="6172">
            <text:p>6172</text:p>
          </table:table-cell>
          <table:table-cell office:value-type="string">
            <text:p>nrpk1</text:p>
          </table:table-cell>
          <table:table-cell office:value-type="float" office:value="6908">
            <text:p>6908</text:p>
          </table:table-cell>
          <table:table-cell office:value-type="string">
            <text:p>coinc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7.155556">
            <text:p>7.155556</text:p>
          </table:table-cell>
          <table:table-cell office:value-type="string">
            <text:p>thv2</text:p>
          </table:table-cell>
          <table:table-cell office:value-type="float" office:value="7.155556">
            <text:p>7.155556</text:p>
          </table:table-cell>
          <table:table-cell office:value-type="string">
            <text:p>nrpk1</text:p>
          </table:table-cell>
          <table:table-cell office:value-type="float" office:value="47240">
            <text:p>47240</text:p>
          </table:table-cell>
          <table:table-cell office:value-type="string">
            <text:p>nrpk1</text:p>
          </table:table-cell>
          <table:table-cell office:value-type="float" office:value="52403">
            <text:p>5240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444444">
            <text:p>6.444444</text:p>
          </table:table-cell>
          <table:table-cell office:value-type="string">
            <text:p>thv2</text:p>
          </table:table-cell>
          <table:table-cell office:value-type="float" office:value="6.444444">
            <text:p>6.444444</text:p>
          </table:table-cell>
          <table:table-cell office:value-type="string">
            <text:p>nrpk1</text:p>
          </table:table-cell>
          <table:table-cell office:value-type="float" office:value="5015">
            <text:p>5015</text:p>
          </table:table-cell>
          <table:table-cell office:value-type="string">
            <text:p>nrpk1</text:p>
          </table:table-cell>
          <table:table-cell office:value-type="float" office:value="5561">
            <text:p>5561</text:p>
          </table:table-cell>
          <table:table-cell office:value-type="string">
            <text:p>coinc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7.411111">
            <text:p>7.411111</text:p>
          </table:table-cell>
          <table:table-cell office:value-type="string">
            <text:p>thv2</text:p>
          </table:table-cell>
          <table:table-cell office:value-type="float" office:value="7.411111">
            <text:p>7.411111</text:p>
          </table:table-cell>
          <table:table-cell office:value-type="string">
            <text:p>nrpk1</text:p>
          </table:table-cell>
          <table:table-cell office:value-type="float" office:value="41863">
            <text:p>41863</text:p>
          </table:table-cell>
          <table:table-cell office:value-type="string">
            <text:p>nrpk1</text:p>
          </table:table-cell>
          <table:table-cell office:value-type="float" office:value="46550">
            <text:p>4655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666667">
            <text:p>6.666667</text:p>
          </table:table-cell>
          <table:table-cell office:value-type="string">
            <text:p>thv2</text:p>
          </table:table-cell>
          <table:table-cell office:value-type="float" office:value="6.666667">
            <text:p>6.666667</text:p>
          </table:table-cell>
          <table:table-cell office:value-type="string">
            <text:p>nrpk1</text:p>
          </table:table-cell>
          <table:table-cell office:value-type="float" office:value="4484">
            <text:p>4484</text:p>
          </table:table-cell>
          <table:table-cell office:value-type="string">
            <text:p>nrpk1</text:p>
          </table:table-cell>
          <table:table-cell office:value-type="float" office:value="4986">
            <text:p>4986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  <table:table-cell/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7.666667">
            <text:p>7.666667</text:p>
          </table:table-cell>
          <table:table-cell office:value-type="string">
            <text:p>thv2</text:p>
          </table:table-cell>
          <table:table-cell office:value-type="float" office:value="7.666667">
            <text:p>7.666667</text:p>
          </table:table-cell>
          <table:table-cell office:value-type="string">
            <text:p>nrpk1</text:p>
          </table:table-cell>
          <table:table-cell office:value-type="float" office:value="37570">
            <text:p>37570</text:p>
          </table:table-cell>
          <table:table-cell office:value-type="string">
            <text:p>nrpk1</text:p>
          </table:table-cell>
          <table:table-cell office:value-type="float" office:value="41692">
            <text:p>4169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888889">
            <text:p>6.888889</text:p>
          </table:table-cell>
          <table:table-cell office:value-type="string">
            <text:p>thv2</text:p>
          </table:table-cell>
          <table:table-cell office:value-type="float" office:value="6.888889">
            <text:p>6.888889</text:p>
          </table:table-cell>
          <table:table-cell office:value-type="string">
            <text:p>nrpk1</text:p>
          </table:table-cell>
          <table:table-cell office:value-type="float" office:value="4116">
            <text:p>4116</text:p>
          </table:table-cell>
          <table:table-cell office:value-type="string">
            <text:p>nrpk1</text:p>
          </table:table-cell>
          <table:table-cell office:value-type="float" office:value="4472">
            <text:p>4472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7.922222">
            <text:p>7.922222</text:p>
          </table:table-cell>
          <table:table-cell office:value-type="string">
            <text:p>thv2</text:p>
          </table:table-cell>
          <table:table-cell office:value-type="float" office:value="7.922222">
            <text:p>7.922222</text:p>
          </table:table-cell>
          <table:table-cell office:value-type="string">
            <text:p>nrpk1</text:p>
          </table:table-cell>
          <table:table-cell office:value-type="float" office:value="32932">
            <text:p>32932</text:p>
          </table:table-cell>
          <table:table-cell office:value-type="string">
            <text:p>nrpk1</text:p>
          </table:table-cell>
          <table:table-cell office:value-type="float" office:value="36362">
            <text:p>3636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7.111111">
            <text:p>7.111111</text:p>
          </table:table-cell>
          <table:table-cell office:value-type="string">
            <text:p>thv2</text:p>
          </table:table-cell>
          <table:table-cell office:value-type="float" office:value="7.111111">
            <text:p>7.111111</text:p>
          </table:table-cell>
          <table:table-cell office:value-type="string">
            <text:p>nrpk1</text:p>
          </table:table-cell>
          <table:table-cell office:value-type="float" office:value="3970">
            <text:p>3970</text:p>
          </table:table-cell>
          <table:table-cell office:value-type="string">
            <text:p>nrpk1</text:p>
          </table:table-cell>
          <table:table-cell office:value-type="float" office:value="4280">
            <text:p>4280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8.177778">
            <text:p>8.177778</text:p>
          </table:table-cell>
          <table:table-cell office:value-type="string">
            <text:p>thv2</text:p>
          </table:table-cell>
          <table:table-cell office:value-type="float" office:value="8.177778">
            <text:p>8.177778</text:p>
          </table:table-cell>
          <table:table-cell office:value-type="string">
            <text:p>nrpk1</text:p>
          </table:table-cell>
          <table:table-cell office:value-type="float" office:value="29150">
            <text:p>29150</text:p>
          </table:table-cell>
          <table:table-cell office:value-type="string">
            <text:p>nrpk1</text:p>
          </table:table-cell>
          <table:table-cell office:value-type="float" office:value="31768">
            <text:p>3176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7.333333">
            <text:p>7.333333</text:p>
          </table:table-cell>
          <table:table-cell office:value-type="string">
            <text:p>thv2</text:p>
          </table:table-cell>
          <table:table-cell office:value-type="float" office:value="7.333333">
            <text:p>7.333333</text:p>
          </table:table-cell>
          <table:table-cell office:value-type="string">
            <text:p>nrpk1</text:p>
          </table:table-cell>
          <table:table-cell office:value-type="float" office:value="3901">
            <text:p>3901</text:p>
          </table:table-cell>
          <table:table-cell office:value-type="string">
            <text:p>nrpk1</text:p>
          </table:table-cell>
          <table:table-cell office:value-type="float" office:value="4158">
            <text:p>4158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8.433333">
            <text:p>8.433333</text:p>
          </table:table-cell>
          <table:table-cell office:value-type="string">
            <text:p>thv2</text:p>
          </table:table-cell>
          <table:table-cell office:value-type="float" office:value="8.433333">
            <text:p>8.433333</text:p>
          </table:table-cell>
          <table:table-cell office:value-type="string">
            <text:p>nrpk1</text:p>
          </table:table-cell>
          <table:table-cell office:value-type="float" office:value="26014">
            <text:p>26014</text:p>
          </table:table-cell>
          <table:table-cell office:value-type="string">
            <text:p>nrpk1</text:p>
          </table:table-cell>
          <table:table-cell office:value-type="float" office:value="28205">
            <text:p>2820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555556">
            <text:p>7.555556</text:p>
          </table:table-cell>
          <table:table-cell office:value-type="string">
            <text:p>thv2</text:p>
          </table:table-cell>
          <table:table-cell office:value-type="float" office:value="7.555556">
            <text:p>7.555556</text:p>
          </table:table-cell>
          <table:table-cell office:value-type="string">
            <text:p>nrpk1</text:p>
          </table:table-cell>
          <table:table-cell office:value-type="float" office:value="3860">
            <text:p>3860</text:p>
          </table:table-cell>
          <table:table-cell office:value-type="string">
            <text:p>nrpk1</text:p>
          </table:table-cell>
          <table:table-cell office:value-type="float" office:value="4101">
            <text:p>4101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8.688889">
            <text:p>8.688889</text:p>
          </table:table-cell>
          <table:table-cell office:value-type="string">
            <text:p>thv2</text:p>
          </table:table-cell>
          <table:table-cell office:value-type="float" office:value="8.688889">
            <text:p>8.688889</text:p>
          </table:table-cell>
          <table:table-cell office:value-type="string">
            <text:p>nrpk1</text:p>
          </table:table-cell>
          <table:table-cell office:value-type="float" office:value="23259">
            <text:p>23259</text:p>
          </table:table-cell>
          <table:table-cell office:value-type="string">
            <text:p>nrpk1</text:p>
          </table:table-cell>
          <table:table-cell office:value-type="float" office:value="24957">
            <text:p>2495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777778">
            <text:p>7.777778</text:p>
          </table:table-cell>
          <table:table-cell office:value-type="string">
            <text:p>thv2</text:p>
          </table:table-cell>
          <table:table-cell office:value-type="float" office:value="7.777778">
            <text:p>7.777778</text:p>
          </table:table-cell>
          <table:table-cell office:value-type="string">
            <text:p>nrpk1</text:p>
          </table:table-cell>
          <table:table-cell office:value-type="float" office:value="3799">
            <text:p>3799</text:p>
          </table:table-cell>
          <table:table-cell office:value-type="string">
            <text:p>nrpk1</text:p>
          </table:table-cell>
          <table:table-cell office:value-type="float" office:value="4003">
            <text:p>4003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8.944444">
            <text:p>8.944444</text:p>
          </table:table-cell>
          <table:table-cell office:value-type="string">
            <text:p>thv2</text:p>
          </table:table-cell>
          <table:table-cell office:value-type="float" office:value="8.944444">
            <text:p>8.944444</text:p>
          </table:table-cell>
          <table:table-cell office:value-type="string">
            <text:p>nrpk1</text:p>
          </table:table-cell>
          <table:table-cell office:value-type="float" office:value="22118">
            <text:p>22118</text:p>
          </table:table-cell>
          <table:table-cell office:value-type="string">
            <text:p>nrpk1</text:p>
          </table:table-cell>
          <table:table-cell office:value-type="float" office:value="23571">
            <text:p>2357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8">
            <text:p>8</text:p>
          </table:table-cell>
          <table:table-cell office:value-type="string">
            <text:p>thv2</text:p>
          </table:table-cell>
          <table:table-cell office:value-type="float" office:value="8">
            <text:p>8</text:p>
          </table:table-cell>
          <table:table-cell office:value-type="string">
            <text:p>nrpk1</text:p>
          </table:table-cell>
          <table:table-cell office:value-type="float" office:value="3717">
            <text:p>3717</text:p>
          </table:table-cell>
          <table:table-cell office:value-type="string">
            <text:p>nrpk1</text:p>
          </table:table-cell>
          <table:table-cell office:value-type="float" office:value="3904">
            <text:p>3904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9.2">
            <text:p>9.2</text:p>
          </table:table-cell>
          <table:table-cell office:value-type="string">
            <text:p>thv2</text:p>
          </table:table-cell>
          <table:table-cell office:value-type="float" office:value="9.2">
            <text:p>9.2</text:p>
          </table:table-cell>
          <table:table-cell office:value-type="string">
            <text:p>nrpk1</text:p>
          </table:table-cell>
          <table:table-cell office:value-type="float" office:value="21167">
            <text:p>21167</text:p>
          </table:table-cell>
          <table:table-cell office:value-type="string">
            <text:p>nrpk1</text:p>
          </table:table-cell>
          <table:table-cell office:value-type="float" office:value="22202">
            <text:p>2220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8.222222">
            <text:p>8.222222</text:p>
          </table:table-cell>
          <table:table-cell office:value-type="string">
            <text:p>thv2</text:p>
          </table:table-cell>
          <table:table-cell office:value-type="float" office:value="8.222222">
            <text:p>8.222222</text:p>
          </table:table-cell>
          <table:table-cell office:value-type="string">
            <text:p>nrpk1</text:p>
          </table:table-cell>
          <table:table-cell office:value-type="float" office:value="3636">
            <text:p>3636</text:p>
          </table:table-cell>
          <table:table-cell office:value-type="string">
            <text:p>nrpk1</text:p>
          </table:table-cell>
          <table:table-cell office:value-type="float" office:value="3797">
            <text:p>3797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9.455556">
            <text:p>9.455556</text:p>
          </table:table-cell>
          <table:table-cell office:value-type="string">
            <text:p>thv2</text:p>
          </table:table-cell>
          <table:table-cell office:value-type="float" office:value="9.455556">
            <text:p>9.455556</text:p>
          </table:table-cell>
          <table:table-cell office:value-type="string">
            <text:p>nrpk1</text:p>
          </table:table-cell>
          <table:table-cell office:value-type="float" office:value="20429">
            <text:p>20429</text:p>
          </table:table-cell>
          <table:table-cell office:value-type="string">
            <text:p>nrpk1</text:p>
          </table:table-cell>
          <table:table-cell office:value-type="float" office:value="21200">
            <text:p>2120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3517">
            <text:p>3517</text:p>
          </table:table-cell>
          <table:table-cell office:value-type="string">
            <text:p>nrpk1</text:p>
          </table:table-cell>
          <table:table-cell office:value-type="float" office:value="3634">
            <text:p>363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9.711111">
            <text:p>9.711111</text:p>
          </table:table-cell>
          <table:table-cell office:value-type="string">
            <text:p>thv2</text:p>
          </table:table-cell>
          <table:table-cell office:value-type="float" office:value="9.711111">
            <text:p>9.711111</text:p>
          </table:table-cell>
          <table:table-cell office:value-type="string">
            <text:p>nrpk1</text:p>
          </table:table-cell>
          <table:table-cell office:value-type="float" office:value="19657">
            <text:p>19657</text:p>
          </table:table-cell>
          <table:table-cell office:value-type="string">
            <text:p>nrpk1</text:p>
          </table:table-cell>
          <table:table-cell office:value-type="float" office:value="20354">
            <text:p>203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666667">
            <text:p>8.666667</text:p>
          </table:table-cell>
          <table:table-cell office:value-type="string">
            <text:p>thv2</text:p>
          </table:table-cell>
          <table:table-cell office:value-type="float" office:value="8.666667">
            <text:p>8.666667</text:p>
          </table:table-cell>
          <table:table-cell office:value-type="string">
            <text:p>nrpk1</text:p>
          </table:table-cell>
          <table:table-cell office:value-type="float" office:value="3397">
            <text:p>3397</text:p>
          </table:table-cell>
          <table:table-cell office:value-type="string">
            <text:p>nrpk1</text:p>
          </table:table-cell>
          <table:table-cell office:value-type="float" office:value="3500">
            <text:p>3500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9.966667">
            <text:p>9.966667</text:p>
          </table:table-cell>
          <table:table-cell office:value-type="string">
            <text:p>thv2</text:p>
          </table:table-cell>
          <table:table-cell office:value-type="float" office:value="9.966667">
            <text:p>9.966667</text:p>
          </table:table-cell>
          <table:table-cell office:value-type="string">
            <text:p>nrpk1</text:p>
          </table:table-cell>
          <table:table-cell office:value-type="float" office:value="18645">
            <text:p>18645</text:p>
          </table:table-cell>
          <table:table-cell office:value-type="string">
            <text:p>nrpk1</text:p>
          </table:table-cell>
          <table:table-cell office:value-type="float" office:value="19153">
            <text:p>1915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888889">
            <text:p>8.888889</text:p>
          </table:table-cell>
          <table:table-cell office:value-type="string">
            <text:p>thv2</text:p>
          </table:table-cell>
          <table:table-cell office:value-type="float" office:value="8.888889">
            <text:p>8.888889</text:p>
          </table:table-cell>
          <table:table-cell office:value-type="string">
            <text:p>nrpk1</text:p>
          </table:table-cell>
          <table:table-cell office:value-type="float" office:value="3174">
            <text:p>3174</text:p>
          </table:table-cell>
          <table:table-cell office:value-type="string">
            <text:p>nrpk1</text:p>
          </table:table-cell>
          <table:table-cell office:value-type="float" office:value="3174">
            <text:p>3174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10.222222">
            <text:p>10.222222</text:p>
          </table:table-cell>
          <table:table-cell office:value-type="string">
            <text:p>thv2</text:p>
          </table:table-cell>
          <table:table-cell office:value-type="float" office:value="10.222222">
            <text:p>10.222222</text:p>
          </table:table-cell>
          <table:table-cell office:value-type="string">
            <text:p>nrpk1</text:p>
          </table:table-cell>
          <table:table-cell office:value-type="float" office:value="17899">
            <text:p>17899</text:p>
          </table:table-cell>
          <table:table-cell office:value-type="string">
            <text:p>nrpk1</text:p>
          </table:table-cell>
          <table:table-cell office:value-type="float" office:value="18234">
            <text:p>1823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9.111111">
            <text:p>9.111111</text:p>
          </table:table-cell>
          <table:table-cell office:value-type="string">
            <text:p>thv2</text:p>
          </table:table-cell>
          <table:table-cell office:value-type="float" office:value="9.111111">
            <text:p>9.111111</text:p>
          </table:table-cell>
          <table:table-cell office:value-type="string">
            <text:p>nrpk1</text:p>
          </table:table-cell>
          <table:table-cell office:value-type="float" office:value="2793">
            <text:p>2793</text:p>
          </table:table-cell>
          <table:table-cell office:value-type="string">
            <text:p>nrpk1</text:p>
          </table:table-cell>
          <table:table-cell office:value-type="float" office:value="2783">
            <text:p>2783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10.477778">
            <text:p>10.477778</text:p>
          </table:table-cell>
          <table:table-cell office:value-type="string">
            <text:p>thv2</text:p>
          </table:table-cell>
          <table:table-cell office:value-type="float" office:value="10.477778">
            <text:p>10.477778</text:p>
          </table:table-cell>
          <table:table-cell office:value-type="string">
            <text:p>nrpk1</text:p>
          </table:table-cell>
          <table:table-cell office:value-type="float" office:value="17105">
            <text:p>17105</text:p>
          </table:table-cell>
          <table:table-cell office:value-type="string">
            <text:p>nrpk1</text:p>
          </table:table-cell>
          <table:table-cell office:value-type="float" office:value="17406">
            <text:p>1740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9.333333">
            <text:p>9.333333</text:p>
          </table:table-cell>
          <table:table-cell office:value-type="string">
            <text:p>thv2</text:p>
          </table:table-cell>
          <table:table-cell office:value-type="float" office:value="9.333333">
            <text:p>9.333333</text:p>
          </table:table-cell>
          <table:table-cell office:value-type="string">
            <text:p>nrpk1</text:p>
          </table:table-cell>
          <table:table-cell office:value-type="float" office:value="2438">
            <text:p>2438</text:p>
          </table:table-cell>
          <table:table-cell office:value-type="string">
            <text:p>nrpk1</text:p>
          </table:table-cell>
          <table:table-cell office:value-type="float" office:value="2409">
            <text:p>2409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10.733333">
            <text:p>10.733333</text:p>
          </table:table-cell>
          <table:table-cell office:value-type="string">
            <text:p>thv2</text:p>
          </table:table-cell>
          <table:table-cell office:value-type="float" office:value="10.733333">
            <text:p>10.733333</text:p>
          </table:table-cell>
          <table:table-cell office:value-type="string">
            <text:p>nrpk1</text:p>
          </table:table-cell>
          <table:table-cell office:value-type="float" office:value="16303">
            <text:p>16303</text:p>
          </table:table-cell>
          <table:table-cell office:value-type="string">
            <text:p>nrpk1</text:p>
          </table:table-cell>
          <table:table-cell office:value-type="float" office:value="16532">
            <text:p>16532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21"/>
        </table:table-row>
        <table:table-row table:style-name="ro1">
          <table:table-cell table:number-columns-repeated="11"/>
          <table:table-cell>
            <draw:frame table:end-cell-address="theffect_1_7_c_6.S62" table:end-x="0.8122in" table:end-y="0.0618in" draw:z-index="1" draw:style-name="gr1" draw:text-style-name="P1" svg:width="6.289in" svg:height="3.8539in" svg:x="0.7465in" svg:y="0.1197in">
              <draw:object draw:notify-on-update-of-ranges="theffect_1_7_c_6.A1:theffect_1_7_c_6.A39 theffect_1_7_c_6.D4:theffect_1_7_c_6.D38 theffect_1_7_c_6.H3:theffect_1_7_c_6.H3 theffect_1_7_c_6.H4:theffect_1_7_c_6.H38 theffect_1_7_c_6.Q4:theffect_1_7_c_6.Q38 theffect_1_7_c_6.W3:theffect_1_7_c_6.W3 theffect_1_7_c_6.W4:theffect_1_7_c_6.W38 theffect_1_7_c_6.D4:theffect_1_7_c_6.D38 theffect_1_7_c_6.J3:theffect_1_7_c_6.J3 theffect_1_7_c_6.J4:theffect_1_7_c_6.J38 theffect_1_7_c_6.Q4:theffect_1_7_c_6.Q38 theffect_1_7_c_6.U3:theffect_1_7_c_6.U3 theffect_1_7_c_6.U4:theffect_1_7_c_6.U38" xlink:href="./Object 23" xlink:type="simple" xlink:show="embed" xlink:actuate="onLoad">
                <text:p/>
              </draw:object>
              <draw:image xlink:href="./ObjectReplacements/Object 23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0"/>
          <table:table-cell office:value-type="string">
            <text:p>20160125_0949</text:p>
          </table:table-cell>
          <table:table-cell table:number-columns-repeated="12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number-columns-repeated="2"/>
          <table:table-cell>
            <draw:frame table:end-cell-address="theffect_1_7_c_6.K68" table:end-x="0.3953in" table:end-y="0.1453in" draw:z-index="0" draw:style-name="gr1" draw:text-style-name="P1" svg:width="6.6402in" svg:height="3.5413in" svg:x="0.8673in" svg:y="0.1598in">
              <draw:object draw:notify-on-update-of-ranges="theffect_1_7_c_6.D4:theffect_1_7_c_6.D38 theffect_1_7_c_6.H3:theffect_1_7_c_6.H3 theffect_1_7_c_6.H4:theffect_1_7_c_6.H38 theffect_1_7_c_6.D4:theffect_1_7_c_6.D38 theffect_1_7_c_6.J3:theffect_1_7_c_6.J3 theffect_1_7_c_6.J4:theffect_1_7_c_6.J38 theffect_1_7_c_6.D4:theffect_1_7_c_6.D38 theffect_1_7_c_6.L3:theffect_1_7_c_6.L3 theffect_1_7_c_6.L4:theffect_1_7_c_6.L38" xlink:href="./Object 22" xlink:type="simple" xlink:show="embed" xlink:actuate="onLoad">
                <text:p/>
              </draw:object>
              <draw:image xlink:href="./ObjectReplacements/Object 22" xlink:type="simple" xlink:show="embed" xlink:actuate="onLoad"/>
            </draw:frame>
          </table:table-cell>
          <table:table-cell table:number-columns-repeated="20"/>
        </table:table-row>
      </table:table>
      <table:table table:name="summary" table:style-name="ta1" table:print="false">
        <table:table-column table:style-name="co6" table:number-columns-repeated="1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formula="of:=[theffect_1_9.D3]" office:value-type="string" office:string-value="threshold">
            <text:p>threshold</text:p>
          </table:table-cell>
          <table:table-cell table:formula="of:=[theffect_1_9.L3]" office:value-type="string" office:string-value="coincnt@1.9[V]ov">
            <text:p>coincnt@1.9[V]ov</text:p>
          </table:table-cell>
          <table:table-cell table:formula="of:=[theffect_1_7.D3]" office:value-type="string" office:string-value="threshold">
            <text:p>threshold</text:p>
          </table:table-cell>
          <table:table-cell table:formula="of:=[theffect_1_7.L3]" office:value-type="string" office:string-value="coincnt@1.7[V]ov">
            <text:p>coincnt@1.7[V]ov</text:p>
          </table:table-cell>
          <table:table-cell table:formula="of:=[thresholdeffect_1_7_2.D3]" office:value-type="string" office:string-value="threshold">
            <text:p>threshold</text:p>
          </table:table-cell>
          <table:table-cell table:formula="of:=[thresholdeffect_1_7_2.L3]" office:value-type="string" office:string-value="coincnt@1.7[V]ov 20ns">
            <text:p>coincnt@1.7[V]ov 20ns</text:p>
          </table:table-cell>
          <table:table-cell table:formula="of:=[lct.D3]" office:value-type="string" office:string-value="threshold">
            <text:p>threshold</text:p>
          </table:table-cell>
          <table:table-cell table:formula="of:=[lct.L3]" office:value-type="string" office:string-value="coincnt_lct">
            <text:p>coincnt_lct</text:p>
          </table:table-cell>
          <table:table-cell table:formula="of:=[theffect_2_1.$D3]" office:value-type="string" office:string-value="threshold">
            <text:p>threshold</text:p>
          </table:table-cell>
          <table:table-cell table:formula="of:=[theffect_2_1.$L3]" office:value-type="string" office:string-value="coincnt 2.1[V]ov@25[c]">
            <text:p>coincnt 2.1[V]ov@25[c]</text:p>
          </table:table-cell>
          <table:table-cell table:formula="of:=[theffect_2_3.$D3]" office:value-type="string" office:string-value="threshold">
            <text:p>threshold</text:p>
          </table:table-cell>
          <table:table-cell table:formula="of:=[theffect_2_3.$L3]" office:value-type="string" office:string-value="coincnt 2.3[V]ov@25[c]">
            <text:p>coincnt 2.3[V]ov@25[c]</text:p>
          </table:table-cell>
          <table:table-cell table:number-columns-repeated="3"/>
        </table:table-row>
        <table:table-row table:style-name="ro1">
          <table:table-cell/>
          <table:table-cell table:formula="of:=[theffect_1_9.D4]" office:value-type="float" office:value="1.688889">
            <text:p>1.688889</text:p>
          </table:table-cell>
          <table:table-cell table:formula="of:=[theffect_1_9.L4]*10" office:value-type="float" office:value="20220">
            <text:p>20220</text:p>
          </table:table-cell>
          <table:table-cell table:formula="of:=[theffect_1_7.D4]" office:value-type="float" office:value="2.044444">
            <text:p>2.044444</text:p>
          </table:table-cell>
          <table:table-cell table:formula="of:=10*[theffect_1_7.L4]" office:value-type="float" office:value="17850">
            <text:p>17850</text:p>
          </table:table-cell>
          <table:table-cell table:formula="of:=[thresholdeffect_1_7_2.D4]" office:value-type="float" office:value="1.688889">
            <text:p>1.688889</text:p>
          </table:table-cell>
          <table:table-cell table:formula="of:=10*[thresholdeffect_1_7_2.L4]" office:value-type="float" office:value="5800">
            <text:p>5800</text:p>
          </table:table-cell>
          <table:table-cell table:formula="of:=[lct.D4]" office:value-type="float" office:value="2.044444">
            <text:p>2.044444</text:p>
          </table:table-cell>
          <table:table-cell table:formula="of:=10*[lct.L4]" office:value-type="float" office:value="18460">
            <text:p>18460</text:p>
          </table:table-cell>
          <table:table-cell table:formula="of:=[theffect_2_1.D4]" office:value-type="float" office:value="1.777778">
            <text:p>1.777778</text:p>
          </table:table-cell>
          <table:table-cell table:formula="of:=10*[theffect_2_1.L4]" office:value-type="float" office:value="25680">
            <text:p>25680</text:p>
          </table:table-cell>
          <table:table-cell table:formula="of:=[theffect_2_3.$D4]" office:value-type="float" office:value="1.777778">
            <text:p>1.777778</text:p>
          </table:table-cell>
          <table:table-cell table:formula="of:=[theffect_2_3.$L4]*10" office:value-type="float" office:value="28020">
            <text:p>28020</text:p>
          </table:table-cell>
          <table:table-cell table:number-columns-repeated="3"/>
        </table:table-row>
        <table:table-row table:style-name="ro1">
          <table:table-cell/>
          <table:table-cell table:formula="of:=[theffect_1_9.D5]" office:value-type="float" office:value="1.9">
            <text:p>1.9</text:p>
          </table:table-cell>
          <table:table-cell table:formula="of:=[theffect_1_9.L5]*10" office:value-type="float" office:value="20250">
            <text:p>20250</text:p>
          </table:table-cell>
          <table:table-cell table:formula="of:=[theffect_1_7.D5]" office:value-type="float" office:value="2.3">
            <text:p>2.3</text:p>
          </table:table-cell>
          <table:table-cell table:formula="of:=10*[theffect_1_7.L5]" office:value-type="float" office:value="17920">
            <text:p>17920</text:p>
          </table:table-cell>
          <table:table-cell table:formula="of:=[thresholdeffect_1_7_2.D5]" office:value-type="float" office:value="1.9">
            <text:p>1.9</text:p>
          </table:table-cell>
          <table:table-cell table:formula="of:=10*[thresholdeffect_1_7_2.L5]" office:value-type="float" office:value="5730">
            <text:p>5730</text:p>
          </table:table-cell>
          <table:table-cell table:formula="of:=[lct.D5]" office:value-type="float" office:value="2.3">
            <text:p>2.3</text:p>
          </table:table-cell>
          <table:table-cell table:formula="of:=10*[lct.L5]" office:value-type="float" office:value="18700">
            <text:p>18700</text:p>
          </table:table-cell>
          <table:table-cell table:formula="of:=[theffect_2_1.D5]" office:value-type="float" office:value="2">
            <text:p>2</text:p>
          </table:table-cell>
          <table:table-cell table:formula="of:=10*[theffect_2_1.L5]" office:value-type="float" office:value="25810">
            <text:p>25810</text:p>
          </table:table-cell>
          <table:table-cell table:formula="of:=[theffect_2_3.$D5]" office:value-type="float" office:value="2">
            <text:p>2</text:p>
          </table:table-cell>
          <table:table-cell table:formula="of:=[theffect_2_3.$L5]*10" office:value-type="float" office:value="28480">
            <text:p>28480</text:p>
          </table:table-cell>
          <table:table-cell table:number-columns-repeated="2"/>
          <table:table-cell>
            <draw:frame table:end-cell-address="summary.Y38" table:end-x="0.3622in" table:end-y="0.1571in" draw:z-index="0" draw:style-name="gr1" draw:text-style-name="P1" svg:width="8.1264in" svg:height="5.7244in" svg:x="0.2374in" svg:y="0.1224in">
              <draw:object draw:notify-on-update-of-ranges="summary.B4:summary.B4 summary.B5:summary.B39 summary.C4:summary.C4 summary.C5:summary.C39 summary.L5:summary.L39 summary.M4:summary.M4 summary.M5:summary.M39 summary.H5:summary.H39 summary.I4:summary.I4 summary.I5:summary.I39 summary.B5:summary.B39 summary.E4:summary.E4 summary.E5:summary.E39 summary.B5:summary.B39 summary.G4:summary.G4 summary.G5:summary.G3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/>
          <table:table-cell table:formula="of:=[theffect_1_9.D6]" office:value-type="float" office:value="2.111111">
            <text:p>2.111111</text:p>
          </table:table-cell>
          <table:table-cell table:formula="of:=[theffect_1_9.L6]*10" office:value-type="float" office:value="20230">
            <text:p>20230</text:p>
          </table:table-cell>
          <table:table-cell table:formula="of:=[theffect_1_7.D6]" office:value-type="float" office:value="2.555556">
            <text:p>2.555556</text:p>
          </table:table-cell>
          <table:table-cell table:formula="of:=10*[theffect_1_7.L6]" office:value-type="float" office:value="16340">
            <text:p>16340</text:p>
          </table:table-cell>
          <table:table-cell table:formula="of:=[thresholdeffect_1_7_2.D6]" office:value-type="float" office:value="2.111111">
            <text:p>2.111111</text:p>
          </table:table-cell>
          <table:table-cell table:formula="of:=10*[thresholdeffect_1_7_2.L6]" office:value-type="float" office:value="5660">
            <text:p>5660</text:p>
          </table:table-cell>
          <table:table-cell table:formula="of:=[lct.D6]" office:value-type="float" office:value="2.555556">
            <text:p>2.555556</text:p>
          </table:table-cell>
          <table:table-cell table:formula="of:=10*[lct.L6]" office:value-type="float" office:value="18690">
            <text:p>18690</text:p>
          </table:table-cell>
          <table:table-cell table:formula="of:=[theffect_2_1.D6]" office:value-type="float" office:value="2.222222">
            <text:p>2.222222</text:p>
          </table:table-cell>
          <table:table-cell table:formula="of:=10*[theffect_2_1.L6]" office:value-type="float" office:value="25890">
            <text:p>25890</text:p>
          </table:table-cell>
          <table:table-cell table:formula="of:=[theffect_2_3.$D6]" office:value-type="float" office:value="2.222222">
            <text:p>2.222222</text:p>
          </table:table-cell>
          <table:table-cell table:formula="of:=[theffect_2_3.$L6]*10" office:value-type="float" office:value="28490">
            <text:p>28490</text:p>
          </table:table-cell>
          <table:table-cell table:number-columns-repeated="3"/>
        </table:table-row>
        <table:table-row table:style-name="ro1">
          <table:table-cell/>
          <table:table-cell table:formula="of:=[theffect_1_9.D7]" office:value-type="float" office:value="2.322222">
            <text:p>2.322222</text:p>
          </table:table-cell>
          <table:table-cell table:formula="of:=[theffect_1_9.L7]*10" office:value-type="float" office:value="19810">
            <text:p>19810</text:p>
          </table:table-cell>
          <table:table-cell table:formula="of:=[theffect_1_7.D7]" office:value-type="float" office:value="2.811111">
            <text:p>2.811111</text:p>
          </table:table-cell>
          <table:table-cell table:formula="of:=10*[theffect_1_7.L7]" office:value-type="float" office:value="12520">
            <text:p>12520</text:p>
          </table:table-cell>
          <table:table-cell table:formula="of:=[thresholdeffect_1_7_2.D7]" office:value-type="float" office:value="2.322222">
            <text:p>2.322222</text:p>
          </table:table-cell>
          <table:table-cell table:formula="of:=10*[thresholdeffect_1_7_2.L7]" office:value-type="float" office:value="5360">
            <text:p>5360</text:p>
          </table:table-cell>
          <table:table-cell table:formula="of:=[lct.D7]" office:value-type="float" office:value="2.811111">
            <text:p>2.811111</text:p>
          </table:table-cell>
          <table:table-cell table:formula="of:=10*[lct.L7]" office:value-type="float" office:value="18720">
            <text:p>18720</text:p>
          </table:table-cell>
          <table:table-cell table:formula="of:=[theffect_2_1.D7]" office:value-type="float" office:value="2.444444">
            <text:p>2.444444</text:p>
          </table:table-cell>
          <table:table-cell table:formula="of:=10*[theffect_2_1.L7]" office:value-type="float" office:value="25620">
            <text:p>25620</text:p>
          </table:table-cell>
          <table:table-cell table:formula="of:=[theffect_2_3.$D7]" office:value-type="float" office:value="2.444444">
            <text:p>2.444444</text:p>
          </table:table-cell>
          <table:table-cell table:formula="of:=[theffect_2_3.$L7]*10" office:value-type="float" office:value="28690">
            <text:p>28690</text:p>
          </table:table-cell>
          <table:table-cell table:number-columns-repeated="3"/>
        </table:table-row>
        <table:table-row table:style-name="ro1">
          <table:table-cell/>
          <table:table-cell table:formula="of:=[theffect_1_9.D8]" office:value-type="float" office:value="2.533333">
            <text:p>2.533333</text:p>
          </table:table-cell>
          <table:table-cell table:formula="of:=[theffect_1_9.L8]*10" office:value-type="float" office:value="18060">
            <text:p>18060</text:p>
          </table:table-cell>
          <table:table-cell table:formula="of:=[theffect_1_7.D8]" office:value-type="float" office:value="3.066667">
            <text:p>3.066667</text:p>
          </table:table-cell>
          <table:table-cell table:formula="of:=10*[theffect_1_7.L8]" office:value-type="float" office:value="7740">
            <text:p>7740</text:p>
          </table:table-cell>
          <table:table-cell table:formula="of:=[thresholdeffect_1_7_2.D8]" office:value-type="float" office:value="2.533333">
            <text:p>2.533333</text:p>
          </table:table-cell>
          <table:table-cell table:formula="of:=10*[thresholdeffect_1_7_2.L8]" office:value-type="float" office:value="4360">
            <text:p>4360</text:p>
          </table:table-cell>
          <table:table-cell table:formula="of:=[lct.D8]" office:value-type="float" office:value="3.066667">
            <text:p>3.066667</text:p>
          </table:table-cell>
          <table:table-cell table:formula="of:=10*[lct.L8]" office:value-type="float" office:value="18860">
            <text:p>18860</text:p>
          </table:table-cell>
          <table:table-cell table:formula="of:=[theffect_2_1.D8]" office:value-type="float" office:value="2.666667">
            <text:p>2.666667</text:p>
          </table:table-cell>
          <table:table-cell table:formula="of:=10*[theffect_2_1.L8]" office:value-type="float" office:value="24050">
            <text:p>24050</text:p>
          </table:table-cell>
          <table:table-cell table:formula="of:=[theffect_2_3.$D8]" office:value-type="float" office:value="2.666667">
            <text:p>2.666667</text:p>
          </table:table-cell>
          <table:table-cell table:formula="of:=[theffect_2_3.$L8]*10" office:value-type="float" office:value="27450">
            <text:p>27450</text:p>
          </table:table-cell>
          <table:table-cell table:number-columns-repeated="3"/>
        </table:table-row>
        <table:table-row table:style-name="ro1">
          <table:table-cell/>
          <table:table-cell table:formula="of:=[theffect_1_9.D9]" office:value-type="float" office:value="2.744444">
            <text:p>2.744444</text:p>
          </table:table-cell>
          <table:table-cell table:formula="of:=[theffect_1_9.L9]*10" office:value-type="float" office:value="13890">
            <text:p>13890</text:p>
          </table:table-cell>
          <table:table-cell table:formula="of:=[theffect_1_7.D9]" office:value-type="float" office:value="3.322222">
            <text:p>3.322222</text:p>
          </table:table-cell>
          <table:table-cell table:formula="of:=10*[theffect_1_7.L9]" office:value-type="float" office:value="3380">
            <text:p>3380</text:p>
          </table:table-cell>
          <table:table-cell table:formula="of:=[thresholdeffect_1_7_2.D9]" office:value-type="float" office:value="2.744444">
            <text:p>2.744444</text:p>
          </table:table-cell>
          <table:table-cell table:formula="of:=10*[thresholdeffect_1_7_2.L9]" office:value-type="float" office:value="2590">
            <text:p>2590</text:p>
          </table:table-cell>
          <table:table-cell table:formula="of:=[lct.D9]" office:value-type="float" office:value="3.322222">
            <text:p>3.322222</text:p>
          </table:table-cell>
          <table:table-cell table:formula="of:=10*[lct.L9]" office:value-type="float" office:value="18780">
            <text:p>18780</text:p>
          </table:table-cell>
          <table:table-cell table:formula="of:=[theffect_2_1.D9]" office:value-type="float" office:value="2.888889">
            <text:p>2.888889</text:p>
          </table:table-cell>
          <table:table-cell table:formula="of:=10*[theffect_2_1.L9]" office:value-type="float" office:value="18880">
            <text:p>18880</text:p>
          </table:table-cell>
          <table:table-cell table:formula="of:=[theffect_2_3.$D9]" office:value-type="float" office:value="2.888889">
            <text:p>2.888889</text:p>
          </table:table-cell>
          <table:table-cell table:formula="of:=[theffect_2_3.$L9]*10" office:value-type="float" office:value="22560">
            <text:p>22560</text:p>
          </table:table-cell>
          <table:table-cell table:number-columns-repeated="3"/>
        </table:table-row>
        <table:table-row table:style-name="ro1">
          <table:table-cell/>
          <table:table-cell table:formula="of:=[theffect_1_9.D10]" office:value-type="float" office:value="2.955556">
            <text:p>2.955556</text:p>
          </table:table-cell>
          <table:table-cell table:formula="of:=[theffect_1_9.L10]*10" office:value-type="float" office:value="8470">
            <text:p>8470</text:p>
          </table:table-cell>
          <table:table-cell table:formula="of:=[theffect_1_7.D10]" office:value-type="float" office:value="3.577778">
            <text:p>3.577778</text:p>
          </table:table-cell>
          <table:table-cell table:formula="of:=10*[theffect_1_7.L10]" office:value-type="float" office:value="2280">
            <text:p>2280</text:p>
          </table:table-cell>
          <table:table-cell table:formula="of:=[thresholdeffect_1_7_2.D10]" office:value-type="float" office:value="2.955556">
            <text:p>2.955556</text:p>
          </table:table-cell>
          <table:table-cell table:formula="of:=10*[thresholdeffect_1_7_2.L10]" office:value-type="float" office:value="1250">
            <text:p>1250</text:p>
          </table:table-cell>
          <table:table-cell table:formula="of:=[lct.D10]" office:value-type="float" office:value="3.577778">
            <text:p>3.577778</text:p>
          </table:table-cell>
          <table:table-cell table:formula="of:=10*[lct.L10]" office:value-type="float" office:value="18890">
            <text:p>18890</text:p>
          </table:table-cell>
          <table:table-cell table:formula="of:=[theffect_2_1.D10]" office:value-type="float" office:value="3.111111">
            <text:p>3.111111</text:p>
          </table:table-cell>
          <table:table-cell table:formula="of:=10*[theffect_2_1.L10]" office:value-type="float" office:value="11950">
            <text:p>11950</text:p>
          </table:table-cell>
          <table:table-cell table:formula="of:=[theffect_2_3.$D10]" office:value-type="float" office:value="3.111111">
            <text:p>3.111111</text:p>
          </table:table-cell>
          <table:table-cell table:formula="of:=[theffect_2_3.$L10]*10" office:value-type="float" office:value="17990">
            <text:p>17990</text:p>
          </table:table-cell>
          <table:table-cell table:number-columns-repeated="3"/>
        </table:table-row>
        <table:table-row table:style-name="ro1">
          <table:table-cell/>
          <table:table-cell table:formula="of:=[theffect_1_9.D11]" office:value-type="float" office:value="3.166667">
            <text:p>3.166667</text:p>
          </table:table-cell>
          <table:table-cell table:formula="of:=[theffect_1_9.L11]*10" office:value-type="float" office:value="4290">
            <text:p>4290</text:p>
          </table:table-cell>
          <table:table-cell table:formula="of:=[theffect_1_7.D11]" office:value-type="float" office:value="3.833333">
            <text:p>3.833333</text:p>
          </table:table-cell>
          <table:table-cell table:formula="of:=10*[theffect_1_7.L11]" office:value-type="float" office:value="2040">
            <text:p>2040</text:p>
          </table:table-cell>
          <table:table-cell table:formula="of:=[thresholdeffect_1_7_2.D11]" office:value-type="float" office:value="3.166667">
            <text:p>3.166667</text:p>
          </table:table-cell>
          <table:table-cell table:formula="of:=10*[thresholdeffect_1_7_2.L11]" office:value-type="float" office:value="750">
            <text:p>750</text:p>
          </table:table-cell>
          <table:table-cell table:formula="of:=[lct.D11]" office:value-type="float" office:value="3.833333">
            <text:p>3.833333</text:p>
          </table:table-cell>
          <table:table-cell table:formula="of:=10*[lct.L11]" office:value-type="float" office:value="18940">
            <text:p>18940</text:p>
          </table:table-cell>
          <table:table-cell table:formula="of:=[theffect_2_1.D11]" office:value-type="float" office:value="3.333333">
            <text:p>3.333333</text:p>
          </table:table-cell>
          <table:table-cell table:formula="of:=10*[theffect_2_1.L11]" office:value-type="float" office:value="6540">
            <text:p>6540</text:p>
          </table:table-cell>
          <table:table-cell table:formula="of:=[theffect_2_3.$D11]" office:value-type="float" office:value="3.333333">
            <text:p>3.333333</text:p>
          </table:table-cell>
          <table:table-cell table:formula="of:=[theffect_2_3.$L11]*10" office:value-type="float" office:value="10920">
            <text:p>10920</text:p>
          </table:table-cell>
          <table:table-cell table:number-columns-repeated="3"/>
        </table:table-row>
        <table:table-row table:style-name="ro1">
          <table:table-cell/>
          <table:table-cell table:formula="of:=[theffect_1_9.D12]" office:value-type="float" office:value="3.377778">
            <text:p>3.377778</text:p>
          </table:table-cell>
          <table:table-cell table:formula="of:=[theffect_1_9.L12]*10" office:value-type="float" office:value="2850">
            <text:p>2850</text:p>
          </table:table-cell>
          <table:table-cell table:formula="of:=[theffect_1_7.D12]" office:value-type="float" office:value="4.088889">
            <text:p>4.088889</text:p>
          </table:table-cell>
          <table:table-cell table:formula="of:=10*[theffect_1_7.L12]" office:value-type="float" office:value="1990">
            <text:p>1990</text:p>
          </table:table-cell>
          <table:table-cell table:formula="of:=[thresholdeffect_1_7_2.D12]" office:value-type="float" office:value="3.377778">
            <text:p>3.377778</text:p>
          </table:table-cell>
          <table:table-cell table:formula="of:=10*[thresholdeffect_1_7_2.L12]" office:value-type="float" office:value="640">
            <text:p>640</text:p>
          </table:table-cell>
          <table:table-cell table:formula="of:=[lct.D12]" office:value-type="float" office:value="4.088889">
            <text:p>4.088889</text:p>
          </table:table-cell>
          <table:table-cell table:formula="of:=10*[lct.L12]" office:value-type="float" office:value="19030">
            <text:p>19030</text:p>
          </table:table-cell>
          <table:table-cell table:formula="of:=[theffect_2_1.D12]" office:value-type="float" office:value="3.555556">
            <text:p>3.555556</text:p>
          </table:table-cell>
          <table:table-cell table:formula="of:=10*[theffect_2_1.L12]" office:value-type="float" office:value="4930">
            <text:p>4930</text:p>
          </table:table-cell>
          <table:table-cell table:formula="of:=[theffect_2_3.$D12]" office:value-type="float" office:value="3.555556">
            <text:p>3.555556</text:p>
          </table:table-cell>
          <table:table-cell table:formula="of:=[theffect_2_3.$L12]*10" office:value-type="float" office:value="7270">
            <text:p>7270</text:p>
          </table:table-cell>
          <table:table-cell table:number-columns-repeated="3"/>
        </table:table-row>
        <table:table-row table:style-name="ro1">
          <table:table-cell/>
          <table:table-cell table:formula="of:=[theffect_1_9.D13]" office:value-type="float" office:value="3.588889">
            <text:p>3.588889</text:p>
          </table:table-cell>
          <table:table-cell table:formula="of:=[theffect_1_9.L13]*10" office:value-type="float" office:value="2400">
            <text:p>2400</text:p>
          </table:table-cell>
          <table:table-cell table:formula="of:=[theffect_1_7.D13]" office:value-type="float" office:value="4.344444">
            <text:p>4.344444</text:p>
          </table:table-cell>
          <table:table-cell table:formula="of:=10*[theffect_1_7.L13]" office:value-type="float" office:value="1960">
            <text:p>1960</text:p>
          </table:table-cell>
          <table:table-cell table:formula="of:=[thresholdeffect_1_7_2.D13]" office:value-type="float" office:value="3.588889">
            <text:p>3.588889</text:p>
          </table:table-cell>
          <table:table-cell table:formula="of:=10*[thresholdeffect_1_7_2.L13]" office:value-type="float" office:value="560">
            <text:p>560</text:p>
          </table:table-cell>
          <table:table-cell table:formula="of:=[lct.D13]" office:value-type="float" office:value="4.344444">
            <text:p>4.344444</text:p>
          </table:table-cell>
          <table:table-cell table:formula="of:=10*[lct.L13]" office:value-type="float" office:value="19160">
            <text:p>19160</text:p>
          </table:table-cell>
          <table:table-cell table:formula="of:=[theffect_2_1.D13]" office:value-type="float" office:value="3.777778">
            <text:p>3.777778</text:p>
          </table:table-cell>
          <table:table-cell table:formula="of:=10*[theffect_2_1.L13]" office:value-type="float" office:value="3870">
            <text:p>3870</text:p>
          </table:table-cell>
          <table:table-cell table:formula="of:=[theffect_2_3.$D13]" office:value-type="float" office:value="3.777778">
            <text:p>3.777778</text:p>
          </table:table-cell>
          <table:table-cell table:formula="of:=[theffect_2_3.$L13]*10" office:value-type="float" office:value="5660">
            <text:p>5660</text:p>
          </table:table-cell>
          <table:table-cell table:number-columns-repeated="3"/>
        </table:table-row>
        <table:table-row table:style-name="ro1">
          <table:table-cell/>
          <table:table-cell table:formula="of:=[theffect_1_9.D14]" office:value-type="float" office:value="3.8">
            <text:p>3.8</text:p>
          </table:table-cell>
          <table:table-cell table:formula="of:=[theffect_1_9.L14]*10" office:value-type="float" office:value="2100">
            <text:p>2100</text:p>
          </table:table-cell>
          <table:table-cell table:formula="of:=[theffect_1_7.D14]" office:value-type="float" office:value="4.6">
            <text:p>4.6</text:p>
          </table:table-cell>
          <table:table-cell table:formula="of:=10*[theffect_1_7.L14]" office:value-type="float" office:value="1900">
            <text:p>1900</text:p>
          </table:table-cell>
          <table:table-cell table:formula="of:=[thresholdeffect_1_7_2.D14]" office:value-type="float" office:value="3.8">
            <text:p>3.8</text:p>
          </table:table-cell>
          <table:table-cell table:formula="of:=10*[thresholdeffect_1_7_2.L14]" office:value-type="float" office:value="540">
            <text:p>540</text:p>
          </table:table-cell>
          <table:table-cell table:formula="of:=[lct.D14]" office:value-type="float" office:value="4.6">
            <text:p>4.6</text:p>
          </table:table-cell>
          <table:table-cell table:formula="of:=10*[lct.L14]" office:value-type="float" office:value="18690">
            <text:p>18690</text:p>
          </table:table-cell>
          <table:table-cell table:formula="of:=[theffect_2_1.D14]" office:value-type="float" office:value="4">
            <text:p>4</text:p>
          </table:table-cell>
          <table:table-cell table:formula="of:=10*[theffect_2_1.L14]" office:value-type="float" office:value="3600">
            <text:p>3600</text:p>
          </table:table-cell>
          <table:table-cell table:formula="of:=[theffect_2_3.$D14]" office:value-type="float" office:value="4">
            <text:p>4</text:p>
          </table:table-cell>
          <table:table-cell table:formula="of:=[theffect_2_3.$L14]*10" office:value-type="float" office:value="5240">
            <text:p>5240</text:p>
          </table:table-cell>
          <table:table-cell table:number-columns-repeated="3"/>
        </table:table-row>
        <table:table-row table:style-name="ro1">
          <table:table-cell/>
          <table:table-cell table:formula="of:=[theffect_1_9.D15]" office:value-type="float" office:value="4.011111">
            <text:p>4.011111</text:p>
          </table:table-cell>
          <table:table-cell table:formula="of:=[theffect_1_9.L15]*10" office:value-type="float" office:value="2060">
            <text:p>2060</text:p>
          </table:table-cell>
          <table:table-cell table:formula="of:=[theffect_1_7.D15]" office:value-type="float" office:value="4.855556">
            <text:p>4.855556</text:p>
          </table:table-cell>
          <table:table-cell table:formula="of:=10*[theffect_1_7.L15]" office:value-type="float" office:value="1880">
            <text:p>1880</text:p>
          </table:table-cell>
          <table:table-cell table:formula="of:=[thresholdeffect_1_7_2.D15]" office:value-type="float" office:value="4.011111">
            <text:p>4.011111</text:p>
          </table:table-cell>
          <table:table-cell table:formula="of:=10*[thresholdeffect_1_7_2.L15]" office:value-type="float" office:value="510">
            <text:p>510</text:p>
          </table:table-cell>
          <table:table-cell table:formula="of:=[lct.D15]" office:value-type="float" office:value="4.855556">
            <text:p>4.855556</text:p>
          </table:table-cell>
          <table:table-cell table:formula="of:=10*[lct.L15]" office:value-type="float" office:value="16110">
            <text:p>16110</text:p>
          </table:table-cell>
          <table:table-cell table:formula="of:=[theffect_2_1.D15]" office:value-type="float" office:value="4.222222">
            <text:p>4.222222</text:p>
          </table:table-cell>
          <table:table-cell table:formula="of:=10*[theffect_2_1.L15]" office:value-type="float" office:value="3420">
            <text:p>3420</text:p>
          </table:table-cell>
          <table:table-cell table:formula="of:=[theffect_2_3.$D15]" office:value-type="float" office:value="4.222222">
            <text:p>4.222222</text:p>
          </table:table-cell>
          <table:table-cell table:formula="of:=[theffect_2_3.$L15]*10" office:value-type="float" office:value="5160">
            <text:p>5160</text:p>
          </table:table-cell>
          <table:table-cell table:number-columns-repeated="3"/>
        </table:table-row>
        <table:table-row table:style-name="ro1">
          <table:table-cell/>
          <table:table-cell table:formula="of:=[theffect_1_9.D16]" office:value-type="float" office:value="4.222222">
            <text:p>4.222222</text:p>
          </table:table-cell>
          <table:table-cell table:formula="of:=[theffect_1_9.L16]*10" office:value-type="float" office:value="1910">
            <text:p>1910</text:p>
          </table:table-cell>
          <table:table-cell table:formula="of:=[theffect_1_7.D16]" office:value-type="float" office:value="5.111111">
            <text:p>5.111111</text:p>
          </table:table-cell>
          <table:table-cell table:formula="of:=10*[theffect_1_7.L16]" office:value-type="float" office:value="1830">
            <text:p>1830</text:p>
          </table:table-cell>
          <table:table-cell table:formula="of:=[thresholdeffect_1_7_2.D16]" office:value-type="float" office:value="4.222222">
            <text:p>4.222222</text:p>
          </table:table-cell>
          <table:table-cell table:formula="of:=10*[thresholdeffect_1_7_2.L16]" office:value-type="float" office:value="470">
            <text:p>470</text:p>
          </table:table-cell>
          <table:table-cell table:formula="of:=[lct.D16]" office:value-type="float" office:value="5.111111">
            <text:p>5.111111</text:p>
          </table:table-cell>
          <table:table-cell table:formula="of:=10*[lct.L16]" office:value-type="float" office:value="11440">
            <text:p>11440</text:p>
          </table:table-cell>
          <table:table-cell table:formula="of:=[theffect_2_1.D16]" office:value-type="float" office:value="4.444444">
            <text:p>4.444444</text:p>
          </table:table-cell>
          <table:table-cell table:formula="of:=10*[theffect_2_1.L16]" office:value-type="float" office:value="3300">
            <text:p>3300</text:p>
          </table:table-cell>
          <table:table-cell table:formula="of:=[theffect_2_3.$D16]" office:value-type="float" office:value="4.444444">
            <text:p>4.444444</text:p>
          </table:table-cell>
          <table:table-cell table:formula="of:=[theffect_2_3.$L16]*10" office:value-type="float" office:value="4930">
            <text:p>4930</text:p>
          </table:table-cell>
          <table:table-cell table:number-columns-repeated="3"/>
        </table:table-row>
        <table:table-row table:style-name="ro1">
          <table:table-cell/>
          <table:table-cell table:formula="of:=[theffect_1_9.D17]" office:value-type="float" office:value="4.433333">
            <text:p>4.433333</text:p>
          </table:table-cell>
          <table:table-cell table:formula="of:=[theffect_1_9.L17]*10" office:value-type="float" office:value="1970">
            <text:p>1970</text:p>
          </table:table-cell>
          <table:table-cell table:formula="of:=[theffect_1_7.D17]" office:value-type="float" office:value="5.366667">
            <text:p>5.366667</text:p>
          </table:table-cell>
          <table:table-cell table:formula="of:=10*[theffect_1_7.L17]" office:value-type="float" office:value="1780">
            <text:p>1780</text:p>
          </table:table-cell>
          <table:table-cell table:formula="of:=[thresholdeffect_1_7_2.D17]" office:value-type="float" office:value="4.433333">
            <text:p>4.433333</text:p>
          </table:table-cell>
          <table:table-cell table:formula="of:=10*[thresholdeffect_1_7_2.L17]" office:value-type="float" office:value="430">
            <text:p>430</text:p>
          </table:table-cell>
          <table:table-cell table:formula="of:=[lct.D17]" office:value-type="float" office:value="5.366667">
            <text:p>5.366667</text:p>
          </table:table-cell>
          <table:table-cell table:formula="of:=10*[lct.L17]" office:value-type="float" office:value="6330">
            <text:p>6330</text:p>
          </table:table-cell>
          <table:table-cell table:formula="of:=[theffect_2_1.D17]" office:value-type="float" office:value="4.666667">
            <text:p>4.666667</text:p>
          </table:table-cell>
          <table:table-cell table:formula="of:=10*[theffect_2_1.L17]" office:value-type="float" office:value="3290">
            <text:p>3290</text:p>
          </table:table-cell>
          <table:table-cell table:formula="of:=[theffect_2_3.$D17]" office:value-type="float" office:value="4.666667">
            <text:p>4.666667</text:p>
          </table:table-cell>
          <table:table-cell table:formula="of:=[theffect_2_3.$L17]*10" office:value-type="float" office:value="4800">
            <text:p>4800</text:p>
          </table:table-cell>
          <table:table-cell table:number-columns-repeated="3"/>
        </table:table-row>
        <table:table-row table:style-name="ro1">
          <table:table-cell/>
          <table:table-cell table:formula="of:=[theffect_1_9.D18]" office:value-type="float" office:value="4.644444">
            <text:p>4.644444</text:p>
          </table:table-cell>
          <table:table-cell table:formula="of:=[theffect_1_9.L18]*10" office:value-type="float" office:value="1890">
            <text:p>1890</text:p>
          </table:table-cell>
          <table:table-cell table:formula="of:=[theffect_1_7.D18]" office:value-type="float" office:value="5.622222">
            <text:p>5.622222</text:p>
          </table:table-cell>
          <table:table-cell table:formula="of:=10*[theffect_1_7.L18]" office:value-type="float" office:value="1690">
            <text:p>1690</text:p>
          </table:table-cell>
          <table:table-cell table:formula="of:=[thresholdeffect_1_7_2.D18]" office:value-type="float" office:value="4.644444">
            <text:p>4.644444</text:p>
          </table:table-cell>
          <table:table-cell table:formula="of:=10*[thresholdeffect_1_7_2.L18]" office:value-type="float" office:value="440">
            <text:p>440</text:p>
          </table:table-cell>
          <table:table-cell table:formula="of:=[lct.D18]" office:value-type="float" office:value="5.622222">
            <text:p>5.622222</text:p>
          </table:table-cell>
          <table:table-cell table:formula="of:=10*[lct.L18]" office:value-type="float" office:value="2340">
            <text:p>2340</text:p>
          </table:table-cell>
          <table:table-cell table:formula="of:=[theffect_2_1.D18]" office:value-type="float" office:value="4.888889">
            <text:p>4.888889</text:p>
          </table:table-cell>
          <table:table-cell table:formula="of:=10*[theffect_2_1.L18]" office:value-type="float" office:value="3160">
            <text:p>3160</text:p>
          </table:table-cell>
          <table:table-cell table:formula="of:=[theffect_2_3.$D18]" office:value-type="float" office:value="4.888889">
            <text:p>4.888889</text:p>
          </table:table-cell>
          <table:table-cell table:formula="of:=[theffect_2_3.$L18]*10" office:value-type="float" office:value="4620">
            <text:p>4620</text:p>
          </table:table-cell>
          <table:table-cell table:number-columns-repeated="3"/>
        </table:table-row>
        <table:table-row table:style-name="ro1">
          <table:table-cell/>
          <table:table-cell table:formula="of:=[theffect_1_9.D19]" office:value-type="float" office:value="4.855556">
            <text:p>4.855556</text:p>
          </table:table-cell>
          <table:table-cell table:formula="of:=[theffect_1_9.L19]*10" office:value-type="float" office:value="1870">
            <text:p>1870</text:p>
          </table:table-cell>
          <table:table-cell table:formula="of:=[theffect_1_7.D19]" office:value-type="float" office:value="5.877778">
            <text:p>5.877778</text:p>
          </table:table-cell>
          <table:table-cell table:formula="of:=10*[theffect_1_7.L19]" office:value-type="float" office:value="1670">
            <text:p>1670</text:p>
          </table:table-cell>
          <table:table-cell table:formula="of:=[thresholdeffect_1_7_2.D19]" office:value-type="float" office:value="4.855556">
            <text:p>4.855556</text:p>
          </table:table-cell>
          <table:table-cell table:formula="of:=10*[thresholdeffect_1_7_2.L19]" office:value-type="float" office:value="400">
            <text:p>400</text:p>
          </table:table-cell>
          <table:table-cell table:formula="of:=[lct.D19]" office:value-type="float" office:value="5.877778">
            <text:p>5.877778</text:p>
          </table:table-cell>
          <table:table-cell table:formula="of:=10*[lct.L19]" office:value-type="float" office:value="1230">
            <text:p>1230</text:p>
          </table:table-cell>
          <table:table-cell table:formula="of:=[theffect_2_1.D19]" office:value-type="float" office:value="5.111111">
            <text:p>5.111111</text:p>
          </table:table-cell>
          <table:table-cell table:formula="of:=10*[theffect_2_1.L19]" office:value-type="float" office:value="3080">
            <text:p>3080</text:p>
          </table:table-cell>
          <table:table-cell table:formula="of:=[theffect_2_3.$D19]" office:value-type="float" office:value="5.111111">
            <text:p>5.111111</text:p>
          </table:table-cell>
          <table:table-cell table:formula="of:=[theffect_2_3.$L19]*10" office:value-type="float" office:value="4660">
            <text:p>4660</text:p>
          </table:table-cell>
          <table:table-cell table:number-columns-repeated="3"/>
        </table:table-row>
        <table:table-row table:style-name="ro1">
          <table:table-cell/>
          <table:table-cell table:formula="of:=[theffect_1_9.D20]" office:value-type="float" office:value="5.066667">
            <text:p>5.066667</text:p>
          </table:table-cell>
          <table:table-cell table:formula="of:=[theffect_1_9.L20]*10" office:value-type="float" office:value="1870">
            <text:p>1870</text:p>
          </table:table-cell>
          <table:table-cell table:formula="of:=[theffect_1_7.D20]" office:value-type="float" office:value="6.133333">
            <text:p>6.133333</text:p>
          </table:table-cell>
          <table:table-cell table:formula="of:=10*[theffect_1_7.L20]" office:value-type="float" office:value="1440">
            <text:p>1440</text:p>
          </table:table-cell>
          <table:table-cell table:formula="of:=[thresholdeffect_1_7_2.D20]" office:value-type="float" office:value="5.066667">
            <text:p>5.066667</text:p>
          </table:table-cell>
          <table:table-cell table:formula="of:=10*[thresholdeffect_1_7_2.L20]" office:value-type="float" office:value="370">
            <text:p>370</text:p>
          </table:table-cell>
          <table:table-cell table:formula="of:=[lct.D20]" office:value-type="float" office:value="6.133333">
            <text:p>6.133333</text:p>
          </table:table-cell>
          <table:table-cell table:formula="of:=10*[lct.L20]" office:value-type="float" office:value="650">
            <text:p>650</text:p>
          </table:table-cell>
          <table:table-cell table:formula="of:=[theffect_2_1.D20]" office:value-type="float" office:value="5.333333">
            <text:p>5.333333</text:p>
          </table:table-cell>
          <table:table-cell table:formula="of:=10*[theffect_2_1.L20]" office:value-type="float" office:value="2990">
            <text:p>2990</text:p>
          </table:table-cell>
          <table:table-cell table:formula="of:=[theffect_2_3.$D20]" office:value-type="float" office:value="5.333333">
            <text:p>5.333333</text:p>
          </table:table-cell>
          <table:table-cell table:formula="of:=[theffect_2_3.$L20]*10" office:value-type="float" office:value="4610">
            <text:p>4610</text:p>
          </table:table-cell>
          <table:table-cell table:number-columns-repeated="3"/>
        </table:table-row>
        <table:table-row table:style-name="ro1">
          <table:table-cell/>
          <table:table-cell table:formula="of:=[theffect_1_9.D21]" office:value-type="float" office:value="5.277778">
            <text:p>5.277778</text:p>
          </table:table-cell>
          <table:table-cell table:formula="of:=[theffect_1_9.L21]*10" office:value-type="float" office:value="1800">
            <text:p>1800</text:p>
          </table:table-cell>
          <table:table-cell table:formula="of:=[theffect_1_7.D21]" office:value-type="float" office:value="6.388889">
            <text:p>6.388889</text:p>
          </table:table-cell>
          <table:table-cell table:formula="of:=10*[theffect_1_7.L21]" office:value-type="float" office:value="1090">
            <text:p>1090</text:p>
          </table:table-cell>
          <table:table-cell table:formula="of:=[thresholdeffect_1_7_2.D21]" office:value-type="float" office:value="5.277778">
            <text:p>5.277778</text:p>
          </table:table-cell>
          <table:table-cell table:formula="of:=10*[thresholdeffect_1_7_2.L21]" office:value-type="float" office:value="300">
            <text:p>300</text:p>
          </table:table-cell>
          <table:table-cell table:formula="of:=[lct.D21]" office:value-type="float" office:value="6.388889">
            <text:p>6.388889</text:p>
          </table:table-cell>
          <table:table-cell table:formula="of:=10*[lct.L21]" office:value-type="float" office:value="580">
            <text:p>580</text:p>
          </table:table-cell>
          <table:table-cell table:formula="of:=[theffect_2_1.D21]" office:value-type="float" office:value="5.555556">
            <text:p>5.555556</text:p>
          </table:table-cell>
          <table:table-cell table:formula="of:=10*[theffect_2_1.L21]" office:value-type="float" office:value="3060">
            <text:p>3060</text:p>
          </table:table-cell>
          <table:table-cell table:formula="of:=[theffect_2_3.$D21]" office:value-type="float" office:value="5.555556">
            <text:p>5.555556</text:p>
          </table:table-cell>
          <table:table-cell table:formula="of:=[theffect_2_3.$L21]*10" office:value-type="float" office:value="4520">
            <text:p>4520</text:p>
          </table:table-cell>
          <table:table-cell table:number-columns-repeated="3"/>
        </table:table-row>
        <table:table-row table:style-name="ro1">
          <table:table-cell/>
          <table:table-cell table:formula="of:=[theffect_1_9.D22]" office:value-type="float" office:value="5.488889">
            <text:p>5.488889</text:p>
          </table:table-cell>
          <table:table-cell table:formula="of:=[theffect_1_9.L22]*10" office:value-type="float" office:value="1740">
            <text:p>1740</text:p>
          </table:table-cell>
          <table:table-cell table:formula="of:=[theffect_1_7.D22]" office:value-type="float" office:value="6.644444">
            <text:p>6.644444</text:p>
          </table:table-cell>
          <table:table-cell table:formula="of:=10*[theffect_1_7.L22]" office:value-type="float" office:value="800">
            <text:p>800</text:p>
          </table:table-cell>
          <table:table-cell table:formula="of:=[thresholdeffect_1_7_2.D22]" office:value-type="float" office:value="5.488889">
            <text:p>5.488889</text:p>
          </table:table-cell>
          <table:table-cell table:formula="of:=10*[thresholdeffect_1_7_2.L22]" office:value-type="float" office:value="240">
            <text:p>240</text:p>
          </table:table-cell>
          <table:table-cell table:formula="of:=[lct.D22]" office:value-type="float" office:value="6.644444">
            <text:p>6.644444</text:p>
          </table:table-cell>
          <table:table-cell table:formula="of:=10*[lct.L22]" office:value-type="float" office:value="510">
            <text:p>510</text:p>
          </table:table-cell>
          <table:table-cell table:formula="of:=[theffect_2_1.D22]" office:value-type="float" office:value="5.777778">
            <text:p>5.777778</text:p>
          </table:table-cell>
          <table:table-cell table:formula="of:=10*[theffect_2_1.L22]" office:value-type="float" office:value="2970">
            <text:p>2970</text:p>
          </table:table-cell>
          <table:table-cell table:formula="of:=[theffect_2_3.$D22]" office:value-type="float" office:value="5.777778">
            <text:p>5.777778</text:p>
          </table:table-cell>
          <table:table-cell table:formula="of:=[theffect_2_3.$L22]*10" office:value-type="float" office:value="4340">
            <text:p>4340</text:p>
          </table:table-cell>
          <table:table-cell table:number-columns-repeated="3"/>
        </table:table-row>
        <table:table-row table:style-name="ro1">
          <table:table-cell/>
          <table:table-cell table:formula="of:=[theffect_1_9.D23]" office:value-type="float" office:value="5.7">
            <text:p>5.7</text:p>
          </table:table-cell>
          <table:table-cell table:formula="of:=[theffect_1_9.L23]*10" office:value-type="float" office:value="1610">
            <text:p>1610</text:p>
          </table:table-cell>
          <table:table-cell table:formula="of:=[theffect_1_7.D23]" office:value-type="float" office:value="6.9">
            <text:p>6.9</text:p>
          </table:table-cell>
          <table:table-cell table:formula="of:=10*[theffect_1_7.L23]" office:value-type="float" office:value="520">
            <text:p>520</text:p>
          </table:table-cell>
          <table:table-cell table:formula="of:=[thresholdeffect_1_7_2.D23]" office:value-type="float" office:value="5.7">
            <text:p>5.7</text:p>
          </table:table-cell>
          <table:table-cell table:formula="of:=10*[thresholdeffect_1_7_2.L23]" office:value-type="float" office:value="180">
            <text:p>180</text:p>
          </table:table-cell>
          <table:table-cell table:formula="of:=[lct.D23]" office:value-type="float" office:value="6.9">
            <text:p>6.9</text:p>
          </table:table-cell>
          <table:table-cell table:formula="of:=10*[lct.L23]" office:value-type="float" office:value="490">
            <text:p>490</text:p>
          </table:table-cell>
          <table:table-cell table:formula="of:=[theffect_2_1.D23]" office:value-type="float" office:value="6">
            <text:p>6</text:p>
          </table:table-cell>
          <table:table-cell table:formula="of:=10*[theffect_2_1.L23]" office:value-type="float" office:value="2890">
            <text:p>2890</text:p>
          </table:table-cell>
          <table:table-cell table:formula="of:=[theffect_2_3.$D23]" office:value-type="float" office:value="6">
            <text:p>6</text:p>
          </table:table-cell>
          <table:table-cell table:formula="of:=[theffect_2_3.$L23]*10" office:value-type="float" office:value="4290">
            <text:p>4290</text:p>
          </table:table-cell>
          <table:table-cell table:number-columns-repeated="3"/>
        </table:table-row>
        <table:table-row table:style-name="ro1">
          <table:table-cell/>
          <table:table-cell table:formula="of:=[theffect_1_9.D24]" office:value-type="float" office:value="5.911111">
            <text:p>5.911111</text:p>
          </table:table-cell>
          <table:table-cell table:formula="of:=[theffect_1_9.L24]*10" office:value-type="float" office:value="1470">
            <text:p>1470</text:p>
          </table:table-cell>
          <table:table-cell table:formula="of:=[theffect_1_7.D24]" office:value-type="float" office:value="7.155556">
            <text:p>7.155556</text:p>
          </table:table-cell>
          <table:table-cell table:formula="of:=10*[theffect_1_7.L24]" office:value-type="float" office:value="420">
            <text:p>420</text:p>
          </table:table-cell>
          <table:table-cell table:formula="of:=[thresholdeffect_1_7_2.D24]" office:value-type="float" office:value="5.911111">
            <text:p>5.911111</text:p>
          </table:table-cell>
          <table:table-cell table:formula="of:=10*[thresholdeffect_1_7_2.L24]" office:value-type="float" office:value="110">
            <text:p>110</text:p>
          </table:table-cell>
          <table:table-cell table:formula="of:=[lct.D24]" office:value-type="float" office:value="7.155556">
            <text:p>7.155556</text:p>
          </table:table-cell>
          <table:table-cell table:formula="of:=10*[lct.L24]" office:value-type="float" office:value="460">
            <text:p>460</text:p>
          </table:table-cell>
          <table:table-cell table:formula="of:=[theffect_2_1.D24]" office:value-type="float" office:value="6.222222">
            <text:p>6.222222</text:p>
          </table:table-cell>
          <table:table-cell table:formula="of:=10*[theffect_2_1.L24]" office:value-type="float" office:value="2630">
            <text:p>2630</text:p>
          </table:table-cell>
          <table:table-cell table:formula="of:=[theffect_2_3.$D24]" office:value-type="float" office:value="6.222222">
            <text:p>6.222222</text:p>
          </table:table-cell>
          <table:table-cell table:formula="of:=[theffect_2_3.$L24]*10" office:value-type="float" office:value="4290">
            <text:p>4290</text:p>
          </table:table-cell>
          <table:table-cell table:number-columns-repeated="3"/>
        </table:table-row>
        <table:table-row table:style-name="ro1">
          <table:table-cell/>
          <table:table-cell table:formula="of:=[theffect_1_9.D25]" office:value-type="float" office:value="6.122222">
            <text:p>6.122222</text:p>
          </table:table-cell>
          <table:table-cell table:formula="of:=[theffect_1_9.L25]*10" office:value-type="float" office:value="1140">
            <text:p>1140</text:p>
          </table:table-cell>
          <table:table-cell table:formula="of:=[theffect_1_7.D25]" office:value-type="float" office:value="7.411111">
            <text:p>7.411111</text:p>
          </table:table-cell>
          <table:table-cell table:formula="of:=10*[theffect_1_7.L25]" office:value-type="float" office:value="340">
            <text:p>340</text:p>
          </table:table-cell>
          <table:table-cell table:formula="of:=[thresholdeffect_1_7_2.D25]" office:value-type="float" office:value="6.122222">
            <text:p>6.122222</text:p>
          </table:table-cell>
          <table:table-cell table:formula="of:=10*[thresholdeffect_1_7_2.L25]" office:value-type="float" office:value="90">
            <text:p>90</text:p>
          </table:table-cell>
          <table:table-cell table:formula="of:=[lct.D25]" office:value-type="float" office:value="7.411111">
            <text:p>7.411111</text:p>
          </table:table-cell>
          <table:table-cell table:formula="of:=10*[lct.L25]" office:value-type="float" office:value="380">
            <text:p>380</text:p>
          </table:table-cell>
          <table:table-cell table:formula="of:=[theffect_2_1.D25]" office:value-type="float" office:value="6.444444">
            <text:p>6.444444</text:p>
          </table:table-cell>
          <table:table-cell table:formula="of:=10*[theffect_2_1.L25]" office:value-type="float" office:value="2250">
            <text:p>2250</text:p>
          </table:table-cell>
          <table:table-cell table:formula="of:=[theffect_2_3.$D25]" office:value-type="float" office:value="6.444444">
            <text:p>6.444444</text:p>
          </table:table-cell>
          <table:table-cell table:formula="of:=[theffect_2_3.$L25]*10" office:value-type="float" office:value="4010">
            <text:p>4010</text:p>
          </table:table-cell>
          <table:table-cell table:number-columns-repeated="3"/>
        </table:table-row>
        <table:table-row table:style-name="ro1">
          <table:table-cell/>
          <table:table-cell table:formula="of:=[theffect_1_9.D26]" office:value-type="float" office:value="6.333333">
            <text:p>6.333333</text:p>
          </table:table-cell>
          <table:table-cell table:formula="of:=[theffect_1_9.L26]*10" office:value-type="float" office:value="830">
            <text:p>830</text:p>
          </table:table-cell>
          <table:table-cell table:formula="of:=[theffect_1_7.D26]" office:value-type="float" office:value="7.666667">
            <text:p>7.666667</text:p>
          </table:table-cell>
          <table:table-cell table:formula="of:=10*[theffect_1_7.L26]" office:value-type="float" office:value="300">
            <text:p>300</text:p>
          </table:table-cell>
          <table:table-cell table:formula="of:=[thresholdeffect_1_7_2.D26]" office:value-type="float" office:value="6.333333">
            <text:p>6.333333</text:p>
          </table:table-cell>
          <table:table-cell table:formula="of:=10*[thresholdeffect_1_7_2.L26]" office:value-type="float" office:value="80">
            <text:p>80</text:p>
          </table:table-cell>
          <table:table-cell table:formula="of:=[lct.D26]" office:value-type="float" office:value="7.666667">
            <text:p>7.666667</text:p>
          </table:table-cell>
          <table:table-cell table:formula="of:=10*[lct.L26]" office:value-type="float" office:value="370">
            <text:p>370</text:p>
          </table:table-cell>
          <table:table-cell table:formula="of:=[theffect_2_1.D26]" office:value-type="float" office:value="6.666667">
            <text:p>6.666667</text:p>
          </table:table-cell>
          <table:table-cell table:formula="of:=10*[theffect_2_1.L26]" office:value-type="float" office:value="1920">
            <text:p>1920</text:p>
          </table:table-cell>
          <table:table-cell table:formula="of:=[theffect_2_3.$D26]" office:value-type="float" office:value="6.666667">
            <text:p>6.666667</text:p>
          </table:table-cell>
          <table:table-cell table:formula="of:=[theffect_2_3.$L26]*10" office:value-type="float" office:value="3770">
            <text:p>3770</text:p>
          </table:table-cell>
          <table:table-cell table:number-columns-repeated="3"/>
        </table:table-row>
        <table:table-row table:style-name="ro1">
          <table:table-cell/>
          <table:table-cell table:formula="of:=[theffect_1_9.D27]" office:value-type="float" office:value="6.544444">
            <text:p>6.544444</text:p>
          </table:table-cell>
          <table:table-cell table:formula="of:=[theffect_1_9.L27]*10" office:value-type="float" office:value="640">
            <text:p>640</text:p>
          </table:table-cell>
          <table:table-cell table:formula="of:=[theffect_1_7.D27]" office:value-type="float" office:value="7.922222">
            <text:p>7.922222</text:p>
          </table:table-cell>
          <table:table-cell table:formula="of:=10*[theffect_1_7.L27]" office:value-type="float" office:value="260">
            <text:p>260</text:p>
          </table:table-cell>
          <table:table-cell table:formula="of:=[thresholdeffect_1_7_2.D27]" office:value-type="float" office:value="6.544444">
            <text:p>6.544444</text:p>
          </table:table-cell>
          <table:table-cell table:formula="of:=10*[thresholdeffect_1_7_2.L27]" office:value-type="float" office:value="70">
            <text:p>70</text:p>
          </table:table-cell>
          <table:table-cell table:formula="of:=[lct.D27]" office:value-type="float" office:value="7.922222">
            <text:p>7.922222</text:p>
          </table:table-cell>
          <table:table-cell table:formula="of:=10*[lct.L27]" office:value-type="float" office:value="320">
            <text:p>320</text:p>
          </table:table-cell>
          <table:table-cell table:formula="of:=[theffect_2_1.D27]" office:value-type="float" office:value="6.888889">
            <text:p>6.888889</text:p>
          </table:table-cell>
          <table:table-cell table:formula="of:=10*[theffect_2_1.L27]" office:value-type="float" office:value="1540">
            <text:p>1540</text:p>
          </table:table-cell>
          <table:table-cell table:formula="of:=[theffect_2_3.$D27]" office:value-type="float" office:value="6.888889">
            <text:p>6.888889</text:p>
          </table:table-cell>
          <table:table-cell table:formula="of:=[theffect_2_3.$L27]*10" office:value-type="float" office:value="3260">
            <text:p>3260</text:p>
          </table:table-cell>
          <table:table-cell table:number-columns-repeated="3"/>
        </table:table-row>
        <table:table-row table:style-name="ro1">
          <table:table-cell/>
          <table:table-cell table:formula="of:=[theffect_1_9.D28]" office:value-type="float" office:value="6.755556">
            <text:p>6.755556</text:p>
          </table:table-cell>
          <table:table-cell table:formula="of:=[theffect_1_9.L28]*10" office:value-type="float" office:value="480">
            <text:p>480</text:p>
          </table:table-cell>
          <table:table-cell table:formula="of:=[theffect_1_7.D28]" office:value-type="float" office:value="8.177778">
            <text:p>8.177778</text:p>
          </table:table-cell>
          <table:table-cell table:formula="of:=10*[theffect_1_7.L28]" office:value-type="float" office:value="260">
            <text:p>260</text:p>
          </table:table-cell>
          <table:table-cell table:formula="of:=[thresholdeffect_1_7_2.D28]" office:value-type="float" office:value="6.755556">
            <text:p>6.755556</text:p>
          </table:table-cell>
          <table:table-cell table:formula="of:=10*[thresholdeffect_1_7_2.L28]" office:value-type="float" office:value="70">
            <text:p>70</text:p>
          </table:table-cell>
          <table:table-cell table:formula="of:=[lct.D28]" office:value-type="float" office:value="8.177778">
            <text:p>8.177778</text:p>
          </table:table-cell>
          <table:table-cell table:formula="of:=10*[lct.L28]" office:value-type="float" office:value="290">
            <text:p>290</text:p>
          </table:table-cell>
          <table:table-cell table:formula="of:=[theffect_2_1.D28]" office:value-type="float" office:value="7.111111">
            <text:p>7.111111</text:p>
          </table:table-cell>
          <table:table-cell table:formula="of:=10*[theffect_2_1.L28]" office:value-type="float" office:value="1150">
            <text:p>1150</text:p>
          </table:table-cell>
          <table:table-cell table:formula="of:=[theffect_2_3.$D28]" office:value-type="float" office:value="7.111111">
            <text:p>7.111111</text:p>
          </table:table-cell>
          <table:table-cell table:formula="of:=[theffect_2_3.$L28]*10" office:value-type="float" office:value="2820">
            <text:p>2820</text:p>
          </table:table-cell>
          <table:table-cell table:number-columns-repeated="3"/>
        </table:table-row>
        <table:table-row table:style-name="ro1">
          <table:table-cell/>
          <table:table-cell table:formula="of:=[theffect_1_9.D29]" office:value-type="float" office:value="6.966667">
            <text:p>6.966667</text:p>
          </table:table-cell>
          <table:table-cell table:formula="of:=[theffect_1_9.L29]*10" office:value-type="float" office:value="390">
            <text:p>390</text:p>
          </table:table-cell>
          <table:table-cell table:formula="of:=[theffect_1_7.D29]" office:value-type="float" office:value="8.433333">
            <text:p>8.433333</text:p>
          </table:table-cell>
          <table:table-cell table:formula="of:=10*[theffect_1_7.L29]" office:value-type="float" office:value="250">
            <text:p>250</text:p>
          </table:table-cell>
          <table:table-cell table:formula="of:=[thresholdeffect_1_7_2.D29]" office:value-type="float" office:value="6.966667">
            <text:p>6.966667</text:p>
          </table:table-cell>
          <table:table-cell table:formula="of:=10*[thresholdeffect_1_7_2.L29]" office:value-type="float" office:value="40">
            <text:p>40</text:p>
          </table:table-cell>
          <table:table-cell table:formula="of:=[lct.D29]" office:value-type="float" office:value="8.433333">
            <text:p>8.433333</text:p>
          </table:table-cell>
          <table:table-cell table:formula="of:=10*[lct.L29]" office:value-type="float" office:value="230">
            <text:p>230</text:p>
          </table:table-cell>
          <table:table-cell table:formula="of:=[theffect_2_1.D29]" office:value-type="float" office:value="7.333333">
            <text:p>7.333333</text:p>
          </table:table-cell>
          <table:table-cell table:formula="of:=10*[theffect_2_1.L29]" office:value-type="float" office:value="870">
            <text:p>870</text:p>
          </table:table-cell>
          <table:table-cell table:formula="of:=[theffect_2_3.$D29]" office:value-type="float" office:value="7.333333">
            <text:p>7.333333</text:p>
          </table:table-cell>
          <table:table-cell table:formula="of:=[theffect_2_3.$L29]*10" office:value-type="float" office:value="2080">
            <text:p>2080</text:p>
          </table:table-cell>
          <table:table-cell table:number-columns-repeated="3"/>
        </table:table-row>
        <table:table-row table:style-name="ro1">
          <table:table-cell/>
          <table:table-cell table:formula="of:=[theffect_1_9.D30]" office:value-type="float" office:value="7.177778">
            <text:p>7.177778</text:p>
          </table:table-cell>
          <table:table-cell table:formula="of:=[theffect_1_9.L30]*10" office:value-type="float" office:value="370">
            <text:p>370</text:p>
          </table:table-cell>
          <table:table-cell table:formula="of:=[theffect_1_7.D30]" office:value-type="float" office:value="8.688889">
            <text:p>8.688889</text:p>
          </table:table-cell>
          <table:table-cell table:formula="of:=10*[theffect_1_7.L30]" office:value-type="float" office:value="250">
            <text:p>250</text:p>
          </table:table-cell>
          <table:table-cell table:formula="of:=[thresholdeffect_1_7_2.D30]" office:value-type="float" office:value="7.177778">
            <text:p>7.177778</text:p>
          </table:table-cell>
          <table:table-cell table:formula="of:=10*[thresholdeffect_1_7_2.L30]" office:value-type="float" office:value="40">
            <text:p>40</text:p>
          </table:table-cell>
          <table:table-cell table:formula="of:=[lct.D30]" office:value-type="float" office:value="8.688889">
            <text:p>8.688889</text:p>
          </table:table-cell>
          <table:table-cell table:formula="of:=10*[lct.L30]" office:value-type="float" office:value="170">
            <text:p>170</text:p>
          </table:table-cell>
          <table:table-cell table:formula="of:=[theffect_2_1.D30]" office:value-type="float" office:value="7.555556">
            <text:p>7.555556</text:p>
          </table:table-cell>
          <table:table-cell table:formula="of:=10*[theffect_2_1.L30]" office:value-type="float" office:value="790">
            <text:p>790</text:p>
          </table:table-cell>
          <table:table-cell table:formula="of:=[theffect_2_3.$D30]" office:value-type="float" office:value="7.555556">
            <text:p>7.555556</text:p>
          </table:table-cell>
          <table:table-cell table:formula="of:=[theffect_2_3.$L30]*10" office:value-type="float" office:value="1500">
            <text:p>1500</text:p>
          </table:table-cell>
          <table:table-cell table:number-columns-repeated="3"/>
        </table:table-row>
        <table:table-row table:style-name="ro1">
          <table:table-cell/>
          <table:table-cell table:formula="of:=[theffect_1_9.D31]" office:value-type="float" office:value="7.388889">
            <text:p>7.388889</text:p>
          </table:table-cell>
          <table:table-cell table:formula="of:=[theffect_1_9.L31]*10" office:value-type="float" office:value="360">
            <text:p>360</text:p>
          </table:table-cell>
          <table:table-cell table:formula="of:=[theffect_1_7.D31]" office:value-type="float" office:value="8.944444">
            <text:p>8.944444</text:p>
          </table:table-cell>
          <table:table-cell table:formula="of:=10*[theffect_1_7.L31]" office:value-type="float" office:value="230">
            <text:p>230</text:p>
          </table:table-cell>
          <table:table-cell table:formula="of:=[thresholdeffect_1_7_2.D31]" office:value-type="float" office:value="7.388889">
            <text:p>7.388889</text:p>
          </table:table-cell>
          <table:table-cell table:formula="of:=10*[thresholdeffect_1_7_2.L31]" office:value-type="float" office:value="40">
            <text:p>40</text:p>
          </table:table-cell>
          <table:table-cell table:formula="of:=[lct.D31]" office:value-type="float" office:value="8.944444">
            <text:p>8.944444</text:p>
          </table:table-cell>
          <table:table-cell table:formula="of:=10*[lct.L31]" office:value-type="float" office:value="120">
            <text:p>120</text:p>
          </table:table-cell>
          <table:table-cell table:formula="of:=[theffect_2_1.D31]" office:value-type="float" office:value="7.777778">
            <text:p>7.777778</text:p>
          </table:table-cell>
          <table:table-cell table:formula="of:=10*[theffect_2_1.L31]" office:value-type="float" office:value="700">
            <text:p>700</text:p>
          </table:table-cell>
          <table:table-cell table:formula="of:=[theffect_2_3.$D31]" office:value-type="float" office:value="7.777778">
            <text:p>7.777778</text:p>
          </table:table-cell>
          <table:table-cell table:formula="of:=[theffect_2_3.$L31]*10" office:value-type="float" office:value="1240">
            <text:p>1240</text:p>
          </table:table-cell>
          <table:table-cell table:number-columns-repeated="3"/>
        </table:table-row>
        <table:table-row table:style-name="ro1">
          <table:table-cell/>
          <table:table-cell table:formula="of:=[theffect_1_9.D32]" office:value-type="float" office:value="7.6">
            <text:p>7.6</text:p>
          </table:table-cell>
          <table:table-cell table:formula="of:=[theffect_1_9.L32]*10" office:value-type="float" office:value="340">
            <text:p>340</text:p>
          </table:table-cell>
          <table:table-cell table:formula="of:=[theffect_1_7.D32]" office:value-type="float" office:value="9.2">
            <text:p>9.2</text:p>
          </table:table-cell>
          <table:table-cell table:formula="of:=10*[theffect_1_7.L32]" office:value-type="float" office:value="230">
            <text:p>230</text:p>
          </table:table-cell>
          <table:table-cell table:formula="of:=[thresholdeffect_1_7_2.D32]" office:value-type="float" office:value="7.6">
            <text:p>7.6</text:p>
          </table:table-cell>
          <table:table-cell table:formula="of:=10*[thresholdeffect_1_7_2.L32]" office:value-type="float" office:value="50">
            <text:p>50</text:p>
          </table:table-cell>
          <table:table-cell table:formula="of:=[lct.D32]" office:value-type="float" office:value="9.2">
            <text:p>9.2</text:p>
          </table:table-cell>
          <table:table-cell table:formula="of:=10*[lct.L32]" office:value-type="float" office:value="110">
            <text:p>110</text:p>
          </table:table-cell>
          <table:table-cell table:formula="of:=[theffect_2_1.D32]" office:value-type="float" office:value="8">
            <text:p>8</text:p>
          </table:table-cell>
          <table:table-cell table:formula="of:=10*[theffect_2_1.L32]" office:value-type="float" office:value="710">
            <text:p>710</text:p>
          </table:table-cell>
          <table:table-cell table:formula="of:=[theffect_2_3.$D32]" office:value-type="float" office:value="8">
            <text:p>8</text:p>
          </table:table-cell>
          <table:table-cell table:formula="of:=[theffect_2_3.$L32]*10" office:value-type="float" office:value="1060">
            <text:p>1060</text:p>
          </table:table-cell>
          <table:table-cell table:number-columns-repeated="3"/>
        </table:table-row>
        <table:table-row table:style-name="ro1">
          <table:table-cell/>
          <table:table-cell table:formula="of:=[theffect_1_9.D33]" office:value-type="float" office:value="7.811111">
            <text:p>7.811111</text:p>
          </table:table-cell>
          <table:table-cell table:formula="of:=[theffect_1_9.L33]*10" office:value-type="float" office:value="330">
            <text:p>330</text:p>
          </table:table-cell>
          <table:table-cell table:formula="of:=[theffect_1_7.D33]" office:value-type="float" office:value="9.455556">
            <text:p>9.455556</text:p>
          </table:table-cell>
          <table:table-cell table:formula="of:=10*[theffect_1_7.L33]" office:value-type="float" office:value="230">
            <text:p>230</text:p>
          </table:table-cell>
          <table:table-cell table:formula="of:=[thresholdeffect_1_7_2.D33]" office:value-type="float" office:value="7.811111">
            <text:p>7.811111</text:p>
          </table:table-cell>
          <table:table-cell table:formula="of:=10*[thresholdeffect_1_7_2.L33]" office:value-type="float" office:value="50">
            <text:p>50</text:p>
          </table:table-cell>
          <table:table-cell table:formula="of:=[lct.D33]" office:value-type="float" office:value="9.455556">
            <text:p>9.455556</text:p>
          </table:table-cell>
          <table:table-cell table:formula="of:=10*[lct.L33]" office:value-type="float" office:value="100">
            <text:p>100</text:p>
          </table:table-cell>
          <table:table-cell table:formula="of:=[theffect_2_1.D33]" office:value-type="float" office:value="8.222222">
            <text:p>8.222222</text:p>
          </table:table-cell>
          <table:table-cell table:formula="of:=10*[theffect_2_1.L33]" office:value-type="float" office:value="680">
            <text:p>680</text:p>
          </table:table-cell>
          <table:table-cell table:formula="of:=[theffect_2_3.$D33]" office:value-type="float" office:value="8.222222">
            <text:p>8.222222</text:p>
          </table:table-cell>
          <table:table-cell table:formula="of:=[theffect_2_3.$L33]*10" office:value-type="float" office:value="1000">
            <text:p>1000</text:p>
          </table:table-cell>
          <table:table-cell table:number-columns-repeated="3"/>
        </table:table-row>
        <table:table-row table:style-name="ro1">
          <table:table-cell/>
          <table:table-cell table:formula="of:=[theffect_1_9.D34]" office:value-type="float" office:value="8.022222">
            <text:p>8.022222</text:p>
          </table:table-cell>
          <table:table-cell table:formula="of:=[theffect_1_9.L34]*10" office:value-type="float" office:value="290">
            <text:p>290</text:p>
          </table:table-cell>
          <table:table-cell table:formula="of:=[theffect_1_7.D34]" office:value-type="float" office:value="9.711111">
            <text:p>9.711111</text:p>
          </table:table-cell>
          <table:table-cell table:formula="of:=10*[theffect_1_7.L34]" office:value-type="float" office:value="220">
            <text:p>220</text:p>
          </table:table-cell>
          <table:table-cell table:formula="of:=[thresholdeffect_1_7_2.D34]" office:value-type="float" office:value="8.022222">
            <text:p>8.022222</text:p>
          </table:table-cell>
          <table:table-cell table:formula="of:=10*[thresholdeffect_1_7_2.L34]" office:value-type="float" office:value="50">
            <text:p>50</text:p>
          </table:table-cell>
          <table:table-cell table:formula="of:=[lct.D34]" office:value-type="float" office:value="9.711111">
            <text:p>9.711111</text:p>
          </table:table-cell>
          <table:table-cell table:formula="of:=10*[lct.L34]" office:value-type="float" office:value="90">
            <text:p>90</text:p>
          </table:table-cell>
          <table:table-cell table:formula="of:=[theffect_2_1.D34]" office:value-type="float" office:value="8.444444">
            <text:p>8.444444</text:p>
          </table:table-cell>
          <table:table-cell table:formula="of:=10*[theffect_2_1.L34]" office:value-type="float" office:value="650">
            <text:p>650</text:p>
          </table:table-cell>
          <table:table-cell table:formula="of:=[theffect_2_3.$D34]" office:value-type="float" office:value="8.444444">
            <text:p>8.444444</text:p>
          </table:table-cell>
          <table:table-cell table:formula="of:=[theffect_2_3.$L34]*10" office:value-type="float" office:value="990">
            <text:p>990</text:p>
          </table:table-cell>
          <table:table-cell table:number-columns-repeated="3"/>
        </table:table-row>
        <table:table-row table:style-name="ro1">
          <table:table-cell/>
          <table:table-cell table:formula="of:=[theffect_1_9.D35]" office:value-type="float" office:value="8.233333">
            <text:p>8.233333</text:p>
          </table:table-cell>
          <table:table-cell table:formula="of:=[theffect_1_9.L35]*10" office:value-type="float" office:value="280">
            <text:p>280</text:p>
          </table:table-cell>
          <table:table-cell table:formula="of:=[theffect_1_7.D35]" office:value-type="float" office:value="9.966667">
            <text:p>9.966667</text:p>
          </table:table-cell>
          <table:table-cell table:formula="of:=10*[theffect_1_7.L35]" office:value-type="float" office:value="140">
            <text:p>140</text:p>
          </table:table-cell>
          <table:table-cell table:formula="of:=[thresholdeffect_1_7_2.D35]" office:value-type="float" office:value="8.233333">
            <text:p>8.233333</text:p>
          </table:table-cell>
          <table:table-cell table:formula="of:=10*[thresholdeffect_1_7_2.L35]" office:value-type="float" office:value="50">
            <text:p>50</text:p>
          </table:table-cell>
          <table:table-cell table:formula="of:=[lct.D35]" office:value-type="float" office:value="9.966667">
            <text:p>9.966667</text:p>
          </table:table-cell>
          <table:table-cell table:formula="of:=10*[lct.L35]" office:value-type="float" office:value="50">
            <text:p>50</text:p>
          </table:table-cell>
          <table:table-cell table:formula="of:=[theffect_2_1.D35]" office:value-type="float" office:value="8.666667">
            <text:p>8.666667</text:p>
          </table:table-cell>
          <table:table-cell table:formula="of:=10*[theffect_2_1.L35]" office:value-type="float" office:value="630">
            <text:p>630</text:p>
          </table:table-cell>
          <table:table-cell table:formula="of:=[theffect_2_3.$D35]" office:value-type="float" office:value="8.666667">
            <text:p>8.666667</text:p>
          </table:table-cell>
          <table:table-cell table:formula="of:=[theffect_2_3.$L35]*10" office:value-type="float" office:value="990">
            <text:p>990</text:p>
          </table:table-cell>
          <table:table-cell table:number-columns-repeated="3"/>
        </table:table-row>
        <table:table-row table:style-name="ro1">
          <table:table-cell/>
          <table:table-cell table:formula="of:=[theffect_1_9.D36]" office:value-type="float" office:value="8.444444">
            <text:p>8.444444</text:p>
          </table:table-cell>
          <table:table-cell table:formula="of:=[theffect_1_9.L36]*10" office:value-type="float" office:value="260">
            <text:p>260</text:p>
          </table:table-cell>
          <table:table-cell table:formula="of:=[theffect_1_7.D36]" office:value-type="float" office:value="10.222222">
            <text:p>10.222222</text:p>
          </table:table-cell>
          <table:table-cell table:formula="of:=10*[theffect_1_7.L36]" office:value-type="float" office:value="90">
            <text:p>90</text:p>
          </table:table-cell>
          <table:table-cell table:formula="of:=[thresholdeffect_1_7_2.D36]" office:value-type="float" office:value="8.444444">
            <text:p>8.444444</text:p>
          </table:table-cell>
          <table:table-cell table:formula="of:=10*[thresholdeffect_1_7_2.L36]" office:value-type="float" office:value="30">
            <text:p>30</text:p>
          </table:table-cell>
          <table:table-cell table:formula="of:=[lct.D36]" office:value-type="float" office:value="10.222222">
            <text:p>10.222222</text:p>
          </table:table-cell>
          <table:table-cell table:formula="of:=10*[lct.L36]" office:value-type="float" office:value="20">
            <text:p>20</text:p>
          </table:table-cell>
          <table:table-cell table:formula="of:=[theffect_2_1.D36]" office:value-type="float" office:value="8.888889">
            <text:p>8.888889</text:p>
          </table:table-cell>
          <table:table-cell table:formula="of:=10*[theffect_2_1.L36]" office:value-type="float" office:value="620">
            <text:p>620</text:p>
          </table:table-cell>
          <table:table-cell table:formula="of:=[theffect_2_3.$D36]" office:value-type="float" office:value="8.888889">
            <text:p>8.888889</text:p>
          </table:table-cell>
          <table:table-cell table:formula="of:=[theffect_2_3.$L36]*10" office:value-type="float" office:value="920">
            <text:p>920</text:p>
          </table:table-cell>
          <table:table-cell table:number-columns-repeated="3"/>
        </table:table-row>
        <table:table-row table:style-name="ro1">
          <table:table-cell/>
          <table:table-cell table:formula="of:=[theffect_1_9.D37]" office:value-type="float" office:value="8.655556">
            <text:p>8.655556</text:p>
          </table:table-cell>
          <table:table-cell table:formula="of:=[theffect_1_9.L37]*10" office:value-type="float" office:value="260">
            <text:p>260</text:p>
          </table:table-cell>
          <table:table-cell table:formula="of:=[theffect_1_7.D37]" office:value-type="float" office:value="10.477778">
            <text:p>10.477778</text:p>
          </table:table-cell>
          <table:table-cell table:formula="of:=10*[theffect_1_7.L37]" office:value-type="float" office:value="70">
            <text:p>70</text:p>
          </table:table-cell>
          <table:table-cell table:formula="of:=[thresholdeffect_1_7_2.D37]" office:value-type="float" office:value="8.655556">
            <text:p>8.655556</text:p>
          </table:table-cell>
          <table:table-cell table:formula="of:=10*[thresholdeffect_1_7_2.L37]" office:value-type="float" office:value="20">
            <text:p>20</text:p>
          </table:table-cell>
          <table:table-cell table:formula="of:=[lct.D37]" office:value-type="float" office:value="10.477778">
            <text:p>10.477778</text:p>
          </table:table-cell>
          <table:table-cell table:formula="of:=10*[lct.L37]" office:value-type="float" office:value="10">
            <text:p>10</text:p>
          </table:table-cell>
          <table:table-cell table:formula="of:=[theffect_2_1.D37]" office:value-type="float" office:value="9.111111">
            <text:p>9.111111</text:p>
          </table:table-cell>
          <table:table-cell table:formula="of:=10*[theffect_2_1.L37]" office:value-type="float" office:value="600">
            <text:p>600</text:p>
          </table:table-cell>
          <table:table-cell table:formula="of:=[theffect_2_3.$D37]" office:value-type="float" office:value="9.111111">
            <text:p>9.111111</text:p>
          </table:table-cell>
          <table:table-cell table:formula="of:=[theffect_2_3.$L37]*10" office:value-type="float" office:value="880">
            <text:p>880</text:p>
          </table:table-cell>
          <table:table-cell table:number-columns-repeated="3"/>
        </table:table-row>
        <table:table-row table:style-name="ro1">
          <table:table-cell/>
          <table:table-cell table:formula="of:=[theffect_1_9.D38]" office:value-type="float" office:value="8.866667">
            <text:p>8.866667</text:p>
          </table:table-cell>
          <table:table-cell table:formula="of:=[theffect_1_9.L38]*10" office:value-type="float" office:value="250">
            <text:p>250</text:p>
          </table:table-cell>
          <table:table-cell table:formula="of:=[theffect_1_7.D38]" office:value-type="float" office:value="10.733333">
            <text:p>10.733333</text:p>
          </table:table-cell>
          <table:table-cell table:formula="of:=10*[theffect_1_7.L38]" office:value-type="float" office:value="40">
            <text:p>40</text:p>
          </table:table-cell>
          <table:table-cell table:formula="of:=[thresholdeffect_1_7_2.D38]" office:value-type="float" office:value="8.866667">
            <text:p>8.866667</text:p>
          </table:table-cell>
          <table:table-cell table:formula="of:=10*[thresholdeffect_1_7_2.L38]" office:value-type="float" office:value="10">
            <text:p>10</text:p>
          </table:table-cell>
          <table:table-cell table:formula="of:=[lct.D38]" office:value-type="float" office:value="10.733333">
            <text:p>10.733333</text:p>
          </table:table-cell>
          <table:table-cell table:formula="of:=10*[lct.L38]" office:value-type="float" office:value="10">
            <text:p>10</text:p>
          </table:table-cell>
          <table:table-cell table:formula="of:=[theffect_2_1.D38]" office:value-type="float" office:value="9.333333">
            <text:p>9.333333</text:p>
          </table:table-cell>
          <table:table-cell table:formula="of:=10*[theffect_2_1.L38]" office:value-type="float" office:value="570">
            <text:p>570</text:p>
          </table:table-cell>
          <table:table-cell table:formula="of:=[theffect_2_3.$D38]" office:value-type="float" office:value="9.333333">
            <text:p>9.333333</text:p>
          </table:table-cell>
          <table:table-cell table:formula="of:=[theffect_2_3.$L38]*10" office:value-type="float" office:value="880">
            <text:p>880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1">
          <table:table-cell/>
          <table:table-cell table:formula="of:=[theffect_1_9.D3]" office:value-type="string" office:string-value="threshold">
            <text:p>threshold</text:p>
          </table:table-cell>
          <table:table-cell table:formula="of:=[theffect_1_9.H3]" office:value-type="string" office:string-value="pkcnt1@1.9[V]ov">
            <text:p>pkcnt1@1.9[V]ov</text:p>
          </table:table-cell>
          <table:table-cell table:formula="of:=[theffect_1_7.D3]" office:value-type="string" office:string-value="threshold">
            <text:p>threshold</text:p>
          </table:table-cell>
          <table:table-cell table:formula="of:=[theffect_1_7.H3]" office:value-type="string" office:string-value="pkcnt1@1.7[V]ov">
            <text:p>pkcnt1@1.7[V]ov</text:p>
          </table:table-cell>
          <table:table-cell table:number-columns-repeated="2"/>
          <table:table-cell table:formula="of:=[theffect_2_5.$D3]" office:value-type="string" office:string-value="threshold">
            <text:p>threshold</text:p>
          </table:table-cell>
          <table:table-cell table:formula="of:=[theffect_2_5.$H3]" office:value-type="string" office:string-value="pkcnt1 2.5[V]ov@25[c]">
            <text:p>pkcnt1 2.5[V]ov@25[c]</text:p>
          </table:table-cell>
          <table:table-cell table:formula="of:=[theffect_2_1.$D3]" office:value-type="string" office:string-value="threshold">
            <text:p>threshold</text:p>
          </table:table-cell>
          <table:table-cell table:formula="of:=[theffect_2_1.$H3]" office:value-type="string" office:string-value="pkcnt1 2.1[V]ov@25[c]">
            <text:p>pkcnt1 2.1[V]ov@25[c]</text:p>
          </table:table-cell>
          <table:table-cell table:formula="of:=[theffect_2_3.$D3]" office:value-type="string" office:string-value="threshold">
            <text:p>threshold</text:p>
          </table:table-cell>
          <table:table-cell table:formula="of:=[theffect_2_3.$H3]" office:value-type="string" office:string-value="pkcnt1 2.3[V]ov@25[c]">
            <text:p>pkcnt1 2.3[V]ov@25[c]</text:p>
          </table:table-cell>
          <table:table-cell table:number-columns-repeated="3"/>
        </table:table-row>
        <table:table-row table:style-name="ro1">
          <table:table-cell/>
          <table:table-cell table:formula="of:=[theffect_1_9.D4]" office:value-type="float" office:value="1.688889">
            <text:p>1.688889</text:p>
          </table:table-cell>
          <table:table-cell table:formula="of:=[theffect_1_9.H4]" office:value-type="float" office:value="52643">
            <text:p>52643</text:p>
          </table:table-cell>
          <table:table-cell table:formula="of:=[theffect_1_7.D4]" office:value-type="float" office:value="2.044444">
            <text:p>2.044444</text:p>
          </table:table-cell>
          <table:table-cell table:formula="of:=[theffect_1_7.H4]" office:value-type="float" office:value="51540">
            <text:p>51540</text:p>
          </table:table-cell>
          <table:table-cell table:number-columns-repeated="2"/>
          <table:table-cell table:formula="of:=[theffect_2_5.$D4]" office:value-type="float" office:value="1.777778">
            <text:p>1.777778</text:p>
          </table:table-cell>
          <table:table-cell table:formula="of:=[theffect_2_5.$H4]" office:value-type="float" office:value="67723">
            <text:p>67723</text:p>
          </table:table-cell>
          <table:table-cell table:formula="of:=[theffect_2_1.$D4]" office:value-type="float" office:value="1.777778">
            <text:p>1.777778</text:p>
          </table:table-cell>
          <table:table-cell table:formula="of:=[theffect_2_1.$H4]" office:value-type="float" office:value="59555">
            <text:p>59555</text:p>
          </table:table-cell>
          <table:table-cell table:formula="of:=[theffect_2_3.$D4]" office:value-type="float" office:value="1.777778">
            <text:p>1.777778</text:p>
          </table:table-cell>
          <table:table-cell table:formula="of:=[theffect_2_3.$H4]" office:value-type="float" office:value="63364">
            <text:p>63364</text:p>
          </table:table-cell>
          <table:table-cell table:number-columns-repeated="3"/>
        </table:table-row>
        <table:table-row table:style-name="ro1">
          <table:table-cell/>
          <table:table-cell table:formula="of:=[theffect_1_9.D5]" office:value-type="float" office:value="1.9">
            <text:p>1.9</text:p>
          </table:table-cell>
          <table:table-cell table:formula="of:=[theffect_1_9.H5]" office:value-type="float" office:value="52868">
            <text:p>52868</text:p>
          </table:table-cell>
          <table:table-cell table:formula="of:=[theffect_1_7.D5]" office:value-type="float" office:value="2.3">
            <text:p>2.3</text:p>
          </table:table-cell>
          <table:table-cell table:formula="of:=[theffect_1_7.H5]" office:value-type="float" office:value="51122">
            <text:p>51122</text:p>
          </table:table-cell>
          <table:table-cell table:number-columns-repeated="2"/>
          <table:table-cell table:formula="of:=[theffect_2_5.$D5]" office:value-type="float" office:value="2">
            <text:p>2</text:p>
          </table:table-cell>
          <table:table-cell table:formula="of:=[theffect_2_5.$H5]" office:value-type="float" office:value="68026">
            <text:p>68026</text:p>
          </table:table-cell>
          <table:table-cell table:formula="of:=[theffect_2_1.$D5]" office:value-type="float" office:value="2">
            <text:p>2</text:p>
          </table:table-cell>
          <table:table-cell table:formula="of:=[theffect_2_1.$H5]" office:value-type="float" office:value="59797">
            <text:p>59797</text:p>
          </table:table-cell>
          <table:table-cell table:formula="of:=[theffect_2_3.$D5]" office:value-type="float" office:value="2">
            <text:p>2</text:p>
          </table:table-cell>
          <table:table-cell table:formula="of:=[theffect_2_3.$H5]" office:value-type="float" office:value="63601">
            <text:p>63601</text:p>
          </table:table-cell>
          <table:table-cell table:number-columns-repeated="3"/>
        </table:table-row>
        <table:table-row table:style-name="ro1">
          <table:table-cell/>
          <table:table-cell table:formula="of:=[theffect_1_9.D6]" office:value-type="float" office:value="2.111111">
            <text:p>2.111111</text:p>
          </table:table-cell>
          <table:table-cell table:formula="of:=[theffect_1_9.H6]" office:value-type="float" office:value="52915">
            <text:p>52915</text:p>
          </table:table-cell>
          <table:table-cell table:formula="of:=[theffect_1_7.D6]" office:value-type="float" office:value="2.555556">
            <text:p>2.555556</text:p>
          </table:table-cell>
          <table:table-cell table:formula="of:=[theffect_1_7.H6]" office:value-type="float" office:value="48406">
            <text:p>48406</text:p>
          </table:table-cell>
          <table:table-cell table:number-columns-repeated="2"/>
          <table:table-cell table:formula="of:=[theffect_2_5.$D6]" office:value-type="float" office:value="2.222222">
            <text:p>2.222222</text:p>
          </table:table-cell>
          <table:table-cell table:formula="of:=[theffect_2_5.$H6]" office:value-type="float" office:value="68170">
            <text:p>68170</text:p>
          </table:table-cell>
          <table:table-cell table:formula="of:=[theffect_2_1.$D6]" office:value-type="float" office:value="2.222222">
            <text:p>2.222222</text:p>
          </table:table-cell>
          <table:table-cell table:formula="of:=[theffect_2_1.$H6]" office:value-type="float" office:value="59956">
            <text:p>59956</text:p>
          </table:table-cell>
          <table:table-cell table:formula="of:=[theffect_2_3.$D6]" office:value-type="float" office:value="2.222222">
            <text:p>2.222222</text:p>
          </table:table-cell>
          <table:table-cell table:formula="of:=[theffect_2_3.$H6]" office:value-type="float" office:value="63755">
            <text:p>63755</text:p>
          </table:table-cell>
          <table:table-cell table:number-columns-repeated="3"/>
        </table:table-row>
        <table:table-row table:style-name="ro1">
          <table:table-cell/>
          <table:table-cell table:formula="of:=[theffect_1_9.D7]" office:value-type="float" office:value="2.322222">
            <text:p>2.322222</text:p>
          </table:table-cell>
          <table:table-cell table:formula="of:=[theffect_1_9.H7]" office:value-type="float" office:value="52399">
            <text:p>52399</text:p>
          </table:table-cell>
          <table:table-cell table:formula="of:=[theffect_1_7.D7]" office:value-type="float" office:value="2.811111">
            <text:p>2.811111</text:p>
          </table:table-cell>
          <table:table-cell table:formula="of:=[theffect_1_7.H7]" office:value-type="float" office:value="41080">
            <text:p>41080</text:p>
          </table:table-cell>
          <table:table-cell table:number-columns-repeated="2"/>
          <table:table-cell table:formula="of:=[theffect_2_5.$D7]" office:value-type="float" office:value="2.444444">
            <text:p>2.444444</text:p>
          </table:table-cell>
          <table:table-cell table:formula="of:=[theffect_2_5.$H7]" office:value-type="float" office:value="68157">
            <text:p>68157</text:p>
          </table:table-cell>
          <table:table-cell table:formula="of:=[theffect_2_1.$D7]" office:value-type="float" office:value="2.444444">
            <text:p>2.444444</text:p>
          </table:table-cell>
          <table:table-cell table:formula="of:=[theffect_2_1.$H7]" office:value-type="float" office:value="59382">
            <text:p>59382</text:p>
          </table:table-cell>
          <table:table-cell table:formula="of:=[theffect_2_3.$D7]" office:value-type="float" office:value="2.444444">
            <text:p>2.444444</text:p>
          </table:table-cell>
          <table:table-cell table:formula="of:=[theffect_2_3.$H7]" office:value-type="float" office:value="63725">
            <text:p>63725</text:p>
          </table:table-cell>
          <table:table-cell table:number-columns-repeated="3"/>
        </table:table-row>
        <table:table-row table:style-name="ro1">
          <table:table-cell/>
          <table:table-cell table:formula="of:=[theffect_1_9.D8]" office:value-type="float" office:value="2.533333">
            <text:p>2.533333</text:p>
          </table:table-cell>
          <table:table-cell table:formula="of:=[theffect_1_9.H8]" office:value-type="float" office:value="49415">
            <text:p>49415</text:p>
          </table:table-cell>
          <table:table-cell table:formula="of:=[theffect_1_7.D8]" office:value-type="float" office:value="3.066667">
            <text:p>3.066667</text:p>
          </table:table-cell>
          <table:table-cell table:formula="of:=[theffect_1_7.H8]" office:value-type="float" office:value="30869">
            <text:p>30869</text:p>
          </table:table-cell>
          <table:table-cell table:number-columns-repeated="2"/>
          <table:table-cell table:formula="of:=[theffect_2_5.$D8]" office:value-type="float" office:value="2.666667">
            <text:p>2.666667</text:p>
          </table:table-cell>
          <table:table-cell table:formula="of:=[theffect_2_5.$H8]" office:value-type="float" office:value="67017">
            <text:p>67017</text:p>
          </table:table-cell>
          <table:table-cell table:formula="of:=[theffect_2_1.$D8]" office:value-type="float" office:value="2.666667">
            <text:p>2.666667</text:p>
          </table:table-cell>
          <table:table-cell table:formula="of:=[theffect_2_1.$H8]" office:value-type="float" office:value="57573">
            <text:p>57573</text:p>
          </table:table-cell>
          <table:table-cell table:formula="of:=[theffect_2_3.$D8]" office:value-type="float" office:value="2.666667">
            <text:p>2.666667</text:p>
          </table:table-cell>
          <table:table-cell table:formula="of:=[theffect_2_3.$H8]" office:value-type="float" office:value="62190">
            <text:p>62190</text:p>
          </table:table-cell>
          <table:table-cell table:number-columns-repeated="3"/>
        </table:table-row>
        <table:table-row table:style-name="ro1">
          <table:table-cell/>
          <table:table-cell table:formula="of:=[theffect_1_9.D9]" office:value-type="float" office:value="2.744444">
            <text:p>2.744444</text:p>
          </table:table-cell>
          <table:table-cell table:formula="of:=[theffect_1_9.H9]" office:value-type="float" office:value="43896">
            <text:p>43896</text:p>
          </table:table-cell>
          <table:table-cell table:formula="of:=[theffect_1_7.D9]" office:value-type="float" office:value="3.322222">
            <text:p>3.322222</text:p>
          </table:table-cell>
          <table:table-cell table:formula="of:=[theffect_1_7.H9]" office:value-type="float" office:value="21425">
            <text:p>21425</text:p>
          </table:table-cell>
          <table:table-cell table:number-columns-repeated="2"/>
          <table:table-cell table:formula="of:=[theffect_2_5.$D9]" office:value-type="float" office:value="2.888889">
            <text:p>2.888889</text:p>
          </table:table-cell>
          <table:table-cell table:formula="of:=[theffect_2_5.$H9]" office:value-type="float" office:value="62673">
            <text:p>62673</text:p>
          </table:table-cell>
          <table:table-cell table:formula="of:=[theffect_2_1.$D9]" office:value-type="float" office:value="2.888889">
            <text:p>2.888889</text:p>
          </table:table-cell>
          <table:table-cell table:formula="of:=[theffect_2_1.$H9]" office:value-type="float" office:value="50894">
            <text:p>50894</text:p>
          </table:table-cell>
          <table:table-cell table:formula="of:=[theffect_2_3.$D9]" office:value-type="float" office:value="2.888889">
            <text:p>2.888889</text:p>
          </table:table-cell>
          <table:table-cell table:formula="of:=[theffect_2_3.$H9]" office:value-type="float" office:value="56523">
            <text:p>56523</text:p>
          </table:table-cell>
          <table:table-cell>
            <draw:frame table:end-cell-address="summary.W76" table:end-x="0.2638in" table:end-y="0.1362in" draw:z-index="1" draw:style-name="gr1" draw:text-style-name="P1" svg:width="7.5181in" svg:height="4.487in" svg:x="0.7469in" svg:y="0.0941in">
              <draw:object draw:notify-on-update-of-ranges="summary.H46:summary.H80 summary.I45:summary.I45 summary.I46:summary.I80 summary.B46:summary.B80 summary.C45:summary.C45 summary.C46:summary.C80 summary.D46:summary.D80 summary.E45:summary.E45 summary.E46:summary.E80 summary.H46:summary.H80 summary.K45:summary.K45 summary.K46:summary.K80 summary.H46:summary.H80 summary.M45:summary.M45 summary.M46:summary.M80" xlink:href="./Object 33" xlink:type="simple" xlink:show="embed" xlink:actuate="onLoad">
                <text:p/>
              </draw:object>
              <draw:image xlink:href="./ObjectReplacements/Object 3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formula="of:=[theffect_1_9.D10]" office:value-type="float" office:value="2.955556">
            <text:p>2.955556</text:p>
          </table:table-cell>
          <table:table-cell table:formula="of:=[theffect_1_9.H10]" office:value-type="float" office:value="33160">
            <text:p>33160</text:p>
          </table:table-cell>
          <table:table-cell table:formula="of:=[theffect_1_7.D10]" office:value-type="float" office:value="3.577778">
            <text:p>3.577778</text:p>
          </table:table-cell>
          <table:table-cell table:formula="of:=[theffect_1_7.H10]" office:value-type="float" office:value="18837">
            <text:p>18837</text:p>
          </table:table-cell>
          <table:table-cell table:number-columns-repeated="2"/>
          <table:table-cell table:formula="of:=[theffect_2_5.$D10]" office:value-type="float" office:value="3.111111">
            <text:p>3.111111</text:p>
          </table:table-cell>
          <table:table-cell table:formula="of:=[theffect_2_5.$H10]" office:value-type="float" office:value="56098">
            <text:p>56098</text:p>
          </table:table-cell>
          <table:table-cell table:formula="of:=[theffect_2_1.$D10]" office:value-type="float" office:value="3.111111">
            <text:p>3.111111</text:p>
          </table:table-cell>
          <table:table-cell table:formula="of:=[theffect_2_1.$H10]" office:value-type="float" office:value="39825">
            <text:p>39825</text:p>
          </table:table-cell>
          <table:table-cell table:formula="of:=[theffect_2_3.$D10]" office:value-type="float" office:value="3.111111">
            <text:p>3.111111</text:p>
          </table:table-cell>
          <table:table-cell table:formula="of:=[theffect_2_3.$H10]" office:value-type="float" office:value="50436">
            <text:p>50436</text:p>
          </table:table-cell>
          <table:table-cell table:number-columns-repeated="3"/>
        </table:table-row>
        <table:table-row table:style-name="ro1">
          <table:table-cell/>
          <table:table-cell table:formula="of:=[theffect_1_9.D11]" office:value-type="float" office:value="3.166667">
            <text:p>3.166667</text:p>
          </table:table-cell>
          <table:table-cell table:formula="of:=[theffect_1_9.H11]" office:value-type="float" office:value="23169">
            <text:p>23169</text:p>
          </table:table-cell>
          <table:table-cell table:formula="of:=[theffect_1_7.D11]" office:value-type="float" office:value="3.833333">
            <text:p>3.833333</text:p>
          </table:table-cell>
          <table:table-cell table:formula="of:=[theffect_1_7.H11]" office:value-type="float" office:value="18182">
            <text:p>18182</text:p>
          </table:table-cell>
          <table:table-cell table:number-columns-repeated="2"/>
          <table:table-cell table:formula="of:=[theffect_2_5.$D11]" office:value-type="float" office:value="3.333333">
            <text:p>3.333333</text:p>
          </table:table-cell>
          <table:table-cell table:formula="of:=[theffect_2_5.$H11]" office:value-type="float" office:value="45685">
            <text:p>45685</text:p>
          </table:table-cell>
          <table:table-cell table:formula="of:=[theffect_2_1.$D11]" office:value-type="float" office:value="3.333333">
            <text:p>3.333333</text:p>
          </table:table-cell>
          <table:table-cell table:formula="of:=[theffect_2_1.$H11]" office:value-type="float" office:value="29656">
            <text:p>29656</text:p>
          </table:table-cell>
          <table:table-cell table:formula="of:=[theffect_2_3.$D11]" office:value-type="float" office:value="3.333333">
            <text:p>3.333333</text:p>
          </table:table-cell>
          <table:table-cell table:formula="of:=[theffect_2_3.$H11]" office:value-type="float" office:value="38929">
            <text:p>38929</text:p>
          </table:table-cell>
          <table:table-cell table:number-columns-repeated="3"/>
        </table:table-row>
        <table:table-row table:style-name="ro1">
          <table:table-cell/>
          <table:table-cell table:formula="of:=[theffect_1_9.D12]" office:value-type="float" office:value="3.377778">
            <text:p>3.377778</text:p>
          </table:table-cell>
          <table:table-cell table:formula="of:=[theffect_1_9.H12]" office:value-type="float" office:value="20048">
            <text:p>20048</text:p>
          </table:table-cell>
          <table:table-cell table:formula="of:=[theffect_1_7.D12]" office:value-type="float" office:value="4.088889">
            <text:p>4.088889</text:p>
          </table:table-cell>
          <table:table-cell table:formula="of:=[theffect_1_7.H12]" office:value-type="float" office:value="17950">
            <text:p>17950</text:p>
          </table:table-cell>
          <table:table-cell table:number-columns-repeated="2"/>
          <table:table-cell table:formula="of:=[theffect_2_5.$D12]" office:value-type="float" office:value="3.555556">
            <text:p>3.555556</text:p>
          </table:table-cell>
          <table:table-cell table:formula="of:=[theffect_2_5.$H12]" office:value-type="float" office:value="36762">
            <text:p>36762</text:p>
          </table:table-cell>
          <table:table-cell table:formula="of:=[theffect_2_1.$D12]" office:value-type="float" office:value="3.555556">
            <text:p>3.555556</text:p>
          </table:table-cell>
          <table:table-cell table:formula="of:=[theffect_2_1.$H12]" office:value-type="float" office:value="26079">
            <text:p>26079</text:p>
          </table:table-cell>
          <table:table-cell table:formula="of:=[theffect_2_3.$D12]" office:value-type="float" office:value="3.555556">
            <text:p>3.555556</text:p>
          </table:table-cell>
          <table:table-cell table:formula="of:=[theffect_2_3.$H12]" office:value-type="float" office:value="31058">
            <text:p>31058</text:p>
          </table:table-cell>
          <table:table-cell table:number-columns-repeated="3"/>
        </table:table-row>
        <table:table-row table:style-name="ro1">
          <table:table-cell/>
          <table:table-cell table:formula="of:=[theffect_1_9.D13]" office:value-type="float" office:value="3.588889">
            <text:p>3.588889</text:p>
          </table:table-cell>
          <table:table-cell table:formula="of:=[theffect_1_9.H13]" office:value-type="float" office:value="18069">
            <text:p>18069</text:p>
          </table:table-cell>
          <table:table-cell table:formula="of:=[theffect_1_7.D13]" office:value-type="float" office:value="4.344444">
            <text:p>4.344444</text:p>
          </table:table-cell>
          <table:table-cell table:formula="of:=[theffect_1_7.H13]" office:value-type="float" office:value="17735">
            <text:p>17735</text:p>
          </table:table-cell>
          <table:table-cell table:number-columns-repeated="2"/>
          <table:table-cell table:formula="of:=[theffect_2_5.$D13]" office:value-type="float" office:value="3.777778">
            <text:p>3.777778</text:p>
          </table:table-cell>
          <table:table-cell table:formula="of:=[theffect_2_5.$H13]" office:value-type="float" office:value="32932">
            <text:p>32932</text:p>
          </table:table-cell>
          <table:table-cell table:formula="of:=[theffect_2_1.$D13]" office:value-type="float" office:value="3.777778">
            <text:p>3.777778</text:p>
          </table:table-cell>
          <table:table-cell table:formula="of:=[theffect_2_1.$H13]" office:value-type="float" office:value="23667">
            <text:p>23667</text:p>
          </table:table-cell>
          <table:table-cell table:formula="of:=[theffect_2_3.$D13]" office:value-type="float" office:value="3.777778">
            <text:p>3.777778</text:p>
          </table:table-cell>
          <table:table-cell table:formula="of:=[theffect_2_3.$H13]" office:value-type="float" office:value="27920">
            <text:p>27920</text:p>
          </table:table-cell>
          <table:table-cell table:number-columns-repeated="3"/>
        </table:table-row>
        <table:table-row table:style-name="ro1">
          <table:table-cell/>
          <table:table-cell table:formula="of:=[theffect_1_9.D14]" office:value-type="float" office:value="3.8">
            <text:p>3.8</text:p>
          </table:table-cell>
          <table:table-cell table:formula="of:=[theffect_1_9.H14]" office:value-type="float" office:value="17687">
            <text:p>17687</text:p>
          </table:table-cell>
          <table:table-cell table:formula="of:=[theffect_1_7.D14]" office:value-type="float" office:value="4.6">
            <text:p>4.6</text:p>
          </table:table-cell>
          <table:table-cell table:formula="of:=[theffect_1_7.H14]" office:value-type="float" office:value="17545">
            <text:p>17545</text:p>
          </table:table-cell>
          <table:table-cell table:number-columns-repeated="2"/>
          <table:table-cell table:formula="of:=[theffect_2_5.$D14]" office:value-type="float" office:value="4">
            <text:p>4</text:p>
          </table:table-cell>
          <table:table-cell table:formula="of:=[theffect_2_5.$H14]" office:value-type="float" office:value="31601">
            <text:p>31601</text:p>
          </table:table-cell>
          <table:table-cell table:formula="of:=[theffect_2_1.$D14]" office:value-type="float" office:value="4">
            <text:p>4</text:p>
          </table:table-cell>
          <table:table-cell table:formula="of:=[theffect_2_1.$H14]" office:value-type="float" office:value="23063">
            <text:p>23063</text:p>
          </table:table-cell>
          <table:table-cell table:formula="of:=[theffect_2_3.$D14]" office:value-type="float" office:value="4">
            <text:p>4</text:p>
          </table:table-cell>
          <table:table-cell table:formula="of:=[theffect_2_3.$H14]" office:value-type="float" office:value="27028">
            <text:p>27028</text:p>
          </table:table-cell>
          <table:table-cell table:number-columns-repeated="3"/>
        </table:table-row>
        <table:table-row table:style-name="ro1">
          <table:table-cell/>
          <table:table-cell table:formula="of:=[theffect_1_9.D15]" office:value-type="float" office:value="4.011111">
            <text:p>4.011111</text:p>
          </table:table-cell>
          <table:table-cell table:formula="of:=[theffect_1_9.H15]" office:value-type="float" office:value="17389">
            <text:p>17389</text:p>
          </table:table-cell>
          <table:table-cell table:formula="of:=[theffect_1_7.D15]" office:value-type="float" office:value="4.855556">
            <text:p>4.855556</text:p>
          </table:table-cell>
          <table:table-cell table:formula="of:=[theffect_1_7.H15]" office:value-type="float" office:value="17303">
            <text:p>17303</text:p>
          </table:table-cell>
          <table:table-cell table:number-columns-repeated="2"/>
          <table:table-cell table:formula="of:=[theffect_2_5.$D15]" office:value-type="float" office:value="4.222222">
            <text:p>4.222222</text:p>
          </table:table-cell>
          <table:table-cell table:formula="of:=[theffect_2_5.$H15]" office:value-type="float" office:value="31302">
            <text:p>31302</text:p>
          </table:table-cell>
          <table:table-cell table:formula="of:=[theffect_2_1.$D15]" office:value-type="float" office:value="4.222222">
            <text:p>4.222222</text:p>
          </table:table-cell>
          <table:table-cell table:formula="of:=[theffect_2_1.$H15]" office:value-type="float" office:value="22766">
            <text:p>22766</text:p>
          </table:table-cell>
          <table:table-cell table:formula="of:=[theffect_2_3.$D15]" office:value-type="float" office:value="4.222222">
            <text:p>4.222222</text:p>
          </table:table-cell>
          <table:table-cell table:formula="of:=[theffect_2_3.$H15]" office:value-type="float" office:value="26772">
            <text:p>26772</text:p>
          </table:table-cell>
          <table:table-cell table:number-columns-repeated="3"/>
        </table:table-row>
        <table:table-row table:style-name="ro1">
          <table:table-cell/>
          <table:table-cell table:formula="of:=[theffect_1_9.D16]" office:value-type="float" office:value="4.222222">
            <text:p>4.222222</text:p>
          </table:table-cell>
          <table:table-cell table:formula="of:=[theffect_1_9.H16]" office:value-type="float" office:value="17156">
            <text:p>17156</text:p>
          </table:table-cell>
          <table:table-cell table:formula="of:=[theffect_1_7.D16]" office:value-type="float" office:value="5.111111">
            <text:p>5.111111</text:p>
          </table:table-cell>
          <table:table-cell table:formula="of:=[theffect_1_7.H16]" office:value-type="float" office:value="17146">
            <text:p>17146</text:p>
          </table:table-cell>
          <table:table-cell table:number-columns-repeated="2"/>
          <table:table-cell table:formula="of:=[theffect_2_5.$D16]" office:value-type="float" office:value="4.444444">
            <text:p>4.444444</text:p>
          </table:table-cell>
          <table:table-cell table:formula="of:=[theffect_2_5.$H16]" office:value-type="float" office:value="30982">
            <text:p>30982</text:p>
          </table:table-cell>
          <table:table-cell table:formula="of:=[theffect_2_1.$D16]" office:value-type="float" office:value="4.444444">
            <text:p>4.444444</text:p>
          </table:table-cell>
          <table:table-cell table:formula="of:=[theffect_2_1.$H16]" office:value-type="float" office:value="22477">
            <text:p>22477</text:p>
          </table:table-cell>
          <table:table-cell table:formula="of:=[theffect_2_3.$D16]" office:value-type="float" office:value="4.444444">
            <text:p>4.444444</text:p>
          </table:table-cell>
          <table:table-cell table:formula="of:=[theffect_2_3.$H16]" office:value-type="float" office:value="26486">
            <text:p>26486</text:p>
          </table:table-cell>
          <table:table-cell table:number-columns-repeated="3"/>
        </table:table-row>
        <table:table-row table:style-name="ro1">
          <table:table-cell/>
          <table:table-cell table:formula="of:=[theffect_1_9.D17]" office:value-type="float" office:value="4.433333">
            <text:p>4.433333</text:p>
          </table:table-cell>
          <table:table-cell table:formula="of:=[theffect_1_9.H17]" office:value-type="float" office:value="17022">
            <text:p>17022</text:p>
          </table:table-cell>
          <table:table-cell table:formula="of:=[theffect_1_7.D17]" office:value-type="float" office:value="5.366667">
            <text:p>5.366667</text:p>
          </table:table-cell>
          <table:table-cell table:formula="of:=[theffect_1_7.H17]" office:value-type="float" office:value="16985">
            <text:p>16985</text:p>
          </table:table-cell>
          <table:table-cell table:number-columns-repeated="2"/>
          <table:table-cell table:formula="of:=[theffect_2_5.$D17]" office:value-type="float" office:value="4.666667">
            <text:p>4.666667</text:p>
          </table:table-cell>
          <table:table-cell table:formula="of:=[theffect_2_5.$H17]" office:value-type="float" office:value="30704">
            <text:p>30704</text:p>
          </table:table-cell>
          <table:table-cell table:formula="of:=[theffect_2_1.$D17]" office:value-type="float" office:value="4.666667">
            <text:p>4.666667</text:p>
          </table:table-cell>
          <table:table-cell table:formula="of:=[theffect_2_1.$H17]" office:value-type="float" office:value="22320">
            <text:p>22320</text:p>
          </table:table-cell>
          <table:table-cell table:formula="of:=[theffect_2_3.$D17]" office:value-type="float" office:value="4.666667">
            <text:p>4.666667</text:p>
          </table:table-cell>
          <table:table-cell table:formula="of:=[theffect_2_3.$H17]" office:value-type="float" office:value="26257">
            <text:p>26257</text:p>
          </table:table-cell>
          <table:table-cell table:number-columns-repeated="3"/>
        </table:table-row>
        <table:table-row table:style-name="ro1">
          <table:table-cell/>
          <table:table-cell table:formula="of:=[theffect_1_9.D18]" office:value-type="float" office:value="4.644444">
            <text:p>4.644444</text:p>
          </table:table-cell>
          <table:table-cell table:formula="of:=[theffect_1_9.H18]" office:value-type="float" office:value="16821">
            <text:p>16821</text:p>
          </table:table-cell>
          <table:table-cell table:formula="of:=[theffect_1_7.D18]" office:value-type="float" office:value="5.622222">
            <text:p>5.622222</text:p>
          </table:table-cell>
          <table:table-cell table:formula="of:=[theffect_1_7.H18]" office:value-type="float" office:value="16762">
            <text:p>16762</text:p>
          </table:table-cell>
          <table:table-cell table:number-columns-repeated="2"/>
          <table:table-cell table:formula="of:=[theffect_2_5.$D18]" office:value-type="float" office:value="4.888889">
            <text:p>4.888889</text:p>
          </table:table-cell>
          <table:table-cell table:formula="of:=[theffect_2_5.$H18]" office:value-type="float" office:value="30474">
            <text:p>30474</text:p>
          </table:table-cell>
          <table:table-cell table:formula="of:=[theffect_2_1.$D18]" office:value-type="float" office:value="4.888889">
            <text:p>4.888889</text:p>
          </table:table-cell>
          <table:table-cell table:formula="of:=[theffect_2_1.$H18]" office:value-type="float" office:value="22089">
            <text:p>22089</text:p>
          </table:table-cell>
          <table:table-cell table:formula="of:=[theffect_2_3.$D18]" office:value-type="float" office:value="4.888889">
            <text:p>4.888889</text:p>
          </table:table-cell>
          <table:table-cell table:formula="of:=[theffect_2_3.$H18]" office:value-type="float" office:value="26029">
            <text:p>26029</text:p>
          </table:table-cell>
          <table:table-cell table:number-columns-repeated="3"/>
        </table:table-row>
        <table:table-row table:style-name="ro1">
          <table:table-cell/>
          <table:table-cell table:formula="of:=[theffect_1_9.D19]" office:value-type="float" office:value="4.855556">
            <text:p>4.855556</text:p>
          </table:table-cell>
          <table:table-cell table:formula="of:=[theffect_1_9.H19]" office:value-type="float" office:value="16636">
            <text:p>16636</text:p>
          </table:table-cell>
          <table:table-cell table:formula="of:=[theffect_1_7.D19]" office:value-type="float" office:value="5.877778">
            <text:p>5.877778</text:p>
          </table:table-cell>
          <table:table-cell table:formula="of:=[theffect_1_7.H19]" office:value-type="float" office:value="16350">
            <text:p>16350</text:p>
          </table:table-cell>
          <table:table-cell table:number-columns-repeated="2"/>
          <table:table-cell table:formula="of:=[theffect_2_5.$D19]" office:value-type="float" office:value="5.111111">
            <text:p>5.111111</text:p>
          </table:table-cell>
          <table:table-cell table:formula="of:=[theffect_2_5.$H19]" office:value-type="float" office:value="30317">
            <text:p>30317</text:p>
          </table:table-cell>
          <table:table-cell table:formula="of:=[theffect_2_1.$D19]" office:value-type="float" office:value="5.111111">
            <text:p>5.111111</text:p>
          </table:table-cell>
          <table:table-cell table:formula="of:=[theffect_2_1.$H19]" office:value-type="float" office:value="21892">
            <text:p>21892</text:p>
          </table:table-cell>
          <table:table-cell table:formula="of:=[theffect_2_3.$D19]" office:value-type="float" office:value="5.111111">
            <text:p>5.111111</text:p>
          </table:table-cell>
          <table:table-cell table:formula="of:=[theffect_2_3.$H19]" office:value-type="float" office:value="25882">
            <text:p>25882</text:p>
          </table:table-cell>
          <table:table-cell table:number-columns-repeated="3"/>
        </table:table-row>
        <table:table-row table:style-name="ro1">
          <table:table-cell/>
          <table:table-cell table:formula="of:=[theffect_1_9.D20]" office:value-type="float" office:value="5.066667">
            <text:p>5.066667</text:p>
          </table:table-cell>
          <table:table-cell table:formula="of:=[theffect_1_9.H20]" office:value-type="float" office:value="16503">
            <text:p>16503</text:p>
          </table:table-cell>
          <table:table-cell table:formula="of:=[theffect_1_7.D20]" office:value-type="float" office:value="6.133333">
            <text:p>6.133333</text:p>
          </table:table-cell>
          <table:table-cell table:formula="of:=[theffect_1_7.H20]" office:value-type="float" office:value="15090">
            <text:p>15090</text:p>
          </table:table-cell>
          <table:table-cell table:number-columns-repeated="2"/>
          <table:table-cell table:formula="of:=[theffect_2_5.$D20]" office:value-type="float" office:value="5.333333">
            <text:p>5.333333</text:p>
          </table:table-cell>
          <table:table-cell table:formula="of:=[theffect_2_5.$H20]" office:value-type="float" office:value="30152">
            <text:p>30152</text:p>
          </table:table-cell>
          <table:table-cell table:formula="of:=[theffect_2_1.$D20]" office:value-type="float" office:value="5.333333">
            <text:p>5.333333</text:p>
          </table:table-cell>
          <table:table-cell table:formula="of:=[theffect_2_1.$H20]" office:value-type="float" office:value="21700">
            <text:p>21700</text:p>
          </table:table-cell>
          <table:table-cell table:formula="of:=[theffect_2_3.$D20]" office:value-type="float" office:value="5.333333">
            <text:p>5.333333</text:p>
          </table:table-cell>
          <table:table-cell table:formula="of:=[theffect_2_3.$H20]" office:value-type="float" office:value="25668">
            <text:p>25668</text:p>
          </table:table-cell>
          <table:table-cell table:number-columns-repeated="3"/>
        </table:table-row>
        <table:table-row table:style-name="ro1">
          <table:table-cell/>
          <table:table-cell table:formula="of:=[theffect_1_9.D21]" office:value-type="float" office:value="5.277778">
            <text:p>5.277778</text:p>
          </table:table-cell>
          <table:table-cell table:formula="of:=[theffect_1_9.H21]" office:value-type="float" office:value="16285">
            <text:p>16285</text:p>
          </table:table-cell>
          <table:table-cell table:formula="of:=[theffect_1_7.D21]" office:value-type="float" office:value="6.388889">
            <text:p>6.388889</text:p>
          </table:table-cell>
          <table:table-cell table:formula="of:=[theffect_1_7.H21]" office:value-type="float" office:value="13399">
            <text:p>13399</text:p>
          </table:table-cell>
          <table:table-cell table:number-columns-repeated="2"/>
          <table:table-cell table:formula="of:=[theffect_2_5.$D21]" office:value-type="float" office:value="5.555556">
            <text:p>5.555556</text:p>
          </table:table-cell>
          <table:table-cell table:formula="of:=[theffect_2_5.$H21]" office:value-type="float" office:value="29990">
            <text:p>29990</text:p>
          </table:table-cell>
          <table:table-cell table:formula="of:=[theffect_2_1.$D21]" office:value-type="float" office:value="5.555556">
            <text:p>5.555556</text:p>
          </table:table-cell>
          <table:table-cell table:formula="of:=[theffect_2_1.$H21]" office:value-type="float" office:value="21596">
            <text:p>21596</text:p>
          </table:table-cell>
          <table:table-cell table:formula="of:=[theffect_2_3.$D21]" office:value-type="float" office:value="5.555556">
            <text:p>5.555556</text:p>
          </table:table-cell>
          <table:table-cell table:formula="of:=[theffect_2_3.$H21]" office:value-type="float" office:value="25494">
            <text:p>25494</text:p>
          </table:table-cell>
          <table:table-cell table:number-columns-repeated="3"/>
        </table:table-row>
        <table:table-row table:style-name="ro1">
          <table:table-cell/>
          <table:table-cell table:formula="of:=[theffect_1_9.D22]" office:value-type="float" office:value="5.488889">
            <text:p>5.488889</text:p>
          </table:table-cell>
          <table:table-cell table:formula="of:=[theffect_1_9.H22]" office:value-type="float" office:value="15976">
            <text:p>15976</text:p>
          </table:table-cell>
          <table:table-cell table:formula="of:=[theffect_1_7.D22]" office:value-type="float" office:value="6.644444">
            <text:p>6.644444</text:p>
          </table:table-cell>
          <table:table-cell table:formula="of:=[theffect_1_7.H22]" office:value-type="float" office:value="11526">
            <text:p>11526</text:p>
          </table:table-cell>
          <table:table-cell table:number-columns-repeated="2"/>
          <table:table-cell table:formula="of:=[theffect_2_5.$D22]" office:value-type="float" office:value="5.777778">
            <text:p>5.777778</text:p>
          </table:table-cell>
          <table:table-cell table:formula="of:=[theffect_2_5.$H22]" office:value-type="float" office:value="29799">
            <text:p>29799</text:p>
          </table:table-cell>
          <table:table-cell table:formula="of:=[theffect_2_1.$D22]" office:value-type="float" office:value="5.777778">
            <text:p>5.777778</text:p>
          </table:table-cell>
          <table:table-cell table:formula="of:=[theffect_2_1.$H22]" office:value-type="float" office:value="21414">
            <text:p>21414</text:p>
          </table:table-cell>
          <table:table-cell table:formula="of:=[theffect_2_3.$D22]" office:value-type="float" office:value="5.777778">
            <text:p>5.777778</text:p>
          </table:table-cell>
          <table:table-cell table:formula="of:=[theffect_2_3.$H22]" office:value-type="float" office:value="25320">
            <text:p>25320</text:p>
          </table:table-cell>
          <table:table-cell table:number-columns-repeated="3"/>
        </table:table-row>
        <table:table-row table:style-name="ro1">
          <table:table-cell/>
          <table:table-cell table:formula="of:=[theffect_1_9.D23]" office:value-type="float" office:value="5.7">
            <text:p>5.7</text:p>
          </table:table-cell>
          <table:table-cell table:formula="of:=[theffect_1_9.H23]" office:value-type="float" office:value="15605">
            <text:p>15605</text:p>
          </table:table-cell>
          <table:table-cell table:formula="of:=[theffect_1_7.D23]" office:value-type="float" office:value="6.9">
            <text:p>6.9</text:p>
          </table:table-cell>
          <table:table-cell table:formula="of:=[theffect_1_7.H23]" office:value-type="float" office:value="9644">
            <text:p>9644</text:p>
          </table:table-cell>
          <table:table-cell table:number-columns-repeated="2"/>
          <table:table-cell table:formula="of:=[theffect_2_5.$D23]" office:value-type="float" office:value="6">
            <text:p>6</text:p>
          </table:table-cell>
          <table:table-cell table:formula="of:=[theffect_2_5.$H23]" office:value-type="float" office:value="29604">
            <text:p>29604</text:p>
          </table:table-cell>
          <table:table-cell table:formula="of:=[theffect_2_1.$D23]" office:value-type="float" office:value="6">
            <text:p>6</text:p>
          </table:table-cell>
          <table:table-cell table:formula="of:=[theffect_2_1.$H23]" office:value-type="float" office:value="21151">
            <text:p>21151</text:p>
          </table:table-cell>
          <table:table-cell table:formula="of:=[theffect_2_3.$D23]" office:value-type="float" office:value="6">
            <text:p>6</text:p>
          </table:table-cell>
          <table:table-cell table:formula="of:=[theffect_2_3.$H23]" office:value-type="float" office:value="25129">
            <text:p>25129</text:p>
          </table:table-cell>
          <table:table-cell table:number-columns-repeated="3"/>
        </table:table-row>
        <table:table-row table:style-name="ro1">
          <table:table-cell/>
          <table:table-cell table:formula="of:=[theffect_1_9.D24]" office:value-type="float" office:value="5.911111">
            <text:p>5.911111</text:p>
          </table:table-cell>
          <table:table-cell table:formula="of:=[theffect_1_9.H24]" office:value-type="float" office:value="14690">
            <text:p>14690</text:p>
          </table:table-cell>
          <table:table-cell table:formula="of:=[theffect_1_7.D24]" office:value-type="float" office:value="7.155556">
            <text:p>7.155556</text:p>
          </table:table-cell>
          <table:table-cell table:formula="of:=[theffect_1_7.H24]" office:value-type="float" office:value="8435">
            <text:p>8435</text:p>
          </table:table-cell>
          <table:table-cell table:number-columns-repeated="2"/>
          <table:table-cell table:formula="of:=[theffect_2_5.$D24]" office:value-type="float" office:value="6.222222">
            <text:p>6.222222</text:p>
          </table:table-cell>
          <table:table-cell table:formula="of:=[theffect_2_5.$H24]" office:value-type="float" office:value="29524">
            <text:p>29524</text:p>
          </table:table-cell>
          <table:table-cell table:formula="of:=[theffect_2_1.$D24]" office:value-type="float" office:value="6.222222">
            <text:p>6.222222</text:p>
          </table:table-cell>
          <table:table-cell table:formula="of:=[theffect_2_1.$H24]" office:value-type="float" office:value="20497">
            <text:p>20497</text:p>
          </table:table-cell>
          <table:table-cell table:formula="of:=[theffect_2_3.$D24]" office:value-type="float" office:value="6.222222">
            <text:p>6.222222</text:p>
          </table:table-cell>
          <table:table-cell table:formula="of:=[theffect_2_3.$H24]" office:value-type="float" office:value="24963">
            <text:p>24963</text:p>
          </table:table-cell>
          <table:table-cell table:number-columns-repeated="3"/>
        </table:table-row>
        <table:table-row table:style-name="ro1">
          <table:table-cell/>
          <table:table-cell table:formula="of:=[theffect_1_9.D25]" office:value-type="float" office:value="6.122222">
            <text:p>6.122222</text:p>
          </table:table-cell>
          <table:table-cell table:formula="of:=[theffect_1_9.H25]" office:value-type="float" office:value="13161">
            <text:p>13161</text:p>
          </table:table-cell>
          <table:table-cell table:formula="of:=[theffect_1_7.D25]" office:value-type="float" office:value="7.411111">
            <text:p>7.411111</text:p>
          </table:table-cell>
          <table:table-cell table:formula="of:=[theffect_1_7.H25]" office:value-type="float" office:value="7700">
            <text:p>7700</text:p>
          </table:table-cell>
          <table:table-cell table:number-columns-repeated="2"/>
          <table:table-cell table:formula="of:=[theffect_2_5.$D25]" office:value-type="float" office:value="6.444444">
            <text:p>6.444444</text:p>
          </table:table-cell>
          <table:table-cell table:formula="of:=[theffect_2_5.$H25]" office:value-type="float" office:value="29315">
            <text:p>29315</text:p>
          </table:table-cell>
          <table:table-cell table:formula="of:=[theffect_2_1.$D25]" office:value-type="float" office:value="6.444444">
            <text:p>6.444444</text:p>
          </table:table-cell>
          <table:table-cell table:formula="of:=[theffect_2_1.$H25]" office:value-type="float" office:value="19279">
            <text:p>19279</text:p>
          </table:table-cell>
          <table:table-cell table:formula="of:=[theffect_2_3.$D25]" office:value-type="float" office:value="6.444444">
            <text:p>6.444444</text:p>
          </table:table-cell>
          <table:table-cell table:formula="of:=[theffect_2_3.$H25]" office:value-type="float" office:value="24563">
            <text:p>24563</text:p>
          </table:table-cell>
          <table:table-cell table:number-columns-repeated="3"/>
        </table:table-row>
        <table:table-row table:style-name="ro1">
          <table:table-cell/>
          <table:table-cell table:formula="of:=[theffect_1_9.D26]" office:value-type="float" office:value="6.333333">
            <text:p>6.333333</text:p>
          </table:table-cell>
          <table:table-cell table:formula="of:=[theffect_1_9.H26]" office:value-type="float" office:value="11774">
            <text:p>11774</text:p>
          </table:table-cell>
          <table:table-cell table:formula="of:=[theffect_1_7.D26]" office:value-type="float" office:value="7.666667">
            <text:p>7.666667</text:p>
          </table:table-cell>
          <table:table-cell table:formula="of:=[theffect_1_7.H26]" office:value-type="float" office:value="7490">
            <text:p>7490</text:p>
          </table:table-cell>
          <table:table-cell table:number-columns-repeated="2"/>
          <table:table-cell table:formula="of:=[theffect_2_5.$D26]" office:value-type="float" office:value="6.666667">
            <text:p>6.666667</text:p>
          </table:table-cell>
          <table:table-cell table:formula="of:=[theffect_2_5.$H26]" office:value-type="float" office:value="28977">
            <text:p>28977</text:p>
          </table:table-cell>
          <table:table-cell table:formula="of:=[theffect_2_1.$D26]" office:value-type="float" office:value="6.666667">
            <text:p>6.666667</text:p>
          </table:table-cell>
          <table:table-cell table:formula="of:=[theffect_2_1.$H26]" office:value-type="float" office:value="17883">
            <text:p>17883</text:p>
          </table:table-cell>
          <table:table-cell table:formula="of:=[theffect_2_3.$D26]" office:value-type="float" office:value="6.666667">
            <text:p>6.666667</text:p>
          </table:table-cell>
          <table:table-cell table:formula="of:=[theffect_2_3.$H26]" office:value-type="float" office:value="23661">
            <text:p>23661</text:p>
          </table:table-cell>
          <table:table-cell table:number-columns-repeated="3"/>
        </table:table-row>
        <table:table-row table:style-name="ro1">
          <table:table-cell/>
          <table:table-cell table:formula="of:=[theffect_1_9.D27]" office:value-type="float" office:value="6.544444">
            <text:p>6.544444</text:p>
          </table:table-cell>
          <table:table-cell table:formula="of:=[theffect_1_9.H27]" office:value-type="float" office:value="9741">
            <text:p>9741</text:p>
          </table:table-cell>
          <table:table-cell table:formula="of:=[theffect_1_7.D27]" office:value-type="float" office:value="7.922222">
            <text:p>7.922222</text:p>
          </table:table-cell>
          <table:table-cell table:formula="of:=[theffect_1_7.H27]" office:value-type="float" office:value="7367">
            <text:p>7367</text:p>
          </table:table-cell>
          <table:table-cell table:number-columns-repeated="2"/>
          <table:table-cell table:formula="of:=[theffect_2_5.$D27]" office:value-type="float" office:value="6.888889">
            <text:p>6.888889</text:p>
          </table:table-cell>
          <table:table-cell table:formula="of:=[theffect_2_5.$H27]" office:value-type="float" office:value="28310">
            <text:p>28310</text:p>
          </table:table-cell>
          <table:table-cell table:formula="of:=[theffect_2_1.$D27]" office:value-type="float" office:value="6.888889">
            <text:p>6.888889</text:p>
          </table:table-cell>
          <table:table-cell table:formula="of:=[theffect_2_1.$H27]" office:value-type="float" office:value="15821">
            <text:p>15821</text:p>
          </table:table-cell>
          <table:table-cell table:formula="of:=[theffect_2_3.$D27]" office:value-type="float" office:value="6.888889">
            <text:p>6.888889</text:p>
          </table:table-cell>
          <table:table-cell table:formula="of:=[theffect_2_3.$H27]" office:value-type="float" office:value="22158">
            <text:p>22158</text:p>
          </table:table-cell>
          <table:table-cell table:number-columns-repeated="3"/>
        </table:table-row>
        <table:table-row table:style-name="ro1">
          <table:table-cell/>
          <table:table-cell table:formula="of:=[theffect_1_9.D28]" office:value-type="float" office:value="6.755556">
            <text:p>6.755556</text:p>
          </table:table-cell>
          <table:table-cell table:formula="of:=[theffect_1_9.H28]" office:value-type="float" office:value="8705">
            <text:p>8705</text:p>
          </table:table-cell>
          <table:table-cell table:formula="of:=[theffect_1_7.D28]" office:value-type="float" office:value="8.177778">
            <text:p>8.177778</text:p>
          </table:table-cell>
          <table:table-cell table:formula="of:=[theffect_1_7.H28]" office:value-type="float" office:value="7263">
            <text:p>7263</text:p>
          </table:table-cell>
          <table:table-cell table:number-columns-repeated="2"/>
          <table:table-cell table:formula="of:=[theffect_2_5.$D28]" office:value-type="float" office:value="7.111111">
            <text:p>7.111111</text:p>
          </table:table-cell>
          <table:table-cell table:formula="of:=[theffect_2_5.$H28]" office:value-type="float" office:value="27569">
            <text:p>27569</text:p>
          </table:table-cell>
          <table:table-cell table:formula="of:=[theffect_2_1.$D28]" office:value-type="float" office:value="7.111111">
            <text:p>7.111111</text:p>
          </table:table-cell>
          <table:table-cell table:formula="of:=[theffect_2_1.$H28]" office:value-type="float" office:value="13712">
            <text:p>13712</text:p>
          </table:table-cell>
          <table:table-cell table:formula="of:=[theffect_2_3.$D28]" office:value-type="float" office:value="7.111111">
            <text:p>7.111111</text:p>
          </table:table-cell>
          <table:table-cell table:formula="of:=[theffect_2_3.$H28]" office:value-type="float" office:value="20824">
            <text:p>20824</text:p>
          </table:table-cell>
          <table:table-cell table:number-columns-repeated="3"/>
        </table:table-row>
        <table:table-row table:style-name="ro1">
          <table:table-cell/>
          <table:table-cell table:formula="of:=[theffect_1_9.D29]" office:value-type="float" office:value="6.966667">
            <text:p>6.966667</text:p>
          </table:table-cell>
          <table:table-cell table:formula="of:=[theffect_1_9.H29]" office:value-type="float" office:value="7540">
            <text:p>7540</text:p>
          </table:table-cell>
          <table:table-cell table:formula="of:=[theffect_1_7.D29]" office:value-type="float" office:value="8.433333">
            <text:p>8.433333</text:p>
          </table:table-cell>
          <table:table-cell table:formula="of:=[theffect_1_7.H29]" office:value-type="float" office:value="7168">
            <text:p>7168</text:p>
          </table:table-cell>
          <table:table-cell table:number-columns-repeated="2"/>
          <table:table-cell table:formula="of:=[theffect_2_5.$D29]" office:value-type="float" office:value="7.333333">
            <text:p>7.333333</text:p>
          </table:table-cell>
          <table:table-cell table:formula="of:=[theffect_2_5.$H29]" office:value-type="float" office:value="25529">
            <text:p>25529</text:p>
          </table:table-cell>
          <table:table-cell table:formula="of:=[theffect_2_1.$D29]" office:value-type="float" office:value="7.333333">
            <text:p>7.333333</text:p>
          </table:table-cell>
          <table:table-cell table:formula="of:=[theffect_2_1.$H29]" office:value-type="float" office:value="11987">
            <text:p>11987</text:p>
          </table:table-cell>
          <table:table-cell table:formula="of:=[theffect_2_3.$D29]" office:value-type="float" office:value="7.333333">
            <text:p>7.333333</text:p>
          </table:table-cell>
          <table:table-cell table:formula="of:=[theffect_2_3.$H29]" office:value-type="float" office:value="18482">
            <text:p>18482</text:p>
          </table:table-cell>
          <table:table-cell table:number-columns-repeated="3"/>
        </table:table-row>
        <table:table-row table:style-name="ro1">
          <table:table-cell/>
          <table:table-cell table:formula="of:=[theffect_1_9.D30]" office:value-type="float" office:value="7.177778">
            <text:p>7.177778</text:p>
          </table:table-cell>
          <table:table-cell table:formula="of:=[theffect_1_9.H30]" office:value-type="float" office:value="6968">
            <text:p>6968</text:p>
          </table:table-cell>
          <table:table-cell table:formula="of:=[theffect_1_7.D30]" office:value-type="float" office:value="8.688889">
            <text:p>8.688889</text:p>
          </table:table-cell>
          <table:table-cell table:formula="of:=[theffect_1_7.H30]" office:value-type="float" office:value="7041">
            <text:p>7041</text:p>
          </table:table-cell>
          <table:table-cell table:number-columns-repeated="2"/>
          <table:table-cell table:formula="of:=[theffect_2_5.$D30]" office:value-type="float" office:value="7.555556">
            <text:p>7.555556</text:p>
          </table:table-cell>
          <table:table-cell table:formula="of:=[theffect_2_5.$H30]" office:value-type="float" office:value="23213">
            <text:p>23213</text:p>
          </table:table-cell>
          <table:table-cell table:formula="of:=[theffect_2_1.$D30]" office:value-type="float" office:value="7.555556">
            <text:p>7.555556</text:p>
          </table:table-cell>
          <table:table-cell table:formula="of:=[theffect_2_1.$H30]" office:value-type="float" office:value="11168">
            <text:p>11168</text:p>
          </table:table-cell>
          <table:table-cell table:formula="of:=[theffect_2_3.$D30]" office:value-type="float" office:value="7.555556">
            <text:p>7.555556</text:p>
          </table:table-cell>
          <table:table-cell table:formula="of:=[theffect_2_3.$H30]" office:value-type="float" office:value="16216">
            <text:p>16216</text:p>
          </table:table-cell>
          <table:table-cell table:number-columns-repeated="3"/>
        </table:table-row>
        <table:table-row table:style-name="ro1">
          <table:table-cell/>
          <table:table-cell table:formula="of:=[theffect_1_9.D31]" office:value-type="float" office:value="7.388889">
            <text:p>7.388889</text:p>
          </table:table-cell>
          <table:table-cell table:formula="of:=[theffect_1_9.H31]" office:value-type="float" office:value="6808">
            <text:p>6808</text:p>
          </table:table-cell>
          <table:table-cell table:formula="of:=[theffect_1_7.D31]" office:value-type="float" office:value="8.944444">
            <text:p>8.944444</text:p>
          </table:table-cell>
          <table:table-cell table:formula="of:=[theffect_1_7.H31]" office:value-type="float" office:value="6928">
            <text:p>6928</text:p>
          </table:table-cell>
          <table:table-cell table:number-columns-repeated="2"/>
          <table:table-cell table:formula="of:=[theffect_2_5.$D31]" office:value-type="float" office:value="7.777778">
            <text:p>7.777778</text:p>
          </table:table-cell>
          <table:table-cell table:formula="of:=[theffect_2_5.$H31]" office:value-type="float" office:value="20870">
            <text:p>20870</text:p>
          </table:table-cell>
          <table:table-cell table:formula="of:=[theffect_2_1.$D31]" office:value-type="float" office:value="7.777778">
            <text:p>7.777778</text:p>
          </table:table-cell>
          <table:table-cell table:formula="of:=[theffect_2_1.$H31]" office:value-type="float" office:value="10470">
            <text:p>10470</text:p>
          </table:table-cell>
          <table:table-cell table:formula="of:=[theffect_2_3.$D31]" office:value-type="float" office:value="7.777778">
            <text:p>7.777778</text:p>
          </table:table-cell>
          <table:table-cell table:formula="of:=[theffect_2_3.$H31]" office:value-type="float" office:value="14487">
            <text:p>14487</text:p>
          </table:table-cell>
          <table:table-cell table:number-columns-repeated="3"/>
        </table:table-row>
        <table:table-row table:style-name="ro1">
          <table:table-cell/>
          <table:table-cell table:formula="of:=[theffect_1_9.D32]" office:value-type="float" office:value="7.6">
            <text:p>7.6</text:p>
          </table:table-cell>
          <table:table-cell table:formula="of:=[theffect_1_9.H32]" office:value-type="float" office:value="6661">
            <text:p>6661</text:p>
          </table:table-cell>
          <table:table-cell table:formula="of:=[theffect_1_7.D32]" office:value-type="float" office:value="9.2">
            <text:p>9.2</text:p>
          </table:table-cell>
          <table:table-cell table:formula="of:=[theffect_1_7.H32]" office:value-type="float" office:value="6755">
            <text:p>6755</text:p>
          </table:table-cell>
          <table:table-cell table:number-columns-repeated="2"/>
          <table:table-cell table:formula="of:=[theffect_2_5.$D32]" office:value-type="float" office:value="8">
            <text:p>8</text:p>
          </table:table-cell>
          <table:table-cell table:formula="of:=[theffect_2_5.$H32]" office:value-type="float" office:value="18896">
            <text:p>18896</text:p>
          </table:table-cell>
          <table:table-cell table:formula="of:=[theffect_2_1.$D32]" office:value-type="float" office:value="8">
            <text:p>8</text:p>
          </table:table-cell>
          <table:table-cell table:formula="of:=[theffect_2_1.$H32]" office:value-type="float" office:value="10200">
            <text:p>10200</text:p>
          </table:table-cell>
          <table:table-cell table:formula="of:=[theffect_2_3.$D32]" office:value-type="float" office:value="8">
            <text:p>8</text:p>
          </table:table-cell>
          <table:table-cell table:formula="of:=[theffect_2_3.$H32]" office:value-type="float" office:value="13441">
            <text:p>13441</text:p>
          </table:table-cell>
          <table:table-cell table:number-columns-repeated="3"/>
        </table:table-row>
        <table:table-row table:style-name="ro1">
          <table:table-cell/>
          <table:table-cell table:formula="of:=[theffect_1_9.D33]" office:value-type="float" office:value="7.811111">
            <text:p>7.811111</text:p>
          </table:table-cell>
          <table:table-cell table:formula="of:=[theffect_1_9.H33]" office:value-type="float" office:value="6550">
            <text:p>6550</text:p>
          </table:table-cell>
          <table:table-cell table:formula="of:=[theffect_1_7.D33]" office:value-type="float" office:value="9.455556">
            <text:p>9.455556</text:p>
          </table:table-cell>
          <table:table-cell table:formula="of:=[theffect_1_7.H33]" office:value-type="float" office:value="6459">
            <text:p>6459</text:p>
          </table:table-cell>
          <table:table-cell table:number-columns-repeated="2"/>
          <table:table-cell table:formula="of:=[theffect_2_5.$D33]" office:value-type="float" office:value="8.222222">
            <text:p>8.222222</text:p>
          </table:table-cell>
          <table:table-cell table:formula="of:=[theffect_2_5.$H33]" office:value-type="float" office:value="17745">
            <text:p>17745</text:p>
          </table:table-cell>
          <table:table-cell table:formula="of:=[theffect_2_1.$D33]" office:value-type="float" office:value="8.222222">
            <text:p>8.222222</text:p>
          </table:table-cell>
          <table:table-cell table:formula="of:=[theffect_2_1.$H33]" office:value-type="float" office:value="10015">
            <text:p>10015</text:p>
          </table:table-cell>
          <table:table-cell table:formula="of:=[theffect_2_3.$D33]" office:value-type="float" office:value="8.222222">
            <text:p>8.222222</text:p>
          </table:table-cell>
          <table:table-cell table:formula="of:=[theffect_2_3.$H33]" office:value-type="float" office:value="13124">
            <text:p>13124</text:p>
          </table:table-cell>
          <table:table-cell table:number-columns-repeated="3"/>
        </table:table-row>
        <table:table-row table:style-name="ro1">
          <table:table-cell/>
          <table:table-cell table:formula="of:=[theffect_1_9.D34]" office:value-type="float" office:value="8.022222">
            <text:p>8.022222</text:p>
          </table:table-cell>
          <table:table-cell table:formula="of:=[theffect_1_9.H34]" office:value-type="float" office:value="6492">
            <text:p>6492</text:p>
          </table:table-cell>
          <table:table-cell table:formula="of:=[theffect_1_7.D34]" office:value-type="float" office:value="9.711111">
            <text:p>9.711111</text:p>
          </table:table-cell>
          <table:table-cell table:formula="of:=[theffect_1_7.H34]" office:value-type="float" office:value="6082">
            <text:p>6082</text:p>
          </table:table-cell>
          <table:table-cell table:number-columns-repeated="2"/>
          <table:table-cell table:formula="of:=[theffect_2_5.$D34]" office:value-type="float" office:value="8.444444">
            <text:p>8.444444</text:p>
          </table:table-cell>
          <table:table-cell table:formula="of:=[theffect_2_5.$H34]" office:value-type="float" office:value="16879">
            <text:p>16879</text:p>
          </table:table-cell>
          <table:table-cell table:formula="of:=[theffect_2_1.$D34]" office:value-type="float" office:value="8.444444">
            <text:p>8.444444</text:p>
          </table:table-cell>
          <table:table-cell table:formula="of:=[theffect_2_1.$H34]" office:value-type="float" office:value="9879">
            <text:p>9879</text:p>
          </table:table-cell>
          <table:table-cell table:formula="of:=[theffect_2_3.$D34]" office:value-type="float" office:value="8.444444">
            <text:p>8.444444</text:p>
          </table:table-cell>
          <table:table-cell table:formula="of:=[theffect_2_3.$H34]" office:value-type="float" office:value="12861">
            <text:p>12861</text:p>
          </table:table-cell>
          <table:table-cell table:number-columns-repeated="3"/>
        </table:table-row>
        <table:table-row table:style-name="ro1">
          <table:table-cell/>
          <table:table-cell table:formula="of:=[theffect_1_9.D35]" office:value-type="float" office:value="8.233333">
            <text:p>8.233333</text:p>
          </table:table-cell>
          <table:table-cell table:formula="of:=[theffect_1_9.H35]" office:value-type="float" office:value="6373">
            <text:p>6373</text:p>
          </table:table-cell>
          <table:table-cell table:formula="of:=[theffect_1_7.D35]" office:value-type="float" office:value="9.966667">
            <text:p>9.966667</text:p>
          </table:table-cell>
          <table:table-cell table:formula="of:=[theffect_1_7.H35]" office:value-type="float" office:value="5449">
            <text:p>5449</text:p>
          </table:table-cell>
          <table:table-cell table:number-columns-repeated="2"/>
          <table:table-cell table:formula="of:=[theffect_2_5.$D35]" office:value-type="float" office:value="8.666667">
            <text:p>8.666667</text:p>
          </table:table-cell>
          <table:table-cell table:formula="of:=[theffect_2_5.$H35]" office:value-type="float" office:value="16445">
            <text:p>16445</text:p>
          </table:table-cell>
          <table:table-cell table:formula="of:=[theffect_2_1.$D35]" office:value-type="float" office:value="8.666667">
            <text:p>8.666667</text:p>
          </table:table-cell>
          <table:table-cell table:formula="of:=[theffect_2_1.$H35]" office:value-type="float" office:value="9794">
            <text:p>9794</text:p>
          </table:table-cell>
          <table:table-cell table:formula="of:=[theffect_2_3.$D35]" office:value-type="float" office:value="8.666667">
            <text:p>8.666667</text:p>
          </table:table-cell>
          <table:table-cell table:formula="of:=[theffect_2_3.$H35]" office:value-type="float" office:value="12680">
            <text:p>12680</text:p>
          </table:table-cell>
          <table:table-cell table:number-columns-repeated="3"/>
        </table:table-row>
        <table:table-row table:style-name="ro1">
          <table:table-cell/>
          <table:table-cell table:formula="of:=[theffect_1_9.D36]" office:value-type="float" office:value="8.444444">
            <text:p>8.444444</text:p>
          </table:table-cell>
          <table:table-cell table:formula="of:=[theffect_1_9.H36]" office:value-type="float" office:value="6250">
            <text:p>6250</text:p>
          </table:table-cell>
          <table:table-cell table:formula="of:=[theffect_1_7.D36]" office:value-type="float" office:value="10.222222">
            <text:p>10.222222</text:p>
          </table:table-cell>
          <table:table-cell table:formula="of:=[theffect_1_7.H36]" office:value-type="float" office:value="4911">
            <text:p>4911</text:p>
          </table:table-cell>
          <table:table-cell table:number-columns-repeated="2"/>
          <table:table-cell table:formula="of:=[theffect_2_5.$D36]" office:value-type="float" office:value="8.888889">
            <text:p>8.888889</text:p>
          </table:table-cell>
          <table:table-cell table:formula="of:=[theffect_2_5.$H36]" office:value-type="float" office:value="16248">
            <text:p>16248</text:p>
          </table:table-cell>
          <table:table-cell table:formula="of:=[theffect_2_1.$D36]" office:value-type="float" office:value="8.888889">
            <text:p>8.888889</text:p>
          </table:table-cell>
          <table:table-cell table:formula="of:=[theffect_2_1.$H36]" office:value-type="float" office:value="9664">
            <text:p>9664</text:p>
          </table:table-cell>
          <table:table-cell table:formula="of:=[theffect_2_3.$D36]" office:value-type="float" office:value="8.888889">
            <text:p>8.888889</text:p>
          </table:table-cell>
          <table:table-cell table:formula="of:=[theffect_2_3.$H36]" office:value-type="float" office:value="12526">
            <text:p>12526</text:p>
          </table:table-cell>
          <table:table-cell table:number-columns-repeated="3"/>
        </table:table-row>
        <table:table-row table:style-name="ro1">
          <table:table-cell/>
          <table:table-cell table:formula="of:=[theffect_1_9.D37]" office:value-type="float" office:value="8.655556">
            <text:p>8.655556</text:p>
          </table:table-cell>
          <table:table-cell table:formula="of:=[theffect_1_9.H37]" office:value-type="float" office:value="6165">
            <text:p>6165</text:p>
          </table:table-cell>
          <table:table-cell table:formula="of:=[theffect_1_7.D37]" office:value-type="float" office:value="10.477778">
            <text:p>10.477778</text:p>
          </table:table-cell>
          <table:table-cell table:formula="of:=[theffect_1_7.H37]" office:value-type="float" office:value="4414">
            <text:p>4414</text:p>
          </table:table-cell>
          <table:table-cell table:number-columns-repeated="2"/>
          <table:table-cell table:formula="of:=[theffect_2_5.$D37]" office:value-type="float" office:value="9.111111">
            <text:p>9.111111</text:p>
          </table:table-cell>
          <table:table-cell table:formula="of:=[theffect_2_5.$H37]" office:value-type="float" office:value="16135">
            <text:p>16135</text:p>
          </table:table-cell>
          <table:table-cell table:formula="of:=[theffect_2_1.$D37]" office:value-type="float" office:value="9.111111">
            <text:p>9.111111</text:p>
          </table:table-cell>
          <table:table-cell table:formula="of:=[theffect_2_1.$H37]" office:value-type="float" office:value="9511">
            <text:p>9511</text:p>
          </table:table-cell>
          <table:table-cell table:formula="of:=[theffect_2_3.$D37]" office:value-type="float" office:value="9.111111">
            <text:p>9.111111</text:p>
          </table:table-cell>
          <table:table-cell table:formula="of:=[theffect_2_3.$H37]" office:value-type="float" office:value="12439">
            <text:p>12439</text:p>
          </table:table-cell>
          <table:table-cell table:number-columns-repeated="3"/>
        </table:table-row>
        <table:table-row table:style-name="ro1">
          <table:table-cell/>
          <table:table-cell table:formula="of:=[theffect_1_9.D38]" office:value-type="float" office:value="8.866667">
            <text:p>8.866667</text:p>
          </table:table-cell>
          <table:table-cell table:formula="of:=[theffect_1_9.H38]" office:value-type="float" office:value="5994">
            <text:p>5994</text:p>
          </table:table-cell>
          <table:table-cell table:formula="of:=[theffect_1_7.D38]" office:value-type="float" office:value="10.733333">
            <text:p>10.733333</text:p>
          </table:table-cell>
          <table:table-cell table:formula="of:=[theffect_1_7.H38]" office:value-type="float" office:value="3961">
            <text:p>3961</text:p>
          </table:table-cell>
          <table:table-cell table:number-columns-repeated="2"/>
          <table:table-cell table:formula="of:=[theffect_2_5.$D38]" office:value-type="float" office:value="9.333333">
            <text:p>9.333333</text:p>
          </table:table-cell>
          <table:table-cell table:formula="of:=[theffect_2_5.$H38]" office:value-type="float" office:value="15988">
            <text:p>15988</text:p>
          </table:table-cell>
          <table:table-cell table:formula="of:=[theffect_2_1.$D38]" office:value-type="float" office:value="9.333333">
            <text:p>9.333333</text:p>
          </table:table-cell>
          <table:table-cell table:formula="of:=[theffect_2_1.$H38]" office:value-type="float" office:value="9351">
            <text:p>9351</text:p>
          </table:table-cell>
          <table:table-cell table:formula="of:=[theffect_2_3.$D38]" office:value-type="float" office:value="9.333333">
            <text:p>9.333333</text:p>
          </table:table-cell>
          <table:table-cell table:formula="of:=[theffect_2_3.$H38]" office:value-type="float" office:value="12305">
            <text:p>12305</text:p>
          </table:table-cell>
          <table:table-cell table:number-columns-repeated="3"/>
        </table:table-row>
      </table:table>
      <table:table table:name="sumtemp" table:style-name="ta1" table:print="false">
        <table:table-column table:style-name="co6" table:number-columns-repeated="25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table:formula="of:=[theffect_1_7_c_1.$D3]" office:value-type="string" office:string-value="threshold">
            <text:p>threshold</text:p>
          </table:table-cell>
          <table:table-cell table:formula="of:=[theffect_1_7_c_1.$L3]" office:value-type="string" office:string-value="coincnt 1.7[V]ov@1[c]">
            <text:p>coincnt 1.7[V]ov@1[c]</text:p>
          </table:table-cell>
          <table:table-cell table:formula="of:=[theffect_1_7_c_2.$D3]" office:value-type="string" office:string-value="threshold">
            <text:p>threshold</text:p>
          </table:table-cell>
          <table:table-cell table:formula="of:=[theffect_1_7_c_2.$L3]" office:value-type="string" office:string-value="coincnt 1.7[V]ov@5[c]">
            <text:p>coincnt 1.7[V]ov@5[c]</text:p>
          </table:table-cell>
          <table:table-cell table:formula="of:=[theffect_1_7_c_3.$D3]" office:value-type="string" office:string-value="threshold">
            <text:p>threshold</text:p>
          </table:table-cell>
          <table:table-cell table:formula="of:=[theffect_1_7_c_3.$L3]" office:value-type="string" office:string-value="coincnt 1.7[V]ov@16[c]">
            <text:p>coincnt 1.7[V]ov@16[c]</text:p>
          </table:table-cell>
          <table:table-cell table:formula="of:=[theffect_1_7_c_4.$D3]" office:value-type="string" office:string-value="threshold">
            <text:p>threshold</text:p>
          </table:table-cell>
          <table:table-cell table:formula="of:=[theffect_1_7_c_4.$L3]" office:value-type="string" office:string-value="coincnt 1.7[V]ov@18[c]">
            <text:p>coincnt 1.7[V]ov@18[c]</text:p>
          </table:table-cell>
          <table:table-cell table:formula="of:=[theffect_1_7_c_5.$D3]" office:value-type="string" office:string-value="threshold">
            <text:p>threshold</text:p>
          </table:table-cell>
          <table:table-cell table:formula="of:=[theffect_1_7_c_5.$L3]" office:value-type="string" office:string-value="coincnt 1.7[V]ov@20[c]">
            <text:p>coincnt 1.7[V]ov@20[c]</text:p>
          </table:table-cell>
          <table:table-cell table:formula="of:=[theffect_1_7_c_6.$D3]" office:value-type="string" office:string-value="threshold">
            <text:p>threshold</text:p>
          </table:table-cell>
          <table:table-cell table:formula="of:=[theffect_1_7_c_6.$L3]" office:value-type="string" office:string-value="coincnt 1.7[V]ov@21[c]">
            <text:p>coincnt 1.7[V]ov@21[c]</text:p>
          </table:table-cell>
          <table:table-cell/>
          <table:table-cell table:formula="of:=[theffect_1_7_c_1.$Q3]" office:value-type="float" office:value="0">
            <text:p>0</text:p>
          </table:table-cell>
          <table:table-cell table:formula="of:=[theffect_1_7_c_1.$U3]" office:value-type="string" office:string-value="pkcnt1 1.7[V]ov@1[c]STH">
            <text:p>pkcnt1 1.7[V]ov@1[c]STH</text:p>
          </table:table-cell>
          <table:table-cell table:formula="of:=[theffect_1_7_c_2.$Q3]" office:value-type="float" office:value="0">
            <text:p>0</text:p>
          </table:table-cell>
          <table:table-cell table:formula="of:=[theffect_1_7_c_2.$U3]" office:value-type="string" office:string-value="pkcnt1 1.7[V]ov@5[c]STH">
            <text:p>pkcnt1 1.7[V]ov@5[c]STH</text:p>
          </table:table-cell>
          <table:table-cell table:formula="of:=[theffect_1_7_c_3.$Q3]" office:value-type="float" office:value="0">
            <text:p>0</text:p>
          </table:table-cell>
          <table:table-cell table:formula="of:=[theffect_1_7_c_3.$U3]" office:value-type="string" office:string-value="pkcnt1 1.7[V]ov@16[c]STH">
            <text:p>pkcnt1 1.7[V]ov@16[c]STH</text:p>
          </table:table-cell>
          <table:table-cell table:formula="of:=[theffect_1_7_c_4.$Q3]" office:value-type="float" office:value="0">
            <text:p>0</text:p>
          </table:table-cell>
          <table:table-cell table:formula="of:=[theffect_1_7_c_4.$U3]" office:value-type="string" office:string-value="pkcnt1 1.7[V]ov@18[c]STH">
            <text:p>pkcnt1 1.7[V]ov@18[c]STH</text:p>
          </table:table-cell>
          <table:table-cell table:formula="of:=[theffect_1_7_c_5.$Q3]" office:value-type="float" office:value="0">
            <text:p>0</text:p>
          </table:table-cell>
          <table:table-cell table:formula="of:=[theffect_1_7_c_5.$U3]" office:value-type="string" office:string-value="pkcnt1 1.7[V]ov@20[c]STH">
            <text:p>pkcnt1 1.7[V]ov@20[c]STH</text:p>
          </table:table-cell>
          <table:table-cell table:formula="of:=[theffect_1_7_c_6.$Q3]" office:value-type="float" office:value="0">
            <text:p>0</text:p>
          </table:table-cell>
          <table:table-cell table:formula="of:=[theffect_1_7_c_6.$U3]" office:value-type="string" office:string-value="pkcnt1 1.7[V]ov@21[c]STH">
            <text:p>pkcnt1 1.7[V]ov@21[c]STH</text:p>
          </table:table-cell>
        </table:table-row>
        <table:table-row table:style-name="ro1">
          <table:table-cell table:formula="of:=[theffect_1_7_c_1.$D4]" office:value-type="float" office:value="2.044444">
            <text:p>2.044444</text:p>
          </table:table-cell>
          <table:table-cell table:formula="of:=[theffect_1_7_c_1.$L4]*10" office:value-type="float" office:value="370">
            <text:p>370</text:p>
          </table:table-cell>
          <table:table-cell table:formula="of:=[theffect_1_7_c_2.$D4]" office:value-type="float" office:value="2.044444">
            <text:p>2.044444</text:p>
          </table:table-cell>
          <table:table-cell table:formula="of:=[theffect_1_7_c_2.$L4]*10" office:value-type="float" office:value="680">
            <text:p>680</text:p>
          </table:table-cell>
          <table:table-cell table:formula="of:=[theffect_1_7_c_3.$D4]" office:value-type="float" office:value="2.044444">
            <text:p>2.044444</text:p>
          </table:table-cell>
          <table:table-cell table:formula="of:=[theffect_1_7_c_3.$L4]*10" office:value-type="float" office:value="4160">
            <text:p>4160</text:p>
          </table:table-cell>
          <table:table-cell table:formula="of:=[theffect_1_7_c_4.$D4]" office:value-type="float" office:value="2.044444">
            <text:p>2.044444</text:p>
          </table:table-cell>
          <table:table-cell table:formula="of:=[theffect_1_7_c_4.$L4]*10" office:value-type="float" office:value="5960">
            <text:p>5960</text:p>
          </table:table-cell>
          <table:table-cell table:formula="of:=[theffect_1_7_c_5.$D4]" office:value-type="float" office:value="1.777778">
            <text:p>1.777778</text:p>
          </table:table-cell>
          <table:table-cell table:formula="of:=[theffect_1_7_c_5.$L4]*10" office:value-type="float" office:value="9010">
            <text:p>9010</text:p>
          </table:table-cell>
          <table:table-cell table:formula="of:=[theffect_1_7_c_6.$D4]" office:value-type="float" office:value="1.777778">
            <text:p>1.777778</text:p>
          </table:table-cell>
          <table:table-cell table:formula="of:=[theffect_1_7_c_6.$L4]*10" office:value-type="float" office:value="10700">
            <text:p>10700</text:p>
          </table:table-cell>
          <table:table-cell/>
          <table:table-cell table:formula="of:=[theffect_1_7_c_1.$Q4]" office:value-type="float" office:value="2.044444">
            <text:p>2.044444</text:p>
          </table:table-cell>
          <table:table-cell table:formula="of:=10*[theffect_1_7_c_1.$U4]" office:value-type="float" office:value="546600">
            <text:p>546600</text:p>
          </table:table-cell>
          <table:table-cell table:formula="of:=[theffect_1_7_c_2.$Q4]" office:value-type="float" office:value="2.044444">
            <text:p>2.044444</text:p>
          </table:table-cell>
          <table:table-cell table:formula="of:=[theffect_1_7_c_2.$U4]*10" office:value-type="float" office:value="739900">
            <text:p>739900</text:p>
          </table:table-cell>
          <table:table-cell table:formula="of:=[theffect_1_7_c_3.$Q4]" office:value-type="float" office:value="1.688889">
            <text:p>1.688889</text:p>
          </table:table-cell>
          <table:table-cell table:formula="of:=[theffect_1_7_c_3.$U4]*10" office:value-type="float" office:value="1941600">
            <text:p>1941600</text:p>
          </table:table-cell>
          <table:table-cell table:formula="of:=[theffect_1_7_c_4.$Q4]" office:value-type="float" office:value="2.044444">
            <text:p>2.044444</text:p>
          </table:table-cell>
          <table:table-cell table:formula="of:=[theffect_1_7_c_4.$U4]*10" office:value-type="float" office:value="1754820">
            <text:p>1754820</text:p>
          </table:table-cell>
          <table:table-cell table:formula="of:=[theffect_1_7_c_5.$Q4]" office:value-type="float" office:value="2.044444">
            <text:p>2.044444</text:p>
          </table:table-cell>
          <table:table-cell table:formula="of:=[theffect_1_7_c_5.$U4]*10" office:value-type="float" office:value="2579120">
            <text:p>2579120</text:p>
          </table:table-cell>
          <table:table-cell table:formula="of:=[theffect_1_7_c_6.$Q4]" office:value-type="float" office:value="2.044444">
            <text:p>2.044444</text:p>
          </table:table-cell>
          <table:table-cell table:formula="of:=[theffect_1_7_c_6.$U4]*10" office:value-type="float" office:value="2785410">
            <text:p>2785410</text:p>
          </table:table-cell>
        </table:table-row>
        <table:table-row table:style-name="ro1">
          <table:table-cell table:formula="of:=[theffect_1_7_c_1.$D5]" office:value-type="float" office:value="2.3">
            <text:p>2.3</text:p>
          </table:table-cell>
          <table:table-cell table:formula="of:=[theffect_1_7_c_1.$L5]*10" office:value-type="float" office:value="410">
            <text:p>410</text:p>
          </table:table-cell>
          <table:table-cell table:formula="of:=[theffect_1_7_c_2.$D5]" office:value-type="float" office:value="2.3">
            <text:p>2.3</text:p>
          </table:table-cell>
          <table:table-cell table:formula="of:=[theffect_1_7_c_2.$L5]*10" office:value-type="float" office:value="700">
            <text:p>700</text:p>
          </table:table-cell>
          <table:table-cell table:formula="of:=[theffect_1_7_c_3.$D5]" office:value-type="float" office:value="2.3">
            <text:p>2.3</text:p>
          </table:table-cell>
          <table:table-cell table:formula="of:=[theffect_1_7_c_3.$L5]*10" office:value-type="float" office:value="4110">
            <text:p>4110</text:p>
          </table:table-cell>
          <table:table-cell table:formula="of:=[theffect_1_7_c_4.$D5]" office:value-type="float" office:value="2.3">
            <text:p>2.3</text:p>
          </table:table-cell>
          <table:table-cell table:formula="of:=[theffect_1_7_c_4.$L5]*10" office:value-type="float" office:value="5850">
            <text:p>5850</text:p>
          </table:table-cell>
          <table:table-cell table:formula="of:=[theffect_1_7_c_5.$D5]" office:value-type="float" office:value="2">
            <text:p>2</text:p>
          </table:table-cell>
          <table:table-cell table:formula="of:=[theffect_1_7_c_5.$L5]*10" office:value-type="float" office:value="9200">
            <text:p>9200</text:p>
          </table:table-cell>
          <table:table-cell table:formula="of:=[theffect_1_7_c_6.$D5]" office:value-type="float" office:value="2">
            <text:p>2</text:p>
          </table:table-cell>
          <table:table-cell table:formula="of:=[theffect_1_7_c_6.$L5]*10" office:value-type="float" office:value="10450">
            <text:p>10450</text:p>
          </table:table-cell>
          <table:table-cell/>
          <table:table-cell table:formula="of:=[theffect_1_7_c_1.$Q5]" office:value-type="float" office:value="2.3">
            <text:p>2.3</text:p>
          </table:table-cell>
          <table:table-cell table:formula="of:=10*[theffect_1_7_c_1.$U5]" office:value-type="float" office:value="516060">
            <text:p>516060</text:p>
          </table:table-cell>
          <table:table-cell table:formula="of:=[theffect_1_7_c_2.$Q5]" office:value-type="float" office:value="2.3">
            <text:p>2.3</text:p>
          </table:table-cell>
          <table:table-cell table:formula="of:=[theffect_1_7_c_2.$U5]*10" office:value-type="float" office:value="697650">
            <text:p>697650</text:p>
          </table:table-cell>
          <table:table-cell table:formula="of:=[theffect_1_7_c_3.$Q5]" office:value-type="float" office:value="1.9">
            <text:p>1.9</text:p>
          </table:table-cell>
          <table:table-cell table:formula="of:=[theffect_1_7_c_3.$U5]*10" office:value-type="float" office:value="1831060">
            <text:p>1831060</text:p>
          </table:table-cell>
          <table:table-cell table:formula="of:=[theffect_1_7_c_4.$Q5]" office:value-type="float" office:value="2.3">
            <text:p>2.3</text:p>
          </table:table-cell>
          <table:table-cell table:formula="of:=[theffect_1_7_c_4.$U5]*10" office:value-type="float" office:value="1646840">
            <text:p>1646840</text:p>
          </table:table-cell>
          <table:table-cell table:formula="of:=[theffect_1_7_c_5.$Q5]" office:value-type="float" office:value="2.3">
            <text:p>2.3</text:p>
          </table:table-cell>
          <table:table-cell table:formula="of:=[theffect_1_7_c_5.$U5]*10" office:value-type="float" office:value="2418270">
            <text:p>2418270</text:p>
          </table:table-cell>
          <table:table-cell table:formula="of:=[theffect_1_7_c_6.$Q5]" office:value-type="float" office:value="2.3">
            <text:p>2.3</text:p>
          </table:table-cell>
          <table:table-cell table:formula="of:=[theffect_1_7_c_6.$U5]*10" office:value-type="float" office:value="2605610">
            <text:p>2605610</text:p>
          </table:table-cell>
        </table:table-row>
        <table:table-row table:style-name="ro1">
          <table:table-cell table:formula="of:=[theffect_1_7_c_1.$D6]" office:value-type="float" office:value="2.555556">
            <text:p>2.555556</text:p>
          </table:table-cell>
          <table:table-cell table:formula="of:=[theffect_1_7_c_1.$L6]*10" office:value-type="float" office:value="420">
            <text:p>420</text:p>
          </table:table-cell>
          <table:table-cell table:formula="of:=[theffect_1_7_c_2.$D6]" office:value-type="float" office:value="2.555556">
            <text:p>2.555556</text:p>
          </table:table-cell>
          <table:table-cell table:formula="of:=[theffect_1_7_c_2.$L6]*10" office:value-type="float" office:value="590">
            <text:p>590</text:p>
          </table:table-cell>
          <table:table-cell table:formula="of:=[theffect_1_7_c_3.$D6]" office:value-type="float" office:value="2.555556">
            <text:p>2.555556</text:p>
          </table:table-cell>
          <table:table-cell table:formula="of:=[theffect_1_7_c_3.$L6]*10" office:value-type="float" office:value="3860">
            <text:p>3860</text:p>
          </table:table-cell>
          <table:table-cell table:formula="of:=[theffect_1_7_c_4.$D6]" office:value-type="float" office:value="2.555556">
            <text:p>2.555556</text:p>
          </table:table-cell>
          <table:table-cell table:formula="of:=[theffect_1_7_c_4.$L6]*10" office:value-type="float" office:value="5050">
            <text:p>5050</text:p>
          </table:table-cell>
          <table:table-cell table:formula="of:=[theffect_1_7_c_5.$D6]" office:value-type="float" office:value="2.222222">
            <text:p>2.222222</text:p>
          </table:table-cell>
          <table:table-cell table:formula="of:=[theffect_1_7_c_5.$L6]*10" office:value-type="float" office:value="9080">
            <text:p>9080</text:p>
          </table:table-cell>
          <table:table-cell table:formula="of:=[theffect_1_7_c_6.$D6]" office:value-type="float" office:value="2.222222">
            <text:p>2.222222</text:p>
          </table:table-cell>
          <table:table-cell table:formula="of:=[theffect_1_7_c_6.$L6]*10" office:value-type="float" office:value="10170">
            <text:p>10170</text:p>
          </table:table-cell>
          <table:table-cell/>
          <table:table-cell table:formula="of:=[theffect_1_7_c_1.$Q6]" office:value-type="float" office:value="2.555556">
            <text:p>2.555556</text:p>
          </table:table-cell>
          <table:table-cell table:formula="of:=10*[theffect_1_7_c_1.$U6]" office:value-type="float" office:value="486530">
            <text:p>486530</text:p>
          </table:table-cell>
          <table:table-cell table:formula="of:=[theffect_1_7_c_2.$Q6]" office:value-type="float" office:value="2.555556">
            <text:p>2.555556</text:p>
          </table:table-cell>
          <table:table-cell table:formula="of:=[theffect_1_7_c_2.$U6]*10" office:value-type="float" office:value="654860">
            <text:p>654860</text:p>
          </table:table-cell>
          <table:table-cell table:formula="of:=[theffect_1_7_c_3.$Q6]" office:value-type="float" office:value="2.111111">
            <text:p>2.111111</text:p>
          </table:table-cell>
          <table:table-cell table:formula="of:=[theffect_1_7_c_3.$U6]*10" office:value-type="float" office:value="1754820">
            <text:p>1754820</text:p>
          </table:table-cell>
          <table:table-cell table:formula="of:=[theffect_1_7_c_4.$Q6]" office:value-type="float" office:value="2.555556">
            <text:p>2.555556</text:p>
          </table:table-cell>
          <table:table-cell table:formula="of:=[theffect_1_7_c_4.$U6]*10" office:value-type="float" office:value="1536540">
            <text:p>1536540</text:p>
          </table:table-cell>
          <table:table-cell table:formula="of:=[theffect_1_7_c_5.$Q6]" office:value-type="float" office:value="2.555556">
            <text:p>2.555556</text:p>
          </table:table-cell>
          <table:table-cell table:formula="of:=[theffect_1_7_c_5.$U6]*10" office:value-type="float" office:value="2255070">
            <text:p>2255070</text:p>
          </table:table-cell>
          <table:table-cell table:formula="of:=[theffect_1_7_c_6.$Q6]" office:value-type="float" office:value="2.555556">
            <text:p>2.555556</text:p>
          </table:table-cell>
          <table:table-cell table:formula="of:=[theffect_1_7_c_6.$U6]*10" office:value-type="float" office:value="2424860">
            <text:p>2424860</text:p>
          </table:table-cell>
        </table:table-row>
        <table:table-row table:style-name="ro1">
          <table:table-cell table:formula="of:=[theffect_1_7_c_1.$D7]" office:value-type="float" office:value="2.811111">
            <text:p>2.811111</text:p>
          </table:table-cell>
          <table:table-cell table:formula="of:=[theffect_1_7_c_1.$L7]*10" office:value-type="float" office:value="320">
            <text:p>320</text:p>
          </table:table-cell>
          <table:table-cell table:formula="of:=[theffect_1_7_c_2.$D7]" office:value-type="float" office:value="2.811111">
            <text:p>2.811111</text:p>
          </table:table-cell>
          <table:table-cell table:formula="of:=[theffect_1_7_c_2.$L7]*10" office:value-type="float" office:value="470">
            <text:p>470</text:p>
          </table:table-cell>
          <table:table-cell table:formula="of:=[theffect_1_7_c_3.$D7]" office:value-type="float" office:value="2.811111">
            <text:p>2.811111</text:p>
          </table:table-cell>
          <table:table-cell table:formula="of:=[theffect_1_7_c_3.$L7]*10" office:value-type="float" office:value="2830">
            <text:p>2830</text:p>
          </table:table-cell>
          <table:table-cell table:formula="of:=[theffect_1_7_c_4.$D7]" office:value-type="float" office:value="2.811111">
            <text:p>2.811111</text:p>
          </table:table-cell>
          <table:table-cell table:formula="of:=[theffect_1_7_c_4.$L7]*10" office:value-type="float" office:value="3260">
            <text:p>3260</text:p>
          </table:table-cell>
          <table:table-cell table:formula="of:=[theffect_1_7_c_5.$D7]" office:value-type="float" office:value="2.444444">
            <text:p>2.444444</text:p>
          </table:table-cell>
          <table:table-cell table:formula="of:=[theffect_1_7_c_5.$L7]*10" office:value-type="float" office:value="8080">
            <text:p>8080</text:p>
          </table:table-cell>
          <table:table-cell table:formula="of:=[theffect_1_7_c_6.$D7]" office:value-type="float" office:value="2.444444">
            <text:p>2.444444</text:p>
          </table:table-cell>
          <table:table-cell table:formula="of:=[theffect_1_7_c_6.$L7]*10" office:value-type="float" office:value="8800">
            <text:p>8800</text:p>
          </table:table-cell>
          <table:table-cell/>
          <table:table-cell table:formula="of:=[theffect_1_7_c_1.$Q7]" office:value-type="float" office:value="2.811111">
            <text:p>2.811111</text:p>
          </table:table-cell>
          <table:table-cell table:formula="of:=10*[theffect_1_7_c_1.$U7]" office:value-type="float" office:value="456760">
            <text:p>456760</text:p>
          </table:table-cell>
          <table:table-cell table:formula="of:=[theffect_1_7_c_2.$Q7]" office:value-type="float" office:value="2.811111">
            <text:p>2.811111</text:p>
          </table:table-cell>
          <table:table-cell table:formula="of:=[theffect_1_7_c_2.$U7]*10" office:value-type="float" office:value="610710">
            <text:p>610710</text:p>
          </table:table-cell>
          <table:table-cell table:formula="of:=[theffect_1_7_c_3.$Q7]" office:value-type="float" office:value="2.322222">
            <text:p>2.322222</text:p>
          </table:table-cell>
          <table:table-cell table:formula="of:=[theffect_1_7_c_3.$U7]*10" office:value-type="float" office:value="1646840">
            <text:p>1646840</text:p>
          </table:table-cell>
          <table:table-cell table:formula="of:=[theffect_1_7_c_4.$Q7]" office:value-type="float" office:value="2.811111">
            <text:p>2.811111</text:p>
          </table:table-cell>
          <table:table-cell table:formula="of:=[theffect_1_7_c_4.$U7]*10" office:value-type="float" office:value="1419460">
            <text:p>1419460</text:p>
          </table:table-cell>
          <table:table-cell table:formula="of:=[theffect_1_7_c_5.$Q7]" office:value-type="float" office:value="2.811111">
            <text:p>2.811111</text:p>
          </table:table-cell>
          <table:table-cell table:formula="of:=[theffect_1_7_c_5.$U7]*10" office:value-type="float" office:value="2080410">
            <text:p>2080410</text:p>
          </table:table-cell>
          <table:table-cell table:formula="of:=[theffect_1_7_c_6.$Q7]" office:value-type="float" office:value="2.811111">
            <text:p>2.811111</text:p>
          </table:table-cell>
          <table:table-cell table:formula="of:=[theffect_1_7_c_6.$U7]*10" office:value-type="float" office:value="2226290">
            <text:p>2226290</text:p>
          </table:table-cell>
        </table:table-row>
        <table:table-row table:style-name="ro1">
          <table:table-cell table:formula="of:=[theffect_1_7_c_1.$D8]" office:value-type="float" office:value="3.066667">
            <text:p>3.066667</text:p>
          </table:table-cell>
          <table:table-cell table:formula="of:=[theffect_1_7_c_1.$L8]*10" office:value-type="float" office:value="220">
            <text:p>220</text:p>
          </table:table-cell>
          <table:table-cell table:formula="of:=[theffect_1_7_c_2.$D8]" office:value-type="float" office:value="3.066667">
            <text:p>3.066667</text:p>
          </table:table-cell>
          <table:table-cell table:formula="of:=[theffect_1_7_c_2.$L8]*10" office:value-type="float" office:value="330">
            <text:p>330</text:p>
          </table:table-cell>
          <table:table-cell table:formula="of:=[theffect_1_7_c_3.$D8]" office:value-type="float" office:value="3.066667">
            <text:p>3.066667</text:p>
          </table:table-cell>
          <table:table-cell table:formula="of:=[theffect_1_7_c_3.$L8]*10" office:value-type="float" office:value="1540">
            <text:p>1540</text:p>
          </table:table-cell>
          <table:table-cell table:formula="of:=[theffect_1_7_c_4.$D8]" office:value-type="float" office:value="3.066667">
            <text:p>3.066667</text:p>
          </table:table-cell>
          <table:table-cell table:formula="of:=[theffect_1_7_c_4.$L8]*10" office:value-type="float" office:value="1440">
            <text:p>1440</text:p>
          </table:table-cell>
          <table:table-cell table:formula="of:=[theffect_1_7_c_5.$D8]" office:value-type="float" office:value="2.666667">
            <text:p>2.666667</text:p>
          </table:table-cell>
          <table:table-cell table:formula="of:=[theffect_1_7_c_5.$L8]*10" office:value-type="float" office:value="6520">
            <text:p>6520</text:p>
          </table:table-cell>
          <table:table-cell table:formula="of:=[theffect_1_7_c_6.$D8]" office:value-type="float" office:value="2.666667">
            <text:p>2.666667</text:p>
          </table:table-cell>
          <table:table-cell table:formula="of:=[theffect_1_7_c_6.$L8]*10" office:value-type="float" office:value="6920">
            <text:p>6920</text:p>
          </table:table-cell>
          <table:table-cell/>
          <table:table-cell table:formula="of:=[theffect_1_7_c_1.$Q8]" office:value-type="float" office:value="3.066667">
            <text:p>3.066667</text:p>
          </table:table-cell>
          <table:table-cell table:formula="of:=10*[theffect_1_7_c_1.$U8]" office:value-type="float" office:value="428670">
            <text:p>428670</text:p>
          </table:table-cell>
          <table:table-cell table:formula="of:=[theffect_1_7_c_2.$Q8]" office:value-type="float" office:value="3.066667">
            <text:p>3.066667</text:p>
          </table:table-cell>
          <table:table-cell table:formula="of:=[theffect_1_7_c_2.$U8]*10" office:value-type="float" office:value="568370">
            <text:p>568370</text:p>
          </table:table-cell>
          <table:table-cell table:formula="of:=[theffect_1_7_c_3.$Q8]" office:value-type="float" office:value="2.533333">
            <text:p>2.533333</text:p>
          </table:table-cell>
          <table:table-cell table:formula="of:=[theffect_1_7_c_3.$U8]*10" office:value-type="float" office:value="1536540">
            <text:p>1536540</text:p>
          </table:table-cell>
          <table:table-cell table:formula="of:=[theffect_1_7_c_4.$Q8]" office:value-type="float" office:value="3.066667">
            <text:p>3.066667</text:p>
          </table:table-cell>
          <table:table-cell table:formula="of:=[theffect_1_7_c_4.$U8]*10" office:value-type="float" office:value="1305510">
            <text:p>1305510</text:p>
          </table:table-cell>
          <table:table-cell table:formula="of:=[theffect_1_7_c_5.$Q8]" office:value-type="float" office:value="3.066667">
            <text:p>3.066667</text:p>
          </table:table-cell>
          <table:table-cell table:formula="of:=[theffect_1_7_c_5.$U8]*10" office:value-type="float" office:value="1908080">
            <text:p>1908080</text:p>
          </table:table-cell>
          <table:table-cell table:formula="of:=[theffect_1_7_c_6.$Q8]" office:value-type="float" office:value="3.066667">
            <text:p>3.066667</text:p>
          </table:table-cell>
          <table:table-cell table:formula="of:=[theffect_1_7_c_6.$U8]*10" office:value-type="float" office:value="2026940">
            <text:p>2026940</text:p>
          </table:table-cell>
        </table:table-row>
        <table:table-row table:style-name="ro1">
          <table:table-cell table:formula="of:=[theffect_1_7_c_1.$D9]" office:value-type="float" office:value="3.322222">
            <text:p>3.322222</text:p>
          </table:table-cell>
          <table:table-cell table:formula="of:=[theffect_1_7_c_1.$L9]*10" office:value-type="float" office:value="100">
            <text:p>100</text:p>
          </table:table-cell>
          <table:table-cell table:formula="of:=[theffect_1_7_c_2.$D9]" office:value-type="float" office:value="3.322222">
            <text:p>3.322222</text:p>
          </table:table-cell>
          <table:table-cell table:formula="of:=[theffect_1_7_c_2.$L9]*10" office:value-type="float" office:value="80">
            <text:p>80</text:p>
          </table:table-cell>
          <table:table-cell table:formula="of:=[theffect_1_7_c_3.$D9]" office:value-type="float" office:value="3.322222">
            <text:p>3.322222</text:p>
          </table:table-cell>
          <table:table-cell table:formula="of:=[theffect_1_7_c_3.$L9]*10" office:value-type="float" office:value="480">
            <text:p>480</text:p>
          </table:table-cell>
          <table:table-cell table:formula="of:=[theffect_1_7_c_4.$D9]" office:value-type="float" office:value="3.322222">
            <text:p>3.322222</text:p>
          </table:table-cell>
          <table:table-cell table:formula="of:=[theffect_1_7_c_4.$L9]*10" office:value-type="float" office:value="500">
            <text:p>500</text:p>
          </table:table-cell>
          <table:table-cell table:formula="of:=[theffect_1_7_c_5.$D9]" office:value-type="float" office:value="2.888889">
            <text:p>2.888889</text:p>
          </table:table-cell>
          <table:table-cell table:formula="of:=[theffect_1_7_c_5.$L9]*10" office:value-type="float" office:value="3900">
            <text:p>3900</text:p>
          </table:table-cell>
          <table:table-cell table:formula="of:=[theffect_1_7_c_6.$D9]" office:value-type="float" office:value="2.888889">
            <text:p>2.888889</text:p>
          </table:table-cell>
          <table:table-cell table:formula="of:=[theffect_1_7_c_6.$L9]*10" office:value-type="float" office:value="3930">
            <text:p>3930</text:p>
          </table:table-cell>
          <table:table-cell/>
          <table:table-cell table:formula="of:=[theffect_1_7_c_1.$Q9]" office:value-type="float" office:value="3.322222">
            <text:p>3.322222</text:p>
          </table:table-cell>
          <table:table-cell table:formula="of:=10*[theffect_1_7_c_1.$U9]" office:value-type="float" office:value="385280">
            <text:p>385280</text:p>
          </table:table-cell>
          <table:table-cell table:formula="of:=[theffect_1_7_c_2.$Q9]" office:value-type="float" office:value="3.322222">
            <text:p>3.322222</text:p>
          </table:table-cell>
          <table:table-cell table:formula="of:=[theffect_1_7_c_2.$U9]*10" office:value-type="float" office:value="504010">
            <text:p>504010</text:p>
          </table:table-cell>
          <table:table-cell table:formula="of:=[theffect_1_7_c_3.$Q9]" office:value-type="float" office:value="2.744444">
            <text:p>2.744444</text:p>
          </table:table-cell>
          <table:table-cell table:formula="of:=[theffect_1_7_c_3.$U9]*10" office:value-type="float" office:value="1461990">
            <text:p>1461990</text:p>
          </table:table-cell>
          <table:table-cell table:formula="of:=[theffect_1_7_c_4.$Q9]" office:value-type="float" office:value="3.322222">
            <text:p>3.322222</text:p>
          </table:table-cell>
          <table:table-cell table:formula="of:=[theffect_1_7_c_4.$U9]*10" office:value-type="float" office:value="1117820">
            <text:p>1117820</text:p>
          </table:table-cell>
          <table:table-cell table:formula="of:=[theffect_1_7_c_5.$Q9]" office:value-type="float" office:value="3.322222">
            <text:p>3.322222</text:p>
          </table:table-cell>
          <table:table-cell table:formula="of:=[theffect_1_7_c_5.$U9]*10" office:value-type="float" office:value="1619660">
            <text:p>1619660</text:p>
          </table:table-cell>
          <table:table-cell table:formula="of:=[theffect_1_7_c_6.$Q9]" office:value-type="float" office:value="3.322222">
            <text:p>3.322222</text:p>
          </table:table-cell>
          <table:table-cell table:formula="of:=[theffect_1_7_c_6.$U9]*10" office:value-type="float" office:value="1687280">
            <text:p>1687280</text:p>
          </table:table-cell>
        </table:table-row>
        <table:table-row table:style-name="ro1">
          <table:table-cell table:formula="of:=[theffect_1_7_c_1.$D10]" office:value-type="float" office:value="3.577778">
            <text:p>3.577778</text:p>
          </table:table-cell>
          <table:table-cell table:formula="of:=[theffect_1_7_c_1.$L10]*10" office:value-type="float" office:value="60">
            <text:p>60</text:p>
          </table:table-cell>
          <table:table-cell table:formula="of:=[theffect_1_7_c_2.$D10]" office:value-type="float" office:value="3.577778">
            <text:p>3.577778</text:p>
          </table:table-cell>
          <table:table-cell table:formula="of:=[theffect_1_7_c_2.$L10]*10" office:value-type="float" office:value="20">
            <text:p>20</text:p>
          </table:table-cell>
          <table:table-cell table:formula="of:=[theffect_1_7_c_3.$D10]" office:value-type="float" office:value="3.577778">
            <text:p>3.577778</text:p>
          </table:table-cell>
          <table:table-cell table:formula="of:=[theffect_1_7_c_3.$L10]*10" office:value-type="float" office:value="300">
            <text:p>300</text:p>
          </table:table-cell>
          <table:table-cell table:formula="of:=[theffect_1_7_c_4.$D10]" office:value-type="float" office:value="3.577778">
            <text:p>3.577778</text:p>
          </table:table-cell>
          <table:table-cell table:formula="of:=[theffect_1_7_c_4.$L10]*10" office:value-type="float" office:value="340">
            <text:p>340</text:p>
          </table:table-cell>
          <table:table-cell table:formula="of:=[theffect_1_7_c_5.$D10]" office:value-type="float" office:value="3.111111">
            <text:p>3.111111</text:p>
          </table:table-cell>
          <table:table-cell table:formula="of:=[theffect_1_7_c_5.$L10]*10" office:value-type="float" office:value="1730">
            <text:p>1730</text:p>
          </table:table-cell>
          <table:table-cell table:formula="of:=[theffect_1_7_c_6.$D10]" office:value-type="float" office:value="3.111111">
            <text:p>3.111111</text:p>
          </table:table-cell>
          <table:table-cell table:formula="of:=[theffect_1_7_c_6.$L10]*10" office:value-type="float" office:value="1850">
            <text:p>1850</text:p>
          </table:table-cell>
          <table:table-cell/>
          <table:table-cell table:formula="of:=[theffect_1_7_c_1.$Q10]" office:value-type="float" office:value="3.577778">
            <text:p>3.577778</text:p>
          </table:table-cell>
          <table:table-cell table:formula="of:=10*[theffect_1_7_c_1.$U10]" office:value-type="float" office:value="348770">
            <text:p>348770</text:p>
          </table:table-cell>
          <table:table-cell table:formula="of:=[theffect_1_7_c_2.$Q10]" office:value-type="float" office:value="3.577778">
            <text:p>3.577778</text:p>
          </table:table-cell>
          <table:table-cell table:formula="of:=[theffect_1_7_c_2.$U10]*10" office:value-type="float" office:value="446760">
            <text:p>446760</text:p>
          </table:table-cell>
          <table:table-cell table:formula="of:=[theffect_1_7_c_3.$Q10]" office:value-type="float" office:value="2.955556">
            <text:p>2.955556</text:p>
          </table:table-cell>
          <table:table-cell table:formula="of:=[theffect_1_7_c_3.$U10]*10" office:value-type="float" office:value="1345750">
            <text:p>1345750</text:p>
          </table:table-cell>
          <table:table-cell table:formula="of:=[theffect_1_7_c_4.$Q10]" office:value-type="float" office:value="3.577778">
            <text:p>3.577778</text:p>
          </table:table-cell>
          <table:table-cell table:formula="of:=[theffect_1_7_c_4.$U10]*10" office:value-type="float" office:value="949600">
            <text:p>949600</text:p>
          </table:table-cell>
          <table:table-cell table:formula="of:=[theffect_1_7_c_5.$Q10]" office:value-type="float" office:value="3.577778">
            <text:p>3.577778</text:p>
          </table:table-cell>
          <table:table-cell table:formula="of:=[theffect_1_7_c_5.$U10]*10" office:value-type="float" office:value="1364520">
            <text:p>1364520</text:p>
          </table:table-cell>
          <table:table-cell table:formula="of:=[theffect_1_7_c_6.$Q10]" office:value-type="float" office:value="3.577778">
            <text:p>3.577778</text:p>
          </table:table-cell>
          <table:table-cell table:formula="of:=[theffect_1_7_c_6.$U10]*10" office:value-type="float" office:value="1401210">
            <text:p>1401210</text:p>
          </table:table-cell>
        </table:table-row>
        <table:table-row table:style-name="ro1">
          <table:table-cell table:formula="of:=[theffect_1_7_c_1.$D11]" office:value-type="float" office:value="3.833333">
            <text:p>3.833333</text:p>
          </table:table-cell>
          <table:table-cell table:formula="of:=[theffect_1_7_c_1.$L11]*10" office:value-type="float" office:value="60">
            <text:p>60</text:p>
          </table:table-cell>
          <table:table-cell table:formula="of:=[theffect_1_7_c_2.$D11]" office:value-type="float" office:value="3.833333">
            <text:p>3.833333</text:p>
          </table:table-cell>
          <table:table-cell table:formula="of:=[theffect_1_7_c_2.$L11]*10" office:value-type="float" office:value="20">
            <text:p>20</text:p>
          </table:table-cell>
          <table:table-cell table:formula="of:=[theffect_1_7_c_3.$D11]" office:value-type="float" office:value="3.833333">
            <text:p>3.833333</text:p>
          </table:table-cell>
          <table:table-cell table:formula="of:=[theffect_1_7_c_3.$L11]*10" office:value-type="float" office:value="230">
            <text:p>230</text:p>
          </table:table-cell>
          <table:table-cell table:formula="of:=[theffect_1_7_c_4.$D11]" office:value-type="float" office:value="3.833333">
            <text:p>3.833333</text:p>
          </table:table-cell>
          <table:table-cell table:formula="of:=[theffect_1_7_c_4.$L11]*10" office:value-type="float" office:value="270">
            <text:p>270</text:p>
          </table:table-cell>
          <table:table-cell table:formula="of:=[theffect_1_7_c_5.$D11]" office:value-type="float" office:value="3.333333">
            <text:p>3.333333</text:p>
          </table:table-cell>
          <table:table-cell table:formula="of:=[theffect_1_7_c_5.$L11]*10" office:value-type="float" office:value="910">
            <text:p>910</text:p>
          </table:table-cell>
          <table:table-cell table:formula="of:=[theffect_1_7_c_6.$D11]" office:value-type="float" office:value="3.333333">
            <text:p>3.333333</text:p>
          </table:table-cell>
          <table:table-cell table:formula="of:=[theffect_1_7_c_6.$L11]*10" office:value-type="float" office:value="1190">
            <text:p>1190</text:p>
          </table:table-cell>
          <table:table-cell/>
          <table:table-cell table:formula="of:=[theffect_1_7_c_1.$Q11]" office:value-type="float" office:value="3.833333">
            <text:p>3.833333</text:p>
          </table:table-cell>
          <table:table-cell table:formula="of:=10*[theffect_1_7_c_1.$U11]" office:value-type="float" office:value="308220">
            <text:p>308220</text:p>
          </table:table-cell>
          <table:table-cell table:formula="of:=[theffect_1_7_c_2.$Q11]" office:value-type="float" office:value="3.833333">
            <text:p>3.833333</text:p>
          </table:table-cell>
          <table:table-cell table:formula="of:=[theffect_1_7_c_2.$U11]*10" office:value-type="float" office:value="383390">
            <text:p>383390</text:p>
          </table:table-cell>
          <table:table-cell table:formula="of:=[theffect_1_7_c_3.$Q11]" office:value-type="float" office:value="3.166667">
            <text:p>3.166667</text:p>
          </table:table-cell>
          <table:table-cell table:formula="of:=[theffect_1_7_c_3.$U11]*10" office:value-type="float" office:value="1219870">
            <text:p>1219870</text:p>
          </table:table-cell>
          <table:table-cell table:formula="of:=[theffect_1_7_c_4.$Q11]" office:value-type="float" office:value="3.833333">
            <text:p>3.833333</text:p>
          </table:table-cell>
          <table:table-cell table:formula="of:=[theffect_1_7_c_4.$U11]*10" office:value-type="float" office:value="774000">
            <text:p>774000</text:p>
          </table:table-cell>
          <table:table-cell table:formula="of:=[theffect_1_7_c_5.$Q11]" office:value-type="float" office:value="3.833333">
            <text:p>3.833333</text:p>
          </table:table-cell>
          <table:table-cell table:formula="of:=[theffect_1_7_c_5.$U11]*10" office:value-type="float" office:value="1109730">
            <text:p>1109730</text:p>
          </table:table-cell>
          <table:table-cell table:formula="of:=[theffect_1_7_c_6.$Q11]" office:value-type="float" office:value="3.833333">
            <text:p>3.833333</text:p>
          </table:table-cell>
          <table:table-cell table:formula="of:=[theffect_1_7_c_6.$U11]*10" office:value-type="float" office:value="1143870">
            <text:p>1143870</text:p>
          </table:table-cell>
        </table:table-row>
        <table:table-row table:style-name="ro1">
          <table:table-cell table:formula="of:=[theffect_1_7_c_1.$D12]" office:value-type="float" office:value="4.088889">
            <text:p>4.088889</text:p>
          </table:table-cell>
          <table:table-cell table:formula="of:=[theffect_1_7_c_1.$L12]*10" office:value-type="float" office:value="40">
            <text:p>40</text:p>
          </table:table-cell>
          <table:table-cell table:formula="of:=[theffect_1_7_c_2.$D12]" office:value-type="float" office:value="4.088889">
            <text:p>4.088889</text:p>
          </table:table-cell>
          <table:table-cell table:formula="of:=[theffect_1_7_c_2.$L12]*10" office:value-type="float" office:value="20">
            <text:p>20</text:p>
          </table:table-cell>
          <table:table-cell table:formula="of:=[theffect_1_7_c_3.$D12]" office:value-type="float" office:value="4.088889">
            <text:p>4.088889</text:p>
          </table:table-cell>
          <table:table-cell table:formula="of:=[theffect_1_7_c_3.$L12]*10" office:value-type="float" office:value="210">
            <text:p>210</text:p>
          </table:table-cell>
          <table:table-cell table:formula="of:=[theffect_1_7_c_4.$D12]" office:value-type="float" office:value="4.088889">
            <text:p>4.088889</text:p>
          </table:table-cell>
          <table:table-cell table:formula="of:=[theffect_1_7_c_4.$L12]*10" office:value-type="float" office:value="280">
            <text:p>280</text:p>
          </table:table-cell>
          <table:table-cell table:formula="of:=[theffect_1_7_c_5.$D12]" office:value-type="float" office:value="3.555556">
            <text:p>3.555556</text:p>
          </table:table-cell>
          <table:table-cell table:formula="of:=[theffect_1_7_c_5.$L12]*10" office:value-type="float" office:value="760">
            <text:p>760</text:p>
          </table:table-cell>
          <table:table-cell table:formula="of:=[theffect_1_7_c_6.$D12]" office:value-type="float" office:value="3.555556">
            <text:p>3.555556</text:p>
          </table:table-cell>
          <table:table-cell table:formula="of:=[theffect_1_7_c_6.$L12]*10" office:value-type="float" office:value="940">
            <text:p>940</text:p>
          </table:table-cell>
          <table:table-cell/>
          <table:table-cell table:formula="of:=[theffect_1_7_c_1.$Q12]" office:value-type="float" office:value="4.088889">
            <text:p>4.088889</text:p>
          </table:table-cell>
          <table:table-cell table:formula="of:=10*[theffect_1_7_c_1.$U12]" office:value-type="float" office:value="258830">
            <text:p>258830</text:p>
          </table:table-cell>
          <table:table-cell table:formula="of:=[theffect_1_7_c_2.$Q12]" office:value-type="float" office:value="4.088889">
            <text:p>4.088889</text:p>
          </table:table-cell>
          <table:table-cell table:formula="of:=[theffect_1_7_c_2.$U12]*10" office:value-type="float" office:value="309190">
            <text:p>309190</text:p>
          </table:table-cell>
          <table:table-cell table:formula="of:=[theffect_1_7_c_3.$Q12]" office:value-type="float" office:value="3.377778">
            <text:p>3.377778</text:p>
          </table:table-cell>
          <table:table-cell table:formula="of:=[theffect_1_7_c_3.$U12]*10" office:value-type="float" office:value="1117820">
            <text:p>1117820</text:p>
          </table:table-cell>
          <table:table-cell table:formula="of:=[theffect_1_7_c_4.$Q12]" office:value-type="float" office:value="4.088889">
            <text:p>4.088889</text:p>
          </table:table-cell>
          <table:table-cell table:formula="of:=[theffect_1_7_c_4.$U12]*10" office:value-type="float" office:value="610510">
            <text:p>610510</text:p>
          </table:table-cell>
          <table:table-cell table:formula="of:=[theffect_1_7_c_5.$Q12]" office:value-type="float" office:value="4.088889">
            <text:p>4.088889</text:p>
          </table:table-cell>
          <table:table-cell table:formula="of:=[theffect_1_7_c_5.$U12]*10" office:value-type="float" office:value="889010">
            <text:p>889010</text:p>
          </table:table-cell>
          <table:table-cell table:formula="of:=[theffect_1_7_c_6.$Q12]" office:value-type="float" office:value="4.088889">
            <text:p>4.088889</text:p>
          </table:table-cell>
          <table:table-cell table:formula="of:=[theffect_1_7_c_6.$U12]*10" office:value-type="float" office:value="950960">
            <text:p>950960</text:p>
          </table:table-cell>
        </table:table-row>
        <table:table-row table:style-name="ro1">
          <table:table-cell table:formula="of:=[theffect_1_7_c_1.$D13]" office:value-type="float" office:value="4.344444">
            <text:p>4.344444</text:p>
          </table:table-cell>
          <table:table-cell table:formula="of:=[theffect_1_7_c_1.$L13]*10" office:value-type="float" office:value="40">
            <text:p>40</text:p>
          </table:table-cell>
          <table:table-cell table:formula="of:=[theffect_1_7_c_2.$D13]" office:value-type="float" office:value="4.344444">
            <text:p>4.344444</text:p>
          </table:table-cell>
          <table:table-cell table:formula="of:=[theffect_1_7_c_2.$L13]*10" office:value-type="float" office:value="20">
            <text:p>20</text:p>
          </table:table-cell>
          <table:table-cell table:formula="of:=[theffect_1_7_c_3.$D13]" office:value-type="float" office:value="4.344444">
            <text:p>4.344444</text:p>
          </table:table-cell>
          <table:table-cell table:formula="of:=[theffect_1_7_c_3.$L13]*10" office:value-type="float" office:value="210">
            <text:p>210</text:p>
          </table:table-cell>
          <table:table-cell table:formula="of:=[theffect_1_7_c_4.$D13]" office:value-type="float" office:value="4.344444">
            <text:p>4.344444</text:p>
          </table:table-cell>
          <table:table-cell table:formula="of:=[theffect_1_7_c_4.$L13]*10" office:value-type="float" office:value="280">
            <text:p>280</text:p>
          </table:table-cell>
          <table:table-cell table:formula="of:=[theffect_1_7_c_5.$D13]" office:value-type="float" office:value="3.777778">
            <text:p>3.777778</text:p>
          </table:table-cell>
          <table:table-cell table:formula="of:=[theffect_1_7_c_5.$L13]*10" office:value-type="float" office:value="640">
            <text:p>640</text:p>
          </table:table-cell>
          <table:table-cell table:formula="of:=[theffect_1_7_c_6.$D13]" office:value-type="float" office:value="3.777778">
            <text:p>3.777778</text:p>
          </table:table-cell>
          <table:table-cell table:formula="of:=[theffect_1_7_c_6.$L13]*10" office:value-type="float" office:value="810">
            <text:p>810</text:p>
          </table:table-cell>
          <table:table-cell/>
          <table:table-cell table:formula="of:=[theffect_1_7_c_1.$Q13]" office:value-type="float" office:value="4.344444">
            <text:p>4.344444</text:p>
          </table:table-cell>
          <table:table-cell table:formula="of:=10*[theffect_1_7_c_1.$U13]" office:value-type="float" office:value="213830">
            <text:p>213830</text:p>
          </table:table-cell>
          <table:table-cell table:formula="of:=[theffect_1_7_c_2.$Q13]" office:value-type="float" office:value="4.344444">
            <text:p>4.344444</text:p>
          </table:table-cell>
          <table:table-cell table:formula="of:=[theffect_1_7_c_2.$U13]*10" office:value-type="float" office:value="249490">
            <text:p>249490</text:p>
          </table:table-cell>
          <table:table-cell table:formula="of:=[theffect_1_7_c_3.$Q13]" office:value-type="float" office:value="3.588889">
            <text:p>3.588889</text:p>
          </table:table-cell>
          <table:table-cell table:formula="of:=[theffect_1_7_c_3.$U13]*10" office:value-type="float" office:value="949600">
            <text:p>949600</text:p>
          </table:table-cell>
          <table:table-cell table:formula="of:=[theffect_1_7_c_4.$Q13]" office:value-type="float" office:value="4.344444">
            <text:p>4.344444</text:p>
          </table:table-cell>
          <table:table-cell table:formula="of:=[theffect_1_7_c_4.$U13]*10" office:value-type="float" office:value="514630">
            <text:p>514630</text:p>
          </table:table-cell>
          <table:table-cell table:formula="of:=[theffect_1_7_c_5.$Q13]" office:value-type="float" office:value="4.344444">
            <text:p>4.344444</text:p>
          </table:table-cell>
          <table:table-cell table:formula="of:=[theffect_1_7_c_5.$U13]*10" office:value-type="float" office:value="766320">
            <text:p>766320</text:p>
          </table:table-cell>
          <table:table-cell table:formula="of:=[theffect_1_7_c_6.$Q13]" office:value-type="float" office:value="4.344444">
            <text:p>4.344444</text:p>
          </table:table-cell>
          <table:table-cell table:formula="of:=[theffect_1_7_c_6.$U13]*10" office:value-type="float" office:value="852950">
            <text:p>852950</text:p>
          </table:table-cell>
        </table:table-row>
        <table:table-row table:style-name="ro1">
          <table:table-cell table:formula="of:=[theffect_1_7_c_1.$D14]" office:value-type="float" office:value="4.6">
            <text:p>4.6</text:p>
          </table:table-cell>
          <table:table-cell table:formula="of:=[theffect_1_7_c_1.$L14]*10" office:value-type="float" office:value="40">
            <text:p>40</text:p>
          </table:table-cell>
          <table:table-cell table:formula="of:=[theffect_1_7_c_2.$D14]" office:value-type="float" office:value="4.6">
            <text:p>4.6</text:p>
          </table:table-cell>
          <table:table-cell table:formula="of:=[theffect_1_7_c_2.$L14]*10" office:value-type="float" office:value="20">
            <text:p>20</text:p>
          </table:table-cell>
          <table:table-cell table:formula="of:=[theffect_1_7_c_3.$D14]" office:value-type="float" office:value="4.6">
            <text:p>4.6</text:p>
          </table:table-cell>
          <table:table-cell table:formula="of:=[theffect_1_7_c_3.$L14]*10" office:value-type="float" office:value="200">
            <text:p>200</text:p>
          </table:table-cell>
          <table:table-cell table:formula="of:=[theffect_1_7_c_4.$D14]" office:value-type="float" office:value="4.6">
            <text:p>4.6</text:p>
          </table:table-cell>
          <table:table-cell table:formula="of:=[theffect_1_7_c_4.$L14]*10" office:value-type="float" office:value="300">
            <text:p>300</text:p>
          </table:table-cell>
          <table:table-cell table:formula="of:=[theffect_1_7_c_5.$D14]" office:value-type="float" office:value="4">
            <text:p>4</text:p>
          </table:table-cell>
          <table:table-cell table:formula="of:=[theffect_1_7_c_5.$L14]*10" office:value-type="float" office:value="640">
            <text:p>640</text:p>
          </table:table-cell>
          <table:table-cell table:formula="of:=[theffect_1_7_c_6.$D14]" office:value-type="float" office:value="4">
            <text:p>4</text:p>
          </table:table-cell>
          <table:table-cell table:formula="of:=[theffect_1_7_c_6.$L14]*10" office:value-type="float" office:value="820">
            <text:p>820</text:p>
          </table:table-cell>
          <table:table-cell/>
          <table:table-cell table:formula="of:=[theffect_1_7_c_1.$Q14]" office:value-type="float" office:value="4.6">
            <text:p>4.6</text:p>
          </table:table-cell>
          <table:table-cell table:formula="of:=10*[theffect_1_7_c_1.$U14]" office:value-type="float" office:value="176720">
            <text:p>176720</text:p>
          </table:table-cell>
          <table:table-cell table:formula="of:=[theffect_1_7_c_2.$Q14]" office:value-type="float" office:value="4.6">
            <text:p>4.6</text:p>
          </table:table-cell>
          <table:table-cell table:formula="of:=[theffect_1_7_c_2.$U14]*10" office:value-type="float" office:value="208600">
            <text:p>208600</text:p>
          </table:table-cell>
          <table:table-cell table:formula="of:=[theffect_1_7_c_3.$Q14]" office:value-type="float" office:value="3.8">
            <text:p>3.8</text:p>
          </table:table-cell>
          <table:table-cell table:formula="of:=[theffect_1_7_c_3.$U14]*10" office:value-type="float" office:value="827950">
            <text:p>827950</text:p>
          </table:table-cell>
          <table:table-cell table:formula="of:=[theffect_1_7_c_4.$Q14]" office:value-type="float" office:value="4.6">
            <text:p>4.6</text:p>
          </table:table-cell>
          <table:table-cell table:formula="of:=[theffect_1_7_c_4.$U14]*10" office:value-type="float" office:value="462800">
            <text:p>462800</text:p>
          </table:table-cell>
          <table:table-cell table:formula="of:=[theffect_1_7_c_5.$Q14]" office:value-type="float" office:value="4.6">
            <text:p>4.6</text:p>
          </table:table-cell>
          <table:table-cell table:formula="of:=[theffect_1_7_c_5.$U14]*10" office:value-type="float" office:value="699660">
            <text:p>699660</text:p>
          </table:table-cell>
          <table:table-cell table:formula="of:=[theffect_1_7_c_6.$Q14]" office:value-type="float" office:value="4.6">
            <text:p>4.6</text:p>
          </table:table-cell>
          <table:table-cell table:formula="of:=[theffect_1_7_c_6.$U14]*10" office:value-type="float" office:value="798260">
            <text:p>798260</text:p>
          </table:table-cell>
        </table:table-row>
        <table:table-row table:style-name="ro1">
          <table:table-cell table:formula="of:=[theffect_1_7_c_1.$D15]" office:value-type="float" office:value="4.855556">
            <text:p>4.855556</text:p>
          </table:table-cell>
          <table:table-cell table:formula="of:=[theffect_1_7_c_1.$L15]*10" office:value-type="float" office:value="40">
            <text:p>40</text:p>
          </table:table-cell>
          <table:table-cell table:formula="of:=[theffect_1_7_c_2.$D15]" office:value-type="float" office:value="4.855556">
            <text:p>4.855556</text:p>
          </table:table-cell>
          <table:table-cell table:formula="of:=[theffect_1_7_c_2.$L15]*10" office:value-type="float" office:value="20">
            <text:p>20</text:p>
          </table:table-cell>
          <table:table-cell table:formula="of:=[theffect_1_7_c_3.$D15]" office:value-type="float" office:value="4.855556">
            <text:p>4.855556</text:p>
          </table:table-cell>
          <table:table-cell table:formula="of:=[theffect_1_7_c_3.$L15]*10" office:value-type="float" office:value="190">
            <text:p>190</text:p>
          </table:table-cell>
          <table:table-cell table:formula="of:=[theffect_1_7_c_4.$D15]" office:value-type="float" office:value="4.855556">
            <text:p>4.855556</text:p>
          </table:table-cell>
          <table:table-cell table:formula="of:=[theffect_1_7_c_4.$L15]*10" office:value-type="float" office:value="280">
            <text:p>280</text:p>
          </table:table-cell>
          <table:table-cell table:formula="of:=[theffect_1_7_c_5.$D15]" office:value-type="float" office:value="4.222222">
            <text:p>4.222222</text:p>
          </table:table-cell>
          <table:table-cell table:formula="of:=[theffect_1_7_c_5.$L15]*10" office:value-type="float" office:value="670">
            <text:p>670</text:p>
          </table:table-cell>
          <table:table-cell table:formula="of:=[theffect_1_7_c_6.$D15]" office:value-type="float" office:value="4.222222">
            <text:p>4.222222</text:p>
          </table:table-cell>
          <table:table-cell table:formula="of:=[theffect_1_7_c_6.$L15]*10" office:value-type="float" office:value="750">
            <text:p>750</text:p>
          </table:table-cell>
          <table:table-cell/>
          <table:table-cell table:formula="of:=[theffect_1_7_c_1.$Q15]" office:value-type="float" office:value="4.855556">
            <text:p>4.855556</text:p>
          </table:table-cell>
          <table:table-cell table:formula="of:=10*[theffect_1_7_c_1.$U15]" office:value-type="float" office:value="148380">
            <text:p>148380</text:p>
          </table:table-cell>
          <table:table-cell table:formula="of:=[theffect_1_7_c_2.$Q15]" office:value-type="float" office:value="4.855556">
            <text:p>4.855556</text:p>
          </table:table-cell>
          <table:table-cell table:formula="of:=[theffect_1_7_c_2.$U15]*10" office:value-type="float" office:value="182930">
            <text:p>182930</text:p>
          </table:table-cell>
          <table:table-cell table:formula="of:=[theffect_1_7_c_3.$Q15]" office:value-type="float" office:value="4.011111">
            <text:p>4.011111</text:p>
          </table:table-cell>
          <table:table-cell table:formula="of:=[theffect_1_7_c_3.$U15]*10" office:value-type="float" office:value="664420">
            <text:p>664420</text:p>
          </table:table-cell>
          <table:table-cell table:formula="of:=[theffect_1_7_c_4.$Q15]" office:value-type="float" office:value="4.855556">
            <text:p>4.855556</text:p>
          </table:table-cell>
          <table:table-cell table:formula="of:=[theffect_1_7_c_4.$U15]*10" office:value-type="float" office:value="429640">
            <text:p>429640</text:p>
          </table:table-cell>
          <table:table-cell table:formula="of:=[theffect_1_7_c_5.$Q15]" office:value-type="float" office:value="4.855556">
            <text:p>4.855556</text:p>
          </table:table-cell>
          <table:table-cell table:formula="of:=[theffect_1_7_c_5.$U15]*10" office:value-type="float" office:value="652530">
            <text:p>652530</text:p>
          </table:table-cell>
          <table:table-cell table:formula="of:=[theffect_1_7_c_6.$Q15]" office:value-type="float" office:value="4.855556">
            <text:p>4.855556</text:p>
          </table:table-cell>
          <table:table-cell table:formula="of:=[theffect_1_7_c_6.$U15]*10" office:value-type="float" office:value="750630">
            <text:p>750630</text:p>
          </table:table-cell>
        </table:table-row>
        <table:table-row table:style-name="ro1">
          <table:table-cell table:formula="of:=[theffect_1_7_c_1.$D16]" office:value-type="float" office:value="5.111111">
            <text:p>5.111111</text:p>
          </table:table-cell>
          <table:table-cell table:formula="of:=[theffect_1_7_c_1.$L16]*10" office:value-type="float" office:value="40">
            <text:p>40</text:p>
          </table:table-cell>
          <table:table-cell table:formula="of:=[theffect_1_7_c_2.$D16]" office:value-type="float" office:value="5.111111">
            <text:p>5.111111</text:p>
          </table:table-cell>
          <table:table-cell table:formula="of:=[theffect_1_7_c_2.$L16]*10" office:value-type="float" office:value="20">
            <text:p>20</text:p>
          </table:table-cell>
          <table:table-cell table:formula="of:=[theffect_1_7_c_3.$D16]" office:value-type="float" office:value="5.111111">
            <text:p>5.111111</text:p>
          </table:table-cell>
          <table:table-cell table:formula="of:=[theffect_1_7_c_3.$L16]*10" office:value-type="float" office:value="190">
            <text:p>190</text:p>
          </table:table-cell>
          <table:table-cell table:formula="of:=[theffect_1_7_c_4.$D16]" office:value-type="float" office:value="5.111111">
            <text:p>5.111111</text:p>
          </table:table-cell>
          <table:table-cell table:formula="of:=[theffect_1_7_c_4.$L16]*10" office:value-type="float" office:value="280">
            <text:p>280</text:p>
          </table:table-cell>
          <table:table-cell table:formula="of:=[theffect_1_7_c_5.$D16]" office:value-type="float" office:value="4.444444">
            <text:p>4.444444</text:p>
          </table:table-cell>
          <table:table-cell table:formula="of:=[theffect_1_7_c_5.$L16]*10" office:value-type="float" office:value="660">
            <text:p>660</text:p>
          </table:table-cell>
          <table:table-cell table:formula="of:=[theffect_1_7_c_6.$D16]" office:value-type="float" office:value="4.444444">
            <text:p>4.444444</text:p>
          </table:table-cell>
          <table:table-cell table:formula="of:=[theffect_1_7_c_6.$L16]*10" office:value-type="float" office:value="760">
            <text:p>760</text:p>
          </table:table-cell>
          <table:table-cell/>
          <table:table-cell table:formula="of:=[theffect_1_7_c_1.$Q16]" office:value-type="float" office:value="5.111111">
            <text:p>5.111111</text:p>
          </table:table-cell>
          <table:table-cell table:formula="of:=10*[theffect_1_7_c_1.$U16]" office:value-type="float" office:value="139030">
            <text:p>139030</text:p>
          </table:table-cell>
          <table:table-cell table:formula="of:=[theffect_1_7_c_2.$Q16]" office:value-type="float" office:value="5.111111">
            <text:p>5.111111</text:p>
          </table:table-cell>
          <table:table-cell table:formula="of:=[theffect_1_7_c_2.$U16]*10" office:value-type="float" office:value="174390">
            <text:p>174390</text:p>
          </table:table-cell>
          <table:table-cell table:formula="of:=[theffect_1_7_c_3.$Q16]" office:value-type="float" office:value="4.222222">
            <text:p>4.222222</text:p>
          </table:table-cell>
          <table:table-cell table:formula="of:=[theffect_1_7_c_3.$U16]*10" office:value-type="float" office:value="542530">
            <text:p>542530</text:p>
          </table:table-cell>
          <table:table-cell table:formula="of:=[theffect_1_7_c_4.$Q16]" office:value-type="float" office:value="5.111111">
            <text:p>5.111111</text:p>
          </table:table-cell>
          <table:table-cell table:formula="of:=[theffect_1_7_c_4.$U16]*10" office:value-type="float" office:value="412150">
            <text:p>412150</text:p>
          </table:table-cell>
          <table:table-cell table:formula="of:=[theffect_1_7_c_5.$Q16]" office:value-type="float" office:value="5.111111">
            <text:p>5.111111</text:p>
          </table:table-cell>
          <table:table-cell table:formula="of:=[theffect_1_7_c_5.$U16]*10" office:value-type="float" office:value="625930">
            <text:p>625930</text:p>
          </table:table-cell>
          <table:table-cell table:formula="of:=[theffect_1_7_c_6.$Q16]" office:value-type="float" office:value="5.111111">
            <text:p>5.111111</text:p>
          </table:table-cell>
          <table:table-cell table:formula="of:=[theffect_1_7_c_6.$U16]*10" office:value-type="float" office:value="719370">
            <text:p>719370</text:p>
          </table:table-cell>
        </table:table-row>
        <table:table-row table:style-name="ro1">
          <table:table-cell table:formula="of:=[theffect_1_7_c_1.$D17]" office:value-type="float" office:value="5.366667">
            <text:p>5.366667</text:p>
          </table:table-cell>
          <table:table-cell table:formula="of:=[theffect_1_7_c_1.$L17]*10" office:value-type="float" office:value="40">
            <text:p>40</text:p>
          </table:table-cell>
          <table:table-cell table:formula="of:=[theffect_1_7_c_2.$D17]" office:value-type="float" office:value="5.366667">
            <text:p>5.366667</text:p>
          </table:table-cell>
          <table:table-cell table:formula="of:=[theffect_1_7_c_2.$L17]*10" office:value-type="float" office:value="10">
            <text:p>10</text:p>
          </table:table-cell>
          <table:table-cell table:formula="of:=[theffect_1_7_c_3.$D17]" office:value-type="float" office:value="5.366667">
            <text:p>5.366667</text:p>
          </table:table-cell>
          <table:table-cell table:formula="of:=[theffect_1_7_c_3.$L17]*10" office:value-type="float" office:value="180">
            <text:p>180</text:p>
          </table:table-cell>
          <table:table-cell table:formula="of:=[theffect_1_7_c_4.$D17]" office:value-type="float" office:value="5.366667">
            <text:p>5.366667</text:p>
          </table:table-cell>
          <table:table-cell table:formula="of:=[theffect_1_7_c_4.$L17]*10" office:value-type="float" office:value="270">
            <text:p>270</text:p>
          </table:table-cell>
          <table:table-cell table:formula="of:=[theffect_1_7_c_5.$D17]" office:value-type="float" office:value="4.666667">
            <text:p>4.666667</text:p>
          </table:table-cell>
          <table:table-cell table:formula="of:=[theffect_1_7_c_5.$L17]*10" office:value-type="float" office:value="650">
            <text:p>650</text:p>
          </table:table-cell>
          <table:table-cell table:formula="of:=[theffect_1_7_c_6.$D17]" office:value-type="float" office:value="4.666667">
            <text:p>4.666667</text:p>
          </table:table-cell>
          <table:table-cell table:formula="of:=[theffect_1_7_c_6.$L17]*10" office:value-type="float" office:value="780">
            <text:p>780</text:p>
          </table:table-cell>
          <table:table-cell/>
          <table:table-cell table:formula="of:=[theffect_1_7_c_1.$Q17]" office:value-type="float" office:value="5.366667">
            <text:p>5.366667</text:p>
          </table:table-cell>
          <table:table-cell table:formula="of:=10*[theffect_1_7_c_1.$U17]" office:value-type="float" office:value="133090">
            <text:p>133090</text:p>
          </table:table-cell>
          <table:table-cell table:formula="of:=[theffect_1_7_c_2.$Q17]" office:value-type="float" office:value="5.366667">
            <text:p>5.366667</text:p>
          </table:table-cell>
          <table:table-cell table:formula="of:=[theffect_1_7_c_2.$U17]*10" office:value-type="float" office:value="167510">
            <text:p>167510</text:p>
          </table:table-cell>
          <table:table-cell table:formula="of:=[theffect_1_7_c_3.$Q17]" office:value-type="float" office:value="4.433333">
            <text:p>4.433333</text:p>
          </table:table-cell>
          <table:table-cell table:formula="of:=[theffect_1_7_c_3.$U17]*10" office:value-type="float" office:value="492560">
            <text:p>492560</text:p>
          </table:table-cell>
          <table:table-cell table:formula="of:=[theffect_1_7_c_4.$Q17]" office:value-type="float" office:value="5.366667">
            <text:p>5.366667</text:p>
          </table:table-cell>
          <table:table-cell table:formula="of:=[theffect_1_7_c_4.$U17]*10" office:value-type="float" office:value="395210">
            <text:p>395210</text:p>
          </table:table-cell>
          <table:table-cell table:formula="of:=[theffect_1_7_c_5.$Q17]" office:value-type="float" office:value="5.366667">
            <text:p>5.366667</text:p>
          </table:table-cell>
          <table:table-cell table:formula="of:=[theffect_1_7_c_5.$U17]*10" office:value-type="float" office:value="599120">
            <text:p>599120</text:p>
          </table:table-cell>
          <table:table-cell table:formula="of:=[theffect_1_7_c_6.$Q17]" office:value-type="float" office:value="5.366667">
            <text:p>5.366667</text:p>
          </table:table-cell>
          <table:table-cell table:formula="of:=[theffect_1_7_c_6.$U17]*10" office:value-type="float" office:value="690500">
            <text:p>690500</text:p>
          </table:table-cell>
        </table:table-row>
        <table:table-row table:style-name="ro1">
          <table:table-cell table:formula="of:=[theffect_1_7_c_1.$D18]" office:value-type="float" office:value="5.622222">
            <text:p>5.622222</text:p>
          </table:table-cell>
          <table:table-cell table:formula="of:=[theffect_1_7_c_1.$L18]*10" office:value-type="float" office:value="40">
            <text:p>40</text:p>
          </table:table-cell>
          <table:table-cell table:formula="of:=[theffect_1_7_c_2.$D18]" office:value-type="float" office:value="5.622222">
            <text:p>5.622222</text:p>
          </table:table-cell>
          <table:table-cell table:formula="of:=[theffect_1_7_c_2.$L18]*10" office:value-type="float" office:value="10">
            <text:p>10</text:p>
          </table:table-cell>
          <table:table-cell table:formula="of:=[theffect_1_7_c_3.$D18]" office:value-type="float" office:value="5.622222">
            <text:p>5.622222</text:p>
          </table:table-cell>
          <table:table-cell table:formula="of:=[theffect_1_7_c_3.$L18]*10" office:value-type="float" office:value="140">
            <text:p>140</text:p>
          </table:table-cell>
          <table:table-cell table:formula="of:=[theffect_1_7_c_4.$D18]" office:value-type="float" office:value="5.622222">
            <text:p>5.622222</text:p>
          </table:table-cell>
          <table:table-cell table:formula="of:=[theffect_1_7_c_4.$L18]*10" office:value-type="float" office:value="200">
            <text:p>200</text:p>
          </table:table-cell>
          <table:table-cell table:formula="of:=[theffect_1_7_c_5.$D18]" office:value-type="float" office:value="4.888889">
            <text:p>4.888889</text:p>
          </table:table-cell>
          <table:table-cell table:formula="of:=[theffect_1_7_c_5.$L18]*10" office:value-type="float" office:value="650">
            <text:p>650</text:p>
          </table:table-cell>
          <table:table-cell table:formula="of:=[theffect_1_7_c_6.$D18]" office:value-type="float" office:value="4.888889">
            <text:p>4.888889</text:p>
          </table:table-cell>
          <table:table-cell table:formula="of:=[theffect_1_7_c_6.$L18]*10" office:value-type="float" office:value="750">
            <text:p>750</text:p>
          </table:table-cell>
          <table:table-cell/>
          <table:table-cell table:formula="of:=[theffect_1_7_c_1.$Q18]" office:value-type="float" office:value="5.622222">
            <text:p>5.622222</text:p>
          </table:table-cell>
          <table:table-cell table:formula="of:=10*[theffect_1_7_c_1.$U18]" office:value-type="float" office:value="128840">
            <text:p>128840</text:p>
          </table:table-cell>
          <table:table-cell table:formula="of:=[theffect_1_7_c_2.$Q18]" office:value-type="float" office:value="5.622222">
            <text:p>5.622222</text:p>
          </table:table-cell>
          <table:table-cell table:formula="of:=[theffect_1_7_c_2.$U18]*10" office:value-type="float" office:value="162080">
            <text:p>162080</text:p>
          </table:table-cell>
          <table:table-cell table:formula="of:=[theffect_1_7_c_3.$Q18]" office:value-type="float" office:value="4.644444">
            <text:p>4.644444</text:p>
          </table:table-cell>
          <table:table-cell table:formula="of:=[theffect_1_7_c_3.$U18]*10" office:value-type="float" office:value="451630">
            <text:p>451630</text:p>
          </table:table-cell>
          <table:table-cell table:formula="of:=[theffect_1_7_c_4.$Q18]" office:value-type="float" office:value="5.622222">
            <text:p>5.622222</text:p>
          </table:table-cell>
          <table:table-cell table:formula="of:=[theffect_1_7_c_4.$U18]*10" office:value-type="float" office:value="380200">
            <text:p>380200</text:p>
          </table:table-cell>
          <table:table-cell table:formula="of:=[theffect_1_7_c_5.$Q18]" office:value-type="float" office:value="5.622222">
            <text:p>5.622222</text:p>
          </table:table-cell>
          <table:table-cell table:formula="of:=[theffect_1_7_c_5.$U18]*10" office:value-type="float" office:value="575670">
            <text:p>575670</text:p>
          </table:table-cell>
          <table:table-cell table:formula="of:=[theffect_1_7_c_6.$Q18]" office:value-type="float" office:value="5.622222">
            <text:p>5.622222</text:p>
          </table:table-cell>
          <table:table-cell table:formula="of:=[theffect_1_7_c_6.$U18]*10" office:value-type="float" office:value="664120">
            <text:p>664120</text:p>
          </table:table-cell>
        </table:table-row>
        <table:table-row table:style-name="ro1">
          <table:table-cell table:formula="of:=[theffect_1_7_c_1.$D19]" office:value-type="float" office:value="5.877778">
            <text:p>5.877778</text:p>
          </table:table-cell>
          <table:table-cell table:formula="of:=[theffect_1_7_c_1.$L19]*10" office:value-type="float" office:value="40">
            <text:p>40</text:p>
          </table:table-cell>
          <table:table-cell table:formula="of:=[theffect_1_7_c_2.$D19]" office:value-type="float" office:value="5.877778">
            <text:p>5.877778</text:p>
          </table:table-cell>
          <table:table-cell table:formula="of:=[theffect_1_7_c_2.$L19]*10" office:value-type="float" office:value="10">
            <text:p>10</text:p>
          </table:table-cell>
          <table:table-cell table:formula="of:=[theffect_1_7_c_3.$D19]" office:value-type="float" office:value="5.877778">
            <text:p>5.877778</text:p>
          </table:table-cell>
          <table:table-cell table:formula="of:=[theffect_1_7_c_3.$L19]*10" office:value-type="float" office:value="150">
            <text:p>150</text:p>
          </table:table-cell>
          <table:table-cell table:formula="of:=[theffect_1_7_c_4.$D19]" office:value-type="float" office:value="5.877778">
            <text:p>5.877778</text:p>
          </table:table-cell>
          <table:table-cell table:formula="of:=[theffect_1_7_c_4.$L19]*10" office:value-type="float" office:value="170">
            <text:p>170</text:p>
          </table:table-cell>
          <table:table-cell table:formula="of:=[theffect_1_7_c_5.$D19]" office:value-type="float" office:value="5.111111">
            <text:p>5.111111</text:p>
          </table:table-cell>
          <table:table-cell table:formula="of:=[theffect_1_7_c_5.$L19]*10" office:value-type="float" office:value="610">
            <text:p>610</text:p>
          </table:table-cell>
          <table:table-cell table:formula="of:=[theffect_1_7_c_6.$D19]" office:value-type="float" office:value="5.111111">
            <text:p>5.111111</text:p>
          </table:table-cell>
          <table:table-cell table:formula="of:=[theffect_1_7_c_6.$L19]*10" office:value-type="float" office:value="740">
            <text:p>740</text:p>
          </table:table-cell>
          <table:table-cell/>
          <table:table-cell table:formula="of:=[theffect_1_7_c_1.$Q19]" office:value-type="float" office:value="5.877778">
            <text:p>5.877778</text:p>
          </table:table-cell>
          <table:table-cell table:formula="of:=10*[theffect_1_7_c_1.$U19]" office:value-type="float" office:value="124220">
            <text:p>124220</text:p>
          </table:table-cell>
          <table:table-cell table:formula="of:=[theffect_1_7_c_2.$Q19]" office:value-type="float" office:value="5.877778">
            <text:p>5.877778</text:p>
          </table:table-cell>
          <table:table-cell table:formula="of:=[theffect_1_7_c_2.$U19]*10" office:value-type="float" office:value="156790">
            <text:p>156790</text:p>
          </table:table-cell>
          <table:table-cell table:formula="of:=[theffect_1_7_c_3.$Q19]" office:value-type="float" office:value="4.855556">
            <text:p>4.855556</text:p>
          </table:table-cell>
          <table:table-cell table:formula="of:=[theffect_1_7_c_3.$U19]*10" office:value-type="float" office:value="429640">
            <text:p>429640</text:p>
          </table:table-cell>
          <table:table-cell table:formula="of:=[theffect_1_7_c_4.$Q19]" office:value-type="float" office:value="5.877778">
            <text:p>5.877778</text:p>
          </table:table-cell>
          <table:table-cell table:formula="of:=[theffect_1_7_c_4.$U19]*10" office:value-type="float" office:value="364400">
            <text:p>364400</text:p>
          </table:table-cell>
          <table:table-cell table:formula="of:=[theffect_1_7_c_5.$Q19]" office:value-type="float" office:value="5.877778">
            <text:p>5.877778</text:p>
          </table:table-cell>
          <table:table-cell table:formula="of:=[theffect_1_7_c_5.$U19]*10" office:value-type="float" office:value="550910">
            <text:p>550910</text:p>
          </table:table-cell>
          <table:table-cell table:formula="of:=[theffect_1_7_c_6.$Q19]" office:value-type="float" office:value="5.877778">
            <text:p>5.877778</text:p>
          </table:table-cell>
          <table:table-cell table:formula="of:=[theffect_1_7_c_6.$U19]*10" office:value-type="float" office:value="636450">
            <text:p>636450</text:p>
          </table:table-cell>
        </table:table-row>
        <table:table-row table:style-name="ro1">
          <table:table-cell table:formula="of:=[theffect_1_7_c_1.$D20]" office:value-type="float" office:value="6.133333">
            <text:p>6.133333</text:p>
          </table:table-cell>
          <table:table-cell table:formula="of:=[theffect_1_7_c_1.$L20]*10" office:value-type="float" office:value="40">
            <text:p>40</text:p>
          </table:table-cell>
          <table:table-cell table:formula="of:=[theffect_1_7_c_2.$D20]" office:value-type="float" office:value="6.133333">
            <text:p>6.133333</text:p>
          </table:table-cell>
          <table:table-cell table:formula="of:=[theffect_1_7_c_2.$L20]*10" office:value-type="float" office:value="0">
            <text:p>0</text:p>
          </table:table-cell>
          <table:table-cell table:formula="of:=[theffect_1_7_c_3.$D20]" office:value-type="float" office:value="6.133333">
            <text:p>6.133333</text:p>
          </table:table-cell>
          <table:table-cell table:formula="of:=[theffect_1_7_c_3.$L20]*10" office:value-type="float" office:value="100">
            <text:p>100</text:p>
          </table:table-cell>
          <table:table-cell table:formula="of:=[theffect_1_7_c_4.$D20]" office:value-type="float" office:value="6.133333">
            <text:p>6.133333</text:p>
          </table:table-cell>
          <table:table-cell table:formula="of:=[theffect_1_7_c_4.$L20]*10" office:value-type="float" office:value="130">
            <text:p>130</text:p>
          </table:table-cell>
          <table:table-cell table:formula="of:=[theffect_1_7_c_5.$D20]" office:value-type="float" office:value="5.333333">
            <text:p>5.333333</text:p>
          </table:table-cell>
          <table:table-cell table:formula="of:=[theffect_1_7_c_5.$L20]*10" office:value-type="float" office:value="490">
            <text:p>490</text:p>
          </table:table-cell>
          <table:table-cell table:formula="of:=[theffect_1_7_c_6.$D20]" office:value-type="float" office:value="5.333333">
            <text:p>5.333333</text:p>
          </table:table-cell>
          <table:table-cell table:formula="of:=[theffect_1_7_c_6.$L20]*10" office:value-type="float" office:value="740">
            <text:p>740</text:p>
          </table:table-cell>
          <table:table-cell/>
          <table:table-cell table:formula="of:=[theffect_1_7_c_1.$Q20]" office:value-type="float" office:value="6.133333">
            <text:p>6.133333</text:p>
          </table:table-cell>
          <table:table-cell table:formula="of:=10*[theffect_1_7_c_1.$U20]" office:value-type="float" office:value="118200">
            <text:p>118200</text:p>
          </table:table-cell>
          <table:table-cell table:formula="of:=[theffect_1_7_c_2.$Q20]" office:value-type="float" office:value="6.133333">
            <text:p>6.133333</text:p>
          </table:table-cell>
          <table:table-cell table:formula="of:=[theffect_1_7_c_2.$U20]*10" office:value-type="float" office:value="148430">
            <text:p>148430</text:p>
          </table:table-cell>
          <table:table-cell table:formula="of:=[theffect_1_7_c_3.$Q20]" office:value-type="float" office:value="5.066667">
            <text:p>5.066667</text:p>
          </table:table-cell>
          <table:table-cell table:formula="of:=[theffect_1_7_c_3.$U20]*10" office:value-type="float" office:value="417850">
            <text:p>417850</text:p>
          </table:table-cell>
          <table:table-cell table:formula="of:=[theffect_1_7_c_4.$Q20]" office:value-type="float" office:value="6.133333">
            <text:p>6.133333</text:p>
          </table:table-cell>
          <table:table-cell table:formula="of:=[theffect_1_7_c_4.$U20]*10" office:value-type="float" office:value="342460">
            <text:p>342460</text:p>
          </table:table-cell>
          <table:table-cell table:formula="of:=[theffect_1_7_c_5.$Q20]" office:value-type="float" office:value="6.133333">
            <text:p>6.133333</text:p>
          </table:table-cell>
          <table:table-cell table:formula="of:=[theffect_1_7_c_5.$U20]*10" office:value-type="float" office:value="516770">
            <text:p>516770</text:p>
          </table:table-cell>
          <table:table-cell table:formula="of:=[theffect_1_7_c_6.$Q20]" office:value-type="float" office:value="6.133333">
            <text:p>6.133333</text:p>
          </table:table-cell>
          <table:table-cell table:formula="of:=[theffect_1_7_c_6.$U20]*10" office:value-type="float" office:value="596850">
            <text:p>596850</text:p>
          </table:table-cell>
        </table:table-row>
        <table:table-row table:style-name="ro1">
          <table:table-cell table:formula="of:=[theffect_1_7_c_1.$D21]" office:value-type="float" office:value="6.388889">
            <text:p>6.388889</text:p>
          </table:table-cell>
          <table:table-cell table:formula="of:=[theffect_1_7_c_1.$L21]*10" office:value-type="float" office:value="30">
            <text:p>30</text:p>
          </table:table-cell>
          <table:table-cell table:formula="of:=[theffect_1_7_c_2.$D21]" office:value-type="float" office:value="6.388889">
            <text:p>6.388889</text:p>
          </table:table-cell>
          <table:table-cell table:formula="of:=[theffect_1_7_c_2.$L21]*10" office:value-type="float" office:value="0">
            <text:p>0</text:p>
          </table:table-cell>
          <table:table-cell table:formula="of:=[theffect_1_7_c_3.$D21]" office:value-type="float" office:value="6.388889">
            <text:p>6.388889</text:p>
          </table:table-cell>
          <table:table-cell table:formula="of:=[theffect_1_7_c_3.$L21]*10" office:value-type="float" office:value="80">
            <text:p>80</text:p>
          </table:table-cell>
          <table:table-cell table:formula="of:=[theffect_1_7_c_4.$D21]" office:value-type="float" office:value="6.388889">
            <text:p>6.388889</text:p>
          </table:table-cell>
          <table:table-cell table:formula="of:=[theffect_1_7_c_4.$L21]*10" office:value-type="float" office:value="50">
            <text:p>50</text:p>
          </table:table-cell>
          <table:table-cell table:formula="of:=[theffect_1_7_c_5.$D21]" office:value-type="float" office:value="5.555556">
            <text:p>5.555556</text:p>
          </table:table-cell>
          <table:table-cell table:formula="of:=[theffect_1_7_c_5.$L21]*10" office:value-type="float" office:value="480">
            <text:p>480</text:p>
          </table:table-cell>
          <table:table-cell table:formula="of:=[theffect_1_7_c_6.$D21]" office:value-type="float" office:value="5.555556">
            <text:p>5.555556</text:p>
          </table:table-cell>
          <table:table-cell table:formula="of:=[theffect_1_7_c_6.$L21]*10" office:value-type="float" office:value="720">
            <text:p>720</text:p>
          </table:table-cell>
          <table:table-cell/>
          <table:table-cell table:formula="of:=[theffect_1_7_c_1.$Q21]" office:value-type="float" office:value="6.388889">
            <text:p>6.388889</text:p>
          </table:table-cell>
          <table:table-cell table:formula="of:=10*[theffect_1_7_c_1.$U21]" office:value-type="float" office:value="113740">
            <text:p>113740</text:p>
          </table:table-cell>
          <table:table-cell table:formula="of:=[theffect_1_7_c_2.$Q21]" office:value-type="float" office:value="6.388889">
            <text:p>6.388889</text:p>
          </table:table-cell>
          <table:table-cell table:formula="of:=[theffect_1_7_c_2.$U21]*10" office:value-type="float" office:value="142080">
            <text:p>142080</text:p>
          </table:table-cell>
          <table:table-cell table:formula="of:=[theffect_1_7_c_3.$Q21]" office:value-type="float" office:value="5.277778">
            <text:p>5.277778</text:p>
          </table:table-cell>
          <table:table-cell table:formula="of:=[theffect_1_7_c_3.$U21]*10" office:value-type="float" office:value="401340">
            <text:p>401340</text:p>
          </table:table-cell>
          <table:table-cell table:formula="of:=[theffect_1_7_c_4.$Q21]" office:value-type="float" office:value="6.388889">
            <text:p>6.388889</text:p>
          </table:table-cell>
          <table:table-cell table:formula="of:=[theffect_1_7_c_4.$U21]*10" office:value-type="float" office:value="325880">
            <text:p>325880</text:p>
          </table:table-cell>
          <table:table-cell table:formula="of:=[theffect_1_7_c_5.$Q21]" office:value-type="float" office:value="6.388889">
            <text:p>6.388889</text:p>
          </table:table-cell>
          <table:table-cell table:formula="of:=[theffect_1_7_c_5.$U21]*10" office:value-type="float" office:value="490900">
            <text:p>490900</text:p>
          </table:table-cell>
          <table:table-cell table:formula="of:=[theffect_1_7_c_6.$Q21]" office:value-type="float" office:value="6.388889">
            <text:p>6.388889</text:p>
          </table:table-cell>
          <table:table-cell table:formula="of:=[theffect_1_7_c_6.$U21]*10" office:value-type="float" office:value="566170">
            <text:p>566170</text:p>
          </table:table-cell>
        </table:table-row>
        <table:table-row table:style-name="ro1">
          <table:table-cell table:formula="of:=[theffect_1_7_c_1.$D22]" office:value-type="float" office:value="6.644444">
            <text:p>6.644444</text:p>
          </table:table-cell>
          <table:table-cell table:formula="of:=[theffect_1_7_c_1.$L22]*10" office:value-type="float" office:value="30">
            <text:p>30</text:p>
          </table:table-cell>
          <table:table-cell table:formula="of:=[theffect_1_7_c_2.$D22]" office:value-type="float" office:value="6.644444">
            <text:p>6.644444</text:p>
          </table:table-cell>
          <table:table-cell table:formula="of:=[theffect_1_7_c_2.$L22]*10" office:value-type="float" office:value="0">
            <text:p>0</text:p>
          </table:table-cell>
          <table:table-cell table:formula="of:=[theffect_1_7_c_3.$D22]" office:value-type="float" office:value="6.644444">
            <text:p>6.644444</text:p>
          </table:table-cell>
          <table:table-cell table:formula="of:=[theffect_1_7_c_3.$L22]*10" office:value-type="float" office:value="50">
            <text:p>50</text:p>
          </table:table-cell>
          <table:table-cell table:formula="of:=[theffect_1_7_c_4.$D22]" office:value-type="float" office:value="6.644444">
            <text:p>6.644444</text:p>
          </table:table-cell>
          <table:table-cell table:formula="of:=[theffect_1_7_c_4.$L22]*10" office:value-type="float" office:value="30">
            <text:p>30</text:p>
          </table:table-cell>
          <table:table-cell table:formula="of:=[theffect_1_7_c_5.$D22]" office:value-type="float" office:value="5.777778">
            <text:p>5.777778</text:p>
          </table:table-cell>
          <table:table-cell table:formula="of:=[theffect_1_7_c_5.$L22]*10" office:value-type="float" office:value="400">
            <text:p>400</text:p>
          </table:table-cell>
          <table:table-cell table:formula="of:=[theffect_1_7_c_6.$D22]" office:value-type="float" office:value="5.777778">
            <text:p>5.777778</text:p>
          </table:table-cell>
          <table:table-cell table:formula="of:=[theffect_1_7_c_6.$L22]*10" office:value-type="float" office:value="640">
            <text:p>640</text:p>
          </table:table-cell>
          <table:table-cell/>
          <table:table-cell table:formula="of:=[theffect_1_7_c_1.$Q22]" office:value-type="float" office:value="6.644444">
            <text:p>6.644444</text:p>
          </table:table-cell>
          <table:table-cell table:formula="of:=10*[theffect_1_7_c_1.$U22]" office:value-type="float" office:value="109140">
            <text:p>109140</text:p>
          </table:table-cell>
          <table:table-cell table:formula="of:=[theffect_1_7_c_2.$Q22]" office:value-type="float" office:value="6.644444">
            <text:p>6.644444</text:p>
          </table:table-cell>
          <table:table-cell table:formula="of:=[theffect_1_7_c_2.$U22]*10" office:value-type="float" office:value="135670">
            <text:p>135670</text:p>
          </table:table-cell>
          <table:table-cell table:formula="of:=[theffect_1_7_c_3.$Q22]" office:value-type="float" office:value="5.488889">
            <text:p>5.488889</text:p>
          </table:table-cell>
          <table:table-cell table:formula="of:=[theffect_1_7_c_3.$U22]*10" office:value-type="float" office:value="385360">
            <text:p>385360</text:p>
          </table:table-cell>
          <table:table-cell table:formula="of:=[theffect_1_7_c_4.$Q22]" office:value-type="float" office:value="6.644444">
            <text:p>6.644444</text:p>
          </table:table-cell>
          <table:table-cell table:formula="of:=[theffect_1_7_c_4.$U22]*10" office:value-type="float" office:value="308250">
            <text:p>308250</text:p>
          </table:table-cell>
          <table:table-cell table:formula="of:=[theffect_1_7_c_5.$Q22]" office:value-type="float" office:value="6.644444">
            <text:p>6.644444</text:p>
          </table:table-cell>
          <table:table-cell table:formula="of:=[theffect_1_7_c_5.$U22]*10" office:value-type="float" office:value="463640">
            <text:p>463640</text:p>
          </table:table-cell>
          <table:table-cell table:formula="of:=[theffect_1_7_c_6.$Q22]" office:value-type="float" office:value="6.644444">
            <text:p>6.644444</text:p>
          </table:table-cell>
          <table:table-cell table:formula="of:=[theffect_1_7_c_6.$U22]*10" office:value-type="float" office:value="535180">
            <text:p>535180</text:p>
          </table:table-cell>
        </table:table-row>
        <table:table-row table:style-name="ro1">
          <table:table-cell table:formula="of:=[theffect_1_7_c_1.$D23]" office:value-type="float" office:value="6.9">
            <text:p>6.9</text:p>
          </table:table-cell>
          <table:table-cell table:formula="of:=[theffect_1_7_c_1.$L23]*10" office:value-type="float" office:value="20">
            <text:p>20</text:p>
          </table:table-cell>
          <table:table-cell table:formula="of:=[theffect_1_7_c_2.$D23]" office:value-type="float" office:value="6.9">
            <text:p>6.9</text:p>
          </table:table-cell>
          <table:table-cell table:formula="of:=[theffect_1_7_c_2.$L23]*10" office:value-type="float" office:value="0">
            <text:p>0</text:p>
          </table:table-cell>
          <table:table-cell table:formula="of:=[theffect_1_7_c_3.$D23]" office:value-type="float" office:value="6.9">
            <text:p>6.9</text:p>
          </table:table-cell>
          <table:table-cell table:formula="of:=[theffect_1_7_c_3.$L23]*10" office:value-type="float" office:value="30">
            <text:p>30</text:p>
          </table:table-cell>
          <table:table-cell table:formula="of:=[theffect_1_7_c_4.$D23]" office:value-type="float" office:value="6.9">
            <text:p>6.9</text:p>
          </table:table-cell>
          <table:table-cell table:formula="of:=[theffect_1_7_c_4.$L23]*10" office:value-type="float" office:value="30">
            <text:p>30</text:p>
          </table:table-cell>
          <table:table-cell table:formula="of:=[theffect_1_7_c_5.$D23]" office:value-type="float" office:value="6">
            <text:p>6</text:p>
          </table:table-cell>
          <table:table-cell table:formula="of:=[theffect_1_7_c_5.$L23]*10" office:value-type="float" office:value="250">
            <text:p>250</text:p>
          </table:table-cell>
          <table:table-cell table:formula="of:=[theffect_1_7_c_6.$D23]" office:value-type="float" office:value="6">
            <text:p>6</text:p>
          </table:table-cell>
          <table:table-cell table:formula="of:=[theffect_1_7_c_6.$L23]*10" office:value-type="float" office:value="440">
            <text:p>440</text:p>
          </table:table-cell>
          <table:table-cell/>
          <table:table-cell table:formula="of:=[theffect_1_7_c_1.$Q23]" office:value-type="float" office:value="6.9">
            <text:p>6.9</text:p>
          </table:table-cell>
          <table:table-cell table:formula="of:=10*[theffect_1_7_c_1.$U23]" office:value-type="float" office:value="104740">
            <text:p>104740</text:p>
          </table:table-cell>
          <table:table-cell table:formula="of:=[theffect_1_7_c_2.$Q23]" office:value-type="float" office:value="6.9">
            <text:p>6.9</text:p>
          </table:table-cell>
          <table:table-cell table:formula="of:=[theffect_1_7_c_2.$U23]*10" office:value-type="float" office:value="130050">
            <text:p>130050</text:p>
          </table:table-cell>
          <table:table-cell table:formula="of:=[theffect_1_7_c_3.$Q23]" office:value-type="float" office:value="5.7">
            <text:p>5.7</text:p>
          </table:table-cell>
          <table:table-cell table:formula="of:=[theffect_1_7_c_3.$U23]*10" office:value-type="float" office:value="375130">
            <text:p>375130</text:p>
          </table:table-cell>
          <table:table-cell table:formula="of:=[theffect_1_7_c_4.$Q23]" office:value-type="float" office:value="6.9">
            <text:p>6.9</text:p>
          </table:table-cell>
          <table:table-cell table:formula="of:=[theffect_1_7_c_4.$U23]*10" office:value-type="float" office:value="292010">
            <text:p>292010</text:p>
          </table:table-cell>
          <table:table-cell table:formula="of:=[theffect_1_7_c_5.$Q23]" office:value-type="float" office:value="6.9">
            <text:p>6.9</text:p>
          </table:table-cell>
          <table:table-cell table:formula="of:=[theffect_1_7_c_5.$U23]*10" office:value-type="float" office:value="438980">
            <text:p>438980</text:p>
          </table:table-cell>
          <table:table-cell table:formula="of:=[theffect_1_7_c_6.$Q23]" office:value-type="float" office:value="6.9">
            <text:p>6.9</text:p>
          </table:table-cell>
          <table:table-cell table:formula="of:=[theffect_1_7_c_6.$U23]*10" office:value-type="float" office:value="504960">
            <text:p>504960</text:p>
          </table:table-cell>
        </table:table-row>
        <table:table-row table:style-name="ro1">
          <table:table-cell table:formula="of:=[theffect_1_7_c_1.$D24]" office:value-type="float" office:value="7.155556">
            <text:p>7.155556</text:p>
          </table:table-cell>
          <table:table-cell table:formula="of:=[theffect_1_7_c_1.$L24]*10" office:value-type="float" office:value="0">
            <text:p>0</text:p>
          </table:table-cell>
          <table:table-cell table:formula="of:=[theffect_1_7_c_2.$D24]" office:value-type="float" office:value="7.155556">
            <text:p>7.155556</text:p>
          </table:table-cell>
          <table:table-cell table:formula="of:=[theffect_1_7_c_2.$L24]*10" office:value-type="float" office:value="0">
            <text:p>0</text:p>
          </table:table-cell>
          <table:table-cell table:formula="of:=[theffect_1_7_c_3.$D24]" office:value-type="float" office:value="7.155556">
            <text:p>7.155556</text:p>
          </table:table-cell>
          <table:table-cell table:formula="of:=[theffect_1_7_c_3.$L24]*10" office:value-type="float" office:value="30">
            <text:p>30</text:p>
          </table:table-cell>
          <table:table-cell table:formula="of:=[theffect_1_7_c_4.$D24]" office:value-type="float" office:value="7.155556">
            <text:p>7.155556</text:p>
          </table:table-cell>
          <table:table-cell table:formula="of:=[theffect_1_7_c_4.$L24]*10" office:value-type="float" office:value="10">
            <text:p>10</text:p>
          </table:table-cell>
          <table:table-cell table:formula="of:=[theffect_1_7_c_5.$D24]" office:value-type="float" office:value="6.222222">
            <text:p>6.222222</text:p>
          </table:table-cell>
          <table:table-cell table:formula="of:=[theffect_1_7_c_5.$L24]*10" office:value-type="float" office:value="200">
            <text:p>200</text:p>
          </table:table-cell>
          <table:table-cell table:formula="of:=[theffect_1_7_c_6.$D24]" office:value-type="float" office:value="6.222222">
            <text:p>6.222222</text:p>
          </table:table-cell>
          <table:table-cell table:formula="of:=[theffect_1_7_c_6.$L24]*10" office:value-type="float" office:value="230">
            <text:p>230</text:p>
          </table:table-cell>
          <table:table-cell/>
          <table:table-cell table:formula="of:=[theffect_1_7_c_1.$Q24]" office:value-type="float" office:value="7.155556">
            <text:p>7.155556</text:p>
          </table:table-cell>
          <table:table-cell table:formula="of:=10*[theffect_1_7_c_1.$U24]" office:value-type="float" office:value="99950">
            <text:p>99950</text:p>
          </table:table-cell>
          <table:table-cell table:formula="of:=[theffect_1_7_c_2.$Q24]" office:value-type="float" office:value="7.155556">
            <text:p>7.155556</text:p>
          </table:table-cell>
          <table:table-cell table:formula="of:=[theffect_1_7_c_2.$U24]*10" office:value-type="float" office:value="123710">
            <text:p>123710</text:p>
          </table:table-cell>
          <table:table-cell table:formula="of:=[theffect_1_7_c_3.$Q24]" office:value-type="float" office:value="5.911111">
            <text:p>5.911111</text:p>
          </table:table-cell>
          <table:table-cell table:formula="of:=[theffect_1_7_c_3.$U24]*10" office:value-type="float" office:value="358560">
            <text:p>358560</text:p>
          </table:table-cell>
          <table:table-cell table:formula="of:=[theffect_1_7_c_4.$Q24]" office:value-type="float" office:value="7.155556">
            <text:p>7.155556</text:p>
          </table:table-cell>
          <table:table-cell table:formula="of:=[theffect_1_7_c_4.$U24]*10" office:value-type="float" office:value="274340">
            <text:p>274340</text:p>
          </table:table-cell>
          <table:table-cell table:formula="of:=[theffect_1_7_c_5.$Q24]" office:value-type="float" office:value="7.155556">
            <text:p>7.155556</text:p>
          </table:table-cell>
          <table:table-cell table:formula="of:=[theffect_1_7_c_5.$U24]*10" office:value-type="float" office:value="411620">
            <text:p>411620</text:p>
          </table:table-cell>
          <table:table-cell table:formula="of:=[theffect_1_7_c_6.$Q24]" office:value-type="float" office:value="7.155556">
            <text:p>7.155556</text:p>
          </table:table-cell>
          <table:table-cell table:formula="of:=[theffect_1_7_c_6.$U24]*10" office:value-type="float" office:value="472400">
            <text:p>472400</text:p>
          </table:table-cell>
        </table:table-row>
        <table:table-row table:style-name="ro1">
          <table:table-cell table:formula="of:=[theffect_1_7_c_1.$D25]" office:value-type="float" office:value="7.411111">
            <text:p>7.411111</text:p>
          </table:table-cell>
          <table:table-cell table:formula="of:=[theffect_1_7_c_1.$L25]*10" office:value-type="float" office:value="0">
            <text:p>0</text:p>
          </table:table-cell>
          <table:table-cell table:formula="of:=[theffect_1_7_c_2.$D25]" office:value-type="float" office:value="7.411111">
            <text:p>7.411111</text:p>
          </table:table-cell>
          <table:table-cell table:formula="of:=[theffect_1_7_c_2.$L25]*10" office:value-type="float" office:value="0">
            <text:p>0</text:p>
          </table:table-cell>
          <table:table-cell table:formula="of:=[theffect_1_7_c_3.$D25]" office:value-type="float" office:value="7.411111">
            <text:p>7.411111</text:p>
          </table:table-cell>
          <table:table-cell table:formula="of:=[theffect_1_7_c_3.$L25]*10" office:value-type="float" office:value="10">
            <text:p>10</text:p>
          </table:table-cell>
          <table:table-cell table:formula="of:=[theffect_1_7_c_4.$D25]" office:value-type="float" office:value="7.411111">
            <text:p>7.411111</text:p>
          </table:table-cell>
          <table:table-cell table:formula="of:=[theffect_1_7_c_4.$L25]*10" office:value-type="float" office:value="10">
            <text:p>10</text:p>
          </table:table-cell>
          <table:table-cell table:formula="of:=[theffect_1_7_c_5.$D25]" office:value-type="float" office:value="6.444444">
            <text:p>6.444444</text:p>
          </table:table-cell>
          <table:table-cell table:formula="of:=[theffect_1_7_c_5.$L25]*10" office:value-type="float" office:value="110">
            <text:p>110</text:p>
          </table:table-cell>
          <table:table-cell table:formula="of:=[theffect_1_7_c_6.$D25]" office:value-type="float" office:value="6.444444">
            <text:p>6.444444</text:p>
          </table:table-cell>
          <table:table-cell table:formula="of:=[theffect_1_7_c_6.$L25]*10" office:value-type="float" office:value="130">
            <text:p>130</text:p>
          </table:table-cell>
          <table:table-cell/>
          <table:table-cell table:formula="of:=[theffect_1_7_c_1.$Q25]" office:value-type="float" office:value="7.411111">
            <text:p>7.411111</text:p>
          </table:table-cell>
          <table:table-cell table:formula="of:=10*[theffect_1_7_c_1.$U25]" office:value-type="float" office:value="93710">
            <text:p>93710</text:p>
          </table:table-cell>
          <table:table-cell table:formula="of:=[theffect_1_7_c_2.$Q25]" office:value-type="float" office:value="7.411111">
            <text:p>7.411111</text:p>
          </table:table-cell>
          <table:table-cell table:formula="of:=[theffect_1_7_c_2.$U25]*10" office:value-type="float" office:value="114290">
            <text:p>114290</text:p>
          </table:table-cell>
          <table:table-cell table:formula="of:=[theffect_1_7_c_3.$Q25]" office:value-type="float" office:value="6.122222">
            <text:p>6.122222</text:p>
          </table:table-cell>
          <table:table-cell table:formula="of:=[theffect_1_7_c_3.$U25]*10" office:value-type="float" office:value="342460">
            <text:p>342460</text:p>
          </table:table-cell>
          <table:table-cell table:formula="of:=[theffect_1_7_c_4.$Q25]" office:value-type="float" office:value="7.411111">
            <text:p>7.411111</text:p>
          </table:table-cell>
          <table:table-cell table:formula="of:=[theffect_1_7_c_4.$U25]*10" office:value-type="float" office:value="246360">
            <text:p>246360</text:p>
          </table:table-cell>
          <table:table-cell table:formula="of:=[theffect_1_7_c_5.$Q25]" office:value-type="float" office:value="7.411111">
            <text:p>7.411111</text:p>
          </table:table-cell>
          <table:table-cell table:formula="of:=[theffect_1_7_c_5.$U25]*10" office:value-type="float" office:value="367150">
            <text:p>367150</text:p>
          </table:table-cell>
          <table:table-cell table:formula="of:=[theffect_1_7_c_6.$Q25]" office:value-type="float" office:value="7.411111">
            <text:p>7.411111</text:p>
          </table:table-cell>
          <table:table-cell table:formula="of:=[theffect_1_7_c_6.$U25]*10" office:value-type="float" office:value="418630">
            <text:p>418630</text:p>
          </table:table-cell>
        </table:table-row>
        <table:table-row table:style-name="ro1">
          <table:table-cell table:formula="of:=[theffect_1_7_c_1.$D26]" office:value-type="float" office:value="7.666667">
            <text:p>7.666667</text:p>
          </table:table-cell>
          <table:table-cell table:formula="of:=[theffect_1_7_c_1.$L26]*10" office:value-type="float" office:value="0">
            <text:p>0</text:p>
          </table:table-cell>
          <table:table-cell table:formula="of:=[theffect_1_7_c_2.$D26]" office:value-type="float" office:value="7.666667">
            <text:p>7.666667</text:p>
          </table:table-cell>
          <table:table-cell table:formula="of:=[theffect_1_7_c_2.$L26]*10" office:value-type="float" office:value="0">
            <text:p>0</text:p>
          </table:table-cell>
          <table:table-cell table:formula="of:=[theffect_1_7_c_3.$D26]" office:value-type="float" office:value="7.666667">
            <text:p>7.666667</text:p>
          </table:table-cell>
          <table:table-cell table:formula="of:=[theffect_1_7_c_3.$L26]*10" office:value-type="float" office:value="10">
            <text:p>10</text:p>
          </table:table-cell>
          <table:table-cell table:formula="of:=[theffect_1_7_c_4.$D26]" office:value-type="float" office:value="7.666667">
            <text:p>7.666667</text:p>
          </table:table-cell>
          <table:table-cell table:formula="of:=[theffect_1_7_c_4.$L26]*10" office:value-type="float" office:value="10">
            <text:p>10</text:p>
          </table:table-cell>
          <table:table-cell table:formula="of:=[theffect_1_7_c_5.$D26]" office:value-type="float" office:value="6.666667">
            <text:p>6.666667</text:p>
          </table:table-cell>
          <table:table-cell table:formula="of:=[theffect_1_7_c_5.$L26]*10" office:value-type="float" office:value="90">
            <text:p>90</text:p>
          </table:table-cell>
          <table:table-cell table:formula="of:=[theffect_1_7_c_6.$D26]" office:value-type="float" office:value="6.666667">
            <text:p>6.666667</text:p>
          </table:table-cell>
          <table:table-cell table:formula="of:=[theffect_1_7_c_6.$L26]*10" office:value-type="float" office:value="90">
            <text:p>90</text:p>
          </table:table-cell>
          <table:table-cell/>
          <table:table-cell table:formula="of:=[theffect_1_7_c_1.$Q26]" office:value-type="float" office:value="7.666667">
            <text:p>7.666667</text:p>
          </table:table-cell>
          <table:table-cell table:formula="of:=10*[theffect_1_7_c_1.$U26]" office:value-type="float" office:value="88280">
            <text:p>88280</text:p>
          </table:table-cell>
          <table:table-cell table:formula="of:=[theffect_1_7_c_2.$Q26]" office:value-type="float" office:value="7.666667">
            <text:p>7.666667</text:p>
          </table:table-cell>
          <table:table-cell table:formula="of:=[theffect_1_7_c_2.$U26]*10" office:value-type="float" office:value="106720">
            <text:p>106720</text:p>
          </table:table-cell>
          <table:table-cell table:formula="of:=[theffect_1_7_c_3.$Q26]" office:value-type="float" office:value="6.333333">
            <text:p>6.333333</text:p>
          </table:table-cell>
          <table:table-cell table:formula="of:=[theffect_1_7_c_3.$U26]*10" office:value-type="float" office:value="332190">
            <text:p>332190</text:p>
          </table:table-cell>
          <table:table-cell table:formula="of:=[theffect_1_7_c_4.$Q26]" office:value-type="float" office:value="7.666667">
            <text:p>7.666667</text:p>
          </table:table-cell>
          <table:table-cell table:formula="of:=[theffect_1_7_c_4.$U26]*10" office:value-type="float" office:value="222630">
            <text:p>222630</text:p>
          </table:table-cell>
          <table:table-cell table:formula="of:=[theffect_1_7_c_5.$Q26]" office:value-type="float" office:value="7.666667">
            <text:p>7.666667</text:p>
          </table:table-cell>
          <table:table-cell table:formula="of:=[theffect_1_7_c_5.$U26]*10" office:value-type="float" office:value="328930">
            <text:p>328930</text:p>
          </table:table-cell>
          <table:table-cell table:formula="of:=[theffect_1_7_c_6.$Q26]" office:value-type="float" office:value="7.666667">
            <text:p>7.666667</text:p>
          </table:table-cell>
          <table:table-cell table:formula="of:=[theffect_1_7_c_6.$U26]*10" office:value-type="float" office:value="375700">
            <text:p>375700</text:p>
          </table:table-cell>
        </table:table-row>
        <table:table-row table:style-name="ro1">
          <table:table-cell table:formula="of:=[theffect_1_7_c_1.$D27]" office:value-type="float" office:value="7.922222">
            <text:p>7.922222</text:p>
          </table:table-cell>
          <table:table-cell table:formula="of:=[theffect_1_7_c_1.$L27]*10" office:value-type="float" office:value="0">
            <text:p>0</text:p>
          </table:table-cell>
          <table:table-cell table:formula="of:=[theffect_1_7_c_2.$D27]" office:value-type="float" office:value="7.922222">
            <text:p>7.922222</text:p>
          </table:table-cell>
          <table:table-cell table:formula="of:=[theffect_1_7_c_2.$L27]*10" office:value-type="float" office:value="0">
            <text:p>0</text:p>
          </table:table-cell>
          <table:table-cell table:formula="of:=[theffect_1_7_c_3.$D27]" office:value-type="float" office:value="7.922222">
            <text:p>7.922222</text:p>
          </table:table-cell>
          <table:table-cell table:formula="of:=[theffect_1_7_c_3.$L27]*10" office:value-type="float" office:value="20">
            <text:p>20</text:p>
          </table:table-cell>
          <table:table-cell table:formula="of:=[theffect_1_7_c_4.$D27]" office:value-type="float" office:value="7.922222">
            <text:p>7.922222</text:p>
          </table:table-cell>
          <table:table-cell table:formula="of:=[theffect_1_7_c_4.$L27]*10" office:value-type="float" office:value="20">
            <text:p>20</text:p>
          </table:table-cell>
          <table:table-cell table:formula="of:=[theffect_1_7_c_5.$D27]" office:value-type="float" office:value="6.888889">
            <text:p>6.888889</text:p>
          </table:table-cell>
          <table:table-cell table:formula="of:=[theffect_1_7_c_5.$L27]*10" office:value-type="float" office:value="70">
            <text:p>70</text:p>
          </table:table-cell>
          <table:table-cell table:formula="of:=[theffect_1_7_c_6.$D27]" office:value-type="float" office:value="6.888889">
            <text:p>6.888889</text:p>
          </table:table-cell>
          <table:table-cell table:formula="of:=[theffect_1_7_c_6.$L27]*10" office:value-type="float" office:value="40">
            <text:p>40</text:p>
          </table:table-cell>
          <table:table-cell/>
          <table:table-cell table:formula="of:=[theffect_1_7_c_1.$Q27]" office:value-type="float" office:value="7.922222">
            <text:p>7.922222</text:p>
          </table:table-cell>
          <table:table-cell table:formula="of:=10*[theffect_1_7_c_1.$U27]" office:value-type="float" office:value="82310">
            <text:p>82310</text:p>
          </table:table-cell>
          <table:table-cell table:formula="of:=[theffect_1_7_c_2.$Q27]" office:value-type="float" office:value="7.922222">
            <text:p>7.922222</text:p>
          </table:table-cell>
          <table:table-cell table:formula="of:=[theffect_1_7_c_2.$U27]*10" office:value-type="float" office:value="97320">
            <text:p>97320</text:p>
          </table:table-cell>
          <table:table-cell table:formula="of:=[theffect_1_7_c_3.$Q27]" office:value-type="float" office:value="6.544444">
            <text:p>6.544444</text:p>
          </table:table-cell>
          <table:table-cell table:formula="of:=[theffect_1_7_c_3.$U27]*10" office:value-type="float" office:value="314320">
            <text:p>314320</text:p>
          </table:table-cell>
          <table:table-cell table:formula="of:=[theffect_1_7_c_4.$Q27]" office:value-type="float" office:value="7.922222">
            <text:p>7.922222</text:p>
          </table:table-cell>
          <table:table-cell table:formula="of:=[theffect_1_7_c_4.$U27]*10" office:value-type="float" office:value="195460">
            <text:p>195460</text:p>
          </table:table-cell>
          <table:table-cell table:formula="of:=[theffect_1_7_c_5.$Q27]" office:value-type="float" office:value="7.922222">
            <text:p>7.922222</text:p>
          </table:table-cell>
          <table:table-cell table:formula="of:=[theffect_1_7_c_5.$U27]*10" office:value-type="float" office:value="288160">
            <text:p>288160</text:p>
          </table:table-cell>
          <table:table-cell table:formula="of:=[theffect_1_7_c_6.$Q27]" office:value-type="float" office:value="7.922222">
            <text:p>7.922222</text:p>
          </table:table-cell>
          <table:table-cell table:formula="of:=[theffect_1_7_c_6.$U27]*10" office:value-type="float" office:value="329320">
            <text:p>329320</text:p>
          </table:table-cell>
        </table:table-row>
        <table:table-row table:style-name="ro1">
          <table:table-cell table:formula="of:=[theffect_1_7_c_1.$D28]" office:value-type="float" office:value="8.177778">
            <text:p>8.177778</text:p>
          </table:table-cell>
          <table:table-cell table:formula="of:=[theffect_1_7_c_1.$L28]*10" office:value-type="float" office:value="0">
            <text:p>0</text:p>
          </table:table-cell>
          <table:table-cell table:formula="of:=[theffect_1_7_c_2.$D28]" office:value-type="float" office:value="8.177778">
            <text:p>8.177778</text:p>
          </table:table-cell>
          <table:table-cell table:formula="of:=[theffect_1_7_c_2.$L28]*10" office:value-type="float" office:value="0">
            <text:p>0</text:p>
          </table:table-cell>
          <table:table-cell table:formula="of:=[theffect_1_7_c_3.$D28]" office:value-type="float" office:value="8.177778">
            <text:p>8.177778</text:p>
          </table:table-cell>
          <table:table-cell table:formula="of:=[theffect_1_7_c_3.$L28]*10" office:value-type="float" office:value="10">
            <text:p>10</text:p>
          </table:table-cell>
          <table:table-cell table:formula="of:=[theffect_1_7_c_4.$D28]" office:value-type="float" office:value="8.177778">
            <text:p>8.177778</text:p>
          </table:table-cell>
          <table:table-cell table:formula="of:=[theffect_1_7_c_4.$L28]*10" office:value-type="float" office:value="20">
            <text:p>20</text:p>
          </table:table-cell>
          <table:table-cell table:formula="of:=[theffect_1_7_c_5.$D28]" office:value-type="float" office:value="7.111111">
            <text:p>7.111111</text:p>
          </table:table-cell>
          <table:table-cell table:formula="of:=[theffect_1_7_c_5.$L28]*10" office:value-type="float" office:value="70">
            <text:p>70</text:p>
          </table:table-cell>
          <table:table-cell table:formula="of:=[theffect_1_7_c_6.$D28]" office:value-type="float" office:value="7.111111">
            <text:p>7.111111</text:p>
          </table:table-cell>
          <table:table-cell table:formula="of:=[theffect_1_7_c_6.$L28]*10" office:value-type="float" office:value="40">
            <text:p>40</text:p>
          </table:table-cell>
          <table:table-cell/>
          <table:table-cell table:formula="of:=[theffect_1_7_c_1.$Q28]" office:value-type="float" office:value="8.177778">
            <text:p>8.177778</text:p>
          </table:table-cell>
          <table:table-cell table:formula="of:=10*[theffect_1_7_c_1.$U28]" office:value-type="float" office:value="76180">
            <text:p>76180</text:p>
          </table:table-cell>
          <table:table-cell table:formula="of:=[theffect_1_7_c_2.$Q28]" office:value-type="float" office:value="8.177778">
            <text:p>8.177778</text:p>
          </table:table-cell>
          <table:table-cell table:formula="of:=[theffect_1_7_c_2.$U28]*10" office:value-type="float" office:value="88960">
            <text:p>88960</text:p>
          </table:table-cell>
          <table:table-cell table:formula="of:=[theffect_1_7_c_3.$Q28]" office:value-type="float" office:value="6.755556">
            <text:p>6.755556</text:p>
          </table:table-cell>
          <table:table-cell table:formula="of:=[theffect_1_7_c_3.$U28]*10" office:value-type="float" office:value="303830">
            <text:p>303830</text:p>
          </table:table-cell>
          <table:table-cell table:formula="of:=[theffect_1_7_c_4.$Q28]" office:value-type="float" office:value="8.177778">
            <text:p>8.177778</text:p>
          </table:table-cell>
          <table:table-cell table:formula="of:=[theffect_1_7_c_4.$U28]*10" office:value-type="float" office:value="170660">
            <text:p>170660</text:p>
          </table:table-cell>
          <table:table-cell table:formula="of:=[theffect_1_7_c_5.$Q28]" office:value-type="float" office:value="8.177778">
            <text:p>8.177778</text:p>
          </table:table-cell>
          <table:table-cell table:formula="of:=[theffect_1_7_c_5.$U28]*10" office:value-type="float" office:value="253070">
            <text:p>253070</text:p>
          </table:table-cell>
          <table:table-cell table:formula="of:=[theffect_1_7_c_6.$Q28]" office:value-type="float" office:value="8.177778">
            <text:p>8.177778</text:p>
          </table:table-cell>
          <table:table-cell table:formula="of:=[theffect_1_7_c_6.$U28]*10" office:value-type="float" office:value="291500">
            <text:p>291500</text:p>
          </table:table-cell>
        </table:table-row>
        <table:table-row table:style-name="ro1">
          <table:table-cell table:formula="of:=[theffect_1_7_c_1.$D29]" office:value-type="float" office:value="8.433333">
            <text:p>8.433333</text:p>
          </table:table-cell>
          <table:table-cell table:formula="of:=[theffect_1_7_c_1.$L29]*10" office:value-type="float" office:value="0">
            <text:p>0</text:p>
          </table:table-cell>
          <table:table-cell table:formula="of:=[theffect_1_7_c_2.$D29]" office:value-type="float" office:value="8.433333">
            <text:p>8.433333</text:p>
          </table:table-cell>
          <table:table-cell table:formula="of:=[theffect_1_7_c_2.$L29]*10" office:value-type="float" office:value="0">
            <text:p>0</text:p>
          </table:table-cell>
          <table:table-cell table:formula="of:=[theffect_1_7_c_3.$D29]" office:value-type="float" office:value="8.433333">
            <text:p>8.433333</text:p>
          </table:table-cell>
          <table:table-cell table:formula="of:=[theffect_1_7_c_3.$L29]*10" office:value-type="float" office:value="10">
            <text:p>10</text:p>
          </table:table-cell>
          <table:table-cell table:formula="of:=[theffect_1_7_c_4.$D29]" office:value-type="float" office:value="8.433333">
            <text:p>8.433333</text:p>
          </table:table-cell>
          <table:table-cell table:formula="of:=[theffect_1_7_c_4.$L29]*10" office:value-type="float" office:value="10">
            <text:p>10</text:p>
          </table:table-cell>
          <table:table-cell table:formula="of:=[theffect_1_7_c_5.$D29]" office:value-type="float" office:value="7.333333">
            <text:p>7.333333</text:p>
          </table:table-cell>
          <table:table-cell table:formula="of:=[theffect_1_7_c_5.$L29]*10" office:value-type="float" office:value="70">
            <text:p>70</text:p>
          </table:table-cell>
          <table:table-cell table:formula="of:=[theffect_1_7_c_6.$D29]" office:value-type="float" office:value="7.333333">
            <text:p>7.333333</text:p>
          </table:table-cell>
          <table:table-cell table:formula="of:=[theffect_1_7_c_6.$L29]*10" office:value-type="float" office:value="50">
            <text:p>50</text:p>
          </table:table-cell>
          <table:table-cell/>
          <table:table-cell table:formula="of:=[theffect_1_7_c_1.$Q29]" office:value-type="float" office:value="8.433333">
            <text:p>8.433333</text:p>
          </table:table-cell>
          <table:table-cell table:formula="of:=10*[theffect_1_7_c_1.$U29]" office:value-type="float" office:value="68690">
            <text:p>68690</text:p>
          </table:table-cell>
          <table:table-cell table:formula="of:=[theffect_1_7_c_2.$Q29]" office:value-type="float" office:value="8.433333">
            <text:p>8.433333</text:p>
          </table:table-cell>
          <table:table-cell table:formula="of:=[theffect_1_7_c_2.$U29]*10" office:value-type="float" office:value="78290">
            <text:p>78290</text:p>
          </table:table-cell>
          <table:table-cell table:formula="of:=[theffect_1_7_c_3.$Q29]" office:value-type="float" office:value="6.966667">
            <text:p>6.966667</text:p>
          </table:table-cell>
          <table:table-cell table:formula="of:=[theffect_1_7_c_3.$U29]*10" office:value-type="float" office:value="286290">
            <text:p>286290</text:p>
          </table:table-cell>
          <table:table-cell table:formula="of:=[theffect_1_7_c_4.$Q29]" office:value-type="float" office:value="8.433333">
            <text:p>8.433333</text:p>
          </table:table-cell>
          <table:table-cell table:formula="of:=[theffect_1_7_c_4.$U29]*10" office:value-type="float" office:value="148460">
            <text:p>148460</text:p>
          </table:table-cell>
          <table:table-cell table:formula="of:=[theffect_1_7_c_5.$Q29]" office:value-type="float" office:value="8.433333">
            <text:p>8.433333</text:p>
          </table:table-cell>
          <table:table-cell table:formula="of:=[theffect_1_7_c_5.$U29]*10" office:value-type="float" office:value="223430">
            <text:p>223430</text:p>
          </table:table-cell>
          <table:table-cell table:formula="of:=[theffect_1_7_c_6.$Q29]" office:value-type="float" office:value="8.433333">
            <text:p>8.433333</text:p>
          </table:table-cell>
          <table:table-cell table:formula="of:=[theffect_1_7_c_6.$U29]*10" office:value-type="float" office:value="260140">
            <text:p>260140</text:p>
          </table:table-cell>
        </table:table-row>
        <table:table-row table:style-name="ro1">
          <table:table-cell table:formula="of:=[theffect_1_7_c_1.$D30]" office:value-type="float" office:value="8.688889">
            <text:p>8.688889</text:p>
          </table:table-cell>
          <table:table-cell table:formula="of:=[theffect_1_7_c_1.$L30]*10" office:value-type="float" office:value="0">
            <text:p>0</text:p>
          </table:table-cell>
          <table:table-cell table:formula="of:=[theffect_1_7_c_2.$D30]" office:value-type="float" office:value="8.688889">
            <text:p>8.688889</text:p>
          </table:table-cell>
          <table:table-cell table:formula="of:=[theffect_1_7_c_2.$L30]*10" office:value-type="float" office:value="0">
            <text:p>0</text:p>
          </table:table-cell>
          <table:table-cell table:formula="of:=[theffect_1_7_c_3.$D30]" office:value-type="float" office:value="8.688889">
            <text:p>8.688889</text:p>
          </table:table-cell>
          <table:table-cell table:formula="of:=[theffect_1_7_c_3.$L30]*10" office:value-type="float" office:value="10">
            <text:p>10</text:p>
          </table:table-cell>
          <table:table-cell table:formula="of:=[theffect_1_7_c_4.$D30]" office:value-type="float" office:value="8.688889">
            <text:p>8.688889</text:p>
          </table:table-cell>
          <table:table-cell table:formula="of:=[theffect_1_7_c_4.$L30]*10" office:value-type="float" office:value="10">
            <text:p>10</text:p>
          </table:table-cell>
          <table:table-cell table:formula="of:=[theffect_1_7_c_5.$D30]" office:value-type="float" office:value="7.555556">
            <text:p>7.555556</text:p>
          </table:table-cell>
          <table:table-cell table:formula="of:=[theffect_1_7_c_5.$L30]*10" office:value-type="float" office:value="70">
            <text:p>70</text:p>
          </table:table-cell>
          <table:table-cell table:formula="of:=[theffect_1_7_c_6.$D30]" office:value-type="float" office:value="7.555556">
            <text:p>7.555556</text:p>
          </table:table-cell>
          <table:table-cell table:formula="of:=[theffect_1_7_c_6.$L30]*10" office:value-type="float" office:value="40">
            <text:p>40</text:p>
          </table:table-cell>
          <table:table-cell/>
          <table:table-cell table:formula="of:=[theffect_1_7_c_1.$Q30]" office:value-type="float" office:value="8.688889">
            <text:p>8.688889</text:p>
          </table:table-cell>
          <table:table-cell table:formula="of:=10*[theffect_1_7_c_1.$U30]" office:value-type="float" office:value="57710">
            <text:p>57710</text:p>
          </table:table-cell>
          <table:table-cell table:formula="of:=[theffect_1_7_c_2.$Q30]" office:value-type="float" office:value="8.688889">
            <text:p>8.688889</text:p>
          </table:table-cell>
          <table:table-cell table:formula="of:=[theffect_1_7_c_2.$U30]*10" office:value-type="float" office:value="64270">
            <text:p>64270</text:p>
          </table:table-cell>
          <table:table-cell table:formula="of:=[theffect_1_7_c_3.$Q30]" office:value-type="float" office:value="7.177778">
            <text:p>7.177778</text:p>
          </table:table-cell>
          <table:table-cell table:formula="of:=[theffect_1_7_c_3.$U30]*10" office:value-type="float" office:value="266880">
            <text:p>266880</text:p>
          </table:table-cell>
          <table:table-cell table:formula="of:=[theffect_1_7_c_4.$Q30]" office:value-type="float" office:value="8.688889">
            <text:p>8.688889</text:p>
          </table:table-cell>
          <table:table-cell table:formula="of:=[theffect_1_7_c_4.$U30]*10" office:value-type="float" office:value="128840">
            <text:p>128840</text:p>
          </table:table-cell>
          <table:table-cell table:formula="of:=[theffect_1_7_c_5.$Q30]" office:value-type="float" office:value="8.688889">
            <text:p>8.688889</text:p>
          </table:table-cell>
          <table:table-cell table:formula="of:=[theffect_1_7_c_5.$U30]*10" office:value-type="float" office:value="197830">
            <text:p>197830</text:p>
          </table:table-cell>
          <table:table-cell table:formula="of:=[theffect_1_7_c_6.$Q30]" office:value-type="float" office:value="8.688889">
            <text:p>8.688889</text:p>
          </table:table-cell>
          <table:table-cell table:formula="of:=[theffect_1_7_c_6.$U30]*10" office:value-type="float" office:value="232590">
            <text:p>232590</text:p>
          </table:table-cell>
        </table:table-row>
        <table:table-row table:style-name="ro1">
          <table:table-cell table:formula="of:=[theffect_1_7_c_1.$D31]" office:value-type="float" office:value="8.944444">
            <text:p>8.944444</text:p>
          </table:table-cell>
          <table:table-cell table:formula="of:=[theffect_1_7_c_1.$L31]*10" office:value-type="float" office:value="0">
            <text:p>0</text:p>
          </table:table-cell>
          <table:table-cell table:formula="of:=[theffect_1_7_c_2.$D31]" office:value-type="float" office:value="8.944444">
            <text:p>8.944444</text:p>
          </table:table-cell>
          <table:table-cell table:formula="of:=[theffect_1_7_c_2.$L31]*10" office:value-type="float" office:value="0">
            <text:p>0</text:p>
          </table:table-cell>
          <table:table-cell table:formula="of:=[theffect_1_7_c_3.$D31]" office:value-type="float" office:value="8.944444">
            <text:p>8.944444</text:p>
          </table:table-cell>
          <table:table-cell table:formula="of:=[theffect_1_7_c_3.$L31]*10" office:value-type="float" office:value="10">
            <text:p>10</text:p>
          </table:table-cell>
          <table:table-cell table:formula="of:=[theffect_1_7_c_4.$D31]" office:value-type="float" office:value="8.944444">
            <text:p>8.944444</text:p>
          </table:table-cell>
          <table:table-cell table:formula="of:=[theffect_1_7_c_4.$L31]*10" office:value-type="float" office:value="10">
            <text:p>10</text:p>
          </table:table-cell>
          <table:table-cell table:formula="of:=[theffect_1_7_c_5.$D31]" office:value-type="float" office:value="7.777778">
            <text:p>7.777778</text:p>
          </table:table-cell>
          <table:table-cell table:formula="of:=[theffect_1_7_c_5.$L31]*10" office:value-type="float" office:value="70">
            <text:p>70</text:p>
          </table:table-cell>
          <table:table-cell table:formula="of:=[theffect_1_7_c_6.$D31]" office:value-type="float" office:value="7.777778">
            <text:p>7.777778</text:p>
          </table:table-cell>
          <table:table-cell table:formula="of:=[theffect_1_7_c_6.$L31]*10" office:value-type="float" office:value="30">
            <text:p>30</text:p>
          </table:table-cell>
          <table:table-cell/>
          <table:table-cell table:formula="of:=[theffect_1_7_c_1.$Q31]" office:value-type="float" office:value="8.944444">
            <text:p>8.944444</text:p>
          </table:table-cell>
          <table:table-cell table:formula="of:=10*[theffect_1_7_c_1.$U31]" office:value-type="float" office:value="50420">
            <text:p>50420</text:p>
          </table:table-cell>
          <table:table-cell table:formula="of:=[theffect_1_7_c_2.$Q31]" office:value-type="float" office:value="8.944444">
            <text:p>8.944444</text:p>
          </table:table-cell>
          <table:table-cell table:formula="of:=[theffect_1_7_c_2.$U31]*10" office:value-type="float" office:value="56440">
            <text:p>56440</text:p>
          </table:table-cell>
          <table:table-cell table:formula="of:=[theffect_1_7_c_3.$Q31]" office:value-type="float" office:value="7.388889">
            <text:p>7.388889</text:p>
          </table:table-cell>
          <table:table-cell table:formula="of:=[theffect_1_7_c_3.$U31]*10" office:value-type="float" office:value="254040">
            <text:p>254040</text:p>
          </table:table-cell>
          <table:table-cell table:formula="of:=[theffect_1_7_c_4.$Q31]" office:value-type="float" office:value="8.944444">
            <text:p>8.944444</text:p>
          </table:table-cell>
          <table:table-cell table:formula="of:=[theffect_1_7_c_4.$U31]*10" office:value-type="float" office:value="120800">
            <text:p>120800</text:p>
          </table:table-cell>
          <table:table-cell table:formula="of:=[theffect_1_7_c_5.$Q31]" office:value-type="float" office:value="8.944444">
            <text:p>8.944444</text:p>
          </table:table-cell>
          <table:table-cell table:formula="of:=[theffect_1_7_c_5.$U31]*10" office:value-type="float" office:value="186540">
            <text:p>186540</text:p>
          </table:table-cell>
          <table:table-cell table:formula="of:=[theffect_1_7_c_6.$Q31]" office:value-type="float" office:value="8.944444">
            <text:p>8.944444</text:p>
          </table:table-cell>
          <table:table-cell table:formula="of:=[theffect_1_7_c_6.$U31]*10" office:value-type="float" office:value="221180">
            <text:p>221180</text:p>
          </table:table-cell>
        </table:table-row>
        <table:table-row table:style-name="ro1">
          <table:table-cell table:formula="of:=[theffect_1_7_c_1.$D32]" office:value-type="float" office:value="9.2">
            <text:p>9.2</text:p>
          </table:table-cell>
          <table:table-cell table:formula="of:=[theffect_1_7_c_1.$L32]*10" office:value-type="float" office:value="0">
            <text:p>0</text:p>
          </table:table-cell>
          <table:table-cell table:formula="of:=[theffect_1_7_c_2.$D32]" office:value-type="float" office:value="9.2">
            <text:p>9.2</text:p>
          </table:table-cell>
          <table:table-cell table:formula="of:=[theffect_1_7_c_2.$L32]*10" office:value-type="float" office:value="0">
            <text:p>0</text:p>
          </table:table-cell>
          <table:table-cell table:formula="of:=[theffect_1_7_c_3.$D32]" office:value-type="float" office:value="9.2">
            <text:p>9.2</text:p>
          </table:table-cell>
          <table:table-cell table:formula="of:=[theffect_1_7_c_3.$L32]*10" office:value-type="float" office:value="0">
            <text:p>0</text:p>
          </table:table-cell>
          <table:table-cell table:formula="of:=[theffect_1_7_c_4.$D32]" office:value-type="float" office:value="9.2">
            <text:p>9.2</text:p>
          </table:table-cell>
          <table:table-cell table:formula="of:=[theffect_1_7_c_4.$L32]*10" office:value-type="float" office:value="0">
            <text:p>0</text:p>
          </table:table-cell>
          <table:table-cell table:formula="of:=[theffect_1_7_c_5.$D32]" office:value-type="float" office:value="8">
            <text:p>8</text:p>
          </table:table-cell>
          <table:table-cell table:formula="of:=[theffect_1_7_c_5.$L32]*10" office:value-type="float" office:value="70">
            <text:p>70</text:p>
          </table:table-cell>
          <table:table-cell table:formula="of:=[theffect_1_7_c_6.$D32]" office:value-type="float" office:value="8">
            <text:p>8</text:p>
          </table:table-cell>
          <table:table-cell table:formula="of:=[theffect_1_7_c_6.$L32]*10" office:value-type="float" office:value="30">
            <text:p>30</text:p>
          </table:table-cell>
          <table:table-cell/>
          <table:table-cell table:formula="of:=[theffect_1_7_c_1.$Q32]" office:value-type="float" office:value="9.2">
            <text:p>9.2</text:p>
          </table:table-cell>
          <table:table-cell table:formula="of:=10*[theffect_1_7_c_1.$U32]" office:value-type="float" office:value="44810">
            <text:p>44810</text:p>
          </table:table-cell>
          <table:table-cell table:formula="of:=[theffect_1_7_c_2.$Q32]" office:value-type="float" office:value="9.2">
            <text:p>9.2</text:p>
          </table:table-cell>
          <table:table-cell table:formula="of:=[theffect_1_7_c_2.$U32]*10" office:value-type="float" office:value="51740">
            <text:p>51740</text:p>
          </table:table-cell>
          <table:table-cell table:formula="of:=[theffect_1_7_c_3.$Q32]" office:value-type="float" office:value="7.6">
            <text:p>7.6</text:p>
          </table:table-cell>
          <table:table-cell table:formula="of:=[theffect_1_7_c_3.$U32]*10" office:value-type="float" office:value="232330">
            <text:p>232330</text:p>
          </table:table-cell>
          <table:table-cell table:formula="of:=[theffect_1_7_c_4.$Q32]" office:value-type="float" office:value="9.2">
            <text:p>9.2</text:p>
          </table:table-cell>
          <table:table-cell table:formula="of:=[theffect_1_7_c_4.$U32]*10" office:value-type="float" office:value="115740">
            <text:p>115740</text:p>
          </table:table-cell>
          <table:table-cell table:formula="of:=[theffect_1_7_c_5.$Q32]" office:value-type="float" office:value="9.2">
            <text:p>9.2</text:p>
          </table:table-cell>
          <table:table-cell table:formula="of:=[theffect_1_7_c_5.$U32]*10" office:value-type="float" office:value="178420">
            <text:p>178420</text:p>
          </table:table-cell>
          <table:table-cell table:formula="of:=[theffect_1_7_c_6.$Q32]" office:value-type="float" office:value="9.2">
            <text:p>9.2</text:p>
          </table:table-cell>
          <table:table-cell table:formula="of:=[theffect_1_7_c_6.$U32]*10" office:value-type="float" office:value="211670">
            <text:p>211670</text:p>
          </table:table-cell>
        </table:table-row>
        <table:table-row table:style-name="ro1">
          <table:table-cell table:formula="of:=[theffect_1_7_c_1.$D33]" office:value-type="float" office:value="9.455556">
            <text:p>9.455556</text:p>
          </table:table-cell>
          <table:table-cell table:formula="of:=[theffect_1_7_c_1.$L33]*10" office:value-type="float" office:value="0">
            <text:p>0</text:p>
          </table:table-cell>
          <table:table-cell table:formula="of:=[theffect_1_7_c_2.$D33]" office:value-type="float" office:value="9.455556">
            <text:p>9.455556</text:p>
          </table:table-cell>
          <table:table-cell table:formula="of:=[theffect_1_7_c_2.$L33]*10" office:value-type="float" office:value="0">
            <text:p>0</text:p>
          </table:table-cell>
          <table:table-cell table:formula="of:=[theffect_1_7_c_3.$D33]" office:value-type="float" office:value="9.455556">
            <text:p>9.455556</text:p>
          </table:table-cell>
          <table:table-cell table:formula="of:=[theffect_1_7_c_3.$L33]*10" office:value-type="float" office:value="0">
            <text:p>0</text:p>
          </table:table-cell>
          <table:table-cell table:formula="of:=[theffect_1_7_c_4.$D33]" office:value-type="float" office:value="9.455556">
            <text:p>9.455556</text:p>
          </table:table-cell>
          <table:table-cell table:formula="of:=[theffect_1_7_c_4.$L33]*10" office:value-type="float" office:value="0">
            <text:p>0</text:p>
          </table:table-cell>
          <table:table-cell table:formula="of:=[theffect_1_7_c_5.$D33]" office:value-type="float" office:value="8.222222">
            <text:p>8.222222</text:p>
          </table:table-cell>
          <table:table-cell table:formula="of:=[theffect_1_7_c_5.$L33]*10" office:value-type="float" office:value="80">
            <text:p>80</text:p>
          </table:table-cell>
          <table:table-cell table:formula="of:=[theffect_1_7_c_6.$D33]" office:value-type="float" office:value="8.222222">
            <text:p>8.222222</text:p>
          </table:table-cell>
          <table:table-cell table:formula="of:=[theffect_1_7_c_6.$L33]*10" office:value-type="float" office:value="20">
            <text:p>20</text:p>
          </table:table-cell>
          <table:table-cell/>
          <table:table-cell table:formula="of:=[theffect_1_7_c_1.$Q33]" office:value-type="float" office:value="9.455556">
            <text:p>9.455556</text:p>
          </table:table-cell>
          <table:table-cell table:formula="of:=10*[theffect_1_7_c_1.$U33]" office:value-type="float" office:value="41880">
            <text:p>41880</text:p>
          </table:table-cell>
          <table:table-cell table:formula="of:=[theffect_1_7_c_2.$Q33]" office:value-type="float" office:value="9.455556">
            <text:p>9.455556</text:p>
          </table:table-cell>
          <table:table-cell table:formula="of:=[theffect_1_7_c_2.$U33]*10" office:value-type="float" office:value="49110">
            <text:p>49110</text:p>
          </table:table-cell>
          <table:table-cell table:formula="of:=[theffect_1_7_c_3.$Q33]" office:value-type="float" office:value="7.811111">
            <text:p>7.811111</text:p>
          </table:table-cell>
          <table:table-cell table:formula="of:=[theffect_1_7_c_3.$U33]*10" office:value-type="float" office:value="205230">
            <text:p>205230</text:p>
          </table:table-cell>
          <table:table-cell table:formula="of:=[theffect_1_7_c_4.$Q33]" office:value-type="float" office:value="9.455556">
            <text:p>9.455556</text:p>
          </table:table-cell>
          <table:table-cell table:formula="of:=[theffect_1_7_c_4.$U33]*10" office:value-type="float" office:value="111890">
            <text:p>111890</text:p>
          </table:table-cell>
          <table:table-cell table:formula="of:=[theffect_1_7_c_5.$Q33]" office:value-type="float" office:value="9.455556">
            <text:p>9.455556</text:p>
          </table:table-cell>
          <table:table-cell table:formula="of:=[theffect_1_7_c_5.$U33]*10" office:value-type="float" office:value="172000">
            <text:p>172000</text:p>
          </table:table-cell>
          <table:table-cell table:formula="of:=[theffect_1_7_c_6.$Q33]" office:value-type="float" office:value="9.455556">
            <text:p>9.455556</text:p>
          </table:table-cell>
          <table:table-cell table:formula="of:=[theffect_1_7_c_6.$U33]*10" office:value-type="float" office:value="204290">
            <text:p>204290</text:p>
          </table:table-cell>
        </table:table-row>
        <table:table-row table:style-name="ro1">
          <table:table-cell table:formula="of:=[theffect_1_7_c_1.$D34]" office:value-type="float" office:value="9.711111">
            <text:p>9.711111</text:p>
          </table:table-cell>
          <table:table-cell table:formula="of:=[theffect_1_7_c_1.$L34]*10" office:value-type="float" office:value="0">
            <text:p>0</text:p>
          </table:table-cell>
          <table:table-cell table:formula="of:=[theffect_1_7_c_2.$D34]" office:value-type="float" office:value="9.711111">
            <text:p>9.711111</text:p>
          </table:table-cell>
          <table:table-cell table:formula="of:=[theffect_1_7_c_2.$L34]*10" office:value-type="float" office:value="0">
            <text:p>0</text:p>
          </table:table-cell>
          <table:table-cell table:formula="of:=[theffect_1_7_c_3.$D34]" office:value-type="float" office:value="9.711111">
            <text:p>9.711111</text:p>
          </table:table-cell>
          <table:table-cell table:formula="of:=[theffect_1_7_c_3.$L34]*10" office:value-type="float" office:value="0">
            <text:p>0</text:p>
          </table:table-cell>
          <table:table-cell table:formula="of:=[theffect_1_7_c_4.$D34]" office:value-type="float" office:value="9.711111">
            <text:p>9.711111</text:p>
          </table:table-cell>
          <table:table-cell table:formula="of:=[theffect_1_7_c_4.$L34]*10" office:value-type="float" office:value="0">
            <text:p>0</text:p>
          </table:table-cell>
          <table:table-cell table:formula="of:=[theffect_1_7_c_5.$D34]" office:value-type="float" office:value="8.444444">
            <text:p>8.444444</text:p>
          </table:table-cell>
          <table:table-cell table:formula="of:=[theffect_1_7_c_5.$L34]*10" office:value-type="float" office:value="70">
            <text:p>70</text:p>
          </table:table-cell>
          <table:table-cell table:formula="of:=[theffect_1_7_c_6.$D34]" office:value-type="float" office:value="8.444444">
            <text:p>8.444444</text:p>
          </table:table-cell>
          <table:table-cell table:formula="of:=[theffect_1_7_c_6.$L34]*10" office:value-type="float" office:value="20">
            <text:p>20</text:p>
          </table:table-cell>
          <table:table-cell/>
          <table:table-cell table:formula="of:=[theffect_1_7_c_1.$Q34]" office:value-type="float" office:value="9.711111">
            <text:p>9.711111</text:p>
          </table:table-cell>
          <table:table-cell table:formula="of:=10*[theffect_1_7_c_1.$U34]" office:value-type="float" office:value="39950">
            <text:p>39950</text:p>
          </table:table-cell>
          <table:table-cell table:formula="of:=[theffect_1_7_c_2.$Q34]" office:value-type="float" office:value="9.711111">
            <text:p>9.711111</text:p>
          </table:table-cell>
          <table:table-cell table:formula="of:=[theffect_1_7_c_2.$U34]*10" office:value-type="float" office:value="47350">
            <text:p>47350</text:p>
          </table:table-cell>
          <table:table-cell table:formula="of:=[theffect_1_7_c_3.$Q34]" office:value-type="float" office:value="8.022222">
            <text:p>8.022222</text:p>
          </table:table-cell>
          <table:table-cell table:formula="of:=[theffect_1_7_c_3.$U34]*10" office:value-type="float" office:value="188840">
            <text:p>188840</text:p>
          </table:table-cell>
          <table:table-cell table:formula="of:=[theffect_1_7_c_4.$Q34]" office:value-type="float" office:value="9.711111">
            <text:p>9.711111</text:p>
          </table:table-cell>
          <table:table-cell table:formula="of:=[theffect_1_7_c_4.$U34]*10" office:value-type="float" office:value="107590">
            <text:p>107590</text:p>
          </table:table-cell>
          <table:table-cell table:formula="of:=[theffect_1_7_c_5.$Q34]" office:value-type="float" office:value="9.711111">
            <text:p>9.711111</text:p>
          </table:table-cell>
          <table:table-cell table:formula="of:=[theffect_1_7_c_5.$U34]*10" office:value-type="float" office:value="165730">
            <text:p>165730</text:p>
          </table:table-cell>
          <table:table-cell table:formula="of:=[theffect_1_7_c_6.$Q34]" office:value-type="float" office:value="9.711111">
            <text:p>9.711111</text:p>
          </table:table-cell>
          <table:table-cell table:formula="of:=[theffect_1_7_c_6.$U34]*10" office:value-type="float" office:value="196570">
            <text:p>196570</text:p>
          </table:table-cell>
        </table:table-row>
        <table:table-row table:style-name="ro1">
          <table:table-cell table:formula="of:=[theffect_1_7_c_1.$D35]" office:value-type="float" office:value="9.966667">
            <text:p>9.966667</text:p>
          </table:table-cell>
          <table:table-cell table:formula="of:=[theffect_1_7_c_1.$L35]*10" office:value-type="float" office:value="0">
            <text:p>0</text:p>
          </table:table-cell>
          <table:table-cell table:formula="of:=[theffect_1_7_c_2.$D35]" office:value-type="float" office:value="9.966667">
            <text:p>9.966667</text:p>
          </table:table-cell>
          <table:table-cell table:formula="of:=[theffect_1_7_c_2.$L35]*10" office:value-type="float" office:value="0">
            <text:p>0</text:p>
          </table:table-cell>
          <table:table-cell table:formula="of:=[theffect_1_7_c_3.$D35]" office:value-type="float" office:value="9.966667">
            <text:p>9.966667</text:p>
          </table:table-cell>
          <table:table-cell table:formula="of:=[theffect_1_7_c_3.$L35]*10" office:value-type="float" office:value="0">
            <text:p>0</text:p>
          </table:table-cell>
          <table:table-cell table:formula="of:=[theffect_1_7_c_4.$D35]" office:value-type="float" office:value="9.966667">
            <text:p>9.966667</text:p>
          </table:table-cell>
          <table:table-cell table:formula="of:=[theffect_1_7_c_4.$L35]*10" office:value-type="float" office:value="0">
            <text:p>0</text:p>
          </table:table-cell>
          <table:table-cell table:formula="of:=[theffect_1_7_c_5.$D35]" office:value-type="float" office:value="8.666667">
            <text:p>8.666667</text:p>
          </table:table-cell>
          <table:table-cell table:formula="of:=[theffect_1_7_c_5.$L35]*10" office:value-type="float" office:value="70">
            <text:p>70</text:p>
          </table:table-cell>
          <table:table-cell table:formula="of:=[theffect_1_7_c_6.$D35]" office:value-type="float" office:value="8.666667">
            <text:p>8.666667</text:p>
          </table:table-cell>
          <table:table-cell table:formula="of:=[theffect_1_7_c_6.$L35]*10" office:value-type="float" office:value="20">
            <text:p>20</text:p>
          </table:table-cell>
          <table:table-cell/>
          <table:table-cell table:formula="of:=[theffect_1_7_c_1.$Q35]" office:value-type="float" office:value="9.966667">
            <text:p>9.966667</text:p>
          </table:table-cell>
          <table:table-cell table:formula="of:=10*[theffect_1_7_c_1.$U35]" office:value-type="float" office:value="38110">
            <text:p>38110</text:p>
          </table:table-cell>
          <table:table-cell table:formula="of:=[theffect_1_7_c_2.$Q35]" office:value-type="float" office:value="9.966667">
            <text:p>9.966667</text:p>
          </table:table-cell>
          <table:table-cell table:formula="of:=[theffect_1_7_c_2.$U35]*10" office:value-type="float" office:value="45260">
            <text:p>45260</text:p>
          </table:table-cell>
          <table:table-cell table:formula="of:=[theffect_1_7_c_3.$Q35]" office:value-type="float" office:value="8.233333">
            <text:p>8.233333</text:p>
          </table:table-cell>
          <table:table-cell table:formula="of:=[theffect_1_7_c_3.$U35]*10" office:value-type="float" office:value="162670">
            <text:p>162670</text:p>
          </table:table-cell>
          <table:table-cell table:formula="of:=[theffect_1_7_c_4.$Q35]" office:value-type="float" office:value="9.966667">
            <text:p>9.966667</text:p>
          </table:table-cell>
          <table:table-cell table:formula="of:=[theffect_1_7_c_4.$U35]*10" office:value-type="float" office:value="102290">
            <text:p>102290</text:p>
          </table:table-cell>
          <table:table-cell table:formula="of:=[theffect_1_7_c_5.$Q35]" office:value-type="float" office:value="9.966667">
            <text:p>9.966667</text:p>
          </table:table-cell>
          <table:table-cell table:formula="of:=[theffect_1_7_c_5.$U35]*10" office:value-type="float" office:value="157010">
            <text:p>157010</text:p>
          </table:table-cell>
          <table:table-cell table:formula="of:=[theffect_1_7_c_6.$Q35]" office:value-type="float" office:value="9.966667">
            <text:p>9.966667</text:p>
          </table:table-cell>
          <table:table-cell table:formula="of:=[theffect_1_7_c_6.$U35]*10" office:value-type="float" office:value="186450">
            <text:p>186450</text:p>
          </table:table-cell>
        </table:table-row>
        <table:table-row table:style-name="ro1">
          <table:table-cell table:formula="of:=[theffect_1_7_c_1.$D36]" office:value-type="float" office:value="10.222222">
            <text:p>10.222222</text:p>
          </table:table-cell>
          <table:table-cell table:formula="of:=[theffect_1_7_c_1.$L36]*10" office:value-type="float" office:value="0">
            <text:p>0</text:p>
          </table:table-cell>
          <table:table-cell table:formula="of:=[theffect_1_7_c_2.$D36]" office:value-type="float" office:value="10.222222">
            <text:p>10.222222</text:p>
          </table:table-cell>
          <table:table-cell table:formula="of:=[theffect_1_7_c_2.$L36]*10" office:value-type="float" office:value="0">
            <text:p>0</text:p>
          </table:table-cell>
          <table:table-cell table:formula="of:=[theffect_1_7_c_3.$D36]" office:value-type="float" office:value="10.222222">
            <text:p>10.222222</text:p>
          </table:table-cell>
          <table:table-cell table:formula="of:=[theffect_1_7_c_3.$L36]*10" office:value-type="float" office:value="0">
            <text:p>0</text:p>
          </table:table-cell>
          <table:table-cell table:formula="of:=[theffect_1_7_c_4.$D36]" office:value-type="float" office:value="10.222222">
            <text:p>10.222222</text:p>
          </table:table-cell>
          <table:table-cell table:formula="of:=[theffect_1_7_c_4.$L36]*10" office:value-type="float" office:value="0">
            <text:p>0</text:p>
          </table:table-cell>
          <table:table-cell table:formula="of:=[theffect_1_7_c_5.$D36]" office:value-type="float" office:value="8.888889">
            <text:p>8.888889</text:p>
          </table:table-cell>
          <table:table-cell table:formula="of:=[theffect_1_7_c_5.$L36]*10" office:value-type="float" office:value="60">
            <text:p>60</text:p>
          </table:table-cell>
          <table:table-cell table:formula="of:=[theffect_1_7_c_6.$D36]" office:value-type="float" office:value="8.888889">
            <text:p>8.888889</text:p>
          </table:table-cell>
          <table:table-cell table:formula="of:=[theffect_1_7_c_6.$L36]*10" office:value-type="float" office:value="20">
            <text:p>20</text:p>
          </table:table-cell>
          <table:table-cell/>
          <table:table-cell table:formula="of:=[theffect_1_7_c_1.$Q36]" office:value-type="float" office:value="10.222222">
            <text:p>10.222222</text:p>
          </table:table-cell>
          <table:table-cell table:formula="of:=10*[theffect_1_7_c_1.$U36]" office:value-type="float" office:value="36820">
            <text:p>36820</text:p>
          </table:table-cell>
          <table:table-cell table:formula="of:=[theffect_1_7_c_2.$Q36]" office:value-type="float" office:value="10.222222">
            <text:p>10.222222</text:p>
          </table:table-cell>
          <table:table-cell table:formula="of:=[theffect_1_7_c_2.$U36]*10" office:value-type="float" office:value="43690">
            <text:p>43690</text:p>
            <draw:frame table:end-cell-address="sumtemp.Y67" table:end-x="0.7685in" table:end-y="0.063in" draw:z-index="1" draw:style-name="gr1" draw:text-style-name="P1" svg:width="7.4197in" svg:height="5.5748in" svg:x="0.461in" svg:y="0.0004in">
              <draw:object draw:notify-on-update-of-ranges="sumtemp.N4:sumtemp.N38 sumtemp.O3:sumtemp.O3 sumtemp.O4:sumtemp.O38 sumtemp.P4:sumtemp.P38 sumtemp.Q3:sumtemp.Q3 sumtemp.Q4:sumtemp.Q38 sumtemp.R4:sumtemp.R38 sumtemp.S3:sumtemp.S3 sumtemp.S4:sumtemp.S38 sumtemp.T4:sumtemp.T38 sumtemp.U3:sumtemp.U3 sumtemp.U4:sumtemp.U38 sumtemp.V4:sumtemp.V38 sumtemp.W3:sumtemp.W3 sumtemp.W4:sumtemp.W38 sumtemp.X4:sumtemp.X38 sumtemp.Y3:sumtemp.Y3 sumtemp.Y4:sumtemp.Y38" xlink:href="./Object 25" xlink:type="simple" xlink:show="embed" xlink:actuate="onLoad">
                <text:p/>
              </draw:object>
              <draw:image xlink:href="./ObjectReplacements/Object 25" xlink:type="simple" xlink:show="embed" xlink:actuate="onLoad"/>
            </draw:frame>
          </table:table-cell>
          <table:table-cell table:formula="of:=[theffect_1_7_c_3.$Q36]" office:value-type="float" office:value="8.444444">
            <text:p>8.444444</text:p>
          </table:table-cell>
          <table:table-cell table:formula="of:=[theffect_1_7_c_3.$U36]*10" office:value-type="float" office:value="142020">
            <text:p>142020</text:p>
          </table:table-cell>
          <table:table-cell table:formula="of:=[theffect_1_7_c_4.$Q36]" office:value-type="float" office:value="10.222222">
            <text:p>10.222222</text:p>
          </table:table-cell>
          <table:table-cell table:formula="of:=[theffect_1_7_c_4.$U36]*10" office:value-type="float" office:value="98060">
            <text:p>98060</text:p>
          </table:table-cell>
          <table:table-cell table:formula="of:=[theffect_1_7_c_5.$Q36]" office:value-type="float" office:value="10.222222">
            <text:p>10.222222</text:p>
          </table:table-cell>
          <table:table-cell table:formula="of:=[theffect_1_7_c_5.$U36]*10" office:value-type="float" office:value="150460">
            <text:p>150460</text:p>
          </table:table-cell>
          <table:table-cell table:formula="of:=[theffect_1_7_c_6.$Q36]" office:value-type="float" office:value="10.222222">
            <text:p>10.222222</text:p>
          </table:table-cell>
          <table:table-cell table:formula="of:=[theffect_1_7_c_6.$U36]*10" office:value-type="float" office:value="178990">
            <text:p>178990</text:p>
          </table:table-cell>
        </table:table-row>
        <table:table-row table:style-name="ro1">
          <table:table-cell table:formula="of:=[theffect_1_7_c_1.$D37]" office:value-type="float" office:value="10.477778">
            <text:p>10.477778</text:p>
          </table:table-cell>
          <table:table-cell table:formula="of:=[theffect_1_7_c_1.$L37]*10" office:value-type="float" office:value="0">
            <text:p>0</text:p>
          </table:table-cell>
          <table:table-cell table:formula="of:=[theffect_1_7_c_2.$D37]" office:value-type="float" office:value="10.477778">
            <text:p>10.477778</text:p>
          </table:table-cell>
          <table:table-cell table:formula="of:=[theffect_1_7_c_2.$L37]*10" office:value-type="float" office:value="0">
            <text:p>0</text:p>
          </table:table-cell>
          <table:table-cell table:formula="of:=[theffect_1_7_c_3.$D37]" office:value-type="float" office:value="10.477778">
            <text:p>10.477778</text:p>
          </table:table-cell>
          <table:table-cell table:formula="of:=[theffect_1_7_c_3.$L37]*10" office:value-type="float" office:value="0">
            <text:p>0</text:p>
          </table:table-cell>
          <table:table-cell table:formula="of:=[theffect_1_7_c_4.$D37]" office:value-type="float" office:value="10.477778">
            <text:p>10.477778</text:p>
          </table:table-cell>
          <table:table-cell table:formula="of:=[theffect_1_7_c_4.$L37]*10" office:value-type="float" office:value="0">
            <text:p>0</text:p>
          </table:table-cell>
          <table:table-cell table:formula="of:=[theffect_1_7_c_5.$D37]" office:value-type="float" office:value="9.111111">
            <text:p>9.111111</text:p>
          </table:table-cell>
          <table:table-cell table:formula="of:=[theffect_1_7_c_5.$L37]*10" office:value-type="float" office:value="50">
            <text:p>50</text:p>
          </table:table-cell>
          <table:table-cell table:formula="of:=[theffect_1_7_c_6.$D37]" office:value-type="float" office:value="9.111111">
            <text:p>9.111111</text:p>
          </table:table-cell>
          <table:table-cell table:formula="of:=[theffect_1_7_c_6.$L37]*10" office:value-type="float" office:value="20">
            <text:p>20</text:p>
          </table:table-cell>
          <table:table-cell/>
          <table:table-cell table:formula="of:=[theffect_1_7_c_1.$Q37]" office:value-type="float" office:value="10.477778">
            <text:p>10.477778</text:p>
          </table:table-cell>
          <table:table-cell table:formula="of:=10*[theffect_1_7_c_1.$U37]" office:value-type="float" office:value="35560">
            <text:p>35560</text:p>
          </table:table-cell>
          <table:table-cell table:formula="of:=[theffect_1_7_c_2.$Q37]" office:value-type="float" office:value="10.477778">
            <text:p>10.477778</text:p>
          </table:table-cell>
          <table:table-cell table:formula="of:=[theffect_1_7_c_2.$U37]*10" office:value-type="float" office:value="42270">
            <text:p>42270</text:p>
          </table:table-cell>
          <table:table-cell table:formula="of:=[theffect_1_7_c_3.$Q37]" office:value-type="float" office:value="8.655556">
            <text:p>8.655556</text:p>
          </table:table-cell>
          <table:table-cell table:formula="of:=[theffect_1_7_c_3.$U37]*10" office:value-type="float" office:value="132990">
            <text:p>132990</text:p>
          </table:table-cell>
          <table:table-cell table:formula="of:=[theffect_1_7_c_4.$Q37]" office:value-type="float" office:value="10.477778">
            <text:p>10.477778</text:p>
          </table:table-cell>
          <table:table-cell table:formula="of:=[theffect_1_7_c_4.$U37]*10" office:value-type="float" office:value="94190">
            <text:p>94190</text:p>
          </table:table-cell>
          <table:table-cell table:formula="of:=[theffect_1_7_c_5.$Q37]" office:value-type="float" office:value="10.477778">
            <text:p>10.477778</text:p>
          </table:table-cell>
          <table:table-cell table:formula="of:=[theffect_1_7_c_5.$U37]*10" office:value-type="float" office:value="143650">
            <text:p>143650</text:p>
          </table:table-cell>
          <table:table-cell table:formula="of:=[theffect_1_7_c_6.$Q37]" office:value-type="float" office:value="10.477778">
            <text:p>10.477778</text:p>
          </table:table-cell>
          <table:table-cell table:formula="of:=[theffect_1_7_c_6.$U37]*10" office:value-type="float" office:value="171050">
            <text:p>171050</text:p>
          </table:table-cell>
        </table:table-row>
        <table:table-row table:style-name="ro1">
          <table:table-cell table:formula="of:=[theffect_1_7_c_1.$D38]" office:value-type="float" office:value="10.733333">
            <text:p>10.733333</text:p>
          </table:table-cell>
          <table:table-cell table:formula="of:=[theffect_1_7_c_1.$L38]*10" office:value-type="float" office:value="0">
            <text:p>0</text:p>
          </table:table-cell>
          <table:table-cell table:formula="of:=[theffect_1_7_c_2.$D38]" office:value-type="float" office:value="10.733333">
            <text:p>10.733333</text:p>
          </table:table-cell>
          <table:table-cell table:formula="of:=[theffect_1_7_c_2.$L38]*10" office:value-type="float" office:value="0">
            <text:p>0</text:p>
          </table:table-cell>
          <table:table-cell table:formula="of:=[theffect_1_7_c_3.$D38]" office:value-type="float" office:value="10.733333">
            <text:p>10.733333</text:p>
          </table:table-cell>
          <table:table-cell table:formula="of:=[theffect_1_7_c_3.$L38]*10" office:value-type="float" office:value="0">
            <text:p>0</text:p>
          </table:table-cell>
          <table:table-cell table:formula="of:=[theffect_1_7_c_4.$D38]" office:value-type="float" office:value="10.733333">
            <text:p>10.733333</text:p>
          </table:table-cell>
          <table:table-cell table:formula="of:=[theffect_1_7_c_4.$L38]*10" office:value-type="float" office:value="0">
            <text:p>0</text:p>
          </table:table-cell>
          <table:table-cell table:formula="of:=[theffect_1_7_c_5.$D38]" office:value-type="float" office:value="9.333333">
            <text:p>9.333333</text:p>
          </table:table-cell>
          <table:table-cell table:formula="of:=[theffect_1_7_c_5.$L38]*10" office:value-type="float" office:value="30">
            <text:p>30</text:p>
          </table:table-cell>
          <table:table-cell table:formula="of:=[theffect_1_7_c_6.$D38]" office:value-type="float" office:value="9.333333">
            <text:p>9.333333</text:p>
          </table:table-cell>
          <table:table-cell table:formula="of:=[theffect_1_7_c_6.$L38]*10" office:value-type="float" office:value="30">
            <text:p>30</text:p>
          </table:table-cell>
          <table:table-cell/>
          <table:table-cell table:formula="of:=[theffect_1_7_c_1.$Q38]" office:value-type="float" office:value="10.733333">
            <text:p>10.733333</text:p>
          </table:table-cell>
          <table:table-cell table:formula="of:=10*[theffect_1_7_c_1.$U38]" office:value-type="float" office:value="34420">
            <text:p>34420</text:p>
          </table:table-cell>
          <table:table-cell table:formula="of:=[theffect_1_7_c_2.$Q38]" office:value-type="float" office:value="10.733333">
            <text:p>10.733333</text:p>
          </table:table-cell>
          <table:table-cell table:formula="of:=[theffect_1_7_c_2.$U38]*10" office:value-type="float" office:value="40890">
            <text:p>40890</text:p>
          </table:table-cell>
          <table:table-cell table:formula="of:=[theffect_1_7_c_3.$Q38]" office:value-type="float" office:value="8.866667">
            <text:p>8.866667</text:p>
          </table:table-cell>
          <table:table-cell table:formula="of:=[theffect_1_7_c_3.$U38]*10" office:value-type="float" office:value="123770">
            <text:p>123770</text:p>
          </table:table-cell>
          <table:table-cell table:formula="of:=[theffect_1_7_c_4.$Q38]" office:value-type="float" office:value="10.733333">
            <text:p>10.733333</text:p>
          </table:table-cell>
          <table:table-cell table:formula="of:=[theffect_1_7_c_4.$U38]*10" office:value-type="float" office:value="90260">
            <text:p>90260</text:p>
          </table:table-cell>
          <table:table-cell table:formula="of:=[theffect_1_7_c_5.$Q38]" office:value-type="float" office:value="10.733333">
            <text:p>10.733333</text:p>
          </table:table-cell>
          <table:table-cell table:formula="of:=[theffect_1_7_c_5.$U38]*10" office:value-type="float" office:value="137410">
            <text:p>137410</text:p>
          </table:table-cell>
          <table:table-cell table:formula="of:=[theffect_1_7_c_6.$Q38]" office:value-type="float" office:value="10.733333">
            <text:p>10.733333</text:p>
          </table:table-cell>
          <table:table-cell table:formula="of:=[theffect_1_7_c_6.$U38]*10" office:value-type="float" office:value="163030">
            <text:p>163030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2"/>
          <table:table-cell>
            <draw:frame table:end-cell-address="sumtemp.K65" table:end-x="0.2634in" table:end-y="0.1256in" draw:z-index="0" draw:style-name="gr1" draw:text-style-name="P1" svg:width="6.8098in" svg:height="4.2594in" svg:x="0.5657in" svg:y="0.1335in">
              <draw:object draw:notify-on-update-of-ranges="sumtemp.A4:sumtemp.A38 sumtemp.B3:sumtemp.B3 sumtemp.B4:sumtemp.B38 sumtemp.C4:sumtemp.C38 sumtemp.D3:sumtemp.D3 sumtemp.D4:sumtemp.D38 sumtemp.E4:sumtemp.E38 sumtemp.F3:sumtemp.F3 sumtemp.F4:sumtemp.F38 sumtemp.G4:sumtemp.G38 sumtemp.H3:sumtemp.H3 sumtemp.H4:sumtemp.H38 sumtemp.I4:sumtemp.I38 sumtemp.J3:sumtemp.J3 sumtemp.J4:sumtemp.J38 sumtemp.K4:sumtemp.K38 sumtemp.L3:sumtemp.L3 sumtemp.L4:sumtemp.L38" xlink:href="./Object 24" xlink:type="simple" xlink:show="embed" xlink:actuate="onLoad">
                <text:p/>
              </draw:object>
              <draw:image xlink:href="./ObjectReplacements/Object 24" xlink:type="simple" xlink:show="embed" xlink:actuate="onLoad"/>
            </draw:frame>
          </table:table-cell>
          <table:table-cell table:number-columns-repeated="22"/>
        </table:table-row>
      </table:table>
      <table:table table:name="thresholdeffect_1_7_2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Bias</text:p>
          </table:table-cell>
          <table:table-cell office:value-type="float" office:value="66.31">
            <text:p>66.31</text:p>
          </table:table-cell>
          <table:table-cell office:value-type="string">
            <text:p>Ov ~</text:p>
          </table:table-cell>
          <table:table-cell table:formula="of:=[.B1]-[$Sheet1.H16]" office:value-type="float" office:value="1.71000000000001">
            <text:p>1.71</text:p>
          </table:table-cell>
          <table:table-cell table:formula="of:=[.D1]" office:value-type="float" office:value="1.71000000000001">
            <text:p>1.71</text:p>
          </table:table-cell>
          <table:table-cell table:number-columns-repeated="6"/>
          <table:table-cell office:value-type="string">
            <text:p>coinccnt</text:p>
          </table:table-cell>
        </table:table-row>
        <table:table-row table:style-name="ro1">
          <table:table-cell office:value-type="string">
            <text:p>temp</text:p>
          </table:table-cell>
          <table:table-cell office:value-type="float" office:value="24.8">
            <text:p>24.8</text:p>
          </table:table-cell>
          <table:table-cell office:value-type="string">
            <text:p>[C]</text:p>
          </table:table-cell>
          <table:table-cell/>
          <table:table-cell table:formula="of:=TEXT([.E1];&quot;#.#&quot;)" office:value-type="string" office:string-value="1.7">
            <text:p>1.7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threshold</text:p>
          </table:table-cell>
          <table:table-cell table:number-columns-repeated="3"/>
          <table:table-cell table:formula="of:=CONCATENATE(&quot;pkcnt1@&quot;;[.$E$2];&quot;[V]ov&quot;)" office:value-type="string" office:string-value="pkcnt1@1.7[V]ov">
            <text:p>pkcnt1@1.7[V]ov</text:p>
          </table:table-cell>
          <table:table-cell/>
          <table:table-cell table:formula="of:=CONCATENATE(&quot;pkcnt2@&quot;;[.$E$2];&quot;[V]ov&quot;)" office:value-type="string" office:string-value="pkcnt2@1.7[V]ov">
            <text:p>pkcnt2@1.7[V]ov</text:p>
          </table:table-cell>
          <table:table-cell/>
          <table:table-cell table:formula="of:=CONCATENATE(&quot;coincnt@&quot;;[.$E$2];&quot;[V]ov 20ns&quot;)" office:value-type="string" office:string-value="coincnt@1.7[V]ov 20ns">
            <text:p>coincnt@1.7[V]ov 20ns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">
            <text:p>1</text:p>
          </table:table-cell>
          <table:table-cell office:value-type="string">
            <text:p>thv1</text:p>
          </table:table-cell>
          <table:table-cell office:value-type="float" office:value="1.688889">
            <text:p>1.688889</text:p>
          </table:table-cell>
          <table:table-cell office:value-type="string">
            <text:p>thv2</text:p>
          </table:table-cell>
          <table:table-cell office:value-type="float" office:value="1.930159">
            <text:p>1.930159</text:p>
          </table:table-cell>
          <table:table-cell office:value-type="string">
            <text:p>nrpk1</text:p>
          </table:table-cell>
          <table:table-cell office:value-type="float" office:value="49538">
            <text:p>49538</text:p>
          </table:table-cell>
          <table:table-cell office:value-type="string">
            <text:p>nrpk1</text:p>
          </table:table-cell>
          <table:table-cell office:value-type="float" office:value="58825">
            <text:p>58825</text:p>
          </table:table-cell>
          <table:table-cell office:value-type="string">
            <text:p>coinc</text:p>
          </table:table-cell>
          <table:table-cell office:value-type="float" office:value="580">
            <text:p>58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">
            <text:p>2</text:p>
          </table:table-cell>
          <table:table-cell office:value-type="string">
            <text:p>thv1</text:p>
          </table:table-cell>
          <table:table-cell office:value-type="float" office:value="1.9">
            <text:p>1.9</text:p>
          </table:table-cell>
          <table:table-cell office:value-type="string">
            <text:p>thv2</text:p>
          </table:table-cell>
          <table:table-cell office:value-type="float" office:value="2.171429">
            <text:p>2.171429</text:p>
          </table:table-cell>
          <table:table-cell office:value-type="string">
            <text:p>nrpk1</text:p>
          </table:table-cell>
          <table:table-cell office:value-type="float" office:value="49637">
            <text:p>49637</text:p>
          </table:table-cell>
          <table:table-cell office:value-type="string">
            <text:p>nrpk1</text:p>
          </table:table-cell>
          <table:table-cell office:value-type="float" office:value="58995">
            <text:p>58995</text:p>
          </table:table-cell>
          <table:table-cell office:value-type="string">
            <text:p>coinc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">
            <text:p>3</text:p>
          </table:table-cell>
          <table:table-cell office:value-type="string">
            <text:p>thv1</text:p>
          </table:table-cell>
          <table:table-cell office:value-type="float" office:value="2.111111">
            <text:p>2.111111</text:p>
          </table:table-cell>
          <table:table-cell office:value-type="string">
            <text:p>thv2</text:p>
          </table:table-cell>
          <table:table-cell office:value-type="float" office:value="2.412698">
            <text:p>2.412698</text:p>
          </table:table-cell>
          <table:table-cell office:value-type="string">
            <text:p>nrpk1</text:p>
          </table:table-cell>
          <table:table-cell office:value-type="float" office:value="49330">
            <text:p>49330</text:p>
          </table:table-cell>
          <table:table-cell office:value-type="string">
            <text:p>nrpk1</text:p>
          </table:table-cell>
          <table:table-cell office:value-type="float" office:value="58950">
            <text:p>58950</text:p>
          </table:table-cell>
          <table:table-cell office:value-type="string">
            <text:p>coinc</text:p>
          </table:table-cell>
          <table:table-cell office:value-type="float" office:value="566">
            <text:p>56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4">
            <text:p>4</text:p>
          </table:table-cell>
          <table:table-cell office:value-type="string">
            <text:p>thv1</text:p>
          </table:table-cell>
          <table:table-cell office:value-type="float" office:value="2.322222">
            <text:p>2.322222</text:p>
          </table:table-cell>
          <table:table-cell office:value-type="string">
            <text:p>thv2</text:p>
          </table:table-cell>
          <table:table-cell office:value-type="float" office:value="2.653968">
            <text:p>2.653968</text:p>
          </table:table-cell>
          <table:table-cell office:value-type="string">
            <text:p>nrpk1</text:p>
          </table:table-cell>
          <table:table-cell office:value-type="float" office:value="46953">
            <text:p>46953</text:p>
          </table:table-cell>
          <table:table-cell office:value-type="string">
            <text:p>nrpk1</text:p>
          </table:table-cell>
          <table:table-cell office:value-type="float" office:value="56942">
            <text:p>56942</text:p>
          </table:table-cell>
          <table:table-cell office:value-type="string">
            <text:p>coinc</text:p>
          </table:table-cell>
          <table:table-cell office:value-type="float" office:value="536">
            <text:p>5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5">
            <text:p>5</text:p>
          </table:table-cell>
          <table:table-cell office:value-type="string">
            <text:p>thv1</text:p>
          </table:table-cell>
          <table:table-cell office:value-type="float" office:value="2.533333">
            <text:p>2.533333</text:p>
          </table:table-cell>
          <table:table-cell office:value-type="string">
            <text:p>thv2</text:p>
          </table:table-cell>
          <table:table-cell office:value-type="float" office:value="2.895238">
            <text:p>2.895238</text:p>
          </table:table-cell>
          <table:table-cell office:value-type="string">
            <text:p>nrpk1</text:p>
          </table:table-cell>
          <table:table-cell office:value-type="float" office:value="40098">
            <text:p>40098</text:p>
          </table:table-cell>
          <table:table-cell office:value-type="string">
            <text:p>nrpk1</text:p>
          </table:table-cell>
          <table:table-cell office:value-type="float" office:value="52547">
            <text:p>52547</text:p>
          </table:table-cell>
          <table:table-cell office:value-type="string">
            <text:p>coinc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6">
            <text:p>6</text:p>
          </table:table-cell>
          <table:table-cell office:value-type="string">
            <text:p>thv1</text:p>
          </table:table-cell>
          <table:table-cell office:value-type="float" office:value="2.744444">
            <text:p>2.744444</text:p>
          </table:table-cell>
          <table:table-cell office:value-type="string">
            <text:p>thv2</text:p>
          </table:table-cell>
          <table:table-cell office:value-type="float" office:value="3.136508">
            <text:p>3.136508</text:p>
          </table:table-cell>
          <table:table-cell office:value-type="string">
            <text:p>nrpk1</text:p>
          </table:table-cell>
          <table:table-cell office:value-type="float" office:value="31752">
            <text:p>31752</text:p>
          </table:table-cell>
          <table:table-cell office:value-type="string">
            <text:p>nrpk1</text:p>
          </table:table-cell>
          <table:table-cell office:value-type="float" office:value="41079">
            <text:p>41079</text:p>
          </table:table-cell>
          <table:table-cell office:value-type="string">
            <text:p>coinc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7">
            <text:p>7</text:p>
          </table:table-cell>
          <table:table-cell office:value-type="string">
            <text:p>thv1</text:p>
          </table:table-cell>
          <table:table-cell office:value-type="float" office:value="2.955556">
            <text:p>2.955556</text:p>
          </table:table-cell>
          <table:table-cell office:value-type="string">
            <text:p>thv2</text:p>
          </table:table-cell>
          <table:table-cell office:value-type="float" office:value="3.377778">
            <text:p>3.377778</text:p>
          </table:table-cell>
          <table:table-cell office:value-type="string">
            <text:p>nrpk1</text:p>
          </table:table-cell>
          <table:table-cell office:value-type="float" office:value="21558">
            <text:p>21558</text:p>
          </table:table-cell>
          <table:table-cell office:value-type="string">
            <text:p>nrpk1</text:p>
          </table:table-cell>
          <table:table-cell office:value-type="float" office:value="30687">
            <text:p>30687</text:p>
          </table:table-cell>
          <table:table-cell office:value-type="string">
            <text:p>coinc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8">
            <text:p>8</text:p>
          </table:table-cell>
          <table:table-cell office:value-type="string">
            <text:p>thv1</text:p>
          </table:table-cell>
          <table:table-cell office:value-type="float" office:value="3.166667">
            <text:p>3.166667</text:p>
          </table:table-cell>
          <table:table-cell office:value-type="string">
            <text:p>thv2</text:p>
          </table:table-cell>
          <table:table-cell office:value-type="float" office:value="3.619048">
            <text:p>3.619048</text:p>
          </table:table-cell>
          <table:table-cell office:value-type="string">
            <text:p>nrpk1</text:p>
          </table:table-cell>
          <table:table-cell office:value-type="float" office:value="16323">
            <text:p>16323</text:p>
          </table:table-cell>
          <table:table-cell office:value-type="string">
            <text:p>nrpk1</text:p>
          </table:table-cell>
          <table:table-cell office:value-type="float" office:value="21568">
            <text:p>21568</text:p>
          </table:table-cell>
          <table:table-cell office:value-type="string">
            <text:p>coinc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9">
            <text:p>9</text:p>
          </table:table-cell>
          <table:table-cell office:value-type="string">
            <text:p>thv1</text:p>
          </table:table-cell>
          <table:table-cell office:value-type="float" office:value="3.377778">
            <text:p>3.377778</text:p>
          </table:table-cell>
          <table:table-cell office:value-type="string">
            <text:p>thv2</text:p>
          </table:table-cell>
          <table:table-cell office:value-type="float" office:value="3.860317">
            <text:p>3.860317</text:p>
          </table:table-cell>
          <table:table-cell office:value-type="string">
            <text:p>nrpk1</text:p>
          </table:table-cell>
          <table:table-cell office:value-type="float" office:value="15274">
            <text:p>15274</text:p>
          </table:table-cell>
          <table:table-cell office:value-type="string">
            <text:p>nrpk1</text:p>
          </table:table-cell>
          <table:table-cell office:value-type="float" office:value="17894">
            <text:p>17894</text:p>
          </table:table-cell>
          <table:table-cell office:value-type="string">
            <text:p>coinc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0">
            <text:p>10</text:p>
          </table:table-cell>
          <table:table-cell office:value-type="string">
            <text:p>thv1</text:p>
          </table:table-cell>
          <table:table-cell office:value-type="float" office:value="3.588889">
            <text:p>3.588889</text:p>
          </table:table-cell>
          <table:table-cell office:value-type="string">
            <text:p>thv2</text:p>
          </table:table-cell>
          <table:table-cell office:value-type="float" office:value="4.101587">
            <text:p>4.101587</text:p>
          </table:table-cell>
          <table:table-cell office:value-type="string">
            <text:p>nrpk1</text:p>
          </table:table-cell>
          <table:table-cell office:value-type="float" office:value="14678">
            <text:p>14678</text:p>
          </table:table-cell>
          <table:table-cell office:value-type="string">
            <text:p>nrpk1</text:p>
          </table:table-cell>
          <table:table-cell office:value-type="float" office:value="17075">
            <text:p>17075</text:p>
          </table:table-cell>
          <table:table-cell office:value-type="string">
            <text:p>coinc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1">
            <text:p>11</text:p>
          </table:table-cell>
          <table:table-cell office:value-type="string">
            <text:p>thv1</text:p>
          </table:table-cell>
          <table:table-cell office:value-type="float" office:value="3.8">
            <text:p>3.8</text:p>
          </table:table-cell>
          <table:table-cell office:value-type="string">
            <text:p>thv2</text:p>
          </table:table-cell>
          <table:table-cell office:value-type="float" office:value="4.342857">
            <text:p>4.342857</text:p>
          </table:table-cell>
          <table:table-cell office:value-type="string">
            <text:p>nrpk1</text:p>
          </table:table-cell>
          <table:table-cell office:value-type="float" office:value="14494">
            <text:p>14494</text:p>
          </table:table-cell>
          <table:table-cell office:value-type="string">
            <text:p>nrpk1</text:p>
          </table:table-cell>
          <table:table-cell office:value-type="float" office:value="16602">
            <text:p>16602</text:p>
          </table:table-cell>
          <table:table-cell office:value-type="string">
            <text:p>coinc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2">
            <text:p>12</text:p>
          </table:table-cell>
          <table:table-cell office:value-type="string">
            <text:p>thv1</text:p>
          </table:table-cell>
          <table:table-cell office:value-type="float" office:value="4.011111">
            <text:p>4.011111</text:p>
          </table:table-cell>
          <table:table-cell office:value-type="string">
            <text:p>thv2</text:p>
          </table:table-cell>
          <table:table-cell office:value-type="float" office:value="4.584127">
            <text:p>4.584127</text:p>
          </table:table-cell>
          <table:table-cell office:value-type="string">
            <text:p>nrpk1</text:p>
          </table:table-cell>
          <table:table-cell office:value-type="float" office:value="14287">
            <text:p>14287</text:p>
          </table:table-cell>
          <table:table-cell office:value-type="string">
            <text:p>nrpk1</text:p>
          </table:table-cell>
          <table:table-cell office:value-type="float" office:value="16319">
            <text:p>16319</text:p>
          </table:table-cell>
          <table:table-cell office:value-type="string">
            <text:p>coinc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3">
            <text:p>13</text:p>
          </table:table-cell>
          <table:table-cell office:value-type="string">
            <text:p>thv1</text:p>
          </table:table-cell>
          <table:table-cell office:value-type="float" office:value="4.222222">
            <text:p>4.222222</text:p>
          </table:table-cell>
          <table:table-cell office:value-type="string">
            <text:p>thv2</text:p>
          </table:table-cell>
          <table:table-cell office:value-type="float" office:value="4.825397">
            <text:p>4.825397</text:p>
          </table:table-cell>
          <table:table-cell office:value-type="string">
            <text:p>nrpk1</text:p>
          </table:table-cell>
          <table:table-cell office:value-type="float" office:value="14091">
            <text:p>14091</text:p>
          </table:table-cell>
          <table:table-cell office:value-type="string">
            <text:p>nrpk1</text:p>
          </table:table-cell>
          <table:table-cell office:value-type="float" office:value="16079">
            <text:p>16079</text:p>
          </table:table-cell>
          <table:table-cell office:value-type="string">
            <text:p>coinc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4">
            <text:p>14</text:p>
          </table:table-cell>
          <table:table-cell office:value-type="string">
            <text:p>thv1</text:p>
          </table:table-cell>
          <table:table-cell office:value-type="float" office:value="4.433333">
            <text:p>4.433333</text:p>
          </table:table-cell>
          <table:table-cell office:value-type="string">
            <text:p>thv2</text:p>
          </table:table-cell>
          <table:table-cell office:value-type="float" office:value="5.066667">
            <text:p>5.066667</text:p>
          </table:table-cell>
          <table:table-cell office:value-type="string">
            <text:p>nrpk1</text:p>
          </table:table-cell>
          <table:table-cell office:value-type="float" office:value="13956">
            <text:p>13956</text:p>
          </table:table-cell>
          <table:table-cell office:value-type="string">
            <text:p>nrpk1</text:p>
          </table:table-cell>
          <table:table-cell office:value-type="float" office:value="15790">
            <text:p>15790</text:p>
          </table:table-cell>
          <table:table-cell office:value-type="string">
            <text:p>coinc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5">
            <text:p>15</text:p>
          </table:table-cell>
          <table:table-cell office:value-type="string">
            <text:p>thv1</text:p>
          </table:table-cell>
          <table:table-cell office:value-type="float" office:value="4.644444">
            <text:p>4.644444</text:p>
          </table:table-cell>
          <table:table-cell office:value-type="string">
            <text:p>thv2</text:p>
          </table:table-cell>
          <table:table-cell office:value-type="float" office:value="5.307937">
            <text:p>5.307937</text:p>
          </table:table-cell>
          <table:table-cell office:value-type="string">
            <text:p>nrpk1</text:p>
          </table:table-cell>
          <table:table-cell office:value-type="float" office:value="13778">
            <text:p>13778</text:p>
          </table:table-cell>
          <table:table-cell office:value-type="string">
            <text:p>nrpk1</text:p>
          </table:table-cell>
          <table:table-cell office:value-type="float" office:value="15527">
            <text:p>15527</text:p>
          </table:table-cell>
          <table:table-cell office:value-type="string">
            <text:p>coinc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6">
            <text:p>16</text:p>
          </table:table-cell>
          <table:table-cell office:value-type="string">
            <text:p>thv1</text:p>
          </table:table-cell>
          <table:table-cell office:value-type="float" office:value="4.855556">
            <text:p>4.855556</text:p>
          </table:table-cell>
          <table:table-cell office:value-type="string">
            <text:p>thv2</text:p>
          </table:table-cell>
          <table:table-cell office:value-type="float" office:value="5.549206">
            <text:p>5.549206</text:p>
          </table:table-cell>
          <table:table-cell office:value-type="string">
            <text:p>nrpk1</text:p>
          </table:table-cell>
          <table:table-cell office:value-type="float" office:value="13609">
            <text:p>13609</text:p>
          </table:table-cell>
          <table:table-cell office:value-type="string">
            <text:p>nrpk1</text:p>
          </table:table-cell>
          <table:table-cell office:value-type="float" office:value="15347">
            <text:p>15347</text:p>
          </table:table-cell>
          <table:table-cell office:value-type="string">
            <text:p>coinc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7">
            <text:p>17</text:p>
          </table:table-cell>
          <table:table-cell office:value-type="string">
            <text:p>thv1</text:p>
          </table:table-cell>
          <table:table-cell office:value-type="float" office:value="5.066667">
            <text:p>5.066667</text:p>
          </table:table-cell>
          <table:table-cell office:value-type="string">
            <text:p>thv2</text:p>
          </table:table-cell>
          <table:table-cell office:value-type="float" office:value="5.790476">
            <text:p>5.790476</text:p>
          </table:table-cell>
          <table:table-cell office:value-type="string">
            <text:p>nrpk1</text:p>
          </table:table-cell>
          <table:table-cell office:value-type="float" office:value="13441">
            <text:p>13441</text:p>
          </table:table-cell>
          <table:table-cell office:value-type="string">
            <text:p>nrpk1</text:p>
          </table:table-cell>
          <table:table-cell office:value-type="float" office:value="14954">
            <text:p>14954</text:p>
          </table:table-cell>
          <table:table-cell office:value-type="string">
            <text:p>coinc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8">
            <text:p>18</text:p>
          </table:table-cell>
          <table:table-cell office:value-type="string">
            <text:p>thv1</text:p>
          </table:table-cell>
          <table:table-cell office:value-type="float" office:value="5.277778">
            <text:p>5.277778</text:p>
          </table:table-cell>
          <table:table-cell office:value-type="string">
            <text:p>thv2</text:p>
          </table:table-cell>
          <table:table-cell office:value-type="float" office:value="6.031746">
            <text:p>6.031746</text:p>
          </table:table-cell>
          <table:table-cell office:value-type="string">
            <text:p>nrpk1</text:p>
          </table:table-cell>
          <table:table-cell office:value-type="float" office:value="12913">
            <text:p>12913</text:p>
          </table:table-cell>
          <table:table-cell office:value-type="string">
            <text:p>nrpk1</text:p>
          </table:table-cell>
          <table:table-cell office:value-type="float" office:value="14548">
            <text:p>14548</text:p>
          </table:table-cell>
          <table:table-cell office:value-type="string">
            <text:p>coinc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19">
            <text:p>19</text:p>
          </table:table-cell>
          <table:table-cell office:value-type="string">
            <text:p>thv1</text:p>
          </table:table-cell>
          <table:table-cell office:value-type="float" office:value="5.488889">
            <text:p>5.488889</text:p>
          </table:table-cell>
          <table:table-cell office:value-type="string">
            <text:p>thv2</text:p>
          </table:table-cell>
          <table:table-cell office:value-type="float" office:value="6.273016">
            <text:p>6.273016</text:p>
          </table:table-cell>
          <table:table-cell office:value-type="string">
            <text:p>nrpk1</text:p>
          </table:table-cell>
          <table:table-cell office:value-type="float" office:value="11813">
            <text:p>11813</text:p>
          </table:table-cell>
          <table:table-cell office:value-type="string">
            <text:p>nrpk1</text:p>
          </table:table-cell>
          <table:table-cell office:value-type="float" office:value="13474">
            <text:p>13474</text:p>
          </table:table-cell>
          <table:table-cell office:value-type="string">
            <text:p>coinc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0">
            <text:p>20</text:p>
          </table:table-cell>
          <table:table-cell office:value-type="string">
            <text:p>thv1</text:p>
          </table:table-cell>
          <table:table-cell office:value-type="float" office:value="5.7">
            <text:p>5.7</text:p>
          </table:table-cell>
          <table:table-cell office:value-type="string">
            <text:p>thv2</text:p>
          </table:table-cell>
          <table:table-cell office:value-type="float" office:value="6.514286">
            <text:p>6.514286</text:p>
          </table:table-cell>
          <table:table-cell office:value-type="string">
            <text:p>nrpk1</text:p>
          </table:table-cell>
          <table:table-cell office:value-type="float" office:value="10720">
            <text:p>10720</text:p>
          </table:table-cell>
          <table:table-cell office:value-type="string">
            <text:p>nrpk1</text:p>
          </table:table-cell>
          <table:table-cell office:value-type="float" office:value="11470">
            <text:p>11470</text:p>
          </table:table-cell>
          <table:table-cell office:value-type="string">
            <text:p>coinc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1">
            <text:p>21</text:p>
          </table:table-cell>
          <table:table-cell office:value-type="string">
            <text:p>thv1</text:p>
          </table:table-cell>
          <table:table-cell office:value-type="float" office:value="5.911111">
            <text:p>5.911111</text:p>
          </table:table-cell>
          <table:table-cell office:value-type="string">
            <text:p>thv2</text:p>
          </table:table-cell>
          <table:table-cell office:value-type="float" office:value="6.755556">
            <text:p>6.755556</text:p>
          </table:table-cell>
          <table:table-cell office:value-type="string">
            <text:p>nrpk1</text:p>
          </table:table-cell>
          <table:table-cell office:value-type="float" office:value="8856">
            <text:p>8856</text:p>
          </table:table-cell>
          <table:table-cell office:value-type="string">
            <text:p>nrpk1</text:p>
          </table:table-cell>
          <table:table-cell office:value-type="float" office:value="10075">
            <text:p>10075</text:p>
          </table:table-cell>
          <table:table-cell office:value-type="string">
            <text:p>coinc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2">
            <text:p>22</text:p>
          </table:table-cell>
          <table:table-cell office:value-type="string">
            <text:p>thv1</text:p>
          </table:table-cell>
          <table:table-cell office:value-type="float" office:value="6.122222">
            <text:p>6.122222</text:p>
          </table:table-cell>
          <table:table-cell office:value-type="string">
            <text:p>thv2</text:p>
          </table:table-cell>
          <table:table-cell office:value-type="float" office:value="6.996825">
            <text:p>6.996825</text:p>
          </table:table-cell>
          <table:table-cell office:value-type="string">
            <text:p>nrpk1</text:p>
          </table:table-cell>
          <table:table-cell office:value-type="float" office:value="7099">
            <text:p>7099</text:p>
          </table:table-cell>
          <table:table-cell office:value-type="string">
            <text:p>nrpk1</text:p>
          </table:table-cell>
          <table:table-cell office:value-type="float" office:value="8002">
            <text:p>8002</text:p>
          </table:table-cell>
          <table:table-cell office:value-type="string">
            <text:p>coinc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3">
            <text:p>23</text:p>
          </table:table-cell>
          <table:table-cell office:value-type="string">
            <text:p>thv1</text:p>
          </table:table-cell>
          <table:table-cell office:value-type="float" office:value="6.333333">
            <text:p>6.333333</text:p>
          </table:table-cell>
          <table:table-cell office:value-type="string">
            <text:p>thv2</text:p>
          </table:table-cell>
          <table:table-cell office:value-type="float" office:value="7.238095">
            <text:p>7.238095</text:p>
          </table:table-cell>
          <table:table-cell office:value-type="string">
            <text:p>nrpk1</text:p>
          </table:table-cell>
          <table:table-cell office:value-type="float" office:value="6170">
            <text:p>6170</text:p>
          </table:table-cell>
          <table:table-cell office:value-type="string">
            <text:p>nrpk1</text:p>
          </table:table-cell>
          <table:table-cell office:value-type="float" office:value="6531">
            <text:p>6531</text:p>
          </table:table-cell>
          <table:table-cell office:value-type="string">
            <text:p>coinc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4">
            <text:p>24</text:p>
          </table:table-cell>
          <table:table-cell office:value-type="string">
            <text:p>thv1</text:p>
          </table:table-cell>
          <table:table-cell office:value-type="float" office:value="6.544444">
            <text:p>6.544444</text:p>
          </table:table-cell>
          <table:table-cell office:value-type="string">
            <text:p>thv2</text:p>
          </table:table-cell>
          <table:table-cell office:value-type="float" office:value="7.479365">
            <text:p>7.479365</text:p>
          </table:table-cell>
          <table:table-cell office:value-type="string">
            <text:p>nrpk1</text:p>
          </table:table-cell>
          <table:table-cell office:value-type="float" office:value="5344">
            <text:p>5344</text:p>
          </table:table-cell>
          <table:table-cell office:value-type="string">
            <text:p>nrpk1</text:p>
          </table:table-cell>
          <table:table-cell office:value-type="float" office:value="5949">
            <text:p>5949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5">
            <text:p>25</text:p>
          </table:table-cell>
          <table:table-cell office:value-type="string">
            <text:p>thv1</text:p>
          </table:table-cell>
          <table:table-cell office:value-type="float" office:value="6.755556">
            <text:p>6.755556</text:p>
          </table:table-cell>
          <table:table-cell office:value-type="string">
            <text:p>thv2</text:p>
          </table:table-cell>
          <table:table-cell office:value-type="float" office:value="7.720635">
            <text:p>7.720635</text:p>
          </table:table-cell>
          <table:table-cell office:value-type="string">
            <text:p>nrpk1</text:p>
          </table:table-cell>
          <table:table-cell office:value-type="float" office:value="5088">
            <text:p>5088</text:p>
          </table:table-cell>
          <table:table-cell office:value-type="string">
            <text:p>nrpk1</text:p>
          </table:table-cell>
          <table:table-cell office:value-type="float" office:value="5502">
            <text:p>5502</text:p>
          </table:table-cell>
          <table:table-cell office:value-type="string">
            <text:p>coinc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6">
            <text:p>26</text:p>
          </table:table-cell>
          <table:table-cell office:value-type="string">
            <text:p>thv1</text:p>
          </table:table-cell>
          <table:table-cell office:value-type="float" office:value="6.966667">
            <text:p>6.966667</text:p>
          </table:table-cell>
          <table:table-cell office:value-type="string">
            <text:p>thv2</text:p>
          </table:table-cell>
          <table:table-cell office:value-type="float" office:value="7.961905">
            <text:p>7.961905</text:p>
          </table:table-cell>
          <table:table-cell office:value-type="string">
            <text:p>nrpk1</text:p>
          </table:table-cell>
          <table:table-cell office:value-type="float" office:value="4895">
            <text:p>4895</text:p>
          </table:table-cell>
          <table:table-cell office:value-type="string">
            <text:p>nrpk1</text:p>
          </table:table-cell>
          <table:table-cell office:value-type="float" office:value="5273">
            <text:p>5273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7">
            <text:p>27</text:p>
          </table:table-cell>
          <table:table-cell office:value-type="string">
            <text:p>thv1</text:p>
          </table:table-cell>
          <table:table-cell office:value-type="float" office:value="7.177778">
            <text:p>7.177778</text:p>
          </table:table-cell>
          <table:table-cell office:value-type="string">
            <text:p>thv2</text:p>
          </table:table-cell>
          <table:table-cell office:value-type="float" office:value="8.203175">
            <text:p>8.203175</text:p>
          </table:table-cell>
          <table:table-cell office:value-type="string">
            <text:p>nrpk1</text:p>
          </table:table-cell>
          <table:table-cell office:value-type="float" office:value="4808">
            <text:p>4808</text:p>
          </table:table-cell>
          <table:table-cell office:value-type="string">
            <text:p>nrpk1</text:p>
          </table:table-cell>
          <table:table-cell office:value-type="float" office:value="5185">
            <text:p>5185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8">
            <text:p>28</text:p>
          </table:table-cell>
          <table:table-cell office:value-type="string">
            <text:p>thv1</text:p>
          </table:table-cell>
          <table:table-cell office:value-type="float" office:value="7.388889">
            <text:p>7.388889</text:p>
          </table:table-cell>
          <table:table-cell office:value-type="string">
            <text:p>thv2</text:p>
          </table:table-cell>
          <table:table-cell office:value-type="float" office:value="8.444444">
            <text:p>8.444444</text:p>
          </table:table-cell>
          <table:table-cell office:value-type="string">
            <text:p>nrpk1</text:p>
          </table:table-cell>
          <table:table-cell office:value-type="float" office:value="4739">
            <text:p>4739</text:p>
          </table:table-cell>
          <table:table-cell office:value-type="string">
            <text:p>nrpk1</text:p>
          </table:table-cell>
          <table:table-cell office:value-type="float" office:value="5056">
            <text:p>5056</text:p>
          </table:table-cell>
          <table:table-cell office:value-type="string">
            <text:p>coinc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29">
            <text:p>29</text:p>
          </table:table-cell>
          <table:table-cell office:value-type="string">
            <text:p>thv1</text:p>
          </table:table-cell>
          <table:table-cell office:value-type="float" office:value="7.6">
            <text:p>7.6</text:p>
          </table:table-cell>
          <table:table-cell office:value-type="string">
            <text:p>thv2</text:p>
          </table:table-cell>
          <table:table-cell office:value-type="float" office:value="8.685714">
            <text:p>8.685714</text:p>
          </table:table-cell>
          <table:table-cell office:value-type="string">
            <text:p>nrpk1</text:p>
          </table:table-cell>
          <table:table-cell office:value-type="float" office:value="4644">
            <text:p>4644</text:p>
          </table:table-cell>
          <table:table-cell office:value-type="string">
            <text:p>nrpk1</text:p>
          </table:table-cell>
          <table:table-cell office:value-type="float" office:value="4955">
            <text:p>4955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0">
            <text:p>30</text:p>
          </table:table-cell>
          <table:table-cell office:value-type="string">
            <text:p>thv1</text:p>
          </table:table-cell>
          <table:table-cell office:value-type="float" office:value="7.811111">
            <text:p>7.811111</text:p>
          </table:table-cell>
          <table:table-cell office:value-type="string">
            <text:p>thv2</text:p>
          </table:table-cell>
          <table:table-cell office:value-type="float" office:value="8.926984">
            <text:p>8.926984</text:p>
          </table:table-cell>
          <table:table-cell office:value-type="string">
            <text:p>nrpk1</text:p>
          </table:table-cell>
          <table:table-cell office:value-type="float" office:value="4543">
            <text:p>4543</text:p>
          </table:table-cell>
          <table:table-cell office:value-type="string">
            <text:p>nrpk1</text:p>
          </table:table-cell>
          <table:table-cell office:value-type="float" office:value="4801">
            <text:p>4801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1">
            <text:p>31</text:p>
          </table:table-cell>
          <table:table-cell office:value-type="string">
            <text:p>thv1</text:p>
          </table:table-cell>
          <table:table-cell office:value-type="float" office:value="8.022222">
            <text:p>8.022222</text:p>
          </table:table-cell>
          <table:table-cell office:value-type="string">
            <text:p>thv2</text:p>
          </table:table-cell>
          <table:table-cell office:value-type="float" office:value="9.168254">
            <text:p>9.168254</text:p>
          </table:table-cell>
          <table:table-cell office:value-type="string">
            <text:p>nrpk1</text:p>
          </table:table-cell>
          <table:table-cell office:value-type="float" office:value="4456">
            <text:p>4456</text:p>
          </table:table-cell>
          <table:table-cell office:value-type="string">
            <text:p>nrpk1</text:p>
          </table:table-cell>
          <table:table-cell office:value-type="float" office:value="4609">
            <text:p>4609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2">
            <text:p>32</text:p>
          </table:table-cell>
          <table:table-cell office:value-type="string">
            <text:p>thv1</text:p>
          </table:table-cell>
          <table:table-cell office:value-type="float" office:value="8.233333">
            <text:p>8.233333</text:p>
          </table:table-cell>
          <table:table-cell office:value-type="string">
            <text:p>thv2</text:p>
          </table:table-cell>
          <table:table-cell office:value-type="float" office:value="9.409524">
            <text:p>9.409524</text:p>
          </table:table-cell>
          <table:table-cell office:value-type="string">
            <text:p>nrpk1</text:p>
          </table:table-cell>
          <table:table-cell office:value-type="float" office:value="4279">
            <text:p>4279</text:p>
          </table:table-cell>
          <table:table-cell office:value-type="string">
            <text:p>nrpk1</text:p>
          </table:table-cell>
          <table:table-cell office:value-type="float" office:value="4392">
            <text:p>4392</text:p>
          </table:table-cell>
          <table:table-cell office:value-type="string">
            <text:p>coinc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3">
            <text:p>33</text:p>
          </table:table-cell>
          <table:table-cell office:value-type="string">
            <text:p>thv1</text:p>
          </table:table-cell>
          <table:table-cell office:value-type="float" office:value="8.444444">
            <text:p>8.444444</text:p>
          </table:table-cell>
          <table:table-cell office:value-type="string">
            <text:p>thv2</text:p>
          </table:table-cell>
          <table:table-cell office:value-type="float" office:value="9.650794">
            <text:p>9.650794</text:p>
          </table:table-cell>
          <table:table-cell office:value-type="string">
            <text:p>nrpk1</text:p>
          </table:table-cell>
          <table:table-cell office:value-type="float" office:value="4022">
            <text:p>4022</text:p>
          </table:table-cell>
          <table:table-cell office:value-type="string">
            <text:p>nrpk1</text:p>
          </table:table-cell>
          <table:table-cell office:value-type="float" office:value="4085">
            <text:p>4085</text:p>
          </table:table-cell>
          <table:table-cell office:value-type="string">
            <text:p>coinc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4">
            <text:p>34</text:p>
          </table:table-cell>
          <table:table-cell office:value-type="string">
            <text:p>thv1</text:p>
          </table:table-cell>
          <table:table-cell office:value-type="float" office:value="8.655556">
            <text:p>8.655556</text:p>
          </table:table-cell>
          <table:table-cell office:value-type="string">
            <text:p>thv2</text:p>
          </table:table-cell>
          <table:table-cell office:value-type="float" office:value="9.892063">
            <text:p>9.892063</text:p>
          </table:table-cell>
          <table:table-cell office:value-type="string">
            <text:p>nrpk1</text:p>
          </table:table-cell>
          <table:table-cell office:value-type="float" office:value="3788">
            <text:p>3788</text:p>
          </table:table-cell>
          <table:table-cell office:value-type="string">
            <text:p>nrpk1</text:p>
          </table:table-cell>
          <table:table-cell office:value-type="float" office:value="3649">
            <text:p>3649</text:p>
          </table:table-cell>
          <table:table-cell office:value-type="string">
            <text:p>coinc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nt</text:p>
          </table:table-cell>
          <table:table-cell office:value-type="float" office:value="35">
            <text:p>35</text:p>
          </table:table-cell>
          <table:table-cell office:value-type="string">
            <text:p>thv1</text:p>
          </table:table-cell>
          <table:table-cell office:value-type="float" office:value="8.866667">
            <text:p>8.866667</text:p>
          </table:table-cell>
          <table:table-cell office:value-type="string">
            <text:p>thv2</text:p>
          </table:table-cell>
          <table:table-cell office:value-type="float" office:value="10.133333">
            <text:p>10.133333</text:p>
          </table:table-cell>
          <table:table-cell office:value-type="string">
            <text:p>nrpk1</text:p>
          </table:table-cell>
          <table:table-cell office:value-type="float" office:value="3381">
            <text:p>3381</text:p>
          </table:table-cell>
          <table:table-cell office:value-type="string">
            <text:p>nrpk1</text:p>
          </table:table-cell>
          <table:table-cell office:value-type="float" office:value="3353">
            <text:p>3353</text:p>
          </table:table-cell>
          <table:table-cell office:value-type="string">
            <text:p>coin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&gt;&gt;</text:p>
          </table:table-cell>
          <table:table-cell office:value-type="string">
            <text:p>test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office:value-type="string">
            <text:p>20160113_1747</text:p>
          </table:table-cell>
          <table:table-cell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2"/>
          <table:table-cell>
            <draw:frame table:end-cell-address="thresholdeffect_1_7_2.K68" table:end-x="0.3953in" table:end-y="0.1453in" draw:z-index="0" draw:style-name="gr1" draw:text-style-name="P1" svg:width="6.6402in" svg:height="3.5429in" svg:x="0.8673in" svg:y="0.1583in">
              <draw:object draw:notify-on-update-of-ranges="thresholdeffect_1_7_2.D4:thresholdeffect_1_7_2.D38 thresholdeffect_1_7_2.H3:thresholdeffect_1_7_2.H3 thresholdeffect_1_7_2.H4:thresholdeffect_1_7_2.H38 thresholdeffect_1_7_2.D4:thresholdeffect_1_7_2.D38 thresholdeffect_1_7_2.J3:thresholdeffect_1_7_2.J3 thresholdeffect_1_7_2.J4:thresholdeffect_1_7_2.J38 thresholdeffect_1_7_2.D4:thresholdeffect_1_7_2.D38 thresholdeffect_1_7_2.L3:thresholdeffect_1_7_2.L3 thresholdeffect_1_7_2.L4:thresholdeffect_1_7_2.L3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</table:table>
      <table:table table:name="sensl" table:style-name="ta1" table:print="false">
        <table:table-column table:style-name="co6" table:number-columns-repeated="7" table:default-cell-style-name="Default"/>
        <table:table-row table:style-name="ro3">
          <table:table-cell office:value-type="string">
            <text:p>SENS</text:p>
          </table:table-cell>
          <table:table-cell table:style-name="ce2" office:value-type="string">
            <text:p>MicroFC-30050-SM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emperature </text:p>
          </table:table-cell>
          <table:table-cell table:number-columns-repeated="4" office:value-type="float" office:value="22">
            <text:p>22</text:p>
          </table:table-cell>
          <table:table-cell office:value-type="float" office:value="22.5">
            <text:p>22.5</text:p>
          </table:table-cell>
          <table:table-cell/>
        </table:table-row>
        <table:table-row table:style-name="ro1">
          <table:table-cell office:value-type="string">
            <text:p>Voltage </text:p>
          </table:table-cell>
          <table:table-cell office:value-type="float" office:value="26">
            <text:p>26</text:p>
          </table:table-cell>
          <table:table-cell office:value-type="float" office:value="26.2">
            <text:p>26.2</text:p>
          </table:table-cell>
          <table:table-cell office:value-type="float" office:value="26.4">
            <text:p>26.4</text:p>
          </table:table-cell>
          <table:table-cell office:value-type="float" office:value="26.6">
            <text:p>26.6</text:p>
          </table:table-cell>
          <table:table-cell office:value-type="float" office:value="26.85">
            <text:p>26.85</text:p>
          </table:table-cell>
          <table:table-cell/>
        </table:table-row>
        <table:table-row table:style-name="ro1">
          <table:table-cell office:value-type="string">
            <text:p>vbr</text:p>
          </table:table-cell>
          <table:table-cell table:number-columns-repeated="5" office:value-type="float" office:value="24.6">
            <text:p>24.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temp co V/C</text:p>
          </table:table-cell>
          <table:table-cell table:number-columns-repeated="5" table:style-name="ce1" office:value-type="float" office:value="0.0215">
            <text:p>2.15E-002</text:p>
          </table:table-cell>
          <table:table-cell/>
        </table:table-row>
        <table:table-row table:style-name="ro1">
          <table:table-cell office:value-type="string">
            <text:p>Br Do temp</text:p>
          </table:table-cell>
          <table:table-cell table:formula="of:=([.B3]-25)*[.B7]+[.B5]" office:value-type="float" office:value="24.5355">
            <text:p>24.5355</text:p>
          </table:table-cell>
          <table:table-cell table:formula="of:=([.C3]-25)*[.C7]+[.C5]" office:value-type="float" office:value="24.5355">
            <text:p>24.5355</text:p>
          </table:table-cell>
          <table:table-cell table:formula="of:=([.D3]-25)*[.D7]+[.D5]" office:value-type="float" office:value="24.5355">
            <text:p>24.5355</text:p>
          </table:table-cell>
          <table:table-cell table:formula="of:=([.E3]-25)*[.E7]+[.E5]" office:value-type="float" office:value="24.5355">
            <text:p>24.5355</text:p>
          </table:table-cell>
          <table:table-cell table:formula="of:=([.F3]-25)*[.F7]+[.F5]" office:value-type="float" office:value="24.54625">
            <text:p>24.54625</text:p>
          </table:table-cell>
          <table:table-cell/>
        </table:table-row>
        <table:table-row table:style-name="ro1">
          <table:table-cell office:value-type="string">
            <text:p>Vov</text:p>
          </table:table-cell>
          <table:table-cell table:formula="of:=[.B4]-[.B8]" office:value-type="float" office:value="1.4645">
            <text:p>1.4645</text:p>
          </table:table-cell>
          <table:table-cell table:formula="of:=[.C4]-[.C8]" office:value-type="float" office:value="1.6645">
            <text:p>1.6645</text:p>
          </table:table-cell>
          <table:table-cell table:formula="of:=[.D4]-[.D8]" office:value-type="float" office:value="1.8645">
            <text:p>1.8645</text:p>
          </table:table-cell>
          <table:table-cell table:formula="of:=[.E4]-[.E8]" office:value-type="float" office:value="2.0645">
            <text:p>2.0645</text:p>
          </table:table-cell>
          <table:table-cell table:formula="of:=[.F4]-[.F8]" office:value-type="float" office:value="2.30375">
            <text:p>2.30375</text:p>
          </table:table-cell>
          <table:table-cell/>
        </table:table-row>
        <table:table-row table:style-name="ro1">
          <table:table-cell office:value-type="string">
            <text:p>Vpa</text:p>
          </table:table-cell>
          <table:table-cell office:value-type="float" office:value="4.3">
            <text:p>4.3</text:p>
          </table:table-cell>
          <table:table-cell table:number-columns-repeated="2"/>
          <table:table-cell office:value-type="float" office:value="6.5">
            <text:p>6.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nr peaks</text:p>
          </table:table-cell>
          <table:table-cell office:value-type="float" office:value="26708">
            <text:p>26708</text:p>
          </table:table-cell>
          <table:table-cell office:value-type="float" office:value="27316">
            <text:p>27316</text:p>
          </table:table-cell>
          <table:table-cell table:number-columns-repeated="2" office:value-type="float" office:value="32902">
            <text:p>32902</text:p>
          </table:table-cell>
          <table:table-cell office:value-type="float" office:value="36473">
            <text:p>3647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me string <text:s/>20160202_1249</text:p>
          </table:table-cell>
          <table:table-cell office:value-type="string">
            <text:p>20160202_1306</text:p>
          </table:table-cell>
          <table:table-cell office:value-type="string">
            <text:p>time string <text:s/>20160202_1310</text:p>
          </table:table-cell>
          <table:table-cell office:value-type="string">
            <text:p>20160202_1315</text:p>
          </table:table-cell>
          <table:table-cell office:value-type="string">
            <text:p>20160202_1355</text:p>
          </table:table-cell>
          <table:table-cell/>
        </table:table-row>
        <table:table-row table:style-name="ro1" table:number-rows-repeated="29">
          <table:table-cell table:number-columns-repeated="7"/>
        </table:table-row>
        <table:table-row table:style-name="ro1">
          <table:table-cell office:value-type="string">
            <text:p>threshold</text:p>
          </table:table-cell>
          <table:table-cell table:formula="of:=CONCATENATE(&quot;ov=&quot;;TEXT([.B9];&quot;#.#&quot;))" office:value-type="string" office:string-value="ov=1.5">
            <text:p>ov=1.5</text:p>
          </table:table-cell>
          <table:table-cell table:formula="of:=CONCATENATE(&quot;ov=&quot;;TEXT([.C9];&quot;#.#&quot;))" office:value-type="string" office:string-value="ov=1.7">
            <text:p>ov=1.7</text:p>
          </table:table-cell>
          <table:table-cell table:formula="of:=CONCATENATE(&quot;ov=&quot;;TEXT([.D9];&quot;#.#&quot;))" office:value-type="string" office:string-value="ov=1.9">
            <text:p>ov=1.9</text:p>
          </table:table-cell>
          <table:table-cell office:value-type="string">
            <text:p>threshold</text:p>
          </table:table-cell>
          <table:table-cell table:formula="of:=CONCATENATE(&quot;ov=&quot;;TEXT([.E9];&quot;#.#&quot;))" office:value-type="string" office:string-value="ov=2.1">
            <text:p>ov=2.1</text:p>
          </table:table-cell>
          <table:table-cell table:formula="of:=CONCATENATE(&quot;ov=&quot;;TEXT([.F9];&quot;#.#&quot;))" office:value-type="string" office:string-value="ov=2.3">
            <text:p>ov=2.3</text:p>
          </table:table-cell>
        </table:table-row>
        <table:table-row table:style-name="ro1">
          <table:table-cell office:value-type="float" office:value="1.777778">
            <text:p>1.777778</text:p>
          </table:table-cell>
          <table:table-cell office:value-type="float" office:value="26281">
            <text:p>26281</text:p>
          </table:table-cell>
          <table:table-cell office:value-type="float" office:value="26687">
            <text:p>26687</text:p>
          </table:table-cell>
          <table:table-cell office:value-type="float" office:value="31947">
            <text:p>31947</text:p>
          </table:table-cell>
          <table:table-cell office:value-type="float" office:value="2.133333">
            <text:p>2.133333</text:p>
          </table:table-cell>
          <table:table-cell office:value-type="float" office:value="34729">
            <text:p>34729</text:p>
          </table:table-cell>
          <table:table-cell office:value-type="float" office:value="37956">
            <text:p>3795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6375">
            <text:p>26375</text:p>
          </table:table-cell>
          <table:table-cell office:value-type="float" office:value="26789">
            <text:p>26789</text:p>
          </table:table-cell>
          <table:table-cell office:value-type="float" office:value="32064">
            <text:p>32064</text:p>
          </table:table-cell>
          <table:table-cell office:value-type="float" office:value="2.4">
            <text:p>2.4</text:p>
          </table:table-cell>
          <table:table-cell office:value-type="float" office:value="34856">
            <text:p>34856</text:p>
          </table:table-cell>
          <table:table-cell office:value-type="float" office:value="38090">
            <text:p>38090</text:p>
          </table:table-cell>
        </table:table-row>
        <table:table-row table:style-name="ro1">
          <table:table-cell office:value-type="float" office:value="2.222222">
            <text:p>2.222222</text:p>
          </table:table-cell>
          <table:table-cell office:value-type="float" office:value="26439">
            <text:p>26439</text:p>
          </table:table-cell>
          <table:table-cell office:value-type="float" office:value="26860">
            <text:p>26860</text:p>
          </table:table-cell>
          <table:table-cell office:value-type="float" office:value="32150">
            <text:p>32150</text:p>
          </table:table-cell>
          <table:table-cell office:value-type="float" office:value="2.666667">
            <text:p>2.666667</text:p>
          </table:table-cell>
          <table:table-cell office:value-type="float" office:value="34997">
            <text:p>34997</text:p>
          </table:table-cell>
          <table:table-cell office:value-type="float" office:value="38306">
            <text:p>38306</text:p>
          </table:table-cell>
        </table:table-row>
        <table:table-row table:style-name="ro1">
          <table:table-cell office:value-type="float" office:value="2.444444">
            <text:p>2.444444</text:p>
          </table:table-cell>
          <table:table-cell office:value-type="float" office:value="26529">
            <text:p>26529</text:p>
          </table:table-cell>
          <table:table-cell office:value-type="float" office:value="26956">
            <text:p>26956</text:p>
          </table:table-cell>
          <table:table-cell office:value-type="float" office:value="32257">
            <text:p>32257</text:p>
          </table:table-cell>
          <table:table-cell office:value-type="float" office:value="2.933333">
            <text:p>2.933333</text:p>
          </table:table-cell>
          <table:table-cell office:value-type="float" office:value="35104">
            <text:p>35104</text:p>
          </table:table-cell>
          <table:table-cell office:value-type="float" office:value="38429">
            <text:p>38429</text:p>
          </table:table-cell>
        </table:table-row>
        <table:table-row table:style-name="ro1">
          <table:table-cell office:value-type="float" office:value="2.666667">
            <text:p>2.666667</text:p>
          </table:table-cell>
          <table:table-cell office:value-type="float" office:value="26613">
            <text:p>26613</text:p>
          </table:table-cell>
          <table:table-cell office:value-type="float" office:value="27049">
            <text:p>27049</text:p>
          </table:table-cell>
          <table:table-cell office:value-type="float" office:value="32363">
            <text:p>32363</text:p>
          </table:table-cell>
          <table:table-cell office:value-type="float" office:value="3.2">
            <text:p>3.2</text:p>
          </table:table-cell>
          <table:table-cell office:value-type="float" office:value="35213">
            <text:p>35213</text:p>
            <draw:frame table:end-cell-address="sensl.N77" table:end-x="0.7909in" table:end-y="0.0626in" draw:z-index="0" draw:style-name="gr1" draw:text-style-name="P1" svg:width="7.4303in" svg:height="4.9472in" svg:x="0.4728in" svg:y="0.0941in">
              <draw:object draw:notify-on-update-of-ranges="sensl.A45:sensl.A79 sensl.B44:sensl.B44 sensl.B45:sensl.B79 sensl.E45:sensl.E79 sensl.G44:sensl.G44 sensl.G45:sensl.G79 sensl.E45:sensl.E79 sensl.F44:sensl.F44 sensl.F45:sensl.F79 sensl.A45:sensl.A79 sensl.C44:sensl.C44 sensl.C45:sensl.C79 sensl.A45:sensl.A79 sensl.D44:sensl.D44 sensl.D45:sensl.D79" xlink:href="./Object 32" xlink:type="simple" xlink:show="embed" xlink:actuate="onLoad">
                <text:p/>
              </draw:object>
              <draw:image xlink:href="./ObjectReplacements/Object 32" xlink:type="simple" xlink:show="embed" xlink:actuate="onLoad"/>
            </draw:frame>
          </table:table-cell>
          <table:table-cell office:value-type="float" office:value="38571">
            <text:p>38571</text:p>
          </table:table-cell>
        </table:table-row>
        <table:table-row table:style-name="ro1">
          <table:table-cell office:value-type="float" office:value="2.888889">
            <text:p>2.888889</text:p>
          </table:table-cell>
          <table:table-cell office:value-type="float" office:value="26698">
            <text:p>26698</text:p>
          </table:table-cell>
          <table:table-cell office:value-type="float" office:value="27138">
            <text:p>27138</text:p>
          </table:table-cell>
          <table:table-cell office:value-type="float" office:value="32456">
            <text:p>32456</text:p>
          </table:table-cell>
          <table:table-cell office:value-type="float" office:value="3.466667">
            <text:p>3.466667</text:p>
          </table:table-cell>
          <table:table-cell office:value-type="float" office:value="35372">
            <text:p>35372</text:p>
          </table:table-cell>
          <table:table-cell office:value-type="float" office:value="38739">
            <text:p>38739</text:p>
          </table:table-cell>
        </table:table-row>
        <table:table-row table:style-name="ro1">
          <table:table-cell office:value-type="float" office:value="3.111111">
            <text:p>3.111111</text:p>
          </table:table-cell>
          <table:table-cell office:value-type="float" office:value="26749">
            <text:p>26749</text:p>
          </table:table-cell>
          <table:table-cell office:value-type="float" office:value="27180">
            <text:p>27180</text:p>
          </table:table-cell>
          <table:table-cell office:value-type="float" office:value="32527">
            <text:p>32527</text:p>
          </table:table-cell>
          <table:table-cell office:value-type="float" office:value="3.733333">
            <text:p>3.733333</text:p>
          </table:table-cell>
          <table:table-cell office:value-type="float" office:value="35479">
            <text:p>35479</text:p>
          </table:table-cell>
          <table:table-cell office:value-type="float" office:value="38847">
            <text:p>38847</text:p>
          </table:table-cell>
        </table:table-row>
        <table:table-row table:style-name="ro1">
          <table:table-cell office:value-type="float" office:value="3.333333">
            <text:p>3.333333</text:p>
          </table:table-cell>
          <table:table-cell office:value-type="float" office:value="26800">
            <text:p>26800</text:p>
          </table:table-cell>
          <table:table-cell office:value-type="float" office:value="27259">
            <text:p>27259</text:p>
          </table:table-cell>
          <table:table-cell office:value-type="float" office:value="32624">
            <text:p>32624</text:p>
          </table:table-cell>
          <table:table-cell office:value-type="float" office:value="4">
            <text:p>4</text:p>
          </table:table-cell>
          <table:table-cell office:value-type="float" office:value="35621">
            <text:p>35621</text:p>
          </table:table-cell>
          <table:table-cell office:value-type="float" office:value="38997">
            <text:p>38997</text:p>
          </table:table-cell>
        </table:table-row>
        <table:table-row table:style-name="ro1">
          <table:table-cell office:value-type="float" office:value="3.555556">
            <text:p>3.555556</text:p>
          </table:table-cell>
          <table:table-cell office:value-type="float" office:value="26562">
            <text:p>26562</text:p>
          </table:table-cell>
          <table:table-cell office:value-type="float" office:value="27336">
            <text:p>27336</text:p>
          </table:table-cell>
          <table:table-cell office:value-type="float" office:value="32722">
            <text:p>32722</text:p>
          </table:table-cell>
          <table:table-cell office:value-type="float" office:value="4.266667">
            <text:p>4.266667</text:p>
          </table:table-cell>
          <table:table-cell office:value-type="float" office:value="35735">
            <text:p>35735</text:p>
          </table:table-cell>
          <table:table-cell office:value-type="float" office:value="39116">
            <text:p>39116</text:p>
          </table:table-cell>
        </table:table-row>
        <table:table-row table:style-name="ro1">
          <table:table-cell office:value-type="float" office:value="3.777778">
            <text:p>3.777778</text:p>
          </table:table-cell>
          <table:table-cell office:value-type="float" office:value="24108">
            <text:p>24108</text:p>
          </table:table-cell>
          <table:table-cell office:value-type="float" office:value="27427">
            <text:p>27427</text:p>
          </table:table-cell>
          <table:table-cell office:value-type="float" office:value="32830">
            <text:p>32830</text:p>
          </table:table-cell>
          <table:table-cell office:value-type="float" office:value="4.533333">
            <text:p>4.533333</text:p>
          </table:table-cell>
          <table:table-cell office:value-type="float" office:value="35811">
            <text:p>35811</text:p>
          </table:table-cell>
          <table:table-cell office:value-type="float" office:value="39249">
            <text:p>3924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22">
            <text:p>17622</text:p>
          </table:table-cell>
          <table:table-cell office:value-type="float" office:value="27383">
            <text:p>27383</text:p>
          </table:table-cell>
          <table:table-cell office:value-type="float" office:value="32929">
            <text:p>32929</text:p>
          </table:table-cell>
          <table:table-cell office:value-type="float" office:value="4.8">
            <text:p>4.8</text:p>
          </table:table-cell>
          <table:table-cell office:value-type="float" office:value="35913">
            <text:p>35913</text:p>
          </table:table-cell>
          <table:table-cell office:value-type="float" office:value="39378">
            <text:p>39378</text:p>
          </table:table-cell>
        </table:table-row>
        <table:table-row table:style-name="ro1">
          <table:table-cell office:value-type="float" office:value="4.222222">
            <text:p>4.222222</text:p>
          </table:table-cell>
          <table:table-cell office:value-type="float" office:value="11900">
            <text:p>11900</text:p>
          </table:table-cell>
          <table:table-cell office:value-type="float" office:value="26987">
            <text:p>26987</text:p>
          </table:table-cell>
          <table:table-cell office:value-type="float" office:value="32984">
            <text:p>32984</text:p>
          </table:table-cell>
          <table:table-cell office:value-type="float" office:value="5.066667">
            <text:p>5.066667</text:p>
          </table:table-cell>
          <table:table-cell office:value-type="float" office:value="35862">
            <text:p>35862</text:p>
          </table:table-cell>
          <table:table-cell office:value-type="float" office:value="39542">
            <text:p>39542</text:p>
          </table:table-cell>
        </table:table-row>
        <table:table-row table:style-name="ro1">
          <table:table-cell office:value-type="float" office:value="4.444444">
            <text:p>4.444444</text:p>
          </table:table-cell>
          <table:table-cell office:value-type="float" office:value="6179">
            <text:p>6179</text:p>
          </table:table-cell>
          <table:table-cell office:value-type="float" office:value="24198">
            <text:p>24198</text:p>
          </table:table-cell>
          <table:table-cell office:value-type="float" office:value="33052">
            <text:p>33052</text:p>
          </table:table-cell>
          <table:table-cell office:value-type="float" office:value="5.333333">
            <text:p>5.333333</text:p>
          </table:table-cell>
          <table:table-cell office:value-type="float" office:value="34555">
            <text:p>34555</text:p>
          </table:table-cell>
          <table:table-cell office:value-type="float" office:value="39637">
            <text:p>39637</text:p>
          </table:table-cell>
        </table:table-row>
        <table:table-row table:style-name="ro1">
          <table:table-cell office:value-type="float" office:value="4.666667">
            <text:p>4.666667</text:p>
          </table:table-cell>
          <table:table-cell office:value-type="float" office:value="4016">
            <text:p>4016</text:p>
          </table:table-cell>
          <table:table-cell office:value-type="float" office:value="16379">
            <text:p>16379</text:p>
          </table:table-cell>
          <table:table-cell office:value-type="float" office:value="32783">
            <text:p>32783</text:p>
          </table:table-cell>
          <table:table-cell office:value-type="float" office:value="5.6">
            <text:p>5.6</text:p>
          </table:table-cell>
          <table:table-cell office:value-type="float" office:value="29093">
            <text:p>29093</text:p>
          </table:table-cell>
          <table:table-cell office:value-type="float" office:value="39640">
            <text:p>39640</text:p>
          </table:table-cell>
        </table:table-row>
        <table:table-row table:style-name="ro1">
          <table:table-cell office:value-type="float" office:value="4.888889">
            <text:p>4.888889</text:p>
          </table:table-cell>
          <table:table-cell office:value-type="float" office:value="3482">
            <text:p>3482</text:p>
          </table:table-cell>
          <table:table-cell office:value-type="float" office:value="8479">
            <text:p>8479</text:p>
          </table:table-cell>
          <table:table-cell office:value-type="float" office:value="29956">
            <text:p>29956</text:p>
          </table:table-cell>
          <table:table-cell office:value-type="float" office:value="5.866667">
            <text:p>5.866667</text:p>
          </table:table-cell>
          <table:table-cell office:value-type="float" office:value="16326">
            <text:p>16326</text:p>
          </table:table-cell>
          <table:table-cell office:value-type="float" office:value="37518">
            <text:p>37518</text:p>
          </table:table-cell>
        </table:table-row>
        <table:table-row table:style-name="ro1">
          <table:table-cell office:value-type="float" office:value="5.111111">
            <text:p>5.111111</text:p>
          </table:table-cell>
          <table:table-cell office:value-type="float" office:value="3319">
            <text:p>3319</text:p>
          </table:table-cell>
          <table:table-cell office:value-type="float" office:value="5591">
            <text:p>5591</text:p>
          </table:table-cell>
          <table:table-cell office:value-type="float" office:value="24791">
            <text:p>24791</text:p>
          </table:table-cell>
          <table:table-cell office:value-type="float" office:value="6.133333">
            <text:p>6.133333</text:p>
          </table:table-cell>
          <table:table-cell office:value-type="float" office:value="10520">
            <text:p>10520</text:p>
          </table:table-cell>
          <table:table-cell office:value-type="float" office:value="30720">
            <text:p>30720</text:p>
          </table:table-cell>
        </table:table-row>
        <table:table-row table:style-name="ro1">
          <table:table-cell office:value-type="float" office:value="5.333333">
            <text:p>5.333333</text:p>
          </table:table-cell>
          <table:table-cell office:value-type="float" office:value="3155">
            <text:p>3155</text:p>
          </table:table-cell>
          <table:table-cell office:value-type="float" office:value="4477">
            <text:p>4477</text:p>
          </table:table-cell>
          <table:table-cell office:value-type="float" office:value="15896">
            <text:p>15896</text:p>
          </table:table-cell>
          <table:table-cell office:value-type="float" office:value="6.4">
            <text:p>6.4</text:p>
          </table:table-cell>
          <table:table-cell office:value-type="float" office:value="8601">
            <text:p>8601</text:p>
          </table:table-cell>
          <table:table-cell office:value-type="float" office:value="20359">
            <text:p>20359</text:p>
          </table:table-cell>
        </table:table-row>
        <table:table-row table:style-name="ro1">
          <table:table-cell office:value-type="float" office:value="5.555556">
            <text:p>5.555556</text:p>
          </table:table-cell>
          <table:table-cell office:value-type="float" office:value="3023">
            <text:p>3023</text:p>
          </table:table-cell>
          <table:table-cell office:value-type="float" office:value="4091">
            <text:p>4091</text:p>
          </table:table-cell>
          <table:table-cell office:value-type="float" office:value="9382">
            <text:p>9382</text:p>
          </table:table-cell>
          <table:table-cell office:value-type="float" office:value="6.666667">
            <text:p>6.666667</text:p>
          </table:table-cell>
          <table:table-cell office:value-type="float" office:value="7833">
            <text:p>7833</text:p>
          </table:table-cell>
          <table:table-cell office:value-type="float" office:value="12532">
            <text:p>12532</text:p>
          </table:table-cell>
        </table:table-row>
        <table:table-row table:style-name="ro1">
          <table:table-cell office:value-type="float" office:value="5.777778">
            <text:p>5.777778</text:p>
          </table:table-cell>
          <table:table-cell office:value-type="float" office:value="2926">
            <text:p>2926</text:p>
          </table:table-cell>
          <table:table-cell office:value-type="float" office:value="3840">
            <text:p>3840</text:p>
          </table:table-cell>
          <table:table-cell office:value-type="float" office:value="7016">
            <text:p>7016</text:p>
          </table:table-cell>
          <table:table-cell office:value-type="float" office:value="6.933333">
            <text:p>6.933333</text:p>
          </table:table-cell>
          <table:table-cell office:value-type="float" office:value="7419">
            <text:p>7419</text:p>
          </table:table-cell>
          <table:table-cell office:value-type="float" office:value="10697">
            <text:p>106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806">
            <text:p>2806</text:p>
          </table:table-cell>
          <table:table-cell office:value-type="float" office:value="3630">
            <text:p>3630</text:p>
          </table:table-cell>
          <table:table-cell office:value-type="float" office:value="6291">
            <text:p>6291</text:p>
          </table:table-cell>
          <table:table-cell office:value-type="float" office:value="7.2">
            <text:p>7.2</text:p>
          </table:table-cell>
          <table:table-cell office:value-type="float" office:value="7077">
            <text:p>7077</text:p>
          </table:table-cell>
          <table:table-cell office:value-type="float" office:value="9967">
            <text:p>9967</text:p>
          </table:table-cell>
        </table:table-row>
        <table:table-row table:style-name="ro1">
          <table:table-cell office:value-type="float" office:value="6.222222">
            <text:p>6.222222</text:p>
          </table:table-cell>
          <table:table-cell office:value-type="float" office:value="2748">
            <text:p>2748</text:p>
          </table:table-cell>
          <table:table-cell office:value-type="float" office:value="3535">
            <text:p>3535</text:p>
          </table:table-cell>
          <table:table-cell office:value-type="float" office:value="6040">
            <text:p>6040</text:p>
          </table:table-cell>
          <table:table-cell office:value-type="float" office:value="7.466667">
            <text:p>7.466667</text:p>
          </table:table-cell>
          <table:table-cell office:value-type="float" office:value="6755">
            <text:p>6755</text:p>
          </table:table-cell>
          <table:table-cell office:value-type="float" office:value="9326">
            <text:p>9326</text:p>
          </table:table-cell>
        </table:table-row>
        <table:table-row table:style-name="ro1">
          <table:table-cell office:value-type="float" office:value="6.444444">
            <text:p>6.444444</text:p>
          </table:table-cell>
          <table:table-cell office:value-type="float" office:value="2675">
            <text:p>2675</text:p>
          </table:table-cell>
          <table:table-cell office:value-type="float" office:value="3418">
            <text:p>3418</text:p>
          </table:table-cell>
          <table:table-cell office:value-type="float" office:value="5717">
            <text:p>5717</text:p>
          </table:table-cell>
          <table:table-cell office:value-type="float" office:value="7.733333">
            <text:p>7.733333</text:p>
          </table:table-cell>
          <table:table-cell office:value-type="float" office:value="6544">
            <text:p>6544</text:p>
          </table:table-cell>
          <table:table-cell office:value-type="float" office:value="8967">
            <text:p>8967</text:p>
          </table:table-cell>
        </table:table-row>
        <table:table-row table:style-name="ro1">
          <table:table-cell office:value-type="float" office:value="6.666667">
            <text:p>6.666667</text:p>
          </table:table-cell>
          <table:table-cell office:value-type="float" office:value="2585">
            <text:p>2585</text:p>
          </table:table-cell>
          <table:table-cell office:value-type="float" office:value="3321">
            <text:p>3321</text:p>
          </table:table-cell>
          <table:table-cell office:value-type="float" office:value="5476">
            <text:p>5476</text:p>
          </table:table-cell>
          <table:table-cell office:value-type="float" office:value="8">
            <text:p>8</text:p>
          </table:table-cell>
          <table:table-cell office:value-type="float" office:value="6350">
            <text:p>6350</text:p>
          </table:table-cell>
          <table:table-cell office:value-type="float" office:value="8571">
            <text:p>8571</text:p>
          </table:table-cell>
        </table:table-row>
        <table:table-row table:style-name="ro1">
          <table:table-cell office:value-type="float" office:value="6.888889">
            <text:p>6.888889</text:p>
          </table:table-cell>
          <table:table-cell office:value-type="float" office:value="2505">
            <text:p>2505</text:p>
          </table:table-cell>
          <table:table-cell office:value-type="float" office:value="3217">
            <text:p>3217</text:p>
          </table:table-cell>
          <table:table-cell office:value-type="float" office:value="5274">
            <text:p>5274</text:p>
          </table:table-cell>
          <table:table-cell office:value-type="float" office:value="8.266667">
            <text:p>8.266667</text:p>
          </table:table-cell>
          <table:table-cell office:value-type="float" office:value="6248">
            <text:p>6248</text:p>
          </table:table-cell>
          <table:table-cell office:value-type="float" office:value="8333">
            <text:p>8333</text:p>
          </table:table-cell>
        </table:table-row>
        <table:table-row table:style-name="ro1">
          <table:table-cell office:value-type="float" office:value="7.111111">
            <text:p>7.111111</text:p>
          </table:table-cell>
          <table:table-cell office:value-type="float" office:value="2453">
            <text:p>2453</text:p>
          </table:table-cell>
          <table:table-cell office:value-type="float" office:value="3165">
            <text:p>3165</text:p>
          </table:table-cell>
          <table:table-cell office:value-type="float" office:value="5172">
            <text:p>5172</text:p>
          </table:table-cell>
          <table:table-cell office:value-type="float" office:value="8.533333">
            <text:p>8.533333</text:p>
          </table:table-cell>
          <table:table-cell office:value-type="float" office:value="6143">
            <text:p>6143</text:p>
          </table:table-cell>
          <table:table-cell office:value-type="float" office:value="8139">
            <text:p>8139</text:p>
          </table:table-cell>
        </table:table-row>
        <table:table-row table:style-name="ro1">
          <table:table-cell office:value-type="float" office:value="7.333333">
            <text:p>7.333333</text:p>
          </table:table-cell>
          <table:table-cell office:value-type="float" office:value="2370">
            <text:p>2370</text:p>
          </table:table-cell>
          <table:table-cell office:value-type="float" office:value="3084">
            <text:p>3084</text:p>
          </table:table-cell>
          <table:table-cell office:value-type="float" office:value="5009">
            <text:p>5009</text:p>
          </table:table-cell>
          <table:table-cell office:value-type="float" office:value="8.8">
            <text:p>8.8</text:p>
          </table:table-cell>
          <table:table-cell office:value-type="float" office:value="6038">
            <text:p>6038</text:p>
          </table:table-cell>
          <table:table-cell office:value-type="float" office:value="7967">
            <text:p>7967</text:p>
          </table:table-cell>
        </table:table-row>
        <table:table-row table:style-name="ro1">
          <table:table-cell office:value-type="float" office:value="7.555556">
            <text:p>7.555556</text:p>
          </table:table-cell>
          <table:table-cell office:value-type="float" office:value="2266">
            <text:p>2266</text:p>
          </table:table-cell>
          <table:table-cell office:value-type="float" office:value="3005">
            <text:p>3005</text:p>
          </table:table-cell>
          <table:table-cell office:value-type="float" office:value="4869">
            <text:p>4869</text:p>
          </table:table-cell>
          <table:table-cell office:value-type="float" office:value="9.066667">
            <text:p>9.066667</text:p>
          </table:table-cell>
          <table:table-cell office:value-type="float" office:value="5915">
            <text:p>5915</text:p>
          </table:table-cell>
          <table:table-cell office:value-type="float" office:value="7781">
            <text:p>7781</text:p>
          </table:table-cell>
        </table:table-row>
        <table:table-row table:style-name="ro1">
          <table:table-cell office:value-type="float" office:value="7.777778">
            <text:p>7.777778</text:p>
          </table:table-cell>
          <table:table-cell office:value-type="float" office:value="2182">
            <text:p>2182</text:p>
          </table:table-cell>
          <table:table-cell office:value-type="float" office:value="2923">
            <text:p>2923</text:p>
          </table:table-cell>
          <table:table-cell office:value-type="float" office:value="4764">
            <text:p>4764</text:p>
          </table:table-cell>
          <table:table-cell office:value-type="float" office:value="9.333333">
            <text:p>9.333333</text:p>
          </table:table-cell>
          <table:table-cell office:value-type="float" office:value="5822">
            <text:p>5822</text:p>
          </table:table-cell>
          <table:table-cell office:value-type="float" office:value="7651">
            <text:p>765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92">
            <text:p>2092</text:p>
          </table:table-cell>
          <table:table-cell office:value-type="float" office:value="2833">
            <text:p>2833</text:p>
          </table:table-cell>
          <table:table-cell office:value-type="float" office:value="4657">
            <text:p>4657</text:p>
          </table:table-cell>
          <table:table-cell office:value-type="float" office:value="9.6">
            <text:p>9.6</text:p>
          </table:table-cell>
          <table:table-cell office:value-type="float" office:value="5730">
            <text:p>5730</text:p>
          </table:table-cell>
          <table:table-cell office:value-type="float" office:value="7537">
            <text:p>7537</text:p>
          </table:table-cell>
        </table:table-row>
        <table:table-row table:style-name="ro1">
          <table:table-cell office:value-type="float" office:value="8.222222">
            <text:p>8.222222</text:p>
          </table:table-cell>
          <table:table-cell office:value-type="float" office:value="1989">
            <text:p>1989</text:p>
          </table:table-cell>
          <table:table-cell office:value-type="float" office:value="2775">
            <text:p>2775</text:p>
          </table:table-cell>
          <table:table-cell office:value-type="float" office:value="4590">
            <text:p>4590</text:p>
          </table:table-cell>
          <table:table-cell office:value-type="float" office:value="9.866667">
            <text:p>9.866667</text:p>
          </table:table-cell>
          <table:table-cell office:value-type="float" office:value="5597">
            <text:p>5597</text:p>
          </table:table-cell>
          <table:table-cell office:value-type="float" office:value="7373">
            <text:p>7373</text:p>
          </table:table-cell>
        </table:table-row>
        <table:table-row table:style-name="ro1">
          <table:table-cell office:value-type="float" office:value="8.444444">
            <text:p>8.444444</text:p>
          </table:table-cell>
          <table:table-cell office:value-type="float" office:value="1756">
            <text:p>1756</text:p>
          </table:table-cell>
          <table:table-cell office:value-type="float" office:value="2718">
            <text:p>2718</text:p>
          </table:table-cell>
          <table:table-cell office:value-type="float" office:value="4500">
            <text:p>4500</text:p>
          </table:table-cell>
          <table:table-cell office:value-type="float" office:value="10.133333">
            <text:p>10.133333</text:p>
          </table:table-cell>
          <table:table-cell office:value-type="float" office:value="5506">
            <text:p>5506</text:p>
          </table:table-cell>
          <table:table-cell office:value-type="float" office:value="7271">
            <text:p>7271</text:p>
          </table:table-cell>
        </table:table-row>
        <table:table-row table:style-name="ro1">
          <table:table-cell office:value-type="float" office:value="8.666667">
            <text:p>8.666667</text:p>
          </table:table-cell>
          <table:table-cell office:value-type="float" office:value="1336">
            <text:p>1336</text:p>
          </table:table-cell>
          <table:table-cell office:value-type="float" office:value="2636">
            <text:p>2636</text:p>
          </table:table-cell>
          <table:table-cell office:value-type="float" office:value="4415">
            <text:p>4415</text:p>
          </table:table-cell>
          <table:table-cell office:value-type="float" office:value="10.4">
            <text:p>10.4</text:p>
          </table:table-cell>
          <table:table-cell office:value-type="float" office:value="5387">
            <text:p>5387</text:p>
          </table:table-cell>
          <table:table-cell office:value-type="float" office:value="7184">
            <text:p>7184</text:p>
          </table:table-cell>
        </table:table-row>
        <table:table-row table:style-name="ro1">
          <table:table-cell office:value-type="float" office:value="8.888889">
            <text:p>8.888889</text:p>
          </table:table-cell>
          <table:table-cell office:value-type="float" office:value="838">
            <text:p>838</text:p>
          </table:table-cell>
          <table:table-cell office:value-type="float" office:value="2546">
            <text:p>2546</text:p>
          </table:table-cell>
          <table:table-cell office:value-type="float" office:value="4318">
            <text:p>4318</text:p>
          </table:table-cell>
          <table:table-cell office:value-type="float" office:value="10.666667">
            <text:p>10.666667</text:p>
          </table:table-cell>
          <table:table-cell office:value-type="float" office:value="5258">
            <text:p>5258</text:p>
          </table:table-cell>
          <table:table-cell office:value-type="float" office:value="7081">
            <text:p>7081</text:p>
          </table:table-cell>
        </table:table-row>
        <table:table-row table:style-name="ro1">
          <table:table-cell office:value-type="float" office:value="9.111111">
            <text:p>9.111111</text:p>
          </table:table-cell>
          <table:table-cell office:value-type="float" office:value="620">
            <text:p>620</text:p>
          </table:table-cell>
          <table:table-cell office:value-type="float" office:value="2505">
            <text:p>2505</text:p>
          </table:table-cell>
          <table:table-cell office:value-type="float" office:value="4261">
            <text:p>4261</text:p>
          </table:table-cell>
          <table:table-cell office:value-type="float" office:value="10.933333">
            <text:p>10.933333</text:p>
          </table:table-cell>
          <table:table-cell office:value-type="float" office:value="5156">
            <text:p>5156</text:p>
          </table:table-cell>
          <table:table-cell office:value-type="float" office:value="6978">
            <text:p>6978</text:p>
          </table:table-cell>
        </table:table-row>
        <table:table-row table:style-name="ro1">
          <table:table-cell office:value-type="float" office:value="9.333333">
            <text:p>9.333333</text:p>
          </table:table-cell>
          <table:table-cell office:value-type="float" office:value="433">
            <text:p>433</text:p>
          </table:table-cell>
          <table:table-cell office:value-type="float" office:value="2389">
            <text:p>2389</text:p>
          </table:table-cell>
          <table:table-cell office:value-type="float" office:value="4182">
            <text:p>4182</text:p>
          </table:table-cell>
          <table:table-cell office:value-type="float" office:value="11.2">
            <text:p>11.2</text:p>
          </table:table-cell>
          <table:table-cell office:value-type="float" office:value="5044">
            <text:p>5044</text:p>
          </table:table-cell>
          <table:table-cell office:value-type="float" office:value="6882">
            <text:p>68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2/04/2016</text:date>, <text:time>10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5-12-15T17:36:39.72</meta:creation-date>
    <dc:date>2016-02-04T10:42:45.55</dc:date>
    <dc:creator>Wim Beaumont</dc:creator>
    <meta:editing-duration>P28DT18H19M19S</meta:editing-duration>
    <meta:editing-cycles>52</meta:editing-cycles>
    <meta:generator>OpenOffice/4.1.1$Win32 OpenOffice.org_project/411m6$Build-9775</meta:generator>
    <meta:document-statistic meta:table-count="19" meta:cell-count="13651" meta:object-count="3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scatter" chart:style-name="ch1">
        <chart:legend chart:legend-position="end" svg:x="13.712cm" svg:y="3.667cm" style:legend-expansion="high" chart:style-name="ch2"/>
        <chart:plot-area chart:style-name="ch3" table:cell-range-address="theffect.D2:theffect.D30 theffect.H2:theffect.H30 theffect.J2:theffect.J30 theffect.L2:theffect.L30" svg:x="0.769cm" svg:y="0.855cm" svg:width="12.305cm" svg:height="7.552cm">
          <chartooo:coordinate-region svg:x="1.946cm" svg:y="1.067cm" svg:width="10.135cm" svg:height="6.6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ffect.H2:theffect.H30" chart:class="chart:scatter">
            <chart:domain table:cell-range-address="theffect.D2:theffect.D30"/>
            <chart:data-point chart:repeated="29"/>
          </chart:series>
          <chart:series chart:attached-axis="primary-y" chart:style-name="ch8" chart:values-cell-range-address="theffect.J2:theffect.J30" chart:class="chart:scatter">
            <chart:domain table:cell-range-address="theffect.D2:theffect.D18"/>
            <chart:data-point chart:repeated="29"/>
          </chart:series>
          <chart:series chart:attached-axis="secondary-y" chart:style-name="ch9" chart:values-cell-range-address="theffect.L2:theffect.L30" chart:class="chart:scatter"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96">
                <text:p>1.296</text:p>
                <draw:g>
                  <svg:desc>theffect.D2:theffect.D30</svg:desc>
                </draw:g>
              </table:table-cell>
              <table:table-cell office:value-type="float" office:value="47869">
                <text:p>47869</text:p>
                <draw:g>
                  <svg:desc>theffect.H2:theffect.H30</svg:desc>
                </draw:g>
              </table:table-cell>
              <table:table-cell office:value-type="float" office:value="1.296">
                <text:p>1.296</text:p>
                <draw:g>
                  <svg:desc>theffect.D2:theffect.D18</svg:desc>
                </draw:g>
              </table:table-cell>
              <table:table-cell office:value-type="float" office:value="56476">
                <text:p>56476</text:p>
                <draw:g>
                  <svg:desc>theffect.J2:theffect.J30</svg:desc>
                </draw:g>
              </table:table-cell>
              <table:table-cell office:value-type="float" office:value="1627">
                <text:p>1627</text:p>
                <draw:g>
                  <svg:desc>theffect.L2:theffect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58">
                <text:p>1.458</text:p>
              </table:table-cell>
              <table:table-cell office:value-type="float" office:value="48003">
                <text:p>48003</text:p>
              </table:table-cell>
              <table:table-cell office:value-type="float" office:value="1.458">
                <text:p>1.458</text:p>
              </table:table-cell>
              <table:table-cell office:value-type="float" office:value="55838">
                <text:p>55838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2">
                <text:p>1.62</text:p>
              </table:table-cell>
              <table:table-cell office:value-type="float" office:value="48130">
                <text:p>48130</text:p>
              </table:table-cell>
              <table:table-cell office:value-type="float" office:value="1.62">
                <text:p>1.62</text:p>
              </table:table-cell>
              <table:table-cell office:value-type="float" office:value="54826">
                <text:p>5482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82">
                <text:p>1.782</text:p>
              </table:table-cell>
              <table:table-cell office:value-type="float" office:value="48151">
                <text:p>48151</text:p>
              </table:table-cell>
              <table:table-cell office:value-type="float" office:value="1.782">
                <text:p>1.782</text:p>
              </table:table-cell>
              <table:table-cell office:value-type="float" office:value="53115">
                <text:p>5311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44">
                <text:p>1.944</text:p>
              </table:table-cell>
              <table:table-cell office:value-type="float" office:value="47904">
                <text:p>47904</text:p>
              </table:table-cell>
              <table:table-cell office:value-type="float" office:value="1.944">
                <text:p>1.944</text:p>
              </table:table-cell>
              <table:table-cell office:value-type="float" office:value="50427">
                <text:p>50427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106">
                <text:p>2.106</text:p>
              </table:table-cell>
              <table:table-cell office:value-type="float" office:value="46603">
                <text:p>46603</text:p>
              </table:table-cell>
              <table:table-cell office:value-type="float" office:value="2.106">
                <text:p>2.106</text:p>
              </table:table-cell>
              <table:table-cell office:value-type="float" office:value="46611">
                <text:p>46611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68">
                <text:p>2.268</text:p>
              </table:table-cell>
              <table:table-cell office:value-type="float" office:value="43549">
                <text:p>43549</text:p>
              </table:table-cell>
              <table:table-cell office:value-type="float" office:value="2.268">
                <text:p>2.268</text:p>
              </table:table-cell>
              <table:table-cell office:value-type="float" office:value="41866">
                <text:p>41866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3">
                <text:p>2.43</text:p>
              </table:table-cell>
              <table:table-cell office:value-type="float" office:value="38263">
                <text:p>38263</text:p>
              </table:table-cell>
              <table:table-cell office:value-type="float" office:value="2.43">
                <text:p>2.43</text:p>
              </table:table-cell>
              <table:table-cell office:value-type="float" office:value="36708">
                <text:p>36708</text:p>
              </table:table-cell>
              <table:table-cell office:value-type="float" office:value="852">
                <text:p>8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92">
                <text:p>2.592</text:p>
              </table:table-cell>
              <table:table-cell office:value-type="float" office:value="29877">
                <text:p>29877</text:p>
              </table:table-cell>
              <table:table-cell office:value-type="float" office:value="2.592">
                <text:p>2.592</text:p>
              </table:table-cell>
              <table:table-cell office:value-type="float" office:value="31499">
                <text:p>31499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54">
                <text:p>2.754</text:p>
              </table:table-cell>
              <table:table-cell office:value-type="float" office:value="23300">
                <text:p>23300</text:p>
              </table:table-cell>
              <table:table-cell office:value-type="float" office:value="2.754">
                <text:p>2.754</text:p>
              </table:table-cell>
              <table:table-cell office:value-type="float" office:value="26654">
                <text:p>2665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916">
                <text:p>2.916</text:p>
              </table:table-cell>
              <table:table-cell office:value-type="float" office:value="18098">
                <text:p>18098</text:p>
              </table:table-cell>
              <table:table-cell office:value-type="float" office:value="2.916">
                <text:p>2.916</text:p>
              </table:table-cell>
              <table:table-cell office:value-type="float" office:value="22480">
                <text:p>2248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78">
                <text:p>3.078</text:p>
              </table:table-cell>
              <table:table-cell office:value-type="float" office:value="15067">
                <text:p>15067</text:p>
              </table:table-cell>
              <table:table-cell office:value-type="float" office:value="3.078">
                <text:p>3.078</text:p>
              </table:table-cell>
              <table:table-cell office:value-type="float" office:value="19444">
                <text:p>19444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4">
                <text:p>3.24</text:p>
              </table:table-cell>
              <table:table-cell office:value-type="float" office:value="13801">
                <text:p>13801</text:p>
              </table:table-cell>
              <table:table-cell office:value-type="float" office:value="3.24">
                <text:p>3.24</text:p>
              </table:table-cell>
              <table:table-cell office:value-type="float" office:value="17363">
                <text:p>1736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02">
                <text:p>3.402</text:p>
              </table:table-cell>
              <table:table-cell office:value-type="float" office:value="13101">
                <text:p>13101</text:p>
              </table:table-cell>
              <table:table-cell office:value-type="float" office:value="3.402">
                <text:p>3.402</text:p>
              </table:table-cell>
              <table:table-cell office:value-type="float" office:value="16009">
                <text:p>1600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64">
                <text:p>3.564</text:p>
              </table:table-cell>
              <table:table-cell office:value-type="float" office:value="12898">
                <text:p>12898</text:p>
              </table:table-cell>
              <table:table-cell office:value-type="float" office:value="3.564">
                <text:p>3.564</text:p>
              </table:table-cell>
              <table:table-cell office:value-type="float" office:value="15148">
                <text:p>15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26">
                <text:p>3.726</text:p>
              </table:table-cell>
              <table:table-cell office:value-type="float" office:value="12733">
                <text:p>12733</text:p>
              </table:table-cell>
              <table:table-cell office:value-type="float" office:value="3.726">
                <text:p>3.726</text:p>
              </table:table-cell>
              <table:table-cell office:value-type="float" office:value="14739">
                <text:p>1473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88">
                <text:p>3.888</text:p>
              </table:table-cell>
              <table:table-cell office:value-type="float" office:value="12600">
                <text:p>12600</text:p>
              </table:table-cell>
              <table:table-cell office:value-type="float" office:value="3.888">
                <text:p>3.888</text:p>
              </table:table-cell>
              <table:table-cell office:value-type="float" office:value="14402">
                <text:p>1440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5">
                <text:p>4.05</text:p>
              </table:table-cell>
              <table:table-cell office:value-type="float" office:value="12458">
                <text:p>12458</text:p>
              </table:table-cell>
              <table:table-cell office:value-type="float" office:value="NaN">
                <text:p>NaN</text:p>
              </table:table-cell>
              <table:table-cell office:value-type="float" office:value="14125">
                <text:p>1412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9cm" svg:y="0.5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3.D4:theffect_1_7_3.D38 theffect_1_7_3.H3:theffect_1_7_3.H38 theffect_1_7_3.J3:theffect_1_7_3.J38 theffect_1_7_3.L3:theffect_1_7_3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3.H4:theffect_1_7_3.H38" chart:label-cell-address="theffect_1_7_3.H3:theffect_1_7_3.H3" chart:class="chart:scatter">
            <chart:domain table:cell-range-address="theffect_1_7_3.D4:theffect_1_7_3.D38"/>
            <chart:data-point chart:repeated="35"/>
          </chart:series>
          <chart:series chart:attached-axis="primary-y" chart:style-name="ch13" chart:values-cell-range-address="theffect_1_7_3.J4:theffect_1_7_3.J38" chart:label-cell-address="theffect_1_7_3.J3:theffect_1_7_3.J3" chart:class="chart:scatter">
            <chart:data-point chart:repeated="35"/>
          </chart:series>
          <chart:series chart:attached-axis="secondary-y" chart:style-name="ch14" chart:values-cell-range-address="theffect_1_7_3.L4:theffect_1_7_3.L38" chart:label-cell-address="theffect_1_7_3.L3:theffect_1_7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_3.H3:theffect_1_7_3.H3</svg:desc>
                </draw:g>
              </table:table-cell>
              <table:table-cell office:value-type="string">
                <text:p>pkcnt2@1.7[V]ov</text:p>
                <draw:g>
                  <svg:desc>theffect_1_7_3.J3:theffect_1_7_3.J3</svg:desc>
                </draw:g>
              </table:table-cell>
              <table:table-cell office:value-type="string">
                <text:p>coincnt@1.7[V]ov</text:p>
                <draw:g>
                  <svg:desc>theffect_1_7_3.L3:theffect_1_7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3.D4:theffect_1_7_3.D38</svg:desc>
                </draw:g>
              </table:table-cell>
              <table:table-cell office:value-type="float" office:value="50972">
                <text:p>50972</text:p>
                <draw:g>
                  <svg:desc>theffect_1_7_3.H4:theffect_1_7_3.H38</svg:desc>
                </draw:g>
              </table:table-cell>
              <table:table-cell office:value-type="float" office:value="55393">
                <text:p>55393</text:p>
                <draw:g>
                  <svg:desc>theffect_1_7_3.J4:theffect_1_7_3.J38</svg:desc>
                </draw:g>
              </table:table-cell>
              <table:table-cell office:value-type="float" office:value="1705">
                <text:p>1705</text:p>
                <draw:g>
                  <svg:desc>theffect_1_7_3.L4:theffect_1_7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250">
                <text:p>51250</text:p>
              </table:table-cell>
              <table:table-cell office:value-type="float" office:value="55298">
                <text:p>55298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51442">
                <text:p>51442</text:p>
              </table:table-cell>
              <table:table-cell office:value-type="float" office:value="53747">
                <text:p>53747</text:p>
              </table:table-cell>
              <table:table-cell office:value-type="float" office:value="1662">
                <text:p>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51629">
                <text:p>51629</text:p>
              </table:table-cell>
              <table:table-cell office:value-type="float" office:value="48044">
                <text:p>48044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51645">
                <text:p>51645</text:p>
              </table:table-cell>
              <table:table-cell office:value-type="float" office:value="37654">
                <text:p>376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50580">
                <text:p>50580</text:p>
              </table:table-cell>
              <table:table-cell office:value-type="float" office:value="24614">
                <text:p>24614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46132">
                <text:p>46132</text:p>
              </table:table-cell>
              <table:table-cell office:value-type="float" office:value="20056">
                <text:p>2005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33557">
                <text:p>33557</text:p>
              </table:table-cell>
              <table:table-cell office:value-type="float" office:value="18801">
                <text:p>1880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4479">
                <text:p>24479</text:p>
              </table:table-cell>
              <table:table-cell office:value-type="float" office:value="18396">
                <text:p>18396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9931">
                <text:p>19931</text:p>
              </table:table-cell>
              <table:table-cell office:value-type="float" office:value="18116">
                <text:p>1811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8515">
                <text:p>18515</text:p>
              </table:table-cell>
              <table:table-cell office:value-type="float" office:value="17902">
                <text:p>1790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8118">
                <text:p>18118</text:p>
              </table:table-cell>
              <table:table-cell office:value-type="float" office:value="17620">
                <text:p>176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7816">
                <text:p>17816</text:p>
              </table:table-cell>
              <table:table-cell office:value-type="float" office:value="17456">
                <text:p>1745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7632">
                <text:p>17632</text:p>
              </table:table-cell>
              <table:table-cell office:value-type="float" office:value="17268">
                <text:p>1726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7454">
                <text:p>17454</text:p>
              </table:table-cell>
              <table:table-cell office:value-type="float" office:value="17031">
                <text:p>1703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7308">
                <text:p>17308</text:p>
              </table:table-cell>
              <table:table-cell office:value-type="float" office:value="16555">
                <text:p>1655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7150">
                <text:p>17150</text:p>
              </table:table-cell>
              <table:table-cell office:value-type="float" office:value="15237">
                <text:p>152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6922">
                <text:p>16922</text:p>
              </table:table-cell>
              <table:table-cell office:value-type="float" office:value="13573">
                <text:p>1357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6605">
                <text:p>16605</text:p>
              </table:table-cell>
              <table:table-cell office:value-type="float" office:value="11397">
                <text:p>1139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5877">
                <text:p>15877</text:p>
              </table:table-cell>
              <table:table-cell office:value-type="float" office:value="9486">
                <text:p>948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14610">
                <text:p>14610</text:p>
              </table:table-cell>
              <table:table-cell office:value-type="float" office:value="8212">
                <text:p>82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12673">
                <text:p>12673</text:p>
              </table:table-cell>
              <table:table-cell office:value-type="float" office:value="7338">
                <text:p>733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10010">
                <text:p>10010</text:p>
              </table:table-cell>
              <table:table-cell office:value-type="float" office:value="7081">
                <text:p>708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628">
                <text:p>8628</text:p>
              </table:table-cell>
              <table:table-cell office:value-type="float" office:value="6952">
                <text:p>695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818">
                <text:p>7818</text:p>
              </table:table-cell>
              <table:table-cell office:value-type="float" office:value="6843">
                <text:p>684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7471">
                <text:p>7471</text:p>
              </table:table-cell>
              <table:table-cell office:value-type="float" office:value="6730">
                <text:p>67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7321">
                <text:p>7321</text:p>
              </table:table-cell>
              <table:table-cell office:value-type="float" office:value="6573">
                <text:p>65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7186">
                <text:p>7186</text:p>
              </table:table-cell>
              <table:table-cell office:value-type="float" office:value="6401">
                <text:p>64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7095">
                <text:p>7095</text:p>
              </table:table-cell>
              <table:table-cell office:value-type="float" office:value="6201">
                <text:p>620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997">
                <text:p>6997</text:p>
              </table:table-cell>
              <table:table-cell office:value-type="float" office:value="5897">
                <text:p>589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894">
                <text:p>6894</text:p>
              </table:table-cell>
              <table:table-cell office:value-type="float" office:value="5474">
                <text:p>54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6770">
                <text:p>6770</text:p>
              </table:table-cell>
              <table:table-cell office:value-type="float" office:value="4771">
                <text:p>47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6473">
                <text:p>6473</text:p>
              </table:table-cell>
              <table:table-cell office:value-type="float" office:value="4264">
                <text:p>42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6126">
                <text:p>6126</text:p>
              </table:table-cell>
              <table:table-cell office:value-type="float" office:value="3758">
                <text:p>375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5699">
                <text:p>5699</text:p>
              </table:table-cell>
              <table:table-cell office:value-type="float" office:value="3358">
                <text:p>335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2cm" svg:y="0.339cm" chart:style-name="ch2">
          <text:p>Peak cnt for SiPm1, SiPm2</text:p>
        </chart:title>
        <chart:subtitle svg:x="2.515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3.A1:theffect_1_7_3.A39 theffect_1_7_3.D4:theffect_1_7_3.D38 theffect_1_7_3.H3:theffect_1_7_3.H38 theffect_1_7_3.W3:theffect_1_7_3.W38 theffect_1_7_3.J3:theffect_1_7_3.J38 theffect_1_7_3.U3:theffect_1_7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3.A1:theffect_1_7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3.H4:theffect_1_7_3.H38" chart:label-cell-address="theffect_1_7_3.H3:theffect_1_7_3.H3" chart:class="chart:scatter">
            <chart:domain table:cell-range-address="theffect_1_7_3.D4:theffect_1_7_3.D38"/>
            <chart:data-point chart:repeated="35"/>
          </chart:series>
          <chart:series chart:style-name="ch12" chart:values-cell-range-address="theffect_1_7_3.W4:theffect_1_7_3.W38" chart:label-cell-address="theffect_1_7_3.W3:theffect_1_7_3.W3" chart:class="chart:scatter">
            <chart:domain table:cell-range-address="theffect_1_7_3.Q4:theffect_1_7_3.Q38"/>
            <chart:data-point chart:repeated="35"/>
          </chart:series>
          <chart:series chart:style-name="ch13" chart:values-cell-range-address="theffect_1_7_3.J4:theffect_1_7_3.J38" chart:label-cell-address="theffect_1_7_3.J3:theffect_1_7_3.J3" chart:class="chart:scatter">
            <chart:data-point chart:repeated="35"/>
          </chart:series>
          <chart:series chart:style-name="ch14" chart:values-cell-range-address="theffect_1_7_3.U4:theffect_1_7_3.U38" chart:label-cell-address="theffect_1_7_3.U3:theffect_1_7_3.U3" chart:class="chart:scatter">
            <chart:domain table:cell-range-address="theffect_1_7_3.Q4:theffect_1_7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_3.H3:theffect_1_7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@1.7[V]ovSTH</text:p>
                <draw:g>
                  <svg:desc>theffect_1_7_3.W3:theffect_1_7_3.W3</svg:desc>
                </draw:g>
              </table:table-cell>
              <table:table-cell office:value-type="string">
                <text:p>pkcnt2@1.7[V]ov</text:p>
                <draw:g>
                  <svg:desc>theffect_1_7_3.J3:theffect_1_7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@1.7[V]ovSTH</text:p>
                <draw:g>
                  <svg:desc>theffect_1_7_3.U3:theffect_1_7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3.A1:theffect_1_7_3.A39</svg:desc>
                </draw:g>
              </table:table-cell>
              <table:table-cell office:value-type="float" office:value="2.044444">
                <text:p>2.044444</text:p>
                <draw:g>
                  <svg:desc>theffect_1_7_3.D4:theffect_1_7_3.D38</svg:desc>
                </draw:g>
              </table:table-cell>
              <table:table-cell office:value-type="float" office:value="50972">
                <text:p>50972</text:p>
                <draw:g>
                  <svg:desc>theffect_1_7_3.H4:theffect_1_7_3.H38</svg:desc>
                </draw:g>
              </table:table-cell>
              <table:table-cell office:value-type="float" office:value="1.688889">
                <text:p>1.688889</text:p>
                <draw:g>
                  <svg:desc>theffect_1_7_3.Q4:theffect_1_7_3.Q38</svg:desc>
                </draw:g>
              </table:table-cell>
              <table:table-cell office:value-type="float" office:value="474883">
                <text:p>474883</text:p>
                <draw:g>
                  <svg:desc>theffect_1_7_3.W4:theffect_1_7_3.W38</svg:desc>
                </draw:g>
              </table:table-cell>
              <table:table-cell office:value-type="float" office:value="55393">
                <text:p>55393</text:p>
                <draw:g>
                  <svg:desc>theffect_1_7_3.J4:theffect_1_7_3.J38</svg:desc>
                </draw:g>
              </table:table-cell>
              <table:table-cell office:value-type="float" office:value="1.688889">
                <text:p>1.688889</text:p>
                <draw:g>
                  <svg:desc>theffect_1_7_3.Q4:theffect_1_7_3.Q38</svg:desc>
                </draw:g>
              </table:table-cell>
              <table:table-cell office:value-type="float" office:value="431267">
                <text:p>431267</text:p>
                <draw:g>
                  <svg:desc>theffect_1_7_3.U4:theffect_1_7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51250">
                <text:p>51250</text:p>
              </table:table-cell>
              <table:table-cell office:value-type="float" office:value="1.9">
                <text:p>1.9</text:p>
              </table:table-cell>
              <table:table-cell office:value-type="float" office:value="450934">
                <text:p>450934</text:p>
              </table:table-cell>
              <table:table-cell office:value-type="float" office:value="55298">
                <text:p>55298</text:p>
              </table:table-cell>
              <table:table-cell office:value-type="float" office:value="1.9">
                <text:p>1.9</text:p>
              </table:table-cell>
              <table:table-cell office:value-type="float" office:value="410997">
                <text:p>410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51442">
                <text:p>51442</text:p>
              </table:table-cell>
              <table:table-cell office:value-type="float" office:value="2.111111">
                <text:p>2.111111</text:p>
              </table:table-cell>
              <table:table-cell office:value-type="float" office:value="436077">
                <text:p>436077</text:p>
              </table:table-cell>
              <table:table-cell office:value-type="float" office:value="53747">
                <text:p>53747</text:p>
              </table:table-cell>
              <table:table-cell office:value-type="float" office:value="2.111111">
                <text:p>2.111111</text:p>
              </table:table-cell>
              <table:table-cell office:value-type="float" office:value="398373">
                <text:p>3983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51629">
                <text:p>51629</text:p>
              </table:table-cell>
              <table:table-cell office:value-type="float" office:value="2.322222">
                <text:p>2.322222</text:p>
              </table:table-cell>
              <table:table-cell office:value-type="float" office:value="413902">
                <text:p>413902</text:p>
              </table:table-cell>
              <table:table-cell office:value-type="float" office:value="48044">
                <text:p>48044</text:p>
              </table:table-cell>
              <table:table-cell office:value-type="float" office:value="2.322222">
                <text:p>2.322222</text:p>
              </table:table-cell>
              <table:table-cell office:value-type="float" office:value="377538">
                <text:p>3775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51645">
                <text:p>51645</text:p>
              </table:table-cell>
              <table:table-cell office:value-type="float" office:value="2.533333">
                <text:p>2.533333</text:p>
              </table:table-cell>
              <table:table-cell office:value-type="float" office:value="390938">
                <text:p>390938</text:p>
              </table:table-cell>
              <table:table-cell office:value-type="float" office:value="37654">
                <text:p>37654</text:p>
              </table:table-cell>
              <table:table-cell office:value-type="float" office:value="2.533333">
                <text:p>2.533333</text:p>
              </table:table-cell>
              <table:table-cell office:value-type="float" office:value="356812">
                <text:p>35681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50580">
                <text:p>50580</text:p>
              </table:table-cell>
              <table:table-cell office:value-type="float" office:value="2.744444">
                <text:p>2.744444</text:p>
              </table:table-cell>
              <table:table-cell office:value-type="float" office:value="375284">
                <text:p>375284</text:p>
              </table:table-cell>
              <table:table-cell office:value-type="float" office:value="24614">
                <text:p>24614</text:p>
              </table:table-cell>
              <table:table-cell office:value-type="float" office:value="2.744444">
                <text:p>2.744444</text:p>
              </table:table-cell>
              <table:table-cell office:value-type="float" office:value="340935">
                <text:p>3409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46132">
                <text:p>46132</text:p>
              </table:table-cell>
              <table:table-cell office:value-type="float" office:value="2.955556">
                <text:p>2.955556</text:p>
              </table:table-cell>
              <table:table-cell office:value-type="float" office:value="352488">
                <text:p>352488</text:p>
              </table:table-cell>
              <table:table-cell office:value-type="float" office:value="20056">
                <text:p>20056</text:p>
              </table:table-cell>
              <table:table-cell office:value-type="float" office:value="2.955556">
                <text:p>2.955556</text:p>
              </table:table-cell>
              <table:table-cell office:value-type="float" office:value="320129">
                <text:p>3201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33557">
                <text:p>33557</text:p>
              </table:table-cell>
              <table:table-cell office:value-type="float" office:value="3.166667">
                <text:p>3.166667</text:p>
              </table:table-cell>
              <table:table-cell office:value-type="float" office:value="327805">
                <text:p>327805</text:p>
              </table:table-cell>
              <table:table-cell office:value-type="float" office:value="18801">
                <text:p>18801</text:p>
              </table:table-cell>
              <table:table-cell office:value-type="float" office:value="3.166667">
                <text:p>3.166667</text:p>
              </table:table-cell>
              <table:table-cell office:value-type="float" office:value="296823">
                <text:p>2968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24479">
                <text:p>24479</text:p>
              </table:table-cell>
              <table:table-cell office:value-type="float" office:value="3.377778">
                <text:p>3.377778</text:p>
              </table:table-cell>
              <table:table-cell office:value-type="float" office:value="309553">
                <text:p>309553</text:p>
              </table:table-cell>
              <table:table-cell office:value-type="float" office:value="18396">
                <text:p>18396</text:p>
              </table:table-cell>
              <table:table-cell office:value-type="float" office:value="3.377778">
                <text:p>3.377778</text:p>
              </table:table-cell>
              <table:table-cell office:value-type="float" office:value="280748">
                <text:p>2807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9931">
                <text:p>19931</text:p>
              </table:table-cell>
              <table:table-cell office:value-type="float" office:value="3.588889">
                <text:p>3.588889</text:p>
              </table:table-cell>
              <table:table-cell office:value-type="float" office:value="279481">
                <text:p>279481</text:p>
              </table:table-cell>
              <table:table-cell office:value-type="float" office:value="18116">
                <text:p>18116</text:p>
              </table:table-cell>
              <table:table-cell office:value-type="float" office:value="3.588889">
                <text:p>3.588889</text:p>
              </table:table-cell>
              <table:table-cell office:value-type="float" office:value="249555">
                <text:p>2495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8515">
                <text:p>18515</text:p>
              </table:table-cell>
              <table:table-cell office:value-type="float" office:value="3.8">
                <text:p>3.8</text:p>
              </table:table-cell>
              <table:table-cell office:value-type="float" office:value="256537">
                <text:p>256537</text:p>
              </table:table-cell>
              <table:table-cell office:value-type="float" office:value="17902">
                <text:p>17902</text:p>
              </table:table-cell>
              <table:table-cell office:value-type="float" office:value="3.8">
                <text:p>3.8</text:p>
              </table:table-cell>
              <table:table-cell office:value-type="float" office:value="224718">
                <text:p>2247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8118">
                <text:p>18118</text:p>
              </table:table-cell>
              <table:table-cell office:value-type="float" office:value="4.011111">
                <text:p>4.011111</text:p>
              </table:table-cell>
              <table:table-cell office:value-type="float" office:value="217852">
                <text:p>217852</text:p>
              </table:table-cell>
              <table:table-cell office:value-type="float" office:value="17620">
                <text:p>17620</text:p>
              </table:table-cell>
              <table:table-cell office:value-type="float" office:value="4.011111">
                <text:p>4.011111</text:p>
              </table:table-cell>
              <table:table-cell office:value-type="float" office:value="190163">
                <text:p>1901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7816">
                <text:p>17816</text:p>
              </table:table-cell>
              <table:table-cell office:value-type="float" office:value="4.222222">
                <text:p>4.222222</text:p>
              </table:table-cell>
              <table:table-cell office:value-type="float" office:value="184506">
                <text:p>184506</text:p>
              </table:table-cell>
              <table:table-cell office:value-type="float" office:value="17456">
                <text:p>17456</text:p>
              </table:table-cell>
              <table:table-cell office:value-type="float" office:value="4.222222">
                <text:p>4.222222</text:p>
              </table:table-cell>
              <table:table-cell office:value-type="float" office:value="164505">
                <text:p>1645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7632">
                <text:p>17632</text:p>
              </table:table-cell>
              <table:table-cell office:value-type="float" office:value="4.433333">
                <text:p>4.433333</text:p>
              </table:table-cell>
              <table:table-cell office:value-type="float" office:value="165430">
                <text:p>165430</text:p>
              </table:table-cell>
              <table:table-cell office:value-type="float" office:value="17268">
                <text:p>17268</text:p>
              </table:table-cell>
              <table:table-cell office:value-type="float" office:value="4.433333">
                <text:p>4.433333</text:p>
              </table:table-cell>
              <table:table-cell office:value-type="float" office:value="151743">
                <text:p>1517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7454">
                <text:p>17454</text:p>
              </table:table-cell>
              <table:table-cell office:value-type="float" office:value="4.644444">
                <text:p>4.644444</text:p>
              </table:table-cell>
              <table:table-cell office:value-type="float" office:value="147091">
                <text:p>147091</text:p>
              </table:table-cell>
              <table:table-cell office:value-type="float" office:value="17031">
                <text:p>17031</text:p>
              </table:table-cell>
              <table:table-cell office:value-type="float" office:value="4.644444">
                <text:p>4.644444</text:p>
              </table:table-cell>
              <table:table-cell office:value-type="float" office:value="140251">
                <text:p>1402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7308">
                <text:p>17308</text:p>
              </table:table-cell>
              <table:table-cell office:value-type="float" office:value="4.855556">
                <text:p>4.855556</text:p>
              </table:table-cell>
              <table:table-cell office:value-type="float" office:value="136653">
                <text:p>136653</text:p>
              </table:table-cell>
              <table:table-cell office:value-type="float" office:value="16555">
                <text:p>16555</text:p>
              </table:table-cell>
              <table:table-cell office:value-type="float" office:value="4.855556">
                <text:p>4.855556</text:p>
              </table:table-cell>
              <table:table-cell office:value-type="float" office:value="132944">
                <text:p>1329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7150">
                <text:p>17150</text:p>
              </table:table-cell>
              <table:table-cell office:value-type="float" office:value="5.066667">
                <text:p>5.066667</text:p>
              </table:table-cell>
              <table:table-cell office:value-type="float" office:value="132024">
                <text:p>132024</text:p>
              </table:table-cell>
              <table:table-cell office:value-type="float" office:value="15237">
                <text:p>15237</text:p>
              </table:table-cell>
              <table:table-cell office:value-type="float" office:value="5.066667">
                <text:p>5.066667</text:p>
              </table:table-cell>
              <table:table-cell office:value-type="float" office:value="129366">
                <text:p>129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922">
                <text:p>16922</text:p>
              </table:table-cell>
              <table:table-cell office:value-type="float" office:value="5.277778">
                <text:p>5.277778</text:p>
              </table:table-cell>
              <table:table-cell office:value-type="float" office:value="126276">
                <text:p>126276</text:p>
              </table:table-cell>
              <table:table-cell office:value-type="float" office:value="13573">
                <text:p>13573</text:p>
              </table:table-cell>
              <table:table-cell office:value-type="float" office:value="5.277778">
                <text:p>5.277778</text:p>
              </table:table-cell>
              <table:table-cell office:value-type="float" office:value="124638">
                <text:p>1246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6605">
                <text:p>16605</text:p>
              </table:table-cell>
              <table:table-cell office:value-type="float" office:value="5.488889">
                <text:p>5.488889</text:p>
              </table:table-cell>
              <table:table-cell office:value-type="float" office:value="121646">
                <text:p>121646</text:p>
              </table:table-cell>
              <table:table-cell office:value-type="float" office:value="11397">
                <text:p>11397</text:p>
              </table:table-cell>
              <table:table-cell office:value-type="float" office:value="5.488889">
                <text:p>5.488889</text:p>
              </table:table-cell>
              <table:table-cell office:value-type="float" office:value="120613">
                <text:p>1206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5877">
                <text:p>15877</text:p>
              </table:table-cell>
              <table:table-cell office:value-type="float" office:value="5.7">
                <text:p>5.7</text:p>
              </table:table-cell>
              <table:table-cell office:value-type="float" office:value="118438">
                <text:p>118438</text:p>
              </table:table-cell>
              <table:table-cell office:value-type="float" office:value="9486">
                <text:p>9486</text:p>
              </table:table-cell>
              <table:table-cell office:value-type="float" office:value="5.7">
                <text:p>5.7</text:p>
              </table:table-cell>
              <table:table-cell office:value-type="float" office:value="117880">
                <text:p>1178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4610">
                <text:p>14610</text:p>
              </table:table-cell>
              <table:table-cell office:value-type="float" office:value="5.911111">
                <text:p>5.911111</text:p>
              </table:table-cell>
              <table:table-cell office:value-type="float" office:value="113907">
                <text:p>113907</text:p>
              </table:table-cell>
              <table:table-cell office:value-type="float" office:value="8212">
                <text:p>8212</text:p>
              </table:table-cell>
              <table:table-cell office:value-type="float" office:value="5.911111">
                <text:p>5.911111</text:p>
              </table:table-cell>
              <table:table-cell office:value-type="float" office:value="113871">
                <text:p>1138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2673">
                <text:p>12673</text:p>
              </table:table-cell>
              <table:table-cell office:value-type="float" office:value="6.122222">
                <text:p>6.122222</text:p>
              </table:table-cell>
              <table:table-cell office:value-type="float" office:value="109405">
                <text:p>109405</text:p>
              </table:table-cell>
              <table:table-cell office:value-type="float" office:value="7338">
                <text:p>7338</text:p>
              </table:table-cell>
              <table:table-cell office:value-type="float" office:value="6.122222">
                <text:p>6.122222</text:p>
              </table:table-cell>
              <table:table-cell office:value-type="float" office:value="109499">
                <text:p>1094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0010">
                <text:p>10010</text:p>
              </table:table-cell>
              <table:table-cell office:value-type="float" office:value="6.333333">
                <text:p>6.333333</text:p>
              </table:table-cell>
              <table:table-cell office:value-type="float" office:value="106502">
                <text:p>106502</text:p>
              </table:table-cell>
              <table:table-cell office:value-type="float" office:value="7081">
                <text:p>7081</text:p>
              </table:table-cell>
              <table:table-cell office:value-type="float" office:value="6.333333">
                <text:p>6.333333</text:p>
              </table:table-cell>
              <table:table-cell office:value-type="float" office:value="106489">
                <text:p>1064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8628">
                <text:p>8628</text:p>
              </table:table-cell>
              <table:table-cell office:value-type="float" office:value="6.544444">
                <text:p>6.544444</text:p>
              </table:table-cell>
              <table:table-cell office:value-type="float" office:value="101745">
                <text:p>101745</text:p>
              </table:table-cell>
              <table:table-cell office:value-type="float" office:value="6952">
                <text:p>6952</text:p>
              </table:table-cell>
              <table:table-cell office:value-type="float" office:value="6.544444">
                <text:p>6.544444</text:p>
              </table:table-cell>
              <table:table-cell office:value-type="float" office:value="102374">
                <text:p>1023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7818">
                <text:p>7818</text:p>
              </table:table-cell>
              <table:table-cell office:value-type="float" office:value="6.755556">
                <text:p>6.755556</text:p>
              </table:table-cell>
              <table:table-cell office:value-type="float" office:value="98939">
                <text:p>98939</text:p>
              </table:table-cell>
              <table:table-cell office:value-type="float" office:value="6843">
                <text:p>6843</text:p>
              </table:table-cell>
              <table:table-cell office:value-type="float" office:value="6.755556">
                <text:p>6.755556</text:p>
              </table:table-cell>
              <table:table-cell office:value-type="float" office:value="99918">
                <text:p>999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7471">
                <text:p>7471</text:p>
              </table:table-cell>
              <table:table-cell office:value-type="float" office:value="6.966667">
                <text:p>6.966667</text:p>
              </table:table-cell>
              <table:table-cell office:value-type="float" office:value="94657">
                <text:p>94657</text:p>
              </table:table-cell>
              <table:table-cell office:value-type="float" office:value="6730">
                <text:p>6730</text:p>
              </table:table-cell>
              <table:table-cell office:value-type="float" office:value="6.966667">
                <text:p>6.966667</text:p>
              </table:table-cell>
              <table:table-cell office:value-type="float" office:value="95821">
                <text:p>9582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7321">
                <text:p>7321</text:p>
              </table:table-cell>
              <table:table-cell office:value-type="float" office:value="7.177778">
                <text:p>7.177778</text:p>
              </table:table-cell>
              <table:table-cell office:value-type="float" office:value="90354">
                <text:p>90354</text:p>
              </table:table-cell>
              <table:table-cell office:value-type="float" office:value="6573">
                <text:p>6573</text:p>
              </table:table-cell>
              <table:table-cell office:value-type="float" office:value="7.177778">
                <text:p>7.177778</text:p>
              </table:table-cell>
              <table:table-cell office:value-type="float" office:value="91808">
                <text:p>918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7186">
                <text:p>7186</text:p>
              </table:table-cell>
              <table:table-cell office:value-type="float" office:value="7.388889">
                <text:p>7.388889</text:p>
              </table:table-cell>
              <table:table-cell office:value-type="float" office:value="87355">
                <text:p>87355</text:p>
              </table:table-cell>
              <table:table-cell office:value-type="float" office:value="6401">
                <text:p>6401</text:p>
              </table:table-cell>
              <table:table-cell office:value-type="float" office:value="7.388889">
                <text:p>7.388889</text:p>
              </table:table-cell>
              <table:table-cell office:value-type="float" office:value="88486">
                <text:p>88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7095">
                <text:p>7095</text:p>
              </table:table-cell>
              <table:table-cell office:value-type="float" office:value="7.6">
                <text:p>7.6</text:p>
              </table:table-cell>
              <table:table-cell office:value-type="float" office:value="82679">
                <text:p>82679</text:p>
              </table:table-cell>
              <table:table-cell office:value-type="float" office:value="6201">
                <text:p>6201</text:p>
              </table:table-cell>
              <table:table-cell office:value-type="float" office:value="7.6">
                <text:p>7.6</text:p>
              </table:table-cell>
              <table:table-cell office:value-type="float" office:value="84026">
                <text:p>840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997">
                <text:p>6997</text:p>
              </table:table-cell>
              <table:table-cell office:value-type="float" office:value="7.811111">
                <text:p>7.811111</text:p>
              </table:table-cell>
              <table:table-cell office:value-type="float" office:value="77559">
                <text:p>77559</text:p>
              </table:table-cell>
              <table:table-cell office:value-type="float" office:value="5897">
                <text:p>5897</text:p>
              </table:table-cell>
              <table:table-cell office:value-type="float" office:value="7.811111">
                <text:p>7.811111</text:p>
              </table:table-cell>
              <table:table-cell office:value-type="float" office:value="79009">
                <text:p>790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894">
                <text:p>6894</text:p>
              </table:table-cell>
              <table:table-cell office:value-type="float" office:value="8.022222">
                <text:p>8.022222</text:p>
              </table:table-cell>
              <table:table-cell office:value-type="float" office:value="74125">
                <text:p>74125</text:p>
              </table:table-cell>
              <table:table-cell office:value-type="float" office:value="5474">
                <text:p>5474</text:p>
              </table:table-cell>
              <table:table-cell office:value-type="float" office:value="8.022222">
                <text:p>8.022222</text:p>
              </table:table-cell>
              <table:table-cell office:value-type="float" office:value="75720">
                <text:p>757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6770">
                <text:p>6770</text:p>
              </table:table-cell>
              <table:table-cell office:value-type="float" office:value="8.233333">
                <text:p>8.233333</text:p>
              </table:table-cell>
              <table:table-cell office:value-type="float" office:value="68207">
                <text:p>68207</text:p>
              </table:table-cell>
              <table:table-cell office:value-type="float" office:value="4771">
                <text:p>4771</text:p>
              </table:table-cell>
              <table:table-cell office:value-type="float" office:value="8.233333">
                <text:p>8.233333</text:p>
              </table:table-cell>
              <table:table-cell office:value-type="float" office:value="70165">
                <text:p>701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6473">
                <text:p>6473</text:p>
              </table:table-cell>
              <table:table-cell office:value-type="float" office:value="8.444444">
                <text:p>8.444444</text:p>
              </table:table-cell>
              <table:table-cell office:value-type="float" office:value="62121">
                <text:p>62121</text:p>
              </table:table-cell>
              <table:table-cell office:value-type="float" office:value="4264">
                <text:p>4264</text:p>
              </table:table-cell>
              <table:table-cell office:value-type="float" office:value="8.444444">
                <text:p>8.444444</text:p>
              </table:table-cell>
              <table:table-cell office:value-type="float" office:value="64508">
                <text:p>645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6126">
                <text:p>6126</text:p>
              </table:table-cell>
              <table:table-cell office:value-type="float" office:value="8.655556">
                <text:p>8.655556</text:p>
              </table:table-cell>
              <table:table-cell office:value-type="float" office:value="57938">
                <text:p>57938</text:p>
              </table:table-cell>
              <table:table-cell office:value-type="float" office:value="3758">
                <text:p>3758</text:p>
              </table:table-cell>
              <table:table-cell office:value-type="float" office:value="8.655556">
                <text:p>8.655556</text:p>
              </table:table-cell>
              <table:table-cell office:value-type="float" office:value="59886">
                <text:p>598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5699">
                <text:p>5699</text:p>
              </table:table-cell>
              <table:table-cell office:value-type="float" office:value="8.866667">
                <text:p>8.866667</text:p>
              </table:table-cell>
              <table:table-cell office:value-type="float" office:value="51686">
                <text:p>51686</text:p>
              </table:table-cell>
              <table:table-cell office:value-type="float" office:value="3358">
                <text:p>3358</text:p>
              </table:table-cell>
              <table:table-cell office:value-type="float" office:value="8.866667">
                <text:p>8.866667</text:p>
              </table:table-cell>
              <table:table-cell office:value-type="float" office:value="54010">
                <text:p>5401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cm" svg:y="0.51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729cm" chartooo:height="1.668cm" style:legend-expansion-aspect-ratio="2.83513189448441" chart:style-name="ch4"/>
        <chart:plot-area chart:style-name="ch5" table:cell-range-address="theffect_1_7_c_1.D4:theffect_1_7_c_1.D38 theffect_1_7_c_1.H3:theffect_1_7_c_1.H38 theffect_1_7_c_1.J3:theffect_1_7_c_1.J38 theffect_1_7_c_1.L3:theffect_1_7_c_1.L38" chart:data-source-has-labels="row" svg:x="1.119cm" svg:y="0.28cm" svg:width="14.57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195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035cm" svg:y="5.643cm" chart:style-name="ch9">
              <text:p>coincednece cnt</text:p>
            </chart:title>
          </chart:axis>
          <chart:series chart:attached-axis="primary-y" chart:style-name="ch12" chart:values-cell-range-address="theffect_1_7_c_1.H4:theffect_1_7_c_1.H38" chart:label-cell-address="theffect_1_7_c_1.H3:theffect_1_7_c_1.H3" chart:class="chart:scatter">
            <chart:domain table:cell-range-address="theffect_1_7_c_1.D4:theffect_1_7_c_1.D38"/>
            <chart:data-point chart:repeated="35"/>
          </chart:series>
          <chart:series chart:attached-axis="primary-y" chart:style-name="ch13" chart:values-cell-range-address="theffect_1_7_c_1.J4:theffect_1_7_c_1.J38" chart:label-cell-address="theffect_1_7_c_1.J3:theffect_1_7_c_1.J3" chart:class="chart:scatter">
            <chart:data-point chart:repeated="35"/>
          </chart:series>
          <chart:series chart:attached-axis="secondary-y" chart:style-name="ch14" chart:values-cell-range-address="theffect_1_7_c_1.L4:theffect_1_7_c_1.L38" chart:label-cell-address="theffect_1_7_c_1.L3:theffect_1_7_c_1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[c]</text:p>
                <draw:g>
                  <svg:desc>theffect_1_7_c_1.H3:theffect_1_7_c_1.H3</svg:desc>
                </draw:g>
              </table:table-cell>
              <table:table-cell office:value-type="string">
                <text:p>pkcnt2 1.7[V]ov@1[c]</text:p>
                <draw:g>
                  <svg:desc>theffect_1_7_c_1.J3:theffect_1_7_c_1.J3</svg:desc>
                </draw:g>
              </table:table-cell>
              <table:table-cell office:value-type="string">
                <text:p>coincnt 1.7[V]ov@1[c]</text:p>
                <draw:g>
                  <svg:desc>theffect_1_7_c_1.L3:theffect_1_7_c_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1.D4:theffect_1_7_c_1.D38</svg:desc>
                </draw:g>
              </table:table-cell>
              <table:table-cell office:value-type="float" office:value="6981">
                <text:p>6981</text:p>
                <draw:g>
                  <svg:desc>theffect_1_7_c_1.H4:theffect_1_7_c_1.H38</svg:desc>
                </draw:g>
              </table:table-cell>
              <table:table-cell office:value-type="float" office:value="8617">
                <text:p>8617</text:p>
                <draw:g>
                  <svg:desc>theffect_1_7_c_1.J4:theffect_1_7_c_1.J38</svg:desc>
                </draw:g>
              </table:table-cell>
              <table:table-cell office:value-type="float" office:value="37">
                <text:p>37</text:p>
                <draw:g>
                  <svg:desc>theffect_1_7_c_1.L4:theffect_1_7_c_1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6975">
                <text:p>6975</text:p>
              </table:table-cell>
              <table:table-cell office:value-type="float" office:value="8555">
                <text:p>85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6942">
                <text:p>6942</text:p>
              </table:table-cell>
              <table:table-cell office:value-type="float" office:value="8378">
                <text:p>837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6707">
                <text:p>6707</text:p>
              </table:table-cell>
              <table:table-cell office:value-type="float" office:value="7837">
                <text:p>783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5983">
                <text:p>5983</text:p>
              </table:table-cell>
              <table:table-cell office:value-type="float" office:value="6546">
                <text:p>654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3948">
                <text:p>3948</text:p>
              </table:table-cell>
              <table:table-cell office:value-type="float" office:value="4116">
                <text:p>41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2655">
                <text:p>2655</text:p>
              </table:table-cell>
              <table:table-cell office:value-type="float" office:value="2811">
                <text:p>28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2114">
                <text:p>2114</text:p>
              </table:table-cell>
              <table:table-cell office:value-type="float" office:value="2239">
                <text:p>2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1996">
                <text:p>1996</text:p>
              </table:table-cell>
              <table:table-cell office:value-type="float" office:value="2119">
                <text:p>2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983">
                <text:p>1983</text:p>
              </table:table-cell>
              <table:table-cell office:value-type="float" office:value="2091">
                <text:p>20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970">
                <text:p>1970</text:p>
              </table:table-cell>
              <table:table-cell office:value-type="float" office:value="2067">
                <text:p>20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957">
                <text:p>1957</text:p>
              </table:table-cell>
              <table:table-cell office:value-type="float" office:value="2048">
                <text:p>20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952">
                <text:p>1952</text:p>
              </table:table-cell>
              <table:table-cell office:value-type="float" office:value="2027">
                <text:p>20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938">
                <text:p>1938</text:p>
              </table:table-cell>
              <table:table-cell office:value-type="float" office:value="2005">
                <text:p>20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929">
                <text:p>1929</text:p>
              </table:table-cell>
              <table:table-cell office:value-type="float" office:value="1964">
                <text:p>1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900">
                <text:p>1900</text:p>
              </table:table-cell>
              <table:table-cell office:value-type="float" office:value="1874">
                <text:p>18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810">
                <text:p>1810</text:p>
              </table:table-cell>
              <table:table-cell office:value-type="float" office:value="1643">
                <text:p>16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1386">
                <text:p>1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1098">
                <text:p>10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877">
                <text:p>8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58">
                <text:p>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672">
                <text:p>6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663">
                <text:p>6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634">
                <text:p>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607">
                <text:p>6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558">
                <text:p>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508">
                <text:p>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5cm" svg:y="0.339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1.A1:theffect_1_7_c_1.A39 theffect_1_7_c_1.D4:theffect_1_7_c_1.D38 theffect_1_7_c_1.H3:theffect_1_7_c_1.H38 theffect_1_7_c_1.W3:theffect_1_7_c_1.W38 theffect_1_7_c_1.J3:theffect_1_7_c_1.J38 theffect_1_7_c_1.U3:theffect_1_7_c_1.U38" chart:data-source-has-labels="both" svg:x="1.142cm" svg:y="1.812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2cm" chart:style-name="ch7">
              <text:p>threshold [mV]</text:p>
            </chart:title>
            <chart:categories table:cell-range-address="theffect_1_7_c_1.A1:theffect_1_7_c_1.A39"/>
          </chart:axis>
          <chart:axis chart:dimension="y" chart:name="primary-y" chart:style-name="ch8">
            <chart:title svg:x="0.236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1.H4:theffect_1_7_c_1.H38" chart:label-cell-address="theffect_1_7_c_1.H3:theffect_1_7_c_1.H3" chart:class="chart:scatter">
            <chart:domain table:cell-range-address="theffect_1_7_c_1.D4:theffect_1_7_c_1.D38"/>
            <chart:data-point chart:repeated="35"/>
          </chart:series>
          <chart:series chart:style-name="ch12" chart:values-cell-range-address="theffect_1_7_c_1.W4:theffect_1_7_c_1.W38" chart:label-cell-address="theffect_1_7_c_1.W3:theffect_1_7_c_1.W3" chart:class="chart:scatter">
            <chart:domain table:cell-range-address="theffect_1_7_c_1.Q4:theffect_1_7_c_1.Q38"/>
            <chart:data-point chart:repeated="35"/>
          </chart:series>
          <chart:series chart:style-name="ch13" chart:values-cell-range-address="theffect_1_7_c_1.J4:theffect_1_7_c_1.J38" chart:label-cell-address="theffect_1_7_c_1.J3:theffect_1_7_c_1.J3" chart:class="chart:scatter">
            <chart:data-point chart:repeated="35"/>
          </chart:series>
          <chart:series chart:style-name="ch14" chart:values-cell-range-address="theffect_1_7_c_1.U4:theffect_1_7_c_1.U38" chart:label-cell-address="theffect_1_7_c_1.U3:theffect_1_7_c_1.U3" chart:class="chart:scatter">
            <chart:domain table:cell-range-address="theffect_1_7_c_1.Q4:theffect_1_7_c_1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[c]</text:p>
                <draw:g>
                  <svg:desc>theffect_1_7_c_1.H3:theffect_1_7_c_1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[c]STH</text:p>
                <draw:g>
                  <svg:desc>theffect_1_7_c_1.W3:theffect_1_7_c_1.W3</svg:desc>
                </draw:g>
              </table:table-cell>
              <table:table-cell office:value-type="string">
                <text:p>pkcnt2 1.7[V]ov@1[c]</text:p>
                <draw:g>
                  <svg:desc>theffect_1_7_c_1.J3:theffect_1_7_c_1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[c]STH</text:p>
                <draw:g>
                  <svg:desc>theffect_1_7_c_1.U3:theffect_1_7_c_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1.A1:theffect_1_7_c_1.A39</svg:desc>
                </draw:g>
              </table:table-cell>
              <table:table-cell office:value-type="float" office:value="2.044444">
                <text:p>2.044444</text:p>
                <draw:g>
                  <svg:desc>theffect_1_7_c_1.D4:theffect_1_7_c_1.D38</svg:desc>
                </draw:g>
              </table:table-cell>
              <table:table-cell office:value-type="float" office:value="6981">
                <text:p>6981</text:p>
                <draw:g>
                  <svg:desc>theffect_1_7_c_1.H4:theffect_1_7_c_1.H38</svg:desc>
                </draw:g>
              </table:table-cell>
              <table:table-cell office:value-type="float" office:value="2.044444">
                <text:p>2.044444</text:p>
                <draw:g>
                  <svg:desc>theffect_1_7_c_1.Q4:theffect_1_7_c_1.Q38</svg:desc>
                </draw:g>
              </table:table-cell>
              <table:table-cell office:value-type="float" office:value="85054">
                <text:p>85054</text:p>
                <draw:g>
                  <svg:desc>theffect_1_7_c_1.W4:theffect_1_7_c_1.W38</svg:desc>
                </draw:g>
              </table:table-cell>
              <table:table-cell office:value-type="float" office:value="8617">
                <text:p>8617</text:p>
                <draw:g>
                  <svg:desc>theffect_1_7_c_1.J4:theffect_1_7_c_1.J38</svg:desc>
                </draw:g>
              </table:table-cell>
              <table:table-cell office:value-type="float" office:value="2.044444">
                <text:p>2.044444</text:p>
                <draw:g>
                  <svg:desc>theffect_1_7_c_1.Q4:theffect_1_7_c_1.Q38</svg:desc>
                </draw:g>
              </table:table-cell>
              <table:table-cell office:value-type="float" office:value="54660">
                <text:p>54660</text:p>
                <draw:g>
                  <svg:desc>theffect_1_7_c_1.U4:theffect_1_7_c_1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6975">
                <text:p>6975</text:p>
              </table:table-cell>
              <table:table-cell office:value-type="float" office:value="2.3">
                <text:p>2.3</text:p>
              </table:table-cell>
              <table:table-cell office:value-type="float" office:value="72822">
                <text:p>72822</text:p>
              </table:table-cell>
              <table:table-cell office:value-type="float" office:value="8555">
                <text:p>8555</text:p>
              </table:table-cell>
              <table:table-cell office:value-type="float" office:value="2.3">
                <text:p>2.3</text:p>
              </table:table-cell>
              <table:table-cell office:value-type="float" office:value="51606">
                <text:p>516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6942">
                <text:p>6942</text:p>
              </table:table-cell>
              <table:table-cell office:value-type="float" office:value="2.555556">
                <text:p>2.555556</text:p>
              </table:table-cell>
              <table:table-cell office:value-type="float" office:value="62894">
                <text:p>62894</text:p>
              </table:table-cell>
              <table:table-cell office:value-type="float" office:value="8378">
                <text:p>8378</text:p>
              </table:table-cell>
              <table:table-cell office:value-type="float" office:value="2.555556">
                <text:p>2.555556</text:p>
              </table:table-cell>
              <table:table-cell office:value-type="float" office:value="48653">
                <text:p>486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6707">
                <text:p>6707</text:p>
              </table:table-cell>
              <table:table-cell office:value-type="float" office:value="2.811111">
                <text:p>2.811111</text:p>
              </table:table-cell>
              <table:table-cell office:value-type="float" office:value="55883">
                <text:p>55883</text:p>
              </table:table-cell>
              <table:table-cell office:value-type="float" office:value="7837">
                <text:p>7837</text:p>
              </table:table-cell>
              <table:table-cell office:value-type="float" office:value="2.811111">
                <text:p>2.811111</text:p>
              </table:table-cell>
              <table:table-cell office:value-type="float" office:value="45676">
                <text:p>4567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5983">
                <text:p>5983</text:p>
              </table:table-cell>
              <table:table-cell office:value-type="float" office:value="3.066667">
                <text:p>3.066667</text:p>
              </table:table-cell>
              <table:table-cell office:value-type="float" office:value="50848">
                <text:p>50848</text:p>
              </table:table-cell>
              <table:table-cell office:value-type="float" office:value="6546">
                <text:p>6546</text:p>
              </table:table-cell>
              <table:table-cell office:value-type="float" office:value="3.066667">
                <text:p>3.066667</text:p>
              </table:table-cell>
              <table:table-cell office:value-type="float" office:value="42867">
                <text:p>428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3948">
                <text:p>3948</text:p>
              </table:table-cell>
              <table:table-cell office:value-type="float" office:value="3.322222">
                <text:p>3.322222</text:p>
              </table:table-cell>
              <table:table-cell office:value-type="float" office:value="44822">
                <text:p>44822</text:p>
              </table:table-cell>
              <table:table-cell office:value-type="float" office:value="4116">
                <text:p>4116</text:p>
              </table:table-cell>
              <table:table-cell office:value-type="float" office:value="3.322222">
                <text:p>3.322222</text:p>
              </table:table-cell>
              <table:table-cell office:value-type="float" office:value="38528">
                <text:p>385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2655">
                <text:p>2655</text:p>
              </table:table-cell>
              <table:table-cell office:value-type="float" office:value="3.577778">
                <text:p>3.577778</text:p>
              </table:table-cell>
              <table:table-cell office:value-type="float" office:value="40137">
                <text:p>40137</text:p>
              </table:table-cell>
              <table:table-cell office:value-type="float" office:value="2811">
                <text:p>2811</text:p>
              </table:table-cell>
              <table:table-cell office:value-type="float" office:value="3.577778">
                <text:p>3.577778</text:p>
              </table:table-cell>
              <table:table-cell office:value-type="float" office:value="34877">
                <text:p>348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2114">
                <text:p>2114</text:p>
              </table:table-cell>
              <table:table-cell office:value-type="float" office:value="3.833333">
                <text:p>3.833333</text:p>
              </table:table-cell>
              <table:table-cell office:value-type="float" office:value="34269">
                <text:p>34269</text:p>
              </table:table-cell>
              <table:table-cell office:value-type="float" office:value="2239">
                <text:p>2239</text:p>
              </table:table-cell>
              <table:table-cell office:value-type="float" office:value="3.833333">
                <text:p>3.833333</text:p>
              </table:table-cell>
              <table:table-cell office:value-type="float" office:value="30822">
                <text:p>308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1996">
                <text:p>1996</text:p>
              </table:table-cell>
              <table:table-cell office:value-type="float" office:value="4.088889">
                <text:p>4.088889</text:p>
              </table:table-cell>
              <table:table-cell office:value-type="float" office:value="28088">
                <text:p>28088</text:p>
              </table:table-cell>
              <table:table-cell office:value-type="float" office:value="2119">
                <text:p>2119</text:p>
              </table:table-cell>
              <table:table-cell office:value-type="float" office:value="4.088889">
                <text:p>4.088889</text:p>
              </table:table-cell>
              <table:table-cell office:value-type="float" office:value="25883">
                <text:p>258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983">
                <text:p>1983</text:p>
              </table:table-cell>
              <table:table-cell office:value-type="float" office:value="4.344444">
                <text:p>4.344444</text:p>
              </table:table-cell>
              <table:table-cell office:value-type="float" office:value="22465">
                <text:p>22465</text:p>
              </table:table-cell>
              <table:table-cell office:value-type="float" office:value="2091">
                <text:p>2091</text:p>
              </table:table-cell>
              <table:table-cell office:value-type="float" office:value="4.344444">
                <text:p>4.344444</text:p>
              </table:table-cell>
              <table:table-cell office:value-type="float" office:value="21383">
                <text:p>213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970">
                <text:p>1970</text:p>
              </table:table-cell>
              <table:table-cell office:value-type="float" office:value="4.6">
                <text:p>4.6</text:p>
              </table:table-cell>
              <table:table-cell office:value-type="float" office:value="18556">
                <text:p>18556</text:p>
              </table:table-cell>
              <table:table-cell office:value-type="float" office:value="2067">
                <text:p>2067</text:p>
              </table:table-cell>
              <table:table-cell office:value-type="float" office:value="4.6">
                <text:p>4.6</text:p>
              </table:table-cell>
              <table:table-cell office:value-type="float" office:value="17672">
                <text:p>176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957">
                <text:p>1957</text:p>
              </table:table-cell>
              <table:table-cell office:value-type="float" office:value="4.855556">
                <text:p>4.855556</text:p>
              </table:table-cell>
              <table:table-cell office:value-type="float" office:value="15669">
                <text:p>15669</text:p>
              </table:table-cell>
              <table:table-cell office:value-type="float" office:value="2048">
                <text:p>2048</text:p>
              </table:table-cell>
              <table:table-cell office:value-type="float" office:value="4.855556">
                <text:p>4.855556</text:p>
              </table:table-cell>
              <table:table-cell office:value-type="float" office:value="14838">
                <text:p>1483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952">
                <text:p>1952</text:p>
              </table:table-cell>
              <table:table-cell office:value-type="float" office:value="5.111111">
                <text:p>5.111111</text:p>
              </table:table-cell>
              <table:table-cell office:value-type="float" office:value="14569">
                <text:p>14569</text:p>
              </table:table-cell>
              <table:table-cell office:value-type="float" office:value="2027">
                <text:p>2027</text:p>
              </table:table-cell>
              <table:table-cell office:value-type="float" office:value="5.111111">
                <text:p>5.111111</text:p>
              </table:table-cell>
              <table:table-cell office:value-type="float" office:value="13903">
                <text:p>1390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938">
                <text:p>1938</text:p>
              </table:table-cell>
              <table:table-cell office:value-type="float" office:value="5.366667">
                <text:p>5.366667</text:p>
              </table:table-cell>
              <table:table-cell office:value-type="float" office:value="13794">
                <text:p>13794</text:p>
              </table:table-cell>
              <table:table-cell office:value-type="float" office:value="2005">
                <text:p>2005</text:p>
              </table:table-cell>
              <table:table-cell office:value-type="float" office:value="5.366667">
                <text:p>5.366667</text:p>
              </table:table-cell>
              <table:table-cell office:value-type="float" office:value="13309">
                <text:p>133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929">
                <text:p>1929</text:p>
              </table:table-cell>
              <table:table-cell office:value-type="float" office:value="5.622222">
                <text:p>5.622222</text:p>
              </table:table-cell>
              <table:table-cell office:value-type="float" office:value="13138">
                <text:p>13138</text:p>
              </table:table-cell>
              <table:table-cell office:value-type="float" office:value="1964">
                <text:p>1964</text:p>
              </table:table-cell>
              <table:table-cell office:value-type="float" office:value="5.622222">
                <text:p>5.622222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900">
                <text:p>1900</text:p>
              </table:table-cell>
              <table:table-cell office:value-type="float" office:value="5.877778">
                <text:p>5.877778</text:p>
              </table:table-cell>
              <table:table-cell office:value-type="float" office:value="12556">
                <text:p>12556</text:p>
              </table:table-cell>
              <table:table-cell office:value-type="float" office:value="1874">
                <text:p>1874</text:p>
              </table:table-cell>
              <table:table-cell office:value-type="float" office:value="5.877778">
                <text:p>5.877778</text:p>
              </table:table-cell>
              <table:table-cell office:value-type="float" office:value="12422">
                <text:p>124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810">
                <text:p>1810</text:p>
              </table:table-cell>
              <table:table-cell office:value-type="float" office:value="6.133333">
                <text:p>6.133333</text:p>
              </table:table-cell>
              <table:table-cell office:value-type="float" office:value="11800">
                <text:p>11800</text:p>
              </table:table-cell>
              <table:table-cell office:value-type="float" office:value="1643">
                <text:p>1643</text:p>
              </table:table-cell>
              <table:table-cell office:value-type="float" office:value="6.133333">
                <text:p>6.133333</text:p>
              </table:table-cell>
              <table:table-cell office:value-type="float" office:value="11820">
                <text:p>118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6.388889">
                <text:p>6.388889</text:p>
              </table:table-cell>
              <table:table-cell office:value-type="float" office:value="11229">
                <text:p>11229</text:p>
              </table:table-cell>
              <table:table-cell office:value-type="float" office:value="1386">
                <text:p>1386</text:p>
              </table:table-cell>
              <table:table-cell office:value-type="float" office:value="6.388889">
                <text:p>6.388889</text:p>
              </table:table-cell>
              <table:table-cell office:value-type="float" office:value="11374">
                <text:p>113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6.644444">
                <text:p>6.644444</text:p>
              </table:table-cell>
              <table:table-cell office:value-type="float" office:value="10639">
                <text:p>10639</text:p>
              </table:table-cell>
              <table:table-cell office:value-type="float" office:value="1098">
                <text:p>1098</text:p>
              </table:table-cell>
              <table:table-cell office:value-type="float" office:value="6.644444">
                <text:p>6.644444</text:p>
              </table:table-cell>
              <table:table-cell office:value-type="float" office:value="10914">
                <text:p>109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6.9">
                <text:p>6.9</text:p>
              </table:table-cell>
              <table:table-cell office:value-type="float" office:value="10054">
                <text:p>10054</text:p>
              </table:table-cell>
              <table:table-cell office:value-type="float" office:value="877">
                <text:p>877</text:p>
              </table:table-cell>
              <table:table-cell office:value-type="float" office:value="6.9">
                <text:p>6.9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.155556">
                <text:p>7.155556</text:p>
              </table:table-cell>
              <table:table-cell office:value-type="float" office:value="9522">
                <text:p>9522</text:p>
              </table:table-cell>
              <table:table-cell office:value-type="float" office:value="758">
                <text:p>758</text:p>
              </table:table-cell>
              <table:table-cell office:value-type="float" office:value="7.155556">
                <text:p>7.155556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7.411111">
                <text:p>7.411111</text:p>
              </table:table-cell>
              <table:table-cell office:value-type="float" office:value="8756">
                <text:p>8756</text:p>
              </table:table-cell>
              <table:table-cell office:value-type="float" office:value="699">
                <text:p>699</text:p>
              </table:table-cell>
              <table:table-cell office:value-type="float" office:value="7.411111">
                <text:p>7.411111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7.666667">
                <text:p>7.666667</text:p>
              </table:table-cell>
              <table:table-cell office:value-type="float" office:value="8118">
                <text:p>8118</text:p>
              </table:table-cell>
              <table:table-cell office:value-type="float" office:value="687">
                <text:p>687</text:p>
              </table:table-cell>
              <table:table-cell office:value-type="float" office:value="7.666667">
                <text:p>7.66666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7.922222">
                <text:p>7.922222</text:p>
              </table:table-cell>
              <table:table-cell office:value-type="float" office:value="7361">
                <text:p>7361</text:p>
              </table:table-cell>
              <table:table-cell office:value-type="float" office:value="680">
                <text:p>680</text:p>
              </table:table-cell>
              <table:table-cell office:value-type="float" office:value="7.922222">
                <text:p>7.922222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8.177778">
                <text:p>8.177778</text:p>
              </table:table-cell>
              <table:table-cell office:value-type="float" office:value="6530">
                <text:p>6530</text:p>
              </table:table-cell>
              <table:table-cell office:value-type="float" office:value="672">
                <text:p>672</text:p>
              </table:table-cell>
              <table:table-cell office:value-type="float" office:value="8.177778">
                <text:p>8.177778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8.433333">
                <text:p>8.433333</text:p>
              </table:table-cell>
              <table:table-cell office:value-type="float" office:value="5708">
                <text:p>5708</text:p>
              </table:table-cell>
              <table:table-cell office:value-type="float" office:value="663">
                <text:p>663</text:p>
              </table:table-cell>
              <table:table-cell office:value-type="float" office:value="8.433333">
                <text:p>8.433333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8.688889">
                <text:p>8.688889</text:p>
              </table:table-cell>
              <table:table-cell office:value-type="float" office:value="4789">
                <text:p>4789</text:p>
              </table:table-cell>
              <table:table-cell office:value-type="float" office:value="634">
                <text:p>634</text:p>
              </table:table-cell>
              <table:table-cell office:value-type="float" office:value="8.688889">
                <text:p>8.688889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8.944444">
                <text:p>8.944444</text:p>
              </table:table-cell>
              <table:table-cell office:value-type="float" office:value="4256">
                <text:p>4256</text:p>
              </table:table-cell>
              <table:table-cell office:value-type="float" office:value="607">
                <text:p>607</text:p>
              </table:table-cell>
              <table:table-cell office:value-type="float" office:value="8.944444">
                <text:p>8.94444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9.2">
                <text:p>9.2</text:p>
              </table:table-cell>
              <table:table-cell office:value-type="float" office:value="3947">
                <text:p>3947</text:p>
              </table:table-cell>
              <table:table-cell office:value-type="float" office:value="558">
                <text:p>558</text:p>
              </table:table-cell>
              <table:table-cell office:value-type="float" office:value="9.2">
                <text:p>9.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9.455556">
                <text:p>9.455556</text:p>
              </table:table-cell>
              <table:table-cell office:value-type="float" office:value="3754">
                <text:p>3754</text:p>
              </table:table-cell>
              <table:table-cell office:value-type="float" office:value="508">
                <text:p>508</text:p>
              </table:table-cell>
              <table:table-cell office:value-type="float" office:value="9.455556">
                <text:p>9.45555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9.711111">
                <text:p>9.711111</text:p>
              </table:table-cell>
              <table:table-cell office:value-type="float" office:value="3607">
                <text:p>3607</text:p>
              </table:table-cell>
              <table:table-cell office:value-type="float" office:value="437">
                <text:p>437</text:p>
              </table:table-cell>
              <table:table-cell office:value-type="float" office:value="9.711111">
                <text:p>9.711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9.966667">
                <text:p>9.966667</text:p>
              </table:table-cell>
              <table:table-cell office:value-type="float" office:value="3425">
                <text:p>3425</text:p>
              </table:table-cell>
              <table:table-cell office:value-type="float" office:value="354">
                <text:p>354</text:p>
              </table:table-cell>
              <table:table-cell office:value-type="float" office:value="9.966667">
                <text:p>9.96666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10.222222">
                <text:p>10.222222</text:p>
              </table:table-cell>
              <table:table-cell office:value-type="float" office:value="3261">
                <text:p>3261</text:p>
              </table:table-cell>
              <table:table-cell office:value-type="float" office:value="292">
                <text:p>292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10.477778">
                <text:p>10.477778</text:p>
              </table:table-cell>
              <table:table-cell office:value-type="float" office:value="3135">
                <text:p>3135</text:p>
              </table:table-cell>
              <table:table-cell office:value-type="float" office:value="264">
                <text:p>26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10.733333">
                <text:p>10.733333</text:p>
              </table:table-cell>
              <table:table-cell office:value-type="float" office:value="2998">
                <text:p>2998</text:p>
              </table:table-cell>
              <table:table-cell office:value-type="float" office:value="242">
                <text:p>242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">
                <text:p>344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3cm" svg:y="0.514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2.D4:theffect_1_7_c_2.D38 theffect_1_7_c_2.H3:theffect_1_7_c_2.H38 theffect_1_7_c_2.J3:theffect_1_7_c_2.J38 theffect_1_7_c_2.L3:theffect_1_7_c_2.L38" chart:data-source-has-labels="row" svg:x="0.934cm" svg:y="0.28cm" svg:width="14.763cm" svg:height="8.257cm">
          <chartooo:coordinate-region svg:x="2.296cm" svg:y="0.492cm" svg:width="12.593cm" svg:height="7.372cm"/>
          <chart:axis chart:dimension="x" chart:name="primary-x" chart:style-name="ch6">
            <chart:title svg:x="7.027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035cm" svg:y="5.643cm" chart:style-name="ch9">
              <text:p>coincednece cnt</text:p>
            </chart:title>
          </chart:axis>
          <chart:series chart:attached-axis="primary-y" chart:style-name="ch12" chart:values-cell-range-address="theffect_1_7_c_2.H4:theffect_1_7_c_2.H38" chart:label-cell-address="theffect_1_7_c_2.H3:theffect_1_7_c_2.H3" chart:class="chart:scatter">
            <chart:domain table:cell-range-address="theffect_1_7_c_2.D4:theffect_1_7_c_2.D38"/>
            <chart:data-point chart:repeated="35"/>
          </chart:series>
          <chart:series chart:attached-axis="primary-y" chart:style-name="ch13" chart:values-cell-range-address="theffect_1_7_c_2.J4:theffect_1_7_c_2.J38" chart:label-cell-address="theffect_1_7_c_2.J3:theffect_1_7_c_2.J3" chart:class="chart:scatter">
            <chart:data-point chart:repeated="35"/>
          </chart:series>
          <chart:series chart:attached-axis="secondary-y" chart:style-name="ch14" chart:values-cell-range-address="theffect_1_7_c_2.L4:theffect_1_7_c_2.L38" chart:label-cell-address="theffect_1_7_c_2.L3:theffect_1_7_c_2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5[c]</text:p>
                <draw:g>
                  <svg:desc>theffect_1_7_c_2.H3:theffect_1_7_c_2.H3</svg:desc>
                </draw:g>
              </table:table-cell>
              <table:table-cell office:value-type="string">
                <text:p>pkcnt2 1.7[V]ov@5[c]</text:p>
                <draw:g>
                  <svg:desc>theffect_1_7_c_2.J3:theffect_1_7_c_2.J3</svg:desc>
                </draw:g>
              </table:table-cell>
              <table:table-cell office:value-type="string">
                <text:p>coincnt 1.7[V]ov@5[c]</text:p>
                <draw:g>
                  <svg:desc>theffect_1_7_c_2.L3:theffect_1_7_c_2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2.D4:theffect_1_7_c_2.D38</svg:desc>
                </draw:g>
              </table:table-cell>
              <table:table-cell office:value-type="float" office:value="9715">
                <text:p>9715</text:p>
                <draw:g>
                  <svg:desc>theffect_1_7_c_2.H4:theffect_1_7_c_2.H38</svg:desc>
                </draw:g>
              </table:table-cell>
              <table:table-cell office:value-type="float" office:value="11892">
                <text:p>11892</text:p>
                <draw:g>
                  <svg:desc>theffect_1_7_c_2.J4:theffect_1_7_c_2.J38</svg:desc>
                </draw:g>
              </table:table-cell>
              <table:table-cell office:value-type="float" office:value="68">
                <text:p>68</text:p>
                <draw:g>
                  <svg:desc>theffect_1_7_c_2.L4:theffect_1_7_c_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9706">
                <text:p>9706</text:p>
              </table:table-cell>
              <table:table-cell office:value-type="float" office:value="11888">
                <text:p>118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9581">
                <text:p>9581</text:p>
              </table:table-cell>
              <table:table-cell office:value-type="float" office:value="11742">
                <text:p>1174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8936">
                <text:p>8936</text:p>
              </table:table-cell>
              <table:table-cell office:value-type="float" office:value="11063">
                <text:p>110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7325">
                <text:p>7325</text:p>
              </table:table-cell>
              <table:table-cell office:value-type="float" office:value="9144">
                <text:p>91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4306">
                <text:p>4306</text:p>
              </table:table-cell>
              <table:table-cell office:value-type="float" office:value="5490">
                <text:p>54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2992">
                <text:p>2992</text:p>
              </table:table-cell>
              <table:table-cell office:value-type="float" office:value="3692">
                <text:p>36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2644">
                <text:p>2644</text:p>
              </table:table-cell>
              <table:table-cell office:value-type="float" office:value="3032">
                <text:p>3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575">
                <text:p>2575</text:p>
              </table:table-cell>
              <table:table-cell office:value-type="float" office:value="2914">
                <text:p>29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2563">
                <text:p>2563</text:p>
              </table:table-cell>
              <table:table-cell office:value-type="float" office:value="2885">
                <text:p>28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2538">
                <text:p>2538</text:p>
              </table:table-cell>
              <table:table-cell office:value-type="float" office:value="2870">
                <text:p>28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2525">
                <text:p>2525</text:p>
              </table:table-cell>
              <table:table-cell office:value-type="float" office:value="2841">
                <text:p>28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2517">
                <text:p>2517</text:p>
              </table:table-cell>
              <table:table-cell office:value-type="float" office:value="2819">
                <text:p>28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2499">
                <text:p>2499</text:p>
              </table:table-cell>
              <table:table-cell office:value-type="float" office:value="2795">
                <text:p>27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2482">
                <text:p>2482</text:p>
              </table:table-cell>
              <table:table-cell office:value-type="float" office:value="2734">
                <text:p>2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2438">
                <text:p>2438</text:p>
              </table:table-cell>
              <table:table-cell office:value-type="float" office:value="2577">
                <text:p>25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2203">
                <text:p>2203</text:p>
              </table:table-cell>
              <table:table-cell office:value-type="float" office:value="2169">
                <text:p>2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883">
                <text:p>1883</text:p>
              </table:table-cell>
              <table:table-cell office:value-type="float" office:value="1731">
                <text:p>1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489">
                <text:p>1489</text:p>
              </table:table-cell>
              <table:table-cell office:value-type="float" office:value="1322">
                <text:p>1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204">
                <text:p>1204</text:p>
              </table:table-cell>
              <table:table-cell office:value-type="float" office:value="1072">
                <text:p>1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986">
                <text:p>986</text:p>
              </table:table-cell>
              <table:table-cell office:value-type="float" office:value="931">
                <text:p>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884">
                <text:p>884</text:p>
              </table:table-cell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861">
                <text:p>861</text:p>
              </table:table-cell>
              <table:table-cell office:value-type="float" office:value="844">
                <text:p>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52">
                <text:p>852</text:p>
              </table:table-cell>
              <table:table-cell office:value-type="float" office:value="833">
                <text:p>8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847">
                <text:p>847</text:p>
              </table:table-cell>
              <table:table-cell office:value-type="float" office:value="827">
                <text:p>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837">
                <text:p>837</text:p>
              </table:table-cell>
              <table:table-cell office:value-type="float" office:value="811">
                <text:p>8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822">
                <text:p>822</text:p>
              </table:table-cell>
              <table:table-cell office:value-type="float" office:value="782">
                <text:p>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805">
                <text:p>805</text:p>
              </table:table-cell>
              <table:table-cell office:value-type="float" office:value="741">
                <text:p>7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777">
                <text:p>777</text:p>
              </table:table-cell>
              <table:table-cell office:value-type="float" office:value="671">
                <text:p>6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726">
                <text:p>726</text:p>
              </table:table-cell>
              <table:table-cell office:value-type="float" office:value="592">
                <text:p>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44">
                <text:p>644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32">
                <text:p>532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63">
                <text:p>463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401">
                <text:p>401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">
                <text:p>36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6cm" svg:y="0.339cm" chart:style-name="ch2">
          <text:p>Peak cnt for SiPm1, SiPm2</text:p>
        </chart:title>
        <chart:subtitle svg:x="2.519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2.A1:theffect_1_7_c_2.A39 theffect_1_7_c_2.D4:theffect_1_7_c_2.D38 theffect_1_7_c_2.H3:theffect_1_7_c_2.H38 theffect_1_7_c_2.W3:theffect_1_7_c_2.W38 theffect_1_7_c_2.J3:theffect_1_7_c_2.J38 theffect_1_7_c_2.U3:theffect_1_7_c_2.U38" chart:data-source-has-labels="both" svg:x="1.142cm" svg:y="1.812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2cm" chart:style-name="ch7">
              <text:p>threshold [mV]</text:p>
            </chart:title>
            <chart:categories table:cell-range-address="theffect_1_7_c_2.A1:theffect_1_7_c_2.A39"/>
          </chart:axis>
          <chart:axis chart:dimension="y" chart:name="primary-y" chart:style-name="ch8">
            <chart:title svg:x="0.236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2.H4:theffect_1_7_c_2.H38" chart:label-cell-address="theffect_1_7_c_2.H3:theffect_1_7_c_2.H3" chart:class="chart:scatter">
            <chart:domain table:cell-range-address="theffect_1_7_c_2.D4:theffect_1_7_c_2.D38"/>
            <chart:data-point chart:repeated="35"/>
          </chart:series>
          <chart:series chart:style-name="ch12" chart:values-cell-range-address="theffect_1_7_c_2.W4:theffect_1_7_c_2.W38" chart:label-cell-address="theffect_1_7_c_2.W3:theffect_1_7_c_2.W3" chart:class="chart:scatter">
            <chart:domain table:cell-range-address="theffect_1_7_c_2.Q4:theffect_1_7_c_2.Q38"/>
            <chart:data-point chart:repeated="35"/>
          </chart:series>
          <chart:series chart:style-name="ch13" chart:values-cell-range-address="theffect_1_7_c_2.J4:theffect_1_7_c_2.J38" chart:label-cell-address="theffect_1_7_c_2.J3:theffect_1_7_c_2.J3" chart:class="chart:scatter">
            <chart:data-point chart:repeated="35"/>
          </chart:series>
          <chart:series chart:style-name="ch14" chart:values-cell-range-address="theffect_1_7_c_2.U4:theffect_1_7_c_2.U38" chart:label-cell-address="theffect_1_7_c_2.U3:theffect_1_7_c_2.U3" chart:class="chart:scatter">
            <chart:domain table:cell-range-address="theffect_1_7_c_2.Q4:theffect_1_7_c_2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5[c]</text:p>
                <draw:g>
                  <svg:desc>theffect_1_7_c_2.H3:theffect_1_7_c_2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5[c]STH</text:p>
                <draw:g>
                  <svg:desc>theffect_1_7_c_2.W3:theffect_1_7_c_2.W3</svg:desc>
                </draw:g>
              </table:table-cell>
              <table:table-cell office:value-type="string">
                <text:p>pkcnt2 1.7[V]ov@5[c]</text:p>
                <draw:g>
                  <svg:desc>theffect_1_7_c_2.J3:theffect_1_7_c_2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5[c]STH</text:p>
                <draw:g>
                  <svg:desc>theffect_1_7_c_2.U3:theffect_1_7_c_2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2.A1:theffect_1_7_c_2.A39</svg:desc>
                </draw:g>
              </table:table-cell>
              <table:table-cell office:value-type="float" office:value="2.044444">
                <text:p>2.044444</text:p>
                <draw:g>
                  <svg:desc>theffect_1_7_c_2.D4:theffect_1_7_c_2.D38</svg:desc>
                </draw:g>
              </table:table-cell>
              <table:table-cell office:value-type="float" office:value="9715">
                <text:p>9715</text:p>
                <draw:g>
                  <svg:desc>theffect_1_7_c_2.H4:theffect_1_7_c_2.H38</svg:desc>
                </draw:g>
              </table:table-cell>
              <table:table-cell office:value-type="float" office:value="2.044444">
                <text:p>2.044444</text:p>
                <draw:g>
                  <svg:desc>theffect_1_7_c_2.Q4:theffect_1_7_c_2.Q38</svg:desc>
                </draw:g>
              </table:table-cell>
              <table:table-cell office:value-type="float" office:value="91364">
                <text:p>91364</text:p>
                <draw:g>
                  <svg:desc>theffect_1_7_c_2.W4:theffect_1_7_c_2.W38</svg:desc>
                </draw:g>
              </table:table-cell>
              <table:table-cell office:value-type="float" office:value="11892">
                <text:p>11892</text:p>
                <draw:g>
                  <svg:desc>theffect_1_7_c_2.J4:theffect_1_7_c_2.J38</svg:desc>
                </draw:g>
              </table:table-cell>
              <table:table-cell office:value-type="float" office:value="2.044444">
                <text:p>2.044444</text:p>
                <draw:g>
                  <svg:desc>theffect_1_7_c_2.Q4:theffect_1_7_c_2.Q38</svg:desc>
                </draw:g>
              </table:table-cell>
              <table:table-cell office:value-type="float" office:value="73990">
                <text:p>73990</text:p>
                <draw:g>
                  <svg:desc>theffect_1_7_c_2.U4:theffect_1_7_c_2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9706">
                <text:p>9706</text:p>
              </table:table-cell>
              <table:table-cell office:value-type="float" office:value="2.3">
                <text:p>2.3</text:p>
              </table:table-cell>
              <table:table-cell office:value-type="float" office:value="85867">
                <text:p>85867</text:p>
              </table:table-cell>
              <table:table-cell office:value-type="float" office:value="11888">
                <text:p>11888</text:p>
              </table:table-cell>
              <table:table-cell office:value-type="float" office:value="2.3">
                <text:p>2.3</text:p>
              </table:table-cell>
              <table:table-cell office:value-type="float" office:value="69765">
                <text:p>69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9581">
                <text:p>9581</text:p>
              </table:table-cell>
              <table:table-cell office:value-type="float" office:value="2.555556">
                <text:p>2.555556</text:p>
              </table:table-cell>
              <table:table-cell office:value-type="float" office:value="80041">
                <text:p>80041</text:p>
              </table:table-cell>
              <table:table-cell office:value-type="float" office:value="11742">
                <text:p>11742</text:p>
              </table:table-cell>
              <table:table-cell office:value-type="float" office:value="2.555556">
                <text:p>2.555556</text:p>
              </table:table-cell>
              <table:table-cell office:value-type="float" office:value="65486">
                <text:p>65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936">
                <text:p>8936</text:p>
              </table:table-cell>
              <table:table-cell office:value-type="float" office:value="2.811111">
                <text:p>2.811111</text:p>
              </table:table-cell>
              <table:table-cell office:value-type="float" office:value="74480">
                <text:p>74480</text:p>
              </table:table-cell>
              <table:table-cell office:value-type="float" office:value="11063">
                <text:p>11063</text:p>
              </table:table-cell>
              <table:table-cell office:value-type="float" office:value="2.811111">
                <text:p>2.811111</text:p>
              </table:table-cell>
              <table:table-cell office:value-type="float" office:value="61071">
                <text:p>610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7325">
                <text:p>7325</text:p>
              </table:table-cell>
              <table:table-cell office:value-type="float" office:value="3.066667">
                <text:p>3.066667</text:p>
              </table:table-cell>
              <table:table-cell office:value-type="float" office:value="68826">
                <text:p>68826</text:p>
              </table:table-cell>
              <table:table-cell office:value-type="float" office:value="9144">
                <text:p>9144</text:p>
              </table:table-cell>
              <table:table-cell office:value-type="float" office:value="3.066667">
                <text:p>3.066667</text:p>
              </table:table-cell>
              <table:table-cell office:value-type="float" office:value="56837">
                <text:p>568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4306">
                <text:p>4306</text:p>
              </table:table-cell>
              <table:table-cell office:value-type="float" office:value="3.322222">
                <text:p>3.322222</text:p>
              </table:table-cell>
              <table:table-cell office:value-type="float" office:value="60808">
                <text:p>60808</text:p>
              </table:table-cell>
              <table:table-cell office:value-type="float" office:value="5490">
                <text:p>5490</text:p>
              </table:table-cell>
              <table:table-cell office:value-type="float" office:value="3.322222">
                <text:p>3.322222</text:p>
              </table:table-cell>
              <table:table-cell office:value-type="float" office:value="50401">
                <text:p>504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2992">
                <text:p>2992</text:p>
              </table:table-cell>
              <table:table-cell office:value-type="float" office:value="3.577778">
                <text:p>3.577778</text:p>
              </table:table-cell>
              <table:table-cell office:value-type="float" office:value="54040">
                <text:p>54040</text:p>
              </table:table-cell>
              <table:table-cell office:value-type="float" office:value="3692">
                <text:p>3692</text:p>
              </table:table-cell>
              <table:table-cell office:value-type="float" office:value="3.577778">
                <text:p>3.577778</text:p>
              </table:table-cell>
              <table:table-cell office:value-type="float" office:value="44676">
                <text:p>4467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2644">
                <text:p>2644</text:p>
              </table:table-cell>
              <table:table-cell office:value-type="float" office:value="3.833333">
                <text:p>3.833333</text:p>
              </table:table-cell>
              <table:table-cell office:value-type="float" office:value="45599">
                <text:p>45599</text:p>
              </table:table-cell>
              <table:table-cell office:value-type="float" office:value="3032">
                <text:p>3032</text:p>
              </table:table-cell>
              <table:table-cell office:value-type="float" office:value="3.833333">
                <text:p>3.833333</text:p>
              </table:table-cell>
              <table:table-cell office:value-type="float" office:value="38339">
                <text:p>383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2575">
                <text:p>2575</text:p>
              </table:table-cell>
              <table:table-cell office:value-type="float" office:value="4.088889">
                <text:p>4.088889</text:p>
              </table:table-cell>
              <table:table-cell office:value-type="float" office:value="36603">
                <text:p>36603</text:p>
              </table:table-cell>
              <table:table-cell office:value-type="float" office:value="2914">
                <text:p>2914</text:p>
              </table:table-cell>
              <table:table-cell office:value-type="float" office:value="4.088889">
                <text:p>4.088889</text:p>
              </table:table-cell>
              <table:table-cell office:value-type="float" office:value="30919">
                <text:p>309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2563">
                <text:p>2563</text:p>
              </table:table-cell>
              <table:table-cell office:value-type="float" office:value="4.344444">
                <text:p>4.344444</text:p>
              </table:table-cell>
              <table:table-cell office:value-type="float" office:value="28675">
                <text:p>28675</text:p>
              </table:table-cell>
              <table:table-cell office:value-type="float" office:value="2885">
                <text:p>2885</text:p>
              </table:table-cell>
              <table:table-cell office:value-type="float" office:value="4.344444">
                <text:p>4.344444</text:p>
              </table:table-cell>
              <table:table-cell office:value-type="float" office:value="24949">
                <text:p>249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2538">
                <text:p>2538</text:p>
              </table:table-cell>
              <table:table-cell office:value-type="float" office:value="4.6">
                <text:p>4.6</text:p>
              </table:table-cell>
              <table:table-cell office:value-type="float" office:value="23404">
                <text:p>23404</text:p>
              </table:table-cell>
              <table:table-cell office:value-type="float" office:value="2870">
                <text:p>2870</text:p>
              </table:table-cell>
              <table:table-cell office:value-type="float" office:value="4.6">
                <text:p>4.6</text:p>
              </table:table-cell>
              <table:table-cell office:value-type="float" office:value="20860">
                <text:p>208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2525">
                <text:p>2525</text:p>
              </table:table-cell>
              <table:table-cell office:value-type="float" office:value="4.855556">
                <text:p>4.855556</text:p>
              </table:table-cell>
              <table:table-cell office:value-type="float" office:value="20061">
                <text:p>20061</text:p>
              </table:table-cell>
              <table:table-cell office:value-type="float" office:value="2841">
                <text:p>2841</text:p>
              </table:table-cell>
              <table:table-cell office:value-type="float" office:value="4.855556">
                <text:p>4.855556</text:p>
              </table:table-cell>
              <table:table-cell office:value-type="float" office:value="18293">
                <text:p>182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2517">
                <text:p>2517</text:p>
              </table:table-cell>
              <table:table-cell office:value-type="float" office:value="5.111111">
                <text:p>5.111111</text:p>
              </table:table-cell>
              <table:table-cell office:value-type="float" office:value="18893">
                <text:p>18893</text:p>
              </table:table-cell>
              <table:table-cell office:value-type="float" office:value="2819">
                <text:p>2819</text:p>
              </table:table-cell>
              <table:table-cell office:value-type="float" office:value="5.111111">
                <text:p>5.111111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2499">
                <text:p>2499</text:p>
              </table:table-cell>
              <table:table-cell office:value-type="float" office:value="5.366667">
                <text:p>5.366667</text:p>
              </table:table-cell>
              <table:table-cell office:value-type="float" office:value="18112">
                <text:p>18112</text:p>
              </table:table-cell>
              <table:table-cell office:value-type="float" office:value="2795">
                <text:p>2795</text:p>
              </table:table-cell>
              <table:table-cell office:value-type="float" office:value="5.366667">
                <text:p>5.366667</text:p>
              </table:table-cell>
              <table:table-cell office:value-type="float" office:value="16751">
                <text:p>167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2482">
                <text:p>2482</text:p>
              </table:table-cell>
              <table:table-cell office:value-type="float" office:value="5.622222">
                <text:p>5.622222</text:p>
              </table:table-cell>
              <table:table-cell office:value-type="float" office:value="17393">
                <text:p>17393</text:p>
              </table:table-cell>
              <table:table-cell office:value-type="float" office:value="2734">
                <text:p>2734</text:p>
              </table:table-cell>
              <table:table-cell office:value-type="float" office:value="5.622222">
                <text:p>5.622222</text:p>
              </table:table-cell>
              <table:table-cell office:value-type="float" office:value="16208">
                <text:p>162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2438">
                <text:p>2438</text:p>
              </table:table-cell>
              <table:table-cell office:value-type="float" office:value="5.877778">
                <text:p>5.877778</text:p>
              </table:table-cell>
              <table:table-cell office:value-type="float" office:value="16683">
                <text:p>16683</text:p>
              </table:table-cell>
              <table:table-cell office:value-type="float" office:value="2577">
                <text:p>2577</text:p>
              </table:table-cell>
              <table:table-cell office:value-type="float" office:value="5.877778">
                <text:p>5.877778</text:p>
              </table:table-cell>
              <table:table-cell office:value-type="float" office:value="15679">
                <text:p>156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203">
                <text:p>2203</text:p>
              </table:table-cell>
              <table:table-cell office:value-type="float" office:value="6.133333">
                <text:p>6.133333</text:p>
              </table:table-cell>
              <table:table-cell office:value-type="float" office:value="15730">
                <text:p>15730</text:p>
              </table:table-cell>
              <table:table-cell office:value-type="float" office:value="2169">
                <text:p>2169</text:p>
              </table:table-cell>
              <table:table-cell office:value-type="float" office:value="6.133333">
                <text:p>6.133333</text:p>
              </table:table-cell>
              <table:table-cell office:value-type="float" office:value="14843">
                <text:p>148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883">
                <text:p>1883</text:p>
              </table:table-cell>
              <table:table-cell office:value-type="float" office:value="6.388889">
                <text:p>6.388889</text:p>
              </table:table-cell>
              <table:table-cell office:value-type="float" office:value="14981">
                <text:p>14981</text:p>
              </table:table-cell>
              <table:table-cell office:value-type="float" office:value="1731">
                <text:p>1731</text:p>
              </table:table-cell>
              <table:table-cell office:value-type="float" office:value="6.388889">
                <text:p>6.388889</text:p>
              </table:table-cell>
              <table:table-cell office:value-type="float" office:value="14208">
                <text:p>142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489">
                <text:p>1489</text:p>
              </table:table-cell>
              <table:table-cell office:value-type="float" office:value="6.644444">
                <text:p>6.644444</text:p>
              </table:table-cell>
              <table:table-cell office:value-type="float" office:value="14233">
                <text:p>14233</text:p>
              </table:table-cell>
              <table:table-cell office:value-type="float" office:value="1322">
                <text:p>1322</text:p>
              </table:table-cell>
              <table:table-cell office:value-type="float" office:value="6.644444">
                <text:p>6.644444</text:p>
              </table:table-cell>
              <table:table-cell office:value-type="float" office:value="13567">
                <text:p>135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204">
                <text:p>1204</text:p>
              </table:table-cell>
              <table:table-cell office:value-type="float" office:value="6.9">
                <text:p>6.9</text:p>
              </table:table-cell>
              <table:table-cell office:value-type="float" office:value="13508">
                <text:p>13508</text:p>
              </table:table-cell>
              <table:table-cell office:value-type="float" office:value="1072">
                <text:p>1072</text:p>
              </table:table-cell>
              <table:table-cell office:value-type="float" office:value="6.9">
                <text:p>6.9</text:p>
              </table:table-cell>
              <table:table-cell office:value-type="float" office:value="13005">
                <text:p>130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986">
                <text:p>986</text:p>
              </table:table-cell>
              <table:table-cell office:value-type="float" office:value="7.155556">
                <text:p>7.155556</text:p>
              </table:table-cell>
              <table:table-cell office:value-type="float" office:value="12725">
                <text:p>12725</text:p>
              </table:table-cell>
              <table:table-cell office:value-type="float" office:value="931">
                <text:p>931</text:p>
              </table:table-cell>
              <table:table-cell office:value-type="float" office:value="7.155556">
                <text:p>7.155556</text:p>
              </table:table-cell>
              <table:table-cell office:value-type="float" office:value="12371">
                <text:p>12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884">
                <text:p>884</text:p>
              </table:table-cell>
              <table:table-cell office:value-type="float" office:value="7.411111">
                <text:p>7.411111</text:p>
              </table:table-cell>
              <table:table-cell office:value-type="float" office:value="11568">
                <text:p>11568</text:p>
              </table:table-cell>
              <table:table-cell office:value-type="float" office:value="860">
                <text:p>860</text:p>
              </table:table-cell>
              <table:table-cell office:value-type="float" office:value="7.411111">
                <text:p>7.411111</text:p>
              </table:table-cell>
              <table:table-cell office:value-type="float" office:value="11429">
                <text:p>114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861">
                <text:p>861</text:p>
              </table:table-cell>
              <table:table-cell office:value-type="float" office:value="7.666667">
                <text:p>7.666667</text:p>
              </table:table-cell>
              <table:table-cell office:value-type="float" office:value="10535">
                <text:p>10535</text:p>
              </table:table-cell>
              <table:table-cell office:value-type="float" office:value="844">
                <text:p>844</text:p>
              </table:table-cell>
              <table:table-cell office:value-type="float" office:value="7.666667">
                <text:p>7.666667</text:p>
              </table:table-cell>
              <table:table-cell office:value-type="float" office:value="10672">
                <text:p>106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852">
                <text:p>852</text:p>
              </table:table-cell>
              <table:table-cell office:value-type="float" office:value="7.922222">
                <text:p>7.922222</text:p>
              </table:table-cell>
              <table:table-cell office:value-type="float" office:value="9394">
                <text:p>9394</text:p>
              </table:table-cell>
              <table:table-cell office:value-type="float" office:value="833">
                <text:p>833</text:p>
              </table:table-cell>
              <table:table-cell office:value-type="float" office:value="7.922222">
                <text:p>7.922222</text:p>
              </table:table-cell>
              <table:table-cell office:value-type="float" office:value="9732">
                <text:p>97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847">
                <text:p>847</text:p>
              </table:table-cell>
              <table:table-cell office:value-type="float" office:value="8.177778">
                <text:p>8.177778</text:p>
              </table:table-cell>
              <table:table-cell office:value-type="float" office:value="8079">
                <text:p>8079</text:p>
              </table:table-cell>
              <table:table-cell office:value-type="float" office:value="827">
                <text:p>827</text:p>
              </table:table-cell>
              <table:table-cell office:value-type="float" office:value="8.177778">
                <text:p>8.177778</text:p>
              </table:table-cell>
              <table:table-cell office:value-type="float" office:value="8896">
                <text:p>88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837">
                <text:p>837</text:p>
              </table:table-cell>
              <table:table-cell office:value-type="float" office:value="8.433333">
                <text:p>8.433333</text:p>
              </table:table-cell>
              <table:table-cell office:value-type="float" office:value="6874">
                <text:p>6874</text:p>
              </table:table-cell>
              <table:table-cell office:value-type="float" office:value="811">
                <text:p>811</text:p>
              </table:table-cell>
              <table:table-cell office:value-type="float" office:value="8.433333">
                <text:p>8.433333</text:p>
              </table:table-cell>
              <table:table-cell office:value-type="float" office:value="7829">
                <text:p>78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822">
                <text:p>822</text:p>
              </table:table-cell>
              <table:table-cell office:value-type="float" office:value="8.688889">
                <text:p>8.688889</text:p>
              </table:table-cell>
              <table:table-cell office:value-type="float" office:value="5627">
                <text:p>5627</text:p>
              </table:table-cell>
              <table:table-cell office:value-type="float" office:value="782">
                <text:p>782</text:p>
              </table:table-cell>
              <table:table-cell office:value-type="float" office:value="8.688889">
                <text:p>8.688889</text:p>
              </table:table-cell>
              <table:table-cell office:value-type="float" office:value="6427">
                <text:p>64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805">
                <text:p>805</text:p>
              </table:table-cell>
              <table:table-cell office:value-type="float" office:value="8.944444">
                <text:p>8.944444</text:p>
              </table:table-cell>
              <table:table-cell office:value-type="float" office:value="5028">
                <text:p>5028</text:p>
              </table:table-cell>
              <table:table-cell office:value-type="float" office:value="741">
                <text:p>741</text:p>
              </table:table-cell>
              <table:table-cell office:value-type="float" office:value="8.944444">
                <text:p>8.944444</text:p>
              </table:table-cell>
              <table:table-cell office:value-type="float" office:value="5644">
                <text:p>56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777">
                <text:p>777</text:p>
              </table:table-cell>
              <table:table-cell office:value-type="float" office:value="9.2">
                <text:p>9.2</text:p>
              </table:table-cell>
              <table:table-cell office:value-type="float" office:value="4700">
                <text:p>4700</text:p>
              </table:table-cell>
              <table:table-cell office:value-type="float" office:value="671">
                <text:p>671</text:p>
              </table:table-cell>
              <table:table-cell office:value-type="float" office:value="9.2">
                <text:p>9.2</text:p>
              </table:table-cell>
              <table:table-cell office:value-type="float" office:value="5174">
                <text:p>51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726">
                <text:p>726</text:p>
              </table:table-cell>
              <table:table-cell office:value-type="float" office:value="9.455556">
                <text:p>9.455556</text:p>
              </table:table-cell>
              <table:table-cell office:value-type="float" office:value="4513">
                <text:p>4513</text:p>
              </table:table-cell>
              <table:table-cell office:value-type="float" office:value="592">
                <text:p>592</text:p>
              </table:table-cell>
              <table:table-cell office:value-type="float" office:value="9.455556">
                <text:p>9.455556</text:p>
              </table:table-cell>
              <table:table-cell office:value-type="float" office:value="4911">
                <text:p>49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44">
                <text:p>644</text:p>
              </table:table-cell>
              <table:table-cell office:value-type="float" office:value="9.711111">
                <text:p>9.711111</text:p>
              </table:table-cell>
              <table:table-cell office:value-type="float" office:value="4357">
                <text:p>4357</text:p>
              </table:table-cell>
              <table:table-cell office:value-type="float" office:value="521">
                <text:p>521</text:p>
              </table:table-cell>
              <table:table-cell office:value-type="float" office:value="9.711111">
                <text:p>9.711111</text:p>
              </table:table-cell>
              <table:table-cell office:value-type="float" office:value="4735">
                <text:p>47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32">
                <text:p>532</text:p>
              </table:table-cell>
              <table:table-cell office:value-type="float" office:value="9.966667">
                <text:p>9.966667</text:p>
              </table:table-cell>
              <table:table-cell office:value-type="float" office:value="4147">
                <text:p>4147</text:p>
              </table:table-cell>
              <table:table-cell office:value-type="float" office:value="415">
                <text:p>415</text:p>
              </table:table-cell>
              <table:table-cell office:value-type="float" office:value="9.966667">
                <text:p>9.966667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3">
                <text:p>463</text:p>
              </table:table-cell>
              <table:table-cell office:value-type="float" office:value="10.222222">
                <text:p>10.222222</text:p>
              </table:table-cell>
              <table:table-cell office:value-type="float" office:value="3962">
                <text:p>3962</text:p>
              </table:table-cell>
              <table:table-cell office:value-type="float" office:value="340">
                <text:p>340</text:p>
              </table:table-cell>
              <table:table-cell office:value-type="float" office:value="10.222222">
                <text:p>10.222222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401">
                <text:p>401</text:p>
              </table:table-cell>
              <table:table-cell office:value-type="float" office:value="10.477778">
                <text:p>10.477778</text:p>
              </table:table-cell>
              <table:table-cell office:value-type="float" office:value="3791">
                <text:p>3791</text:p>
              </table:table-cell>
              <table:table-cell office:value-type="float" office:value="305">
                <text:p>305</text:p>
              </table:table-cell>
              <table:table-cell office:value-type="float" office:value="10.477778">
                <text:p>10.477778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">
                <text:p>361</text:p>
              </table:table-cell>
              <table:table-cell office:value-type="float" office:value="10.733333">
                <text:p>10.733333</text:p>
              </table:table-cell>
              <table:table-cell office:value-type="float" office:value="3616">
                <text:p>3616</text:p>
              </table:table-cell>
              <table:table-cell office:value-type="float" office:value="291">
                <text:p>291</text:p>
              </table:table-cell>
              <table:table-cell office:value-type="float" office:value="10.733333">
                <text:p>10.733333</text:p>
              </table:table-cell>
              <table:table-cell office:value-type="float" office:value="4089">
                <text:p>408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2cm" svg:y="0.513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3.D4:theffect_1_7_c_3.D38 theffect_1_7_c_3.H3:theffect_1_7_c_3.H38 theffect_1_7_c_3.J3:theffect_1_7_c_3.J38 theffect_1_7_c_3.L3:theffect_1_7_c_3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c_3.H4:theffect_1_7_c_3.H38" chart:label-cell-address="theffect_1_7_c_3.H3:theffect_1_7_c_3.H3" chart:class="chart:scatter">
            <chart:domain table:cell-range-address="theffect_1_7_c_3.D4:theffect_1_7_c_3.D38"/>
            <chart:data-point chart:repeated="35"/>
          </chart:series>
          <chart:series chart:attached-axis="primary-y" chart:style-name="ch13" chart:values-cell-range-address="theffect_1_7_c_3.J4:theffect_1_7_c_3.J38" chart:label-cell-address="theffect_1_7_c_3.J3:theffect_1_7_c_3.J3" chart:class="chart:scatter">
            <chart:data-point chart:repeated="35"/>
          </chart:series>
          <chart:series chart:attached-axis="secondary-y" chart:style-name="ch14" chart:values-cell-range-address="theffect_1_7_c_3.L4:theffect_1_7_c_3.L38" chart:label-cell-address="theffect_1_7_c_3.L3:theffect_1_7_c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6[c]</text:p>
                <draw:g>
                  <svg:desc>theffect_1_7_c_3.H3:theffect_1_7_c_3.H3</svg:desc>
                </draw:g>
              </table:table-cell>
              <table:table-cell office:value-type="string">
                <text:p>pkcnt2 1.7[V]ov@16[c]</text:p>
                <draw:g>
                  <svg:desc>theffect_1_7_c_3.J3:theffect_1_7_c_3.J3</svg:desc>
                </draw:g>
              </table:table-cell>
              <table:table-cell office:value-type="string">
                <text:p>coincnt 1.7[V]ov@16[c]</text:p>
                <draw:g>
                  <svg:desc>theffect_1_7_c_3.L3:theffect_1_7_c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3.D4:theffect_1_7_c_3.D38</svg:desc>
                </draw:g>
              </table:table-cell>
              <table:table-cell office:value-type="float" office:value="23694">
                <text:p>23694</text:p>
                <draw:g>
                  <svg:desc>theffect_1_7_c_3.H4:theffect_1_7_c_3.H38</svg:desc>
                </draw:g>
              </table:table-cell>
              <table:table-cell office:value-type="float" office:value="28954">
                <text:p>28954</text:p>
                <draw:g>
                  <svg:desc>theffect_1_7_c_3.J4:theffect_1_7_c_3.J38</svg:desc>
                </draw:g>
              </table:table-cell>
              <table:table-cell office:value-type="float" office:value="416">
                <text:p>416</text:p>
                <draw:g>
                  <svg:desc>theffect_1_7_c_3.L4:theffect_1_7_c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23545">
                <text:p>23545</text:p>
              </table:table-cell>
              <table:table-cell office:value-type="float" office:value="28917">
                <text:p>28917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22369">
                <text:p>22369</text:p>
              </table:table-cell>
              <table:table-cell office:value-type="float" office:value="28207">
                <text:p>2820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18627">
                <text:p>18627</text:p>
              </table:table-cell>
              <table:table-cell office:value-type="float" office:value="25275">
                <text:p>2527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13286">
                <text:p>13286</text:p>
              </table:table-cell>
              <table:table-cell office:value-type="float" office:value="19340">
                <text:p>193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7752">
                <text:p>7752</text:p>
              </table:table-cell>
              <table:table-cell office:value-type="float" office:value="11274">
                <text:p>1127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6600">
                <text:p>6600</text:p>
              </table:table-cell>
              <table:table-cell office:value-type="float" office:value="8394">
                <text:p>839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6364">
                <text:p>6364</text:p>
              </table:table-cell>
              <table:table-cell office:value-type="float" office:value="7506">
                <text:p>750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6276">
                <text:p>6276</text:p>
              </table:table-cell>
              <table:table-cell office:value-type="float" office:value="7331">
                <text:p>73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6215">
                <text:p>6215</text:p>
              </table:table-cell>
              <table:table-cell office:value-type="float" office:value="7217">
                <text:p>72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6166">
                <text:p>6166</text:p>
              </table:table-cell>
              <table:table-cell office:value-type="float" office:value="7113">
                <text:p>711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6088">
                <text:p>6088</text:p>
              </table:table-cell>
              <table:table-cell office:value-type="float" office:value="7037">
                <text:p>70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6035">
                <text:p>6035</text:p>
              </table:table-cell>
              <table:table-cell office:value-type="float" office:value="6948">
                <text:p>69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5959">
                <text:p>5959</text:p>
              </table:table-cell>
              <table:table-cell office:value-type="float" office:value="6806">
                <text:p>680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5786">
                <text:p>5786</text:p>
              </table:table-cell>
              <table:table-cell office:value-type="float" office:value="6493">
                <text:p>649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5311">
                <text:p>5311</text:p>
              </table:table-cell>
              <table:table-cell office:value-type="float" office:value="5911">
                <text:p>59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4244">
                <text:p>4244</text:p>
              </table:table-cell>
              <table:table-cell office:value-type="float" office:value="4671">
                <text:p>46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351">
                <text:p>3351</text:p>
              </table:table-cell>
              <table:table-cell office:value-type="float" office:value="3607">
                <text:p>36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648">
                <text:p>2648</text:p>
              </table:table-cell>
              <table:table-cell office:value-type="float" office:value="2817">
                <text:p>28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296">
                <text:p>2296</text:p>
              </table:table-cell>
              <table:table-cell office:value-type="float" office:value="2426">
                <text:p>24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2156">
                <text:p>2156</text:p>
              </table:table-cell>
              <table:table-cell office:value-type="float" office:value="2271">
                <text:p>22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2097">
                <text:p>2097</text:p>
              </table:table-cell>
              <table:table-cell office:value-type="float" office:value="2182">
                <text:p>2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2063">
                <text:p>2063</text:p>
              </table:table-cell>
              <table:table-cell office:value-type="float" office:value="2145">
                <text:p>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2033">
                <text:p>2033</text:p>
              </table:table-cell>
              <table:table-cell office:value-type="float" office:value="2098">
                <text:p>20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2016">
                <text:p>2016</text:p>
              </table:table-cell>
              <table:table-cell office:value-type="float" office:value="2056">
                <text:p>2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1987">
                <text:p>1987</text:p>
              </table:table-cell>
              <table:table-cell office:value-type="float" office:value="1980">
                <text:p>19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908">
                <text:p>1908</text:p>
              </table:table-cell>
              <table:table-cell office:value-type="float" office:value="1835">
                <text:p>18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772">
                <text:p>1772</text:p>
              </table:table-cell>
              <table:table-cell office:value-type="float" office:value="1657">
                <text:p>16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589">
                <text:p>1589</text:p>
              </table:table-cell>
              <table:table-cell office:value-type="float" office:value="1455">
                <text:p>14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419">
                <text:p>1419</text:p>
              </table:table-cell>
              <table:table-cell office:value-type="float" office:value="1244">
                <text:p>1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203">
                <text:p>1203</text:p>
              </table:table-cell>
              <table:table-cell office:value-type="float" office:value="1046">
                <text:p>1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90">
                <text:p>990</text:p>
              </table:table-cell>
              <table:table-cell office:value-type="float" office:value="877">
                <text:p>8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3">
                <text:p>863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09">
                <text:p>809</text:p>
              </table:table-cell>
              <table:table-cell office:value-type="float" office:value="762">
                <text:p>7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785">
                <text:p>785</text:p>
              </table:table-cell>
              <table:table-cell office:value-type="float" office:value="743">
                <text:p>74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5cm" svg:y="0.339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3.A1:theffect_1_7_c_3.A39 theffect_1_7_c_3.D4:theffect_1_7_c_3.D38 theffect_1_7_c_3.H3:theffect_1_7_c_3.H38 theffect_1_7_c_3.W3:theffect_1_7_c_3.W38 theffect_1_7_c_3.J3:theffect_1_7_c_3.J38 theffect_1_7_c_3.U3:theffect_1_7_c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3.A1:theffect_1_7_c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3.H4:theffect_1_7_c_3.H38" chart:label-cell-address="theffect_1_7_c_3.H3:theffect_1_7_c_3.H3" chart:class="chart:scatter">
            <chart:domain table:cell-range-address="theffect_1_7_c_3.D4:theffect_1_7_c_3.D38"/>
            <chart:data-point chart:repeated="35"/>
          </chart:series>
          <chart:series chart:style-name="ch12" chart:values-cell-range-address="theffect_1_7_c_3.W4:theffect_1_7_c_3.W38" chart:label-cell-address="theffect_1_7_c_3.W3:theffect_1_7_c_3.W3" chart:class="chart:scatter">
            <chart:domain table:cell-range-address="theffect_1_7_c_3.Q4:theffect_1_7_c_3.Q38"/>
            <chart:data-point chart:repeated="35"/>
          </chart:series>
          <chart:series chart:style-name="ch13" chart:values-cell-range-address="theffect_1_7_c_3.J4:theffect_1_7_c_3.J38" chart:label-cell-address="theffect_1_7_c_3.J3:theffect_1_7_c_3.J3" chart:class="chart:scatter">
            <chart:data-point chart:repeated="35"/>
          </chart:series>
          <chart:series chart:style-name="ch14" chart:values-cell-range-address="theffect_1_7_c_3.U4:theffect_1_7_c_3.U38" chart:label-cell-address="theffect_1_7_c_3.U3:theffect_1_7_c_3.U3" chart:class="chart:scatter">
            <chart:domain table:cell-range-address="theffect_1_7_c_3.Q4:theffect_1_7_c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6[c]</text:p>
                <draw:g>
                  <svg:desc>theffect_1_7_c_3.H3:theffect_1_7_c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6[c]STH</text:p>
                <draw:g>
                  <svg:desc>theffect_1_7_c_3.W3:theffect_1_7_c_3.W3</svg:desc>
                </draw:g>
              </table:table-cell>
              <table:table-cell office:value-type="string">
                <text:p>pkcnt2 1.7[V]ov@16[c]</text:p>
                <draw:g>
                  <svg:desc>theffect_1_7_c_3.J3:theffect_1_7_c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6[c]STH</text:p>
                <draw:g>
                  <svg:desc>theffect_1_7_c_3.U3:theffect_1_7_c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3.A1:theffect_1_7_c_3.A39</svg:desc>
                </draw:g>
              </table:table-cell>
              <table:table-cell office:value-type="float" office:value="2.044444">
                <text:p>2.044444</text:p>
                <draw:g>
                  <svg:desc>theffect_1_7_c_3.D4:theffect_1_7_c_3.D38</svg:desc>
                </draw:g>
              </table:table-cell>
              <table:table-cell office:value-type="float" office:value="23694">
                <text:p>23694</text:p>
                <draw:g>
                  <svg:desc>theffect_1_7_c_3.H4:theffect_1_7_c_3.H38</svg:desc>
                </draw:g>
              </table:table-cell>
              <table:table-cell office:value-type="float" office:value="1.688889">
                <text:p>1.688889</text:p>
                <draw:g>
                  <svg:desc>theffect_1_7_c_3.Q4:theffect_1_7_c_3.Q38</svg:desc>
                </draw:g>
              </table:table-cell>
              <table:table-cell office:value-type="float" office:value="246530">
                <text:p>246530</text:p>
                <draw:g>
                  <svg:desc>theffect_1_7_c_3.W4:theffect_1_7_c_3.W38</svg:desc>
                </draw:g>
              </table:table-cell>
              <table:table-cell office:value-type="float" office:value="28954">
                <text:p>28954</text:p>
                <draw:g>
                  <svg:desc>theffect_1_7_c_3.J4:theffect_1_7_c_3.J38</svg:desc>
                </draw:g>
              </table:table-cell>
              <table:table-cell office:value-type="float" office:value="1.688889">
                <text:p>1.688889</text:p>
                <draw:g>
                  <svg:desc>theffect_1_7_c_3.Q4:theffect_1_7_c_3.Q38</svg:desc>
                </draw:g>
              </table:table-cell>
              <table:table-cell office:value-type="float" office:value="194160">
                <text:p>194160</text:p>
                <draw:g>
                  <svg:desc>theffect_1_7_c_3.U4:theffect_1_7_c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23545">
                <text:p>23545</text:p>
              </table:table-cell>
              <table:table-cell office:value-type="float" office:value="1.9">
                <text:p>1.9</text:p>
              </table:table-cell>
              <table:table-cell office:value-type="float" office:value="231950">
                <text:p>231950</text:p>
              </table:table-cell>
              <table:table-cell office:value-type="float" office:value="28917">
                <text:p>28917</text:p>
              </table:table-cell>
              <table:table-cell office:value-type="float" office:value="1.9">
                <text:p>1.9</text:p>
              </table:table-cell>
              <table:table-cell office:value-type="float" office:value="183106">
                <text:p>183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22369">
                <text:p>22369</text:p>
              </table:table-cell>
              <table:table-cell office:value-type="float" office:value="2.111111">
                <text:p>2.111111</text:p>
              </table:table-cell>
              <table:table-cell office:value-type="float" office:value="221933">
                <text:p>221933</text:p>
              </table:table-cell>
              <table:table-cell office:value-type="float" office:value="28207">
                <text:p>28207</text:p>
              </table:table-cell>
              <table:table-cell office:value-type="float" office:value="2.111111">
                <text:p>2.111111</text:p>
              </table:table-cell>
              <table:table-cell office:value-type="float" office:value="175482">
                <text:p>1754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18627">
                <text:p>18627</text:p>
              </table:table-cell>
              <table:table-cell office:value-type="float" office:value="2.322222">
                <text:p>2.322222</text:p>
              </table:table-cell>
              <table:table-cell office:value-type="float" office:value="208303">
                <text:p>208303</text:p>
              </table:table-cell>
              <table:table-cell office:value-type="float" office:value="25275">
                <text:p>25275</text:p>
              </table:table-cell>
              <table:table-cell office:value-type="float" office:value="2.322222">
                <text:p>2.322222</text:p>
              </table:table-cell>
              <table:table-cell office:value-type="float" office:value="164684">
                <text:p>164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13286">
                <text:p>13286</text:p>
              </table:table-cell>
              <table:table-cell office:value-type="float" office:value="2.533333">
                <text:p>2.533333</text:p>
              </table:table-cell>
              <table:table-cell office:value-type="float" office:value="193833">
                <text:p>193833</text:p>
              </table:table-cell>
              <table:table-cell office:value-type="float" office:value="19340">
                <text:p>19340</text:p>
              </table:table-cell>
              <table:table-cell office:value-type="float" office:value="2.533333">
                <text:p>2.533333</text:p>
              </table:table-cell>
              <table:table-cell office:value-type="float" office:value="153654">
                <text:p>153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7752">
                <text:p>7752</text:p>
              </table:table-cell>
              <table:table-cell office:value-type="float" office:value="2.744444">
                <text:p>2.744444</text:p>
              </table:table-cell>
              <table:table-cell office:value-type="float" office:value="184457">
                <text:p>184457</text:p>
              </table:table-cell>
              <table:table-cell office:value-type="float" office:value="11274">
                <text:p>11274</text:p>
              </table:table-cell>
              <table:table-cell office:value-type="float" office:value="2.744444">
                <text:p>2.744444</text:p>
              </table:table-cell>
              <table:table-cell office:value-type="float" office:value="146199">
                <text:p>1461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6600">
                <text:p>6600</text:p>
              </table:table-cell>
              <table:table-cell office:value-type="float" office:value="2.955556">
                <text:p>2.955556</text:p>
              </table:table-cell>
              <table:table-cell office:value-type="float" office:value="170083">
                <text:p>170083</text:p>
              </table:table-cell>
              <table:table-cell office:value-type="float" office:value="8394">
                <text:p>8394</text:p>
              </table:table-cell>
              <table:table-cell office:value-type="float" office:value="2.955556">
                <text:p>2.955556</text:p>
              </table:table-cell>
              <table:table-cell office:value-type="float" office:value="134575">
                <text:p>1345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6364">
                <text:p>6364</text:p>
              </table:table-cell>
              <table:table-cell office:value-type="float" office:value="3.166667">
                <text:p>3.166667</text:p>
              </table:table-cell>
              <table:table-cell office:value-type="float" office:value="155049">
                <text:p>155049</text:p>
              </table:table-cell>
              <table:table-cell office:value-type="float" office:value="7506">
                <text:p>7506</text:p>
              </table:table-cell>
              <table:table-cell office:value-type="float" office:value="3.166667">
                <text:p>3.166667</text:p>
              </table:table-cell>
              <table:table-cell office:value-type="float" office:value="121987">
                <text:p>1219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6276">
                <text:p>6276</text:p>
              </table:table-cell>
              <table:table-cell office:value-type="float" office:value="3.377778">
                <text:p>3.377778</text:p>
              </table:table-cell>
              <table:table-cell office:value-type="float" office:value="143499">
                <text:p>143499</text:p>
              </table:table-cell>
              <table:table-cell office:value-type="float" office:value="7331">
                <text:p>7331</text:p>
              </table:table-cell>
              <table:table-cell office:value-type="float" office:value="3.377778">
                <text:p>3.377778</text:p>
              </table:table-cell>
              <table:table-cell office:value-type="float" office:value="111782">
                <text:p>1117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6215">
                <text:p>6215</text:p>
              </table:table-cell>
              <table:table-cell office:value-type="float" office:value="3.588889">
                <text:p>3.588889</text:p>
              </table:table-cell>
              <table:table-cell office:value-type="float" office:value="124775">
                <text:p>124775</text:p>
              </table:table-cell>
              <table:table-cell office:value-type="float" office:value="7217">
                <text:p>7217</text:p>
              </table:table-cell>
              <table:table-cell office:value-type="float" office:value="3.588889">
                <text:p>3.588889</text:p>
              </table:table-cell>
              <table:table-cell office:value-type="float" office:value="94960">
                <text:p>949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6166">
                <text:p>6166</text:p>
              </table:table-cell>
              <table:table-cell office:value-type="float" office:value="3.8">
                <text:p>3.8</text:p>
              </table:table-cell>
              <table:table-cell office:value-type="float" office:value="108562">
                <text:p>108562</text:p>
              </table:table-cell>
              <table:table-cell office:value-type="float" office:value="7113">
                <text:p>7113</text:p>
              </table:table-cell>
              <table:table-cell office:value-type="float" office:value="3.8">
                <text:p>3.8</text:p>
              </table:table-cell>
              <table:table-cell office:value-type="float" office:value="82795">
                <text:p>827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6088">
                <text:p>6088</text:p>
              </table:table-cell>
              <table:table-cell office:value-type="float" office:value="4.011111">
                <text:p>4.011111</text:p>
              </table:table-cell>
              <table:table-cell office:value-type="float" office:value="87619">
                <text:p>87619</text:p>
              </table:table-cell>
              <table:table-cell office:value-type="float" office:value="7037">
                <text:p>7037</text:p>
              </table:table-cell>
              <table:table-cell office:value-type="float" office:value="4.011111">
                <text:p>4.011111</text:p>
              </table:table-cell>
              <table:table-cell office:value-type="float" office:value="66442">
                <text:p>664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6035">
                <text:p>6035</text:p>
              </table:table-cell>
              <table:table-cell office:value-type="float" office:value="4.222222">
                <text:p>4.222222</text:p>
              </table:table-cell>
              <table:table-cell office:value-type="float" office:value="69449">
                <text:p>69449</text:p>
              </table:table-cell>
              <table:table-cell office:value-type="float" office:value="6948">
                <text:p>6948</text:p>
              </table:table-cell>
              <table:table-cell office:value-type="float" office:value="4.222222">
                <text:p>4.222222</text:p>
              </table:table-cell>
              <table:table-cell office:value-type="float" office:value="54253">
                <text:p>542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5959">
                <text:p>5959</text:p>
              </table:table-cell>
              <table:table-cell office:value-type="float" office:value="4.433333">
                <text:p>4.433333</text:p>
              </table:table-cell>
              <table:table-cell office:value-type="float" office:value="60706">
                <text:p>60706</text:p>
              </table:table-cell>
              <table:table-cell office:value-type="float" office:value="6806">
                <text:p>6806</text:p>
              </table:table-cell>
              <table:table-cell office:value-type="float" office:value="4.433333">
                <text:p>4.433333</text:p>
              </table:table-cell>
              <table:table-cell office:value-type="float" office:value="49256">
                <text:p>492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5786">
                <text:p>5786</text:p>
              </table:table-cell>
              <table:table-cell office:value-type="float" office:value="4.644444">
                <text:p>4.644444</text:p>
              </table:table-cell>
              <table:table-cell office:value-type="float" office:value="53234">
                <text:p>53234</text:p>
              </table:table-cell>
              <table:table-cell office:value-type="float" office:value="6493">
                <text:p>6493</text:p>
              </table:table-cell>
              <table:table-cell office:value-type="float" office:value="4.644444">
                <text:p>4.644444</text:p>
              </table:table-cell>
              <table:table-cell office:value-type="float" office:value="45163">
                <text:p>451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5311">
                <text:p>5311</text:p>
              </table:table-cell>
              <table:table-cell office:value-type="float" office:value="4.855556">
                <text:p>4.855556</text:p>
              </table:table-cell>
              <table:table-cell office:value-type="float" office:value="49541">
                <text:p>49541</text:p>
              </table:table-cell>
              <table:table-cell office:value-type="float" office:value="5911">
                <text:p>5911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4244">
                <text:p>4244</text:p>
              </table:table-cell>
              <table:table-cell office:value-type="float" office:value="5.066667">
                <text:p>5.066667</text:p>
              </table:table-cell>
              <table:table-cell office:value-type="float" office:value="47766">
                <text:p>47766</text:p>
              </table:table-cell>
              <table:table-cell office:value-type="float" office:value="4671">
                <text:p>4671</text:p>
              </table:table-cell>
              <table:table-cell office:value-type="float" office:value="5.066667">
                <text:p>5.066667</text:p>
              </table:table-cell>
              <table:table-cell office:value-type="float" office:value="41785">
                <text:p>4178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3351">
                <text:p>3351</text:p>
              </table:table-cell>
              <table:table-cell office:value-type="float" office:value="5.277778">
                <text:p>5.277778</text:p>
              </table:table-cell>
              <table:table-cell office:value-type="float" office:value="45551">
                <text:p>45551</text:p>
              </table:table-cell>
              <table:table-cell office:value-type="float" office:value="3607">
                <text:p>3607</text:p>
              </table:table-cell>
              <table:table-cell office:value-type="float" office:value="5.277778">
                <text:p>5.277778</text:p>
              </table:table-cell>
              <table:table-cell office:value-type="float" office:value="40134">
                <text:p>40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648">
                <text:p>2648</text:p>
              </table:table-cell>
              <table:table-cell office:value-type="float" office:value="5.488889">
                <text:p>5.488889</text:p>
              </table:table-cell>
              <table:table-cell office:value-type="float" office:value="43536">
                <text:p>43536</text:p>
              </table:table-cell>
              <table:table-cell office:value-type="float" office:value="2817">
                <text:p>2817</text:p>
              </table:table-cell>
              <table:table-cell office:value-type="float" office:value="5.488889">
                <text:p>5.488889</text:p>
              </table:table-cell>
              <table:table-cell office:value-type="float" office:value="38536">
                <text:p>385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2296">
                <text:p>2296</text:p>
              </table:table-cell>
              <table:table-cell office:value-type="float" office:value="5.7">
                <text:p>5.7</text:p>
              </table:table-cell>
              <table:table-cell office:value-type="float" office:value="42238">
                <text:p>42238</text:p>
              </table:table-cell>
              <table:table-cell office:value-type="float" office:value="2426">
                <text:p>2426</text:p>
              </table:table-cell>
              <table:table-cell office:value-type="float" office:value="5.7">
                <text:p>5.7</text:p>
              </table:table-cell>
              <table:table-cell office:value-type="float" office:value="37513">
                <text:p>375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2156">
                <text:p>2156</text:p>
              </table:table-cell>
              <table:table-cell office:value-type="float" office:value="5.911111">
                <text:p>5.911111</text:p>
              </table:table-cell>
              <table:table-cell office:value-type="float" office:value="40202">
                <text:p>40202</text:p>
              </table:table-cell>
              <table:table-cell office:value-type="float" office:value="2271">
                <text:p>2271</text:p>
              </table:table-cell>
              <table:table-cell office:value-type="float" office:value="5.911111">
                <text:p>5.911111</text:p>
              </table:table-cell>
              <table:table-cell office:value-type="float" office:value="35856">
                <text:p>358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2097">
                <text:p>2097</text:p>
              </table:table-cell>
              <table:table-cell office:value-type="float" office:value="6.122222">
                <text:p>6.122222</text:p>
              </table:table-cell>
              <table:table-cell office:value-type="float" office:value="38359">
                <text:p>38359</text:p>
              </table:table-cell>
              <table:table-cell office:value-type="float" office:value="2182">
                <text:p>2182</text:p>
              </table:table-cell>
              <table:table-cell office:value-type="float" office:value="6.122222">
                <text:p>6.122222</text:p>
              </table:table-cell>
              <table:table-cell office:value-type="float" office:value="34246">
                <text:p>342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2063">
                <text:p>2063</text:p>
              </table:table-cell>
              <table:table-cell office:value-type="float" office:value="6.333333">
                <text:p>6.333333</text:p>
              </table:table-cell>
              <table:table-cell office:value-type="float" office:value="37054">
                <text:p>37054</text:p>
              </table:table-cell>
              <table:table-cell office:value-type="float" office:value="2145">
                <text:p>2145</text:p>
              </table:table-cell>
              <table:table-cell office:value-type="float" office:value="6.333333">
                <text:p>6.333333</text:p>
              </table:table-cell>
              <table:table-cell office:value-type="float" office:value="33219">
                <text:p>332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2033">
                <text:p>2033</text:p>
              </table:table-cell>
              <table:table-cell office:value-type="float" office:value="6.544444">
                <text:p>6.544444</text:p>
              </table:table-cell>
              <table:table-cell office:value-type="float" office:value="34859">
                <text:p>34859</text:p>
              </table:table-cell>
              <table:table-cell office:value-type="float" office:value="2098">
                <text:p>2098</text:p>
              </table:table-cell>
              <table:table-cell office:value-type="float" office:value="6.544444">
                <text:p>6.544444</text:p>
              </table:table-cell>
              <table:table-cell office:value-type="float" office:value="31432">
                <text:p>314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2016">
                <text:p>2016</text:p>
              </table:table-cell>
              <table:table-cell office:value-type="float" office:value="6.755556">
                <text:p>6.755556</text:p>
              </table:table-cell>
              <table:table-cell office:value-type="float" office:value="33536">
                <text:p>33536</text:p>
              </table:table-cell>
              <table:table-cell office:value-type="float" office:value="2056">
                <text:p>2056</text:p>
              </table:table-cell>
              <table:table-cell office:value-type="float" office:value="6.755556">
                <text:p>6.755556</text:p>
              </table:table-cell>
              <table:table-cell office:value-type="float" office:value="30383">
                <text:p>303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987">
                <text:p>1987</text:p>
              </table:table-cell>
              <table:table-cell office:value-type="float" office:value="6.966667">
                <text:p>6.966667</text:p>
              </table:table-cell>
              <table:table-cell office:value-type="float" office:value="31420">
                <text:p>31420</text:p>
              </table:table-cell>
              <table:table-cell office:value-type="float" office:value="1980">
                <text:p>1980</text:p>
              </table:table-cell>
              <table:table-cell office:value-type="float" office:value="6.966667">
                <text:p>6.966667</text:p>
              </table:table-cell>
              <table:table-cell office:value-type="float" office:value="28629">
                <text:p>286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908">
                <text:p>1908</text:p>
              </table:table-cell>
              <table:table-cell office:value-type="float" office:value="7.177778">
                <text:p>7.177778</text:p>
              </table:table-cell>
              <table:table-cell office:value-type="float" office:value="29159">
                <text:p>29159</text:p>
              </table:table-cell>
              <table:table-cell office:value-type="float" office:value="1835">
                <text:p>1835</text:p>
              </table:table-cell>
              <table:table-cell office:value-type="float" office:value="7.177778">
                <text:p>7.177778</text:p>
              </table:table-cell>
              <table:table-cell office:value-type="float" office:value="26688">
                <text:p>266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772">
                <text:p>1772</text:p>
              </table:table-cell>
              <table:table-cell office:value-type="float" office:value="7.388889">
                <text:p>7.388889</text:p>
              </table:table-cell>
              <table:table-cell office:value-type="float" office:value="27572">
                <text:p>27572</text:p>
              </table:table-cell>
              <table:table-cell office:value-type="float" office:value="1657">
                <text:p>1657</text:p>
              </table:table-cell>
              <table:table-cell office:value-type="float" office:value="7.388889">
                <text:p>7.388889</text:p>
              </table:table-cell>
              <table:table-cell office:value-type="float" office:value="25404">
                <text:p>2540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589">
                <text:p>1589</text:p>
              </table:table-cell>
              <table:table-cell office:value-type="float" office:value="7.6">
                <text:p>7.6</text:p>
              </table:table-cell>
              <table:table-cell office:value-type="float" office:value="24859">
                <text:p>24859</text:p>
              </table:table-cell>
              <table:table-cell office:value-type="float" office:value="1455">
                <text:p>1455</text:p>
              </table:table-cell>
              <table:table-cell office:value-type="float" office:value="7.6">
                <text:p>7.6</text:p>
              </table:table-cell>
              <table:table-cell office:value-type="float" office:value="23233">
                <text:p>232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419">
                <text:p>1419</text:p>
              </table:table-cell>
              <table:table-cell office:value-type="float" office:value="7.811111">
                <text:p>7.811111</text:p>
              </table:table-cell>
              <table:table-cell office:value-type="float" office:value="21695">
                <text:p>21695</text:p>
              </table:table-cell>
              <table:table-cell office:value-type="float" office:value="1244">
                <text:p>1244</text:p>
              </table:table-cell>
              <table:table-cell office:value-type="float" office:value="7.811111">
                <text:p>7.811111</text:p>
              </table:table-cell>
              <table:table-cell office:value-type="float" office:value="20523">
                <text:p>205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203">
                <text:p>1203</text:p>
              </table:table-cell>
              <table:table-cell office:value-type="float" office:value="8.022222">
                <text:p>8.022222</text:p>
              </table:table-cell>
              <table:table-cell office:value-type="float" office:value="19626">
                <text:p>19626</text:p>
              </table:table-cell>
              <table:table-cell office:value-type="float" office:value="1046">
                <text:p>1046</text:p>
              </table:table-cell>
              <table:table-cell office:value-type="float" office:value="8.022222">
                <text:p>8.022222</text:p>
              </table:table-cell>
              <table:table-cell office:value-type="float" office:value="18884">
                <text:p>18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90">
                <text:p>990</text:p>
              </table:table-cell>
              <table:table-cell office:value-type="float" office:value="8.233333">
                <text:p>8.233333</text:p>
              </table:table-cell>
              <table:table-cell office:value-type="float" office:value="16802">
                <text:p>16802</text:p>
              </table:table-cell>
              <table:table-cell office:value-type="float" office:value="877">
                <text:p>877</text:p>
              </table:table-cell>
              <table:table-cell office:value-type="float" office:value="8.233333">
                <text:p>8.233333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863">
                <text:p>863</text:p>
              </table:table-cell>
              <table:table-cell office:value-type="float" office:value="8.444444">
                <text:p>8.444444</text:p>
              </table:table-cell>
              <table:table-cell office:value-type="float" office:value="14464">
                <text:p>14464</text:p>
              </table:table-cell>
              <table:table-cell office:value-type="float" office:value="797">
                <text:p>797</text:p>
              </table:table-cell>
              <table:table-cell office:value-type="float" office:value="8.444444">
                <text:p>8.444444</text:p>
              </table:table-cell>
              <table:table-cell office:value-type="float" office:value="14202">
                <text:p>142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09">
                <text:p>809</text:p>
              </table:table-cell>
              <table:table-cell office:value-type="float" office:value="8.655556">
                <text:p>8.655556</text:p>
              </table:table-cell>
              <table:table-cell office:value-type="float" office:value="13416">
                <text:p>13416</text:p>
              </table:table-cell>
              <table:table-cell office:value-type="float" office:value="762">
                <text:p>762</text:p>
              </table:table-cell>
              <table:table-cell office:value-type="float" office:value="8.655556">
                <text:p>8.655556</text:p>
              </table:table-cell>
              <table:table-cell office:value-type="float" office:value="13299">
                <text:p>132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85">
                <text:p>785</text:p>
              </table:table-cell>
              <table:table-cell office:value-type="float" office:value="8.866667">
                <text:p>8.866667</text:p>
              </table:table-cell>
              <table:table-cell office:value-type="float" office:value="12452">
                <text:p>12452</text:p>
              </table:table-cell>
              <table:table-cell office:value-type="float" office:value="743">
                <text:p>743</text:p>
              </table:table-cell>
              <table:table-cell office:value-type="float" office:value="8.866667">
                <text:p>8.866667</text:p>
              </table:table-cell>
              <table:table-cell office:value-type="float" office:value="12377">
                <text:p>1237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73cm" svg:y="0.514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_c_4.D4:theffect_1_7_c_4.D38 theffect_1_7_c_4.H3:theffect_1_7_c_4.H38 theffect_1_7_c_4.J3:theffect_1_7_c_4.J38 theffect_1_7_c_4.L3:theffect_1_7_c_4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_c_4.H4:theffect_1_7_c_4.H38" chart:label-cell-address="theffect_1_7_c_4.H3:theffect_1_7_c_4.H3" chart:class="chart:scatter">
            <chart:domain table:cell-range-address="theffect_1_7_c_4.D4:theffect_1_7_c_4.D38"/>
            <chart:data-point chart:repeated="35"/>
          </chart:series>
          <chart:series chart:attached-axis="primary-y" chart:style-name="ch13" chart:values-cell-range-address="theffect_1_7_c_4.J4:theffect_1_7_c_4.J38" chart:label-cell-address="theffect_1_7_c_4.J3:theffect_1_7_c_4.J3" chart:class="chart:scatter">
            <chart:data-point chart:repeated="35"/>
          </chart:series>
          <chart:series chart:attached-axis="secondary-y" chart:style-name="ch14" chart:values-cell-range-address="theffect_1_7_c_4.L4:theffect_1_7_c_4.L38" chart:label-cell-address="theffect_1_7_c_4.L3:theffect_1_7_c_4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8[c]</text:p>
                <draw:g>
                  <svg:desc>theffect_1_7_c_4.H3:theffect_1_7_c_4.H3</svg:desc>
                </draw:g>
              </table:table-cell>
              <table:table-cell office:value-type="string">
                <text:p>pkcnt2 1.7[V]ov@18[c]</text:p>
                <draw:g>
                  <svg:desc>theffect_1_7_c_4.J3:theffect_1_7_c_4.J3</svg:desc>
                </draw:g>
              </table:table-cell>
              <table:table-cell office:value-type="string">
                <text:p>coincnt 1.7[V]ov@18[c]</text:p>
                <draw:g>
                  <svg:desc>theffect_1_7_c_4.L3:theffect_1_7_c_4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_c_4.D4:theffect_1_7_c_4.D38</svg:desc>
                </draw:g>
              </table:table-cell>
              <table:table-cell office:value-type="float" office:value="28423">
                <text:p>28423</text:p>
                <draw:g>
                  <svg:desc>theffect_1_7_c_4.H4:theffect_1_7_c_4.H38</svg:desc>
                </draw:g>
              </table:table-cell>
              <table:table-cell office:value-type="float" office:value="34767">
                <text:p>34767</text:p>
                <draw:g>
                  <svg:desc>theffect_1_7_c_4.J4:theffect_1_7_c_4.J38</svg:desc>
                </draw:g>
              </table:table-cell>
              <table:table-cell office:value-type="float" office:value="596">
                <text:p>596</text:p>
                <draw:g>
                  <svg:desc>theffect_1_7_c_4.L4:theffect_1_7_c_4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27862">
                <text:p>27862</text:p>
              </table:table-cell>
              <table:table-cell office:value-type="float" office:value="34581">
                <text:p>34581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25093">
                <text:p>25093</text:p>
              </table:table-cell>
              <table:table-cell office:value-type="float" office:value="32874">
                <text:p>3287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18924">
                <text:p>18924</text:p>
              </table:table-cell>
              <table:table-cell office:value-type="float" office:value="27608">
                <text:p>2760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12830">
                <text:p>12830</text:p>
              </table:table-cell>
              <table:table-cell office:value-type="float" office:value="19416">
                <text:p>194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8376">
                <text:p>8376</text:p>
              </table:table-cell>
              <table:table-cell office:value-type="float" office:value="11252">
                <text:p>1125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7722">
                <text:p>7722</text:p>
              </table:table-cell>
              <table:table-cell office:value-type="float" office:value="9165">
                <text:p>91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7579">
                <text:p>7579</text:p>
              </table:table-cell>
              <table:table-cell office:value-type="float" office:value="8652">
                <text:p>86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7477">
                <text:p>7477</text:p>
              </table:table-cell>
              <table:table-cell office:value-type="float" office:value="8488">
                <text:p>84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7386">
                <text:p>7386</text:p>
              </table:table-cell>
              <table:table-cell office:value-type="float" office:value="8366">
                <text:p>836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7302">
                <text:p>7302</text:p>
              </table:table-cell>
              <table:table-cell office:value-type="float" office:value="8271">
                <text:p>82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7211">
                <text:p>7211</text:p>
              </table:table-cell>
              <table:table-cell office:value-type="float" office:value="8134">
                <text:p>81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7106">
                <text:p>7106</text:p>
              </table:table-cell>
              <table:table-cell office:value-type="float" office:value="7944">
                <text:p>79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6845">
                <text:p>6845</text:p>
              </table:table-cell>
              <table:table-cell office:value-type="float" office:value="7641">
                <text:p>764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6322">
                <text:p>6322</text:p>
              </table:table-cell>
              <table:table-cell office:value-type="float" office:value="6959">
                <text:p>6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5448">
                <text:p>5448</text:p>
              </table:table-cell>
              <table:table-cell office:value-type="float" office:value="5943">
                <text:p>59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3918">
                <text:p>3918</text:p>
              </table:table-cell>
              <table:table-cell office:value-type="float" office:value="4260">
                <text:p>42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081">
                <text:p>3081</text:p>
              </table:table-cell>
              <table:table-cell office:value-type="float" office:value="3247">
                <text:p>32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567">
                <text:p>2567</text:p>
              </table:table-cell>
              <table:table-cell office:value-type="float" office:value="2720">
                <text:p>27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405">
                <text:p>2405</text:p>
              </table:table-cell>
              <table:table-cell office:value-type="float" office:value="2506">
                <text:p>25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2342">
                <text:p>2342</text:p>
              </table:table-cell>
              <table:table-cell office:value-type="float" office:value="2421">
                <text:p>2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2302">
                <text:p>2302</text:p>
              </table:table-cell>
              <table:table-cell office:value-type="float" office:value="2344">
                <text:p>2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2268">
                <text:p>2268</text:p>
              </table:table-cell>
              <table:table-cell office:value-type="float" office:value="2302">
                <text:p>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2231">
                <text:p>2231</text:p>
              </table:table-cell>
              <table:table-cell office:value-type="float" office:value="2220">
                <text:p>2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2177">
                <text:p>2177</text:p>
              </table:table-cell>
              <table:table-cell office:value-type="float" office:value="2131">
                <text:p>21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2084">
                <text:p>2084</text:p>
              </table:table-cell>
              <table:table-cell office:value-type="float" office:value="2008">
                <text:p>20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870">
                <text:p>1870</text:p>
              </table:table-cell>
              <table:table-cell office:value-type="float" office:value="1755">
                <text:p>17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682">
                <text:p>1682</text:p>
              </table:table-cell>
              <table:table-cell office:value-type="float" office:value="1502">
                <text:p>15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426">
                <text:p>1426</text:p>
              </table:table-cell>
              <table:table-cell office:value-type="float" office:value="1257">
                <text:p>12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214">
                <text:p>1214</text:p>
              </table:table-cell>
              <table:table-cell office:value-type="float" office:value="1063">
                <text:p>1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066">
                <text:p>1066</text:p>
              </table:table-cell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10">
                <text:p>910</text:p>
              </table:table-cell>
              <table:table-cell office:value-type="float" office:value="849">
                <text:p>8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">
                <text:p>867</text:p>
              </table:table-cell>
              <table:table-cell office:value-type="float" office:value="812">
                <text:p>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50">
                <text:p>850</text:p>
              </table:table-cell>
              <table:table-cell office:value-type="float" office:value="787">
                <text:p>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841">
                <text:p>841</text:p>
              </table:table-cell>
              <table:table-cell office:value-type="float" office:value="766">
                <text:p>76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6cm" svg:y="0.339cm" chart:style-name="ch2">
          <text:p>Peak cnt for SiPm1, SiPm2</text:p>
        </chart:title>
        <chart:subtitle svg:x="2.519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4.A1:theffect_1_7_c_4.A39 theffect_1_7_c_4.D4:theffect_1_7_c_4.D38 theffect_1_7_c_4.H3:theffect_1_7_c_4.H38 theffect_1_7_c_4.W3:theffect_1_7_c_4.W38 theffect_1_7_c_4.J3:theffect_1_7_c_4.J38 theffect_1_7_c_4.U3:theffect_1_7_c_4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4.A1:theffect_1_7_c_4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4.H4:theffect_1_7_c_4.H38" chart:label-cell-address="theffect_1_7_c_4.H3:theffect_1_7_c_4.H3" chart:class="chart:scatter">
            <chart:domain table:cell-range-address="theffect_1_7_c_4.D4:theffect_1_7_c_4.D38"/>
            <chart:data-point chart:repeated="35"/>
          </chart:series>
          <chart:series chart:style-name="ch12" chart:values-cell-range-address="theffect_1_7_c_4.W4:theffect_1_7_c_4.W38" chart:label-cell-address="theffect_1_7_c_4.W3:theffect_1_7_c_4.W3" chart:class="chart:scatter">
            <chart:domain table:cell-range-address="theffect_1_7_c_4.Q4:theffect_1_7_c_4.Q38"/>
            <chart:data-point chart:repeated="35"/>
          </chart:series>
          <chart:series chart:style-name="ch13" chart:values-cell-range-address="theffect_1_7_c_4.J4:theffect_1_7_c_4.J38" chart:label-cell-address="theffect_1_7_c_4.J3:theffect_1_7_c_4.J3" chart:class="chart:scatter">
            <chart:data-point chart:repeated="35"/>
          </chart:series>
          <chart:series chart:style-name="ch14" chart:values-cell-range-address="theffect_1_7_c_4.U4:theffect_1_7_c_4.U38" chart:label-cell-address="theffect_1_7_c_4.U3:theffect_1_7_c_4.U3" chart:class="chart:scatter">
            <chart:domain table:cell-range-address="theffect_1_7_c_4.Q4:theffect_1_7_c_4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18[c]</text:p>
                <draw:g>
                  <svg:desc>theffect_1_7_c_4.H3:theffect_1_7_c_4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18[c]STH</text:p>
                <draw:g>
                  <svg:desc>theffect_1_7_c_4.W3:theffect_1_7_c_4.W3</svg:desc>
                </draw:g>
              </table:table-cell>
              <table:table-cell office:value-type="string">
                <text:p>pkcnt2 1.7[V]ov@18[c]</text:p>
                <draw:g>
                  <svg:desc>theffect_1_7_c_4.J3:theffect_1_7_c_4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18[c]STH</text:p>
                <draw:g>
                  <svg:desc>theffect_1_7_c_4.U3:theffect_1_7_c_4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4.A1:theffect_1_7_c_4.A39</svg:desc>
                </draw:g>
              </table:table-cell>
              <table:table-cell office:value-type="float" office:value="2.044444">
                <text:p>2.044444</text:p>
                <draw:g>
                  <svg:desc>theffect_1_7_c_4.D4:theffect_1_7_c_4.D38</svg:desc>
                </draw:g>
              </table:table-cell>
              <table:table-cell office:value-type="float" office:value="28423">
                <text:p>28423</text:p>
                <draw:g>
                  <svg:desc>theffect_1_7_c_4.H4:theffect_1_7_c_4.H38</svg:desc>
                </draw:g>
              </table:table-cell>
              <table:table-cell office:value-type="float" office:value="2.044444">
                <text:p>2.044444</text:p>
                <draw:g>
                  <svg:desc>theffect_1_7_c_4.Q4:theffect_1_7_c_4.Q38</svg:desc>
                </draw:g>
              </table:table-cell>
              <table:table-cell office:value-type="float" office:value="221933">
                <text:p>221933</text:p>
                <draw:g>
                  <svg:desc>theffect_1_7_c_4.W4:theffect_1_7_c_4.W38</svg:desc>
                </draw:g>
              </table:table-cell>
              <table:table-cell office:value-type="float" office:value="34767">
                <text:p>34767</text:p>
                <draw:g>
                  <svg:desc>theffect_1_7_c_4.J4:theffect_1_7_c_4.J38</svg:desc>
                </draw:g>
              </table:table-cell>
              <table:table-cell office:value-type="float" office:value="2.044444">
                <text:p>2.044444</text:p>
                <draw:g>
                  <svg:desc>theffect_1_7_c_4.Q4:theffect_1_7_c_4.Q38</svg:desc>
                </draw:g>
              </table:table-cell>
              <table:table-cell office:value-type="float" office:value="175482">
                <text:p>175482</text:p>
                <draw:g>
                  <svg:desc>theffect_1_7_c_4.U4:theffect_1_7_c_4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27862">
                <text:p>27862</text:p>
              </table:table-cell>
              <table:table-cell office:value-type="float" office:value="2.3">
                <text:p>2.3</text:p>
              </table:table-cell>
              <table:table-cell office:value-type="float" office:value="208303">
                <text:p>208303</text:p>
              </table:table-cell>
              <table:table-cell office:value-type="float" office:value="34581">
                <text:p>34581</text:p>
              </table:table-cell>
              <table:table-cell office:value-type="float" office:value="2.3">
                <text:p>2.3</text:p>
              </table:table-cell>
              <table:table-cell office:value-type="float" office:value="164684">
                <text:p>164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25093">
                <text:p>25093</text:p>
              </table:table-cell>
              <table:table-cell office:value-type="float" office:value="2.555556">
                <text:p>2.555556</text:p>
              </table:table-cell>
              <table:table-cell office:value-type="float" office:value="193833">
                <text:p>193833</text:p>
              </table:table-cell>
              <table:table-cell office:value-type="float" office:value="32874">
                <text:p>32874</text:p>
              </table:table-cell>
              <table:table-cell office:value-type="float" office:value="2.555556">
                <text:p>2.555556</text:p>
              </table:table-cell>
              <table:table-cell office:value-type="float" office:value="153654">
                <text:p>153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18924">
                <text:p>18924</text:p>
              </table:table-cell>
              <table:table-cell office:value-type="float" office:value="2.811111">
                <text:p>2.811111</text:p>
              </table:table-cell>
              <table:table-cell office:value-type="float" office:value="179623">
                <text:p>179623</text:p>
              </table:table-cell>
              <table:table-cell office:value-type="float" office:value="27608">
                <text:p>27608</text:p>
              </table:table-cell>
              <table:table-cell office:value-type="float" office:value="2.811111">
                <text:p>2.811111</text:p>
              </table:table-cell>
              <table:table-cell office:value-type="float" office:value="141946">
                <text:p>1419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12830">
                <text:p>12830</text:p>
              </table:table-cell>
              <table:table-cell office:value-type="float" office:value="3.066667">
                <text:p>3.066667</text:p>
              </table:table-cell>
              <table:table-cell office:value-type="float" office:value="164680">
                <text:p>164680</text:p>
              </table:table-cell>
              <table:table-cell office:value-type="float" office:value="19416">
                <text:p>19416</text:p>
              </table:table-cell>
              <table:table-cell office:value-type="float" office:value="3.066667">
                <text:p>3.066667</text:p>
              </table:table-cell>
              <table:table-cell office:value-type="float" office:value="130551">
                <text:p>1305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8376">
                <text:p>8376</text:p>
              </table:table-cell>
              <table:table-cell office:value-type="float" office:value="3.322222">
                <text:p>3.322222</text:p>
              </table:table-cell>
              <table:table-cell office:value-type="float" office:value="143499">
                <text:p>143499</text:p>
              </table:table-cell>
              <table:table-cell office:value-type="float" office:value="11252">
                <text:p>11252</text:p>
              </table:table-cell>
              <table:table-cell office:value-type="float" office:value="3.322222">
                <text:p>3.322222</text:p>
              </table:table-cell>
              <table:table-cell office:value-type="float" office:value="111782">
                <text:p>1117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7722">
                <text:p>7722</text:p>
              </table:table-cell>
              <table:table-cell office:value-type="float" office:value="3.577778">
                <text:p>3.577778</text:p>
              </table:table-cell>
              <table:table-cell office:value-type="float" office:value="124775">
                <text:p>124775</text:p>
              </table:table-cell>
              <table:table-cell office:value-type="float" office:value="9165">
                <text:p>9165</text:p>
              </table:table-cell>
              <table:table-cell office:value-type="float" office:value="3.577778">
                <text:p>3.577778</text:p>
              </table:table-cell>
              <table:table-cell office:value-type="float" office:value="94960">
                <text:p>949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7579">
                <text:p>7579</text:p>
              </table:table-cell>
              <table:table-cell office:value-type="float" office:value="3.833333">
                <text:p>3.833333</text:p>
              </table:table-cell>
              <table:table-cell office:value-type="float" office:value="102211">
                <text:p>102211</text:p>
              </table:table-cell>
              <table:table-cell office:value-type="float" office:value="8652">
                <text:p>8652</text:p>
              </table:table-cell>
              <table:table-cell office:value-type="float" office:value="3.833333">
                <text:p>3.833333</text:p>
              </table:table-cell>
              <table:table-cell office:value-type="float" office:value="77400">
                <text:p>774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7477">
                <text:p>7477</text:p>
              </table:table-cell>
              <table:table-cell office:value-type="float" office:value="4.088889">
                <text:p>4.088889</text:p>
              </table:table-cell>
              <table:table-cell office:value-type="float" office:value="80651">
                <text:p>80651</text:p>
              </table:table-cell>
              <table:table-cell office:value-type="float" office:value="8488">
                <text:p>8488</text:p>
              </table:table-cell>
              <table:table-cell office:value-type="float" office:value="4.088889">
                <text:p>4.088889</text:p>
              </table:table-cell>
              <table:table-cell office:value-type="float" office:value="61051">
                <text:p>610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7386">
                <text:p>7386</text:p>
              </table:table-cell>
              <table:table-cell office:value-type="float" office:value="4.344444">
                <text:p>4.344444</text:p>
              </table:table-cell>
              <table:table-cell office:value-type="float" office:value="64472">
                <text:p>64472</text:p>
              </table:table-cell>
              <table:table-cell office:value-type="float" office:value="8366">
                <text:p>8366</text:p>
              </table:table-cell>
              <table:table-cell office:value-type="float" office:value="4.344444">
                <text:p>4.344444</text:p>
              </table:table-cell>
              <table:table-cell office:value-type="float" office:value="51463">
                <text:p>514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7302">
                <text:p>7302</text:p>
              </table:table-cell>
              <table:table-cell office:value-type="float" office:value="4.6">
                <text:p>4.6</text:p>
              </table:table-cell>
              <table:table-cell office:value-type="float" office:value="55233">
                <text:p>55233</text:p>
              </table:table-cell>
              <table:table-cell office:value-type="float" office:value="8271">
                <text:p>8271</text:p>
              </table:table-cell>
              <table:table-cell office:value-type="float" office:value="4.6">
                <text:p>4.6</text:p>
              </table:table-cell>
              <table:table-cell office:value-type="float" office:value="46280">
                <text:p>462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7211">
                <text:p>7211</text:p>
              </table:table-cell>
              <table:table-cell office:value-type="float" office:value="4.855556">
                <text:p>4.855556</text:p>
              </table:table-cell>
              <table:table-cell office:value-type="float" office:value="49541">
                <text:p>49541</text:p>
              </table:table-cell>
              <table:table-cell office:value-type="float" office:value="8134">
                <text:p>8134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">
                <text:p>429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7106">
                <text:p>7106</text:p>
              </table:table-cell>
              <table:table-cell office:value-type="float" office:value="5.111111">
                <text:p>5.111111</text:p>
              </table:table-cell>
              <table:table-cell office:value-type="float" office:value="46998">
                <text:p>46998</text:p>
              </table:table-cell>
              <table:table-cell office:value-type="float" office:value="7944">
                <text:p>7944</text:p>
              </table:table-cell>
              <table:table-cell office:value-type="float" office:value="5.111111">
                <text:p>5.111111</text:p>
              </table:table-cell>
              <table:table-cell office:value-type="float" office:value="41215">
                <text:p>412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845">
                <text:p>6845</text:p>
              </table:table-cell>
              <table:table-cell office:value-type="float" office:value="5.366667">
                <text:p>5.366667</text:p>
              </table:table-cell>
              <table:table-cell office:value-type="float" office:value="44847">
                <text:p>44847</text:p>
              </table:table-cell>
              <table:table-cell office:value-type="float" office:value="7641">
                <text:p>7641</text:p>
              </table:table-cell>
              <table:table-cell office:value-type="float" office:value="5.366667">
                <text:p>5.366667</text:p>
              </table:table-cell>
              <table:table-cell office:value-type="float" office:value="39521">
                <text:p>3952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6322">
                <text:p>6322</text:p>
              </table:table-cell>
              <table:table-cell office:value-type="float" office:value="5.622222">
                <text:p>5.622222</text:p>
              </table:table-cell>
              <table:table-cell office:value-type="float" office:value="42834">
                <text:p>42834</text:p>
              </table:table-cell>
              <table:table-cell office:value-type="float" office:value="6959">
                <text:p>6959</text:p>
              </table:table-cell>
              <table:table-cell office:value-type="float" office:value="5.622222">
                <text:p>5.622222</text:p>
              </table:table-cell>
              <table:table-cell office:value-type="float" office:value="38020">
                <text:p>380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5448">
                <text:p>5448</text:p>
              </table:table-cell>
              <table:table-cell office:value-type="float" office:value="5.877778">
                <text:p>5.877778</text:p>
              </table:table-cell>
              <table:table-cell office:value-type="float" office:value="40912">
                <text:p>40912</text:p>
              </table:table-cell>
              <table:table-cell office:value-type="float" office:value="5943">
                <text:p>5943</text:p>
              </table:table-cell>
              <table:table-cell office:value-type="float" office:value="5.877778">
                <text:p>5.877778</text:p>
              </table:table-cell>
              <table:table-cell office:value-type="float" office:value="36440">
                <text:p>364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3918">
                <text:p>3918</text:p>
              </table:table-cell>
              <table:table-cell office:value-type="float" office:value="6.133333">
                <text:p>6.133333</text:p>
              </table:table-cell>
              <table:table-cell office:value-type="float" office:value="38359">
                <text:p>38359</text:p>
              </table:table-cell>
              <table:table-cell office:value-type="float" office:value="4260">
                <text:p>4260</text:p>
              </table:table-cell>
              <table:table-cell office:value-type="float" office:value="6.133333">
                <text:p>6.133333</text:p>
              </table:table-cell>
              <table:table-cell office:value-type="float" office:value="34246">
                <text:p>342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3081">
                <text:p>3081</text:p>
              </table:table-cell>
              <table:table-cell office:value-type="float" office:value="6.388889">
                <text:p>6.388889</text:p>
              </table:table-cell>
              <table:table-cell office:value-type="float" office:value="36257">
                <text:p>36257</text:p>
              </table:table-cell>
              <table:table-cell office:value-type="float" office:value="3247">
                <text:p>3247</text:p>
              </table:table-cell>
              <table:table-cell office:value-type="float" office:value="6.388889">
                <text:p>6.388889</text:p>
              </table:table-cell>
              <table:table-cell office:value-type="float" office:value="32588">
                <text:p>325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567">
                <text:p>2567</text:p>
              </table:table-cell>
              <table:table-cell office:value-type="float" office:value="6.644444">
                <text:p>6.644444</text:p>
              </table:table-cell>
              <table:table-cell office:value-type="float" office:value="34158">
                <text:p>34158</text:p>
              </table:table-cell>
              <table:table-cell office:value-type="float" office:value="2720">
                <text:p>2720</text:p>
              </table:table-cell>
              <table:table-cell office:value-type="float" office:value="6.644444">
                <text:p>6.644444</text:p>
              </table:table-cell>
              <table:table-cell office:value-type="float" office:value="30825">
                <text:p>3082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2405">
                <text:p>2405</text:p>
              </table:table-cell>
              <table:table-cell office:value-type="float" office:value="6.9">
                <text:p>6.9</text:p>
              </table:table-cell>
              <table:table-cell office:value-type="float" office:value="32115">
                <text:p>32115</text:p>
              </table:table-cell>
              <table:table-cell office:value-type="float" office:value="2506">
                <text:p>2506</text:p>
              </table:table-cell>
              <table:table-cell office:value-type="float" office:value="6.9">
                <text:p>6.9</text:p>
              </table:table-cell>
              <table:table-cell office:value-type="float" office:value="29201">
                <text:p>292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2342">
                <text:p>2342</text:p>
              </table:table-cell>
              <table:table-cell office:value-type="float" office:value="7.155556">
                <text:p>7.155556</text:p>
              </table:table-cell>
              <table:table-cell office:value-type="float" office:value="29980">
                <text:p>29980</text:p>
              </table:table-cell>
              <table:table-cell office:value-type="float" office:value="2421">
                <text:p>2421</text:p>
              </table:table-cell>
              <table:table-cell office:value-type="float" office:value="7.155556">
                <text:p>7.155556</text:p>
              </table:table-cell>
              <table:table-cell office:value-type="float" office:value="27434">
                <text:p>274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2302">
                <text:p>2302</text:p>
              </table:table-cell>
              <table:table-cell office:value-type="float" office:value="7.411111">
                <text:p>7.411111</text:p>
              </table:table-cell>
              <table:table-cell office:value-type="float" office:value="26738">
                <text:p>26738</text:p>
              </table:table-cell>
              <table:table-cell office:value-type="float" office:value="2344">
                <text:p>2344</text:p>
              </table:table-cell>
              <table:table-cell office:value-type="float" office:value="7.411111">
                <text:p>7.411111</text:p>
              </table:table-cell>
              <table:table-cell office:value-type="float" office:value="24636">
                <text:p>246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2268">
                <text:p>2268</text:p>
              </table:table-cell>
              <table:table-cell office:value-type="float" office:value="7.666667">
                <text:p>7.666667</text:p>
              </table:table-cell>
              <table:table-cell office:value-type="float" office:value="23772">
                <text:p>23772</text:p>
              </table:table-cell>
              <table:table-cell office:value-type="float" office:value="2302">
                <text:p>2302</text:p>
              </table:table-cell>
              <table:table-cell office:value-type="float" office:value="7.666667">
                <text:p>7.666667</text:p>
              </table:table-cell>
              <table:table-cell office:value-type="float" office:value="22263">
                <text:p>222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2231">
                <text:p>2231</text:p>
              </table:table-cell>
              <table:table-cell office:value-type="float" office:value="7.922222">
                <text:p>7.922222</text:p>
              </table:table-cell>
              <table:table-cell office:value-type="float" office:value="20584">
                <text:p>20584</text:p>
              </table:table-cell>
              <table:table-cell office:value-type="float" office:value="2220">
                <text:p>2220</text:p>
              </table:table-cell>
              <table:table-cell office:value-type="float" office:value="7.922222">
                <text:p>7.922222</text:p>
              </table:table-cell>
              <table:table-cell office:value-type="float" office:value="19546">
                <text:p>195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2177">
                <text:p>2177</text:p>
              </table:table-cell>
              <table:table-cell office:value-type="float" office:value="8.177778">
                <text:p>8.177778</text:p>
              </table:table-cell>
              <table:table-cell office:value-type="float" office:value="17617">
                <text:p>17617</text:p>
              </table:table-cell>
              <table:table-cell office:value-type="float" office:value="2131">
                <text:p>2131</text:p>
              </table:table-cell>
              <table:table-cell office:value-type="float" office:value="8.177778">
                <text:p>8.177778</text:p>
              </table:table-cell>
              <table:table-cell office:value-type="float" office:value="17066">
                <text:p>170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2084">
                <text:p>2084</text:p>
              </table:table-cell>
              <table:table-cell office:value-type="float" office:value="8.433333">
                <text:p>8.433333</text:p>
              </table:table-cell>
              <table:table-cell office:value-type="float" office:value="15175">
                <text:p>15175</text:p>
              </table:table-cell>
              <table:table-cell office:value-type="float" office:value="2008">
                <text:p>2008</text:p>
              </table:table-cell>
              <table:table-cell office:value-type="float" office:value="8.433333">
                <text:p>8.433333</text:p>
              </table:table-cell>
              <table:table-cell office:value-type="float" office:value="14846">
                <text:p>148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870">
                <text:p>1870</text:p>
              </table:table-cell>
              <table:table-cell office:value-type="float" office:value="8.688889">
                <text:p>8.688889</text:p>
              </table:table-cell>
              <table:table-cell office:value-type="float" office:value="13058">
                <text:p>13058</text:p>
              </table:table-cell>
              <table:table-cell office:value-type="float" office:value="1755">
                <text:p>1755</text:p>
              </table:table-cell>
              <table:table-cell office:value-type="float" office:value="8.688889">
                <text:p>8.688889</text:p>
              </table:table-cell>
              <table:table-cell office:value-type="float" office:value="12884">
                <text:p>128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682">
                <text:p>1682</text:p>
              </table:table-cell>
              <table:table-cell office:value-type="float" office:value="8.944444">
                <text:p>8.944444</text:p>
              </table:table-cell>
              <table:table-cell office:value-type="float" office:value="12125">
                <text:p>12125</text:p>
              </table:table-cell>
              <table:table-cell office:value-type="float" office:value="1502">
                <text:p>1502</text:p>
              </table:table-cell>
              <table:table-cell office:value-type="float" office:value="8.944444">
                <text:p>8.944444</text:p>
              </table:table-cell>
              <table:table-cell office:value-type="float" office:value="12080">
                <text:p>120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426">
                <text:p>1426</text:p>
              </table:table-cell>
              <table:table-cell office:value-type="float" office:value="9.2">
                <text:p>9.2</text:p>
              </table:table-cell>
              <table:table-cell office:value-type="float" office:value="11557">
                <text:p>11557</text:p>
              </table:table-cell>
              <table:table-cell office:value-type="float" office:value="1257">
                <text:p>1257</text:p>
              </table:table-cell>
              <table:table-cell office:value-type="float" office:value="9.2">
                <text:p>9.2</text:p>
              </table:table-cell>
              <table:table-cell office:value-type="float" office:value="11574">
                <text:p>115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214">
                <text:p>1214</text:p>
              </table:table-cell>
              <table:table-cell office:value-type="float" office:value="9.455556">
                <text:p>9.455556</text:p>
              </table:table-cell>
              <table:table-cell office:value-type="float" office:value="11061">
                <text:p>11061</text:p>
              </table:table-cell>
              <table:table-cell office:value-type="float" office:value="1063">
                <text:p>1063</text:p>
              </table:table-cell>
              <table:table-cell office:value-type="float" office:value="9.455556">
                <text:p>9.455556</text:p>
              </table:table-cell>
              <table:table-cell office:value-type="float" office:value="11189">
                <text:p>111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66">
                <text:p>1066</text:p>
              </table:table-cell>
              <table:table-cell office:value-type="float" office:value="9.711111">
                <text:p>9.711111</text:p>
              </table:table-cell>
              <table:table-cell office:value-type="float" office:value="10626">
                <text:p>10626</text:p>
              </table:table-cell>
              <table:table-cell office:value-type="float" office:value="930">
                <text:p>930</text:p>
              </table:table-cell>
              <table:table-cell office:value-type="float" office:value="9.711111">
                <text:p>9.711111</text:p>
              </table:table-cell>
              <table:table-cell office:value-type="float" office:value="10759">
                <text:p>1075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10">
                <text:p>910</text:p>
              </table:table-cell>
              <table:table-cell office:value-type="float" office:value="9.966667">
                <text:p>9.966667</text:p>
              </table:table-cell>
              <table:table-cell office:value-type="float" office:value="10063">
                <text:p>10063</text:p>
              </table:table-cell>
              <table:table-cell office:value-type="float" office:value="849">
                <text:p>849</text:p>
              </table:table-cell>
              <table:table-cell office:value-type="float" office:value="9.966667">
                <text:p>9.966667</text:p>
              </table:table-cell>
              <table:table-cell office:value-type="float" office:value="10229">
                <text:p>102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">
                <text:p>867</text:p>
              </table:table-cell>
              <table:table-cell office:value-type="float" office:value="10.222222">
                <text:p>10.222222</text:p>
              </table:table-cell>
              <table:table-cell office:value-type="float" office:value="9565">
                <text:p>9565</text:p>
              </table:table-cell>
              <table:table-cell office:value-type="float" office:value="812">
                <text:p>812</text:p>
              </table:table-cell>
              <table:table-cell office:value-type="float" office:value="10.222222">
                <text:p>10.222222</text:p>
              </table:table-cell>
              <table:table-cell office:value-type="float" office:value="9806">
                <text:p>980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50">
                <text:p>850</text:p>
              </table:table-cell>
              <table:table-cell office:value-type="float" office:value="10.477778">
                <text:p>10.477778</text:p>
              </table:table-cell>
              <table:table-cell office:value-type="float" office:value="9117">
                <text:p>9117</text:p>
              </table:table-cell>
              <table:table-cell office:value-type="float" office:value="787">
                <text:p>787</text:p>
              </table:table-cell>
              <table:table-cell office:value-type="float" office:value="10.477778">
                <text:p>10.477778</text:p>
              </table:table-cell>
              <table:table-cell office:value-type="float" office:value="9419">
                <text:p>94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841">
                <text:p>841</text:p>
              </table:table-cell>
              <table:table-cell office:value-type="float" office:value="10.733333">
                <text:p>10.733333</text:p>
              </table:table-cell>
              <table:table-cell office:value-type="float" office:value="8660">
                <text:p>8660</text:p>
              </table:table-cell>
              <table:table-cell office:value-type="float" office:value="766">
                <text:p>766</text:p>
              </table:table-cell>
              <table:table-cell office:value-type="float" office:value="10.733333">
                <text:p>10.733333</text:p>
              </table:table-cell>
              <table:table-cell office:value-type="float" office:value="9026">
                <text:p>9026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10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67cm" svg:height="9cm" xlink:href=".." xlink:type="simple" chart:class="chart:scatter" chart:style-name="ch1">
        <chart:title svg:x="6.167cm" svg:y="0.51cm" chart:style-name="ch2">
          <text:p>Low </text:p>
        </chart:title>
        <chart:legend svg:x="9.549cm" svg:y="2.307cm" style:legend-expansion="custom" chartooo:width="4.125cm" chartooo:height="1.67cm" style:legend-expansion-aspect-ratio="2.47005988023952" chart:style-name="ch3"/>
        <chart:plot-area chart:style-name="ch4" table:cell-range-address="theffect_1_9.D4:theffect_1_9.D38 theffect_1_9.H3:theffect_1_9.H38 theffect_1_9.J3:theffect_1_9.J38 theffect_1_9.L3:theffect_1_9.L38" chart:data-source-has-labels="row" svg:x="0.934cm" svg:y="0.282cm" svg:width="14.948cm" svg:height="8.259cm">
          <chartooo:coordinate-region svg:x="2.296cm" svg:y="0.494cm" svg:width="12.593cm" svg:height="7.374cm"/>
          <chart:axis chart:dimension="x" chart:name="primary-x" chart:style-name="ch5">
            <chart:title svg:x="7.12cm" svg:y="8.413cm" chart:style-name="ch6">
              <text:p>pk-thershold[mV]</text:p>
            </chart:title>
          </chart:axis>
          <chart:axis chart:dimension="y" chart:name="primary-y" chart:style-name="ch7">
            <chart:title svg:x="0.01cm" svg:y="4.68cm" chart:style-name="ch8">
              <text:p>cnt</text:p>
            </chart:title>
            <chart:grid chart:style-name="ch9" chart:class="major"/>
          </chart:axis>
          <chart:axis chart:dimension="y" chart:name="secondary-y" chart:style-name="ch10">
            <chart:title svg:x="16.22cm" svg:y="5.646cm" chart:style-name="ch8">
              <text:p>coincednece cnt</text:p>
            </chart:title>
          </chart:axis>
          <chart:series chart:attached-axis="primary-y" chart:style-name="ch11" chart:values-cell-range-address="theffect_1_9.H4:theffect_1_9.H38" chart:label-cell-address="theffect_1_9.H3:theffect_1_9.H3" chart:class="chart:scatter">
            <chart:domain table:cell-range-address="theffect_1_9.D4:theffect_1_9.D38"/>
            <chart:data-point chart:repeated="35"/>
          </chart:series>
          <chart:series chart:attached-axis="primary-y" chart:style-name="ch12" chart:values-cell-range-address="theffect_1_9.J4:theffect_1_9.J38" chart:label-cell-address="theffect_1_9.J3:theffect_1_9.J3" chart:class="chart:scatter">
            <chart:data-point chart:repeated="35"/>
          </chart:series>
          <chart:series chart:attached-axis="secondary-y" chart:style-name="ch13" chart:values-cell-range-address="theffect_1_9.L4:theffect_1_9.L38" chart:label-cell-address="theffect_1_9.L3:theffect_1_9.L3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9[V]ov</text:p>
                <draw:g>
                  <svg:desc>theffect_1_9.H3:theffect_1_9.H3</svg:desc>
                </draw:g>
              </table:table-cell>
              <table:table-cell office:value-type="string">
                <text:p>pkcnt2@1.9[V]ov</text:p>
                <draw:g>
                  <svg:desc>theffect_1_9.J3:theffect_1_9.J3</svg:desc>
                </draw:g>
              </table:table-cell>
              <table:table-cell office:value-type="string">
                <text:p>coincnt@1.9[V]ov</text:p>
                <draw:g>
                  <svg:desc>theffect_1_9.L3:theffect_1_9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8889">
                <text:p>1.688889</text:p>
                <draw:g>
                  <svg:desc>theffect_1_9.D4:theffect_1_9.D38</svg:desc>
                </draw:g>
              </table:table-cell>
              <table:table-cell office:value-type="float" office:value="52643">
                <text:p>52643</text:p>
                <draw:g>
                  <svg:desc>theffect_1_9.H4:theffect_1_9.H38</svg:desc>
                </draw:g>
              </table:table-cell>
              <table:table-cell office:value-type="float" office:value="62956">
                <text:p>62956</text:p>
                <draw:g>
                  <svg:desc>theffect_1_9.J4:theffect_1_9.J38</svg:desc>
                </draw:g>
              </table:table-cell>
              <table:table-cell office:value-type="float" office:value="2022">
                <text:p>2022</text:p>
                <draw:g>
                  <svg:desc>theffect_1_9.L4:theffect_1_9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52868">
                <text:p>52868</text:p>
              </table:table-cell>
              <table:table-cell office:value-type="float" office:value="63169">
                <text:p>63169</text:p>
              </table:table-cell>
              <table:table-cell office:value-type="float" office:value="2025">
                <text:p>20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1111">
                <text:p>2.111111</text:p>
              </table:table-cell>
              <table:table-cell office:value-type="float" office:value="52915">
                <text:p>52915</text:p>
              </table:table-cell>
              <table:table-cell office:value-type="float" office:value="63308">
                <text:p>63308</text:p>
              </table:table-cell>
              <table:table-cell office:value-type="float" office:value="2023">
                <text:p>20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2222">
                <text:p>2.322222</text:p>
              </table:table-cell>
              <table:table-cell office:value-type="float" office:value="52399">
                <text:p>52399</text:p>
              </table:table-cell>
              <table:table-cell office:value-type="float" office:value="62495">
                <text:p>6249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3333">
                <text:p>2.533333</text:p>
              </table:table-cell>
              <table:table-cell office:value-type="float" office:value="49415">
                <text:p>49415</text:p>
              </table:table-cell>
              <table:table-cell office:value-type="float" office:value="59891">
                <text:p>59891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44444">
                <text:p>2.744444</text:p>
              </table:table-cell>
              <table:table-cell office:value-type="float" office:value="43896">
                <text:p>43896</text:p>
              </table:table-cell>
              <table:table-cell office:value-type="float" office:value="51376">
                <text:p>51376</text:p>
              </table:table-cell>
              <table:table-cell office:value-type="float" office:value="1389">
                <text:p>1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5556">
                <text:p>2.955556</text:p>
              </table:table-cell>
              <table:table-cell office:value-type="float" office:value="33160">
                <text:p>33160</text:p>
              </table:table-cell>
              <table:table-cell office:value-type="float" office:value="41367">
                <text:p>41367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6667">
                <text:p>3.166667</text:p>
              </table:table-cell>
              <table:table-cell office:value-type="float" office:value="23169">
                <text:p>23169</text:p>
              </table:table-cell>
              <table:table-cell office:value-type="float" office:value="29557">
                <text:p>29557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7778">
                <text:p>3.377778</text:p>
              </table:table-cell>
              <table:table-cell office:value-type="float" office:value="20048">
                <text:p>20048</text:p>
              </table:table-cell>
              <table:table-cell office:value-type="float" office:value="23005">
                <text:p>2300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8889">
                <text:p>3.588889</text:p>
              </table:table-cell>
              <table:table-cell office:value-type="float" office:value="18069">
                <text:p>18069</text:p>
              </table:table-cell>
              <table:table-cell office:value-type="float" office:value="21330">
                <text:p>213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">
                <text:p>3.8</text:p>
              </table:table-cell>
              <table:table-cell office:value-type="float" office:value="17687">
                <text:p>17687</text:p>
              </table:table-cell>
              <table:table-cell office:value-type="float" office:value="20508">
                <text:p>2050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1111">
                <text:p>4.011111</text:p>
              </table:table-cell>
              <table:table-cell office:value-type="float" office:value="17389">
                <text:p>17389</text:p>
              </table:table-cell>
              <table:table-cell office:value-type="float" office:value="20113">
                <text:p>2011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2222">
                <text:p>4.222222</text:p>
              </table:table-cell>
              <table:table-cell office:value-type="float" office:value="17156">
                <text:p>17156</text:p>
              </table:table-cell>
              <table:table-cell office:value-type="float" office:value="19897">
                <text:p>19897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33333">
                <text:p>4.433333</text:p>
              </table:table-cell>
              <table:table-cell office:value-type="float" office:value="17022">
                <text:p>17022</text:p>
              </table:table-cell>
              <table:table-cell office:value-type="float" office:value="19560">
                <text:p>195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44444">
                <text:p>4.644444</text:p>
              </table:table-cell>
              <table:table-cell office:value-type="float" office:value="16821">
                <text:p>16821</text:p>
              </table:table-cell>
              <table:table-cell office:value-type="float" office:value="19276">
                <text:p>1927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5556">
                <text:p>4.855556</text:p>
              </table:table-cell>
              <table:table-cell office:value-type="float" office:value="16636">
                <text:p>16636</text:p>
              </table:table-cell>
              <table:table-cell office:value-type="float" office:value="19110">
                <text:p>191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6667">
                <text:p>5.066667</text:p>
              </table:table-cell>
              <table:table-cell office:value-type="float" office:value="16503">
                <text:p>16503</text:p>
              </table:table-cell>
              <table:table-cell office:value-type="float" office:value="18810">
                <text:p>188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7778">
                <text:p>5.277778</text:p>
              </table:table-cell>
              <table:table-cell office:value-type="float" office:value="16285">
                <text:p>16285</text:p>
              </table:table-cell>
              <table:table-cell office:value-type="float" office:value="18591">
                <text:p>185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88889">
                <text:p>5.488889</text:p>
              </table:table-cell>
              <table:table-cell office:value-type="float" office:value="15976">
                <text:p>15976</text:p>
              </table:table-cell>
              <table:table-cell office:value-type="float" office:value="18146">
                <text:p>181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15605">
                <text:p>15605</text:p>
              </table:table-cell>
              <table:table-cell office:value-type="float" office:value="17215">
                <text:p>1721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1111">
                <text:p>5.911111</text:p>
              </table:table-cell>
              <table:table-cell office:value-type="float" office:value="14690">
                <text:p>14690</text:p>
              </table:table-cell>
              <table:table-cell office:value-type="float" office:value="16277">
                <text:p>1627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22222">
                <text:p>6.122222</text:p>
              </table:table-cell>
              <table:table-cell office:value-type="float" office:value="13161">
                <text:p>13161</text:p>
              </table:table-cell>
              <table:table-cell office:value-type="float" office:value="14236">
                <text:p>1423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333">
                <text:p>6.333333</text:p>
              </table:table-cell>
              <table:table-cell office:value-type="float" office:value="11774">
                <text:p>11774</text:p>
              </table:table-cell>
              <table:table-cell office:value-type="float" office:value="11970">
                <text:p>1197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4444">
                <text:p>6.544444</text:p>
              </table:table-cell>
              <table:table-cell office:value-type="float" office:value="9741">
                <text:p>9741</text:p>
              </table:table-cell>
              <table:table-cell office:value-type="float" office:value="10557">
                <text:p>1055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5556">
                <text:p>6.755556</text:p>
              </table:table-cell>
              <table:table-cell office:value-type="float" office:value="8705">
                <text:p>8705</text:p>
              </table:table-cell>
              <table:table-cell office:value-type="float" office:value="8929">
                <text:p>892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66667">
                <text:p>6.966667</text:p>
              </table:table-cell>
              <table:table-cell office:value-type="float" office:value="7540">
                <text:p>7540</text:p>
              </table:table-cell>
              <table:table-cell office:value-type="float" office:value="8007">
                <text:p>80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7778">
                <text:p>7.177778</text:p>
              </table:table-cell>
              <table:table-cell office:value-type="float" office:value="6968">
                <text:p>6968</text:p>
              </table:table-cell>
              <table:table-cell office:value-type="float" office:value="7672">
                <text:p>767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8889">
                <text:p>7.388889</text:p>
              </table:table-cell>
              <table:table-cell office:value-type="float" office:value="6808">
                <text:p>6808</text:p>
              </table:table-cell>
              <table:table-cell office:value-type="float" office:value="7415">
                <text:p>74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">
                <text:p>7.6</text:p>
              </table:table-cell>
              <table:table-cell office:value-type="float" office:value="6661">
                <text:p>6661</text:p>
              </table:table-cell>
              <table:table-cell office:value-type="float" office:value="7306">
                <text:p>73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1111">
                <text:p>7.811111</text:p>
              </table:table-cell>
              <table:table-cell office:value-type="float" office:value="6550">
                <text:p>6550</text:p>
              </table:table-cell>
              <table:table-cell office:value-type="float" office:value="7152">
                <text:p>715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2222">
                <text:p>8.022222</text:p>
              </table:table-cell>
              <table:table-cell office:value-type="float" office:value="6492">
                <text:p>6492</text:p>
              </table:table-cell>
              <table:table-cell office:value-type="float" office:value="7007">
                <text:p>70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3333">
                <text:p>8.233333</text:p>
              </table:table-cell>
              <table:table-cell office:value-type="float" office:value="6373">
                <text:p>6373</text:p>
              </table:table-cell>
              <table:table-cell office:value-type="float" office:value="6896">
                <text:p>68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44444">
                <text:p>8.444444</text:p>
              </table:table-cell>
              <table:table-cell office:value-type="float" office:value="6250">
                <text:p>6250</text:p>
              </table:table-cell>
              <table:table-cell office:value-type="float" office:value="6705">
                <text:p>67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55556">
                <text:p>8.655556</text:p>
              </table:table-cell>
              <table:table-cell office:value-type="float" office:value="6165">
                <text:p>6165</text:p>
              </table:table-cell>
              <table:table-cell office:value-type="float" office:value="6493">
                <text:p>64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66667">
                <text:p>8.866667</text:p>
              </table:table-cell>
              <table:table-cell office:value-type="float" office:value="5994">
                <text:p>5994</text:p>
              </table:table-cell>
              <table:table-cell office:value-type="float" office:value="6288">
                <text:p>6288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." xlink:type="simple" chart:class="chart:scatter" chart:style-name="ch1">
        <chart:title svg:x="6.174cm" svg:y="0.512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7cm" style:legend-expansion-aspect-ratio="2.4745050989802" chart:style-name="ch4"/>
        <chart:plot-area chart:style-name="ch5" table:cell-range-address="theffect_1_7_c_5.D4:theffect_1_7_c_5.D38 theffect_1_7_c_5.H3:theffect_1_7_c_5.H38 theffect_1_7_c_5.J3:theffect_1_7_c_5.J38 theffect_1_7_c_5.L3:theffect_1_7_c_5.L38" chart:data-source-has-labels="row" svg:x="0.934cm" svg:y="0.279cm" svg:width="14.948cm" svg:height="8.256cm">
          <chartooo:coordinate-region svg:x="2.296cm" svg:y="0.491cm" svg:width="12.593cm" svg:height="7.371cm"/>
          <chart:axis chart:dimension="x" chart:name="primary-x" chart:style-name="ch6">
            <chart:title svg:x="7.12cm" svg:y="8.41cm" chart:style-name="ch7">
              <text:p>pk-thershold[mV]</text:p>
            </chart:title>
          </chart:axis>
          <chart:axis chart:dimension="y" chart:name="primary-y" chart:style-name="ch8">
            <chart:title svg:x="0.01cm" svg:y="4.676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2cm" chart:style-name="ch9">
              <text:p>coincednece cnt</text:p>
            </chart:title>
          </chart:axis>
          <chart:series chart:attached-axis="primary-y" chart:style-name="ch12" chart:values-cell-range-address="theffect_1_7_c_5.H4:theffect_1_7_c_5.H38" chart:label-cell-address="theffect_1_7_c_5.H3:theffect_1_7_c_5.H3" chart:class="chart:scatter">
            <chart:domain table:cell-range-address="theffect_1_7_c_5.D4:theffect_1_7_c_5.D38"/>
            <chart:data-point chart:repeated="35"/>
          </chart:series>
          <chart:series chart:attached-axis="primary-y" chart:style-name="ch13" chart:values-cell-range-address="theffect_1_7_c_5.J4:theffect_1_7_c_5.J38" chart:label-cell-address="theffect_1_7_c_5.J3:theffect_1_7_c_5.J3" chart:class="chart:scatter">
            <chart:data-point chart:repeated="35"/>
          </chart:series>
          <chart:series chart:attached-axis="secondary-y" chart:style-name="ch14" chart:values-cell-range-address="theffect_1_7_c_5.L4:theffect_1_7_c_5.L38" chart:label-cell-address="theffect_1_7_c_5.L3:theffect_1_7_c_5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20[c]</text:p>
                <draw:g>
                  <svg:desc>theffect_1_7_c_5.H3:theffect_1_7_c_5.H3</svg:desc>
                </draw:g>
              </table:table-cell>
              <table:table-cell office:value-type="string">
                <text:p>pkcnt2 1.7[V]ov@20[c]</text:p>
                <draw:g>
                  <svg:desc>theffect_1_7_c_5.J3:theffect_1_7_c_5.J3</svg:desc>
                </draw:g>
              </table:table-cell>
              <table:table-cell office:value-type="string">
                <text:p>coincnt 1.7[V]ov@20[c]</text:p>
                <draw:g>
                  <svg:desc>theffect_1_7_c_5.L3:theffect_1_7_c_5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1_7_c_5.D4:theffect_1_7_c_5.D38</svg:desc>
                </draw:g>
              </table:table-cell>
              <table:table-cell office:value-type="float" office:value="34784">
                <text:p>34784</text:p>
                <draw:g>
                  <svg:desc>theffect_1_7_c_5.H4:theffect_1_7_c_5.H38</svg:desc>
                </draw:g>
              </table:table-cell>
              <table:table-cell office:value-type="float" office:value="41699">
                <text:p>41699</text:p>
                <draw:g>
                  <svg:desc>theffect_1_7_c_5.J4:theffect_1_7_c_5.J38</svg:desc>
                </draw:g>
              </table:table-cell>
              <table:table-cell office:value-type="float" office:value="901">
                <text:p>901</text:p>
                <draw:g>
                  <svg:desc>theffect_1_7_c_5.L4:theffect_1_7_c_5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41800">
                <text:p>418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41554">
                <text:p>4155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39463">
                <text:p>394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5916">
                <text:p>3591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27114">
                <text:p>27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18060">
                <text:p>180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13176">
                <text:p>131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11912">
                <text:p>11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11313">
                <text:p>113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11074">
                <text:p>110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10913">
                <text:p>109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10748">
                <text:p>10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10662">
                <text:p>106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10493">
                <text:p>104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10291">
                <text:p>10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9886">
                <text:p>9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9469">
                <text:p>94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8387">
                <text:p>83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896">
                <text:p>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5494">
                <text:p>5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4382">
                <text:p>4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3934">
                <text:p>3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3600">
                <text:p>3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3472">
                <text:p>3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3387">
                <text:p>3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3349">
                <text:p>3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3267">
                <text:p>3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3177">
                <text:p>3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3070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2898">
                <text:p>2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2746">
                <text:p>2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2441">
                <text:p>2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2089">
                <text:p>20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786">
                <text:p>178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7cm" svg:y="0.339cm" chart:style-name="ch2">
          <text:p>Peak cnt for SiPm1, SiPm2</text:p>
        </chart:title>
        <chart:subtitle svg:x="2.52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_c_5.A1:theffect_1_7_c_5.A39 theffect_1_7_c_5.D4:theffect_1_7_c_5.D38 theffect_1_7_c_5.H3:theffect_1_7_c_5.H38 theffect_1_7_c_5.W3:theffect_1_7_c_5.W38 theffect_1_7_c_5.J3:theffect_1_7_c_5.J38 theffect_1_7_c_5.U3:theffect_1_7_c_5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_c_5.A1:theffect_1_7_c_5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_c_5.H4:theffect_1_7_c_5.H38" chart:label-cell-address="theffect_1_7_c_5.H3:theffect_1_7_c_5.H3" chart:class="chart:scatter">
            <chart:domain table:cell-range-address="theffect_1_7_c_5.D4:theffect_1_7_c_5.D38"/>
            <chart:data-point chart:repeated="35"/>
          </chart:series>
          <chart:series chart:style-name="ch12" chart:values-cell-range-address="theffect_1_7_c_5.W4:theffect_1_7_c_5.W38" chart:label-cell-address="theffect_1_7_c_5.W3:theffect_1_7_c_5.W3" chart:class="chart:scatter">
            <chart:domain table:cell-range-address="theffect_1_7_c_5.Q4:theffect_1_7_c_5.Q38"/>
            <chart:data-point chart:repeated="35"/>
          </chart:series>
          <chart:series chart:style-name="ch13" chart:values-cell-range-address="theffect_1_7_c_5.J4:theffect_1_7_c_5.J38" chart:label-cell-address="theffect_1_7_c_5.J3:theffect_1_7_c_5.J3" chart:class="chart:scatter">
            <chart:data-point chart:repeated="35"/>
          </chart:series>
          <chart:series chart:style-name="ch14" chart:values-cell-range-address="theffect_1_7_c_5.U4:theffect_1_7_c_5.U38" chart:label-cell-address="theffect_1_7_c_5.U3:theffect_1_7_c_5.U3" chart:class="chart:scatter">
            <chart:domain table:cell-range-address="theffect_1_7_c_5.Q4:theffect_1_7_c_5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1.7[V]ov@20[c]</text:p>
                <draw:g>
                  <svg:desc>theffect_1_7_c_5.H3:theffect_1_7_c_5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1.7[V]ov@20[c]STH</text:p>
                <draw:g>
                  <svg:desc>theffect_1_7_c_5.W3:theffect_1_7_c_5.W3</svg:desc>
                </draw:g>
              </table:table-cell>
              <table:table-cell office:value-type="string">
                <text:p>pkcnt2 1.7[V]ov@20[c]</text:p>
                <draw:g>
                  <svg:desc>theffect_1_7_c_5.J3:theffect_1_7_c_5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1.7[V]ov@20[c]STH</text:p>
                <draw:g>
                  <svg:desc>theffect_1_7_c_5.U3:theffect_1_7_c_5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_c_5.A1:theffect_1_7_c_5.A39</svg:desc>
                </draw:g>
              </table:table-cell>
              <table:table-cell office:value-type="float" office:value="1.777778">
                <text:p>1.777778</text:p>
                <draw:g>
                  <svg:desc>theffect_1_7_c_5.D4:theffect_1_7_c_5.D38</svg:desc>
                </draw:g>
              </table:table-cell>
              <table:table-cell office:value-type="float" office:value="34784">
                <text:p>34784</text:p>
                <draw:g>
                  <svg:desc>theffect_1_7_c_5.H4:theffect_1_7_c_5.H38</svg:desc>
                </draw:g>
              </table:table-cell>
              <table:table-cell office:value-type="float" office:value="2.044444">
                <text:p>2.044444</text:p>
                <draw:g>
                  <svg:desc>theffect_1_7_c_5.Q4:theffect_1_7_c_5.Q38</svg:desc>
                </draw:g>
              </table:table-cell>
              <table:table-cell office:value-type="float" office:value="308969">
                <text:p>308969</text:p>
                <draw:g>
                  <svg:desc>theffect_1_7_c_5.W4:theffect_1_7_c_5.W38</svg:desc>
                </draw:g>
              </table:table-cell>
              <table:table-cell office:value-type="float" office:value="41699">
                <text:p>41699</text:p>
                <draw:g>
                  <svg:desc>theffect_1_7_c_5.J4:theffect_1_7_c_5.J38</svg:desc>
                </draw:g>
              </table:table-cell>
              <table:table-cell office:value-type="float" office:value="2.044444">
                <text:p>2.044444</text:p>
                <draw:g>
                  <svg:desc>theffect_1_7_c_5.Q4:theffect_1_7_c_5.Q38</svg:desc>
                </draw:g>
              </table:table-cell>
              <table:table-cell office:value-type="float" office:value="257912">
                <text:p>257912</text:p>
                <draw:g>
                  <svg:desc>theffect_1_7_c_5.U4:theffect_1_7_c_5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2.3">
                <text:p>2.3</text:p>
              </table:table-cell>
              <table:table-cell office:value-type="float" office:value="289304">
                <text:p>289304</text:p>
              </table:table-cell>
              <table:table-cell office:value-type="float" office:value="41800">
                <text:p>41800</text:p>
              </table:table-cell>
              <table:table-cell office:value-type="float" office:value="2.3">
                <text:p>2.3</text:p>
              </table:table-cell>
              <table:table-cell office:value-type="float" office:value="241827">
                <text:p>2418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2.555556">
                <text:p>2.555556</text:p>
              </table:table-cell>
              <table:table-cell office:value-type="float" office:value="269252">
                <text:p>269252</text:p>
              </table:table-cell>
              <table:table-cell office:value-type="float" office:value="41554">
                <text:p>41554</text:p>
              </table:table-cell>
              <table:table-cell office:value-type="float" office:value="2.555556">
                <text:p>2.555556</text:p>
              </table:table-cell>
              <table:table-cell office:value-type="float" office:value="225507">
                <text:p>2255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2.811111">
                <text:p>2.811111</text:p>
              </table:table-cell>
              <table:table-cell office:value-type="float" office:value="247933">
                <text:p>247933</text:p>
              </table:table-cell>
              <table:table-cell office:value-type="float" office:value="39463">
                <text:p>39463</text:p>
              </table:table-cell>
              <table:table-cell office:value-type="float" office:value="2.811111">
                <text:p>2.811111</text:p>
              </table:table-cell>
              <table:table-cell office:value-type="float" office:value="208041">
                <text:p>20804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.066667">
                <text:p>3.066667</text:p>
              </table:table-cell>
              <table:table-cell office:value-type="float" office:value="225620">
                <text:p>225620</text:p>
              </table:table-cell>
              <table:table-cell office:value-type="float" office:value="35916">
                <text:p>35916</text:p>
              </table:table-cell>
              <table:table-cell office:value-type="float" office:value="3.066667">
                <text:p>3.066667</text:p>
              </table:table-cell>
              <table:table-cell office:value-type="float" office:value="190808">
                <text:p>19080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3.322222">
                <text:p>3.322222</text:p>
              </table:table-cell>
              <table:table-cell office:value-type="float" office:value="190623">
                <text:p>190623</text:p>
              </table:table-cell>
              <table:table-cell office:value-type="float" office:value="27114">
                <text:p>27114</text:p>
              </table:table-cell>
              <table:table-cell office:value-type="float" office:value="3.322222">
                <text:p>3.322222</text:p>
              </table:table-cell>
              <table:table-cell office:value-type="float" office:value="161966">
                <text:p>1619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3.577778">
                <text:p>3.577778</text:p>
              </table:table-cell>
              <table:table-cell office:value-type="float" office:value="159907">
                <text:p>159907</text:p>
              </table:table-cell>
              <table:table-cell office:value-type="float" office:value="18060">
                <text:p>18060</text:p>
              </table:table-cell>
              <table:table-cell office:value-type="float" office:value="3.577778">
                <text:p>3.577778</text:p>
              </table:table-cell>
              <table:table-cell office:value-type="float" office:value="136452">
                <text:p>13645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3.833333">
                <text:p>3.833333</text:p>
              </table:table-cell>
              <table:table-cell office:value-type="float" office:value="126957">
                <text:p>126957</text:p>
              </table:table-cell>
              <table:table-cell office:value-type="float" office:value="13176">
                <text:p>13176</text:p>
              </table:table-cell>
              <table:table-cell office:value-type="float" office:value="3.833333">
                <text:p>3.833333</text:p>
              </table:table-cell>
              <table:table-cell office:value-type="float" office:value="110973">
                <text:p>1109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4.088889">
                <text:p>4.088889</text:p>
              </table:table-cell>
              <table:table-cell office:value-type="float" office:value="102763">
                <text:p>102763</text:p>
              </table:table-cell>
              <table:table-cell office:value-type="float" office:value="11912">
                <text:p>11912</text:p>
              </table:table-cell>
              <table:table-cell office:value-type="float" office:value="4.088889">
                <text:p>4.088889</text:p>
              </table:table-cell>
              <table:table-cell office:value-type="float" office:value="88901">
                <text:p>889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4.344444">
                <text:p>4.344444</text:p>
              </table:table-cell>
              <table:table-cell office:value-type="float" office:value="87103">
                <text:p>87103</text:p>
              </table:table-cell>
              <table:table-cell office:value-type="float" office:value="11313">
                <text:p>11313</text:p>
              </table:table-cell>
              <table:table-cell office:value-type="float" office:value="4.344444">
                <text:p>4.344444</text:p>
              </table:table-cell>
              <table:table-cell office:value-type="float" office:value="76632">
                <text:p>766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4.6">
                <text:p>4.6</text:p>
              </table:table-cell>
              <table:table-cell office:value-type="float" office:value="79055">
                <text:p>79055</text:p>
              </table:table-cell>
              <table:table-cell office:value-type="float" office:value="11074">
                <text:p>11074</text:p>
              </table:table-cell>
              <table:table-cell office:value-type="float" office:value="4.6">
                <text:p>4.6</text:p>
              </table:table-cell>
              <table:table-cell office:value-type="float" office:value="69966">
                <text:p>699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4.855556">
                <text:p>4.855556</text:p>
              </table:table-cell>
              <table:table-cell office:value-type="float" office:value="73069">
                <text:p>73069</text:p>
              </table:table-cell>
              <table:table-cell office:value-type="float" office:value="10913">
                <text:p>10913</text:p>
              </table:table-cell>
              <table:table-cell office:value-type="float" office:value="4.855556">
                <text:p>4.855556</text:p>
              </table:table-cell>
              <table:table-cell office:value-type="float" office:value="65253">
                <text:p>652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5.111111">
                <text:p>5.111111</text:p>
              </table:table-cell>
              <table:table-cell office:value-type="float" office:value="69631">
                <text:p>69631</text:p>
              </table:table-cell>
              <table:table-cell office:value-type="float" office:value="10748">
                <text:p>10748</text:p>
              </table:table-cell>
              <table:table-cell office:value-type="float" office:value="5.111111">
                <text:p>5.111111</text:p>
              </table:table-cell>
              <table:table-cell office:value-type="float" office:value="62593">
                <text:p>62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5.366667">
                <text:p>5.366667</text:p>
              </table:table-cell>
              <table:table-cell office:value-type="float" office:value="66443">
                <text:p>66443</text:p>
              </table:table-cell>
              <table:table-cell office:value-type="float" office:value="10662">
                <text:p>10662</text:p>
              </table:table-cell>
              <table:table-cell office:value-type="float" office:value="5.366667">
                <text:p>5.366667</text:p>
              </table:table-cell>
              <table:table-cell office:value-type="float" office:value="59912">
                <text:p>5991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5.622222">
                <text:p>5.622222</text:p>
              </table:table-cell>
              <table:table-cell office:value-type="float" office:value="63362">
                <text:p>63362</text:p>
              </table:table-cell>
              <table:table-cell office:value-type="float" office:value="10493">
                <text:p>10493</text:p>
              </table:table-cell>
              <table:table-cell office:value-type="float" office:value="5.622222">
                <text:p>5.622222</text:p>
              </table:table-cell>
              <table:table-cell office:value-type="float" office:value="57567">
                <text:p>5756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5.877778">
                <text:p>5.877778</text:p>
              </table:table-cell>
              <table:table-cell office:value-type="float" office:value="60401">
                <text:p>60401</text:p>
              </table:table-cell>
              <table:table-cell office:value-type="float" office:value="10291">
                <text:p>10291</text:p>
              </table:table-cell>
              <table:table-cell office:value-type="float" office:value="5.877778">
                <text:p>5.877778</text:p>
              </table:table-cell>
              <table:table-cell office:value-type="float" office:value="55091">
                <text:p>5509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6.133333">
                <text:p>6.133333</text:p>
              </table:table-cell>
              <table:table-cell office:value-type="float" office:value="56303">
                <text:p>56303</text:p>
              </table:table-cell>
              <table:table-cell office:value-type="float" office:value="9886">
                <text:p>9886</text:p>
              </table:table-cell>
              <table:table-cell office:value-type="float" office:value="6.133333">
                <text:p>6.133333</text:p>
              </table:table-cell>
              <table:table-cell office:value-type="float" office:value="51677">
                <text:p>516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6.388889">
                <text:p>6.388889</text:p>
              </table:table-cell>
              <table:table-cell office:value-type="float" office:value="53265">
                <text:p>53265</text:p>
              </table:table-cell>
              <table:table-cell office:value-type="float" office:value="9469">
                <text:p>9469</text:p>
              </table:table-cell>
              <table:table-cell office:value-type="float" office:value="6.388889">
                <text:p>6.388889</text:p>
              </table:table-cell>
              <table:table-cell office:value-type="float" office:value="49090">
                <text:p>490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6.644444">
                <text:p>6.644444</text:p>
              </table:table-cell>
              <table:table-cell office:value-type="float" office:value="49928">
                <text:p>49928</text:p>
              </table:table-cell>
              <table:table-cell office:value-type="float" office:value="8387">
                <text:p>8387</text:p>
              </table:table-cell>
              <table:table-cell office:value-type="float" office:value="6.644444">
                <text:p>6.644444</text:p>
              </table:table-cell>
              <table:table-cell office:value-type="float" office:value="46364">
                <text:p>4636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.9">
                <text:p>6.9</text:p>
              </table:table-cell>
              <table:table-cell office:value-type="float" office:value="46620">
                <text:p>46620</text:p>
              </table:table-cell>
              <table:table-cell office:value-type="float" office:value="6896">
                <text:p>6896</text:p>
              </table:table-cell>
              <table:table-cell office:value-type="float" office:value="6.9">
                <text:p>6.9</text:p>
              </table:table-cell>
              <table:table-cell office:value-type="float" office:value="43898">
                <text:p>438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7.155556">
                <text:p>7.155556</text:p>
              </table:table-cell>
              <table:table-cell office:value-type="float" office:value="43108">
                <text:p>43108</text:p>
              </table:table-cell>
              <table:table-cell office:value-type="float" office:value="5494">
                <text:p>5494</text:p>
              </table:table-cell>
              <table:table-cell office:value-type="float" office:value="7.155556">
                <text:p>7.155556</text:p>
              </table:table-cell>
              <table:table-cell office:value-type="float" office:value="41162">
                <text:p>411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7.411111">
                <text:p>7.411111</text:p>
              </table:table-cell>
              <table:table-cell office:value-type="float" office:value="37705">
                <text:p>37705</text:p>
              </table:table-cell>
              <table:table-cell office:value-type="float" office:value="4382">
                <text:p>4382</text:p>
              </table:table-cell>
              <table:table-cell office:value-type="float" office:value="7.411111">
                <text:p>7.411111</text:p>
              </table:table-cell>
              <table:table-cell office:value-type="float" office:value="36715">
                <text:p>367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7.666667">
                <text:p>7.666667</text:p>
              </table:table-cell>
              <table:table-cell office:value-type="float" office:value="33272">
                <text:p>33272</text:p>
              </table:table-cell>
              <table:table-cell office:value-type="float" office:value="3934">
                <text:p>3934</text:p>
              </table:table-cell>
              <table:table-cell office:value-type="float" office:value="7.666667">
                <text:p>7.666667</text:p>
              </table:table-cell>
              <table:table-cell office:value-type="float" office:value="32893">
                <text:p>328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7.922222">
                <text:p>7.922222</text:p>
              </table:table-cell>
              <table:table-cell office:value-type="float" office:value="28472">
                <text:p>28472</text:p>
              </table:table-cell>
              <table:table-cell office:value-type="float" office:value="3600">
                <text:p>3600</text:p>
              </table:table-cell>
              <table:table-cell office:value-type="float" office:value="7.922222">
                <text:p>7.922222</text:p>
              </table:table-cell>
              <table:table-cell office:value-type="float" office:value="28816">
                <text:p>2881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8.177778">
                <text:p>8.177778</text:p>
              </table:table-cell>
              <table:table-cell office:value-type="float" office:value="24444">
                <text:p>24444</text:p>
              </table:table-cell>
              <table:table-cell office:value-type="float" office:value="3472">
                <text:p>3472</text:p>
              </table:table-cell>
              <table:table-cell office:value-type="float" office:value="8.177778">
                <text:p>8.177778</text:p>
              </table:table-cell>
              <table:table-cell office:value-type="float" office:value="25307">
                <text:p>253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8.433333">
                <text:p>8.433333</text:p>
              </table:table-cell>
              <table:table-cell office:value-type="float" office:value="21659">
                <text:p>21659</text:p>
              </table:table-cell>
              <table:table-cell office:value-type="float" office:value="3387">
                <text:p>3387</text:p>
              </table:table-cell>
              <table:table-cell office:value-type="float" office:value="8.433333">
                <text:p>8.433333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8.688889">
                <text:p>8.688889</text:p>
              </table:table-cell>
              <table:table-cell office:value-type="float" office:value="19314">
                <text:p>19314</text:p>
              </table:table-cell>
              <table:table-cell office:value-type="float" office:value="3349">
                <text:p>3349</text:p>
              </table:table-cell>
              <table:table-cell office:value-type="float" office:value="8.688889">
                <text:p>8.688889</text:p>
              </table:table-cell>
              <table:table-cell office:value-type="float" office:value="19783">
                <text:p>1978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8.944444">
                <text:p>8.944444</text:p>
              </table:table-cell>
              <table:table-cell office:value-type="float" office:value="18350">
                <text:p>18350</text:p>
              </table:table-cell>
              <table:table-cell office:value-type="float" office:value="3267">
                <text:p>3267</text:p>
              </table:table-cell>
              <table:table-cell office:value-type="float" office:value="8.944444">
                <text:p>8.944444</text:p>
              </table:table-cell>
              <table:table-cell office:value-type="float" office:value="18654">
                <text:p>186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9.2">
                <text:p>9.2</text:p>
              </table:table-cell>
              <table:table-cell office:value-type="float" office:value="17449">
                <text:p>17449</text:p>
              </table:table-cell>
              <table:table-cell office:value-type="float" office:value="3177">
                <text:p>3177</text:p>
              </table:table-cell>
              <table:table-cell office:value-type="float" office:value="9.2">
                <text:p>9.2</text:p>
              </table:table-cell>
              <table:table-cell office:value-type="float" office:value="17842">
                <text:p>178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9.455556">
                <text:p>9.455556</text:p>
              </table:table-cell>
              <table:table-cell office:value-type="float" office:value="16707">
                <text:p>16707</text:p>
              </table:table-cell>
              <table:table-cell office:value-type="float" office:value="3070">
                <text:p>3070</text:p>
              </table:table-cell>
              <table:table-cell office:value-type="float" office:value="9.455556">
                <text:p>9.455556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9.711111">
                <text:p>9.711111</text:p>
              </table:table-cell>
              <table:table-cell office:value-type="float" office:value="15954">
                <text:p>15954</text:p>
              </table:table-cell>
              <table:table-cell office:value-type="float" office:value="2898">
                <text:p>2898</text:p>
              </table:table-cell>
              <table:table-cell office:value-type="float" office:value="9.711111">
                <text:p>9.711111</text:p>
              </table:table-cell>
              <table:table-cell office:value-type="float" office:value="16573">
                <text:p>1657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9.966667">
                <text:p>9.966667</text:p>
              </table:table-cell>
              <table:table-cell office:value-type="float" office:value="14995">
                <text:p>14995</text:p>
              </table:table-cell>
              <table:table-cell office:value-type="float" office:value="2746">
                <text:p>2746</text:p>
              </table:table-cell>
              <table:table-cell office:value-type="float" office:value="9.966667">
                <text:p>9.966667</text:p>
              </table:table-cell>
              <table:table-cell office:value-type="float" office:value="15701">
                <text:p>157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10.222222">
                <text:p>10.222222</text:p>
              </table:table-cell>
              <table:table-cell office:value-type="float" office:value="14248">
                <text:p>14248</text:p>
              </table:table-cell>
              <table:table-cell office:value-type="float" office:value="2441">
                <text:p>2441</text:p>
              </table:table-cell>
              <table:table-cell office:value-type="float" office:value="10.222222">
                <text:p>10.222222</text:p>
              </table:table-cell>
              <table:table-cell office:value-type="float" office:value="15046">
                <text:p>150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10.477778">
                <text:p>10.477778</text:p>
              </table:table-cell>
              <table:table-cell office:value-type="float" office:value="13491">
                <text:p>13491</text:p>
              </table:table-cell>
              <table:table-cell office:value-type="float" office:value="2089">
                <text:p>2089</text:p>
              </table:table-cell>
              <table:table-cell office:value-type="float" office:value="10.477778">
                <text:p>10.477778</text:p>
              </table:table-cell>
              <table:table-cell office:value-type="float" office:value="14365">
                <text:p>143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0.733333">
                <text:p>10.733333</text:p>
              </table:table-cell>
              <table:table-cell office:value-type="float" office:value="12717">
                <text:p>12717</text:p>
              </table:table-cell>
              <table:table-cell office:value-type="float" office:value="1786">
                <text:p>1786</text:p>
              </table:table-cell>
              <table:table-cell office:value-type="float" office:value="10.733333">
                <text:p>10.733333</text:p>
              </table:table-cell>
              <table:table-cell office:value-type="float" office:value="13741">
                <text:p>13741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interval-major="1" chart:interval-minor-divisor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" xlink:type="simple" chart:class="chart:scatter" chart:style-name="ch1">
        <chart:title svg:x="6.174cm" svg:y="0.515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chart:data-source-has-labels="both" svg:x="0.934cm" svg:y="0.28cm" svg:width="14.948cm" svg:height="8.257cm">
          <chartooo:coordinate-region svg:x="2.296cm" svg:y="0.492cm" svg:width="12.593cm" svg:height="7.372cm"/>
          <chart:axis chart:dimension="x" chart:name="primary-x" chart:style-name="ch6" chartooo:axis-type="auto">
            <chart:title svg:x="7.12cm" svg:y="8.411cm" chart:style-name="ch7">
              <text:p>pk-thershold[mV]</text:p>
            </chart:title>
            <chart:categories table:cell-range-address="local-table.$A$2:.$A$36"/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attached-axis="primary-y" chart:style-name="ch13" chart:values-cell-range-address="local-table.$D$2:.$D$36" chart:label-cell-address="local-table.$D$1" chart:class="chart:scatter">
            <chart:data-point chart:repeated="35"/>
          </chart:series>
          <chart:series chart:attached-axis="secondary-y" chart:style-name="ch14" chart:values-cell-range-address="local-table.$E$2:.$E$36" chart:label-cell-address="local-table.$E$1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1.6[V]ov@22[c]</text:p>
              </table:table-cell>
              <table:table-cell office:value-type="string">
                <text:p>pkcnt2 1.6[V]ov@22[c]</text:p>
              </table:table-cell>
              <table:table-cell office:value-type="string">
                <text:p>coincnt 1.6[V]ov@22[c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</table:table-cell>
              <table:table-cell office:value-type="float" office:value="34784">
                <text:p>34784</text:p>
              </table:table-cell>
              <table:table-cell office:value-type="float" office:value="41699">
                <text:p>41699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41800">
                <text:p>4180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41554">
                <text:p>41554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39463">
                <text:p>394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5916">
                <text:p>35916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27114">
                <text:p>27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18060">
                <text:p>1806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13176">
                <text:p>1317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11912">
                <text:p>119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11313">
                <text:p>113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11074">
                <text:p>1107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10913">
                <text:p>109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10748">
                <text:p>1074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10662">
                <text:p>106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10493">
                <text:p>1049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10291">
                <text:p>1029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9886">
                <text:p>988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9469">
                <text:p>946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8387">
                <text:p>838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896">
                <text:p>68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5494">
                <text:p>54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4382">
                <text:p>43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3934">
                <text:p>39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3600">
                <text:p>36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3472">
                <text:p>3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3387">
                <text:p>33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3349">
                <text:p>33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3267">
                <text:p>32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3177">
                <text:p>31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3070">
                <text:p>30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2898">
                <text:p>28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2746">
                <text:p>2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2441">
                <text:p>2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2089">
                <text:p>20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786">
                <text:p>178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" xlink:type="simple" chart:class="chart:scatter" chart:style-name="ch1">
        <chart:title svg:x="2.158cm" svg:y="0.339cm" chart:style-name="ch2">
          <text:p>Peak cnt for SiPm1, SiPm2</text:p>
        </chart:title>
        <chart:subtitle svg:x="2.521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ocal-table.$A$2:.$A$36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12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series chart:style-name="ch13" chart:values-cell-range-address="local-table.$F$2:.$F$36" chart:label-cell-address="local-table.$F$1" chart:class="chart:scatter">
            <chart:data-point chart:repeated="35"/>
          </chart:series>
          <chart:series chart:style-name="ch14" chart:values-cell-range-address="local-table.$H$2:.$H$36" chart:label-cell-address="local-table.$H$1" chart:class="chart:scatter">
            <chart:domain table:cell-range-address="local-table.$G$2:.$G$36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1.6[V]ov@22[c]</text:p>
              </table:table-cell>
              <table:table-cell office:value-type="string">
                <text:p/>
              </table:table-cell>
              <table:table-cell office:value-type="string">
                <text:p>pkcnt2 1.6[V]ov@22[c]STH</text:p>
              </table:table-cell>
              <table:table-cell office:value-type="string">
                <text:p>pkcnt2 1.6[V]ov@22[c]</text:p>
              </table:table-cell>
              <table:table-cell office:value-type="string">
                <text:p/>
              </table:table-cell>
              <table:table-cell office:value-type="string">
                <text:p>pkcnt1 1.6[V]ov@22[c]STH</text:p>
              </table:table-cell>
            </table:table-row>
          </table:table-header-rows>
          <table:table-rows>
            <table:table-row>
              <table:table-cell office:value-type="string">
                <text:p>Bias</text:p>
              </table:table-cell>
              <table:table-cell office:value-type="float" office:value="1.777778">
                <text:p>1.777778</text:p>
              </table:table-cell>
              <table:table-cell office:value-type="float" office:value="34784">
                <text:p>34784</text:p>
              </table:table-cell>
              <table:table-cell office:value-type="float" office:value="2.044444">
                <text:p>2.044444</text:p>
              </table:table-cell>
              <table:table-cell office:value-type="float" office:value="260687">
                <text:p>260687</text:p>
              </table:table-cell>
              <table:table-cell office:value-type="float" office:value="41699">
                <text:p>41699</text:p>
              </table:table-cell>
              <table:table-cell office:value-type="float" office:value="2.044444">
                <text:p>2.044444</text:p>
              </table:table-cell>
              <table:table-cell office:value-type="float" office:value="206524">
                <text:p>206524</text:p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34853">
                <text:p>34853</text:p>
              </table:table-cell>
              <table:table-cell office:value-type="float" office:value="2.3">
                <text:p>2.3</text:p>
              </table:table-cell>
              <table:table-cell office:value-type="float" office:value="243905">
                <text:p>243905</text:p>
              </table:table-cell>
              <table:table-cell office:value-type="float" office:value="41800">
                <text:p>41800</text:p>
              </table:table-cell>
              <table:table-cell office:value-type="float" office:value="2.3">
                <text:p>2.3</text:p>
              </table:table-cell>
              <table:table-cell office:value-type="float" office:value="192961">
                <text:p>1929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34689">
                <text:p>34689</text:p>
              </table:table-cell>
              <table:table-cell office:value-type="float" office:value="2.555556">
                <text:p>2.555556</text:p>
              </table:table-cell>
              <table:table-cell office:value-type="float" office:value="225799">
                <text:p>225799</text:p>
              </table:table-cell>
              <table:table-cell office:value-type="float" office:value="41554">
                <text:p>41554</text:p>
              </table:table-cell>
              <table:table-cell office:value-type="float" office:value="2.555556">
                <text:p>2.555556</text:p>
              </table:table-cell>
              <table:table-cell office:value-type="float" office:value="178736">
                <text:p>1787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33265">
                <text:p>33265</text:p>
              </table:table-cell>
              <table:table-cell office:value-type="float" office:value="2.811111">
                <text:p>2.811111</text:p>
              </table:table-cell>
              <table:table-cell office:value-type="float" office:value="207710">
                <text:p>207710</text:p>
              </table:table-cell>
              <table:table-cell office:value-type="float" office:value="39463">
                <text:p>39463</text:p>
              </table:table-cell>
              <table:table-cell office:value-type="float" office:value="2.811111">
                <text:p>2.811111</text:p>
              </table:table-cell>
              <table:table-cell office:value-type="float" office:value="163719">
                <text:p>1637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30581">
                <text:p>30581</text:p>
              </table:table-cell>
              <table:table-cell office:value-type="float" office:value="3.066667">
                <text:p>3.066667</text:p>
              </table:table-cell>
              <table:table-cell office:value-type="float" office:value="188733">
                <text:p>188733</text:p>
              </table:table-cell>
              <table:table-cell office:value-type="float" office:value="35916">
                <text:p>35916</text:p>
              </table:table-cell>
              <table:table-cell office:value-type="float" office:value="3.066667">
                <text:p>3.066667</text:p>
              </table:table-cell>
              <table:table-cell office:value-type="float" office:value="148797">
                <text:p>1487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23447">
                <text:p>23447</text:p>
              </table:table-cell>
              <table:table-cell office:value-type="float" office:value="3.322222">
                <text:p>3.322222</text:p>
              </table:table-cell>
              <table:table-cell office:value-type="float" office:value="160053">
                <text:p>160053</text:p>
              </table:table-cell>
              <table:table-cell office:value-type="float" office:value="27114">
                <text:p>27114</text:p>
              </table:table-cell>
              <table:table-cell office:value-type="float" office:value="3.322222">
                <text:p>3.322222</text:p>
              </table:table-cell>
              <table:table-cell office:value-type="float" office:value="123315">
                <text:p>1233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15636">
                <text:p>15636</text:p>
              </table:table-cell>
              <table:table-cell office:value-type="float" office:value="3.577778">
                <text:p>3.577778</text:p>
              </table:table-cell>
              <table:table-cell office:value-type="float" office:value="134929">
                <text:p>134929</text:p>
              </table:table-cell>
              <table:table-cell office:value-type="float" office:value="18060">
                <text:p>18060</text:p>
              </table:table-cell>
              <table:table-cell office:value-type="float" office:value="3.577778">
                <text:p>3.577778</text:p>
              </table:table-cell>
              <table:table-cell office:value-type="float" office:value="101213">
                <text:p>1012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11128">
                <text:p>11128</text:p>
              </table:table-cell>
              <table:table-cell office:value-type="float" office:value="3.833333">
                <text:p>3.833333</text:p>
              </table:table-cell>
              <table:table-cell office:value-type="float" office:value="106531">
                <text:p>106531</text:p>
              </table:table-cell>
              <table:table-cell office:value-type="float" office:value="13176">
                <text:p>13176</text:p>
              </table:table-cell>
              <table:table-cell office:value-type="float" office:value="3.833333">
                <text:p>3.833333</text:p>
              </table:table-cell>
              <table:table-cell office:value-type="float" office:value="80819">
                <text:p>808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10150">
                <text:p>10150</text:p>
              </table:table-cell>
              <table:table-cell office:value-type="float" office:value="4.088889">
                <text:p>4.088889</text:p>
              </table:table-cell>
              <table:table-cell office:value-type="float" office:value="82892">
                <text:p>82892</text:p>
              </table:table-cell>
              <table:table-cell office:value-type="float" office:value="11912">
                <text:p>11912</text:p>
              </table:table-cell>
              <table:table-cell office:value-type="float" office:value="4.088889">
                <text:p>4.088889</text:p>
              </table:table-cell>
              <table:table-cell office:value-type="float" office:value="64948">
                <text:p>649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9713">
                <text:p>9713</text:p>
              </table:table-cell>
              <table:table-cell office:value-type="float" office:value="4.344444">
                <text:p>4.344444</text:p>
              </table:table-cell>
              <table:table-cell office:value-type="float" office:value="67947">
                <text:p>67947</text:p>
              </table:table-cell>
              <table:table-cell office:value-type="float" office:value="11313">
                <text:p>11313</text:p>
              </table:table-cell>
              <table:table-cell office:value-type="float" office:value="4.344444">
                <text:p>4.344444</text:p>
              </table:table-cell>
              <table:table-cell office:value-type="float" office:value="57075">
                <text:p>570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9598">
                <text:p>9598</text:p>
              </table:table-cell>
              <table:table-cell office:value-type="float" office:value="4.6">
                <text:p>4.6</text:p>
              </table:table-cell>
              <table:table-cell office:value-type="float" office:value="60417">
                <text:p>60417</text:p>
              </table:table-cell>
              <table:table-cell office:value-type="float" office:value="11074">
                <text:p>11074</text:p>
              </table:table-cell>
              <table:table-cell office:value-type="float" office:value="4.6">
                <text:p>4.6</text:p>
              </table:table-cell>
              <table:table-cell office:value-type="float" office:value="52836">
                <text:p>528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9494">
                <text:p>9494</text:p>
              </table:table-cell>
              <table:table-cell office:value-type="float" office:value="4.855556">
                <text:p>4.855556</text:p>
              </table:table-cell>
              <table:table-cell office:value-type="float" office:value="55426">
                <text:p>55426</text:p>
              </table:table-cell>
              <table:table-cell office:value-type="float" office:value="10913">
                <text:p>10913</text:p>
              </table:table-cell>
              <table:table-cell office:value-type="float" office:value="4.855556">
                <text:p>4.855556</text:p>
              </table:table-cell>
              <table:table-cell office:value-type="float" office:value="49465">
                <text:p>494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9378">
                <text:p>9378</text:p>
              </table:table-cell>
              <table:table-cell office:value-type="float" office:value="5.111111">
                <text:p>5.111111</text:p>
              </table:table-cell>
              <table:table-cell office:value-type="float" office:value="52578">
                <text:p>52578</text:p>
              </table:table-cell>
              <table:table-cell office:value-type="float" office:value="10748">
                <text:p>10748</text:p>
              </table:table-cell>
              <table:table-cell office:value-type="float" office:value="5.111111">
                <text:p>5.111111</text:p>
              </table:table-cell>
              <table:table-cell office:value-type="float" office:value="47331">
                <text:p>473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9313">
                <text:p>9313</text:p>
              </table:table-cell>
              <table:table-cell office:value-type="float" office:value="5.366667">
                <text:p>5.366667</text:p>
              </table:table-cell>
              <table:table-cell office:value-type="float" office:value="50095">
                <text:p>50095</text:p>
              </table:table-cell>
              <table:table-cell office:value-type="float" office:value="10662">
                <text:p>10662</text:p>
              </table:table-cell>
              <table:table-cell office:value-type="float" office:value="5.366667">
                <text:p>5.366667</text:p>
              </table:table-cell>
              <table:table-cell office:value-type="float" office:value="45191">
                <text:p>4519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9216">
                <text:p>9216</text:p>
              </table:table-cell>
              <table:table-cell office:value-type="float" office:value="5.622222">
                <text:p>5.622222</text:p>
              </table:table-cell>
              <table:table-cell office:value-type="float" office:value="47630">
                <text:p>47630</text:p>
              </table:table-cell>
              <table:table-cell office:value-type="float" office:value="10493">
                <text:p>10493</text:p>
              </table:table-cell>
              <table:table-cell office:value-type="float" office:value="5.622222">
                <text:p>5.622222</text:p>
              </table:table-cell>
              <table:table-cell office:value-type="float" office:value="43240">
                <text:p>432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9121">
                <text:p>9121</text:p>
              </table:table-cell>
              <table:table-cell office:value-type="float" office:value="5.877778">
                <text:p>5.877778</text:p>
              </table:table-cell>
              <table:table-cell office:value-type="float" office:value="45322">
                <text:p>45322</text:p>
              </table:table-cell>
              <table:table-cell office:value-type="float" office:value="10291">
                <text:p>10291</text:p>
              </table:table-cell>
              <table:table-cell office:value-type="float" office:value="5.877778">
                <text:p>5.877778</text:p>
              </table:table-cell>
              <table:table-cell office:value-type="float" office:value="41254">
                <text:p>412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8930">
                <text:p>8930</text:p>
              </table:table-cell>
              <table:table-cell office:value-type="float" office:value="6.133333">
                <text:p>6.133333</text:p>
              </table:table-cell>
              <table:table-cell office:value-type="float" office:value="42104">
                <text:p>42104</text:p>
              </table:table-cell>
              <table:table-cell office:value-type="float" office:value="9886">
                <text:p>9886</text:p>
              </table:table-cell>
              <table:table-cell office:value-type="float" office:value="6.133333">
                <text:p>6.133333</text:p>
              </table:table-cell>
              <table:table-cell office:value-type="float" office:value="38403">
                <text:p>3840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8721">
                <text:p>8721</text:p>
              </table:table-cell>
              <table:table-cell office:value-type="float" office:value="6.388889">
                <text:p>6.388889</text:p>
              </table:table-cell>
              <table:table-cell office:value-type="float" office:value="39544">
                <text:p>39544</text:p>
              </table:table-cell>
              <table:table-cell office:value-type="float" office:value="9469">
                <text:p>9469</text:p>
              </table:table-cell>
              <table:table-cell office:value-type="float" office:value="6.388889">
                <text:p>6.388889</text:p>
              </table:table-cell>
              <table:table-cell office:value-type="float" office:value="36244">
                <text:p>3624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8052">
                <text:p>8052</text:p>
              </table:table-cell>
              <table:table-cell office:value-type="float" office:value="6.644444">
                <text:p>6.644444</text:p>
              </table:table-cell>
              <table:table-cell office:value-type="float" office:value="36949">
                <text:p>36949</text:p>
              </table:table-cell>
              <table:table-cell office:value-type="float" office:value="8387">
                <text:p>8387</text:p>
              </table:table-cell>
              <table:table-cell office:value-type="float" office:value="6.644444">
                <text:p>6.644444</text:p>
              </table:table-cell>
              <table:table-cell office:value-type="float" office:value="34005">
                <text:p>340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7063">
                <text:p>7063</text:p>
              </table:table-cell>
              <table:table-cell office:value-type="float" office:value="6.9">
                <text:p>6.9</text:p>
              </table:table-cell>
              <table:table-cell office:value-type="float" office:value="34248">
                <text:p>34248</text:p>
              </table:table-cell>
              <table:table-cell office:value-type="float" office:value="6896">
                <text:p>6896</text:p>
              </table:table-cell>
              <table:table-cell office:value-type="float" office:value="6.9">
                <text:p>6.9</text:p>
              </table:table-cell>
              <table:table-cell office:value-type="float" office:value="31807">
                <text:p>318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5675">
                <text:p>5675</text:p>
              </table:table-cell>
              <table:table-cell office:value-type="float" office:value="7.155556">
                <text:p>7.155556</text:p>
              </table:table-cell>
              <table:table-cell office:value-type="float" office:value="31272">
                <text:p>31272</text:p>
              </table:table-cell>
              <table:table-cell office:value-type="float" office:value="5494">
                <text:p>5494</text:p>
              </table:table-cell>
              <table:table-cell office:value-type="float" office:value="7.155556">
                <text:p>7.155556</text:p>
              </table:table-cell>
              <table:table-cell office:value-type="float" office:value="29329">
                <text:p>293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4499">
                <text:p>4499</text:p>
              </table:table-cell>
              <table:table-cell office:value-type="float" office:value="7.411111">
                <text:p>7.411111</text:p>
              </table:table-cell>
              <table:table-cell office:value-type="float" office:value="26780">
                <text:p>26780</text:p>
              </table:table-cell>
              <table:table-cell office:value-type="float" office:value="4382">
                <text:p>4382</text:p>
              </table:table-cell>
              <table:table-cell office:value-type="float" office:value="7.411111">
                <text:p>7.411111</text:p>
              </table:table-cell>
              <table:table-cell office:value-type="float" office:value="25315">
                <text:p>253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3887">
                <text:p>3887</text:p>
              </table:table-cell>
              <table:table-cell office:value-type="float" office:value="7.666667">
                <text:p>7.666667</text:p>
              </table:table-cell>
              <table:table-cell office:value-type="float" office:value="22888">
                <text:p>22888</text:p>
              </table:table-cell>
              <table:table-cell office:value-type="float" office:value="3934">
                <text:p>3934</text:p>
              </table:table-cell>
              <table:table-cell office:value-type="float" office:value="7.666667">
                <text:p>7.666667</text:p>
              </table:table-cell>
              <table:table-cell office:value-type="float" office:value="21951">
                <text:p>2195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3524">
                <text:p>3524</text:p>
              </table:table-cell>
              <table:table-cell office:value-type="float" office:value="7.922222">
                <text:p>7.922222</text:p>
              </table:table-cell>
              <table:table-cell office:value-type="float" office:value="19261">
                <text:p>19261</text:p>
              </table:table-cell>
              <table:table-cell office:value-type="float" office:value="3600">
                <text:p>3600</text:p>
              </table:table-cell>
              <table:table-cell office:value-type="float" office:value="7.922222">
                <text:p>7.922222</text:p>
              </table:table-cell>
              <table:table-cell office:value-type="float" office:value="18701">
                <text:p>1870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3361">
                <text:p>3361</text:p>
              </table:table-cell>
              <table:table-cell office:value-type="float" office:value="8.177778">
                <text:p>8.177778</text:p>
              </table:table-cell>
              <table:table-cell office:value-type="float" office:value="16320">
                <text:p>16320</text:p>
              </table:table-cell>
              <table:table-cell office:value-type="float" office:value="3472">
                <text:p>3472</text:p>
              </table:table-cell>
              <table:table-cell office:value-type="float" office:value="8.177778">
                <text:p>8.177778</text:p>
              </table:table-cell>
              <table:table-cell office:value-type="float" office:value="16220">
                <text:p>162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3279">
                <text:p>3279</text:p>
              </table:table-cell>
              <table:table-cell office:value-type="float" office:value="8.433333">
                <text:p>8.433333</text:p>
              </table:table-cell>
              <table:table-cell office:value-type="float" office:value="14461">
                <text:p>14461</text:p>
              </table:table-cell>
              <table:table-cell office:value-type="float" office:value="3387">
                <text:p>3387</text:p>
              </table:table-cell>
              <table:table-cell office:value-type="float" office:value="8.433333">
                <text:p>8.433333</text:p>
              </table:table-cell>
              <table:table-cell office:value-type="float" office:value="14486">
                <text:p>1448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3250">
                <text:p>3250</text:p>
              </table:table-cell>
              <table:table-cell office:value-type="float" office:value="8.688889">
                <text:p>8.688889</text:p>
              </table:table-cell>
              <table:table-cell office:value-type="float" office:value="13085">
                <text:p>13085</text:p>
              </table:table-cell>
              <table:table-cell office:value-type="float" office:value="3349">
                <text:p>3349</text:p>
              </table:table-cell>
              <table:table-cell office:value-type="float" office:value="8.688889">
                <text:p>8.688889</text:p>
              </table:table-cell>
              <table:table-cell office:value-type="float" office:value="13192">
                <text:p>1319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3213">
                <text:p>3213</text:p>
              </table:table-cell>
              <table:table-cell office:value-type="float" office:value="8.944444">
                <text:p>8.944444</text:p>
              </table:table-cell>
              <table:table-cell office:value-type="float" office:value="12410">
                <text:p>12410</text:p>
              </table:table-cell>
              <table:table-cell office:value-type="float" office:value="3267">
                <text:p>3267</text:p>
              </table:table-cell>
              <table:table-cell office:value-type="float" office:value="8.944444">
                <text:p>8.944444</text:p>
              </table:table-cell>
              <table:table-cell office:value-type="float" office:value="12639">
                <text:p>1263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3161">
                <text:p>3161</text:p>
              </table:table-cell>
              <table:table-cell office:value-type="float" office:value="9.2">
                <text:p>9.2</text:p>
              </table:table-cell>
              <table:table-cell office:value-type="float" office:value="11824">
                <text:p>11824</text:p>
              </table:table-cell>
              <table:table-cell office:value-type="float" office:value="3177">
                <text:p>3177</text:p>
              </table:table-cell>
              <table:table-cell office:value-type="float" office:value="9.2">
                <text:p>9.2</text:p>
              </table:table-cell>
              <table:table-cell office:value-type="float" office:value="12131">
                <text:p>121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3099">
                <text:p>3099</text:p>
              </table:table-cell>
              <table:table-cell office:value-type="float" office:value="9.455556">
                <text:p>9.455556</text:p>
              </table:table-cell>
              <table:table-cell office:value-type="float" office:value="11302">
                <text:p>11302</text:p>
              </table:table-cell>
              <table:table-cell office:value-type="float" office:value="3070">
                <text:p>3070</text:p>
              </table:table-cell>
              <table:table-cell office:value-type="float" office:value="9.455556">
                <text:p>9.455556</text:p>
              </table:table-cell>
              <table:table-cell office:value-type="float" office:value="11702">
                <text:p>117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3009">
                <text:p>3009</text:p>
              </table:table-cell>
              <table:table-cell office:value-type="float" office:value="9.711111">
                <text:p>9.711111</text:p>
              </table:table-cell>
              <table:table-cell office:value-type="float" office:value="10816">
                <text:p>10816</text:p>
              </table:table-cell>
              <table:table-cell office:value-type="float" office:value="2898">
                <text:p>2898</text:p>
              </table:table-cell>
              <table:table-cell office:value-type="float" office:value="9.711111">
                <text:p>9.711111</text:p>
              </table:table-cell>
              <table:table-cell office:value-type="float" office:value="11282">
                <text:p>112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2943">
                <text:p>2943</text:p>
              </table:table-cell>
              <table:table-cell office:value-type="float" office:value="9.966667">
                <text:p>9.966667</text:p>
              </table:table-cell>
              <table:table-cell office:value-type="float" office:value="10140">
                <text:p>10140</text:p>
              </table:table-cell>
              <table:table-cell office:value-type="float" office:value="2746">
                <text:p>2746</text:p>
              </table:table-cell>
              <table:table-cell office:value-type="float" office:value="9.966667">
                <text:p>9.966667</text:p>
              </table:table-cell>
              <table:table-cell office:value-type="float" office:value="10611">
                <text:p>106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2769">
                <text:p>2769</text:p>
              </table:table-cell>
              <table:table-cell office:value-type="float" office:value="10.222222">
                <text:p>10.222222</text:p>
              </table:table-cell>
              <table:table-cell office:value-type="float" office:value="9580">
                <text:p>9580</text:p>
              </table:table-cell>
              <table:table-cell office:value-type="float" office:value="2441">
                <text:p>2441</text:p>
              </table:table-cell>
              <table:table-cell office:value-type="float" office:value="10.222222">
                <text:p>10.222222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2459">
                <text:p>2459</text:p>
              </table:table-cell>
              <table:table-cell office:value-type="float" office:value="10.477778">
                <text:p>10.477778</text:p>
              </table:table-cell>
              <table:table-cell office:value-type="float" office:value="9046">
                <text:p>9046</text:p>
              </table:table-cell>
              <table:table-cell office:value-type="float" office:value="2089">
                <text:p>2089</text:p>
              </table:table-cell>
              <table:table-cell office:value-type="float" office:value="10.477778">
                <text:p>10.477778</text:p>
              </table:table-cell>
              <table:table-cell office:value-type="float" office:value="9619">
                <text:p>96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2127">
                <text:p>2127</text:p>
              </table:table-cell>
              <table:table-cell office:value-type="float" office:value="10.733333">
                <text:p>10.733333</text:p>
              </table:table-cell>
              <table:table-cell office:value-type="float" office:value="8465">
                <text:p>8465</text:p>
              </table:table-cell>
              <table:table-cell office:value-type="float" office:value="1786">
                <text:p>1786</text:p>
              </table:table-cell>
              <table:table-cell office:value-type="float" office:value="10.733333">
                <text:p>10.733333</text:p>
              </table:table-cell>
              <table:table-cell office:value-type="float" office:value="9129">
                <text:p>9129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" chart:maximum="12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7.298cm" svg:height="10.82cm" xlink:href=".." xlink:type="simple" chart:class="chart:scatter" chart:style-name="ch1">
        <chart:title svg:x="4.597cm" svg:y="0.352cm" chart:style-name="ch2">
          <text:p>Coincidence rate at different temperature</text:p>
        </chart:title>
        <chart:subtitle svg:x="5.351cm" svg:y="1.347cm" chart:style-name="ch3">
          <text:p>( bias voltage temperature corrected )</text:p>
        </chart:subtitle>
        <chart:legend svg:x="9.363cm" svg:y="1.644cm" style:legend-expansion="custom" chartooo:width="5.088cm" chartooo:height="4.53cm" style:legend-expansion-aspect-ratio="1.12317880794702" chart:style-name="ch4"/>
        <chart:plot-area chart:style-name="ch5" table:cell-range-address="sumtemp.A4:sumtemp.B38 sumtemp.B3:sumtemp.B3 sumtemp.D3:sumtemp.D38 sumtemp.F3:sumtemp.F38 sumtemp.H3:sumtemp.H38 sumtemp.J3:sumtemp.J38 sumtemp.L3:sumtemp.L38" chart:data-source-has-labels="row" svg:x="0.726cm" svg:y="1.276cm" svg:width="16.034cm" svg:height="8.682cm">
          <chartooo:coordinate-region svg:x="1.903cm" svg:y="1.283cm" svg:width="14.67cm" svg:height="8.002cm"/>
          <chart:axis chart:dimension="x" chart:name="primary-x" chart:style-name="ch6">
            <chart:title svg:x="7.641cm" svg:y="10.175cm" chart:style-name="ch7">
              <text:p>thershold [mV]</text:p>
            </chart:title>
          </chart:axis>
          <chart:axis chart:dimension="y" chart:name="primary-y" chart:style-name="ch8">
            <chart:title svg:x="0.001cm" svg:y="6.098cm" chart:style-name="ch9">
              <text:p>[cnt/s]</text:p>
            </chart:title>
            <chart:grid chart:style-name="ch10" chart:class="major"/>
          </chart:axis>
          <chart:series chart:style-name="ch11" chart:values-cell-range-address="sumtemp.B4:sumtemp.B38" chart:label-cell-address="sumtemp.B3:sumtemp.B3" chart:class="chart:scatter">
            <chart:domain table:cell-range-address="sumtemp.A4:sumtemp.A38"/>
            <chart:data-point chart:repeated="35"/>
          </chart:series>
          <chart:series chart:style-name="ch12" chart:values-cell-range-address="sumtemp.D4:sumtemp.D38" chart:label-cell-address="sumtemp.D3:sumtemp.D3" chart:class="chart:scatter">
            <chart:domain table:cell-range-address="sumtemp.C4:sumtemp.C38"/>
            <chart:data-point chart:repeated="35"/>
          </chart:series>
          <chart:series chart:style-name="ch13" chart:values-cell-range-address="sumtemp.F4:sumtemp.F38" chart:label-cell-address="sumtemp.F3:sumtemp.F3" chart:class="chart:scatter">
            <chart:domain table:cell-range-address="sumtemp.E4:sumtemp.E38"/>
            <chart:data-point chart:repeated="35"/>
          </chart:series>
          <chart:series chart:style-name="ch14" chart:values-cell-range-address="sumtemp.H4:sumtemp.H38" chart:label-cell-address="sumtemp.H3:sumtemp.H3" chart:class="chart:scatter">
            <chart:domain table:cell-range-address="sumtemp.G4:sumtemp.G38"/>
            <chart:data-point chart:repeated="35"/>
          </chart:series>
          <chart:series chart:style-name="ch15" chart:values-cell-range-address="sumtemp.J4:sumtemp.J38" chart:label-cell-address="sumtemp.J3:sumtemp.J3" chart:class="chart:scatter">
            <chart:domain table:cell-range-address="sumtemp.I4:sumtemp.I38"/>
            <chart:data-point chart:repeated="35"/>
          </chart:series>
          <chart:series chart:style-name="ch16" chart:values-cell-range-address="sumtemp.L4:sumtemp.L38" chart:label-cell-address="sumtemp.L3:sumtemp.L3" chart:class="chart:scatter">
            <chart:domain table:cell-range-address="sumtemp.K4:sumtemp.K38"/>
            <chart:data-point chart:repeated="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incnt 1.7[V]ov@1[c]</text:p>
                <draw:g>
                  <svg:desc>sumtemp.B3:sumtemp.B3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incnt 1.7[V]ov@5[c]</text:p>
                <draw:g>
                  <svg:desc>sumtemp.D3:sumtemp.D3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incnt 1.7[V]ov@16[c]</text:p>
                <draw:g>
                  <svg:desc>sumtemp.F3:sumtemp.F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incnt 1.7[V]ov@18[c]</text:p>
                <draw:g>
                  <svg:desc>sumtemp.H3:sumtemp.H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incnt 1.7[V]ov@20[c]</text:p>
                <draw:g>
                  <svg:desc>sumtemp.J3:sumtemp.J3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incnt 1.7[V]ov@21[c]</text:p>
                <draw:g>
                  <svg:desc>sumtemp.L3:sumtemp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sumtemp.A4:sumtemp.A38</svg:desc>
                </draw:g>
              </table:table-cell>
              <table:table-cell office:value-type="float" office:value="370">
                <text:p>370</text:p>
                <draw:g>
                  <svg:desc>sumtemp.B4:sumtemp.B38</svg:desc>
                </draw:g>
              </table:table-cell>
              <table:table-cell office:value-type="float" office:value="2.044444">
                <text:p>2.044444</text:p>
                <draw:g>
                  <svg:desc>sumtemp.C4:sumtemp.C38</svg:desc>
                </draw:g>
              </table:table-cell>
              <table:table-cell office:value-type="float" office:value="680">
                <text:p>680</text:p>
                <draw:g>
                  <svg:desc>sumtemp.D4:sumtemp.D38</svg:desc>
                </draw:g>
              </table:table-cell>
              <table:table-cell office:value-type="float" office:value="2.044444">
                <text:p>2.044444</text:p>
                <draw:g>
                  <svg:desc>sumtemp.E4:sumtemp.E38</svg:desc>
                </draw:g>
              </table:table-cell>
              <table:table-cell office:value-type="float" office:value="4160">
                <text:p>4160</text:p>
                <draw:g>
                  <svg:desc>sumtemp.F4:sumtemp.F38</svg:desc>
                </draw:g>
              </table:table-cell>
              <table:table-cell office:value-type="float" office:value="2.044444">
                <text:p>2.044444</text:p>
                <draw:g>
                  <svg:desc>sumtemp.G4:sumtemp.G38</svg:desc>
                </draw:g>
              </table:table-cell>
              <table:table-cell office:value-type="float" office:value="5960">
                <text:p>5960</text:p>
                <draw:g>
                  <svg:desc>sumtemp.H4:sumtemp.H38</svg:desc>
                </draw:g>
              </table:table-cell>
              <table:table-cell office:value-type="float" office:value="1.777778">
                <text:p>1.777778</text:p>
                <draw:g>
                  <svg:desc>sumtemp.I4:sumtemp.I38</svg:desc>
                </draw:g>
              </table:table-cell>
              <table:table-cell office:value-type="float" office:value="9010">
                <text:p>9010</text:p>
                <draw:g>
                  <svg:desc>sumtemp.J4:sumtemp.J38</svg:desc>
                </draw:g>
              </table:table-cell>
              <table:table-cell office:value-type="float" office:value="1.777778">
                <text:p>1.777778</text:p>
                <draw:g>
                  <svg:desc>sumtemp.K4:sumtemp.K38</svg:desc>
                </draw:g>
              </table:table-cell>
              <table:table-cell office:value-type="float" office:value="10700">
                <text:p>10700</text:p>
                <draw:g>
                  <svg:desc>sumtemp.L4:sumtemp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410">
                <text:p>410</text:p>
              </table:table-cell>
              <table:table-cell office:value-type="float" office:value="2.3">
                <text:p>2.3</text:p>
              </table:table-cell>
              <table:table-cell office:value-type="float" office:value="700">
                <text:p>700</text:p>
              </table:table-cell>
              <table:table-cell office:value-type="float" office:value="2.3">
                <text:p>2.3</text:p>
              </table:table-cell>
              <table:table-cell office:value-type="float" office:value="4110">
                <text:p>4110</text:p>
              </table:table-cell>
              <table:table-cell office:value-type="float" office:value="2.3">
                <text:p>2.3</text:p>
              </table:table-cell>
              <table:table-cell office:value-type="float" office:value="5850">
                <text:p>5850</text:p>
              </table:table-cell>
              <table:table-cell office:value-type="float" office:value="2">
                <text:p>2</text:p>
              </table:table-cell>
              <table:table-cell office:value-type="float" office:value="9200">
                <text:p>9200</text:p>
              </table:table-cell>
              <table:table-cell office:value-type="float" office:value="2">
                <text:p>2</text:p>
              </table:table-cell>
              <table:table-cell office:value-type="float" office:value="10450">
                <text:p>104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20">
                <text:p>420</text:p>
              </table:table-cell>
              <table:table-cell office:value-type="float" office:value="2.555556">
                <text:p>2.555556</text:p>
              </table:table-cell>
              <table:table-cell office:value-type="float" office:value="590">
                <text:p>590</text:p>
              </table:table-cell>
              <table:table-cell office:value-type="float" office:value="2.555556">
                <text:p>2.555556</text:p>
              </table:table-cell>
              <table:table-cell office:value-type="float" office:value="3860">
                <text:p>3860</text:p>
              </table:table-cell>
              <table:table-cell office:value-type="float" office:value="2.555556">
                <text:p>2.555556</text:p>
              </table:table-cell>
              <table:table-cell office:value-type="float" office:value="5050">
                <text:p>5050</text:p>
              </table:table-cell>
              <table:table-cell office:value-type="float" office:value="2.222222">
                <text:p>2.222222</text:p>
              </table:table-cell>
              <table:table-cell office:value-type="float" office:value="9080">
                <text:p>9080</text:p>
              </table:table-cell>
              <table:table-cell office:value-type="float" office:value="2.222222">
                <text:p>2.222222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320">
                <text:p>320</text:p>
              </table:table-cell>
              <table:table-cell office:value-type="float" office:value="2.811111">
                <text:p>2.811111</text:p>
              </table:table-cell>
              <table:table-cell office:value-type="float" office:value="470">
                <text:p>470</text:p>
              </table:table-cell>
              <table:table-cell office:value-type="float" office:value="2.811111">
                <text:p>2.811111</text:p>
              </table:table-cell>
              <table:table-cell office:value-type="float" office:value="2830">
                <text:p>2830</text:p>
              </table:table-cell>
              <table:table-cell office:value-type="float" office:value="2.811111">
                <text:p>2.811111</text:p>
              </table:table-cell>
              <table:table-cell office:value-type="float" office:value="3260">
                <text:p>3260</text:p>
              </table:table-cell>
              <table:table-cell office:value-type="float" office:value="2.444444">
                <text:p>2.444444</text:p>
              </table:table-cell>
              <table:table-cell office:value-type="float" office:value="8080">
                <text:p>8080</text:p>
              </table:table-cell>
              <table:table-cell office:value-type="float" office:value="2.444444">
                <text:p>2.444444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220">
                <text:p>220</text:p>
              </table:table-cell>
              <table:table-cell office:value-type="float" office:value="3.066667">
                <text:p>3.066667</text:p>
              </table:table-cell>
              <table:table-cell office:value-type="float" office:value="330">
                <text:p>330</text:p>
              </table:table-cell>
              <table:table-cell office:value-type="float" office:value="3.066667">
                <text:p>3.066667</text:p>
              </table:table-cell>
              <table:table-cell office:value-type="float" office:value="1540">
                <text:p>1540</text:p>
              </table:table-cell>
              <table:table-cell office:value-type="float" office:value="3.066667">
                <text:p>3.066667</text:p>
              </table:table-cell>
              <table:table-cell office:value-type="float" office:value="1440">
                <text:p>1440</text:p>
              </table:table-cell>
              <table:table-cell office:value-type="float" office:value="2.666667">
                <text:p>2.666667</text:p>
              </table:table-cell>
              <table:table-cell office:value-type="float" office:value="6520">
                <text:p>6520</text:p>
              </table:table-cell>
              <table:table-cell office:value-type="float" office:value="2.666667">
                <text:p>2.666667</text:p>
              </table:table-cell>
              <table:table-cell office:value-type="float" office:value="6920">
                <text:p>6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100">
                <text:p>100</text:p>
              </table:table-cell>
              <table:table-cell office:value-type="float" office:value="3.322222">
                <text:p>3.322222</text:p>
              </table:table-cell>
              <table:table-cell office:value-type="float" office:value="80">
                <text:p>80</text:p>
              </table:table-cell>
              <table:table-cell office:value-type="float" office:value="3.322222">
                <text:p>3.322222</text:p>
              </table:table-cell>
              <table:table-cell office:value-type="float" office:value="480">
                <text:p>480</text:p>
              </table:table-cell>
              <table:table-cell office:value-type="float" office:value="3.322222">
                <text:p>3.322222</text:p>
              </table:table-cell>
              <table:table-cell office:value-type="float" office:value="500">
                <text:p>500</text:p>
              </table:table-cell>
              <table:table-cell office:value-type="float" office:value="2.888889">
                <text:p>2.888889</text:p>
              </table:table-cell>
              <table:table-cell office:value-type="float" office:value="3900">
                <text:p>3900</text:p>
              </table:table-cell>
              <table:table-cell office:value-type="float" office:value="2.888889">
                <text:p>2.888889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60">
                <text:p>60</text:p>
              </table:table-cell>
              <table:table-cell office:value-type="float" office:value="3.577778">
                <text:p>3.577778</text:p>
              </table:table-cell>
              <table:table-cell office:value-type="float" office:value="20">
                <text:p>20</text:p>
              </table:table-cell>
              <table:table-cell office:value-type="float" office:value="3.577778">
                <text:p>3.577778</text:p>
              </table:table-cell>
              <table:table-cell office:value-type="float" office:value="300">
                <text:p>300</text:p>
              </table:table-cell>
              <table:table-cell office:value-type="float" office:value="3.577778">
                <text:p>3.577778</text:p>
              </table:table-cell>
              <table:table-cell office:value-type="float" office:value="340">
                <text:p>340</text:p>
              </table:table-cell>
              <table:table-cell office:value-type="float" office:value="3.111111">
                <text:p>3.111111</text:p>
              </table:table-cell>
              <table:table-cell office:value-type="float" office:value="1730">
                <text:p>1730</text:p>
              </table:table-cell>
              <table:table-cell office:value-type="float" office:value="3.111111">
                <text:p>3.111111</text:p>
              </table:table-cell>
              <table:table-cell office:value-type="float" office:value="1850">
                <text:p>18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60">
                <text:p>60</text:p>
              </table:table-cell>
              <table:table-cell office:value-type="float" office:value="3.833333">
                <text:p>3.833333</text:p>
              </table:table-cell>
              <table:table-cell office:value-type="float" office:value="20">
                <text:p>20</text:p>
              </table:table-cell>
              <table:table-cell office:value-type="float" office:value="3.833333">
                <text:p>3.833333</text:p>
              </table:table-cell>
              <table:table-cell office:value-type="float" office:value="230">
                <text:p>230</text:p>
              </table:table-cell>
              <table:table-cell office:value-type="float" office:value="3.833333">
                <text:p>3.833333</text:p>
              </table:table-cell>
              <table:table-cell office:value-type="float" office:value="270">
                <text:p>270</text:p>
              </table:table-cell>
              <table:table-cell office:value-type="float" office:value="3.333333">
                <text:p>3.333333</text:p>
              </table:table-cell>
              <table:table-cell office:value-type="float" office:value="910">
                <text:p>910</text:p>
              </table:table-cell>
              <table:table-cell office:value-type="float" office:value="3.333333">
                <text:p>3.333333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40">
                <text:p>40</text:p>
              </table:table-cell>
              <table:table-cell office:value-type="float" office:value="4.088889">
                <text:p>4.088889</text:p>
              </table:table-cell>
              <table:table-cell office:value-type="float" office:value="20">
                <text:p>20</text:p>
              </table:table-cell>
              <table:table-cell office:value-type="float" office:value="4.088889">
                <text:p>4.088889</text:p>
              </table:table-cell>
              <table:table-cell office:value-type="float" office:value="210">
                <text:p>210</text:p>
              </table:table-cell>
              <table:table-cell office:value-type="float" office:value="4.088889">
                <text:p>4.088889</text:p>
              </table:table-cell>
              <table:table-cell office:value-type="float" office:value="280">
                <text:p>280</text:p>
              </table:table-cell>
              <table:table-cell office:value-type="float" office:value="3.555556">
                <text:p>3.555556</text:p>
              </table:table-cell>
              <table:table-cell office:value-type="float" office:value="760">
                <text:p>760</text:p>
              </table:table-cell>
              <table:table-cell office:value-type="float" office:value="3.555556">
                <text:p>3.55555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40">
                <text:p>40</text:p>
              </table:table-cell>
              <table:table-cell office:value-type="float" office:value="4.344444">
                <text:p>4.344444</text:p>
              </table:table-cell>
              <table:table-cell office:value-type="float" office:value="20">
                <text:p>20</text:p>
              </table:table-cell>
              <table:table-cell office:value-type="float" office:value="4.344444">
                <text:p>4.344444</text:p>
              </table:table-cell>
              <table:table-cell office:value-type="float" office:value="210">
                <text:p>210</text:p>
              </table:table-cell>
              <table:table-cell office:value-type="float" office:value="4.344444">
                <text:p>4.344444</text:p>
              </table:table-cell>
              <table:table-cell office:value-type="float" office:value="280">
                <text:p>280</text:p>
              </table:table-cell>
              <table:table-cell office:value-type="float" office:value="3.777778">
                <text:p>3.777778</text:p>
              </table:table-cell>
              <table:table-cell office:value-type="float" office:value="640">
                <text:p>640</text:p>
              </table:table-cell>
              <table:table-cell office:value-type="float" office:value="3.777778">
                <text:p>3.777778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40">
                <text:p>40</text:p>
              </table:table-cell>
              <table:table-cell office:value-type="float" office:value="4.6">
                <text:p>4.6</text:p>
              </table:table-cell>
              <table:table-cell office:value-type="float" office:value="20">
                <text:p>20</text:p>
              </table:table-cell>
              <table:table-cell office:value-type="float" office:value="4.6">
                <text:p>4.6</text:p>
              </table:table-cell>
              <table:table-cell office:value-type="float" office:value="200">
                <text:p>200</text:p>
              </table:table-cell>
              <table:table-cell office:value-type="float" office:value="4.6">
                <text:p>4.6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  <table:table-cell office:value-type="float" office:value="640">
                <text:p>640</text:p>
              </table:table-cell>
              <table:table-cell office:value-type="float" office:value="4">
                <text:p>4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40">
                <text:p>40</text:p>
              </table:table-cell>
              <table:table-cell office:value-type="float" office:value="4.855556">
                <text:p>4.855556</text:p>
              </table:table-cell>
              <table:table-cell office:value-type="float" office:value="20">
                <text:p>20</text:p>
              </table:table-cell>
              <table:table-cell office:value-type="float" office:value="4.855556">
                <text:p>4.855556</text:p>
              </table:table-cell>
              <table:table-cell office:value-type="float" office:value="190">
                <text:p>190</text:p>
              </table:table-cell>
              <table:table-cell office:value-type="float" office:value="4.855556">
                <text:p>4.855556</text:p>
              </table:table-cell>
              <table:table-cell office:value-type="float" office:value="280">
                <text:p>280</text:p>
              </table:table-cell>
              <table:table-cell office:value-type="float" office:value="4.222222">
                <text:p>4.222222</text:p>
              </table:table-cell>
              <table:table-cell office:value-type="float" office:value="670">
                <text:p>670</text:p>
              </table:table-cell>
              <table:table-cell office:value-type="float" office:value="4.222222">
                <text:p>4.22222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40">
                <text:p>40</text:p>
              </table:table-cell>
              <table:table-cell office:value-type="float" office:value="5.111111">
                <text:p>5.111111</text:p>
              </table:table-cell>
              <table:table-cell office:value-type="float" office:value="20">
                <text:p>20</text:p>
              </table:table-cell>
              <table:table-cell office:value-type="float" office:value="5.111111">
                <text:p>5.111111</text:p>
              </table:table-cell>
              <table:table-cell office:value-type="float" office:value="190">
                <text:p>190</text:p>
              </table:table-cell>
              <table:table-cell office:value-type="float" office:value="5.111111">
                <text:p>5.111111</text:p>
              </table:table-cell>
              <table:table-cell office:value-type="float" office:value="280">
                <text:p>280</text:p>
              </table:table-cell>
              <table:table-cell office:value-type="float" office:value="4.444444">
                <text:p>4.444444</text:p>
              </table:table-cell>
              <table:table-cell office:value-type="float" office:value="660">
                <text:p>660</text:p>
              </table:table-cell>
              <table:table-cell office:value-type="float" office:value="4.444444">
                <text:p>4.444444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40">
                <text:p>40</text:p>
              </table:table-cell>
              <table:table-cell office:value-type="float" office:value="5.366667">
                <text:p>5.366667</text:p>
              </table:table-cell>
              <table:table-cell office:value-type="float" office:value="10">
                <text:p>10</text:p>
              </table:table-cell>
              <table:table-cell office:value-type="float" office:value="5.366667">
                <text:p>5.366667</text:p>
              </table:table-cell>
              <table:table-cell office:value-type="float" office:value="180">
                <text:p>180</text:p>
              </table:table-cell>
              <table:table-cell office:value-type="float" office:value="5.366667">
                <text:p>5.366667</text:p>
              </table:table-cell>
              <table:table-cell office:value-type="float" office:value="270">
                <text:p>270</text:p>
              </table:table-cell>
              <table:table-cell office:value-type="float" office:value="4.666667">
                <text:p>4.666667</text:p>
              </table:table-cell>
              <table:table-cell office:value-type="float" office:value="650">
                <text:p>650</text:p>
              </table:table-cell>
              <table:table-cell office:value-type="float" office:value="4.666667">
                <text:p>4.666667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40">
                <text:p>40</text:p>
              </table:table-cell>
              <table:table-cell office:value-type="float" office:value="5.622222">
                <text:p>5.622222</text:p>
              </table:table-cell>
              <table:table-cell office:value-type="float" office:value="10">
                <text:p>10</text:p>
              </table:table-cell>
              <table:table-cell office:value-type="float" office:value="5.622222">
                <text:p>5.622222</text:p>
              </table:table-cell>
              <table:table-cell office:value-type="float" office:value="140">
                <text:p>140</text:p>
              </table:table-cell>
              <table:table-cell office:value-type="float" office:value="5.622222">
                <text:p>5.622222</text:p>
              </table:table-cell>
              <table:table-cell office:value-type="float" office:value="200">
                <text:p>200</text:p>
              </table:table-cell>
              <table:table-cell office:value-type="float" office:value="4.888889">
                <text:p>4.888889</text:p>
              </table:table-cell>
              <table:table-cell office:value-type="float" office:value="650">
                <text:p>650</text:p>
              </table:table-cell>
              <table:table-cell office:value-type="float" office:value="4.888889">
                <text:p>4.888889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40">
                <text:p>40</text:p>
              </table:table-cell>
              <table:table-cell office:value-type="float" office:value="5.877778">
                <text:p>5.877778</text:p>
              </table:table-cell>
              <table:table-cell office:value-type="float" office:value="10">
                <text:p>10</text:p>
              </table:table-cell>
              <table:table-cell office:value-type="float" office:value="5.877778">
                <text:p>5.877778</text:p>
              </table:table-cell>
              <table:table-cell office:value-type="float" office:value="150">
                <text:p>150</text:p>
              </table:table-cell>
              <table:table-cell office:value-type="float" office:value="5.877778">
                <text:p>5.877778</text:p>
              </table:table-cell>
              <table:table-cell office:value-type="float" office:value="170">
                <text:p>170</text:p>
              </table:table-cell>
              <table:table-cell office:value-type="float" office:value="5.111111">
                <text:p>5.111111</text:p>
              </table:table-cell>
              <table:table-cell office:value-type="float" office:value="610">
                <text:p>610</text:p>
              </table:table-cell>
              <table:table-cell office:value-type="float" office:value="5.111111">
                <text:p>5.111111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40">
                <text:p>40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6.133333">
                <text:p>6.133333</text:p>
              </table:table-cell>
              <table:table-cell office:value-type="float" office:value="100">
                <text:p>100</text:p>
              </table:table-cell>
              <table:table-cell office:value-type="float" office:value="6.133333">
                <text:p>6.133333</text:p>
              </table:table-cell>
              <table:table-cell office:value-type="float" office:value="130">
                <text:p>130</text:p>
              </table:table-cell>
              <table:table-cell office:value-type="float" office:value="5.333333">
                <text:p>5.333333</text:p>
              </table:table-cell>
              <table:table-cell office:value-type="float" office:value="490">
                <text:p>490</text:p>
              </table:table-cell>
              <table:table-cell office:value-type="float" office:value="5.333333">
                <text:p>5.3333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30">
                <text:p>30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  <table:table-cell office:value-type="float" office:value="6.388889">
                <text:p>6.388889</text:p>
              </table:table-cell>
              <table:table-cell office:value-type="float" office:value="80">
                <text:p>80</text:p>
              </table:table-cell>
              <table:table-cell office:value-type="float" office:value="6.388889">
                <text:p>6.388889</text:p>
              </table:table-cell>
              <table:table-cell office:value-type="float" office:value="50">
                <text:p>50</text:p>
              </table:table-cell>
              <table:table-cell office:value-type="float" office:value="5.555556">
                <text:p>5.555556</text:p>
              </table:table-cell>
              <table:table-cell office:value-type="float" office:value="480">
                <text:p>480</text:p>
              </table:table-cell>
              <table:table-cell office:value-type="float" office:value="5.555556">
                <text:p>5.555556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30">
                <text:p>30</text:p>
              </table:table-cell>
              <table:table-cell office:value-type="float" office:value="6.644444">
                <text:p>6.644444</text:p>
              </table:table-cell>
              <table:table-cell office:value-type="float" office:value="0">
                <text:p>0</text:p>
              </table:table-cell>
              <table:table-cell office:value-type="float" office:value="6.644444">
                <text:p>6.644444</text:p>
              </table:table-cell>
              <table:table-cell office:value-type="float" office:value="50">
                <text:p>50</text:p>
              </table:table-cell>
              <table:table-cell office:value-type="float" office:value="6.644444">
                <text:p>6.644444</text:p>
              </table:table-cell>
              <table:table-cell office:value-type="float" office:value="30">
                <text:p>30</text:p>
              </table:table-cell>
              <table:table-cell office:value-type="float" office:value="5.777778">
                <text:p>5.777778</text:p>
              </table:table-cell>
              <table:table-cell office:value-type="float" office:value="400">
                <text:p>400</text:p>
              </table:table-cell>
              <table:table-cell office:value-type="float" office:value="5.777778">
                <text:p>5.777778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20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0">
                <text:p>0</text:p>
              </table:table-cell>
              <table:table-cell office:value-type="float" office:value="6.9">
                <text:p>6.9</text:p>
              </table:table-cell>
              <table:table-cell office:value-type="float" office:value="30">
                <text:p>30</text:p>
              </table:table-cell>
              <table:table-cell office:value-type="float" office:value="6.9">
                <text:p>6.9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">
                <text:p>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0">
                <text:p>0</text:p>
              </table:table-cell>
              <table:table-cell office:value-type="float" office:value="7.155556">
                <text:p>7.155556</text:p>
              </table:table-cell>
              <table:table-cell office:value-type="float" office:value="0">
                <text:p>0</text:p>
              </table:table-cell>
              <table:table-cell office:value-type="float" office:value="7.155556">
                <text:p>7.155556</text:p>
              </table:table-cell>
              <table:table-cell office:value-type="float" office:value="30">
                <text:p>30</text:p>
              </table:table-cell>
              <table:table-cell office:value-type="float" office:value="7.155556">
                <text:p>7.155556</text:p>
              </table:table-cell>
              <table:table-cell office:value-type="float" office:value="10">
                <text:p>10</text:p>
              </table:table-cell>
              <table:table-cell office:value-type="float" office:value="6.222222">
                <text:p>6.222222</text:p>
              </table:table-cell>
              <table:table-cell office:value-type="float" office:value="200">
                <text:p>200</text:p>
              </table:table-cell>
              <table:table-cell office:value-type="float" office:value="6.222222">
                <text:p>6.222222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0">
                <text:p>0</text:p>
              </table:table-cell>
              <table:table-cell office:value-type="float" office:value="7.411111">
                <text:p>7.411111</text:p>
              </table:table-cell>
              <table:table-cell office:value-type="float" office:value="0">
                <text:p>0</text:p>
              </table:table-cell>
              <table:table-cell office:value-type="float" office:value="7.411111">
                <text:p>7.411111</text:p>
              </table:table-cell>
              <table:table-cell office:value-type="float" office:value="10">
                <text:p>10</text:p>
              </table:table-cell>
              <table:table-cell office:value-type="float" office:value="7.411111">
                <text:p>7.411111</text:p>
              </table:table-cell>
              <table:table-cell office:value-type="float" office:value="10">
                <text:p>10</text:p>
              </table:table-cell>
              <table:table-cell office:value-type="float" office:value="6.444444">
                <text:p>6.444444</text:p>
              </table:table-cell>
              <table:table-cell office:value-type="float" office:value="110">
                <text:p>110</text:p>
              </table:table-cell>
              <table:table-cell office:value-type="float" office:value="6.444444">
                <text:p>6.44444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0">
                <text:p>0</text:p>
              </table:table-cell>
              <table:table-cell office:value-type="float" office:value="7.666667">
                <text:p>7.666667</text:p>
              </table:table-cell>
              <table:table-cell office:value-type="float" office:value="0">
                <text:p>0</text:p>
              </table:table-cell>
              <table:table-cell office:value-type="float" office:value="7.666667">
                <text:p>7.666667</text:p>
              </table:table-cell>
              <table:table-cell office:value-type="float" office:value="10">
                <text:p>10</text:p>
              </table:table-cell>
              <table:table-cell office:value-type="float" office:value="7.666667">
                <text:p>7.666667</text:p>
              </table:table-cell>
              <table:table-cell office:value-type="float" office:value="10">
                <text:p>10</text:p>
              </table:table-cell>
              <table:table-cell office:value-type="float" office:value="6.666667">
                <text:p>6.666667</text:p>
              </table:table-cell>
              <table:table-cell office:value-type="float" office:value="90">
                <text:p>90</text:p>
              </table:table-cell>
              <table:table-cell office:value-type="float" office:value="6.666667">
                <text:p>6.666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0">
                <text:p>0</text:p>
              </table:table-cell>
              <table:table-cell office:value-type="float" office:value="7.922222">
                <text:p>7.922222</text:p>
              </table:table-cell>
              <table:table-cell office:value-type="float" office:value="0">
                <text:p>0</text:p>
              </table:table-cell>
              <table:table-cell office:value-type="float" office:value="7.922222">
                <text:p>7.922222</text:p>
              </table:table-cell>
              <table:table-cell office:value-type="float" office:value="20">
                <text:p>20</text:p>
              </table:table-cell>
              <table:table-cell office:value-type="float" office:value="7.922222">
                <text:p>7.922222</text:p>
              </table:table-cell>
              <table:table-cell office:value-type="float" office:value="20">
                <text:p>20</text:p>
              </table:table-cell>
              <table:table-cell office:value-type="float" office:value="6.888889">
                <text:p>6.888889</text:p>
              </table:table-cell>
              <table:table-cell office:value-type="float" office:value="70">
                <text:p>70</text:p>
              </table:table-cell>
              <table:table-cell office:value-type="float" office:value="6.888889">
                <text:p>6.88888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0">
                <text:p>0</text:p>
              </table:table-cell>
              <table:table-cell office:value-type="float" office:value="8.177778">
                <text:p>8.177778</text:p>
              </table:table-cell>
              <table:table-cell office:value-type="float" office:value="0">
                <text:p>0</text:p>
              </table:table-cell>
              <table:table-cell office:value-type="float" office:value="8.177778">
                <text:p>8.177778</text:p>
              </table:table-cell>
              <table:table-cell office:value-type="float" office:value="10">
                <text:p>10</text:p>
              </table:table-cell>
              <table:table-cell office:value-type="float" office:value="8.177778">
                <text:p>8.177778</text:p>
              </table:table-cell>
              <table:table-cell office:value-type="float" office:value="20">
                <text:p>20</text:p>
              </table:table-cell>
              <table:table-cell office:value-type="float" office:value="7.111111">
                <text:p>7.111111</text:p>
              </table:table-cell>
              <table:table-cell office:value-type="float" office:value="70">
                <text:p>70</text:p>
              </table:table-cell>
              <table:table-cell office:value-type="float" office:value="7.111111">
                <text:p>7.1111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0">
                <text:p>0</text:p>
              </table:table-cell>
              <table:table-cell office:value-type="float" office:value="8.433333">
                <text:p>8.433333</text:p>
              </table:table-cell>
              <table:table-cell office:value-type="float" office:value="0">
                <text:p>0</text:p>
              </table:table-cell>
              <table:table-cell office:value-type="float" office:value="8.433333">
                <text:p>8.433333</text:p>
              </table:table-cell>
              <table:table-cell office:value-type="float" office:value="10">
                <text:p>10</text:p>
              </table:table-cell>
              <table:table-cell office:value-type="float" office:value="8.433333">
                <text:p>8.433333</text:p>
              </table:table-cell>
              <table:table-cell office:value-type="float" office:value="10">
                <text:p>10</text:p>
              </table:table-cell>
              <table:table-cell office:value-type="float" office:value="7.333333">
                <text:p>7.333333</text:p>
              </table:table-cell>
              <table:table-cell office:value-type="float" office:value="70">
                <text:p>70</text:p>
              </table:table-cell>
              <table:table-cell office:value-type="float" office:value="7.333333">
                <text:p>7.33333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0">
                <text:p>0</text:p>
              </table:table-cell>
              <table:table-cell office:value-type="float" office:value="8.688889">
                <text:p>8.688889</text:p>
              </table:table-cell>
              <table:table-cell office:value-type="float" office:value="0">
                <text:p>0</text:p>
              </table:table-cell>
              <table:table-cell office:value-type="float" office:value="8.688889">
                <text:p>8.688889</text:p>
              </table:table-cell>
              <table:table-cell office:value-type="float" office:value="10">
                <text:p>10</text:p>
              </table:table-cell>
              <table:table-cell office:value-type="float" office:value="8.688889">
                <text:p>8.688889</text:p>
              </table:table-cell>
              <table:table-cell office:value-type="float" office:value="10">
                <text:p>10</text:p>
              </table:table-cell>
              <table:table-cell office:value-type="float" office:value="7.555556">
                <text:p>7.555556</text:p>
              </table:table-cell>
              <table:table-cell office:value-type="float" office:value="70">
                <text:p>70</text:p>
              </table:table-cell>
              <table:table-cell office:value-type="float" office:value="7.555556">
                <text:p>7.55555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0">
                <text:p>0</text:p>
              </table:table-cell>
              <table:table-cell office:value-type="float" office:value="8.944444">
                <text:p>8.944444</text:p>
              </table:table-cell>
              <table:table-cell office:value-type="float" office:value="0">
                <text:p>0</text:p>
              </table:table-cell>
              <table:table-cell office:value-type="float" office:value="8.944444">
                <text:p>8.944444</text:p>
              </table:table-cell>
              <table:table-cell office:value-type="float" office:value="10">
                <text:p>10</text:p>
              </table:table-cell>
              <table:table-cell office:value-type="float" office:value="8.944444">
                <text:p>8.944444</text:p>
              </table:table-cell>
              <table:table-cell office:value-type="float" office:value="10">
                <text:p>10</text:p>
              </table:table-cell>
              <table:table-cell office:value-type="float" office:value="7.777778">
                <text:p>7.777778</text:p>
              </table:table-cell>
              <table:table-cell office:value-type="float" office:value="70">
                <text:p>70</text:p>
              </table:table-cell>
              <table:table-cell office:value-type="float" office:value="7.777778">
                <text:p>7.7777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9.455556">
                <text:p>9.455556</text:p>
              </table:table-cell>
              <table:table-cell office:value-type="float" office:value="0">
                <text:p>0</text:p>
              </table:table-cell>
              <table:table-cell office:value-type="float" office:value="8.222222">
                <text:p>8.222222</text:p>
              </table:table-cell>
              <table:table-cell office:value-type="float" office:value="80">
                <text:p>80</text:p>
              </table:table-cell>
              <table:table-cell office:value-type="float" office:value="8.222222">
                <text:p>8.2222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9.711111">
                <text:p>9.711111</text:p>
              </table:table-cell>
              <table:table-cell office:value-type="float" office:value="0">
                <text:p>0</text:p>
              </table:table-cell>
              <table:table-cell office:value-type="float" office:value="8.444444">
                <text:p>8.444444</text:p>
              </table:table-cell>
              <table:table-cell office:value-type="float" office:value="70">
                <text:p>70</text:p>
              </table:table-cell>
              <table:table-cell office:value-type="float" office:value="8.444444">
                <text:p>8.44444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9.966667">
                <text:p>9.966667</text:p>
              </table:table-cell>
              <table:table-cell office:value-type="float" office:value="0">
                <text:p>0</text:p>
              </table:table-cell>
              <table:table-cell office:value-type="float" office:value="8.666667">
                <text:p>8.666667</text:p>
              </table:table-cell>
              <table:table-cell office:value-type="float" office:value="70">
                <text:p>70</text:p>
              </table:table-cell>
              <table:table-cell office:value-type="float" office:value="8.666667">
                <text:p>8.66666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10.222222">
                <text:p>10.222222</text:p>
              </table:table-cell>
              <table:table-cell office:value-type="float" office:value="0">
                <text:p>0</text:p>
              </table:table-cell>
              <table:table-cell office:value-type="float" office:value="8.888889">
                <text:p>8.888889</text:p>
              </table:table-cell>
              <table:table-cell office:value-type="float" office:value="60">
                <text:p>60</text:p>
              </table:table-cell>
              <table:table-cell office:value-type="float" office:value="8.888889">
                <text:p>8.8888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10.477778">
                <text:p>10.477778</text:p>
              </table:table-cell>
              <table:table-cell office:value-type="float" office:value="0">
                <text:p>0</text:p>
              </table:table-cell>
              <table:table-cell office:value-type="float" office:value="9.111111">
                <text:p>9.111111</text:p>
              </table:table-cell>
              <table:table-cell office:value-type="float" office:value="50">
                <text:p>50</text:p>
              </table:table-cell>
              <table:table-cell office:value-type="float" office:value="9.111111">
                <text:p>9.111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10.733333">
                <text:p>10.733333</text:p>
              </table:table-cell>
              <table:table-cell office:value-type="float" office:value="0">
                <text:p>0</text:p>
              </table:table-cell>
              <table:table-cell office:value-type="float" office:value="9.333333">
                <text:p>9.333333</text:p>
              </table:table-cell>
              <table:table-cell office:value-type="float" office:value="30">
                <text:p>30</text:p>
              </table:table-cell>
              <table:table-cell office:value-type="float" office:value="9.333333">
                <text:p>9.333333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1.5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30000" chart:maximum="300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847cm" svg:height="14.161cm" xlink:href=".." xlink:type="simple" chart:class="chart:scatter" chart:style-name="ch1">
        <chart:title svg:x="2.575cm" svg:y="0.007cm" chart:style-name="ch2">
          <text:p>simple peak finding for different temperatures ( one SiPm)</text:p>
        </chart:title>
        <chart:subtitle svg:x="3.352cm" svg:y="1.225cm" chart:style-name="ch3">
          <text:p>bias adjusted for 1.7 V over voltage</text:p>
        </chart:subtitle>
        <chart:legend svg:x="12.068cm" svg:y="1.175cm" style:legend-expansion="custom" chartooo:width="6.229cm" chartooo:height="5.104cm" style:legend-expansion-aspect-ratio="1.22041536050157" chart:style-name="ch4"/>
        <chart:plot-area chart:style-name="ch5" table:cell-range-address="sumtemp.N4:sumtemp.O38 sumtemp.O3:sumtemp.O3 sumtemp.Q3:sumtemp.Q38 sumtemp.S3:sumtemp.S38 sumtemp.U3:sumtemp.U38 sumtemp.W3:sumtemp.W38 sumtemp.Y3:sumtemp.Y38" chart:data-source-has-labels="row" svg:x="0.914cm" svg:y="2.087cm" svg:width="17.678cm" svg:height="9.811cm">
          <chartooo:coordinate-region svg:x="2.461cm" svg:y="2.3cm" svg:width="16.131cm" svg:height="8.926cm"/>
          <chart:axis chart:dimension="x" chart:name="primary-x" chart:style-name="ch6">
            <chart:title svg:x="8.651cm" svg:y="12.182cm" chart:style-name="ch7">
              <text:p>threhsold [mV]</text:p>
            </chart:title>
          </chart:axis>
          <chart:axis chart:dimension="y" chart:name="primary-y" chart:style-name="ch8">
            <chart:title svg:x="0.001cm" svg:y="7.473cm" chart:style-name="ch9">
              <text:p>cnt /s </text:p>
            </chart:title>
            <chart:grid chart:style-name="ch10" chart:class="major"/>
          </chart:axis>
          <chart:series chart:style-name="ch11" chart:values-cell-range-address="sumtemp.O4:sumtemp.O38" chart:label-cell-address="sumtemp.O3:sumtemp.O3" chart:class="chart:scatter">
            <chart:domain table:cell-range-address="sumtemp.N4:sumtemp.N38"/>
            <chart:data-point chart:repeated="35"/>
          </chart:series>
          <chart:series chart:style-name="ch12" chart:values-cell-range-address="sumtemp.Q4:sumtemp.Q38" chart:label-cell-address="sumtemp.Q3:sumtemp.Q3" chart:class="chart:scatter">
            <chart:domain table:cell-range-address="sumtemp.P4:sumtemp.P38"/>
            <chart:data-point chart:repeated="35"/>
          </chart:series>
          <chart:series chart:style-name="ch13" chart:values-cell-range-address="sumtemp.S4:sumtemp.S38" chart:label-cell-address="sumtemp.S3:sumtemp.S3" chart:class="chart:scatter">
            <chart:domain table:cell-range-address="sumtemp.R4:sumtemp.R38"/>
            <chart:data-point chart:repeated="35"/>
          </chart:series>
          <chart:series chart:style-name="ch14" chart:values-cell-range-address="sumtemp.U4:sumtemp.U38" chart:label-cell-address="sumtemp.U3:sumtemp.U3" chart:class="chart:scatter">
            <chart:domain table:cell-range-address="sumtemp.T4:sumtemp.T38"/>
            <chart:data-point chart:repeated="35"/>
          </chart:series>
          <chart:series chart:style-name="ch15" chart:values-cell-range-address="sumtemp.W4:sumtemp.W38" chart:label-cell-address="sumtemp.W3:sumtemp.W3" chart:class="chart:scatter">
            <chart:domain table:cell-range-address="sumtemp.V4:sumtemp.V38"/>
            <chart:data-point chart:repeated="35"/>
          </chart:series>
          <chart:series chart:style-name="ch16" chart:values-cell-range-address="sumtemp.Y4:sumtemp.Y38" chart:label-cell-address="sumtemp.Y3:sumtemp.Y3" chart:class="chart:scatter">
            <chart:domain table:cell-range-address="sumtemp.X4:sumtemp.X38"/>
            <chart:data-point chart:repeated="3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pkcnt1 1.7[V]ov@1[c]STH</text:p>
                <draw:g>
                  <svg:desc>sumtemp.O3:sumtemp.O3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pkcnt1 1.7[V]ov@5[c]STH</text:p>
                <draw:g>
                  <svg:desc>sumtemp.Q3:sumtemp.Q3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pkcnt1 1.7[V]ov@16[c]STH</text:p>
                <draw:g>
                  <svg:desc>sumtemp.S3:sumtemp.S3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pkcnt1 1.7[V]ov@18[c]STH</text:p>
                <draw:g>
                  <svg:desc>sumtemp.U3:sumtemp.U3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pkcnt1 1.7[V]ov@20[c]STH</text:p>
                <draw:g>
                  <svg:desc>sumtemp.W3:sumtemp.W3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pkcnt1 1.7[V]ov@21[c]STH</text:p>
                <draw:g>
                  <svg:desc>sumtemp.Y3:sumtemp.Y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sumtemp.N4:sumtemp.N38</svg:desc>
                </draw:g>
              </table:table-cell>
              <table:table-cell office:value-type="float" office:value="546600">
                <text:p>546600</text:p>
                <draw:g>
                  <svg:desc>sumtemp.O4:sumtemp.O38</svg:desc>
                </draw:g>
              </table:table-cell>
              <table:table-cell office:value-type="float" office:value="2.044444">
                <text:p>2.044444</text:p>
                <draw:g>
                  <svg:desc>sumtemp.P4:sumtemp.P38</svg:desc>
                </draw:g>
              </table:table-cell>
              <table:table-cell office:value-type="float" office:value="739900">
                <text:p>739900</text:p>
                <draw:g>
                  <svg:desc>sumtemp.Q4:sumtemp.Q38</svg:desc>
                </draw:g>
              </table:table-cell>
              <table:table-cell office:value-type="float" office:value="1.688889">
                <text:p>1.688889</text:p>
                <draw:g>
                  <svg:desc>sumtemp.R4:sumtemp.R38</svg:desc>
                </draw:g>
              </table:table-cell>
              <table:table-cell office:value-type="float" office:value="1941600">
                <text:p>1941600</text:p>
                <draw:g>
                  <svg:desc>sumtemp.S4:sumtemp.S38</svg:desc>
                </draw:g>
              </table:table-cell>
              <table:table-cell office:value-type="float" office:value="2.044444">
                <text:p>2.044444</text:p>
                <draw:g>
                  <svg:desc>sumtemp.T4:sumtemp.T38</svg:desc>
                </draw:g>
              </table:table-cell>
              <table:table-cell office:value-type="float" office:value="1754820">
                <text:p>1754820</text:p>
                <draw:g>
                  <svg:desc>sumtemp.U4:sumtemp.U38</svg:desc>
                </draw:g>
              </table:table-cell>
              <table:table-cell office:value-type="float" office:value="2.044444">
                <text:p>2.044444</text:p>
                <draw:g>
                  <svg:desc>sumtemp.V4:sumtemp.V38</svg:desc>
                </draw:g>
              </table:table-cell>
              <table:table-cell office:value-type="float" office:value="2579120">
                <text:p>2579120</text:p>
                <draw:g>
                  <svg:desc>sumtemp.W4:sumtemp.W38</svg:desc>
                </draw:g>
              </table:table-cell>
              <table:table-cell office:value-type="float" office:value="2.044444">
                <text:p>2.044444</text:p>
                <draw:g>
                  <svg:desc>sumtemp.X4:sumtemp.X38</svg:desc>
                </draw:g>
              </table:table-cell>
              <table:table-cell office:value-type="float" office:value="2785410">
                <text:p>2785410</text:p>
                <draw:g>
                  <svg:desc>sumtemp.Y4:sumtemp.Y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6060">
                <text:p>516060</text:p>
              </table:table-cell>
              <table:table-cell office:value-type="float" office:value="2.3">
                <text:p>2.3</text:p>
              </table:table-cell>
              <table:table-cell office:value-type="float" office:value="697650">
                <text:p>697650</text:p>
              </table:table-cell>
              <table:table-cell office:value-type="float" office:value="1.9">
                <text:p>1.9</text:p>
              </table:table-cell>
              <table:table-cell office:value-type="float" office:value="1831060">
                <text:p>1831060</text:p>
              </table:table-cell>
              <table:table-cell office:value-type="float" office:value="2.3">
                <text:p>2.3</text:p>
              </table:table-cell>
              <table:table-cell office:value-type="float" office:value="1646840">
                <text:p>1646840</text:p>
              </table:table-cell>
              <table:table-cell office:value-type="float" office:value="2.3">
                <text:p>2.3</text:p>
              </table:table-cell>
              <table:table-cell office:value-type="float" office:value="2418270">
                <text:p>2418270</text:p>
              </table:table-cell>
              <table:table-cell office:value-type="float" office:value="2.3">
                <text:p>2.3</text:p>
              </table:table-cell>
              <table:table-cell office:value-type="float" office:value="2605610">
                <text:p>26056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86530">
                <text:p>486530</text:p>
              </table:table-cell>
              <table:table-cell office:value-type="float" office:value="2.555556">
                <text:p>2.555556</text:p>
              </table:table-cell>
              <table:table-cell office:value-type="float" office:value="654860">
                <text:p>654860</text:p>
              </table:table-cell>
              <table:table-cell office:value-type="float" office:value="2.111111">
                <text:p>2.111111</text:p>
              </table:table-cell>
              <table:table-cell office:value-type="float" office:value="1754820">
                <text:p>1754820</text:p>
              </table:table-cell>
              <table:table-cell office:value-type="float" office:value="2.555556">
                <text:p>2.555556</text:p>
              </table:table-cell>
              <table:table-cell office:value-type="float" office:value="1536540">
                <text:p>1536540</text:p>
              </table:table-cell>
              <table:table-cell office:value-type="float" office:value="2.555556">
                <text:p>2.555556</text:p>
              </table:table-cell>
              <table:table-cell office:value-type="float" office:value="2255070">
                <text:p>2255070</text:p>
              </table:table-cell>
              <table:table-cell office:value-type="float" office:value="2.555556">
                <text:p>2.555556</text:p>
              </table:table-cell>
              <table:table-cell office:value-type="float" office:value="2424860">
                <text:p>2424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456760">
                <text:p>456760</text:p>
              </table:table-cell>
              <table:table-cell office:value-type="float" office:value="2.811111">
                <text:p>2.811111</text:p>
              </table:table-cell>
              <table:table-cell office:value-type="float" office:value="610710">
                <text:p>610710</text:p>
              </table:table-cell>
              <table:table-cell office:value-type="float" office:value="2.322222">
                <text:p>2.322222</text:p>
              </table:table-cell>
              <table:table-cell office:value-type="float" office:value="1646840">
                <text:p>1646840</text:p>
              </table:table-cell>
              <table:table-cell office:value-type="float" office:value="2.811111">
                <text:p>2.811111</text:p>
              </table:table-cell>
              <table:table-cell office:value-type="float" office:value="1419460">
                <text:p>1419460</text:p>
              </table:table-cell>
              <table:table-cell office:value-type="float" office:value="2.811111">
                <text:p>2.811111</text:p>
              </table:table-cell>
              <table:table-cell office:value-type="float" office:value="2080410">
                <text:p>2080410</text:p>
              </table:table-cell>
              <table:table-cell office:value-type="float" office:value="2.811111">
                <text:p>2.811111</text:p>
              </table:table-cell>
              <table:table-cell office:value-type="float" office:value="2226290">
                <text:p>22262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428670">
                <text:p>428670</text:p>
              </table:table-cell>
              <table:table-cell office:value-type="float" office:value="3.066667">
                <text:p>3.066667</text:p>
              </table:table-cell>
              <table:table-cell office:value-type="float" office:value="568370">
                <text:p>568370</text:p>
              </table:table-cell>
              <table:table-cell office:value-type="float" office:value="2.533333">
                <text:p>2.533333</text:p>
              </table:table-cell>
              <table:table-cell office:value-type="float" office:value="1536540">
                <text:p>1536540</text:p>
              </table:table-cell>
              <table:table-cell office:value-type="float" office:value="3.066667">
                <text:p>3.066667</text:p>
              </table:table-cell>
              <table:table-cell office:value-type="float" office:value="1305510">
                <text:p>1305510</text:p>
              </table:table-cell>
              <table:table-cell office:value-type="float" office:value="3.066667">
                <text:p>3.066667</text:p>
              </table:table-cell>
              <table:table-cell office:value-type="float" office:value="1908080">
                <text:p>1908080</text:p>
              </table:table-cell>
              <table:table-cell office:value-type="float" office:value="3.066667">
                <text:p>3.066667</text:p>
              </table:table-cell>
              <table:table-cell office:value-type="float" office:value="2026940">
                <text:p>20269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385280">
                <text:p>385280</text:p>
              </table:table-cell>
              <table:table-cell office:value-type="float" office:value="3.322222">
                <text:p>3.322222</text:p>
              </table:table-cell>
              <table:table-cell office:value-type="float" office:value="504010">
                <text:p>504010</text:p>
              </table:table-cell>
              <table:table-cell office:value-type="float" office:value="2.744444">
                <text:p>2.744444</text:p>
              </table:table-cell>
              <table:table-cell office:value-type="float" office:value="1461990">
                <text:p>1461990</text:p>
              </table:table-cell>
              <table:table-cell office:value-type="float" office:value="3.322222">
                <text:p>3.322222</text:p>
              </table:table-cell>
              <table:table-cell office:value-type="float" office:value="1117820">
                <text:p>1117820</text:p>
              </table:table-cell>
              <table:table-cell office:value-type="float" office:value="3.322222">
                <text:p>3.322222</text:p>
              </table:table-cell>
              <table:table-cell office:value-type="float" office:value="1619660">
                <text:p>1619660</text:p>
              </table:table-cell>
              <table:table-cell office:value-type="float" office:value="3.322222">
                <text:p>3.322222</text:p>
              </table:table-cell>
              <table:table-cell office:value-type="float" office:value="1687280">
                <text:p>16872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348770">
                <text:p>348770</text:p>
              </table:table-cell>
              <table:table-cell office:value-type="float" office:value="3.577778">
                <text:p>3.577778</text:p>
              </table:table-cell>
              <table:table-cell office:value-type="float" office:value="446760">
                <text:p>446760</text:p>
              </table:table-cell>
              <table:table-cell office:value-type="float" office:value="2.955556">
                <text:p>2.955556</text:p>
              </table:table-cell>
              <table:table-cell office:value-type="float" office:value="1345750">
                <text:p>1345750</text:p>
              </table:table-cell>
              <table:table-cell office:value-type="float" office:value="3.577778">
                <text:p>3.577778</text:p>
              </table:table-cell>
              <table:table-cell office:value-type="float" office:value="949600">
                <text:p>949600</text:p>
              </table:table-cell>
              <table:table-cell office:value-type="float" office:value="3.577778">
                <text:p>3.577778</text:p>
              </table:table-cell>
              <table:table-cell office:value-type="float" office:value="1364520">
                <text:p>1364520</text:p>
              </table:table-cell>
              <table:table-cell office:value-type="float" office:value="3.577778">
                <text:p>3.577778</text:p>
              </table:table-cell>
              <table:table-cell office:value-type="float" office:value="1401210">
                <text:p>14012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308220">
                <text:p>308220</text:p>
              </table:table-cell>
              <table:table-cell office:value-type="float" office:value="3.833333">
                <text:p>3.833333</text:p>
              </table:table-cell>
              <table:table-cell office:value-type="float" office:value="383390">
                <text:p>383390</text:p>
              </table:table-cell>
              <table:table-cell office:value-type="float" office:value="3.166667">
                <text:p>3.166667</text:p>
              </table:table-cell>
              <table:table-cell office:value-type="float" office:value="1219870">
                <text:p>1219870</text:p>
              </table:table-cell>
              <table:table-cell office:value-type="float" office:value="3.833333">
                <text:p>3.833333</text:p>
              </table:table-cell>
              <table:table-cell office:value-type="float" office:value="774000">
                <text:p>774000</text:p>
              </table:table-cell>
              <table:table-cell office:value-type="float" office:value="3.833333">
                <text:p>3.833333</text:p>
              </table:table-cell>
              <table:table-cell office:value-type="float" office:value="1109730">
                <text:p>1109730</text:p>
              </table:table-cell>
              <table:table-cell office:value-type="float" office:value="3.833333">
                <text:p>3.833333</text:p>
              </table:table-cell>
              <table:table-cell office:value-type="float" office:value="1143870">
                <text:p>11438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258830">
                <text:p>258830</text:p>
              </table:table-cell>
              <table:table-cell office:value-type="float" office:value="4.088889">
                <text:p>4.088889</text:p>
              </table:table-cell>
              <table:table-cell office:value-type="float" office:value="309190">
                <text:p>309190</text:p>
              </table:table-cell>
              <table:table-cell office:value-type="float" office:value="3.377778">
                <text:p>3.377778</text:p>
              </table:table-cell>
              <table:table-cell office:value-type="float" office:value="1117820">
                <text:p>1117820</text:p>
              </table:table-cell>
              <table:table-cell office:value-type="float" office:value="4.088889">
                <text:p>4.088889</text:p>
              </table:table-cell>
              <table:table-cell office:value-type="float" office:value="610510">
                <text:p>610510</text:p>
              </table:table-cell>
              <table:table-cell office:value-type="float" office:value="4.088889">
                <text:p>4.088889</text:p>
              </table:table-cell>
              <table:table-cell office:value-type="float" office:value="889010">
                <text:p>889010</text:p>
              </table:table-cell>
              <table:table-cell office:value-type="float" office:value="4.088889">
                <text:p>4.088889</text:p>
              </table:table-cell>
              <table:table-cell office:value-type="float" office:value="950960">
                <text:p>9509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213830">
                <text:p>213830</text:p>
              </table:table-cell>
              <table:table-cell office:value-type="float" office:value="4.344444">
                <text:p>4.344444</text:p>
              </table:table-cell>
              <table:table-cell office:value-type="float" office:value="249490">
                <text:p>249490</text:p>
              </table:table-cell>
              <table:table-cell office:value-type="float" office:value="3.588889">
                <text:p>3.588889</text:p>
              </table:table-cell>
              <table:table-cell office:value-type="float" office:value="949600">
                <text:p>949600</text:p>
              </table:table-cell>
              <table:table-cell office:value-type="float" office:value="4.344444">
                <text:p>4.344444</text:p>
              </table:table-cell>
              <table:table-cell office:value-type="float" office:value="514630">
                <text:p>514630</text:p>
              </table:table-cell>
              <table:table-cell office:value-type="float" office:value="4.344444">
                <text:p>4.344444</text:p>
              </table:table-cell>
              <table:table-cell office:value-type="float" office:value="766320">
                <text:p>766320</text:p>
              </table:table-cell>
              <table:table-cell office:value-type="float" office:value="4.344444">
                <text:p>4.344444</text:p>
              </table:table-cell>
              <table:table-cell office:value-type="float" office:value="852950">
                <text:p>8529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76720">
                <text:p>176720</text:p>
              </table:table-cell>
              <table:table-cell office:value-type="float" office:value="4.6">
                <text:p>4.6</text:p>
              </table:table-cell>
              <table:table-cell office:value-type="float" office:value="208600">
                <text:p>208600</text:p>
              </table:table-cell>
              <table:table-cell office:value-type="float" office:value="3.8">
                <text:p>3.8</text:p>
              </table:table-cell>
              <table:table-cell office:value-type="float" office:value="827950">
                <text:p>827950</text:p>
              </table:table-cell>
              <table:table-cell office:value-type="float" office:value="4.6">
                <text:p>4.6</text:p>
              </table:table-cell>
              <table:table-cell office:value-type="float" office:value="462800">
                <text:p>462800</text:p>
              </table:table-cell>
              <table:table-cell office:value-type="float" office:value="4.6">
                <text:p>4.6</text:p>
              </table:table-cell>
              <table:table-cell office:value-type="float" office:value="699660">
                <text:p>699660</text:p>
              </table:table-cell>
              <table:table-cell office:value-type="float" office:value="4.6">
                <text:p>4.6</text:p>
              </table:table-cell>
              <table:table-cell office:value-type="float" office:value="798260">
                <text:p>7982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48380">
                <text:p>148380</text:p>
              </table:table-cell>
              <table:table-cell office:value-type="float" office:value="4.855556">
                <text:p>4.855556</text:p>
              </table:table-cell>
              <table:table-cell office:value-type="float" office:value="182930">
                <text:p>182930</text:p>
              </table:table-cell>
              <table:table-cell office:value-type="float" office:value="4.011111">
                <text:p>4.011111</text:p>
              </table:table-cell>
              <table:table-cell office:value-type="float" office:value="664420">
                <text:p>664420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0">
                <text:p>429640</text:p>
              </table:table-cell>
              <table:table-cell office:value-type="float" office:value="4.855556">
                <text:p>4.855556</text:p>
              </table:table-cell>
              <table:table-cell office:value-type="float" office:value="652530">
                <text:p>652530</text:p>
              </table:table-cell>
              <table:table-cell office:value-type="float" office:value="4.855556">
                <text:p>4.855556</text:p>
              </table:table-cell>
              <table:table-cell office:value-type="float" office:value="750630">
                <text:p>7506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39030">
                <text:p>139030</text:p>
              </table:table-cell>
              <table:table-cell office:value-type="float" office:value="5.111111">
                <text:p>5.111111</text:p>
              </table:table-cell>
              <table:table-cell office:value-type="float" office:value="174390">
                <text:p>174390</text:p>
              </table:table-cell>
              <table:table-cell office:value-type="float" office:value="4.222222">
                <text:p>4.222222</text:p>
              </table:table-cell>
              <table:table-cell office:value-type="float" office:value="542530">
                <text:p>542530</text:p>
              </table:table-cell>
              <table:table-cell office:value-type="float" office:value="5.111111">
                <text:p>5.111111</text:p>
              </table:table-cell>
              <table:table-cell office:value-type="float" office:value="412150">
                <text:p>412150</text:p>
              </table:table-cell>
              <table:table-cell office:value-type="float" office:value="5.111111">
                <text:p>5.111111</text:p>
              </table:table-cell>
              <table:table-cell office:value-type="float" office:value="625930">
                <text:p>625930</text:p>
              </table:table-cell>
              <table:table-cell office:value-type="float" office:value="5.111111">
                <text:p>5.111111</text:p>
              </table:table-cell>
              <table:table-cell office:value-type="float" office:value="719370">
                <text:p>7193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33090">
                <text:p>133090</text:p>
              </table:table-cell>
              <table:table-cell office:value-type="float" office:value="5.366667">
                <text:p>5.366667</text:p>
              </table:table-cell>
              <table:table-cell office:value-type="float" office:value="167510">
                <text:p>167510</text:p>
              </table:table-cell>
              <table:table-cell office:value-type="float" office:value="4.433333">
                <text:p>4.433333</text:p>
              </table:table-cell>
              <table:table-cell office:value-type="float" office:value="492560">
                <text:p>492560</text:p>
              </table:table-cell>
              <table:table-cell office:value-type="float" office:value="5.366667">
                <text:p>5.366667</text:p>
              </table:table-cell>
              <table:table-cell office:value-type="float" office:value="395210">
                <text:p>395210</text:p>
              </table:table-cell>
              <table:table-cell office:value-type="float" office:value="5.366667">
                <text:p>5.366667</text:p>
              </table:table-cell>
              <table:table-cell office:value-type="float" office:value="599120">
                <text:p>599120</text:p>
              </table:table-cell>
              <table:table-cell office:value-type="float" office:value="5.366667">
                <text:p>5.366667</text:p>
              </table:table-cell>
              <table:table-cell office:value-type="float" office:value="690500">
                <text:p>690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28840">
                <text:p>128840</text:p>
              </table:table-cell>
              <table:table-cell office:value-type="float" office:value="5.622222">
                <text:p>5.622222</text:p>
              </table:table-cell>
              <table:table-cell office:value-type="float" office:value="162080">
                <text:p>162080</text:p>
              </table:table-cell>
              <table:table-cell office:value-type="float" office:value="4.644444">
                <text:p>4.644444</text:p>
              </table:table-cell>
              <table:table-cell office:value-type="float" office:value="451630">
                <text:p>451630</text:p>
              </table:table-cell>
              <table:table-cell office:value-type="float" office:value="5.622222">
                <text:p>5.622222</text:p>
              </table:table-cell>
              <table:table-cell office:value-type="float" office:value="380200">
                <text:p>380200</text:p>
              </table:table-cell>
              <table:table-cell office:value-type="float" office:value="5.622222">
                <text:p>5.622222</text:p>
              </table:table-cell>
              <table:table-cell office:value-type="float" office:value="575670">
                <text:p>575670</text:p>
              </table:table-cell>
              <table:table-cell office:value-type="float" office:value="5.622222">
                <text:p>5.622222</text:p>
              </table:table-cell>
              <table:table-cell office:value-type="float" office:value="664120">
                <text:p>664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24220">
                <text:p>124220</text:p>
              </table:table-cell>
              <table:table-cell office:value-type="float" office:value="5.877778">
                <text:p>5.877778</text:p>
              </table:table-cell>
              <table:table-cell office:value-type="float" office:value="156790">
                <text:p>156790</text:p>
              </table:table-cell>
              <table:table-cell office:value-type="float" office:value="4.855556">
                <text:p>4.855556</text:p>
              </table:table-cell>
              <table:table-cell office:value-type="float" office:value="429640">
                <text:p>429640</text:p>
              </table:table-cell>
              <table:table-cell office:value-type="float" office:value="5.877778">
                <text:p>5.877778</text:p>
              </table:table-cell>
              <table:table-cell office:value-type="float" office:value="364400">
                <text:p>364400</text:p>
              </table:table-cell>
              <table:table-cell office:value-type="float" office:value="5.877778">
                <text:p>5.877778</text:p>
              </table:table-cell>
              <table:table-cell office:value-type="float" office:value="550910">
                <text:p>550910</text:p>
              </table:table-cell>
              <table:table-cell office:value-type="float" office:value="5.877778">
                <text:p>5.877778</text:p>
              </table:table-cell>
              <table:table-cell office:value-type="float" office:value="636450">
                <text:p>6364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18200">
                <text:p>118200</text:p>
              </table:table-cell>
              <table:table-cell office:value-type="float" office:value="6.133333">
                <text:p>6.133333</text:p>
              </table:table-cell>
              <table:table-cell office:value-type="float" office:value="148430">
                <text:p>148430</text:p>
              </table:table-cell>
              <table:table-cell office:value-type="float" office:value="5.066667">
                <text:p>5.066667</text:p>
              </table:table-cell>
              <table:table-cell office:value-type="float" office:value="417850">
                <text:p>417850</text:p>
              </table:table-cell>
              <table:table-cell office:value-type="float" office:value="6.133333">
                <text:p>6.133333</text:p>
              </table:table-cell>
              <table:table-cell office:value-type="float" office:value="342460">
                <text:p>342460</text:p>
              </table:table-cell>
              <table:table-cell office:value-type="float" office:value="6.133333">
                <text:p>6.133333</text:p>
              </table:table-cell>
              <table:table-cell office:value-type="float" office:value="516770">
                <text:p>516770</text:p>
              </table:table-cell>
              <table:table-cell office:value-type="float" office:value="6.133333">
                <text:p>6.133333</text:p>
              </table:table-cell>
              <table:table-cell office:value-type="float" office:value="596850">
                <text:p>5968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13740">
                <text:p>113740</text:p>
              </table:table-cell>
              <table:table-cell office:value-type="float" office:value="6.388889">
                <text:p>6.388889</text:p>
              </table:table-cell>
              <table:table-cell office:value-type="float" office:value="142080">
                <text:p>142080</text:p>
              </table:table-cell>
              <table:table-cell office:value-type="float" office:value="5.277778">
                <text:p>5.277778</text:p>
              </table:table-cell>
              <table:table-cell office:value-type="float" office:value="401340">
                <text:p>401340</text:p>
              </table:table-cell>
              <table:table-cell office:value-type="float" office:value="6.388889">
                <text:p>6.388889</text:p>
              </table:table-cell>
              <table:table-cell office:value-type="float" office:value="325880">
                <text:p>325880</text:p>
              </table:table-cell>
              <table:table-cell office:value-type="float" office:value="6.388889">
                <text:p>6.388889</text:p>
              </table:table-cell>
              <table:table-cell office:value-type="float" office:value="490900">
                <text:p>490900</text:p>
              </table:table-cell>
              <table:table-cell office:value-type="float" office:value="6.388889">
                <text:p>6.388889</text:p>
              </table:table-cell>
              <table:table-cell office:value-type="float" office:value="566170">
                <text:p>566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09140">
                <text:p>109140</text:p>
              </table:table-cell>
              <table:table-cell office:value-type="float" office:value="6.644444">
                <text:p>6.644444</text:p>
              </table:table-cell>
              <table:table-cell office:value-type="float" office:value="135670">
                <text:p>135670</text:p>
              </table:table-cell>
              <table:table-cell office:value-type="float" office:value="5.488889">
                <text:p>5.488889</text:p>
              </table:table-cell>
              <table:table-cell office:value-type="float" office:value="385360">
                <text:p>385360</text:p>
              </table:table-cell>
              <table:table-cell office:value-type="float" office:value="6.644444">
                <text:p>6.644444</text:p>
              </table:table-cell>
              <table:table-cell office:value-type="float" office:value="308250">
                <text:p>308250</text:p>
              </table:table-cell>
              <table:table-cell office:value-type="float" office:value="6.644444">
                <text:p>6.644444</text:p>
              </table:table-cell>
              <table:table-cell office:value-type="float" office:value="463640">
                <text:p>463640</text:p>
              </table:table-cell>
              <table:table-cell office:value-type="float" office:value="6.644444">
                <text:p>6.644444</text:p>
              </table:table-cell>
              <table:table-cell office:value-type="float" office:value="535180">
                <text:p>535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04740">
                <text:p>104740</text:p>
              </table:table-cell>
              <table:table-cell office:value-type="float" office:value="6.9">
                <text:p>6.9</text:p>
              </table:table-cell>
              <table:table-cell office:value-type="float" office:value="130050">
                <text:p>130050</text:p>
              </table:table-cell>
              <table:table-cell office:value-type="float" office:value="5.7">
                <text:p>5.7</text:p>
              </table:table-cell>
              <table:table-cell office:value-type="float" office:value="375130">
                <text:p>375130</text:p>
              </table:table-cell>
              <table:table-cell office:value-type="float" office:value="6.9">
                <text:p>6.9</text:p>
              </table:table-cell>
              <table:table-cell office:value-type="float" office:value="292010">
                <text:p>292010</text:p>
              </table:table-cell>
              <table:table-cell office:value-type="float" office:value="6.9">
                <text:p>6.9</text:p>
              </table:table-cell>
              <table:table-cell office:value-type="float" office:value="438980">
                <text:p>438980</text:p>
              </table:table-cell>
              <table:table-cell office:value-type="float" office:value="6.9">
                <text:p>6.9</text:p>
              </table:table-cell>
              <table:table-cell office:value-type="float" office:value="504960">
                <text:p>5049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99950">
                <text:p>99950</text:p>
              </table:table-cell>
              <table:table-cell office:value-type="float" office:value="7.155556">
                <text:p>7.155556</text:p>
              </table:table-cell>
              <table:table-cell office:value-type="float" office:value="123710">
                <text:p>123710</text:p>
              </table:table-cell>
              <table:table-cell office:value-type="float" office:value="5.911111">
                <text:p>5.911111</text:p>
              </table:table-cell>
              <table:table-cell office:value-type="float" office:value="358560">
                <text:p>358560</text:p>
              </table:table-cell>
              <table:table-cell office:value-type="float" office:value="7.155556">
                <text:p>7.155556</text:p>
              </table:table-cell>
              <table:table-cell office:value-type="float" office:value="274340">
                <text:p>274340</text:p>
              </table:table-cell>
              <table:table-cell office:value-type="float" office:value="7.155556">
                <text:p>7.155556</text:p>
              </table:table-cell>
              <table:table-cell office:value-type="float" office:value="411620">
                <text:p>411620</text:p>
              </table:table-cell>
              <table:table-cell office:value-type="float" office:value="7.155556">
                <text:p>7.155556</text:p>
              </table:table-cell>
              <table:table-cell office:value-type="float" office:value="472400">
                <text:p>4724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93710">
                <text:p>93710</text:p>
              </table:table-cell>
              <table:table-cell office:value-type="float" office:value="7.411111">
                <text:p>7.411111</text:p>
              </table:table-cell>
              <table:table-cell office:value-type="float" office:value="114290">
                <text:p>114290</text:p>
              </table:table-cell>
              <table:table-cell office:value-type="float" office:value="6.122222">
                <text:p>6.122222</text:p>
              </table:table-cell>
              <table:table-cell office:value-type="float" office:value="342460">
                <text:p>342460</text:p>
              </table:table-cell>
              <table:table-cell office:value-type="float" office:value="7.411111">
                <text:p>7.411111</text:p>
              </table:table-cell>
              <table:table-cell office:value-type="float" office:value="246360">
                <text:p>246360</text:p>
              </table:table-cell>
              <table:table-cell office:value-type="float" office:value="7.411111">
                <text:p>7.411111</text:p>
              </table:table-cell>
              <table:table-cell office:value-type="float" office:value="367150">
                <text:p>367150</text:p>
              </table:table-cell>
              <table:table-cell office:value-type="float" office:value="7.411111">
                <text:p>7.411111</text:p>
              </table:table-cell>
              <table:table-cell office:value-type="float" office:value="418630">
                <text:p>418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88280">
                <text:p>88280</text:p>
              </table:table-cell>
              <table:table-cell office:value-type="float" office:value="7.666667">
                <text:p>7.666667</text:p>
              </table:table-cell>
              <table:table-cell office:value-type="float" office:value="106720">
                <text:p>106720</text:p>
              </table:table-cell>
              <table:table-cell office:value-type="float" office:value="6.333333">
                <text:p>6.333333</text:p>
              </table:table-cell>
              <table:table-cell office:value-type="float" office:value="332190">
                <text:p>332190</text:p>
              </table:table-cell>
              <table:table-cell office:value-type="float" office:value="7.666667">
                <text:p>7.666667</text:p>
              </table:table-cell>
              <table:table-cell office:value-type="float" office:value="222630">
                <text:p>222630</text:p>
              </table:table-cell>
              <table:table-cell office:value-type="float" office:value="7.666667">
                <text:p>7.666667</text:p>
              </table:table-cell>
              <table:table-cell office:value-type="float" office:value="328930">
                <text:p>328930</text:p>
              </table:table-cell>
              <table:table-cell office:value-type="float" office:value="7.666667">
                <text:p>7.666667</text:p>
              </table:table-cell>
              <table:table-cell office:value-type="float" office:value="375700">
                <text:p>3757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82310">
                <text:p>82310</text:p>
              </table:table-cell>
              <table:table-cell office:value-type="float" office:value="7.922222">
                <text:p>7.922222</text:p>
              </table:table-cell>
              <table:table-cell office:value-type="float" office:value="97320">
                <text:p>97320</text:p>
              </table:table-cell>
              <table:table-cell office:value-type="float" office:value="6.544444">
                <text:p>6.544444</text:p>
              </table:table-cell>
              <table:table-cell office:value-type="float" office:value="314320">
                <text:p>314320</text:p>
              </table:table-cell>
              <table:table-cell office:value-type="float" office:value="7.922222">
                <text:p>7.922222</text:p>
              </table:table-cell>
              <table:table-cell office:value-type="float" office:value="195460">
                <text:p>195460</text:p>
              </table:table-cell>
              <table:table-cell office:value-type="float" office:value="7.922222">
                <text:p>7.922222</text:p>
              </table:table-cell>
              <table:table-cell office:value-type="float" office:value="288160">
                <text:p>288160</text:p>
              </table:table-cell>
              <table:table-cell office:value-type="float" office:value="7.922222">
                <text:p>7.922222</text:p>
              </table:table-cell>
              <table:table-cell office:value-type="float" office:value="329320">
                <text:p>3293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6180">
                <text:p>76180</text:p>
              </table:table-cell>
              <table:table-cell office:value-type="float" office:value="8.177778">
                <text:p>8.177778</text:p>
              </table:table-cell>
              <table:table-cell office:value-type="float" office:value="88960">
                <text:p>88960</text:p>
              </table:table-cell>
              <table:table-cell office:value-type="float" office:value="6.755556">
                <text:p>6.755556</text:p>
              </table:table-cell>
              <table:table-cell office:value-type="float" office:value="303830">
                <text:p>303830</text:p>
              </table:table-cell>
              <table:table-cell office:value-type="float" office:value="8.177778">
                <text:p>8.177778</text:p>
              </table:table-cell>
              <table:table-cell office:value-type="float" office:value="170660">
                <text:p>170660</text:p>
              </table:table-cell>
              <table:table-cell office:value-type="float" office:value="8.177778">
                <text:p>8.177778</text:p>
              </table:table-cell>
              <table:table-cell office:value-type="float" office:value="253070">
                <text:p>253070</text:p>
              </table:table-cell>
              <table:table-cell office:value-type="float" office:value="8.177778">
                <text:p>8.177778</text:p>
              </table:table-cell>
              <table:table-cell office:value-type="float" office:value="291500">
                <text:p>291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68690">
                <text:p>68690</text:p>
              </table:table-cell>
              <table:table-cell office:value-type="float" office:value="8.433333">
                <text:p>8.433333</text:p>
              </table:table-cell>
              <table:table-cell office:value-type="float" office:value="78290">
                <text:p>78290</text:p>
              </table:table-cell>
              <table:table-cell office:value-type="float" office:value="6.966667">
                <text:p>6.966667</text:p>
              </table:table-cell>
              <table:table-cell office:value-type="float" office:value="286290">
                <text:p>286290</text:p>
              </table:table-cell>
              <table:table-cell office:value-type="float" office:value="8.433333">
                <text:p>8.433333</text:p>
              </table:table-cell>
              <table:table-cell office:value-type="float" office:value="148460">
                <text:p>148460</text:p>
              </table:table-cell>
              <table:table-cell office:value-type="float" office:value="8.433333">
                <text:p>8.433333</text:p>
              </table:table-cell>
              <table:table-cell office:value-type="float" office:value="223430">
                <text:p>223430</text:p>
              </table:table-cell>
              <table:table-cell office:value-type="float" office:value="8.433333">
                <text:p>8.433333</text:p>
              </table:table-cell>
              <table:table-cell office:value-type="float" office:value="260140">
                <text:p>2601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57710">
                <text:p>57710</text:p>
              </table:table-cell>
              <table:table-cell office:value-type="float" office:value="8.688889">
                <text:p>8.688889</text:p>
              </table:table-cell>
              <table:table-cell office:value-type="float" office:value="64270">
                <text:p>64270</text:p>
              </table:table-cell>
              <table:table-cell office:value-type="float" office:value="7.177778">
                <text:p>7.177778</text:p>
              </table:table-cell>
              <table:table-cell office:value-type="float" office:value="266880">
                <text:p>266880</text:p>
              </table:table-cell>
              <table:table-cell office:value-type="float" office:value="8.688889">
                <text:p>8.688889</text:p>
              </table:table-cell>
              <table:table-cell office:value-type="float" office:value="128840">
                <text:p>128840</text:p>
              </table:table-cell>
              <table:table-cell office:value-type="float" office:value="8.688889">
                <text:p>8.688889</text:p>
              </table:table-cell>
              <table:table-cell office:value-type="float" office:value="197830">
                <text:p>197830</text:p>
              </table:table-cell>
              <table:table-cell office:value-type="float" office:value="8.688889">
                <text:p>8.688889</text:p>
              </table:table-cell>
              <table:table-cell office:value-type="float" office:value="232590">
                <text:p>23259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50420">
                <text:p>50420</text:p>
              </table:table-cell>
              <table:table-cell office:value-type="float" office:value="8.944444">
                <text:p>8.944444</text:p>
              </table:table-cell>
              <table:table-cell office:value-type="float" office:value="56440">
                <text:p>56440</text:p>
              </table:table-cell>
              <table:table-cell office:value-type="float" office:value="7.388889">
                <text:p>7.388889</text:p>
              </table:table-cell>
              <table:table-cell office:value-type="float" office:value="254040">
                <text:p>254040</text:p>
              </table:table-cell>
              <table:table-cell office:value-type="float" office:value="8.944444">
                <text:p>8.944444</text:p>
              </table:table-cell>
              <table:table-cell office:value-type="float" office:value="120800">
                <text:p>120800</text:p>
              </table:table-cell>
              <table:table-cell office:value-type="float" office:value="8.944444">
                <text:p>8.944444</text:p>
              </table:table-cell>
              <table:table-cell office:value-type="float" office:value="186540">
                <text:p>186540</text:p>
              </table:table-cell>
              <table:table-cell office:value-type="float" office:value="8.944444">
                <text:p>8.944444</text:p>
              </table:table-cell>
              <table:table-cell office:value-type="float" office:value="221180">
                <text:p>2211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44810">
                <text:p>44810</text:p>
              </table:table-cell>
              <table:table-cell office:value-type="float" office:value="9.2">
                <text:p>9.2</text:p>
              </table:table-cell>
              <table:table-cell office:value-type="float" office:value="51740">
                <text:p>51740</text:p>
              </table:table-cell>
              <table:table-cell office:value-type="float" office:value="7.6">
                <text:p>7.6</text:p>
              </table:table-cell>
              <table:table-cell office:value-type="float" office:value="232330">
                <text:p>232330</text:p>
              </table:table-cell>
              <table:table-cell office:value-type="float" office:value="9.2">
                <text:p>9.2</text:p>
              </table:table-cell>
              <table:table-cell office:value-type="float" office:value="115740">
                <text:p>115740</text:p>
              </table:table-cell>
              <table:table-cell office:value-type="float" office:value="9.2">
                <text:p>9.2</text:p>
              </table:table-cell>
              <table:table-cell office:value-type="float" office:value="178420">
                <text:p>178420</text:p>
              </table:table-cell>
              <table:table-cell office:value-type="float" office:value="9.2">
                <text:p>9.2</text:p>
              </table:table-cell>
              <table:table-cell office:value-type="float" office:value="211670">
                <text:p>2116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41880">
                <text:p>41880</text:p>
              </table:table-cell>
              <table:table-cell office:value-type="float" office:value="9.455556">
                <text:p>9.455556</text:p>
              </table:table-cell>
              <table:table-cell office:value-type="float" office:value="49110">
                <text:p>49110</text:p>
              </table:table-cell>
              <table:table-cell office:value-type="float" office:value="7.811111">
                <text:p>7.811111</text:p>
              </table:table-cell>
              <table:table-cell office:value-type="float" office:value="205230">
                <text:p>205230</text:p>
              </table:table-cell>
              <table:table-cell office:value-type="float" office:value="9.455556">
                <text:p>9.455556</text:p>
              </table:table-cell>
              <table:table-cell office:value-type="float" office:value="111890">
                <text:p>111890</text:p>
              </table:table-cell>
              <table:table-cell office:value-type="float" office:value="9.455556">
                <text:p>9.455556</text:p>
              </table:table-cell>
              <table:table-cell office:value-type="float" office:value="172000">
                <text:p>172000</text:p>
              </table:table-cell>
              <table:table-cell office:value-type="float" office:value="9.455556">
                <text:p>9.455556</text:p>
              </table:table-cell>
              <table:table-cell office:value-type="float" office:value="204290">
                <text:p>204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39950">
                <text:p>39950</text:p>
              </table:table-cell>
              <table:table-cell office:value-type="float" office:value="9.711111">
                <text:p>9.711111</text:p>
              </table:table-cell>
              <table:table-cell office:value-type="float" office:value="47350">
                <text:p>47350</text:p>
              </table:table-cell>
              <table:table-cell office:value-type="float" office:value="8.022222">
                <text:p>8.022222</text:p>
              </table:table-cell>
              <table:table-cell office:value-type="float" office:value="188840">
                <text:p>188840</text:p>
              </table:table-cell>
              <table:table-cell office:value-type="float" office:value="9.711111">
                <text:p>9.711111</text:p>
              </table:table-cell>
              <table:table-cell office:value-type="float" office:value="107590">
                <text:p>107590</text:p>
              </table:table-cell>
              <table:table-cell office:value-type="float" office:value="9.711111">
                <text:p>9.711111</text:p>
              </table:table-cell>
              <table:table-cell office:value-type="float" office:value="165730">
                <text:p>165730</text:p>
              </table:table-cell>
              <table:table-cell office:value-type="float" office:value="9.711111">
                <text:p>9.711111</text:p>
              </table:table-cell>
              <table:table-cell office:value-type="float" office:value="196570">
                <text:p>1965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38110">
                <text:p>38110</text:p>
              </table:table-cell>
              <table:table-cell office:value-type="float" office:value="9.966667">
                <text:p>9.966667</text:p>
              </table:table-cell>
              <table:table-cell office:value-type="float" office:value="45260">
                <text:p>45260</text:p>
              </table:table-cell>
              <table:table-cell office:value-type="float" office:value="8.233333">
                <text:p>8.233333</text:p>
              </table:table-cell>
              <table:table-cell office:value-type="float" office:value="162670">
                <text:p>162670</text:p>
              </table:table-cell>
              <table:table-cell office:value-type="float" office:value="9.966667">
                <text:p>9.966667</text:p>
              </table:table-cell>
              <table:table-cell office:value-type="float" office:value="102290">
                <text:p>102290</text:p>
              </table:table-cell>
              <table:table-cell office:value-type="float" office:value="9.966667">
                <text:p>9.966667</text:p>
              </table:table-cell>
              <table:table-cell office:value-type="float" office:value="157010">
                <text:p>157010</text:p>
              </table:table-cell>
              <table:table-cell office:value-type="float" office:value="9.966667">
                <text:p>9.966667</text:p>
              </table:table-cell>
              <table:table-cell office:value-type="float" office:value="186450">
                <text:p>1864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0">
                <text:p>36820</text:p>
              </table:table-cell>
              <table:table-cell office:value-type="float" office:value="10.222222">
                <text:p>10.222222</text:p>
              </table:table-cell>
              <table:table-cell office:value-type="float" office:value="43690">
                <text:p>43690</text:p>
              </table:table-cell>
              <table:table-cell office:value-type="float" office:value="8.444444">
                <text:p>8.444444</text:p>
              </table:table-cell>
              <table:table-cell office:value-type="float" office:value="142020">
                <text:p>142020</text:p>
              </table:table-cell>
              <table:table-cell office:value-type="float" office:value="10.222222">
                <text:p>10.222222</text:p>
              </table:table-cell>
              <table:table-cell office:value-type="float" office:value="98060">
                <text:p>98060</text:p>
              </table:table-cell>
              <table:table-cell office:value-type="float" office:value="10.222222">
                <text:p>10.222222</text:p>
              </table:table-cell>
              <table:table-cell office:value-type="float" office:value="150460">
                <text:p>150460</text:p>
              </table:table-cell>
              <table:table-cell office:value-type="float" office:value="10.222222">
                <text:p>10.222222</text:p>
              </table:table-cell>
              <table:table-cell office:value-type="float" office:value="178990">
                <text:p>17899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0">
                <text:p>35560</text:p>
              </table:table-cell>
              <table:table-cell office:value-type="float" office:value="10.477778">
                <text:p>10.477778</text:p>
              </table:table-cell>
              <table:table-cell office:value-type="float" office:value="42270">
                <text:p>42270</text:p>
              </table:table-cell>
              <table:table-cell office:value-type="float" office:value="8.655556">
                <text:p>8.655556</text:p>
              </table:table-cell>
              <table:table-cell office:value-type="float" office:value="132990">
                <text:p>132990</text:p>
              </table:table-cell>
              <table:table-cell office:value-type="float" office:value="10.477778">
                <text:p>10.477778</text:p>
              </table:table-cell>
              <table:table-cell office:value-type="float" office:value="94190">
                <text:p>94190</text:p>
              </table:table-cell>
              <table:table-cell office:value-type="float" office:value="10.477778">
                <text:p>10.477778</text:p>
              </table:table-cell>
              <table:table-cell office:value-type="float" office:value="143650">
                <text:p>143650</text:p>
              </table:table-cell>
              <table:table-cell office:value-type="float" office:value="10.477778">
                <text:p>10.477778</text:p>
              </table:table-cell>
              <table:table-cell office:value-type="float" office:value="171050">
                <text:p>1710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0">
                <text:p>34420</text:p>
              </table:table-cell>
              <table:table-cell office:value-type="float" office:value="10.733333">
                <text:p>10.733333</text:p>
              </table:table-cell>
              <table:table-cell office:value-type="float" office:value="40890">
                <text:p>40890</text:p>
              </table:table-cell>
              <table:table-cell office:value-type="float" office:value="8.866667">
                <text:p>8.866667</text:p>
              </table:table-cell>
              <table:table-cell office:value-type="float" office:value="123770">
                <text:p>123770</text:p>
              </table:table-cell>
              <table:table-cell office:value-type="float" office:value="10.733333">
                <text:p>10.733333</text:p>
              </table:table-cell>
              <table:table-cell office:value-type="float" office:value="90260">
                <text:p>90260</text:p>
              </table:table-cell>
              <table:table-cell office:value-type="float" office:value="10.733333">
                <text:p>10.733333</text:p>
              </table:table-cell>
              <table:table-cell office:value-type="float" office:value="137410">
                <text:p>137410</text:p>
              </table:table-cell>
              <table:table-cell office:value-type="float" office:value="10.733333">
                <text:p>10.733333</text:p>
              </table:table-cell>
              <table:table-cell office:value-type="float" office:value="163030">
                <text:p>16303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8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" chart:interval-major="1" chart:interval-minor-divisor="10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fals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fals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" xlink:type="simple" chart:class="chart:scatter" chart:style-name="ch1">
        <chart:title svg:x="6.171cm" svg:y="0.51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729cm" chartooo:height="1.667cm" style:legend-expansion-aspect-ratio="2.83683263347331" chart:style-name="ch4"/>
        <chart:plot-area chart:style-name="ch5" chart:data-source-has-labels="both" svg:x="1.119cm" svg:y="0.278cm" svg:width="14.948cm" svg:height="8.256cm">
          <chartooo:coordinate-region svg:x="2.296cm" svg:y="0.491cm" svg:width="12.593cm" svg:height="7.371cm"/>
          <chart:axis chart:dimension="x" chart:name="primary-x" chart:style-name="ch6" chartooo:axis-type="auto">
            <chart:title svg:x="7.305cm" svg:y="8.41cm" chart:style-name="ch7">
              <text:p>pk-thershold[mV]</text:p>
            </chart:title>
            <chart:categories table:cell-range-address="local-table.$A$2:.$A$36"/>
          </chart:axis>
          <chart:axis chart:dimension="y" chart:name="primary-y" chart:style-name="ch8">
            <chart:title svg:x="0.195cm" svg:y="4.675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8cm" svg:y="5.641cm" chart:style-name="ch9">
              <text:p>coincednece cnt</text:p>
            </chart:title>
          </chart:axis>
          <chart:series chart:attached-axis="primary-y" chart:style-name="ch12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attached-axis="primary-y" chart:style-name="ch13" chart:values-cell-range-address="local-table.$D$2:.$D$36" chart:label-cell-address="local-table.$D$1" chart:class="chart:scatter">
            <chart:data-point chart:repeated="35"/>
          </chart:series>
          <chart:series chart:attached-axis="secondary-y" chart:style-name="ch14" chart:values-cell-range-address="local-table.$E$2:.$E$36" chart:label-cell-address="local-table.$E$1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2.1[V]ov@25[c]</text:p>
              </table:table-cell>
              <table:table-cell office:value-type="string">
                <text:p>pkcnt2 2.1[V]ov@25[c]</text:p>
              </table:table-cell>
              <table:table-cell office:value-type="string">
                <text:p>coincnt 2.1[V]ov@25[c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</table:table-cell>
              <table:table-cell office:value-type="float" office:value="59555">
                <text:p>59555</text:p>
              </table:table-cell>
              <table:table-cell office:value-type="float" office:value="70244">
                <text:p>70244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797">
                <text:p>59797</text:p>
              </table:table-cell>
              <table:table-cell office:value-type="float" office:value="70592">
                <text:p>7059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59956">
                <text:p>59956</text:p>
              </table:table-cell>
              <table:table-cell office:value-type="float" office:value="70798">
                <text:p>70798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59382">
                <text:p>59382</text:p>
              </table:table-cell>
              <table:table-cell office:value-type="float" office:value="70237">
                <text:p>70237</text:p>
              </table:table-cell>
              <table:table-cell office:value-type="float" office:value="2562">
                <text:p>2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57573">
                <text:p>57573</text:p>
              </table:table-cell>
              <table:table-cell office:value-type="float" office:value="68428">
                <text:p>68428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50894">
                <text:p>50894</text:p>
              </table:table-cell>
              <table:table-cell office:value-type="float" office:value="61443">
                <text:p>61443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39825">
                <text:p>39825</text:p>
              </table:table-cell>
              <table:table-cell office:value-type="float" office:value="49145">
                <text:p>49145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29656">
                <text:p>29656</text:p>
              </table:table-cell>
              <table:table-cell office:value-type="float" office:value="37228">
                <text:p>37228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26079">
                <text:p>26079</text:p>
              </table:table-cell>
              <table:table-cell office:value-type="float" office:value="31712">
                <text:p>3171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23667">
                <text:p>23667</text:p>
              </table:table-cell>
              <table:table-cell office:value-type="float" office:value="27812">
                <text:p>278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3063">
                <text:p>23063</text:p>
              </table:table-cell>
              <table:table-cell office:value-type="float" office:value="26686">
                <text:p>2668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22766">
                <text:p>22766</text:p>
              </table:table-cell>
              <table:table-cell office:value-type="float" office:value="26229">
                <text:p>262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22477">
                <text:p>22477</text:p>
              </table:table-cell>
              <table:table-cell office:value-type="float" office:value="25860">
                <text:p>2586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22320">
                <text:p>22320</text:p>
              </table:table-cell>
              <table:table-cell office:value-type="float" office:value="25639">
                <text:p>2563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22089">
                <text:p>22089</text:p>
              </table:table-cell>
              <table:table-cell office:value-type="float" office:value="25347">
                <text:p>2534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21892">
                <text:p>21892</text:p>
              </table:table-cell>
              <table:table-cell office:value-type="float" office:value="25045">
                <text:p>2504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21700">
                <text:p>21700</text:p>
              </table:table-cell>
              <table:table-cell office:value-type="float" office:value="24775">
                <text:p>2477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1596">
                <text:p>21596</text:p>
              </table:table-cell>
              <table:table-cell office:value-type="float" office:value="24609">
                <text:p>2460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1414">
                <text:p>21414</text:p>
              </table:table-cell>
              <table:table-cell office:value-type="float" office:value="24322">
                <text:p>2432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151">
                <text:p>21151</text:p>
              </table:table-cell>
              <table:table-cell office:value-type="float" office:value="23797">
                <text:p>2379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0497">
                <text:p>20497</text:p>
              </table:table-cell>
              <table:table-cell office:value-type="float" office:value="22909">
                <text:p>2290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19279">
                <text:p>19279</text:p>
              </table:table-cell>
              <table:table-cell office:value-type="float" office:value="21147">
                <text:p>21147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17883">
                <text:p>17883</text:p>
              </table:table-cell>
              <table:table-cell office:value-type="float" office:value="19641">
                <text:p>196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15821">
                <text:p>15821</text:p>
              </table:table-cell>
              <table:table-cell office:value-type="float" office:value="17113">
                <text:p>1711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13712">
                <text:p>13712</text:p>
              </table:table-cell>
              <table:table-cell office:value-type="float" office:value="14746">
                <text:p>1474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11987">
                <text:p>11987</text:p>
              </table:table-cell>
              <table:table-cell office:value-type="float" office:value="12957">
                <text:p>129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11168">
                <text:p>11168</text:p>
              </table:table-cell>
              <table:table-cell office:value-type="float" office:value="12138">
                <text:p>121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10470">
                <text:p>10470</text:p>
              </table:table-cell>
              <table:table-cell office:value-type="float" office:value="11411">
                <text:p>114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0200">
                <text:p>10200</text:p>
              </table:table-cell>
              <table:table-cell office:value-type="float" office:value="11113">
                <text:p>111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0015">
                <text:p>10015</text:p>
              </table:table-cell>
              <table:table-cell office:value-type="float" office:value="10909">
                <text:p>109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9879">
                <text:p>9879</text:p>
              </table:table-cell>
              <table:table-cell office:value-type="float" office:value="10717">
                <text:p>1071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9794">
                <text:p>9794</text:p>
              </table:table-cell>
              <table:table-cell office:value-type="float" office:value="10591">
                <text:p>1059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9664">
                <text:p>9664</text:p>
              </table:table-cell>
              <table:table-cell office:value-type="float" office:value="10420">
                <text:p>104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9511">
                <text:p>9511</text:p>
              </table:table-cell>
              <table:table-cell office:value-type="float" office:value="10203">
                <text:p>1020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9351">
                <text:p>9351</text:p>
              </table:table-cell>
              <table:table-cell office:value-type="float" office:value="9980">
                <text:p>9980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" xlink:type="simple" chart:class="chart:scatter" chart:style-name="ch1">
        <chart:title svg:x="2.155cm" svg:y="0.342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chart:data-source-has-labels="both" svg:x="1.142cm" svg:y="1.813cm" svg:width="14.627cm" svg:height="6.934cm">
          <chartooo:coordinate-region svg:x="2.504cm" svg:y="2.025cm" svg:width="13.078cm" svg:height="6.049cm"/>
          <chart:axis chart:dimension="x" chart:name="primary-x" chart:style-name="ch6" chartooo:axis-type="auto">
            <chart:title svg:x="7.353cm" svg:y="8.943cm" chart:style-name="ch7">
              <text:p>threshold [mV]</text:p>
            </chart:title>
            <chart:categories table:cell-range-address="local-table.$A$2:.$A$36"/>
          </chart:axis>
          <chart:axis chart:dimension="y" chart:name="primary-y" chart:style-name="ch8">
            <chart:title svg:x="0.236cm" svg:y="6.501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ocal-table.$C$2:.$C$36" chart:label-cell-address="local-table.$C$1" chart:class="chart:scatter">
            <chart:domain table:cell-range-address="local-table.$B$2:.$B$36"/>
            <chart:data-point chart:repeated="35"/>
          </chart:series>
          <chart:series chart:style-name="ch12" chart:values-cell-range-address="local-table.$E$2:.$E$36" chart:label-cell-address="local-table.$E$1" chart:class="chart:scatter">
            <chart:domain table:cell-range-address="local-table.$D$2:.$D$36"/>
            <chart:data-point chart:repeated="35"/>
          </chart:series>
          <chart:series chart:style-name="ch13" chart:values-cell-range-address="local-table.$F$2:.$F$36" chart:label-cell-address="local-table.$F$1" chart:class="chart:scatter">
            <chart:data-point chart:repeated="35"/>
          </chart:series>
          <chart:series chart:style-name="ch14" chart:values-cell-range-address="local-table.$H$2:.$H$36" chart:label-cell-address="local-table.$H$1" chart:class="chart:scatter">
            <chart:domain table:cell-range-address="local-table.$G$2:.$G$36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kcnt1 2.1[V]ov@25[c]</text:p>
              </table:table-cell>
              <table:table-cell office:value-type="string">
                <text:p/>
              </table:table-cell>
              <table:table-cell office:value-type="string">
                <text:p>pkcnt2 2.1[V]ov@25[c]STH</text:p>
              </table:table-cell>
              <table:table-cell office:value-type="string">
                <text:p>pkcnt2 2.1[V]ov@25[c]</text:p>
              </table:table-cell>
              <table:table-cell office:value-type="string">
                <text:p/>
              </table:table-cell>
              <table:table-cell office:value-type="string">
                <text:p>pkcnt1 2.1[V]ov@25[c]STH</text:p>
              </table:table-cell>
            </table:table-row>
          </table:table-header-rows>
          <table:table-rows>
            <table:table-row>
              <table:table-cell office:value-type="string">
                <text:p>Bias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044444">
                <text:p>2.0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55556">
                <text:p>2.5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11111">
                <text:p>2.8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066667">
                <text:p>3.0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322222">
                <text:p>3.3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77778">
                <text:p>3.5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833333">
                <text:p>3.8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088889">
                <text:p>4.0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344444">
                <text:p>4.3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.855556">
                <text:p>4.855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111111">
                <text:p>5.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366667">
                <text:p>5.3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622222">
                <text:p>5.6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877778">
                <text:p>5.877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  <table:table-cell office:value-type="float" office:value="1643">
                <text:p>1643</text:p>
              </table:table-cell>
              <table:table-cell office:value-type="float" office:value="6.133333">
                <text:p>6.1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649">
                <text:p>1649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  <table:table-cell office:value-type="float" office:value="1386">
                <text:p>1386</text:p>
              </table:table-cell>
              <table:table-cell office:value-type="float" office:value="6.388889">
                <text:p>6.38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378">
                <text:p>1378</text:p>
              </table:table-cell>
              <table:table-cell office:value-type="float" office:value="6.644444">
                <text:p>6.644444</text:p>
              </table:table-cell>
              <table:table-cell office:value-type="float" office:value="10639">
                <text:p>10639</text:p>
              </table:table-cell>
              <table:table-cell office:value-type="float" office:value="1098">
                <text:p>1098</text:p>
              </table:table-cell>
              <table:table-cell office:value-type="float" office:value="6.644444">
                <text:p>6.6444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118">
                <text:p>1118</text:p>
              </table:table-cell>
              <table:table-cell office:value-type="float" office:value="6.9">
                <text:p>6.9</text:p>
              </table:table-cell>
              <table:table-cell office:value-type="float" office:value="10054">
                <text:p>10054</text:p>
              </table:table-cell>
              <table:table-cell office:value-type="float" office:value="877">
                <text:p>877</text:p>
              </table:table-cell>
              <table:table-cell office:value-type="float" office:value="6.9">
                <text:p>6.9</text:p>
              </table:table-cell>
              <table:table-cell office:value-type="float" office:value="10474">
                <text:p>1047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87">
                <text:p>887</text:p>
              </table:table-cell>
              <table:table-cell office:value-type="float" office:value="7.155556">
                <text:p>7.155556</text:p>
              </table:table-cell>
              <table:table-cell office:value-type="float" office:value="9522">
                <text:p>9522</text:p>
              </table:table-cell>
              <table:table-cell office:value-type="float" office:value="758">
                <text:p>758</text:p>
              </table:table-cell>
              <table:table-cell office:value-type="float" office:value="7.155556">
                <text:p>7.155556</text:p>
              </table:table-cell>
              <table:table-cell office:value-type="float" office:value="9995">
                <text:p>9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33">
                <text:p>733</text:p>
              </table:table-cell>
              <table:table-cell office:value-type="float" office:value="7.411111">
                <text:p>7.411111</text:p>
              </table:table-cell>
              <table:table-cell office:value-type="float" office:value="8756">
                <text:p>8756</text:p>
              </table:table-cell>
              <table:table-cell office:value-type="float" office:value="699">
                <text:p>699</text:p>
              </table:table-cell>
              <table:table-cell office:value-type="float" office:value="7.411111">
                <text:p>7.411111</text:p>
              </table:table-cell>
              <table:table-cell office:value-type="float" office:value="9371">
                <text:p>93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01">
                <text:p>701</text:p>
              </table:table-cell>
              <table:table-cell office:value-type="float" office:value="7.666667">
                <text:p>7.666667</text:p>
              </table:table-cell>
              <table:table-cell office:value-type="float" office:value="8118">
                <text:p>8118</text:p>
              </table:table-cell>
              <table:table-cell office:value-type="float" office:value="687">
                <text:p>687</text:p>
              </table:table-cell>
              <table:table-cell office:value-type="float" office:value="7.666667">
                <text:p>7.666667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693">
                <text:p>693</text:p>
              </table:table-cell>
              <table:table-cell office:value-type="float" office:value="7.922222">
                <text:p>7.922222</text:p>
              </table:table-cell>
              <table:table-cell office:value-type="float" office:value="7361">
                <text:p>7361</text:p>
              </table:table-cell>
              <table:table-cell office:value-type="float" office:value="680">
                <text:p>680</text:p>
              </table:table-cell>
              <table:table-cell office:value-type="float" office:value="7.922222">
                <text:p>7.922222</text:p>
              </table:table-cell>
              <table:table-cell office:value-type="float" office:value="8231">
                <text:p>82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688">
                <text:p>688</text:p>
              </table:table-cell>
              <table:table-cell office:value-type="float" office:value="8.177778">
                <text:p>8.177778</text:p>
              </table:table-cell>
              <table:table-cell office:value-type="float" office:value="6530">
                <text:p>6530</text:p>
              </table:table-cell>
              <table:table-cell office:value-type="float" office:value="672">
                <text:p>672</text:p>
              </table:table-cell>
              <table:table-cell office:value-type="float" office:value="8.177778">
                <text:p>8.177778</text:p>
              </table:table-cell>
              <table:table-cell office:value-type="float" office:value="7618">
                <text:p>761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681">
                <text:p>681</text:p>
              </table:table-cell>
              <table:table-cell office:value-type="float" office:value="8.433333">
                <text:p>8.433333</text:p>
              </table:table-cell>
              <table:table-cell office:value-type="float" office:value="5708">
                <text:p>5708</text:p>
              </table:table-cell>
              <table:table-cell office:value-type="float" office:value="663">
                <text:p>663</text:p>
              </table:table-cell>
              <table:table-cell office:value-type="float" office:value="8.433333">
                <text:p>8.433333</text:p>
              </table:table-cell>
              <table:table-cell office:value-type="float" office:value="6869">
                <text:p>6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674">
                <text:p>674</text:p>
              </table:table-cell>
              <table:table-cell office:value-type="float" office:value="8.688889">
                <text:p>8.688889</text:p>
              </table:table-cell>
              <table:table-cell office:value-type="float" office:value="4789">
                <text:p>4789</text:p>
              </table:table-cell>
              <table:table-cell office:value-type="float" office:value="634">
                <text:p>634</text:p>
              </table:table-cell>
              <table:table-cell office:value-type="float" office:value="8.688889">
                <text:p>8.688889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68">
                <text:p>668</text:p>
              </table:table-cell>
              <table:table-cell office:value-type="float" office:value="8.944444">
                <text:p>8.944444</text:p>
              </table:table-cell>
              <table:table-cell office:value-type="float" office:value="4256">
                <text:p>4256</text:p>
              </table:table-cell>
              <table:table-cell office:value-type="float" office:value="607">
                <text:p>607</text:p>
              </table:table-cell>
              <table:table-cell office:value-type="float" office:value="8.944444">
                <text:p>8.944444</text:p>
              </table:table-cell>
              <table:table-cell office:value-type="float" office:value="5042">
                <text:p>50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56">
                <text:p>656</text:p>
              </table:table-cell>
              <table:table-cell office:value-type="float" office:value="9.2">
                <text:p>9.2</text:p>
              </table:table-cell>
              <table:table-cell office:value-type="float" office:value="3947">
                <text:p>3947</text:p>
              </table:table-cell>
              <table:table-cell office:value-type="float" office:value="558">
                <text:p>558</text:p>
              </table:table-cell>
              <table:table-cell office:value-type="float" office:value="9.2">
                <text:p>9.2</text:p>
              </table:table-cell>
              <table:table-cell office:value-type="float" office:value="4481">
                <text:p>4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38">
                <text:p>638</text:p>
              </table:table-cell>
              <table:table-cell office:value-type="float" office:value="9.455556">
                <text:p>9.455556</text:p>
              </table:table-cell>
              <table:table-cell office:value-type="float" office:value="3754">
                <text:p>3754</text:p>
              </table:table-cell>
              <table:table-cell office:value-type="float" office:value="508">
                <text:p>508</text:p>
              </table:table-cell>
              <table:table-cell office:value-type="float" office:value="9.455556">
                <text:p>9.45555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1">
                <text:p>601</text:p>
              </table:table-cell>
              <table:table-cell office:value-type="float" office:value="9.711111">
                <text:p>9.711111</text:p>
              </table:table-cell>
              <table:table-cell office:value-type="float" office:value="3607">
                <text:p>3607</text:p>
              </table:table-cell>
              <table:table-cell office:value-type="float" office:value="437">
                <text:p>437</text:p>
              </table:table-cell>
              <table:table-cell office:value-type="float" office:value="9.711111">
                <text:p>9.711111</text:p>
              </table:table-cell>
              <table:table-cell office:value-type="float" office:value="3995">
                <text:p>399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28">
                <text:p>528</text:p>
              </table:table-cell>
              <table:table-cell office:value-type="float" office:value="9.966667">
                <text:p>9.966667</text:p>
              </table:table-cell>
              <table:table-cell office:value-type="float" office:value="3425">
                <text:p>3425</text:p>
              </table:table-cell>
              <table:table-cell office:value-type="float" office:value="354">
                <text:p>354</text:p>
              </table:table-cell>
              <table:table-cell office:value-type="float" office:value="9.966667">
                <text:p>9.966667</text:p>
              </table:table-cell>
              <table:table-cell office:value-type="float" office:value="3811">
                <text:p>38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62">
                <text:p>462</text:p>
              </table:table-cell>
              <table:table-cell office:value-type="float" office:value="10.222222">
                <text:p>10.222222</text:p>
              </table:table-cell>
              <table:table-cell office:value-type="float" office:value="3261">
                <text:p>3261</text:p>
              </table:table-cell>
              <table:table-cell office:value-type="float" office:value="292">
                <text:p>292</text:p>
              </table:table-cell>
              <table:table-cell office:value-type="float" office:value="10.222222">
                <text:p>10.222222</text:p>
              </table:table-cell>
              <table:table-cell office:value-type="float" office:value="3682">
                <text:p>368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394">
                <text:p>394</text:p>
              </table:table-cell>
              <table:table-cell office:value-type="float" office:value="10.477778">
                <text:p>10.477778</text:p>
              </table:table-cell>
              <table:table-cell office:value-type="float" office:value="3135">
                <text:p>3135</text:p>
              </table:table-cell>
              <table:table-cell office:value-type="float" office:value="264">
                <text:p>264</text:p>
              </table:table-cell>
              <table:table-cell office:value-type="float" office:value="10.477778">
                <text:p>10.477778</text:p>
              </table:table-cell>
              <table:table-cell office:value-type="float" office:value="3556">
                <text:p>3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40">
                <text:p>340</text:p>
              </table:table-cell>
              <table:table-cell office:value-type="float" office:value="10.733333">
                <text:p>10.733333</text:p>
              </table:table-cell>
              <table:table-cell office:value-type="float" office:value="2998">
                <text:p>2998</text:p>
              </table:table-cell>
              <table:table-cell office:value-type="float" office:value="242">
                <text:p>242</text:p>
              </table:table-cell>
              <table:table-cell office:value-type="float" office:value="10.733333">
                <text:p>10.733333</text:p>
              </table:table-cell>
              <table:table-cell office:value-type="float" office:value="3442">
                <text:p>3442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8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7cm" xlink:href=".." xlink:type="simple" chart:class="chart:scatter" chart:style-name="ch1">
        <chart:title svg:x="6.171cm" svg:y="0.511cm" chart:style-name="ch2">
          <text:p>peak and coincedence Count </text:p>
        </chart:title>
        <chart:subtitle svg:x="6.061cm" svg:y="1.273cm" chart:style-name="ch3">
          <text:p>coincedence overlap 40ns </text:p>
        </chart:subtitle>
        <chart:legend svg:x="9.549cm" svg:y="2.307cm" style:legend-expansion="custom" chartooo:width="4.729cm" chartooo:height="1.667cm" style:legend-expansion-aspect-ratio="2.83683263347331" chart:style-name="ch4"/>
        <chart:plot-area chart:style-name="ch5" table:cell-range-address="theffect_2_3.D4:theffect_2_3.D38 theffect_2_3.H3:theffect_2_3.H38 theffect_2_3.J3:theffect_2_3.J38 theffect_2_3.L3:theffect_2_3.L38" chart:data-source-has-labels="row" svg:x="1.119cm" svg:y="0.278cm" svg:width="14.948cm" svg:height="8.256cm">
          <chartooo:coordinate-region svg:x="2.296cm" svg:y="0.491cm" svg:width="12.593cm" svg:height="7.371cm"/>
          <chart:axis chart:dimension="x" chart:name="primary-x" chart:style-name="ch6">
            <chart:title svg:x="7.305cm" svg:y="8.41cm" chart:style-name="ch7">
              <text:p>pk-thershold[mV]</text:p>
            </chart:title>
          </chart:axis>
          <chart:axis chart:dimension="y" chart:name="primary-y" chart:style-name="ch8">
            <chart:title svg:x="0.195cm" svg:y="4.675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8cm" svg:y="5.641cm" chart:style-name="ch9">
              <text:p>coincednece cnt</text:p>
            </chart:title>
          </chart:axis>
          <chart:series chart:attached-axis="primary-y" chart:style-name="ch12" chart:values-cell-range-address="theffect_2_3.H4:theffect_2_3.H38" chart:label-cell-address="theffect_2_3.H3:theffect_2_3.H3" chart:class="chart:scatter">
            <chart:domain table:cell-range-address="theffect_2_3.D4:theffect_2_3.D38"/>
            <chart:data-point chart:repeated="35"/>
          </chart:series>
          <chart:series chart:attached-axis="primary-y" chart:style-name="ch13" chart:values-cell-range-address="theffect_2_3.J4:theffect_2_3.J38" chart:label-cell-address="theffect_2_3.J3:theffect_2_3.J3" chart:class="chart:scatter">
            <chart:data-point chart:repeated="35"/>
          </chart:series>
          <chart:series chart:attached-axis="secondary-y" chart:style-name="ch14" chart:values-cell-range-address="theffect_2_3.L4:theffect_2_3.L38" chart:label-cell-address="theffect_2_3.L3:theffect_2_3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3[V]ov@25[c]</text:p>
                <draw:g>
                  <svg:desc>theffect_2_3.H3:theffect_2_3.H3</svg:desc>
                </draw:g>
              </table:table-cell>
              <table:table-cell office:value-type="string">
                <text:p>pkcnt2 2.3[V]ov@25[c]</text:p>
                <draw:g>
                  <svg:desc>theffect_2_3.J3:theffect_2_3.J3</svg:desc>
                </draw:g>
              </table:table-cell>
              <table:table-cell office:value-type="string">
                <text:p>coincnt 2.3[V]ov@25[c]</text:p>
                <draw:g>
                  <svg:desc>theffect_2_3.L3:theffect_2_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2_3.D4:theffect_2_3.D38</svg:desc>
                </draw:g>
              </table:table-cell>
              <table:table-cell office:value-type="float" office:value="63364">
                <text:p>63364</text:p>
                <draw:g>
                  <svg:desc>theffect_2_3.H4:theffect_2_3.H38</svg:desc>
                </draw:g>
              </table:table-cell>
              <table:table-cell office:value-type="float" office:value="73962">
                <text:p>73962</text:p>
                <draw:g>
                  <svg:desc>theffect_2_3.J4:theffect_2_3.J38</svg:desc>
                </draw:g>
              </table:table-cell>
              <table:table-cell office:value-type="float" office:value="2802">
                <text:p>2802</text:p>
                <draw:g>
                  <svg:desc>theffect_2_3.L4:theffect_2_3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601">
                <text:p>63601</text:p>
              </table:table-cell>
              <table:table-cell office:value-type="float" office:value="74303">
                <text:p>74303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63755">
                <text:p>63755</text:p>
              </table:table-cell>
              <table:table-cell office:value-type="float" office:value="74522">
                <text:p>74522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63725">
                <text:p>63725</text:p>
              </table:table-cell>
              <table:table-cell office:value-type="float" office:value="74435">
                <text:p>74435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62190">
                <text:p>62190</text:p>
              </table:table-cell>
              <table:table-cell office:value-type="float" office:value="72585">
                <text:p>72585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56523">
                <text:p>56523</text:p>
              </table:table-cell>
              <table:table-cell office:value-type="float" office:value="66406">
                <text:p>66406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50436">
                <text:p>50436</text:p>
              </table:table-cell>
              <table:table-cell office:value-type="float" office:value="58865">
                <text:p>58865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38929">
                <text:p>38929</text:p>
              </table:table-cell>
              <table:table-cell office:value-type="float" office:value="46536">
                <text:p>46536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31058">
                <text:p>31058</text:p>
              </table:table-cell>
              <table:table-cell office:value-type="float" office:value="36504">
                <text:p>36504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27920">
                <text:p>27920</text:p>
              </table:table-cell>
              <table:table-cell office:value-type="float" office:value="32291">
                <text:p>3229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27028">
                <text:p>27028</text:p>
              </table:table-cell>
              <table:table-cell office:value-type="float" office:value="31050">
                <text:p>3105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26772">
                <text:p>26772</text:p>
              </table:table-cell>
              <table:table-cell office:value-type="float" office:value="30746">
                <text:p>30746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26486">
                <text:p>26486</text:p>
              </table:table-cell>
              <table:table-cell office:value-type="float" office:value="30379">
                <text:p>3037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26257">
                <text:p>26257</text:p>
              </table:table-cell>
              <table:table-cell office:value-type="float" office:value="30036">
                <text:p>30036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26029">
                <text:p>26029</text:p>
              </table:table-cell>
              <table:table-cell office:value-type="float" office:value="29706">
                <text:p>2970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25882">
                <text:p>25882</text:p>
              </table:table-cell>
              <table:table-cell office:value-type="float" office:value="29530">
                <text:p>2953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25668">
                <text:p>25668</text:p>
              </table:table-cell>
              <table:table-cell office:value-type="float" office:value="29260">
                <text:p>2926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5494">
                <text:p>25494</text:p>
              </table:table-cell>
              <table:table-cell office:value-type="float" office:value="29022">
                <text:p>2902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5320">
                <text:p>25320</text:p>
              </table:table-cell>
              <table:table-cell office:value-type="float" office:value="28752">
                <text:p>287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5129">
                <text:p>25129</text:p>
              </table:table-cell>
              <table:table-cell office:value-type="float" office:value="28454">
                <text:p>2845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4963">
                <text:p>24963</text:p>
              </table:table-cell>
              <table:table-cell office:value-type="float" office:value="28163">
                <text:p>2816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4563">
                <text:p>24563</text:p>
              </table:table-cell>
              <table:table-cell office:value-type="float" office:value="27475">
                <text:p>27475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3661">
                <text:p>23661</text:p>
              </table:table-cell>
              <table:table-cell office:value-type="float" office:value="26101">
                <text:p>26101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2158">
                <text:p>22158</text:p>
              </table:table-cell>
              <table:table-cell office:value-type="float" office:value="24009">
                <text:p>24009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0824">
                <text:p>20824</text:p>
              </table:table-cell>
              <table:table-cell office:value-type="float" office:value="22330">
                <text:p>2233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18482">
                <text:p>18482</text:p>
              </table:table-cell>
              <table:table-cell office:value-type="float" office:value="19826">
                <text:p>1982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16216">
                <text:p>16216</text:p>
              </table:table-cell>
              <table:table-cell office:value-type="float" office:value="17320">
                <text:p>173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14487">
                <text:p>14487</text:p>
              </table:table-cell>
              <table:table-cell office:value-type="float" office:value="15716">
                <text:p>1571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3441">
                <text:p>13441</text:p>
              </table:table-cell>
              <table:table-cell office:value-type="float" office:value="14792">
                <text:p>1479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3124">
                <text:p>13124</text:p>
              </table:table-cell>
              <table:table-cell office:value-type="float" office:value="14441">
                <text:p>1444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2861">
                <text:p>12861</text:p>
              </table:table-cell>
              <table:table-cell office:value-type="float" office:value="14124">
                <text:p>1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2680">
                <text:p>12680</text:p>
              </table:table-cell>
              <table:table-cell office:value-type="float" office:value="13893">
                <text:p>1389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12526">
                <text:p>12526</text:p>
              </table:table-cell>
              <table:table-cell office:value-type="float" office:value="13713">
                <text:p>1371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12439">
                <text:p>12439</text:p>
              </table:table-cell>
              <table:table-cell office:value-type="float" office:value="13573">
                <text:p>1357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12305">
                <text:p>12305</text:p>
              </table:table-cell>
              <table:table-cell office:value-type="float" office:value="13392">
                <text:p>13392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." xlink:type="simple" chart:class="chart:scatter" chart:style-name="ch1">
        <chart:title svg:x="2.155cm" svg:y="0.342cm" chart:style-name="ch2">
          <text:p>Peak cnt for SiPm1, SiPm2</text:p>
        </chart:title>
        <chart:subtitle svg:x="2.518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2_3.A1:theffect_2_3.A39 theffect_2_3.D4:theffect_2_3.D38 theffect_2_3.H3:theffect_2_3.H38 theffect_2_3.W3:theffect_2_3.W38 theffect_2_3.J3:theffect_2_3.J38 theffect_2_3.U3:theffect_2_3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2_3.A1:theffect_2_3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2_3.H4:theffect_2_3.H38" chart:label-cell-address="theffect_2_3.H3:theffect_2_3.H3" chart:class="chart:scatter">
            <chart:domain table:cell-range-address="theffect_2_3.D4:theffect_2_3.D38"/>
            <chart:data-point chart:repeated="35"/>
          </chart:series>
          <chart:series chart:style-name="ch12" chart:values-cell-range-address="theffect_2_3.W4:theffect_2_3.W38" chart:label-cell-address="theffect_2_3.W3:theffect_2_3.W3" chart:class="chart:scatter">
            <chart:domain table:cell-range-address="theffect_2_3.Q4:theffect_2_3.Q38"/>
            <chart:data-point chart:repeated="35"/>
          </chart:series>
          <chart:series chart:style-name="ch13" chart:values-cell-range-address="theffect_2_3.J4:theffect_2_3.J38" chart:label-cell-address="theffect_2_3.J3:theffect_2_3.J3" chart:class="chart:scatter">
            <chart:data-point chart:repeated="35"/>
          </chart:series>
          <chart:series chart:style-name="ch14" chart:values-cell-range-address="theffect_2_3.U4:theffect_2_3.U38" chart:label-cell-address="theffect_2_3.U3:theffect_2_3.U3" chart:class="chart:scatter">
            <chart:domain table:cell-range-address="theffect_2_3.Q4:theffect_2_3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3[V]ov@25[c]</text:p>
                <draw:g>
                  <svg:desc>theffect_2_3.H3:theffect_2_3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2.3[V]ov@25[c]STH</text:p>
                <draw:g>
                  <svg:desc>theffect_2_3.W3:theffect_2_3.W3</svg:desc>
                </draw:g>
              </table:table-cell>
              <table:table-cell office:value-type="string">
                <text:p>pkcnt2 2.3[V]ov@25[c]</text:p>
                <draw:g>
                  <svg:desc>theffect_2_3.J3:theffect_2_3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2.3[V]ov@25[c]STH</text:p>
                <draw:g>
                  <svg:desc>theffect_2_3.U3:theffect_2_3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2_3.A1:theffect_2_3.A39</svg:desc>
                </draw:g>
              </table:table-cell>
              <table:table-cell office:value-type="float" office:value="1.777778">
                <text:p>1.777778</text:p>
                <draw:g>
                  <svg:desc>theffect_2_3.D4:theffect_2_3.D38</svg:desc>
                </draw:g>
              </table:table-cell>
              <table:table-cell office:value-type="float" office:value="63364">
                <text:p>63364</text:p>
                <draw:g>
                  <svg:desc>theffect_2_3.H4:theffect_2_3.H38</svg:desc>
                </draw:g>
              </table:table-cell>
              <table:table-cell office:value-type="float" office:value="2.044444">
                <text:p>2.044444</text:p>
                <draw:g>
                  <svg:desc>theffect_2_3.Q4:theffect_2_3.Q38</svg:desc>
                </draw:g>
              </table:table-cell>
              <table:table-cell office:value-type="float" office:value="624871">
                <text:p>624871</text:p>
                <draw:g>
                  <svg:desc>theffect_2_3.W4:theffect_2_3.W38</svg:desc>
                </draw:g>
              </table:table-cell>
              <table:table-cell office:value-type="float" office:value="73962">
                <text:p>73962</text:p>
                <draw:g>
                  <svg:desc>theffect_2_3.J4:theffect_2_3.J38</svg:desc>
                </draw:g>
              </table:table-cell>
              <table:table-cell office:value-type="float" office:value="2.044444">
                <text:p>2.044444</text:p>
                <draw:g>
                  <svg:desc>theffect_2_3.Q4:theffect_2_3.Q38</svg:desc>
                </draw:g>
              </table:table-cell>
              <table:table-cell office:value-type="float" office:value="536067">
                <text:p>536067</text:p>
                <draw:g>
                  <svg:desc>theffect_2_3.U4:theffect_2_3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63601">
                <text:p>63601</text:p>
              </table:table-cell>
              <table:table-cell office:value-type="float" office:value="2.3">
                <text:p>2.3</text:p>
              </table:table-cell>
              <table:table-cell office:value-type="float" office:value="598148">
                <text:p>598148</text:p>
              </table:table-cell>
              <table:table-cell office:value-type="float" office:value="74303">
                <text:p>74303</text:p>
              </table:table-cell>
              <table:table-cell office:value-type="float" office:value="2.3">
                <text:p>2.3</text:p>
              </table:table-cell>
              <table:table-cell office:value-type="float" office:value="513188">
                <text:p>5131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63755">
                <text:p>63755</text:p>
              </table:table-cell>
              <table:table-cell office:value-type="float" office:value="2.555556">
                <text:p>2.555556</text:p>
              </table:table-cell>
              <table:table-cell office:value-type="float" office:value="572363">
                <text:p>572363</text:p>
              </table:table-cell>
              <table:table-cell office:value-type="float" office:value="74522">
                <text:p>74522</text:p>
              </table:table-cell>
              <table:table-cell office:value-type="float" office:value="2.555556">
                <text:p>2.555556</text:p>
              </table:table-cell>
              <table:table-cell office:value-type="float" office:value="491522">
                <text:p>4915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63725">
                <text:p>63725</text:p>
              </table:table-cell>
              <table:table-cell office:value-type="float" office:value="2.811111">
                <text:p>2.811111</text:p>
              </table:table-cell>
              <table:table-cell office:value-type="float" office:value="538575">
                <text:p>538575</text:p>
              </table:table-cell>
              <table:table-cell office:value-type="float" office:value="74435">
                <text:p>74435</text:p>
              </table:table-cell>
              <table:table-cell office:value-type="float" office:value="2.811111">
                <text:p>2.811111</text:p>
              </table:table-cell>
              <table:table-cell office:value-type="float" office:value="462790">
                <text:p>4627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62190">
                <text:p>62190</text:p>
              </table:table-cell>
              <table:table-cell office:value-type="float" office:value="3.066667">
                <text:p>3.066667</text:p>
              </table:table-cell>
              <table:table-cell office:value-type="float" office:value="511309">
                <text:p>511309</text:p>
              </table:table-cell>
              <table:table-cell office:value-type="float" office:value="72585">
                <text:p>72585</text:p>
              </table:table-cell>
              <table:table-cell office:value-type="float" office:value="3.066667">
                <text:p>3.066667</text:p>
              </table:table-cell>
              <table:table-cell office:value-type="float" office:value="439924">
                <text:p>43992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56523">
                <text:p>56523</text:p>
              </table:table-cell>
              <table:table-cell office:value-type="float" office:value="3.322222">
                <text:p>3.322222</text:p>
              </table:table-cell>
              <table:table-cell office:value-type="float" office:value="484087">
                <text:p>484087</text:p>
              </table:table-cell>
              <table:table-cell office:value-type="float" office:value="66406">
                <text:p>66406</text:p>
              </table:table-cell>
              <table:table-cell office:value-type="float" office:value="3.322222">
                <text:p>3.322222</text:p>
              </table:table-cell>
              <table:table-cell office:value-type="float" office:value="414761">
                <text:p>4147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50436">
                <text:p>50436</text:p>
              </table:table-cell>
              <table:table-cell office:value-type="float" office:value="3.577778">
                <text:p>3.577778</text:p>
              </table:table-cell>
              <table:table-cell office:value-type="float" office:value="452354">
                <text:p>452354</text:p>
              </table:table-cell>
              <table:table-cell office:value-type="float" office:value="58865">
                <text:p>58865</text:p>
              </table:table-cell>
              <table:table-cell office:value-type="float" office:value="3.577778">
                <text:p>3.577778</text:p>
              </table:table-cell>
              <table:table-cell office:value-type="float" office:value="388572">
                <text:p>3885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38929">
                <text:p>38929</text:p>
              </table:table-cell>
              <table:table-cell office:value-type="float" office:value="3.833333">
                <text:p>3.833333</text:p>
              </table:table-cell>
              <table:table-cell office:value-type="float" office:value="417359">
                <text:p>417359</text:p>
              </table:table-cell>
              <table:table-cell office:value-type="float" office:value="46536">
                <text:p>46536</text:p>
              </table:table-cell>
              <table:table-cell office:value-type="float" office:value="3.833333">
                <text:p>3.833333</text:p>
              </table:table-cell>
              <table:table-cell office:value-type="float" office:value="358756">
                <text:p>3587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31058">
                <text:p>31058</text:p>
              </table:table-cell>
              <table:table-cell office:value-type="float" office:value="4.088889">
                <text:p>4.088889</text:p>
              </table:table-cell>
              <table:table-cell office:value-type="float" office:value="362973">
                <text:p>362973</text:p>
              </table:table-cell>
              <table:table-cell office:value-type="float" office:value="36504">
                <text:p>36504</text:p>
              </table:table-cell>
              <table:table-cell office:value-type="float" office:value="4.088889">
                <text:p>4.088889</text:p>
              </table:table-cell>
              <table:table-cell office:value-type="float" office:value="313290">
                <text:p>3132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27920">
                <text:p>27920</text:p>
              </table:table-cell>
              <table:table-cell office:value-type="float" office:value="4.344444">
                <text:p>4.344444</text:p>
              </table:table-cell>
              <table:table-cell office:value-type="float" office:value="320316">
                <text:p>320316</text:p>
              </table:table-cell>
              <table:table-cell office:value-type="float" office:value="32291">
                <text:p>32291</text:p>
              </table:table-cell>
              <table:table-cell office:value-type="float" office:value="4.344444">
                <text:p>4.344444</text:p>
              </table:table-cell>
              <table:table-cell office:value-type="float" office:value="277742">
                <text:p>27774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27028">
                <text:p>27028</text:p>
              </table:table-cell>
              <table:table-cell office:value-type="float" office:value="4.6">
                <text:p>4.6</text:p>
              </table:table-cell>
              <table:table-cell office:value-type="float" office:value="284403">
                <text:p>284403</text:p>
              </table:table-cell>
              <table:table-cell office:value-type="float" office:value="31050">
                <text:p>31050</text:p>
              </table:table-cell>
              <table:table-cell office:value-type="float" office:value="4.6">
                <text:p>4.6</text:p>
              </table:table-cell>
              <table:table-cell office:value-type="float" office:value="245990">
                <text:p>2459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26772">
                <text:p>26772</text:p>
              </table:table-cell>
              <table:table-cell office:value-type="float" office:value="4.855556">
                <text:p>4.855556</text:p>
              </table:table-cell>
              <table:table-cell office:value-type="float" office:value="257783">
                <text:p>257783</text:p>
              </table:table-cell>
              <table:table-cell office:value-type="float" office:value="30746">
                <text:p>30746</text:p>
              </table:table-cell>
              <table:table-cell office:value-type="float" office:value="4.855556">
                <text:p>4.855556</text:p>
              </table:table-cell>
              <table:table-cell office:value-type="float" office:value="225926">
                <text:p>2259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26486">
                <text:p>26486</text:p>
              </table:table-cell>
              <table:table-cell office:value-type="float" office:value="5.111111">
                <text:p>5.111111</text:p>
              </table:table-cell>
              <table:table-cell office:value-type="float" office:value="242507">
                <text:p>242507</text:p>
              </table:table-cell>
              <table:table-cell office:value-type="float" office:value="30379">
                <text:p>30379</text:p>
              </table:table-cell>
              <table:table-cell office:value-type="float" office:value="5.111111">
                <text:p>5.111111</text:p>
              </table:table-cell>
              <table:table-cell office:value-type="float" office:value="214235">
                <text:p>21423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26257">
                <text:p>26257</text:p>
              </table:table-cell>
              <table:table-cell office:value-type="float" office:value="5.366667">
                <text:p>5.366667</text:p>
              </table:table-cell>
              <table:table-cell office:value-type="float" office:value="230488">
                <text:p>230488</text:p>
              </table:table-cell>
              <table:table-cell office:value-type="float" office:value="30036">
                <text:p>30036</text:p>
              </table:table-cell>
              <table:table-cell office:value-type="float" office:value="5.366667">
                <text:p>5.366667</text:p>
              </table:table-cell>
              <table:table-cell office:value-type="float" office:value="204922">
                <text:p>2049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26029">
                <text:p>26029</text:p>
              </table:table-cell>
              <table:table-cell office:value-type="float" office:value="5.622222">
                <text:p>5.622222</text:p>
              </table:table-cell>
              <table:table-cell office:value-type="float" office:value="223142">
                <text:p>223142</text:p>
              </table:table-cell>
              <table:table-cell office:value-type="float" office:value="29706">
                <text:p>29706</text:p>
              </table:table-cell>
              <table:table-cell office:value-type="float" office:value="5.622222">
                <text:p>5.622222</text:p>
              </table:table-cell>
              <table:table-cell office:value-type="float" office:value="199154">
                <text:p>1991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25882">
                <text:p>25882</text:p>
              </table:table-cell>
              <table:table-cell office:value-type="float" office:value="5.877778">
                <text:p>5.877778</text:p>
              </table:table-cell>
              <table:table-cell office:value-type="float" office:value="216543">
                <text:p>216543</text:p>
              </table:table-cell>
              <table:table-cell office:value-type="float" office:value="29530">
                <text:p>29530</text:p>
              </table:table-cell>
              <table:table-cell office:value-type="float" office:value="5.877778">
                <text:p>5.877778</text:p>
              </table:table-cell>
              <table:table-cell office:value-type="float" office:value="193520">
                <text:p>19352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25668">
                <text:p>25668</text:p>
              </table:table-cell>
              <table:table-cell office:value-type="float" office:value="6.133333">
                <text:p>6.133333</text:p>
              </table:table-cell>
              <table:table-cell office:value-type="float" office:value="209731">
                <text:p>209731</text:p>
              </table:table-cell>
              <table:table-cell office:value-type="float" office:value="29260">
                <text:p>29260</text:p>
              </table:table-cell>
              <table:table-cell office:value-type="float" office:value="6.133333">
                <text:p>6.133333</text:p>
              </table:table-cell>
              <table:table-cell office:value-type="float" office:value="187727">
                <text:p>18772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25494">
                <text:p>25494</text:p>
              </table:table-cell>
              <table:table-cell office:value-type="float" office:value="6.388889">
                <text:p>6.388889</text:p>
              </table:table-cell>
              <table:table-cell office:value-type="float" office:value="203323">
                <text:p>203323</text:p>
              </table:table-cell>
              <table:table-cell office:value-type="float" office:value="29022">
                <text:p>29022</text:p>
              </table:table-cell>
              <table:table-cell office:value-type="float" office:value="6.388889">
                <text:p>6.388889</text:p>
              </table:table-cell>
              <table:table-cell office:value-type="float" office:value="182502">
                <text:p>18250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25320">
                <text:p>25320</text:p>
              </table:table-cell>
              <table:table-cell office:value-type="float" office:value="6.644444">
                <text:p>6.644444</text:p>
              </table:table-cell>
              <table:table-cell office:value-type="float" office:value="195108">
                <text:p>195108</text:p>
              </table:table-cell>
              <table:table-cell office:value-type="float" office:value="28752">
                <text:p>28752</text:p>
              </table:table-cell>
              <table:table-cell office:value-type="float" office:value="6.644444">
                <text:p>6.644444</text:p>
              </table:table-cell>
              <table:table-cell office:value-type="float" office:value="175580">
                <text:p>1755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25129">
                <text:p>25129</text:p>
              </table:table-cell>
              <table:table-cell office:value-type="float" office:value="6.9">
                <text:p>6.9</text:p>
              </table:table-cell>
              <table:table-cell office:value-type="float" office:value="188960">
                <text:p>188960</text:p>
              </table:table-cell>
              <table:table-cell office:value-type="float" office:value="28454">
                <text:p>28454</text:p>
              </table:table-cell>
              <table:table-cell office:value-type="float" office:value="6.9">
                <text:p>6.9</text:p>
              </table:table-cell>
              <table:table-cell office:value-type="float" office:value="170489">
                <text:p>1704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24963">
                <text:p>24963</text:p>
              </table:table-cell>
              <table:table-cell office:value-type="float" office:value="7.155556">
                <text:p>7.155556</text:p>
              </table:table-cell>
              <table:table-cell office:value-type="float" office:value="183027">
                <text:p>183027</text:p>
              </table:table-cell>
              <table:table-cell office:value-type="float" office:value="28163">
                <text:p>28163</text:p>
              </table:table-cell>
              <table:table-cell office:value-type="float" office:value="7.155556">
                <text:p>7.155556</text:p>
              </table:table-cell>
              <table:table-cell office:value-type="float" office:value="165460">
                <text:p>1654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24563">
                <text:p>24563</text:p>
              </table:table-cell>
              <table:table-cell office:value-type="float" office:value="7.411111">
                <text:p>7.411111</text:p>
              </table:table-cell>
              <table:table-cell office:value-type="float" office:value="176868">
                <text:p>176868</text:p>
              </table:table-cell>
              <table:table-cell office:value-type="float" office:value="27475">
                <text:p>27475</text:p>
              </table:table-cell>
              <table:table-cell office:value-type="float" office:value="7.411111">
                <text:p>7.411111</text:p>
              </table:table-cell>
              <table:table-cell office:value-type="float" office:value="159940">
                <text:p>15994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23661">
                <text:p>23661</text:p>
              </table:table-cell>
              <table:table-cell office:value-type="float" office:value="7.666667">
                <text:p>7.666667</text:p>
              </table:table-cell>
              <table:table-cell office:value-type="float" office:value="170633">
                <text:p>170633</text:p>
              </table:table-cell>
              <table:table-cell office:value-type="float" office:value="26101">
                <text:p>26101</text:p>
              </table:table-cell>
              <table:table-cell office:value-type="float" office:value="7.666667">
                <text:p>7.666667</text:p>
              </table:table-cell>
              <table:table-cell office:value-type="float" office:value="154963">
                <text:p>15496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22158">
                <text:p>22158</text:p>
              </table:table-cell>
              <table:table-cell office:value-type="float" office:value="7.922222">
                <text:p>7.922222</text:p>
              </table:table-cell>
              <table:table-cell office:value-type="float" office:value="162660">
                <text:p>162660</text:p>
              </table:table-cell>
              <table:table-cell office:value-type="float" office:value="24009">
                <text:p>24009</text:p>
              </table:table-cell>
              <table:table-cell office:value-type="float" office:value="7.922222">
                <text:p>7.922222</text:p>
              </table:table-cell>
              <table:table-cell office:value-type="float" office:value="147985">
                <text:p>14798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20824">
                <text:p>20824</text:p>
              </table:table-cell>
              <table:table-cell office:value-type="float" office:value="8.177778">
                <text:p>8.177778</text:p>
              </table:table-cell>
              <table:table-cell office:value-type="float" office:value="156180">
                <text:p>156180</text:p>
              </table:table-cell>
              <table:table-cell office:value-type="float" office:value="22330">
                <text:p>22330</text:p>
              </table:table-cell>
              <table:table-cell office:value-type="float" office:value="8.177778">
                <text:p>8.177778</text:p>
              </table:table-cell>
              <table:table-cell office:value-type="float" office:value="142516">
                <text:p>14251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18482">
                <text:p>18482</text:p>
              </table:table-cell>
              <table:table-cell office:value-type="float" office:value="8.433333">
                <text:p>8.433333</text:p>
              </table:table-cell>
              <table:table-cell office:value-type="float" office:value="149744">
                <text:p>149744</text:p>
              </table:table-cell>
              <table:table-cell office:value-type="float" office:value="19826">
                <text:p>19826</text:p>
              </table:table-cell>
              <table:table-cell office:value-type="float" office:value="8.433333">
                <text:p>8.433333</text:p>
              </table:table-cell>
              <table:table-cell office:value-type="float" office:value="137122">
                <text:p>1371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16216">
                <text:p>16216</text:p>
              </table:table-cell>
              <table:table-cell office:value-type="float" office:value="8.688889">
                <text:p>8.688889</text:p>
              </table:table-cell>
              <table:table-cell office:value-type="float" office:value="141907">
                <text:p>141907</text:p>
              </table:table-cell>
              <table:table-cell office:value-type="float" office:value="17320">
                <text:p>17320</text:p>
              </table:table-cell>
              <table:table-cell office:value-type="float" office:value="8.688889">
                <text:p>8.688889</text:p>
              </table:table-cell>
              <table:table-cell office:value-type="float" office:value="130346">
                <text:p>130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14487">
                <text:p>14487</text:p>
              </table:table-cell>
              <table:table-cell office:value-type="float" office:value="8.944444">
                <text:p>8.944444</text:p>
              </table:table-cell>
              <table:table-cell office:value-type="float" office:value="134223">
                <text:p>134223</text:p>
              </table:table-cell>
              <table:table-cell office:value-type="float" office:value="15716">
                <text:p>15716</text:p>
              </table:table-cell>
              <table:table-cell office:value-type="float" office:value="8.944444">
                <text:p>8.944444</text:p>
              </table:table-cell>
              <table:table-cell office:value-type="float" office:value="123736">
                <text:p>1237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13441">
                <text:p>13441</text:p>
              </table:table-cell>
              <table:table-cell office:value-type="float" office:value="9.2">
                <text:p>9.2</text:p>
              </table:table-cell>
              <table:table-cell office:value-type="float" office:value="125737">
                <text:p>125737</text:p>
              </table:table-cell>
              <table:table-cell office:value-type="float" office:value="14792">
                <text:p>14792</text:p>
              </table:table-cell>
              <table:table-cell office:value-type="float" office:value="9.2">
                <text:p>9.2</text:p>
              </table:table-cell>
              <table:table-cell office:value-type="float" office:value="116597">
                <text:p>1165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13124">
                <text:p>13124</text:p>
              </table:table-cell>
              <table:table-cell office:value-type="float" office:value="9.455556">
                <text:p>9.455556</text:p>
              </table:table-cell>
              <table:table-cell office:value-type="float" office:value="113564">
                <text:p>113564</text:p>
              </table:table-cell>
              <table:table-cell office:value-type="float" office:value="14441">
                <text:p>14441</text:p>
              </table:table-cell>
              <table:table-cell office:value-type="float" office:value="9.455556">
                <text:p>9.455556</text:p>
              </table:table-cell>
              <table:table-cell office:value-type="float" office:value="106360">
                <text:p>10636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12861">
                <text:p>12861</text:p>
              </table:table-cell>
              <table:table-cell office:value-type="float" office:value="9.711111">
                <text:p>9.711111</text:p>
              </table:table-cell>
              <table:table-cell office:value-type="float" office:value="105036">
                <text:p>105036</text:p>
              </table:table-cell>
              <table:table-cell office:value-type="float" office:value="14124">
                <text:p>14124</text:p>
              </table:table-cell>
              <table:table-cell office:value-type="float" office:value="9.711111">
                <text:p>9.711111</text:p>
              </table:table-cell>
              <table:table-cell office:value-type="float" office:value="98198">
                <text:p>981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12680">
                <text:p>12680</text:p>
              </table:table-cell>
              <table:table-cell office:value-type="float" office:value="9.966667">
                <text:p>9.966667</text:p>
              </table:table-cell>
              <table:table-cell office:value-type="float" office:value="97533">
                <text:p>97533</text:p>
              </table:table-cell>
              <table:table-cell office:value-type="float" office:value="13893">
                <text:p>13893</text:p>
              </table:table-cell>
              <table:table-cell office:value-type="float" office:value="9.966667">
                <text:p>9.966667</text:p>
              </table:table-cell>
              <table:table-cell office:value-type="float" office:value="91677">
                <text:p>9167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12526">
                <text:p>12526</text:p>
              </table:table-cell>
              <table:table-cell office:value-type="float" office:value="10.222222">
                <text:p>10.222222</text:p>
              </table:table-cell>
              <table:table-cell office:value-type="float" office:value="92175">
                <text:p>92175</text:p>
              </table:table-cell>
              <table:table-cell office:value-type="float" office:value="13713">
                <text:p>13713</text:p>
              </table:table-cell>
              <table:table-cell office:value-type="float" office:value="10.222222">
                <text:p>10.222222</text:p>
              </table:table-cell>
              <table:table-cell office:value-type="float" office:value="86792">
                <text:p>8679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12439">
                <text:p>12439</text:p>
              </table:table-cell>
              <table:table-cell office:value-type="float" office:value="10.477778">
                <text:p>10.477778</text:p>
              </table:table-cell>
              <table:table-cell office:value-type="float" office:value="88520">
                <text:p>88520</text:p>
              </table:table-cell>
              <table:table-cell office:value-type="float" office:value="13573">
                <text:p>13573</text:p>
              </table:table-cell>
              <table:table-cell office:value-type="float" office:value="10.477778">
                <text:p>10.477778</text:p>
              </table:table-cell>
              <table:table-cell office:value-type="float" office:value="83537">
                <text:p>835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12305">
                <text:p>12305</text:p>
              </table:table-cell>
              <table:table-cell office:value-type="float" office:value="10.733333">
                <text:p>10.733333</text:p>
              </table:table-cell>
              <table:table-cell office:value-type="float" office:value="84973">
                <text:p>84973</text:p>
              </table:table-cell>
              <table:table-cell office:value-type="float" office:value="13392">
                <text:p>13392</text:p>
              </table:table-cell>
              <table:table-cell office:value-type="float" office:value="10.733333">
                <text:p>10.733333</text:p>
              </table:table-cell>
              <table:table-cell office:value-type="float" office:value="80356">
                <text:p>80356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8.998cm" xlink:href=".." xlink:type="simple" chart:class="chart:scatter" chart:style-name="ch1">
        <chart:title svg:x="6.169cm" svg:y="0.51cm" chart:style-name="ch2">
          <text:p>peak and coincedence Count </text:p>
        </chart:title>
        <chart:subtitle svg:x="6.114cm" svg:y="1.273cm" chart:style-name="ch3">
          <text:p>coincedence overlap 40ns</text:p>
        </chart:subtitle>
        <chart:legend svg:x="9.549cm" svg:y="2.307cm" style:legend-expansion="custom" chartooo:width="4.125cm" chartooo:height="1.668cm" style:legend-expansion-aspect-ratio="2.47302158273381" chart:style-name="ch4"/>
        <chart:plot-area chart:style-name="ch5" table:cell-range-address="theffect_1_7.D4:theffect_1_7.D38 theffect_1_7.H3:theffect_1_7.H38 theffect_1_7.J3:theffect_1_7.J38 theffect_1_7.L3:theffect_1_7.L38" chart:data-source-has-labels="row" svg:x="0.934cm" svg:y="0.28cm" svg:width="14.948cm" svg:height="8.257cm">
          <chartooo:coordinate-region svg:x="2.296cm" svg:y="0.492cm" svg:width="12.593cm" svg:height="7.372cm"/>
          <chart:axis chart:dimension="x" chart:name="primary-x" chart:style-name="ch6">
            <chart:title svg:x="7.12cm" svg:y="8.411cm" chart:style-name="ch7">
              <text:p>pk-thershold[mV]</text:p>
            </chart:title>
          </chart:axis>
          <chart:axis chart:dimension="y" chart:name="primary-y" chart:style-name="ch8">
            <chart:title svg:x="0.01cm" svg:y="4.677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3cm" chart:style-name="ch9">
              <text:p>coincednece cnt</text:p>
            </chart:title>
          </chart:axis>
          <chart:series chart:attached-axis="primary-y" chart:style-name="ch12" chart:values-cell-range-address="theffect_1_7.H4:theffect_1_7.H38" chart:label-cell-address="theffect_1_7.H3:theffect_1_7.H3" chart:class="chart:scatter">
            <chart:domain table:cell-range-address="theffect_1_7.D4:theffect_1_7.D38"/>
            <chart:data-point chart:repeated="35"/>
          </chart:series>
          <chart:series chart:attached-axis="primary-y" chart:style-name="ch13" chart:values-cell-range-address="theffect_1_7.J4:theffect_1_7.J38" chart:label-cell-address="theffect_1_7.J3:theffect_1_7.J3" chart:class="chart:scatter">
            <chart:data-point chart:repeated="35"/>
          </chart:series>
          <chart:series chart:attached-axis="secondary-y" chart:style-name="ch14" chart:values-cell-range-address="theffect_1_7.L4:theffect_1_7.L38" chart:label-cell-address="theffect_1_7.L3:theffect_1_7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.H3:theffect_1_7.H3</svg:desc>
                </draw:g>
              </table:table-cell>
              <table:table-cell office:value-type="string">
                <text:p>pkcnt2@1.7[V]ov</text:p>
                <draw:g>
                  <svg:desc>theffect_1_7.J3:theffect_1_7.J3</svg:desc>
                </draw:g>
              </table:table-cell>
              <table:table-cell office:value-type="string">
                <text:p>coincnt@1.7[V]ov</text:p>
                <draw:g>
                  <svg:desc>theffect_1_7.L3:theffect_1_7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theffect_1_7.D4:theffect_1_7.D38</svg:desc>
                </draw:g>
              </table:table-cell>
              <table:table-cell office:value-type="float" office:value="51540">
                <text:p>51540</text:p>
                <draw:g>
                  <svg:desc>theffect_1_7.H4:theffect_1_7.H38</svg:desc>
                </draw:g>
              </table:table-cell>
              <table:table-cell office:value-type="float" office:value="55555">
                <text:p>55555</text:p>
                <draw:g>
                  <svg:desc>theffect_1_7.J4:theffect_1_7.J38</svg:desc>
                </draw:g>
              </table:table-cell>
              <table:table-cell office:value-type="float" office:value="1785">
                <text:p>1785</text:p>
                <draw:g>
                  <svg:desc>theffect_1_7.L4:theffect_1_7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51122">
                <text:p>51122</text:p>
              </table:table-cell>
              <table:table-cell office:value-type="float" office:value="55410">
                <text:p>55410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48406">
                <text:p>48406</text:p>
              </table:table-cell>
              <table:table-cell office:value-type="float" office:value="53798">
                <text:p>53798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41080">
                <text:p>41080</text:p>
              </table:table-cell>
              <table:table-cell office:value-type="float" office:value="48428">
                <text:p>4842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30869">
                <text:p>30869</text:p>
              </table:table-cell>
              <table:table-cell office:value-type="float" office:value="38644">
                <text:p>38644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21425">
                <text:p>21425</text:p>
              </table:table-cell>
              <table:table-cell office:value-type="float" office:value="25395">
                <text:p>25395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18837">
                <text:p>18837</text:p>
              </table:table-cell>
              <table:table-cell office:value-type="float" office:value="20499">
                <text:p>2049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18182">
                <text:p>18182</text:p>
              </table:table-cell>
              <table:table-cell office:value-type="float" office:value="18967">
                <text:p>1896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17950">
                <text:p>17950</text:p>
              </table:table-cell>
              <table:table-cell office:value-type="float" office:value="18486">
                <text:p>1848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17735">
                <text:p>17735</text:p>
              </table:table-cell>
              <table:table-cell office:value-type="float" office:value="18211">
                <text:p>1821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17545">
                <text:p>17545</text:p>
              </table:table-cell>
              <table:table-cell office:value-type="float" office:value="17974">
                <text:p>1797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17303">
                <text:p>17303</text:p>
              </table:table-cell>
              <table:table-cell office:value-type="float" office:value="17688">
                <text:p>176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17146">
                <text:p>17146</text:p>
              </table:table-cell>
              <table:table-cell office:value-type="float" office:value="17470">
                <text:p>174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16985">
                <text:p>16985</text:p>
              </table:table-cell>
              <table:table-cell office:value-type="float" office:value="17250">
                <text:p>172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16762">
                <text:p>16762</text:p>
              </table:table-cell>
              <table:table-cell office:value-type="float" office:value="17003">
                <text:p>1700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16350">
                <text:p>16350</text:p>
              </table:table-cell>
              <table:table-cell office:value-type="float" office:value="16581">
                <text:p>1658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15090">
                <text:p>15090</text:p>
              </table:table-cell>
              <table:table-cell office:value-type="float" office:value="15182">
                <text:p>1518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13399">
                <text:p>13399</text:p>
              </table:table-cell>
              <table:table-cell office:value-type="float" office:value="13553">
                <text:p>1355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11526">
                <text:p>11526</text:p>
              </table:table-cell>
              <table:table-cell office:value-type="float" office:value="11462">
                <text:p>1146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9644">
                <text:p>9644</text:p>
              </table:table-cell>
              <table:table-cell office:value-type="float" office:value="9609">
                <text:p>9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8435">
                <text:p>8435</text:p>
              </table:table-cell>
              <table:table-cell office:value-type="float" office:value="8308">
                <text:p>830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7700">
                <text:p>7700</text:p>
              </table:table-cell>
              <table:table-cell office:value-type="float" office:value="7337">
                <text:p>733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7490">
                <text:p>7490</text:p>
              </table:table-cell>
              <table:table-cell office:value-type="float" office:value="7063">
                <text:p>706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7367">
                <text:p>7367</text:p>
              </table:table-cell>
              <table:table-cell office:value-type="float" office:value="6897">
                <text:p>68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7263">
                <text:p>7263</text:p>
              </table:table-cell>
              <table:table-cell office:value-type="float" office:value="6781">
                <text:p>678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7168">
                <text:p>7168</text:p>
              </table:table-cell>
              <table:table-cell office:value-type="float" office:value="6664">
                <text:p>666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7041">
                <text:p>7041</text:p>
              </table:table-cell>
              <table:table-cell office:value-type="float" office:value="6526">
                <text:p>65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6928">
                <text:p>6928</text:p>
              </table:table-cell>
              <table:table-cell office:value-type="float" office:value="6379">
                <text:p>637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6755">
                <text:p>6755</text:p>
              </table:table-cell>
              <table:table-cell office:value-type="float" office:value="6194">
                <text:p>61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6459">
                <text:p>6459</text:p>
              </table:table-cell>
              <table:table-cell office:value-type="float" office:value="5892">
                <text:p>58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6082">
                <text:p>6082</text:p>
              </table:table-cell>
              <table:table-cell office:value-type="float" office:value="5535">
                <text:p>55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5449">
                <text:p>5449</text:p>
              </table:table-cell>
              <table:table-cell office:value-type="float" office:value="4864">
                <text:p>48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4911">
                <text:p>4911</text:p>
              </table:table-cell>
              <table:table-cell office:value-type="float" office:value="4285">
                <text:p>42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4414">
                <text:p>4414</text:p>
              </table:table-cell>
              <table:table-cell office:value-type="float" office:value="3841">
                <text:p>38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3961">
                <text:p>3961</text:p>
              </table:table-cell>
              <table:table-cell office:value-type="float" office:value="3455">
                <text:p>345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00" chart:interval-major="1" chart:interval-minor-divisor="1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>
        <chart:symbol-image/>
      </style:chart-properties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867cm" svg:height="8.996cm" xlink:href=".." xlink:type="simple" chart:class="chart:scatter" chart:style-name="ch1">
        <chart:title svg:x="6.171cm" svg:y="0.51cm" chart:style-name="ch2">
          <text:p>peak and coincedence Count </text:p>
        </chart:title>
        <chart:subtitle svg:x="6.061cm" svg:y="1.273cm" chart:style-name="ch3">
          <text:p>coincedence overlap 40ns </text:p>
        </chart:subtitle>
        <chart:legend svg:x="4.595cm" svg:y="4.591cm" style:legend-expansion="custom" chartooo:width="4.729cm" chartooo:height="2.46cm" style:legend-expansion-aspect-ratio="1.92235772357724" chart:style-name="ch4"/>
        <chart:plot-area chart:style-name="ch5" table:cell-range-address="theffect_2_5.D4:theffect_2_5.D38 theffect_2_5.H3:theffect_2_5.H38 theffect_2_5.L3:theffect_2_5.M38 theffect_2_5.J3:theffect_2_5.J38" chart:data-source-has-labels="row" svg:x="0.934cm" svg:y="0.278cm" svg:width="15.133cm" svg:height="8.255cm">
          <chartooo:coordinate-region svg:x="2.296cm" svg:y="0.49cm" svg:width="12.593cm" svg:height="7.37cm"/>
          <chart:axis chart:dimension="x" chart:name="primary-x" chart:style-name="ch6">
            <chart:title svg:x="7.212cm" svg:y="8.409cm" chart:style-name="ch7">
              <text:p>pk-thershold[mV]</text:p>
            </chart:title>
          </chart:axis>
          <chart:axis chart:dimension="y" chart:name="primary-y" chart:style-name="ch8">
            <chart:title svg:x="0.01cm" svg:y="4.674cm" chart:style-name="ch9">
              <text:p>cnt</text:p>
            </chart:title>
            <chart:grid chart:style-name="ch10" chart:class="major"/>
            <chart:grid chart:style-name="ch10" chart:class="minor"/>
          </chart:axis>
          <chart:axis chart:dimension="y" chart:name="secondary-y" chart:style-name="ch11">
            <chart:title svg:x="16.28cm" svg:y="5.64cm" chart:style-name="ch9">
              <text:p>coincednece cnt</text:p>
            </chart:title>
          </chart:axis>
          <chart:series chart:attached-axis="primary-y" chart:style-name="ch12" chart:values-cell-range-address="theffect_2_5.H4:theffect_2_5.H38" chart:label-cell-address="theffect_2_5.H3:theffect_2_5.H3" chart:class="chart:scatter">
            <chart:domain table:cell-range-address="theffect_2_5.D4:theffect_2_5.D38"/>
            <chart:data-point chart:repeated="35"/>
          </chart:series>
          <chart:series chart:attached-axis="secondary-y" chart:style-name="ch13" chart:values-cell-range-address="theffect_2_5.M4:theffect_2_5.M38" chart:label-cell-address="theffect_2_5.M3:theffect_2_5.M3" chart:class="chart:scatter">
            <chart:data-point chart:repeated="35"/>
          </chart:series>
          <chart:series chart:attached-axis="primary-y" chart:style-name="ch14" chart:values-cell-range-address="theffect_2_5.J4:theffect_2_5.J38" chart:label-cell-address="theffect_2_5.J3:theffect_2_5.J3" chart:class="chart:scatter">
            <chart:data-point chart:repeated="35"/>
          </chart:series>
          <chart:series chart:attached-axis="secondary-y" chart:style-name="ch15" chart:values-cell-range-address="theffect_2_5.L4:theffect_2_5.L38" chart:label-cell-address="theffect_2_5.L3:theffect_2_5.L3" chart:class="chart:scatter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5[V]ov@25[c]</text:p>
                <draw:g>
                  <svg:desc>theffect_2_5.H3:theffect_2_5.H3</svg:desc>
                </draw:g>
              </table:table-cell>
              <table:table-cell office:value-type="string">
                <text:p>calc coince</text:p>
                <draw:g>
                  <svg:desc>theffect_2_5.M3:theffect_2_5.M3</svg:desc>
                </draw:g>
              </table:table-cell>
              <table:table-cell office:value-type="string">
                <text:p>pkcnt2 2.5[V]ov@25[c]</text:p>
                <draw:g>
                  <svg:desc>theffect_2_5.J3:theffect_2_5.J3</svg:desc>
                </draw:g>
              </table:table-cell>
              <table:table-cell office:value-type="string">
                <text:p>coincnt 2.5[V]ov@25[c]</text:p>
                <draw:g>
                  <svg:desc>theffect_2_5.L3:theffect_2_5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theffect_2_5.D4:theffect_2_5.D38</svg:desc>
                </draw:g>
              </table:table-cell>
              <table:table-cell office:value-type="float" office:value="67723">
                <text:p>67723</text:p>
                <draw:g>
                  <svg:desc>theffect_2_5.H4:theffect_2_5.H38</svg:desc>
                </draw:g>
              </table:table-cell>
              <table:table-cell office:value-type="float" office:value="3196.3359756">
                <text:p>3196.3359756</text:p>
                <draw:g>
                  <svg:desc>theffect_2_5.M4:theffect_2_5.M38</svg:desc>
                </draw:g>
              </table:table-cell>
              <table:table-cell office:value-type="float" office:value="78662">
                <text:p>78662</text:p>
                <draw:g>
                  <svg:desc>theffect_2_5.J4:theffect_2_5.J38</svg:desc>
                </draw:g>
              </table:table-cell>
              <table:table-cell office:value-type="float" office:value="3138">
                <text:p>3138</text:p>
                <draw:g>
                  <svg:desc>theffect_2_5.L4:theffect_2_5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026">
                <text:p>68026</text:p>
              </table:table-cell>
              <table:table-cell office:value-type="float" office:value="3223.0446696">
                <text:p>3223.0446696</text:p>
              </table:table-cell>
              <table:table-cell office:value-type="float" office:value="78966">
                <text:p>78966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68170">
                <text:p>68170</text:p>
              </table:table-cell>
              <table:table-cell office:value-type="float" office:value="3235.798122">
                <text:p>3235.798122</text:p>
              </table:table-cell>
              <table:table-cell office:value-type="float" office:value="79111">
                <text:p>79111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68157">
                <text:p>68157</text:p>
              </table:table-cell>
              <table:table-cell office:value-type="float" office:value="3217.5965502">
                <text:p>3217.5965502</text:p>
              </table:table-cell>
              <table:table-cell office:value-type="float" office:value="78681">
                <text:p>78681</text:p>
              </table:table-cell>
              <table:table-cell office:value-type="float" office:value="3159">
                <text:p>3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67017">
                <text:p>67017</text:p>
              </table:table-cell>
              <table:table-cell office:value-type="float" office:value="3105.6750072">
                <text:p>3105.6750072</text:p>
              </table:table-cell>
              <table:table-cell office:value-type="float" office:value="77236">
                <text:p>77236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62673">
                <text:p>62673</text:p>
              </table:table-cell>
              <table:table-cell office:value-type="float" office:value="2700.4792932">
                <text:p>2700.4792932</text:p>
              </table:table-cell>
              <table:table-cell office:value-type="float" office:value="71814">
                <text:p>71814</text:p>
              </table:table-cell>
              <table:table-cell office:value-type="float" office:value="2655">
                <text:p>26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56098">
                <text:p>56098</text:p>
              </table:table-cell>
              <table:table-cell office:value-type="float" office:value="2078.8011468">
                <text:p>2078.8011468</text:p>
              </table:table-cell>
              <table:table-cell office:value-type="float" office:value="61761">
                <text:p>61761</text:p>
              </table:table-cell>
              <table:table-cell office:value-type="float" office:value="2008">
                <text:p>20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45685">
                <text:p>45685</text:p>
              </table:table-cell>
              <table:table-cell office:value-type="float" office:value="1366.794693">
                <text:p>1366.794693</text:p>
              </table:table-cell>
              <table:table-cell office:value-type="float" office:value="49863">
                <text:p>4986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36762">
                <text:p>36762</text:p>
              </table:table-cell>
              <table:table-cell office:value-type="float" office:value="957.3265944">
                <text:p>957.3265944</text:p>
              </table:table-cell>
              <table:table-cell office:value-type="float" office:value="43402">
                <text:p>4340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32932">
                <text:p>32932</text:p>
              </table:table-cell>
              <table:table-cell office:value-type="float" office:value="756.9354336">
                <text:p>756.9354336</text:p>
              </table:table-cell>
              <table:table-cell office:value-type="float" office:value="38308">
                <text:p>38308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1601">
                <text:p>31601</text:p>
              </table:table-cell>
              <table:table-cell office:value-type="float" office:value="691.4172396">
                <text:p>691.4172396</text:p>
              </table:table-cell>
              <table:table-cell office:value-type="float" office:value="36466">
                <text:p>3646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31302">
                <text:p>31302</text:p>
              </table:table-cell>
              <table:table-cell office:value-type="float" office:value="672.8552712">
                <text:p>672.8552712</text:p>
              </table:table-cell>
              <table:table-cell office:value-type="float" office:value="35826">
                <text:p>3582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30982">
                <text:p>30982</text:p>
              </table:table-cell>
              <table:table-cell office:value-type="float" office:value="658.429464">
                <text:p>658.429464</text:p>
              </table:table-cell>
              <table:table-cell office:value-type="float" office:value="35420">
                <text:p>35420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30704">
                <text:p>30704</text:p>
              </table:table-cell>
              <table:table-cell office:value-type="float" office:value="647.9342304">
                <text:p>647.9342304</text:p>
              </table:table-cell>
              <table:table-cell office:value-type="float" office:value="35171">
                <text:p>35171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30474">
                <text:p>30474</text:p>
              </table:table-cell>
              <table:table-cell office:value-type="float" office:value="638.1621288">
                <text:p>638.1621288</text:p>
              </table:table-cell>
              <table:table-cell office:value-type="float" office:value="34902">
                <text:p>34902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30317">
                <text:p>30317</text:p>
              </table:table-cell>
              <table:table-cell office:value-type="float" office:value="630.0539574">
                <text:p>630.0539574</text:p>
              </table:table-cell>
              <table:table-cell office:value-type="float" office:value="34637">
                <text:p>3463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30152">
                <text:p>30152</text:p>
              </table:table-cell>
              <table:table-cell office:value-type="float" office:value="622.3010976">
                <text:p>622.3010976</text:p>
              </table:table-cell>
              <table:table-cell office:value-type="float" office:value="34398">
                <text:p>34398</text:p>
              </table:table-cell>
              <table:table-cell office:value-type="float" office:value="635">
                <text:p>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9990">
                <text:p>29990</text:p>
              </table:table-cell>
              <table:table-cell office:value-type="float" office:value="615.556746">
                <text:p>615.556746</text:p>
              </table:table-cell>
              <table:table-cell office:value-type="float" office:value="34209">
                <text:p>3420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9799">
                <text:p>29799</text:p>
              </table:table-cell>
              <table:table-cell office:value-type="float" office:value="607.363218">
                <text:p>607.363218</text:p>
              </table:table-cell>
              <table:table-cell office:value-type="float" office:value="33970">
                <text:p>33970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9604">
                <text:p>29604</text:p>
              </table:table-cell>
              <table:table-cell office:value-type="float" office:value="598.681692">
                <text:p>598.681692</text:p>
              </table:table-cell>
              <table:table-cell office:value-type="float" office:value="33705">
                <text:p>3370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9524">
                <text:p>29524</text:p>
              </table:table-cell>
              <table:table-cell office:value-type="float" office:value="592.458108">
                <text:p>592.458108</text:p>
              </table:table-cell>
              <table:table-cell office:value-type="float" office:value="33445">
                <text:p>33445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9315">
                <text:p>29315</text:p>
              </table:table-cell>
              <table:table-cell office:value-type="float" office:value="580.437">
                <text:p>580.437</text:p>
              </table:table-cell>
              <table:table-cell office:value-type="float" office:value="33000">
                <text:p>33000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8977">
                <text:p>28977</text:p>
              </table:table-cell>
              <table:table-cell office:value-type="float" office:value="566.4771684">
                <text:p>566.4771684</text:p>
              </table:table-cell>
              <table:table-cell office:value-type="float" office:value="32582">
                <text:p>3258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8310">
                <text:p>28310</text:p>
              </table:table-cell>
              <table:table-cell office:value-type="float" office:value="534.668322">
                <text:p>534.668322</text:p>
              </table:table-cell>
              <table:table-cell office:value-type="float" office:value="31477">
                <text:p>31477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7569">
                <text:p>27569</text:p>
              </table:table-cell>
              <table:table-cell office:value-type="float" office:value="489.3276948">
                <text:p>489.3276948</text:p>
              </table:table-cell>
              <table:table-cell office:value-type="float" office:value="29582">
                <text:p>2958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25529">
                <text:p>25529</text:p>
              </table:table-cell>
              <table:table-cell office:value-type="float" office:value="413.6923392">
                <text:p>413.6923392</text:p>
              </table:table-cell>
              <table:table-cell office:value-type="float" office:value="27008">
                <text:p>2700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23213">
                <text:p>23213</text:p>
              </table:table-cell>
              <table:table-cell office:value-type="float" office:value="350.9666322">
                <text:p>350.9666322</text:p>
              </table:table-cell>
              <table:table-cell office:value-type="float" office:value="25199">
                <text:p>2519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20870">
                <text:p>20870</text:p>
              </table:table-cell>
              <table:table-cell office:value-type="float" office:value="283.31025">
                <text:p>283.31025</text:p>
              </table:table-cell>
              <table:table-cell office:value-type="float" office:value="22625">
                <text:p>22625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8896">
                <text:p>18896</text:p>
              </table:table-cell>
              <table:table-cell office:value-type="float" office:value="233.497872">
                <text:p>233.497872</text:p>
              </table:table-cell>
              <table:table-cell office:value-type="float" office:value="20595">
                <text:p>2059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7745">
                <text:p>17745</text:p>
              </table:table-cell>
              <table:table-cell office:value-type="float" office:value="204.550164">
                <text:p>204.550164</text:p>
              </table:table-cell>
              <table:table-cell office:value-type="float" office:value="19212">
                <text:p>192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6879">
                <text:p>16879</text:p>
              </table:table-cell>
              <table:table-cell office:value-type="float" office:value="187.1340972">
                <text:p>187.1340972</text:p>
              </table:table-cell>
              <table:table-cell office:value-type="float" office:value="18478">
                <text:p>1847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6445">
                <text:p>16445</text:p>
              </table:table-cell>
              <table:table-cell office:value-type="float" office:value="178.839375">
                <text:p>178.839375</text:p>
              </table:table-cell>
              <table:table-cell office:value-type="float" office:value="18125">
                <text:p>181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16248">
                <text:p>16248</text:p>
              </table:table-cell>
              <table:table-cell office:value-type="float" office:value="174.2890464">
                <text:p>174.2890464</text:p>
              </table:table-cell>
              <table:table-cell office:value-type="float" office:value="17878">
                <text:p>1787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16135">
                <text:p>16135</text:p>
              </table:table-cell>
              <table:table-cell office:value-type="float" office:value="170.782521">
                <text:p>170.782521</text:p>
              </table:table-cell>
              <table:table-cell office:value-type="float" office:value="17641">
                <text:p>17641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15988">
                <text:p>15988</text:p>
              </table:table-cell>
              <table:table-cell office:value-type="float" office:value="167.4519168">
                <text:p>167.4519168</text:p>
              </table:table-cell>
              <table:table-cell office:value-type="float" office:value="17456">
                <text:p>17456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1cm" xlink:href=".." xlink:type="simple" chart:class="chart:scatter" chart:style-name="ch1">
        <chart:title svg:x="2.158cm" svg:y="0.345cm" chart:style-name="ch2">
          <text:p>Peak cnt for SiPm1, SiPm2</text:p>
        </chart:title>
        <chart:subtitle svg:x="2.521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2_5.A1:theffect_2_5.A39 theffect_2_5.D4:theffect_2_5.D38 theffect_2_5.H3:theffect_2_5.H38 theffect_2_5.W3:theffect_2_5.W38 theffect_2_5.J3:theffect_2_5.J38 theffect_2_5.U3:theffect_2_5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2_5.A1:theffect_2_5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2_5.H4:theffect_2_5.H38" chart:label-cell-address="theffect_2_5.H3:theffect_2_5.H3" chart:class="chart:scatter">
            <chart:domain table:cell-range-address="theffect_2_5.D4:theffect_2_5.D38"/>
            <chart:data-point chart:repeated="35"/>
          </chart:series>
          <chart:series chart:style-name="ch12" chart:values-cell-range-address="theffect_2_5.W4:theffect_2_5.W38" chart:label-cell-address="theffect_2_5.W3:theffect_2_5.W3" chart:class="chart:scatter">
            <chart:domain table:cell-range-address="theffect_2_5.Q4:theffect_2_5.Q38"/>
            <chart:data-point chart:repeated="35"/>
          </chart:series>
          <chart:series chart:style-name="ch13" chart:values-cell-range-address="theffect_2_5.J4:theffect_2_5.J38" chart:label-cell-address="theffect_2_5.J3:theffect_2_5.J3" chart:class="chart:scatter">
            <chart:data-point chart:repeated="35"/>
          </chart:series>
          <chart:series chart:style-name="ch14" chart:values-cell-range-address="theffect_2_5.U4:theffect_2_5.U38" chart:label-cell-address="theffect_2_5.U3:theffect_2_5.U3" chart:class="chart:scatter">
            <chart:domain table:cell-range-address="theffect_2_5.Q4:theffect_2_5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 2.5[V]ov@25[c]</text:p>
                <draw:g>
                  <svg:desc>theffect_2_5.H3:theffect_2_5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 2.5[V]ov@25[c]STH</text:p>
                <draw:g>
                  <svg:desc>theffect_2_5.W3:theffect_2_5.W3</svg:desc>
                </draw:g>
              </table:table-cell>
              <table:table-cell office:value-type="string">
                <text:p>pkcnt2 2.5[V]ov@25[c]</text:p>
                <draw:g>
                  <svg:desc>theffect_2_5.J3:theffect_2_5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 2.5[V]ov@25[c]STH</text:p>
                <draw:g>
                  <svg:desc>theffect_2_5.U3:theffect_2_5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2_5.A1:theffect_2_5.A39</svg:desc>
                </draw:g>
              </table:table-cell>
              <table:table-cell office:value-type="float" office:value="1.777778">
                <text:p>1.777778</text:p>
                <draw:g>
                  <svg:desc>theffect_2_5.D4:theffect_2_5.D38</svg:desc>
                </draw:g>
              </table:table-cell>
              <table:table-cell office:value-type="float" office:value="67723">
                <text:p>67723</text:p>
                <draw:g>
                  <svg:desc>theffect_2_5.H4:theffect_2_5.H38</svg:desc>
                </draw:g>
              </table:table-cell>
              <table:table-cell office:value-type="float" office:value="2.044444">
                <text:p>2.044444</text:p>
                <draw:g>
                  <svg:desc>theffect_2_5.Q4:theffect_2_5.Q38</svg:desc>
                </draw:g>
              </table:table-cell>
              <table:table-cell office:value-type="float" office:value="672905">
                <text:p>672905</text:p>
                <draw:g>
                  <svg:desc>theffect_2_5.W4:theffect_2_5.W38</svg:desc>
                </draw:g>
              </table:table-cell>
              <table:table-cell office:value-type="float" office:value="78662">
                <text:p>78662</text:p>
                <draw:g>
                  <svg:desc>theffect_2_5.J4:theffect_2_5.J38</svg:desc>
                </draw:g>
              </table:table-cell>
              <table:table-cell office:value-type="float" office:value="2.044444">
                <text:p>2.044444</text:p>
                <draw:g>
                  <svg:desc>theffect_2_5.Q4:theffect_2_5.Q38</svg:desc>
                </draw:g>
              </table:table-cell>
              <table:table-cell office:value-type="float" office:value="584671">
                <text:p>584671</text:p>
                <draw:g>
                  <svg:desc>theffect_2_5.U4:theffect_2_5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">
                <text:p>2</text:p>
              </table:table-cell>
              <table:table-cell office:value-type="float" office:value="68026">
                <text:p>68026</text:p>
              </table:table-cell>
              <table:table-cell office:value-type="float" office:value="2.3">
                <text:p>2.3</text:p>
              </table:table-cell>
              <table:table-cell office:value-type="float" office:value="647481">
                <text:p>647481</text:p>
              </table:table-cell>
              <table:table-cell office:value-type="float" office:value="78966">
                <text:p>78966</text:p>
              </table:table-cell>
              <table:table-cell office:value-type="float" office:value="2.3">
                <text:p>2.3</text:p>
              </table:table-cell>
              <table:table-cell office:value-type="float" office:value="562784">
                <text:p>5627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222222">
                <text:p>2.222222</text:p>
              </table:table-cell>
              <table:table-cell office:value-type="float" office:value="68170">
                <text:p>68170</text:p>
              </table:table-cell>
              <table:table-cell office:value-type="float" office:value="2.555556">
                <text:p>2.555556</text:p>
              </table:table-cell>
              <table:table-cell office:value-type="float" office:value="622633">
                <text:p>622633</text:p>
              </table:table-cell>
              <table:table-cell office:value-type="float" office:value="79111">
                <text:p>79111</text:p>
              </table:table-cell>
              <table:table-cell office:value-type="float" office:value="2.555556">
                <text:p>2.555556</text:p>
              </table:table-cell>
              <table:table-cell office:value-type="float" office:value="543022">
                <text:p>54302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444444">
                <text:p>2.444444</text:p>
              </table:table-cell>
              <table:table-cell office:value-type="float" office:value="68157">
                <text:p>68157</text:p>
              </table:table-cell>
              <table:table-cell office:value-type="float" office:value="2.811111">
                <text:p>2.811111</text:p>
              </table:table-cell>
              <table:table-cell office:value-type="float" office:value="597766">
                <text:p>597766</text:p>
              </table:table-cell>
              <table:table-cell office:value-type="float" office:value="78681">
                <text:p>78681</text:p>
              </table:table-cell>
              <table:table-cell office:value-type="float" office:value="2.811111">
                <text:p>2.811111</text:p>
              </table:table-cell>
              <table:table-cell office:value-type="float" office:value="514075">
                <text:p>5140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666667">
                <text:p>2.666667</text:p>
              </table:table-cell>
              <table:table-cell office:value-type="float" office:value="67017">
                <text:p>67017</text:p>
              </table:table-cell>
              <table:table-cell office:value-type="float" office:value="3.066667">
                <text:p>3.066667</text:p>
              </table:table-cell>
              <table:table-cell office:value-type="float" office:value="571773">
                <text:p>571773</text:p>
              </table:table-cell>
              <table:table-cell office:value-type="float" office:value="77236">
                <text:p>77236</text:p>
              </table:table-cell>
              <table:table-cell office:value-type="float" office:value="3.066667">
                <text:p>3.066667</text:p>
              </table:table-cell>
              <table:table-cell office:value-type="float" office:value="491733">
                <text:p>4917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88889">
                <text:p>2.888889</text:p>
              </table:table-cell>
              <table:table-cell office:value-type="float" office:value="62673">
                <text:p>62673</text:p>
              </table:table-cell>
              <table:table-cell office:value-type="float" office:value="3.322222">
                <text:p>3.322222</text:p>
              </table:table-cell>
              <table:table-cell office:value-type="float" office:value="534741">
                <text:p>534741</text:p>
              </table:table-cell>
              <table:table-cell office:value-type="float" office:value="71814">
                <text:p>71814</text:p>
              </table:table-cell>
              <table:table-cell office:value-type="float" office:value="3.322222">
                <text:p>3.322222</text:p>
              </table:table-cell>
              <table:table-cell office:value-type="float" office:value="469279">
                <text:p>4692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111111">
                <text:p>3.111111</text:p>
              </table:table-cell>
              <table:table-cell office:value-type="float" office:value="56098">
                <text:p>56098</text:p>
              </table:table-cell>
              <table:table-cell office:value-type="float" office:value="3.577778">
                <text:p>3.577778</text:p>
              </table:table-cell>
              <table:table-cell office:value-type="float" office:value="505503">
                <text:p>505503</text:p>
              </table:table-cell>
              <table:table-cell office:value-type="float" office:value="61761">
                <text:p>61761</text:p>
              </table:table-cell>
              <table:table-cell office:value-type="float" office:value="3.577778">
                <text:p>3.577778</text:p>
              </table:table-cell>
              <table:table-cell office:value-type="float" office:value="443199">
                <text:p>4431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33333">
                <text:p>3.333333</text:p>
              </table:table-cell>
              <table:table-cell office:value-type="float" office:value="45685">
                <text:p>45685</text:p>
              </table:table-cell>
              <table:table-cell office:value-type="float" office:value="3.833333">
                <text:p>3.833333</text:p>
              </table:table-cell>
              <table:table-cell office:value-type="float" office:value="472694">
                <text:p>472694</text:p>
              </table:table-cell>
              <table:table-cell office:value-type="float" office:value="49863">
                <text:p>49863</text:p>
              </table:table-cell>
              <table:table-cell office:value-type="float" office:value="3.833333">
                <text:p>3.833333</text:p>
              </table:table-cell>
              <table:table-cell office:value-type="float" office:value="417155">
                <text:p>4171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55556">
                <text:p>3.555556</text:p>
              </table:table-cell>
              <table:table-cell office:value-type="float" office:value="36762">
                <text:p>36762</text:p>
              </table:table-cell>
              <table:table-cell office:value-type="float" office:value="4.088889">
                <text:p>4.088889</text:p>
              </table:table-cell>
              <table:table-cell office:value-type="float" office:value="436369">
                <text:p>436369</text:p>
              </table:table-cell>
              <table:table-cell office:value-type="float" office:value="43402">
                <text:p>43402</text:p>
              </table:table-cell>
              <table:table-cell office:value-type="float" office:value="4.088889">
                <text:p>4.088889</text:p>
              </table:table-cell>
              <table:table-cell office:value-type="float" office:value="374497">
                <text:p>3744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777778">
                <text:p>3.777778</text:p>
              </table:table-cell>
              <table:table-cell office:value-type="float" office:value="32932">
                <text:p>32932</text:p>
              </table:table-cell>
              <table:table-cell office:value-type="float" office:value="4.344444">
                <text:p>4.344444</text:p>
              </table:table-cell>
              <table:table-cell office:value-type="float" office:value="395275">
                <text:p>395275</text:p>
              </table:table-cell>
              <table:table-cell office:value-type="float" office:value="38308">
                <text:p>38308</text:p>
              </table:table-cell>
              <table:table-cell office:value-type="float" office:value="4.344444">
                <text:p>4.344444</text:p>
              </table:table-cell>
              <table:table-cell office:value-type="float" office:value="338709">
                <text:p>3387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">
                <text:p>4</text:p>
              </table:table-cell>
              <table:table-cell office:value-type="float" office:value="31601">
                <text:p>31601</text:p>
              </table:table-cell>
              <table:table-cell office:value-type="float" office:value="4.6">
                <text:p>4.6</text:p>
              </table:table-cell>
              <table:table-cell office:value-type="float" office:value="355262">
                <text:p>355262</text:p>
              </table:table-cell>
              <table:table-cell office:value-type="float" office:value="36466">
                <text:p>36466</text:p>
              </table:table-cell>
              <table:table-cell office:value-type="float" office:value="4.6">
                <text:p>4.6</text:p>
              </table:table-cell>
              <table:table-cell office:value-type="float" office:value="304715">
                <text:p>3047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222222">
                <text:p>4.222222</text:p>
              </table:table-cell>
              <table:table-cell office:value-type="float" office:value="31302">
                <text:p>31302</text:p>
              </table:table-cell>
              <table:table-cell office:value-type="float" office:value="4.855556">
                <text:p>4.855556</text:p>
              </table:table-cell>
              <table:table-cell office:value-type="float" office:value="314901">
                <text:p>314901</text:p>
              </table:table-cell>
              <table:table-cell office:value-type="float" office:value="35826">
                <text:p>35826</text:p>
              </table:table-cell>
              <table:table-cell office:value-type="float" office:value="4.855556">
                <text:p>4.855556</text:p>
              </table:table-cell>
              <table:table-cell office:value-type="float" office:value="278481">
                <text:p>27848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444444">
                <text:p>4.444444</text:p>
              </table:table-cell>
              <table:table-cell office:value-type="float" office:value="30982">
                <text:p>30982</text:p>
              </table:table-cell>
              <table:table-cell office:value-type="float" office:value="5.111111">
                <text:p>5.111111</text:p>
              </table:table-cell>
              <table:table-cell office:value-type="float" office:value="296731">
                <text:p>296731</text:p>
              </table:table-cell>
              <table:table-cell office:value-type="float" office:value="35420">
                <text:p>35420</text:p>
              </table:table-cell>
              <table:table-cell office:value-type="float" office:value="5.111111">
                <text:p>5.111111</text:p>
              </table:table-cell>
              <table:table-cell office:value-type="float" office:value="263359">
                <text:p>26335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66667">
                <text:p>4.666667</text:p>
              </table:table-cell>
              <table:table-cell office:value-type="float" office:value="30704">
                <text:p>30704</text:p>
              </table:table-cell>
              <table:table-cell office:value-type="float" office:value="5.366667">
                <text:p>5.366667</text:p>
              </table:table-cell>
              <table:table-cell office:value-type="float" office:value="285388">
                <text:p>285388</text:p>
              </table:table-cell>
              <table:table-cell office:value-type="float" office:value="35171">
                <text:p>35171</text:p>
              </table:table-cell>
              <table:table-cell office:value-type="float" office:value="5.366667">
                <text:p>5.366667</text:p>
              </table:table-cell>
              <table:table-cell office:value-type="float" office:value="250878">
                <text:p>2508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88889">
                <text:p>4.888889</text:p>
              </table:table-cell>
              <table:table-cell office:value-type="float" office:value="30474">
                <text:p>30474</text:p>
              </table:table-cell>
              <table:table-cell office:value-type="float" office:value="5.622222">
                <text:p>5.622222</text:p>
              </table:table-cell>
              <table:table-cell office:value-type="float" office:value="276653">
                <text:p>276653</text:p>
              </table:table-cell>
              <table:table-cell office:value-type="float" office:value="34902">
                <text:p>34902</text:p>
              </table:table-cell>
              <table:table-cell office:value-type="float" office:value="5.622222">
                <text:p>5.622222</text:p>
              </table:table-cell>
              <table:table-cell office:value-type="float" office:value="244213">
                <text:p>2442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30317">
                <text:p>30317</text:p>
              </table:table-cell>
              <table:table-cell office:value-type="float" office:value="5.877778">
                <text:p>5.877778</text:p>
              </table:table-cell>
              <table:table-cell office:value-type="float" office:value="268751">
                <text:p>268751</text:p>
              </table:table-cell>
              <table:table-cell office:value-type="float" office:value="34637">
                <text:p>34637</text:p>
              </table:table-cell>
              <table:table-cell office:value-type="float" office:value="5.877778">
                <text:p>5.877778</text:p>
              </table:table-cell>
              <table:table-cell office:value-type="float" office:value="237970">
                <text:p>2379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33333">
                <text:p>5.333333</text:p>
              </table:table-cell>
              <table:table-cell office:value-type="float" office:value="30152">
                <text:p>30152</text:p>
              </table:table-cell>
              <table:table-cell office:value-type="float" office:value="6.133333">
                <text:p>6.133333</text:p>
              </table:table-cell>
              <table:table-cell office:value-type="float" office:value="258806">
                <text:p>258806</text:p>
              </table:table-cell>
              <table:table-cell office:value-type="float" office:value="34398">
                <text:p>34398</text:p>
              </table:table-cell>
              <table:table-cell office:value-type="float" office:value="6.133333">
                <text:p>6.133333</text:p>
              </table:table-cell>
              <table:table-cell office:value-type="float" office:value="231861">
                <text:p>2318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555556">
                <text:p>5.555556</text:p>
              </table:table-cell>
              <table:table-cell office:value-type="float" office:value="29990">
                <text:p>29990</text:p>
              </table:table-cell>
              <table:table-cell office:value-type="float" office:value="6.388889">
                <text:p>6.388889</text:p>
              </table:table-cell>
              <table:table-cell office:value-type="float" office:value="251785">
                <text:p>251785</text:p>
              </table:table-cell>
              <table:table-cell office:value-type="float" office:value="34209">
                <text:p>34209</text:p>
              </table:table-cell>
              <table:table-cell office:value-type="float" office:value="6.388889">
                <text:p>6.388889</text:p>
              </table:table-cell>
              <table:table-cell office:value-type="float" office:value="226432">
                <text:p>22643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777778">
                <text:p>5.777778</text:p>
              </table:table-cell>
              <table:table-cell office:value-type="float" office:value="29799">
                <text:p>29799</text:p>
              </table:table-cell>
              <table:table-cell office:value-type="float" office:value="6.644444">
                <text:p>6.644444</text:p>
              </table:table-cell>
              <table:table-cell office:value-type="float" office:value="245231">
                <text:p>245231</text:p>
              </table:table-cell>
              <table:table-cell office:value-type="float" office:value="33970">
                <text:p>33970</text:p>
              </table:table-cell>
              <table:table-cell office:value-type="float" office:value="6.644444">
                <text:p>6.644444</text:p>
              </table:table-cell>
              <table:table-cell office:value-type="float" office:value="218970">
                <text:p>2189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">
                <text:p>6</text:p>
              </table:table-cell>
              <table:table-cell office:value-type="float" office:value="29604">
                <text:p>29604</text:p>
              </table:table-cell>
              <table:table-cell office:value-type="float" office:value="6.9">
                <text:p>6.9</text:p>
              </table:table-cell>
              <table:table-cell office:value-type="float" office:value="238619">
                <text:p>238619</text:p>
              </table:table-cell>
              <table:table-cell office:value-type="float" office:value="33705">
                <text:p>33705</text:p>
              </table:table-cell>
              <table:table-cell office:value-type="float" office:value="6.9">
                <text:p>6.9</text:p>
              </table:table-cell>
              <table:table-cell office:value-type="float" office:value="213572">
                <text:p>2135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222222">
                <text:p>6.222222</text:p>
              </table:table-cell>
              <table:table-cell office:value-type="float" office:value="29524">
                <text:p>29524</text:p>
              </table:table-cell>
              <table:table-cell office:value-type="float" office:value="7.155556">
                <text:p>7.155556</text:p>
              </table:table-cell>
              <table:table-cell office:value-type="float" office:value="232117">
                <text:p>232117</text:p>
              </table:table-cell>
              <table:table-cell office:value-type="float" office:value="33445">
                <text:p>33445</text:p>
              </table:table-cell>
              <table:table-cell office:value-type="float" office:value="7.155556">
                <text:p>7.155556</text:p>
              </table:table-cell>
              <table:table-cell office:value-type="float" office:value="208134">
                <text:p>208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444444">
                <text:p>6.444444</text:p>
              </table:table-cell>
              <table:table-cell office:value-type="float" office:value="29315">
                <text:p>29315</text:p>
              </table:table-cell>
              <table:table-cell office:value-type="float" office:value="7.411111">
                <text:p>7.411111</text:p>
              </table:table-cell>
              <table:table-cell office:value-type="float" office:value="223370">
                <text:p>223370</text:p>
              </table:table-cell>
              <table:table-cell office:value-type="float" office:value="33000">
                <text:p>33000</text:p>
              </table:table-cell>
              <table:table-cell office:value-type="float" office:value="7.411111">
                <text:p>7.411111</text:p>
              </table:table-cell>
              <table:table-cell office:value-type="float" office:value="202457">
                <text:p>20245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66667">
                <text:p>6.666667</text:p>
              </table:table-cell>
              <table:table-cell office:value-type="float" office:value="28977">
                <text:p>28977</text:p>
              </table:table-cell>
              <table:table-cell office:value-type="float" office:value="7.666667">
                <text:p>7.666667</text:p>
              </table:table-cell>
              <table:table-cell office:value-type="float" office:value="217042">
                <text:p>217042</text:p>
              </table:table-cell>
              <table:table-cell office:value-type="float" office:value="32582">
                <text:p>32582</text:p>
              </table:table-cell>
              <table:table-cell office:value-type="float" office:value="7.666667">
                <text:p>7.666667</text:p>
              </table:table-cell>
              <table:table-cell office:value-type="float" office:value="197297">
                <text:p>197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888889">
                <text:p>6.888889</text:p>
              </table:table-cell>
              <table:table-cell office:value-type="float" office:value="28310">
                <text:p>28310</text:p>
              </table:table-cell>
              <table:table-cell office:value-type="float" office:value="7.922222">
                <text:p>7.922222</text:p>
              </table:table-cell>
              <table:table-cell office:value-type="float" office:value="210636">
                <text:p>210636</text:p>
              </table:table-cell>
              <table:table-cell office:value-type="float" office:value="31477">
                <text:p>31477</text:p>
              </table:table-cell>
              <table:table-cell office:value-type="float" office:value="7.922222">
                <text:p>7.922222</text:p>
              </table:table-cell>
              <table:table-cell office:value-type="float" office:value="190029">
                <text:p>1900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11111">
                <text:p>7.111111</text:p>
              </table:table-cell>
              <table:table-cell office:value-type="float" office:value="27569">
                <text:p>27569</text:p>
              </table:table-cell>
              <table:table-cell office:value-type="float" office:value="8.177778">
                <text:p>8.177778</text:p>
              </table:table-cell>
              <table:table-cell office:value-type="float" office:value="204022">
                <text:p>204022</text:p>
              </table:table-cell>
              <table:table-cell office:value-type="float" office:value="29582">
                <text:p>29582</text:p>
              </table:table-cell>
              <table:table-cell office:value-type="float" office:value="8.177778">
                <text:p>8.177778</text:p>
              </table:table-cell>
              <table:table-cell office:value-type="float" office:value="184407">
                <text:p>18440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333333">
                <text:p>7.333333</text:p>
              </table:table-cell>
              <table:table-cell office:value-type="float" office:value="25529">
                <text:p>25529</text:p>
              </table:table-cell>
              <table:table-cell office:value-type="float" office:value="8.433333">
                <text:p>8.433333</text:p>
              </table:table-cell>
              <table:table-cell office:value-type="float" office:value="197345">
                <text:p>197345</text:p>
              </table:table-cell>
              <table:table-cell office:value-type="float" office:value="27008">
                <text:p>27008</text:p>
              </table:table-cell>
              <table:table-cell office:value-type="float" office:value="8.433333">
                <text:p>8.433333</text:p>
              </table:table-cell>
              <table:table-cell office:value-type="float" office:value="178604">
                <text:p>17860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555556">
                <text:p>7.555556</text:p>
              </table:table-cell>
              <table:table-cell office:value-type="float" office:value="23213">
                <text:p>23213</text:p>
              </table:table-cell>
              <table:table-cell office:value-type="float" office:value="8.688889">
                <text:p>8.688889</text:p>
              </table:table-cell>
              <table:table-cell office:value-type="float" office:value="187804">
                <text:p>187804</text:p>
              </table:table-cell>
              <table:table-cell office:value-type="float" office:value="25199">
                <text:p>25199</text:p>
              </table:table-cell>
              <table:table-cell office:value-type="float" office:value="8.688889">
                <text:p>8.688889</text:p>
              </table:table-cell>
              <table:table-cell office:value-type="float" office:value="172479">
                <text:p>1724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777778">
                <text:p>7.777778</text:p>
              </table:table-cell>
              <table:table-cell office:value-type="float" office:value="20870">
                <text:p>20870</text:p>
              </table:table-cell>
              <table:table-cell office:value-type="float" office:value="8.944444">
                <text:p>8.944444</text:p>
              </table:table-cell>
              <table:table-cell office:value-type="float" office:value="180678">
                <text:p>180678</text:p>
              </table:table-cell>
              <table:table-cell office:value-type="float" office:value="22625">
                <text:p>22625</text:p>
              </table:table-cell>
              <table:table-cell office:value-type="float" office:value="8.944444">
                <text:p>8.944444</text:p>
              </table:table-cell>
              <table:table-cell office:value-type="float" office:value="166761">
                <text:p>16676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">
                <text:p>8</text:p>
              </table:table-cell>
              <table:table-cell office:value-type="float" office:value="18896">
                <text:p>18896</text:p>
              </table:table-cell>
              <table:table-cell office:value-type="float" office:value="9.2">
                <text:p>9.2</text:p>
              </table:table-cell>
              <table:table-cell office:value-type="float" office:value="173107">
                <text:p>173107</text:p>
              </table:table-cell>
              <table:table-cell office:value-type="float" office:value="20595">
                <text:p>20595</text:p>
              </table:table-cell>
              <table:table-cell office:value-type="float" office:value="9.2">
                <text:p>9.2</text:p>
              </table:table-cell>
              <table:table-cell office:value-type="float" office:value="160643">
                <text:p>1606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222222">
                <text:p>8.222222</text:p>
              </table:table-cell>
              <table:table-cell office:value-type="float" office:value="17745">
                <text:p>17745</text:p>
              </table:table-cell>
              <table:table-cell office:value-type="float" office:value="9.455556">
                <text:p>9.455556</text:p>
              </table:table-cell>
              <table:table-cell office:value-type="float" office:value="164736">
                <text:p>164736</text:p>
              </table:table-cell>
              <table:table-cell office:value-type="float" office:value="19212">
                <text:p>19212</text:p>
              </table:table-cell>
              <table:table-cell office:value-type="float" office:value="9.455556">
                <text:p>9.455556</text:p>
              </table:table-cell>
              <table:table-cell office:value-type="float" office:value="151198">
                <text:p>1511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44444">
                <text:p>8.444444</text:p>
              </table:table-cell>
              <table:table-cell office:value-type="float" office:value="16879">
                <text:p>16879</text:p>
              </table:table-cell>
              <table:table-cell office:value-type="float" office:value="9.711111">
                <text:p>9.711111</text:p>
              </table:table-cell>
              <table:table-cell office:value-type="float" office:value="155606">
                <text:p>155606</text:p>
              </table:table-cell>
              <table:table-cell office:value-type="float" office:value="18478">
                <text:p>18478</text:p>
              </table:table-cell>
              <table:table-cell office:value-type="float" office:value="9.711111">
                <text:p>9.711111</text:p>
              </table:table-cell>
              <table:table-cell office:value-type="float" office:value="143446">
                <text:p>1434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66667">
                <text:p>8.666667</text:p>
              </table:table-cell>
              <table:table-cell office:value-type="float" office:value="16445">
                <text:p>16445</text:p>
              </table:table-cell>
              <table:table-cell office:value-type="float" office:value="9.966667">
                <text:p>9.966667</text:p>
              </table:table-cell>
              <table:table-cell office:value-type="float" office:value="142938">
                <text:p>142938</text:p>
              </table:table-cell>
              <table:table-cell office:value-type="float" office:value="18125">
                <text:p>18125</text:p>
              </table:table-cell>
              <table:table-cell office:value-type="float" office:value="9.966667">
                <text:p>9.966667</text:p>
              </table:table-cell>
              <table:table-cell office:value-type="float" office:value="135006">
                <text:p>13500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888889">
                <text:p>8.888889</text:p>
              </table:table-cell>
              <table:table-cell office:value-type="float" office:value="16248">
                <text:p>16248</text:p>
              </table:table-cell>
              <table:table-cell office:value-type="float" office:value="10.222222">
                <text:p>10.222222</text:p>
              </table:table-cell>
              <table:table-cell office:value-type="float" office:value="134122">
                <text:p>134122</text:p>
              </table:table-cell>
              <table:table-cell office:value-type="float" office:value="17878">
                <text:p>17878</text:p>
              </table:table-cell>
              <table:table-cell office:value-type="float" office:value="10.222222">
                <text:p>10.222222</text:p>
              </table:table-cell>
              <table:table-cell office:value-type="float" office:value="127205">
                <text:p>1272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111111">
                <text:p>9.111111</text:p>
              </table:table-cell>
              <table:table-cell office:value-type="float" office:value="16135">
                <text:p>16135</text:p>
              </table:table-cell>
              <table:table-cell office:value-type="float" office:value="10.477778">
                <text:p>10.477778</text:p>
              </table:table-cell>
              <table:table-cell office:value-type="float" office:value="126869">
                <text:p>126869</text:p>
              </table:table-cell>
              <table:table-cell office:value-type="float" office:value="17641">
                <text:p>17641</text:p>
              </table:table-cell>
              <table:table-cell office:value-type="float" office:value="10.477778">
                <text:p>10.477778</text:p>
              </table:table-cell>
              <table:table-cell office:value-type="float" office:value="120172">
                <text:p>1201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333333">
                <text:p>9.333333</text:p>
              </table:table-cell>
              <table:table-cell office:value-type="float" office:value="15988">
                <text:p>15988</text:p>
              </table:table-cell>
              <table:table-cell office:value-type="float" office:value="10.733333">
                <text:p>10.733333</text:p>
              </table:table-cell>
              <table:table-cell office:value-type="float" office:value="121161">
                <text:p>121161</text:p>
              </table:table-cell>
              <table:table-cell office:value-type="float" office:value="17456">
                <text:p>17456</text:p>
              </table:table-cell>
              <table:table-cell office:value-type="float" office:value="10.733333">
                <text:p>10.733333</text:p>
              </table:table-cell>
              <table:table-cell office:value-type="float" office:value="112872">
                <text:p>112872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1.5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874cm" svg:height="12.567cm" xlink:href=".." xlink:type="simple" chart:class="chart:scatter" chart:column-mapping="1 5 4 2 3" chart:style-name="ch1">
        <chart:title svg:x="5.402cm" svg:y="0.389cm" chart:style-name="ch2">
          <text:p>SENSL MicroFC-30050-SMT</text:p>
        </chart:title>
        <chart:subtitle svg:x="6.47cm" svg:y="1.417cm" chart:style-name="ch3">
          <text:p>(ov calculated  to 25 C , T ~ 22 C)</text:p>
        </chart:subtitle>
        <chart:legend svg:x="12.007cm" svg:y="3.365cm" style:legend-expansion="custom" chartooo:width="2.413cm" chartooo:height="3.426cm" style:legend-expansion-aspect-ratio="0.704319906596614" chart:style-name="ch4"/>
        <chart:plot-area chart:style-name="ch5" table:cell-range-address="sensl.A45:sensl.D79 sensl.B44:sensl.D44 sensl.F44:sensl.G79" chart:data-source-has-labels="row" svg:x="1.204cm" svg:y="1.204cm" svg:width="17.386cm" svg:height="10.774cm">
          <chartooo:coordinate-region svg:x="2.381cm" svg:y="1.416cm" svg:width="16.209cm" svg:height="9.889cm"/>
          <chart:axis chart:dimension="x" chart:name="primary-x" chart:style-name="ch6">
            <chart:title svg:x="9.369cm" svg:y="11.747cm" chart:style-name="ch7">
              <text:p>threshold [V]</text:p>
            </chart:title>
          </chart:axis>
          <chart:axis chart:dimension="y" chart:name="primary-y" chart:style-name="ch8">
            <chart:title svg:x="0.24cm" svg:y="7.879cm" chart:style-name="ch9">
              <text:p>peak count in .1s</text:p>
            </chart:title>
            <chart:grid chart:style-name="ch10" chart:class="major"/>
          </chart:axis>
          <chart:series chart:style-name="ch11" chart:values-cell-range-address="sensl.B45:sensl.B79" chart:label-cell-address="sensl.B44:sensl.B44" chart:class="chart:scatter">
            <chart:domain table:cell-range-address="sensl.A45:sensl.A79"/>
            <chart:data-point chart:repeated="35"/>
          </chart:series>
          <chart:series chart:style-name="ch12" chart:values-cell-range-address="sensl.G45:sensl.G79" chart:label-cell-address="sensl.G44:sensl.G44" chart:class="chart:scatter">
            <chart:domain table:cell-range-address="sensl.E45:sensl.E79"/>
            <chart:data-point chart:repeated="35"/>
          </chart:series>
          <chart:series chart:style-name="ch13" chart:values-cell-range-address="sensl.F45:sensl.F79" chart:label-cell-address="sensl.F44:sensl.F44" chart:class="chart:scatter">
            <chart:domain table:cell-range-address="sensl.E45:sensl.E79"/>
            <chart:data-point chart:repeated="35"/>
          </chart:series>
          <chart:series chart:style-name="ch14" chart:values-cell-range-address="sensl.C45:sensl.C79" chart:label-cell-address="sensl.C44:sensl.C44" chart:class="chart:scatter">
            <chart:data-point chart:repeated="35"/>
          </chart:series>
          <chart:series chart:style-name="ch15" chart:values-cell-range-address="sensl.D45:sensl.D79" chart:label-cell-address="sensl.D44:sensl.D44" chart:class="chart:scatter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v=1.5</text:p>
                <draw:g>
                  <svg:desc>sensl.B44:sensl.B4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v=2.3</text:p>
                <draw:g>
                  <svg:desc>sensl.G44:sensl.G44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ov=2.1</text:p>
                <draw:g>
                  <svg:desc>sensl.F44:sensl.F44</svg:desc>
                </draw:g>
              </table:table-cell>
              <table:table-cell office:value-type="string">
                <text:p>ov=1.7</text:p>
                <draw:g>
                  <svg:desc>sensl.C44:sensl.C44</svg:desc>
                </draw:g>
              </table:table-cell>
              <table:table-cell office:value-type="string">
                <text:p>ov=1.9</text:p>
                <draw:g>
                  <svg:desc>sensl.D44:sensl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sensl.A45:sensl.A79</svg:desc>
                </draw:g>
              </table:table-cell>
              <table:table-cell office:value-type="float" office:value="26281">
                <text:p>26281</text:p>
                <draw:g>
                  <svg:desc>sensl.B45:sensl.B79</svg:desc>
                </draw:g>
              </table:table-cell>
              <table:table-cell office:value-type="float" office:value="2.133333">
                <text:p>2.133333</text:p>
                <draw:g>
                  <svg:desc>sensl.E45:sensl.E79</svg:desc>
                </draw:g>
              </table:table-cell>
              <table:table-cell office:value-type="float" office:value="37956">
                <text:p>37956</text:p>
                <draw:g>
                  <svg:desc>sensl.G45:sensl.G79</svg:desc>
                </draw:g>
              </table:table-cell>
              <table:table-cell office:value-type="float" office:value="2.133333">
                <text:p>2.133333</text:p>
                <draw:g>
                  <svg:desc>sensl.E45:sensl.E79</svg:desc>
                </draw:g>
              </table:table-cell>
              <table:table-cell office:value-type="float" office:value="34729">
                <text:p>34729</text:p>
                <draw:g>
                  <svg:desc>sensl.F45:sensl.F79</svg:desc>
                </draw:g>
              </table:table-cell>
              <table:table-cell office:value-type="float" office:value="26687">
                <text:p>26687</text:p>
                <draw:g>
                  <svg:desc>sensl.C45:sensl.C79</svg:desc>
                </draw:g>
              </table:table-cell>
              <table:table-cell office:value-type="float" office:value="31947">
                <text:p>31947</text:p>
                <draw:g>
                  <svg:desc>sensl.D45:sensl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375">
                <text:p>26375</text:p>
              </table:table-cell>
              <table:table-cell office:value-type="float" office:value="2.4">
                <text:p>2.4</text:p>
              </table:table-cell>
              <table:table-cell office:value-type="float" office:value="38090">
                <text:p>38090</text:p>
              </table:table-cell>
              <table:table-cell office:value-type="float" office:value="2.4">
                <text:p>2.4</text:p>
              </table:table-cell>
              <table:table-cell office:value-type="float" office:value="34856">
                <text:p>34856</text:p>
              </table:table-cell>
              <table:table-cell office:value-type="float" office:value="26789">
                <text:p>26789</text:p>
              </table:table-cell>
              <table:table-cell office:value-type="float" office:value="32064">
                <text:p>32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26439">
                <text:p>26439</text:p>
              </table:table-cell>
              <table:table-cell office:value-type="float" office:value="2.666667">
                <text:p>2.666667</text:p>
              </table:table-cell>
              <table:table-cell office:value-type="float" office:value="38306">
                <text:p>38306</text:p>
              </table:table-cell>
              <table:table-cell office:value-type="float" office:value="2.666667">
                <text:p>2.666667</text:p>
              </table:table-cell>
              <table:table-cell office:value-type="float" office:value="34997">
                <text:p>34997</text:p>
              </table:table-cell>
              <table:table-cell office:value-type="float" office:value="26860">
                <text:p>26860</text:p>
              </table:table-cell>
              <table:table-cell office:value-type="float" office:value="32150">
                <text:p>32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26529">
                <text:p>26529</text:p>
              </table:table-cell>
              <table:table-cell office:value-type="float" office:value="2.933333">
                <text:p>2.933333</text:p>
              </table:table-cell>
              <table:table-cell office:value-type="float" office:value="38429">
                <text:p>38429</text:p>
              </table:table-cell>
              <table:table-cell office:value-type="float" office:value="2.933333">
                <text:p>2.933333</text:p>
              </table:table-cell>
              <table:table-cell office:value-type="float" office:value="35104">
                <text:p>35104</text:p>
              </table:table-cell>
              <table:table-cell office:value-type="float" office:value="26956">
                <text:p>26956</text:p>
              </table:table-cell>
              <table:table-cell office:value-type="float" office:value="32257">
                <text:p>322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26613">
                <text:p>26613</text:p>
              </table:table-cell>
              <table:table-cell office:value-type="float" office:value="3.2">
                <text:p>3.2</text:p>
              </table:table-cell>
              <table:table-cell office:value-type="float" office:value="38571">
                <text:p>38571</text:p>
              </table:table-cell>
              <table:table-cell office:value-type="float" office:value="3.2">
                <text:p>3.2</text:p>
              </table:table-cell>
              <table:table-cell office:value-type="float" office:value="35213">
                <text:p>35213</text:p>
              </table:table-cell>
              <table:table-cell office:value-type="float" office:value="27049">
                <text:p>27049</text:p>
              </table:table-cell>
              <table:table-cell office:value-type="float" office:value="32363">
                <text:p>323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26698">
                <text:p>26698</text:p>
              </table:table-cell>
              <table:table-cell office:value-type="float" office:value="3.466667">
                <text:p>3.466667</text:p>
              </table:table-cell>
              <table:table-cell office:value-type="float" office:value="38739">
                <text:p>38739</text:p>
              </table:table-cell>
              <table:table-cell office:value-type="float" office:value="3.466667">
                <text:p>3.466667</text:p>
              </table:table-cell>
              <table:table-cell office:value-type="float" office:value="35372">
                <text:p>35372</text:p>
              </table:table-cell>
              <table:table-cell office:value-type="float" office:value="27138">
                <text:p>27138</text:p>
              </table:table-cell>
              <table:table-cell office:value-type="float" office:value="32456">
                <text:p>324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26749">
                <text:p>26749</text:p>
              </table:table-cell>
              <table:table-cell office:value-type="float" office:value="3.733333">
                <text:p>3.733333</text:p>
              </table:table-cell>
              <table:table-cell office:value-type="float" office:value="38847">
                <text:p>38847</text:p>
              </table:table-cell>
              <table:table-cell office:value-type="float" office:value="3.733333">
                <text:p>3.733333</text:p>
              </table:table-cell>
              <table:table-cell office:value-type="float" office:value="35479">
                <text:p>35479</text:p>
              </table:table-cell>
              <table:table-cell office:value-type="float" office:value="27180">
                <text:p>27180</text:p>
              </table:table-cell>
              <table:table-cell office:value-type="float" office:value="32527">
                <text:p>32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26800">
                <text:p>26800</text:p>
              </table:table-cell>
              <table:table-cell office:value-type="float" office:value="4">
                <text:p>4</text:p>
              </table:table-cell>
              <table:table-cell office:value-type="float" office:value="38997">
                <text:p>38997</text:p>
              </table:table-cell>
              <table:table-cell office:value-type="float" office:value="4">
                <text:p>4</text:p>
              </table:table-cell>
              <table:table-cell office:value-type="float" office:value="35621">
                <text:p>35621</text:p>
              </table:table-cell>
              <table:table-cell office:value-type="float" office:value="27259">
                <text:p>27259</text:p>
              </table:table-cell>
              <table:table-cell office:value-type="float" office:value="32624">
                <text:p>3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26562">
                <text:p>26562</text:p>
              </table:table-cell>
              <table:table-cell office:value-type="float" office:value="4.266667">
                <text:p>4.266667</text:p>
              </table:table-cell>
              <table:table-cell office:value-type="float" office:value="39116">
                <text:p>39116</text:p>
              </table:table-cell>
              <table:table-cell office:value-type="float" office:value="4.266667">
                <text:p>4.266667</text:p>
              </table:table-cell>
              <table:table-cell office:value-type="float" office:value="35735">
                <text:p>35735</text:p>
              </table:table-cell>
              <table:table-cell office:value-type="float" office:value="27336">
                <text:p>27336</text:p>
              </table:table-cell>
              <table:table-cell office:value-type="float" office:value="32722">
                <text:p>32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24108">
                <text:p>24108</text:p>
              </table:table-cell>
              <table:table-cell office:value-type="float" office:value="4.533333">
                <text:p>4.533333</text:p>
              </table:table-cell>
              <table:table-cell office:value-type="float" office:value="39249">
                <text:p>39249</text:p>
              </table:table-cell>
              <table:table-cell office:value-type="float" office:value="4.533333">
                <text:p>4.533333</text:p>
              </table:table-cell>
              <table:table-cell office:value-type="float" office:value="35811">
                <text:p>35811</text:p>
              </table:table-cell>
              <table:table-cell office:value-type="float" office:value="27427">
                <text:p>27427</text:p>
              </table:table-cell>
              <table:table-cell office:value-type="float" office:value="32830">
                <text:p>328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7622">
                <text:p>17622</text:p>
              </table:table-cell>
              <table:table-cell office:value-type="float" office:value="4.8">
                <text:p>4.8</text:p>
              </table:table-cell>
              <table:table-cell office:value-type="float" office:value="39378">
                <text:p>39378</text:p>
              </table:table-cell>
              <table:table-cell office:value-type="float" office:value="4.8">
                <text:p>4.8</text:p>
              </table:table-cell>
              <table:table-cell office:value-type="float" office:value="35913">
                <text:p>35913</text:p>
              </table:table-cell>
              <table:table-cell office:value-type="float" office:value="27383">
                <text:p>27383</text:p>
              </table:table-cell>
              <table:table-cell office:value-type="float" office:value="32929">
                <text:p>329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11900">
                <text:p>11900</text:p>
              </table:table-cell>
              <table:table-cell office:value-type="float" office:value="5.066667">
                <text:p>5.066667</text:p>
              </table:table-cell>
              <table:table-cell office:value-type="float" office:value="39542">
                <text:p>39542</text:p>
              </table:table-cell>
              <table:table-cell office:value-type="float" office:value="5.066667">
                <text:p>5.066667</text:p>
              </table:table-cell>
              <table:table-cell office:value-type="float" office:value="35862">
                <text:p>35862</text:p>
              </table:table-cell>
              <table:table-cell office:value-type="float" office:value="26987">
                <text:p>26987</text:p>
              </table:table-cell>
              <table:table-cell office:value-type="float" office:value="32984">
                <text:p>32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6179">
                <text:p>6179</text:p>
              </table:table-cell>
              <table:table-cell office:value-type="float" office:value="5.333333">
                <text:p>5.333333</text:p>
              </table:table-cell>
              <table:table-cell office:value-type="float" office:value="39637">
                <text:p>39637</text:p>
              </table:table-cell>
              <table:table-cell office:value-type="float" office:value="5.333333">
                <text:p>5.333333</text:p>
              </table:table-cell>
              <table:table-cell office:value-type="float" office:value="34555">
                <text:p>34555</text:p>
              </table:table-cell>
              <table:table-cell office:value-type="float" office:value="24198">
                <text:p>24198</text:p>
              </table:table-cell>
              <table:table-cell office:value-type="float" office:value="33052">
                <text:p>330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4016">
                <text:p>4016</text:p>
              </table:table-cell>
              <table:table-cell office:value-type="float" office:value="5.6">
                <text:p>5.6</text:p>
              </table:table-cell>
              <table:table-cell office:value-type="float" office:value="39640">
                <text:p>39640</text:p>
              </table:table-cell>
              <table:table-cell office:value-type="float" office:value="5.6">
                <text:p>5.6</text:p>
              </table:table-cell>
              <table:table-cell office:value-type="float" office:value="29093">
                <text:p>29093</text:p>
              </table:table-cell>
              <table:table-cell office:value-type="float" office:value="16379">
                <text:p>16379</text:p>
              </table:table-cell>
              <table:table-cell office:value-type="float" office:value="32783">
                <text:p>32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3482">
                <text:p>3482</text:p>
              </table:table-cell>
              <table:table-cell office:value-type="float" office:value="5.866667">
                <text:p>5.866667</text:p>
              </table:table-cell>
              <table:table-cell office:value-type="float" office:value="37518">
                <text:p>37518</text:p>
              </table:table-cell>
              <table:table-cell office:value-type="float" office:value="5.866667">
                <text:p>5.866667</text:p>
              </table:table-cell>
              <table:table-cell office:value-type="float" office:value="16326">
                <text:p>16326</text:p>
              </table:table-cell>
              <table:table-cell office:value-type="float" office:value="8479">
                <text:p>8479</text:p>
              </table:table-cell>
              <table:table-cell office:value-type="float" office:value="29956">
                <text:p>29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3319">
                <text:p>3319</text:p>
              </table:table-cell>
              <table:table-cell office:value-type="float" office:value="6.133333">
                <text:p>6.133333</text:p>
              </table:table-cell>
              <table:table-cell office:value-type="float" office:value="30720">
                <text:p>30720</text:p>
              </table:table-cell>
              <table:table-cell office:value-type="float" office:value="6.133333">
                <text:p>6.133333</text:p>
              </table:table-cell>
              <table:table-cell office:value-type="float" office:value="10520">
                <text:p>10520</text:p>
              </table:table-cell>
              <table:table-cell office:value-type="float" office:value="5591">
                <text:p>5591</text:p>
              </table:table-cell>
              <table:table-cell office:value-type="float" office:value="24791">
                <text:p>247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3155">
                <text:p>3155</text:p>
              </table:table-cell>
              <table:table-cell office:value-type="float" office:value="6.4">
                <text:p>6.4</text:p>
              </table:table-cell>
              <table:table-cell office:value-type="float" office:value="20359">
                <text:p>20359</text:p>
              </table:table-cell>
              <table:table-cell office:value-type="float" office:value="6.4">
                <text:p>6.4</text:p>
              </table:table-cell>
              <table:table-cell office:value-type="float" office:value="8601">
                <text:p>8601</text:p>
              </table:table-cell>
              <table:table-cell office:value-type="float" office:value="4477">
                <text:p>4477</text:p>
              </table:table-cell>
              <table:table-cell office:value-type="float" office:value="15896">
                <text:p>158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3023">
                <text:p>3023</text:p>
              </table:table-cell>
              <table:table-cell office:value-type="float" office:value="6.666667">
                <text:p>6.666667</text:p>
              </table:table-cell>
              <table:table-cell office:value-type="float" office:value="12532">
                <text:p>12532</text:p>
              </table:table-cell>
              <table:table-cell office:value-type="float" office:value="6.666667">
                <text:p>6.666667</text:p>
              </table:table-cell>
              <table:table-cell office:value-type="float" office:value="7833">
                <text:p>7833</text:p>
              </table:table-cell>
              <table:table-cell office:value-type="float" office:value="4091">
                <text:p>4091</text:p>
              </table:table-cell>
              <table:table-cell office:value-type="float" office:value="9382">
                <text:p>9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926">
                <text:p>2926</text:p>
              </table:table-cell>
              <table:table-cell office:value-type="float" office:value="6.933333">
                <text:p>6.933333</text:p>
              </table:table-cell>
              <table:table-cell office:value-type="float" office:value="10697">
                <text:p>10697</text:p>
              </table:table-cell>
              <table:table-cell office:value-type="float" office:value="6.933333">
                <text:p>6.933333</text:p>
              </table:table-cell>
              <table:table-cell office:value-type="float" office:value="7419">
                <text:p>7419</text:p>
              </table:table-cell>
              <table:table-cell office:value-type="float" office:value="3840">
                <text:p>3840</text:p>
              </table:table-cell>
              <table:table-cell office:value-type="float" office:value="7016">
                <text:p>7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806">
                <text:p>2806</text:p>
              </table:table-cell>
              <table:table-cell office:value-type="float" office:value="7.2">
                <text:p>7.2</text:p>
              </table:table-cell>
              <table:table-cell office:value-type="float" office:value="9967">
                <text:p>9967</text:p>
              </table:table-cell>
              <table:table-cell office:value-type="float" office:value="7.2">
                <text:p>7.2</text:p>
              </table:table-cell>
              <table:table-cell office:value-type="float" office:value="7077">
                <text:p>7077</text:p>
              </table:table-cell>
              <table:table-cell office:value-type="float" office:value="3630">
                <text:p>3630</text:p>
              </table:table-cell>
              <table:table-cell office:value-type="float" office:value="6291">
                <text:p>62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748">
                <text:p>2748</text:p>
              </table:table-cell>
              <table:table-cell office:value-type="float" office:value="7.466667">
                <text:p>7.466667</text:p>
              </table:table-cell>
              <table:table-cell office:value-type="float" office:value="9326">
                <text:p>9326</text:p>
              </table:table-cell>
              <table:table-cell office:value-type="float" office:value="7.466667">
                <text:p>7.466667</text:p>
              </table:table-cell>
              <table:table-cell office:value-type="float" office:value="6755">
                <text:p>6755</text:p>
              </table:table-cell>
              <table:table-cell office:value-type="float" office:value="3535">
                <text:p>3535</text:p>
              </table:table-cell>
              <table:table-cell office:value-type="float" office:value="6040">
                <text:p>60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675">
                <text:p>2675</text:p>
              </table:table-cell>
              <table:table-cell office:value-type="float" office:value="7.733333">
                <text:p>7.733333</text:p>
              </table:table-cell>
              <table:table-cell office:value-type="float" office:value="8967">
                <text:p>8967</text:p>
              </table:table-cell>
              <table:table-cell office:value-type="float" office:value="7.733333">
                <text:p>7.733333</text:p>
              </table:table-cell>
              <table:table-cell office:value-type="float" office:value="6544">
                <text:p>6544</text:p>
              </table:table-cell>
              <table:table-cell office:value-type="float" office:value="3418">
                <text:p>3418</text:p>
              </table:table-cell>
              <table:table-cell office:value-type="float" office:value="5717">
                <text:p>57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585">
                <text:p>2585</text:p>
              </table:table-cell>
              <table:table-cell office:value-type="float" office:value="8">
                <text:p>8</text:p>
              </table:table-cell>
              <table:table-cell office:value-type="float" office:value="8571">
                <text:p>8571</text:p>
              </table:table-cell>
              <table:table-cell office:value-type="float" office:value="8">
                <text:p>8</text:p>
              </table:table-cell>
              <table:table-cell office:value-type="float" office:value="6350">
                <text:p>6350</text:p>
              </table:table-cell>
              <table:table-cell office:value-type="float" office:value="3321">
                <text:p>3321</text:p>
              </table:table-cell>
              <table:table-cell office:value-type="float" office:value="5476">
                <text:p>5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505">
                <text:p>2505</text:p>
              </table:table-cell>
              <table:table-cell office:value-type="float" office:value="8.266667">
                <text:p>8.266667</text:p>
              </table:table-cell>
              <table:table-cell office:value-type="float" office:value="8333">
                <text:p>8333</text:p>
              </table:table-cell>
              <table:table-cell office:value-type="float" office:value="8.266667">
                <text:p>8.266667</text:p>
              </table:table-cell>
              <table:table-cell office:value-type="float" office:value="6248">
                <text:p>6248</text:p>
              </table:table-cell>
              <table:table-cell office:value-type="float" office:value="3217">
                <text:p>3217</text:p>
              </table:table-cell>
              <table:table-cell office:value-type="float" office:value="5274">
                <text:p>52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453">
                <text:p>2453</text:p>
              </table:table-cell>
              <table:table-cell office:value-type="float" office:value="8.533333">
                <text:p>8.533333</text:p>
              </table:table-cell>
              <table:table-cell office:value-type="float" office:value="8139">
                <text:p>8139</text:p>
              </table:table-cell>
              <table:table-cell office:value-type="float" office:value="8.533333">
                <text:p>8.533333</text:p>
              </table:table-cell>
              <table:table-cell office:value-type="float" office:value="6143">
                <text:p>6143</text:p>
              </table:table-cell>
              <table:table-cell office:value-type="float" office:value="3165">
                <text:p>3165</text:p>
              </table:table-cell>
              <table:table-cell office:value-type="float" office:value="5172">
                <text:p>51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2370">
                <text:p>2370</text:p>
              </table:table-cell>
              <table:table-cell office:value-type="float" office:value="8.8">
                <text:p>8.8</text:p>
              </table:table-cell>
              <table:table-cell office:value-type="float" office:value="7967">
                <text:p>7967</text:p>
              </table:table-cell>
              <table:table-cell office:value-type="float" office:value="8.8">
                <text:p>8.8</text:p>
              </table:table-cell>
              <table:table-cell office:value-type="float" office:value="6038">
                <text:p>6038</text:p>
              </table:table-cell>
              <table:table-cell office:value-type="float" office:value="3084">
                <text:p>3084</text:p>
              </table:table-cell>
              <table:table-cell office:value-type="float" office:value="5009">
                <text:p>5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2266">
                <text:p>2266</text:p>
              </table:table-cell>
              <table:table-cell office:value-type="float" office:value="9.066667">
                <text:p>9.066667</text:p>
              </table:table-cell>
              <table:table-cell office:value-type="float" office:value="7781">
                <text:p>7781</text:p>
              </table:table-cell>
              <table:table-cell office:value-type="float" office:value="9.066667">
                <text:p>9.066667</text:p>
              </table:table-cell>
              <table:table-cell office:value-type="float" office:value="5915">
                <text:p>5915</text:p>
              </table:table-cell>
              <table:table-cell office:value-type="float" office:value="3005">
                <text:p>3005</text:p>
              </table:table-cell>
              <table:table-cell office:value-type="float" office:value="4869">
                <text:p>48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2182">
                <text:p>2182</text:p>
              </table:table-cell>
              <table:table-cell office:value-type="float" office:value="9.333333">
                <text:p>9.333333</text:p>
              </table:table-cell>
              <table:table-cell office:value-type="float" office:value="7651">
                <text:p>7651</text:p>
              </table:table-cell>
              <table:table-cell office:value-type="float" office:value="9.333333">
                <text:p>9.333333</text:p>
              </table:table-cell>
              <table:table-cell office:value-type="float" office:value="5822">
                <text:p>5822</text:p>
              </table:table-cell>
              <table:table-cell office:value-type="float" office:value="2923">
                <text:p>2923</text:p>
              </table:table-cell>
              <table:table-cell office:value-type="float" office:value="4764">
                <text:p>47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092">
                <text:p>2092</text:p>
              </table:table-cell>
              <table:table-cell office:value-type="float" office:value="9.6">
                <text:p>9.6</text:p>
              </table:table-cell>
              <table:table-cell office:value-type="float" office:value="7537">
                <text:p>7537</text:p>
              </table:table-cell>
              <table:table-cell office:value-type="float" office:value="9.6">
                <text:p>9.6</text:p>
              </table:table-cell>
              <table:table-cell office:value-type="float" office:value="5730">
                <text:p>5730</text:p>
              </table:table-cell>
              <table:table-cell office:value-type="float" office:value="2833">
                <text:p>2833</text:p>
              </table:table-cell>
              <table:table-cell office:value-type="float" office:value="4657">
                <text:p>4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989">
                <text:p>1989</text:p>
              </table:table-cell>
              <table:table-cell office:value-type="float" office:value="9.866667">
                <text:p>9.866667</text:p>
              </table:table-cell>
              <table:table-cell office:value-type="float" office:value="7373">
                <text:p>7373</text:p>
              </table:table-cell>
              <table:table-cell office:value-type="float" office:value="9.866667">
                <text:p>9.866667</text:p>
              </table:table-cell>
              <table:table-cell office:value-type="float" office:value="5597">
                <text:p>5597</text:p>
              </table:table-cell>
              <table:table-cell office:value-type="float" office:value="2775">
                <text:p>2775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756">
                <text:p>1756</text:p>
              </table:table-cell>
              <table:table-cell office:value-type="float" office:value="10.133333">
                <text:p>10.133333</text:p>
              </table:table-cell>
              <table:table-cell office:value-type="float" office:value="7271">
                <text:p>7271</text:p>
              </table:table-cell>
              <table:table-cell office:value-type="float" office:value="10.133333">
                <text:p>10.133333</text:p>
              </table:table-cell>
              <table:table-cell office:value-type="float" office:value="5506">
                <text:p>5506</text:p>
              </table:table-cell>
              <table:table-cell office:value-type="float" office:value="2718">
                <text:p>2718</text:p>
              </table:table-cell>
              <table:table-cell office:value-type="float" office:value="4500">
                <text:p>4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336">
                <text:p>1336</text:p>
              </table:table-cell>
              <table:table-cell office:value-type="float" office:value="10.4">
                <text:p>10.4</text:p>
              </table:table-cell>
              <table:table-cell office:value-type="float" office:value="7184">
                <text:p>7184</text:p>
              </table:table-cell>
              <table:table-cell office:value-type="float" office:value="10.4">
                <text:p>10.4</text:p>
              </table:table-cell>
              <table:table-cell office:value-type="float" office:value="5387">
                <text:p>5387</text:p>
              </table:table-cell>
              <table:table-cell office:value-type="float" office:value="2636">
                <text:p>2636</text:p>
              </table:table-cell>
              <table:table-cell office:value-type="float" office:value="4415">
                <text:p>44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838">
                <text:p>838</text:p>
              </table:table-cell>
              <table:table-cell office:value-type="float" office:value="10.666667">
                <text:p>10.666667</text:p>
              </table:table-cell>
              <table:table-cell office:value-type="float" office:value="7081">
                <text:p>7081</text:p>
              </table:table-cell>
              <table:table-cell office:value-type="float" office:value="10.666667">
                <text:p>10.666667</text:p>
              </table:table-cell>
              <table:table-cell office:value-type="float" office:value="5258">
                <text:p>5258</text:p>
              </table:table-cell>
              <table:table-cell office:value-type="float" office:value="2546">
                <text:p>2546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620">
                <text:p>620</text:p>
              </table:table-cell>
              <table:table-cell office:value-type="float" office:value="10.933333">
                <text:p>10.933333</text:p>
              </table:table-cell>
              <table:table-cell office:value-type="float" office:value="6978">
                <text:p>6978</text:p>
              </table:table-cell>
              <table:table-cell office:value-type="float" office:value="10.933333">
                <text:p>10.933333</text:p>
              </table:table-cell>
              <table:table-cell office:value-type="float" office:value="5156">
                <text:p>5156</text:p>
              </table:table-cell>
              <table:table-cell office:value-type="float" office:value="2505">
                <text:p>2505</text:p>
              </table:table-cell>
              <table:table-cell office:value-type="float" office:value="4261">
                <text:p>42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433">
                <text:p>433</text:p>
              </table:table-cell>
              <table:table-cell office:value-type="float" office:value="11.2">
                <text:p>11.2</text:p>
              </table:table-cell>
              <table:table-cell office:value-type="float" office:value="6882">
                <text:p>6882</text:p>
              </table:table-cell>
              <table:table-cell office:value-type="float" office:value="11.2">
                <text:p>11.2</text:p>
              </table:table-cell>
              <table:table-cell office:value-type="float" office:value="5044">
                <text:p>5044</text:p>
              </table:table-cell>
              <table:table-cell office:value-type="float" office:value="2389">
                <text:p>2389</text:p>
              </table:table-cell>
              <table:table-cell office:value-type="float" office:value="4182">
                <text:p>4182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.5" chart:maximum="1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7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97cm" svg:height="14.107cm" xlink:href=".." xlink:type="simple" chart:class="chart:scatter" chart:style-name="ch1">
        <chart:title svg:x="7.624cm" svg:y="0.26cm" chart:style-name="ch2">
          <text:p>peak count s12572-050</text:p>
        </chart:title>
        <chart:legend svg:x="10.69cm" svg:y="3.128cm" style:legend-expansion="custom" chartooo:width="4.482cm" chartooo:height="4.272cm" style:legend-expansion-aspect-ratio="1.04915730337079" chart:style-name="ch3"/>
        <chart:plot-area chart:style-name="ch4" table:cell-range-address="summary.H46:summary.I80 summary.I45:summary.I45 summary.C45:summary.C80 summary.E45:summary.E80 summary.K45:summary.K80 summary.M45:summary.M80" chart:data-source-has-labels="row" svg:x="1.076cm" svg:y="1.192cm" svg:width="16.816cm" svg:height="11.912cm">
          <chartooo:coordinate-region svg:x="2.253cm" svg:y="1.404cm" svg:width="15.639cm" svg:height="11.027cm"/>
          <chart:axis chart:dimension="x" chart:name="primary-x" chart:style-name="ch5">
            <chart:title svg:x="8.78cm" svg:y="12.932cm" chart:style-name="ch6">
              <text:p>threshold [V]</text:p>
            </chart:title>
          </chart:axis>
          <chart:axis chart:dimension="y" chart:name="primary-y" chart:style-name="ch7">
            <chart:title svg:x="0.108cm" svg:y="8.528cm" chart:style-name="ch8">
              <text:p>peak count in 0.1s</text:p>
            </chart:title>
            <chart:grid chart:style-name="ch9" chart:class="major"/>
          </chart:axis>
          <chart:series chart:style-name="ch10" chart:values-cell-range-address="summary.I46:summary.I80" chart:label-cell-address="summary.I45:summary.I45" chart:class="chart:scatter">
            <chart:domain table:cell-range-address="summary.H46:summary.H80"/>
            <chart:data-point chart:repeated="35"/>
          </chart:series>
          <chart:series chart:style-name="ch11" chart:values-cell-range-address="summary.C46:summary.C80" chart:label-cell-address="summary.C45:summary.C45" chart:class="chart:scatter">
            <chart:domain table:cell-range-address="summary.B46:summary.B80"/>
            <chart:data-point chart:repeated="35"/>
          </chart:series>
          <chart:series chart:style-name="ch12" chart:values-cell-range-address="summary.E46:summary.E80" chart:label-cell-address="summary.E45:summary.E45" chart:class="chart:scatter">
            <chart:domain table:cell-range-address="summary.D46:summary.D80"/>
            <chart:data-point chart:repeated="35"/>
          </chart:series>
          <chart:series chart:style-name="ch13" chart:values-cell-range-address="summary.K46:summary.K80" chart:label-cell-address="summary.K45:summary.K45" chart:class="chart:scatter">
            <chart:data-point chart:repeated="35"/>
          </chart:series>
          <chart:series chart:style-name="ch11" chart:values-cell-range-address="summary.M46:summary.M80" chart:label-cell-address="summary.M45:summary.M45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pkcnt1 2.5[V]ov@25[c]</text:p>
                <draw:g>
                  <svg:desc>summary.I45:summary.I4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pkcnt1@1.9[V]ov</text:p>
                <draw:g>
                  <svg:desc>summary.C45:summary.C45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summary.E45:summary.E45</svg:desc>
                </draw:g>
              </table:table-cell>
              <table:table-cell office:value-type="string">
                <text:p>pkcnt1 2.1[V]ov@25[c]</text:p>
                <draw:g>
                  <svg:desc>summary.K45:summary.K45</svg:desc>
                </draw:g>
              </table:table-cell>
              <table:table-cell office:value-type="string">
                <text:p>pkcnt1 2.3[V]ov@25[c]</text:p>
                <draw:g>
                  <svg:desc>summary.M45:summary.M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77778">
                <text:p>1.777778</text:p>
                <draw:g>
                  <svg:desc>summary.H46:summary.H80</svg:desc>
                </draw:g>
              </table:table-cell>
              <table:table-cell office:value-type="float" office:value="67723">
                <text:p>67723</text:p>
                <draw:g>
                  <svg:desc>summary.I46:summary.I80</svg:desc>
                </draw:g>
              </table:table-cell>
              <table:table-cell office:value-type="float" office:value="1.688889">
                <text:p>1.688889</text:p>
                <draw:g>
                  <svg:desc>summary.B46:summary.B80</svg:desc>
                </draw:g>
              </table:table-cell>
              <table:table-cell office:value-type="float" office:value="52643">
                <text:p>52643</text:p>
                <draw:g>
                  <svg:desc>summary.C46:summary.C80</svg:desc>
                </draw:g>
              </table:table-cell>
              <table:table-cell office:value-type="float" office:value="2.044444">
                <text:p>2.044444</text:p>
                <draw:g>
                  <svg:desc>summary.D46:summary.D80</svg:desc>
                </draw:g>
              </table:table-cell>
              <table:table-cell office:value-type="float" office:value="51540">
                <text:p>51540</text:p>
                <draw:g>
                  <svg:desc>summary.E46:summary.E80</svg:desc>
                </draw:g>
              </table:table-cell>
              <table:table-cell office:value-type="float" office:value="59555">
                <text:p>59555</text:p>
                <draw:g>
                  <svg:desc>summary.K46:summary.K80</svg:desc>
                </draw:g>
              </table:table-cell>
              <table:table-cell office:value-type="float" office:value="63364">
                <text:p>63364</text:p>
                <draw:g>
                  <svg:desc>summary.M46:summary.M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026">
                <text:p>68026</text:p>
              </table:table-cell>
              <table:table-cell office:value-type="float" office:value="1.9">
                <text:p>1.9</text:p>
              </table:table-cell>
              <table:table-cell office:value-type="float" office:value="52868">
                <text:p>52868</text:p>
              </table:table-cell>
              <table:table-cell office:value-type="float" office:value="2.3">
                <text:p>2.3</text:p>
              </table:table-cell>
              <table:table-cell office:value-type="float" office:value="51122">
                <text:p>51122</text:p>
              </table:table-cell>
              <table:table-cell office:value-type="float" office:value="59797">
                <text:p>59797</text:p>
              </table:table-cell>
              <table:table-cell office:value-type="float" office:value="63601">
                <text:p>63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222222">
                <text:p>2.222222</text:p>
              </table:table-cell>
              <table:table-cell office:value-type="float" office:value="68170">
                <text:p>68170</text:p>
              </table:table-cell>
              <table:table-cell office:value-type="float" office:value="2.111111">
                <text:p>2.111111</text:p>
              </table:table-cell>
              <table:table-cell office:value-type="float" office:value="52915">
                <text:p>52915</text:p>
              </table:table-cell>
              <table:table-cell office:value-type="float" office:value="2.555556">
                <text:p>2.555556</text:p>
              </table:table-cell>
              <table:table-cell office:value-type="float" office:value="48406">
                <text:p>48406</text:p>
              </table:table-cell>
              <table:table-cell office:value-type="float" office:value="59956">
                <text:p>59956</text:p>
              </table:table-cell>
              <table:table-cell office:value-type="float" office:value="63755">
                <text:p>63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44444">
                <text:p>2.444444</text:p>
              </table:table-cell>
              <table:table-cell office:value-type="float" office:value="68157">
                <text:p>68157</text:p>
              </table:table-cell>
              <table:table-cell office:value-type="float" office:value="2.322222">
                <text:p>2.322222</text:p>
              </table:table-cell>
              <table:table-cell office:value-type="float" office:value="52399">
                <text:p>52399</text:p>
              </table:table-cell>
              <table:table-cell office:value-type="float" office:value="2.811111">
                <text:p>2.811111</text:p>
              </table:table-cell>
              <table:table-cell office:value-type="float" office:value="41080">
                <text:p>41080</text:p>
              </table:table-cell>
              <table:table-cell office:value-type="float" office:value="59382">
                <text:p>59382</text:p>
              </table:table-cell>
              <table:table-cell office:value-type="float" office:value="63725">
                <text:p>63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666667">
                <text:p>2.666667</text:p>
              </table:table-cell>
              <table:table-cell office:value-type="float" office:value="67017">
                <text:p>67017</text:p>
              </table:table-cell>
              <table:table-cell office:value-type="float" office:value="2.533333">
                <text:p>2.533333</text:p>
              </table:table-cell>
              <table:table-cell office:value-type="float" office:value="49415">
                <text:p>49415</text:p>
              </table:table-cell>
              <table:table-cell office:value-type="float" office:value="3.066667">
                <text:p>3.066667</text:p>
              </table:table-cell>
              <table:table-cell office:value-type="float" office:value="30869">
                <text:p>30869</text:p>
              </table:table-cell>
              <table:table-cell office:value-type="float" office:value="57573">
                <text:p>57573</text:p>
              </table:table-cell>
              <table:table-cell office:value-type="float" office:value="62190">
                <text:p>621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88889">
                <text:p>2.888889</text:p>
              </table:table-cell>
              <table:table-cell office:value-type="float" office:value="62673">
                <text:p>62673</text:p>
              </table:table-cell>
              <table:table-cell office:value-type="float" office:value="2.744444">
                <text:p>2.744444</text:p>
              </table:table-cell>
              <table:table-cell office:value-type="float" office:value="43896">
                <text:p>43896</text:p>
              </table:table-cell>
              <table:table-cell office:value-type="float" office:value="3.322222">
                <text:p>3.322222</text:p>
              </table:table-cell>
              <table:table-cell office:value-type="float" office:value="21425">
                <text:p>21425</text:p>
              </table:table-cell>
              <table:table-cell office:value-type="float" office:value="50894">
                <text:p>50894</text:p>
              </table:table-cell>
              <table:table-cell office:value-type="float" office:value="56523">
                <text:p>565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1111">
                <text:p>3.111111</text:p>
              </table:table-cell>
              <table:table-cell office:value-type="float" office:value="56098">
                <text:p>56098</text:p>
              </table:table-cell>
              <table:table-cell office:value-type="float" office:value="2.955556">
                <text:p>2.955556</text:p>
              </table:table-cell>
              <table:table-cell office:value-type="float" office:value="33160">
                <text:p>33160</text:p>
              </table:table-cell>
              <table:table-cell office:value-type="float" office:value="3.577778">
                <text:p>3.577778</text:p>
              </table:table-cell>
              <table:table-cell office:value-type="float" office:value="18837">
                <text:p>18837</text:p>
              </table:table-cell>
              <table:table-cell office:value-type="float" office:value="39825">
                <text:p>39825</text:p>
              </table:table-cell>
              <table:table-cell office:value-type="float" office:value="50436">
                <text:p>50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33333">
                <text:p>3.333333</text:p>
              </table:table-cell>
              <table:table-cell office:value-type="float" office:value="45685">
                <text:p>45685</text:p>
              </table:table-cell>
              <table:table-cell office:value-type="float" office:value="3.166667">
                <text:p>3.166667</text:p>
              </table:table-cell>
              <table:table-cell office:value-type="float" office:value="23169">
                <text:p>23169</text:p>
              </table:table-cell>
              <table:table-cell office:value-type="float" office:value="3.833333">
                <text:p>3.833333</text:p>
              </table:table-cell>
              <table:table-cell office:value-type="float" office:value="18182">
                <text:p>18182</text:p>
              </table:table-cell>
              <table:table-cell office:value-type="float" office:value="29656">
                <text:p>29656</text:p>
              </table:table-cell>
              <table:table-cell office:value-type="float" office:value="38929">
                <text:p>38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556">
                <text:p>3.555556</text:p>
              </table:table-cell>
              <table:table-cell office:value-type="float" office:value="36762">
                <text:p>36762</text:p>
              </table:table-cell>
              <table:table-cell office:value-type="float" office:value="3.377778">
                <text:p>3.377778</text:p>
              </table:table-cell>
              <table:table-cell office:value-type="float" office:value="20048">
                <text:p>20048</text:p>
              </table:table-cell>
              <table:table-cell office:value-type="float" office:value="4.088889">
                <text:p>4.088889</text:p>
              </table:table-cell>
              <table:table-cell office:value-type="float" office:value="17950">
                <text:p>17950</text:p>
              </table:table-cell>
              <table:table-cell office:value-type="float" office:value="26079">
                <text:p>26079</text:p>
              </table:table-cell>
              <table:table-cell office:value-type="float" office:value="31058">
                <text:p>31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77778">
                <text:p>3.777778</text:p>
              </table:table-cell>
              <table:table-cell office:value-type="float" office:value="32932">
                <text:p>32932</text:p>
              </table:table-cell>
              <table:table-cell office:value-type="float" office:value="3.588889">
                <text:p>3.588889</text:p>
              </table:table-cell>
              <table:table-cell office:value-type="float" office:value="18069">
                <text:p>18069</text:p>
              </table:table-cell>
              <table:table-cell office:value-type="float" office:value="4.344444">
                <text:p>4.344444</text:p>
              </table:table-cell>
              <table:table-cell office:value-type="float" office:value="17735">
                <text:p>17735</text:p>
              </table:table-cell>
              <table:table-cell office:value-type="float" office:value="23667">
                <text:p>23667</text:p>
              </table:table-cell>
              <table:table-cell office:value-type="float" office:value="27920">
                <text:p>279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31601">
                <text:p>31601</text:p>
              </table:table-cell>
              <table:table-cell office:value-type="float" office:value="3.8">
                <text:p>3.8</text:p>
              </table:table-cell>
              <table:table-cell office:value-type="float" office:value="17687">
                <text:p>17687</text:p>
              </table:table-cell>
              <table:table-cell office:value-type="float" office:value="4.6">
                <text:p>4.6</text:p>
              </table:table-cell>
              <table:table-cell office:value-type="float" office:value="17545">
                <text:p>17545</text:p>
              </table:table-cell>
              <table:table-cell office:value-type="float" office:value="23063">
                <text:p>23063</text:p>
              </table:table-cell>
              <table:table-cell office:value-type="float" office:value="27028">
                <text:p>27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22222">
                <text:p>4.222222</text:p>
              </table:table-cell>
              <table:table-cell office:value-type="float" office:value="31302">
                <text:p>31302</text:p>
              </table:table-cell>
              <table:table-cell office:value-type="float" office:value="4.011111">
                <text:p>4.011111</text:p>
              </table:table-cell>
              <table:table-cell office:value-type="float" office:value="17389">
                <text:p>17389</text:p>
              </table:table-cell>
              <table:table-cell office:value-type="float" office:value="4.855556">
                <text:p>4.855556</text:p>
              </table:table-cell>
              <table:table-cell office:value-type="float" office:value="17303">
                <text:p>17303</text:p>
              </table:table-cell>
              <table:table-cell office:value-type="float" office:value="22766">
                <text:p>22766</text:p>
              </table:table-cell>
              <table:table-cell office:value-type="float" office:value="26772">
                <text:p>267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44444">
                <text:p>4.444444</text:p>
              </table:table-cell>
              <table:table-cell office:value-type="float" office:value="30982">
                <text:p>30982</text:p>
              </table:table-cell>
              <table:table-cell office:value-type="float" office:value="4.222222">
                <text:p>4.222222</text:p>
              </table:table-cell>
              <table:table-cell office:value-type="float" office:value="17156">
                <text:p>17156</text:p>
              </table:table-cell>
              <table:table-cell office:value-type="float" office:value="5.111111">
                <text:p>5.111111</text:p>
              </table:table-cell>
              <table:table-cell office:value-type="float" office:value="17146">
                <text:p>17146</text:p>
              </table:table-cell>
              <table:table-cell office:value-type="float" office:value="22477">
                <text:p>22477</text:p>
              </table:table-cell>
              <table:table-cell office:value-type="float" office:value="26486">
                <text:p>264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666667">
                <text:p>4.666667</text:p>
              </table:table-cell>
              <table:table-cell office:value-type="float" office:value="30704">
                <text:p>30704</text:p>
              </table:table-cell>
              <table:table-cell office:value-type="float" office:value="4.433333">
                <text:p>4.433333</text:p>
              </table:table-cell>
              <table:table-cell office:value-type="float" office:value="17022">
                <text:p>17022</text:p>
              </table:table-cell>
              <table:table-cell office:value-type="float" office:value="5.366667">
                <text:p>5.366667</text:p>
              </table:table-cell>
              <table:table-cell office:value-type="float" office:value="16985">
                <text:p>16985</text:p>
              </table:table-cell>
              <table:table-cell office:value-type="float" office:value="22320">
                <text:p>22320</text:p>
              </table:table-cell>
              <table:table-cell office:value-type="float" office:value="26257">
                <text:p>26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888889">
                <text:p>4.888889</text:p>
              </table:table-cell>
              <table:table-cell office:value-type="float" office:value="30474">
                <text:p>30474</text:p>
              </table:table-cell>
              <table:table-cell office:value-type="float" office:value="4.644444">
                <text:p>4.644444</text:p>
              </table:table-cell>
              <table:table-cell office:value-type="float" office:value="16821">
                <text:p>16821</text:p>
              </table:table-cell>
              <table:table-cell office:value-type="float" office:value="5.622222">
                <text:p>5.622222</text:p>
              </table:table-cell>
              <table:table-cell office:value-type="float" office:value="16762">
                <text:p>16762</text:p>
              </table:table-cell>
              <table:table-cell office:value-type="float" office:value="22089">
                <text:p>22089</text:p>
              </table:table-cell>
              <table:table-cell office:value-type="float" office:value="26029">
                <text:p>260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111111">
                <text:p>5.111111</text:p>
              </table:table-cell>
              <table:table-cell office:value-type="float" office:value="30317">
                <text:p>30317</text:p>
              </table:table-cell>
              <table:table-cell office:value-type="float" office:value="4.855556">
                <text:p>4.855556</text:p>
              </table:table-cell>
              <table:table-cell office:value-type="float" office:value="16636">
                <text:p>16636</text:p>
              </table:table-cell>
              <table:table-cell office:value-type="float" office:value="5.877778">
                <text:p>5.877778</text:p>
              </table:table-cell>
              <table:table-cell office:value-type="float" office:value="16350">
                <text:p>16350</text:p>
              </table:table-cell>
              <table:table-cell office:value-type="float" office:value="21892">
                <text:p>21892</text:p>
              </table:table-cell>
              <table:table-cell office:value-type="float" office:value="25882">
                <text:p>25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333333">
                <text:p>5.333333</text:p>
              </table:table-cell>
              <table:table-cell office:value-type="float" office:value="30152">
                <text:p>30152</text:p>
              </table:table-cell>
              <table:table-cell office:value-type="float" office:value="5.066667">
                <text:p>5.066667</text:p>
              </table:table-cell>
              <table:table-cell office:value-type="float" office:value="16503">
                <text:p>16503</text:p>
              </table:table-cell>
              <table:table-cell office:value-type="float" office:value="6.133333">
                <text:p>6.133333</text:p>
              </table:table-cell>
              <table:table-cell office:value-type="float" office:value="15090">
                <text:p>15090</text:p>
              </table:table-cell>
              <table:table-cell office:value-type="float" office:value="21700">
                <text:p>21700</text:p>
              </table:table-cell>
              <table:table-cell office:value-type="float" office:value="25668">
                <text:p>25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555556">
                <text:p>5.555556</text:p>
              </table:table-cell>
              <table:table-cell office:value-type="float" office:value="29990">
                <text:p>29990</text:p>
              </table:table-cell>
              <table:table-cell office:value-type="float" office:value="5.277778">
                <text:p>5.277778</text:p>
              </table:table-cell>
              <table:table-cell office:value-type="float" office:value="16285">
                <text:p>16285</text:p>
              </table:table-cell>
              <table:table-cell office:value-type="float" office:value="6.388889">
                <text:p>6.388889</text:p>
              </table:table-cell>
              <table:table-cell office:value-type="float" office:value="13399">
                <text:p>13399</text:p>
              </table:table-cell>
              <table:table-cell office:value-type="float" office:value="21596">
                <text:p>21596</text:p>
              </table:table-cell>
              <table:table-cell office:value-type="float" office:value="25494">
                <text:p>254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777778">
                <text:p>5.777778</text:p>
              </table:table-cell>
              <table:table-cell office:value-type="float" office:value="29799">
                <text:p>29799</text:p>
              </table:table-cell>
              <table:table-cell office:value-type="float" office:value="5.488889">
                <text:p>5.488889</text:p>
              </table:table-cell>
              <table:table-cell office:value-type="float" office:value="15976">
                <text:p>15976</text:p>
              </table:table-cell>
              <table:table-cell office:value-type="float" office:value="6.644444">
                <text:p>6.644444</text:p>
              </table:table-cell>
              <table:table-cell office:value-type="float" office:value="11526">
                <text:p>11526</text:p>
              </table:table-cell>
              <table:table-cell office:value-type="float" office:value="21414">
                <text:p>21414</text:p>
              </table:table-cell>
              <table:table-cell office:value-type="float" office:value="25320">
                <text:p>253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9604">
                <text:p>29604</text:p>
              </table:table-cell>
              <table:table-cell office:value-type="float" office:value="5.7">
                <text:p>5.7</text:p>
              </table:table-cell>
              <table:table-cell office:value-type="float" office:value="15605">
                <text:p>15605</text:p>
              </table:table-cell>
              <table:table-cell office:value-type="float" office:value="6.9">
                <text:p>6.9</text:p>
              </table:table-cell>
              <table:table-cell office:value-type="float" office:value="9644">
                <text:p>9644</text:p>
              </table:table-cell>
              <table:table-cell office:value-type="float" office:value="21151">
                <text:p>21151</text:p>
              </table:table-cell>
              <table:table-cell office:value-type="float" office:value="25129">
                <text:p>25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222222">
                <text:p>6.222222</text:p>
              </table:table-cell>
              <table:table-cell office:value-type="float" office:value="29524">
                <text:p>29524</text:p>
              </table:table-cell>
              <table:table-cell office:value-type="float" office:value="5.911111">
                <text:p>5.911111</text:p>
              </table:table-cell>
              <table:table-cell office:value-type="float" office:value="14690">
                <text:p>14690</text:p>
              </table:table-cell>
              <table:table-cell office:value-type="float" office:value="7.155556">
                <text:p>7.155556</text:p>
              </table:table-cell>
              <table:table-cell office:value-type="float" office:value="8435">
                <text:p>8435</text:p>
              </table:table-cell>
              <table:table-cell office:value-type="float" office:value="20497">
                <text:p>20497</text:p>
              </table:table-cell>
              <table:table-cell office:value-type="float" office:value="24963">
                <text:p>249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444444">
                <text:p>6.444444</text:p>
              </table:table-cell>
              <table:table-cell office:value-type="float" office:value="29315">
                <text:p>29315</text:p>
              </table:table-cell>
              <table:table-cell office:value-type="float" office:value="6.122222">
                <text:p>6.122222</text:p>
              </table:table-cell>
              <table:table-cell office:value-type="float" office:value="13161">
                <text:p>13161</text:p>
              </table:table-cell>
              <table:table-cell office:value-type="float" office:value="7.411111">
                <text:p>7.411111</text:p>
              </table:table-cell>
              <table:table-cell office:value-type="float" office:value="7700">
                <text:p>7700</text:p>
              </table:table-cell>
              <table:table-cell office:value-type="float" office:value="19279">
                <text:p>19279</text:p>
              </table:table-cell>
              <table:table-cell office:value-type="float" office:value="24563">
                <text:p>24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666667">
                <text:p>6.666667</text:p>
              </table:table-cell>
              <table:table-cell office:value-type="float" office:value="28977">
                <text:p>28977</text:p>
              </table:table-cell>
              <table:table-cell office:value-type="float" office:value="6.333333">
                <text:p>6.333333</text:p>
              </table:table-cell>
              <table:table-cell office:value-type="float" office:value="11774">
                <text:p>11774</text:p>
              </table:table-cell>
              <table:table-cell office:value-type="float" office:value="7.666667">
                <text:p>7.666667</text:p>
              </table:table-cell>
              <table:table-cell office:value-type="float" office:value="7490">
                <text:p>7490</text:p>
              </table:table-cell>
              <table:table-cell office:value-type="float" office:value="17883">
                <text:p>17883</text:p>
              </table:table-cell>
              <table:table-cell office:value-type="float" office:value="23661">
                <text:p>23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888889">
                <text:p>6.888889</text:p>
              </table:table-cell>
              <table:table-cell office:value-type="float" office:value="28310">
                <text:p>28310</text:p>
              </table:table-cell>
              <table:table-cell office:value-type="float" office:value="6.544444">
                <text:p>6.544444</text:p>
              </table:table-cell>
              <table:table-cell office:value-type="float" office:value="9741">
                <text:p>9741</text:p>
              </table:table-cell>
              <table:table-cell office:value-type="float" office:value="7.922222">
                <text:p>7.922222</text:p>
              </table:table-cell>
              <table:table-cell office:value-type="float" office:value="7367">
                <text:p>7367</text:p>
              </table:table-cell>
              <table:table-cell office:value-type="float" office:value="15821">
                <text:p>15821</text:p>
              </table:table-cell>
              <table:table-cell office:value-type="float" office:value="22158">
                <text:p>221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111111">
                <text:p>7.111111</text:p>
              </table:table-cell>
              <table:table-cell office:value-type="float" office:value="27569">
                <text:p>27569</text:p>
              </table:table-cell>
              <table:table-cell office:value-type="float" office:value="6.755556">
                <text:p>6.755556</text:p>
              </table:table-cell>
              <table:table-cell office:value-type="float" office:value="8705">
                <text:p>8705</text:p>
              </table:table-cell>
              <table:table-cell office:value-type="float" office:value="8.177778">
                <text:p>8.177778</text:p>
              </table:table-cell>
              <table:table-cell office:value-type="float" office:value="7263">
                <text:p>7263</text:p>
              </table:table-cell>
              <table:table-cell office:value-type="float" office:value="13712">
                <text:p>13712</text:p>
              </table:table-cell>
              <table:table-cell office:value-type="float" office:value="20824">
                <text:p>208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33333">
                <text:p>7.333333</text:p>
              </table:table-cell>
              <table:table-cell office:value-type="float" office:value="25529">
                <text:p>25529</text:p>
              </table:table-cell>
              <table:table-cell office:value-type="float" office:value="6.966667">
                <text:p>6.966667</text:p>
              </table:table-cell>
              <table:table-cell office:value-type="float" office:value="7540">
                <text:p>7540</text:p>
              </table:table-cell>
              <table:table-cell office:value-type="float" office:value="8.433333">
                <text:p>8.433333</text:p>
              </table:table-cell>
              <table:table-cell office:value-type="float" office:value="7168">
                <text:p>7168</text:p>
              </table:table-cell>
              <table:table-cell office:value-type="float" office:value="11987">
                <text:p>11987</text:p>
              </table:table-cell>
              <table:table-cell office:value-type="float" office:value="18482">
                <text:p>184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55556">
                <text:p>7.555556</text:p>
              </table:table-cell>
              <table:table-cell office:value-type="float" office:value="23213">
                <text:p>23213</text:p>
              </table:table-cell>
              <table:table-cell office:value-type="float" office:value="7.177778">
                <text:p>7.177778</text:p>
              </table:table-cell>
              <table:table-cell office:value-type="float" office:value="6968">
                <text:p>6968</text:p>
              </table:table-cell>
              <table:table-cell office:value-type="float" office:value="8.688889">
                <text:p>8.688889</text:p>
              </table:table-cell>
              <table:table-cell office:value-type="float" office:value="7041">
                <text:p>7041</text:p>
              </table:table-cell>
              <table:table-cell office:value-type="float" office:value="11168">
                <text:p>11168</text:p>
              </table:table-cell>
              <table:table-cell office:value-type="float" office:value="16216">
                <text:p>16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777778">
                <text:p>7.777778</text:p>
              </table:table-cell>
              <table:table-cell office:value-type="float" office:value="20870">
                <text:p>20870</text:p>
              </table:table-cell>
              <table:table-cell office:value-type="float" office:value="7.388889">
                <text:p>7.388889</text:p>
              </table:table-cell>
              <table:table-cell office:value-type="float" office:value="6808">
                <text:p>6808</text:p>
              </table:table-cell>
              <table:table-cell office:value-type="float" office:value="8.944444">
                <text:p>8.944444</text:p>
              </table:table-cell>
              <table:table-cell office:value-type="float" office:value="6928">
                <text:p>6928</text:p>
              </table:table-cell>
              <table:table-cell office:value-type="float" office:value="10470">
                <text:p>10470</text:p>
              </table:table-cell>
              <table:table-cell office:value-type="float" office:value="14487">
                <text:p>144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18896">
                <text:p>18896</text:p>
              </table:table-cell>
              <table:table-cell office:value-type="float" office:value="7.6">
                <text:p>7.6</text:p>
              </table:table-cell>
              <table:table-cell office:value-type="float" office:value="6661">
                <text:p>6661</text:p>
              </table:table-cell>
              <table:table-cell office:value-type="float" office:value="9.2">
                <text:p>9.2</text:p>
              </table:table-cell>
              <table:table-cell office:value-type="float" office:value="6755">
                <text:p>6755</text:p>
              </table:table-cell>
              <table:table-cell office:value-type="float" office:value="10200">
                <text:p>10200</text:p>
              </table:table-cell>
              <table:table-cell office:value-type="float" office:value="13441">
                <text:p>13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.222222">
                <text:p>8.222222</text:p>
              </table:table-cell>
              <table:table-cell office:value-type="float" office:value="17745">
                <text:p>17745</text:p>
              </table:table-cell>
              <table:table-cell office:value-type="float" office:value="7.811111">
                <text:p>7.811111</text:p>
              </table:table-cell>
              <table:table-cell office:value-type="float" office:value="6550">
                <text:p>6550</text:p>
              </table:table-cell>
              <table:table-cell office:value-type="float" office:value="9.455556">
                <text:p>9.455556</text:p>
              </table:table-cell>
              <table:table-cell office:value-type="float" office:value="6459">
                <text:p>6459</text:p>
              </table:table-cell>
              <table:table-cell office:value-type="float" office:value="10015">
                <text:p>10015</text:p>
              </table:table-cell>
              <table:table-cell office:value-type="float" office:value="13124">
                <text:p>13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444444">
                <text:p>8.444444</text:p>
              </table:table-cell>
              <table:table-cell office:value-type="float" office:value="16879">
                <text:p>16879</text:p>
              </table:table-cell>
              <table:table-cell office:value-type="float" office:value="8.022222">
                <text:p>8.022222</text:p>
              </table:table-cell>
              <table:table-cell office:value-type="float" office:value="6492">
                <text:p>6492</text:p>
              </table:table-cell>
              <table:table-cell office:value-type="float" office:value="9.711111">
                <text:p>9.711111</text:p>
              </table:table-cell>
              <table:table-cell office:value-type="float" office:value="6082">
                <text:p>6082</text:p>
              </table:table-cell>
              <table:table-cell office:value-type="float" office:value="9879">
                <text:p>9879</text:p>
              </table:table-cell>
              <table:table-cell office:value-type="float" office:value="12861">
                <text:p>12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666667">
                <text:p>8.666667</text:p>
              </table:table-cell>
              <table:table-cell office:value-type="float" office:value="16445">
                <text:p>16445</text:p>
              </table:table-cell>
              <table:table-cell office:value-type="float" office:value="8.233333">
                <text:p>8.233333</text:p>
              </table:table-cell>
              <table:table-cell office:value-type="float" office:value="6373">
                <text:p>6373</text:p>
              </table:table-cell>
              <table:table-cell office:value-type="float" office:value="9.966667">
                <text:p>9.966667</text:p>
              </table:table-cell>
              <table:table-cell office:value-type="float" office:value="5449">
                <text:p>5449</text:p>
              </table:table-cell>
              <table:table-cell office:value-type="float" office:value="9794">
                <text:p>9794</text:p>
              </table:table-cell>
              <table:table-cell office:value-type="float" office:value="12680">
                <text:p>12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888889">
                <text:p>8.888889</text:p>
              </table:table-cell>
              <table:table-cell office:value-type="float" office:value="16248">
                <text:p>16248</text:p>
              </table:table-cell>
              <table:table-cell office:value-type="float" office:value="8.444444">
                <text:p>8.444444</text:p>
              </table:table-cell>
              <table:table-cell office:value-type="float" office:value="6250">
                <text:p>6250</text:p>
              </table:table-cell>
              <table:table-cell office:value-type="float" office:value="10.222222">
                <text:p>10.222222</text:p>
              </table:table-cell>
              <table:table-cell office:value-type="float" office:value="4911">
                <text:p>4911</text:p>
              </table:table-cell>
              <table:table-cell office:value-type="float" office:value="9664">
                <text:p>9664</text:p>
              </table:table-cell>
              <table:table-cell office:value-type="float" office:value="12526">
                <text:p>125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.111111">
                <text:p>9.111111</text:p>
              </table:table-cell>
              <table:table-cell office:value-type="float" office:value="16135">
                <text:p>16135</text:p>
              </table:table-cell>
              <table:table-cell office:value-type="float" office:value="8.655556">
                <text:p>8.655556</text:p>
              </table:table-cell>
              <table:table-cell office:value-type="float" office:value="6165">
                <text:p>6165</text:p>
              </table:table-cell>
              <table:table-cell office:value-type="float" office:value="10.477778">
                <text:p>10.477778</text:p>
              </table:table-cell>
              <table:table-cell office:value-type="float" office:value="4414">
                <text:p>4414</text:p>
              </table:table-cell>
              <table:table-cell office:value-type="float" office:value="9511">
                <text:p>9511</text:p>
              </table:table-cell>
              <table:table-cell office:value-type="float" office:value="12439">
                <text:p>12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.333333">
                <text:p>9.333333</text:p>
              </table:table-cell>
              <table:table-cell office:value-type="float" office:value="15988">
                <text:p>15988</text:p>
              </table:table-cell>
              <table:table-cell office:value-type="float" office:value="8.866667">
                <text:p>8.866667</text:p>
              </table:table-cell>
              <table:table-cell office:value-type="float" office:value="5994">
                <text:p>5994</text:p>
              </table:table-cell>
              <table:table-cell office:value-type="float" office:value="10.733333">
                <text:p>10.733333</text:p>
              </table:table-cell>
              <table:table-cell office:value-type="float" office:value="3961">
                <text:p>3961</text:p>
              </table:table-cell>
              <table:table-cell office:value-type="float" office:value="9351">
                <text:p>9351</text:p>
              </table:table-cell>
              <table:table-cell office:value-type="float" office:value="12305">
                <text:p>12305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867cm" svg:height="9cm" xlink:href=".." xlink:type="simple" chart:class="chart:scatter" chart:style-name="ch1">
        <chart:title svg:x="6.171cm" svg:y="0.514cm" chart:style-name="ch2">
          <text:p>peak and coincedence Count </text:p>
        </chart:title>
        <chart:subtitle svg:x="6.114cm" svg:y="1.275cm" chart:style-name="ch3">
          <text:p>coincedence overlap 20ns</text:p>
        </chart:subtitle>
        <chart:legend svg:x="9.549cm" svg:y="2.307cm" style:legend-expansion="custom" chartooo:width="4.125cm" chartooo:height="1.67cm" style:legend-expansion-aspect-ratio="2.47005988023952" chart:style-name="ch4"/>
        <chart:plot-area chart:style-name="ch5" table:cell-range-address="thresholdeffect_1_7_2.D4:thresholdeffect_1_7_2.D38 thresholdeffect_1_7_2.H3:thresholdeffect_1_7_2.H38 thresholdeffect_1_7_2.J3:thresholdeffect_1_7_2.J38 thresholdeffect_1_7_2.L3:thresholdeffect_1_7_2.L38" chart:data-source-has-labels="row" svg:x="0.934cm" svg:y="0.282cm" svg:width="14.948cm" svg:height="8.259cm">
          <chartooo:coordinate-region svg:x="2.296cm" svg:y="0.494cm" svg:width="12.593cm" svg:height="7.374cm"/>
          <chart:axis chart:dimension="x" chart:name="primary-x" chart:style-name="ch6">
            <chart:title svg:x="7.12cm" svg:y="8.413cm" chart:style-name="ch7">
              <text:p>pk-thershold[mV]</text:p>
            </chart:title>
          </chart:axis>
          <chart:axis chart:dimension="y" chart:name="primary-y" chart:style-name="ch8">
            <chart:title svg:x="0.01cm" svg:y="4.68cm" chart:style-name="ch9">
              <text:p>cnt</text:p>
            </chart:title>
            <chart:grid chart:style-name="ch10" chart:class="major"/>
          </chart:axis>
          <chart:axis chart:dimension="y" chart:name="secondary-y" chart:style-name="ch11">
            <chart:title svg:x="16.22cm" svg:y="5.646cm" chart:style-name="ch9">
              <text:p>coincednece cnt</text:p>
            </chart:title>
          </chart:axis>
          <chart:series chart:attached-axis="primary-y" chart:style-name="ch12" chart:values-cell-range-address="thresholdeffect_1_7_2.H4:thresholdeffect_1_7_2.H38" chart:label-cell-address="thresholdeffect_1_7_2.H3:thresholdeffect_1_7_2.H3" chart:class="chart:scatter">
            <chart:domain table:cell-range-address="thresholdeffect_1_7_2.D4:thresholdeffect_1_7_2.D38"/>
            <chart:data-point chart:repeated="35"/>
          </chart:series>
          <chart:series chart:attached-axis="primary-y" chart:style-name="ch13" chart:values-cell-range-address="thresholdeffect_1_7_2.J4:thresholdeffect_1_7_2.J38" chart:label-cell-address="thresholdeffect_1_7_2.J3:thresholdeffect_1_7_2.J3" chart:class="chart:scatter">
            <chart:data-point chart:repeated="35"/>
          </chart:series>
          <chart:series chart:attached-axis="secondary-y" chart:style-name="ch14" chart:values-cell-range-address="thresholdeffect_1_7_2.L4:thresholdeffect_1_7_2.L38" chart:label-cell-address="thresholdeffect_1_7_2.L3:thresholdeffect_1_7_2.L3" chart:class="chart:scatter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resholdeffect_1_7_2.H3:thresholdeffect_1_7_2.H3</svg:desc>
                </draw:g>
              </table:table-cell>
              <table:table-cell office:value-type="string">
                <text:p>pkcnt2@1.7[V]ov</text:p>
                <draw:g>
                  <svg:desc>thresholdeffect_1_7_2.J3:thresholdeffect_1_7_2.J3</svg:desc>
                </draw:g>
              </table:table-cell>
              <table:table-cell office:value-type="string">
                <text:p>coincnt@1.7[V]ov 20ns</text:p>
                <draw:g>
                  <svg:desc>thresholdeffect_1_7_2.L3:thresholdeffect_1_7_2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88889">
                <text:p>1.688889</text:p>
                <draw:g>
                  <svg:desc>thresholdeffect_1_7_2.D4:thresholdeffect_1_7_2.D38</svg:desc>
                </draw:g>
              </table:table-cell>
              <table:table-cell office:value-type="float" office:value="49538">
                <text:p>49538</text:p>
                <draw:g>
                  <svg:desc>thresholdeffect_1_7_2.H4:thresholdeffect_1_7_2.H38</svg:desc>
                </draw:g>
              </table:table-cell>
              <table:table-cell office:value-type="float" office:value="58825">
                <text:p>58825</text:p>
                <draw:g>
                  <svg:desc>thresholdeffect_1_7_2.J4:thresholdeffect_1_7_2.J38</svg:desc>
                </draw:g>
              </table:table-cell>
              <table:table-cell office:value-type="float" office:value="580">
                <text:p>580</text:p>
                <draw:g>
                  <svg:desc>thresholdeffect_1_7_2.L4:thresholdeffect_1_7_2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">
                <text:p>1.9</text:p>
              </table:table-cell>
              <table:table-cell office:value-type="float" office:value="49637">
                <text:p>49637</text:p>
              </table:table-cell>
              <table:table-cell office:value-type="float" office:value="58995">
                <text:p>58995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1111">
                <text:p>2.111111</text:p>
              </table:table-cell>
              <table:table-cell office:value-type="float" office:value="49330">
                <text:p>49330</text:p>
              </table:table-cell>
              <table:table-cell office:value-type="float" office:value="58950">
                <text:p>58950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22222">
                <text:p>2.322222</text:p>
              </table:table-cell>
              <table:table-cell office:value-type="float" office:value="46953">
                <text:p>46953</text:p>
              </table:table-cell>
              <table:table-cell office:value-type="float" office:value="56942">
                <text:p>5694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33333">
                <text:p>2.533333</text:p>
              </table:table-cell>
              <table:table-cell office:value-type="float" office:value="40098">
                <text:p>40098</text:p>
              </table:table-cell>
              <table:table-cell office:value-type="float" office:value="52547">
                <text:p>5254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44444">
                <text:p>2.744444</text:p>
              </table:table-cell>
              <table:table-cell office:value-type="float" office:value="31752">
                <text:p>31752</text:p>
              </table:table-cell>
              <table:table-cell office:value-type="float" office:value="41079">
                <text:p>4107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55556">
                <text:p>2.955556</text:p>
              </table:table-cell>
              <table:table-cell office:value-type="float" office:value="21558">
                <text:p>21558</text:p>
              </table:table-cell>
              <table:table-cell office:value-type="float" office:value="30687">
                <text:p>306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166667">
                <text:p>3.166667</text:p>
              </table:table-cell>
              <table:table-cell office:value-type="float" office:value="16323">
                <text:p>16323</text:p>
              </table:table-cell>
              <table:table-cell office:value-type="float" office:value="21568">
                <text:p>2156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7778">
                <text:p>3.377778</text:p>
              </table:table-cell>
              <table:table-cell office:value-type="float" office:value="15274">
                <text:p>15274</text:p>
              </table:table-cell>
              <table:table-cell office:value-type="float" office:value="17894">
                <text:p>1789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88889">
                <text:p>3.588889</text:p>
              </table:table-cell>
              <table:table-cell office:value-type="float" office:value="14678">
                <text:p>14678</text:p>
              </table:table-cell>
              <table:table-cell office:value-type="float" office:value="17075">
                <text:p>170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">
                <text:p>3.8</text:p>
              </table:table-cell>
              <table:table-cell office:value-type="float" office:value="14494">
                <text:p>14494</text:p>
              </table:table-cell>
              <table:table-cell office:value-type="float" office:value="16602">
                <text:p>1660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011111">
                <text:p>4.011111</text:p>
              </table:table-cell>
              <table:table-cell office:value-type="float" office:value="14287">
                <text:p>14287</text:p>
              </table:table-cell>
              <table:table-cell office:value-type="float" office:value="16319">
                <text:p>163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22222">
                <text:p>4.222222</text:p>
              </table:table-cell>
              <table:table-cell office:value-type="float" office:value="14091">
                <text:p>14091</text:p>
              </table:table-cell>
              <table:table-cell office:value-type="float" office:value="16079">
                <text:p>1607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33333">
                <text:p>4.433333</text:p>
              </table:table-cell>
              <table:table-cell office:value-type="float" office:value="13956">
                <text:p>13956</text:p>
              </table:table-cell>
              <table:table-cell office:value-type="float" office:value="15790">
                <text:p>1579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644444">
                <text:p>4.644444</text:p>
              </table:table-cell>
              <table:table-cell office:value-type="float" office:value="13778">
                <text:p>13778</text:p>
              </table:table-cell>
              <table:table-cell office:value-type="float" office:value="15527">
                <text:p>155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855556">
                <text:p>4.855556</text:p>
              </table:table-cell>
              <table:table-cell office:value-type="float" office:value="13609">
                <text:p>13609</text:p>
              </table:table-cell>
              <table:table-cell office:value-type="float" office:value="15347">
                <text:p>1534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066667">
                <text:p>5.066667</text:p>
              </table:table-cell>
              <table:table-cell office:value-type="float" office:value="13441">
                <text:p>13441</text:p>
              </table:table-cell>
              <table:table-cell office:value-type="float" office:value="14954">
                <text:p>1495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277778">
                <text:p>5.277778</text:p>
              </table:table-cell>
              <table:table-cell office:value-type="float" office:value="12913">
                <text:p>12913</text:p>
              </table:table-cell>
              <table:table-cell office:value-type="float" office:value="14548">
                <text:p>1454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488889">
                <text:p>5.488889</text:p>
              </table:table-cell>
              <table:table-cell office:value-type="float" office:value="11813">
                <text:p>11813</text:p>
              </table:table-cell>
              <table:table-cell office:value-type="float" office:value="13474">
                <text:p>1347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10720">
                <text:p>10720</text:p>
              </table:table-cell>
              <table:table-cell office:value-type="float" office:value="11470">
                <text:p>114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1111">
                <text:p>5.911111</text:p>
              </table:table-cell>
              <table:table-cell office:value-type="float" office:value="8856">
                <text:p>8856</text:p>
              </table:table-cell>
              <table:table-cell office:value-type="float" office:value="10075">
                <text:p>100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22222">
                <text:p>6.122222</text:p>
              </table:table-cell>
              <table:table-cell office:value-type="float" office:value="7099">
                <text:p>7099</text:p>
              </table:table-cell>
              <table:table-cell office:value-type="float" office:value="8002">
                <text:p>800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33333">
                <text:p>6.333333</text:p>
              </table:table-cell>
              <table:table-cell office:value-type="float" office:value="6170">
                <text:p>6170</text:p>
              </table:table-cell>
              <table:table-cell office:value-type="float" office:value="6531">
                <text:p>65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544444">
                <text:p>6.544444</text:p>
              </table:table-cell>
              <table:table-cell office:value-type="float" office:value="5344">
                <text:p>5344</text:p>
              </table:table-cell>
              <table:table-cell office:value-type="float" office:value="5949">
                <text:p>59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755556">
                <text:p>6.755556</text:p>
              </table:table-cell>
              <table:table-cell office:value-type="float" office:value="5088">
                <text:p>5088</text:p>
              </table:table-cell>
              <table:table-cell office:value-type="float" office:value="5502">
                <text:p>550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966667">
                <text:p>6.966667</text:p>
              </table:table-cell>
              <table:table-cell office:value-type="float" office:value="4895">
                <text:p>4895</text:p>
              </table:table-cell>
              <table:table-cell office:value-type="float" office:value="5273">
                <text:p>52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177778">
                <text:p>7.177778</text:p>
              </table:table-cell>
              <table:table-cell office:value-type="float" office:value="4808">
                <text:p>4808</text:p>
              </table:table-cell>
              <table:table-cell office:value-type="float" office:value="5185">
                <text:p>5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388889">
                <text:p>7.388889</text:p>
              </table:table-cell>
              <table:table-cell office:value-type="float" office:value="4739">
                <text:p>4739</text:p>
              </table:table-cell>
              <table:table-cell office:value-type="float" office:value="5056">
                <text:p>50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.6">
                <text:p>7.6</text:p>
              </table:table-cell>
              <table:table-cell office:value-type="float" office:value="4644">
                <text:p>4644</text:p>
              </table:table-cell>
              <table:table-cell office:value-type="float" office:value="4955">
                <text:p>49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811111">
                <text:p>7.811111</text:p>
              </table:table-cell>
              <table:table-cell office:value-type="float" office:value="4543">
                <text:p>4543</text:p>
              </table:table-cell>
              <table:table-cell office:value-type="float" office:value="4801">
                <text:p>4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022222">
                <text:p>8.022222</text:p>
              </table:table-cell>
              <table:table-cell office:value-type="float" office:value="4456">
                <text:p>4456</text:p>
              </table:table-cell>
              <table:table-cell office:value-type="float" office:value="4609">
                <text:p>4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233333">
                <text:p>8.233333</text:p>
              </table:table-cell>
              <table:table-cell office:value-type="float" office:value="4279">
                <text:p>4279</text:p>
              </table:table-cell>
              <table:table-cell office:value-type="float" office:value="4392">
                <text:p>43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444444">
                <text:p>8.444444</text:p>
              </table:table-cell>
              <table:table-cell office:value-type="float" office:value="4022">
                <text:p>4022</text:p>
              </table:table-cell>
              <table:table-cell office:value-type="float" office:value="4085">
                <text:p>40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655556">
                <text:p>8.655556</text:p>
              </table:table-cell>
              <table:table-cell office:value-type="float" office:value="3788">
                <text:p>3788</text:p>
              </table:table-cell>
              <table:table-cell office:value-type="float" office:value="3649">
                <text:p>36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.866667">
                <text:p>8.866667</text:p>
              </table:table-cell>
              <table:table-cell office:value-type="float" office:value="3381">
                <text:p>3381</text:p>
              </table:table-cell>
              <table:table-cell office:value-type="float" office:value="3353">
                <text:p>335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" chart:maximum="40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642cm" svg:height="14.541cm" xlink:href=".." xlink:type="simple" chart:class="chart:scatter" chart:column-mapping="0 4 3 1 2" chart:style-name="ch1">
        <chart:title svg:x="8.015cm" svg:y="0.426cm" chart:style-name="ch2">
          <text:p>Coincidence [counts/s]</text:p>
        </chart:title>
        <chart:subtitle svg:x="9.431cm" svg:y="1.495cm" chart:style-name="ch3">
          <text:p>summary</text:p>
        </chart:subtitle>
        <chart:legend svg:x="12.937cm" svg:y="2.359cm" style:legend-expansion="custom" chartooo:width="6.481cm" chartooo:height="3.56cm" style:legend-expansion-aspect-ratio="1.82050561797753" chart:style-name="ch4"/>
        <chart:plot-area chart:style-name="ch5" table:cell-range-address="summary.B4:summary.C39 summary.M4:summary.M39 summary.I4:summary.I39 summary.E4:summary.E39 summary.G4:summary.G39" chart:data-source-has-labels="both" svg:x="1.404cm" svg:y="1.723cm" svg:width="18.592cm" svg:height="11.813cm">
          <chartooo:coordinate-region svg:x="2.581cm" svg:y="1.723cm" svg:width="17.228cm" svg:height="11.14cm"/>
          <chart:axis chart:dimension="x" chart:name="primary-x" chart:style-name="ch6" chartooo:axis-type="auto">
            <chart:title svg:x="9.955cm" svg:y="13.827cm" chart:style-name="ch7">
              <text:p>threshold</text:p>
            </chart:title>
            <chart:categories table:cell-range-address="summary.B4:summary.B4"/>
          </chart:axis>
          <chart:axis chart:dimension="y" chart:name="primary-y" chart:style-name="ch8">
            <chart:title svg:x="0.405cm" svg:y="9.353cm" chart:style-name="ch9">
              <text:p>coincedence [counts/s]</text:p>
            </chart:title>
            <chart:grid chart:style-name="ch10" chart:class="major"/>
          </chart:axis>
          <chart:series chart:style-name="ch11" chart:values-cell-range-address="summary.C5:summary.C39" chart:label-cell-address="summary.C4:summary.C4" chart:class="chart:scatter">
            <chart:domain table:cell-range-address="summary.B5:summary.B39"/>
            <chart:data-point chart:repeated="35"/>
          </chart:series>
          <chart:series chart:style-name="ch12" chart:values-cell-range-address="summary.M5:summary.M39" chart:label-cell-address="summary.M4:summary.M4" chart:class="chart:scatter">
            <chart:domain table:cell-range-address="summary.L5:summary.L39"/>
            <chart:data-point chart:repeated="35"/>
          </chart:series>
          <chart:series chart:style-name="ch13" chart:values-cell-range-address="summary.I5:summary.I39" chart:label-cell-address="summary.I4:summary.I4" chart:class="chart:scatter">
            <chart:domain table:cell-range-address="summary.H5:summary.H39"/>
            <chart:data-point chart:repeated="35"/>
          </chart:series>
          <chart:series chart:style-name="ch14" chart:values-cell-range-address="summary.E5:summary.E39" chart:label-cell-address="summary.E4:summary.E4" chart:class="chart:scatter">
            <chart:data-point chart:repeated="35"/>
          </chart:series>
          <chart:series chart:style-name="ch15" chart:values-cell-range-address="summary.G5:summary.G39" chart:label-cell-address="summary.G4:summary.G4" chart:class="chart:scatter">
            <chart:data-point chart:repeated="3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incnt@1.9[V]ov</text:p>
                <draw:g>
                  <svg:desc>summary.C4:summary.C4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coincnt 2.3[V]ov@25[c]</text:p>
                <draw:g>
                  <svg:desc>summary.M4:summary.M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incnt_lct</text:p>
                <draw:g>
                  <svg:desc>summary.I4:summary.I4</svg:desc>
                </draw:g>
              </table:table-cell>
              <table:table-cell office:value-type="string">
                <text:p>coincnt@1.7[V]ov</text:p>
                <draw:g>
                  <svg:desc>summary.E4:summary.E4</svg:desc>
                </draw:g>
              </table:table-cell>
              <table:table-cell office:value-type="string">
                <text:p>coincnt@1.7[V]ov 20ns</text:p>
                <draw:g>
                  <svg:desc>summary.G4:summary.G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shold</text:p>
                <draw:g>
                  <svg:desc>summary.B4:summary.B4</svg:desc>
                </draw:g>
              </table:table-cell>
              <table:table-cell office:value-type="float" office:value="1.688889">
                <text:p>1.688889</text:p>
                <draw:g>
                  <svg:desc>summary.B5:summary.B39</svg:desc>
                </draw:g>
              </table:table-cell>
              <table:table-cell office:value-type="float" office:value="20220">
                <text:p>20220</text:p>
                <draw:g>
                  <svg:desc>summary.C5:summary.C39</svg:desc>
                </draw:g>
              </table:table-cell>
              <table:table-cell office:value-type="float" office:value="1.777778">
                <text:p>1.777778</text:p>
                <draw:g>
                  <svg:desc>summary.L5:summary.L39</svg:desc>
                </draw:g>
              </table:table-cell>
              <table:table-cell office:value-type="float" office:value="28020">
                <text:p>28020</text:p>
                <draw:g>
                  <svg:desc>summary.M5:summary.M39</svg:desc>
                </draw:g>
              </table:table-cell>
              <table:table-cell office:value-type="float" office:value="2.044444">
                <text:p>2.044444</text:p>
                <draw:g>
                  <svg:desc>summary.H5:summary.H39</svg:desc>
                </draw:g>
              </table:table-cell>
              <table:table-cell office:value-type="float" office:value="18460">
                <text:p>18460</text:p>
                <draw:g>
                  <svg:desc>summary.I5:summary.I39</svg:desc>
                </draw:g>
              </table:table-cell>
              <table:table-cell office:value-type="float" office:value="17850">
                <text:p>17850</text:p>
                <draw:g>
                  <svg:desc>summary.E5:summary.E39</svg:desc>
                </draw:g>
              </table:table-cell>
              <table:table-cell office:value-type="float" office:value="5800">
                <text:p>5800</text:p>
                <draw:g>
                  <svg:desc>summary.G5:summary.G39</svg:desc>
                </draw:g>
              </table:table-cell>
            </table:table-row>
            <table:table-row>
              <table:table-cell office:value-type="string"/>
              <table:table-cell office:value-type="float" office:value="1.9">
                <text:p>1.9</text:p>
              </table:table-cell>
              <table:table-cell office:value-type="float" office:value="20250">
                <text:p>20250</text:p>
              </table:table-cell>
              <table:table-cell office:value-type="float" office:value="2">
                <text:p>2</text:p>
              </table:table-cell>
              <table:table-cell office:value-type="float" office:value="28480">
                <text:p>28480</text:p>
              </table:table-cell>
              <table:table-cell office:value-type="float" office:value="2.3">
                <text:p>2.3</text:p>
              </table:table-cell>
              <table:table-cell office:value-type="float" office:value="18700">
                <text:p>18700</text:p>
              </table:table-cell>
              <table:table-cell office:value-type="float" office:value="17920">
                <text:p>17920</text:p>
              </table:table-cell>
              <table:table-cell office:value-type="float" office:value="5730">
                <text:p>5730</text:p>
              </table:table-cell>
            </table:table-row>
            <table:table-row>
              <table:table-cell office:value-type="string"/>
              <table:table-cell office:value-type="float" office:value="2.111111">
                <text:p>2.111111</text:p>
              </table:table-cell>
              <table:table-cell office:value-type="float" office:value="20230">
                <text:p>20230</text:p>
              </table:table-cell>
              <table:table-cell office:value-type="float" office:value="2.222222">
                <text:p>2.222222</text:p>
              </table:table-cell>
              <table:table-cell office:value-type="float" office:value="28490">
                <text:p>28490</text:p>
              </table:table-cell>
              <table:table-cell office:value-type="float" office:value="2.555556">
                <text:p>2.555556</text:p>
              </table:table-cell>
              <table:table-cell office:value-type="float" office:value="18690">
                <text:p>18690</text:p>
              </table:table-cell>
              <table:table-cell office:value-type="float" office:value="16340">
                <text:p>16340</text:p>
              </table:table-cell>
              <table:table-cell office:value-type="float" office:value="5660">
                <text:p>5660</text:p>
              </table:table-cell>
            </table:table-row>
            <table:table-row>
              <table:table-cell office:value-type="string"/>
              <table:table-cell office:value-type="float" office:value="2.322222">
                <text:p>2.322222</text:p>
              </table:table-cell>
              <table:table-cell office:value-type="float" office:value="19810">
                <text:p>19810</text:p>
              </table:table-cell>
              <table:table-cell office:value-type="float" office:value="2.444444">
                <text:p>2.444444</text:p>
              </table:table-cell>
              <table:table-cell office:value-type="float" office:value="28690">
                <text:p>28690</text:p>
              </table:table-cell>
              <table:table-cell office:value-type="float" office:value="2.811111">
                <text:p>2.811111</text:p>
              </table:table-cell>
              <table:table-cell office:value-type="float" office:value="18720">
                <text:p>18720</text:p>
              </table:table-cell>
              <table:table-cell office:value-type="float" office:value="12520">
                <text:p>12520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/>
              <table:table-cell office:value-type="float" office:value="2.533333">
                <text:p>2.533333</text:p>
              </table:table-cell>
              <table:table-cell office:value-type="float" office:value="18060">
                <text:p>18060</text:p>
              </table:table-cell>
              <table:table-cell office:value-type="float" office:value="2.666667">
                <text:p>2.666667</text:p>
              </table:table-cell>
              <table:table-cell office:value-type="float" office:value="27450">
                <text:p>27450</text:p>
              </table:table-cell>
              <table:table-cell office:value-type="float" office:value="3.066667">
                <text:p>3.066667</text:p>
              </table:table-cell>
              <table:table-cell office:value-type="float" office:value="18860">
                <text:p>18860</text:p>
              </table:table-cell>
              <table:table-cell office:value-type="float" office:value="7740">
                <text:p>774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string"/>
              <table:table-cell office:value-type="float" office:value="2.744444">
                <text:p>2.744444</text:p>
              </table:table-cell>
              <table:table-cell office:value-type="float" office:value="13890">
                <text:p>13890</text:p>
              </table:table-cell>
              <table:table-cell office:value-type="float" office:value="2.888889">
                <text:p>2.888889</text:p>
              </table:table-cell>
              <table:table-cell office:value-type="float" office:value="22560">
                <text:p>22560</text:p>
              </table:table-cell>
              <table:table-cell office:value-type="float" office:value="3.322222">
                <text:p>3.322222</text:p>
              </table:table-cell>
              <table:table-cell office:value-type="float" office:value="18780">
                <text:p>18780</text:p>
              </table:table-cell>
              <table:table-cell office:value-type="float" office:value="3380">
                <text:p>3380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/>
              <table:table-cell office:value-type="float" office:value="2.955556">
                <text:p>2.955556</text:p>
              </table:table-cell>
              <table:table-cell office:value-type="float" office:value="8470">
                <text:p>8470</text:p>
              </table:table-cell>
              <table:table-cell office:value-type="float" office:value="3.111111">
                <text:p>3.111111</text:p>
              </table:table-cell>
              <table:table-cell office:value-type="float" office:value="17990">
                <text:p>17990</text:p>
              </table:table-cell>
              <table:table-cell office:value-type="float" office:value="3.577778">
                <text:p>3.577778</text:p>
              </table:table-cell>
              <table:table-cell office:value-type="float" office:value="18890">
                <text:p>18890</text:p>
              </table:table-cell>
              <table:table-cell office:value-type="float" office:value="2280">
                <text:p>228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/>
              <table:table-cell office:value-type="float" office:value="3.166667">
                <text:p>3.166667</text:p>
              </table:table-cell>
              <table:table-cell office:value-type="float" office:value="4290">
                <text:p>4290</text:p>
              </table:table-cell>
              <table:table-cell office:value-type="float" office:value="3.333333">
                <text:p>3.333333</text:p>
              </table:table-cell>
              <table:table-cell office:value-type="float" office:value="10920">
                <text:p>10920</text:p>
              </table:table-cell>
              <table:table-cell office:value-type="float" office:value="3.833333">
                <text:p>3.833333</text:p>
              </table:table-cell>
              <table:table-cell office:value-type="float" office:value="18940">
                <text:p>18940</text:p>
              </table:table-cell>
              <table:table-cell office:value-type="float" office:value="2040">
                <text:p>204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/>
              <table:table-cell office:value-type="float" office:value="3.377778">
                <text:p>3.377778</text:p>
              </table:table-cell>
              <table:table-cell office:value-type="float" office:value="2850">
                <text:p>2850</text:p>
              </table:table-cell>
              <table:table-cell office:value-type="float" office:value="3.555556">
                <text:p>3.555556</text:p>
              </table:table-cell>
              <table:table-cell office:value-type="float" office:value="7270">
                <text:p>7270</text:p>
              </table:table-cell>
              <table:table-cell office:value-type="float" office:value="4.088889">
                <text:p>4.088889</text:p>
              </table:table-cell>
              <table:table-cell office:value-type="float" office:value="19030">
                <text:p>19030</text:p>
              </table:table-cell>
              <table:table-cell office:value-type="float" office:value="1990">
                <text:p>199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/>
              <table:table-cell office:value-type="float" office:value="3.588889">
                <text:p>3.588889</text:p>
              </table:table-cell>
              <table:table-cell office:value-type="float" office:value="2400">
                <text:p>2400</text:p>
              </table:table-cell>
              <table:table-cell office:value-type="float" office:value="3.777778">
                <text:p>3.777778</text:p>
              </table:table-cell>
              <table:table-cell office:value-type="float" office:value="5660">
                <text:p>5660</text:p>
              </table:table-cell>
              <table:table-cell office:value-type="float" office:value="4.344444">
                <text:p>4.344444</text:p>
              </table:table-cell>
              <table:table-cell office:value-type="float" office:value="19160">
                <text:p>19160</text:p>
              </table:table-cell>
              <table:table-cell office:value-type="float" office:value="1960">
                <text:p>19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/>
              <table:table-cell office:value-type="float" office:value="3.8">
                <text:p>3.8</text:p>
              </table:table-cell>
              <table:table-cell office:value-type="float" office:value="2100">
                <text:p>2100</text:p>
              </table:table-cell>
              <table:table-cell office:value-type="float" office:value="4">
                <text:p>4</text:p>
              </table:table-cell>
              <table:table-cell office:value-type="float" office:value="5240">
                <text:p>5240</text:p>
              </table:table-cell>
              <table:table-cell office:value-type="float" office:value="4.6">
                <text:p>4.6</text:p>
              </table:table-cell>
              <table:table-cell office:value-type="float" office:value="18690">
                <text:p>18690</text:p>
              </table:table-cell>
              <table:table-cell office:value-type="float" office:value="1900">
                <text:p>190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/>
              <table:table-cell office:value-type="float" office:value="4.011111">
                <text:p>4.011111</text:p>
              </table:table-cell>
              <table:table-cell office:value-type="float" office:value="2060">
                <text:p>2060</text:p>
              </table:table-cell>
              <table:table-cell office:value-type="float" office:value="4.222222">
                <text:p>4.222222</text:p>
              </table:table-cell>
              <table:table-cell office:value-type="float" office:value="5160">
                <text:p>5160</text:p>
              </table:table-cell>
              <table:table-cell office:value-type="float" office:value="4.855556">
                <text:p>4.855556</text:p>
              </table:table-cell>
              <table:table-cell office:value-type="float" office:value="16110">
                <text:p>16110</text:p>
              </table:table-cell>
              <table:table-cell office:value-type="float" office:value="1880">
                <text:p>188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/>
              <table:table-cell office:value-type="float" office:value="4.222222">
                <text:p>4.222222</text:p>
              </table:table-cell>
              <table:table-cell office:value-type="float" office:value="1910">
                <text:p>1910</text:p>
              </table:table-cell>
              <table:table-cell office:value-type="float" office:value="4.444444">
                <text:p>4.444444</text:p>
              </table:table-cell>
              <table:table-cell office:value-type="float" office:value="4930">
                <text:p>4930</text:p>
              </table:table-cell>
              <table:table-cell office:value-type="float" office:value="5.111111">
                <text:p>5.111111</text:p>
              </table:table-cell>
              <table:table-cell office:value-type="float" office:value="11440">
                <text:p>11440</text:p>
              </table:table-cell>
              <table:table-cell office:value-type="float" office:value="1830">
                <text:p>183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/>
              <table:table-cell office:value-type="float" office:value="4.433333">
                <text:p>4.433333</text:p>
              </table:table-cell>
              <table:table-cell office:value-type="float" office:value="1970">
                <text:p>1970</text:p>
              </table:table-cell>
              <table:table-cell office:value-type="float" office:value="4.666667">
                <text:p>4.666667</text:p>
              </table:table-cell>
              <table:table-cell office:value-type="float" office:value="4800">
                <text:p>4800</text:p>
              </table:table-cell>
              <table:table-cell office:value-type="float" office:value="5.366667">
                <text:p>5.366667</text:p>
              </table:table-cell>
              <table:table-cell office:value-type="float" office:value="6330">
                <text:p>6330</text:p>
              </table:table-cell>
              <table:table-cell office:value-type="float" office:value="1780">
                <text:p>178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/>
              <table:table-cell office:value-type="float" office:value="4.644444">
                <text:p>4.644444</text:p>
              </table:table-cell>
              <table:table-cell office:value-type="float" office:value="1890">
                <text:p>1890</text:p>
              </table:table-cell>
              <table:table-cell office:value-type="float" office:value="4.888889">
                <text:p>4.888889</text:p>
              </table:table-cell>
              <table:table-cell office:value-type="float" office:value="4620">
                <text:p>4620</text:p>
              </table:table-cell>
              <table:table-cell office:value-type="float" office:value="5.622222">
                <text:p>5.622222</text:p>
              </table:table-cell>
              <table:table-cell office:value-type="float" office:value="2340">
                <text:p>2340</text:p>
              </table:table-cell>
              <table:table-cell office:value-type="float" office:value="1690">
                <text:p>169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/>
              <table:table-cell office:value-type="float" office:value="4.855556">
                <text:p>4.855556</text:p>
              </table:table-cell>
              <table:table-cell office:value-type="float" office:value="1870">
                <text:p>1870</text:p>
              </table:table-cell>
              <table:table-cell office:value-type="float" office:value="5.111111">
                <text:p>5.111111</text:p>
              </table:table-cell>
              <table:table-cell office:value-type="float" office:value="4660">
                <text:p>4660</text:p>
              </table:table-cell>
              <table:table-cell office:value-type="float" office:value="5.877778">
                <text:p>5.877778</text:p>
              </table:table-cell>
              <table:table-cell office:value-type="float" office:value="1230">
                <text:p>1230</text:p>
              </table:table-cell>
              <table:table-cell office:value-type="float" office:value="1670">
                <text:p>16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/>
              <table:table-cell office:value-type="float" office:value="5.066667">
                <text:p>5.066667</text:p>
              </table:table-cell>
              <table:table-cell office:value-type="float" office:value="1870">
                <text:p>1870</text:p>
              </table:table-cell>
              <table:table-cell office:value-type="float" office:value="5.333333">
                <text:p>5.333333</text:p>
              </table:table-cell>
              <table:table-cell office:value-type="float" office:value="4610">
                <text:p>4610</text:p>
              </table:table-cell>
              <table:table-cell office:value-type="float" office:value="6.133333">
                <text:p>6.133333</text:p>
              </table:table-cell>
              <table:table-cell office:value-type="float" office:value="650">
                <text:p>650</text:p>
              </table:table-cell>
              <table:table-cell office:value-type="float" office:value="1440">
                <text:p>144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/>
              <table:table-cell office:value-type="float" office:value="5.277778">
                <text:p>5.277778</text:p>
              </table:table-cell>
              <table:table-cell office:value-type="float" office:value="1800">
                <text:p>1800</text:p>
              </table:table-cell>
              <table:table-cell office:value-type="float" office:value="5.555556">
                <text:p>5.555556</text:p>
              </table:table-cell>
              <table:table-cell office:value-type="float" office:value="4520">
                <text:p>4520</text:p>
              </table:table-cell>
              <table:table-cell office:value-type="float" office:value="6.388889">
                <text:p>6.388889</text:p>
              </table:table-cell>
              <table:table-cell office:value-type="float" office:value="580">
                <text:p>580</text:p>
              </table:table-cell>
              <table:table-cell office:value-type="float" office:value="1090">
                <text:p>109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/>
              <table:table-cell office:value-type="float" office:value="5.488889">
                <text:p>5.488889</text:p>
              </table:table-cell>
              <table:table-cell office:value-type="float" office:value="1740">
                <text:p>1740</text:p>
              </table:table-cell>
              <table:table-cell office:value-type="float" office:value="5.777778">
                <text:p>5.777778</text:p>
              </table:table-cell>
              <table:table-cell office:value-type="float" office:value="4340">
                <text:p>4340</text:p>
              </table:table-cell>
              <table:table-cell office:value-type="float" office:value="6.644444">
                <text:p>6.644444</text:p>
              </table:table-cell>
              <table:table-cell office:value-type="float" office:value="510">
                <text:p>510</text:p>
              </table:table-cell>
              <table:table-cell office:value-type="float" office:value="800">
                <text:p>8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/>
              <table:table-cell office:value-type="float" office:value="5.7">
                <text:p>5.7</text:p>
              </table:table-cell>
              <table:table-cell office:value-type="float" office:value="1610">
                <text:p>1610</text:p>
              </table:table-cell>
              <table:table-cell office:value-type="float" office:value="6">
                <text:p>6</text:p>
              </table:table-cell>
              <table:table-cell office:value-type="float" office:value="4290">
                <text:p>4290</text:p>
              </table:table-cell>
              <table:table-cell office:value-type="float" office:value="6.9">
                <text:p>6.9</text:p>
              </table:table-cell>
              <table:table-cell office:value-type="float" office:value="490">
                <text:p>490</text:p>
              </table:table-cell>
              <table:table-cell office:value-type="float" office:value="520">
                <text:p>5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5.911111">
                <text:p>5.911111</text:p>
              </table:table-cell>
              <table:table-cell office:value-type="float" office:value="1470">
                <text:p>1470</text:p>
              </table:table-cell>
              <table:table-cell office:value-type="float" office:value="6.222222">
                <text:p>6.222222</text:p>
              </table:table-cell>
              <table:table-cell office:value-type="float" office:value="4290">
                <text:p>4290</text:p>
              </table:table-cell>
              <table:table-cell office:value-type="float" office:value="7.155556">
                <text:p>7.155556</text:p>
              </table:table-cell>
              <table:table-cell office:value-type="float" office:value="460">
                <text:p>460</text:p>
              </table:table-cell>
              <table:table-cell office:value-type="float" office:value="420">
                <text:p>4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/>
              <table:table-cell office:value-type="float" office:value="6.122222">
                <text:p>6.122222</text:p>
              </table:table-cell>
              <table:table-cell office:value-type="float" office:value="1140">
                <text:p>1140</text:p>
              </table:table-cell>
              <table:table-cell office:value-type="float" office:value="6.444444">
                <text:p>6.444444</text:p>
              </table:table-cell>
              <table:table-cell office:value-type="float" office:value="4010">
                <text:p>4010</text:p>
              </table:table-cell>
              <table:table-cell office:value-type="float" office:value="7.411111">
                <text:p>7.411111</text:p>
              </table:table-cell>
              <table:table-cell office:value-type="float" office:value="380">
                <text:p>380</text:p>
              </table:table-cell>
              <table:table-cell office:value-type="float" office:value="340">
                <text:p>3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6.333333">
                <text:p>6.333333</text:p>
              </table:table-cell>
              <table:table-cell office:value-type="float" office:value="830">
                <text:p>830</text:p>
              </table:table-cell>
              <table:table-cell office:value-type="float" office:value="6.666667">
                <text:p>6.666667</text:p>
              </table:table-cell>
              <table:table-cell office:value-type="float" office:value="3770">
                <text:p>3770</text:p>
              </table:table-cell>
              <table:table-cell office:value-type="float" office:value="7.666667">
                <text:p>7.666667</text:p>
              </table:table-cell>
              <table:table-cell office:value-type="float" office:value="370">
                <text:p>370</text:p>
              </table:table-cell>
              <table:table-cell office:value-type="float" office:value="300">
                <text:p>3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6.544444">
                <text:p>6.544444</text:p>
              </table:table-cell>
              <table:table-cell office:value-type="float" office:value="640">
                <text:p>640</text:p>
              </table:table-cell>
              <table:table-cell office:value-type="float" office:value="6.888889">
                <text:p>6.888889</text:p>
              </table:table-cell>
              <table:table-cell office:value-type="float" office:value="3260">
                <text:p>3260</text:p>
              </table:table-cell>
              <table:table-cell office:value-type="float" office:value="7.922222">
                <text:p>7.922222</text:p>
              </table:table-cell>
              <table:table-cell office:value-type="float" office:value="320">
                <text:p>320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6.755556">
                <text:p>6.755556</text:p>
              </table:table-cell>
              <table:table-cell office:value-type="float" office:value="480">
                <text:p>480</text:p>
              </table:table-cell>
              <table:table-cell office:value-type="float" office:value="7.111111">
                <text:p>7.111111</text:p>
              </table:table-cell>
              <table:table-cell office:value-type="float" office:value="2820">
                <text:p>2820</text:p>
              </table:table-cell>
              <table:table-cell office:value-type="float" office:value="8.177778">
                <text:p>8.177778</text:p>
              </table:table-cell>
              <table:table-cell office:value-type="float" office:value="290">
                <text:p>290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6.966667">
                <text:p>6.966667</text:p>
              </table:table-cell>
              <table:table-cell office:value-type="float" office:value="390">
                <text:p>390</text:p>
              </table:table-cell>
              <table:table-cell office:value-type="float" office:value="7.333333">
                <text:p>7.333333</text:p>
              </table:table-cell>
              <table:table-cell office:value-type="float" office:value="2080">
                <text:p>2080</text:p>
              </table:table-cell>
              <table:table-cell office:value-type="float" office:value="8.433333">
                <text:p>8.433333</text:p>
              </table:table-cell>
              <table:table-cell office:value-type="float" office:value="230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177778">
                <text:p>7.177778</text:p>
              </table:table-cell>
              <table:table-cell office:value-type="float" office:value="370">
                <text:p>370</text:p>
              </table:table-cell>
              <table:table-cell office:value-type="float" office:value="7.555556">
                <text:p>7.555556</text:p>
              </table:table-cell>
              <table:table-cell office:value-type="float" office:value="1500">
                <text:p>1500</text:p>
              </table:table-cell>
              <table:table-cell office:value-type="float" office:value="8.688889">
                <text:p>8.688889</text:p>
              </table:table-cell>
              <table:table-cell office:value-type="float" office:value="170">
                <text:p>170</text:p>
              </table:table-cell>
              <table:table-cell office:value-type="float" office:value="250">
                <text:p>2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388889">
                <text:p>7.388889</text:p>
              </table:table-cell>
              <table:table-cell office:value-type="float" office:value="360">
                <text:p>360</text:p>
              </table:table-cell>
              <table:table-cell office:value-type="float" office:value="7.777778">
                <text:p>7.777778</text:p>
              </table:table-cell>
              <table:table-cell office:value-type="float" office:value="1240">
                <text:p>1240</text:p>
              </table:table-cell>
              <table:table-cell office:value-type="float" office:value="8.944444">
                <text:p>8.944444</text:p>
              </table:table-cell>
              <table:table-cell office:value-type="float" office:value="120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7.6">
                <text:p>7.6</text:p>
              </table:table-cell>
              <table:table-cell office:value-type="float" office:value="340">
                <text:p>340</text:p>
              </table:table-cell>
              <table:table-cell office:value-type="float" office:value="8">
                <text:p>8</text:p>
              </table:table-cell>
              <table:table-cell office:value-type="float" office:value="1060">
                <text:p>1060</text:p>
              </table:table-cell>
              <table:table-cell office:value-type="float" office:value="9.2">
                <text:p>9.2</text:p>
              </table:table-cell>
              <table:table-cell office:value-type="float" office:value="110">
                <text:p>110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7.811111">
                <text:p>7.811111</text:p>
              </table:table-cell>
              <table:table-cell office:value-type="float" office:value="330">
                <text:p>330</text:p>
              </table:table-cell>
              <table:table-cell office:value-type="float" office:value="8.222222">
                <text:p>8.222222</text:p>
              </table:table-cell>
              <table:table-cell office:value-type="float" office:value="1000">
                <text:p>1000</text:p>
              </table:table-cell>
              <table:table-cell office:value-type="float" office:value="9.455556">
                <text:p>9.455556</text:p>
              </table:table-cell>
              <table:table-cell office:value-type="float" office:value="100">
                <text:p>100</text:p>
              </table:table-cell>
              <table:table-cell office:value-type="float" office:value="230">
                <text:p>2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022222">
                <text:p>8.022222</text:p>
              </table:table-cell>
              <table:table-cell office:value-type="float" office:value="290">
                <text:p>290</text:p>
              </table:table-cell>
              <table:table-cell office:value-type="float" office:value="8.444444">
                <text:p>8.444444</text:p>
              </table:table-cell>
              <table:table-cell office:value-type="float" office:value="990">
                <text:p>990</text:p>
              </table:table-cell>
              <table:table-cell office:value-type="float" office:value="9.711111">
                <text:p>9.711111</text:p>
              </table:table-cell>
              <table:table-cell office:value-type="float" office:value="90">
                <text:p>90</text:p>
              </table:table-cell>
              <table:table-cell office:value-type="float" office:value="220">
                <text:p>2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233333">
                <text:p>8.233333</text:p>
              </table:table-cell>
              <table:table-cell office:value-type="float" office:value="280">
                <text:p>280</text:p>
              </table:table-cell>
              <table:table-cell office:value-type="float" office:value="8.666667">
                <text:p>8.666667</text:p>
              </table:table-cell>
              <table:table-cell office:value-type="float" office:value="990">
                <text:p>990</text:p>
              </table:table-cell>
              <table:table-cell office:value-type="float" office:value="9.966667">
                <text:p>9.966667</text:p>
              </table:table-cell>
              <table:table-cell office:value-type="float" office:value="50">
                <text:p>50</text:p>
              </table:table-cell>
              <table:table-cell office:value-type="float" office:value="140">
                <text:p>1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/>
              <table:table-cell office:value-type="float" office:value="8.444444">
                <text:p>8.444444</text:p>
              </table:table-cell>
              <table:table-cell office:value-type="float" office:value="260">
                <text:p>260</text:p>
              </table:table-cell>
              <table:table-cell office:value-type="float" office:value="8.888889">
                <text:p>8.888889</text:p>
              </table:table-cell>
              <table:table-cell office:value-type="float" office:value="920">
                <text:p>920</text:p>
              </table:table-cell>
              <table:table-cell office:value-type="float" office:value="10.222222">
                <text:p>10.222222</text:p>
              </table:table-cell>
              <table:table-cell office:value-type="float" office:value="20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8.655556">
                <text:p>8.655556</text:p>
              </table:table-cell>
              <table:table-cell office:value-type="float" office:value="260">
                <text:p>260</text:p>
              </table:table-cell>
              <table:table-cell office:value-type="float" office:value="9.111111">
                <text:p>9.111111</text:p>
              </table:table-cell>
              <table:table-cell office:value-type="float" office:value="880">
                <text:p>880</text:p>
              </table:table-cell>
              <table:table-cell office:value-type="float" office:value="10.477778">
                <text:p>10.477778</text:p>
              </table:table-cell>
              <table:table-cell office:value-type="float" office:value="10">
                <text:p>10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8.866667">
                <text:p>8.866667</text:p>
              </table:table-cell>
              <table:table-cell office:value-type="float" office:value="250">
                <text:p>250</text:p>
              </table:table-cell>
              <table:table-cell office:value-type="float" office:value="9.333333">
                <text:p>9.333333</text:p>
              </table:table-cell>
              <table:table-cell office:value-type="float" office:value="880">
                <text:p>880</text:p>
              </table:table-cell>
              <table:table-cell office:value-type="float" office:value="10.733333">
                <text:p>10.733333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minimum="1" chart:maximum="3000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867cm" svg:height="8.999cm" xlink:href=".." xlink:type="simple" chart:class="chart:scatter" chart:style-name="ch1">
        <chart:title svg:x="8.145cm" svg:y="0.28cm" chart:style-name="ch2">
          <text:p>lowthreshold MPPC
 </text:p>
        </chart:title>
        <chart:legend svg:x="10.634cm" svg:y="1.354cm" style:legend-expansion="custom" chartooo:width="4.125cm" chartooo:height="1.669cm" style:legend-expansion-aspect-ratio="2.47153984421809" chart:style-name="ch3"/>
        <chart:plot-area chart:style-name="ch4" table:cell-range-address="lct.D4:lct.D38 lct.H3:lct.H38 lct.J3:lct.J38 lct.L3:lct.L38" chart:data-source-has-labels="row" svg:x="0.934cm" svg:y="0.28cm" svg:width="14.948cm" svg:height="8.258cm">
          <chartooo:coordinate-region svg:x="2.296cm" svg:y="0.493cm" svg:width="12.593cm" svg:height="7.373cm"/>
          <chart:axis chart:dimension="x" chart:name="primary-x" chart:style-name="ch5">
            <chart:title svg:x="7.12cm" svg:y="8.412cm" chart:style-name="ch6">
              <text:p>pk-thershold[mV]</text:p>
            </chart:title>
          </chart:axis>
          <chart:axis chart:dimension="y" chart:name="primary-y" chart:style-name="ch7">
            <chart:title svg:x="0.01cm" svg:y="4.678cm" chart:style-name="ch8">
              <text:p>cnt</text:p>
            </chart:title>
            <chart:grid chart:style-name="ch9" chart:class="major"/>
          </chart:axis>
          <chart:axis chart:dimension="y" chart:name="secondary-y" chart:style-name="ch10">
            <chart:title svg:x="16.22cm" svg:y="5.644cm" chart:style-name="ch8">
              <text:p>coincednece cnt</text:p>
            </chart:title>
          </chart:axis>
          <chart:series chart:attached-axis="primary-y"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attached-axis="primary-y" chart:style-name="ch12" chart:values-cell-range-address="lct.J4:lct.J38" chart:label-cell-address="lct.J3:lct.J3" chart:class="chart:scatter">
            <chart:data-point chart:repeated="35"/>
          </chart:series>
          <chart:series chart:attached-axis="secondary-y" chart:style-name="ch13" chart:values-cell-range-address="lct.L4:lct.L38" chart:label-cell-address="lct.L3:lct.L3" chart:class="chart:scatter">
            <chart:data-point chart:repeated="3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incnt_lct</text:p>
                <draw:g>
                  <svg:desc>lct.L3:lct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1846">
                <text:p>1846</text:p>
                <draw:g>
                  <svg:desc>lct.L4:lct.L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34842">
                <text:p>34842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34907">
                <text:p>34907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34985">
                <text:p>34985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5052">
                <text:p>35052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5137">
                <text:p>35137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5203">
                <text:p>35203</text:p>
              </table:table-cell>
              <table:table-cell office:value-type="float" office:value="1889">
                <text:p>18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5271">
                <text:p>35271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35324">
                <text:p>35324</text:p>
              </table:table-cell>
              <table:table-cell office:value-type="float" office:value="1903">
                <text:p>19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35253">
                <text:p>3525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34498">
                <text:p>34498</text:p>
              </table:table-cell>
              <table:table-cell office:value-type="float" office:value="1869">
                <text:p>18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30481">
                <text:p>30481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23818">
                <text:p>23818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15374">
                <text:p>15374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8870">
                <text:p>88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452">
                <text:p>54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4215">
                <text:p>42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3982">
                <text:p>398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3815">
                <text:p>38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3669">
                <text:p>366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3486">
                <text:p>348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3260">
                <text:p>326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3070">
                <text:p>307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2898">
                <text:p>28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2727">
                <text:p>27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2548">
                <text:p>25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2345">
                <text:p>23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2190">
                <text:p>21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2036">
                <text:p>20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1893">
                <text:p>18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1703">
                <text:p>17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1468">
                <text:p>14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251">
                <text:p>1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18">
                <text:p>10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799">
                <text:p>7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49cm" svg:y="0.339cm" chart:style-name="ch2">
          <text:p>Peak cnt for SiPm1, SiPm2</text:p>
        </chart:title>
        <chart:subtitle svg:x="2.512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lct.A1:lct.A39 lct.D4:lct.D38 lct.H3:lct.H38 lct.W3:lct.W38 lct.J3:lct.J38 lct.U3:lct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ct.A1:lct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style-name="ch12" chart:values-cell-range-address="lct.W4:lct.W38" chart:label-cell-address="lct.W3:lct.W3" chart:class="chart:scatter">
            <chart:domain table:cell-range-address="lct.Q4:lct.Q38"/>
            <chart:data-point chart:repeated="35"/>
          </chart:series>
          <chart:series chart:style-name="ch13" chart:values-cell-range-address="lct.J4:lct.J38" chart:label-cell-address="lct.J3:lct.J3" chart:class="chart:scatter">
            <chart:data-point chart:repeated="35"/>
          </chart:series>
          <chart:series chart:style-name="ch14" chart:values-cell-range-address="lct.U4:lct.U38" chart:label-cell-address="lct.U3:lct.U3" chart:class="chart:scatter">
            <chart:domain table:cell-range-address="lct.Q4:lct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LH3Xtalk@3[V]ovSTH</text:p>
                <draw:g>
                  <svg:desc>lct.W3:lct.W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LXtalk@3[V]ovSTH</text:p>
                <draw:g>
                  <svg:desc>lct.U3:lct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lct.A1:lct.A39</svg:desc>
                </draw:g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319930">
                <text:p>319930</text:p>
                <draw:g>
                  <svg:desc>lct.W4:lct.W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897739">
                <text:p>897739</text:p>
                <draw:g>
                  <svg:desc>lct.U4:lct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2.3">
                <text:p>2.3</text:p>
              </table:table-cell>
              <table:table-cell office:value-type="float" office:value="308129">
                <text:p>308129</text:p>
              </table:table-cell>
              <table:table-cell office:value-type="float" office:value="34842">
                <text:p>34842</text:p>
              </table:table-cell>
              <table:table-cell office:value-type="float" office:value="2.3">
                <text:p>2.3</text:p>
              </table:table-cell>
              <table:table-cell office:value-type="float" office:value="870307">
                <text:p>87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2.555556">
                <text:p>2.555556</text:p>
              </table:table-cell>
              <table:table-cell office:value-type="float" office:value="296761">
                <text:p>296761</text:p>
              </table:table-cell>
              <table:table-cell office:value-type="float" office:value="34907">
                <text:p>34907</text:p>
              </table:table-cell>
              <table:table-cell office:value-type="float" office:value="2.555556">
                <text:p>2.555556</text:p>
              </table:table-cell>
              <table:table-cell office:value-type="float" office:value="843178">
                <text:p>8431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2.811111">
                <text:p>2.811111</text:p>
              </table:table-cell>
              <table:table-cell office:value-type="float" office:value="285324">
                <text:p>285324</text:p>
              </table:table-cell>
              <table:table-cell office:value-type="float" office:value="34985">
                <text:p>34985</text:p>
              </table:table-cell>
              <table:table-cell office:value-type="float" office:value="2.811111">
                <text:p>2.811111</text:p>
              </table:table-cell>
              <table:table-cell office:value-type="float" office:value="815389">
                <text:p>8153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.066667">
                <text:p>3.066667</text:p>
              </table:table-cell>
              <table:table-cell office:value-type="float" office:value="274854">
                <text:p>274854</text:p>
              </table:table-cell>
              <table:table-cell office:value-type="float" office:value="35052">
                <text:p>35052</text:p>
              </table:table-cell>
              <table:table-cell office:value-type="float" office:value="3.066667">
                <text:p>3.066667</text:p>
              </table:table-cell>
              <table:table-cell office:value-type="float" office:value="781169">
                <text:p>7811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.322222">
                <text:p>3.322222</text:p>
              </table:table-cell>
              <table:table-cell office:value-type="float" office:value="260940">
                <text:p>260940</text:p>
              </table:table-cell>
              <table:table-cell office:value-type="float" office:value="35137">
                <text:p>35137</text:p>
              </table:table-cell>
              <table:table-cell office:value-type="float" office:value="3.322222">
                <text:p>3.322222</text:p>
              </table:table-cell>
              <table:table-cell office:value-type="float" office:value="755984">
                <text:p>7559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.577778">
                <text:p>3.577778</text:p>
              </table:table-cell>
              <table:table-cell office:value-type="float" office:value="250375">
                <text:p>250375</text:p>
              </table:table-cell>
              <table:table-cell office:value-type="float" office:value="35203">
                <text:p>35203</text:p>
              </table:table-cell>
              <table:table-cell office:value-type="float" office:value="3.577778">
                <text:p>3.577778</text:p>
              </table:table-cell>
              <table:table-cell office:value-type="float" office:value="730684">
                <text:p>730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.833333">
                <text:p>3.833333</text:p>
              </table:table-cell>
              <table:table-cell office:value-type="float" office:value="239619">
                <text:p>239619</text:p>
              </table:table-cell>
              <table:table-cell office:value-type="float" office:value="35271">
                <text:p>35271</text:p>
              </table:table-cell>
              <table:table-cell office:value-type="float" office:value="3.833333">
                <text:p>3.833333</text:p>
              </table:table-cell>
              <table:table-cell office:value-type="float" office:value="704311">
                <text:p>7043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4.088889">
                <text:p>4.088889</text:p>
              </table:table-cell>
              <table:table-cell office:value-type="float" office:value="228830">
                <text:p>228830</text:p>
              </table:table-cell>
              <table:table-cell office:value-type="float" office:value="35324">
                <text:p>35324</text:p>
              </table:table-cell>
              <table:table-cell office:value-type="float" office:value="4.088889">
                <text:p>4.088889</text:p>
              </table:table-cell>
              <table:table-cell office:value-type="float" office:value="678887">
                <text:p>6788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4.344444">
                <text:p>4.344444</text:p>
              </table:table-cell>
              <table:table-cell office:value-type="float" office:value="218369">
                <text:p>218369</text:p>
              </table:table-cell>
              <table:table-cell office:value-type="float" office:value="35253">
                <text:p>35253</text:p>
              </table:table-cell>
              <table:table-cell office:value-type="float" office:value="4.344444">
                <text:p>4.344444</text:p>
              </table:table-cell>
              <table:table-cell office:value-type="float" office:value="644909">
                <text:p>644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4.6">
                <text:p>4.6</text:p>
              </table:table-cell>
              <table:table-cell office:value-type="float" office:value="207230">
                <text:p>207230</text:p>
              </table:table-cell>
              <table:table-cell office:value-type="float" office:value="34498">
                <text:p>34498</text:p>
              </table:table-cell>
              <table:table-cell office:value-type="float" office:value="4.6">
                <text:p>4.6</text:p>
              </table:table-cell>
              <table:table-cell office:value-type="float" office:value="619288">
                <text:p>61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4.855556">
                <text:p>4.855556</text:p>
              </table:table-cell>
              <table:table-cell office:value-type="float" office:value="192899">
                <text:p>192899</text:p>
              </table:table-cell>
              <table:table-cell office:value-type="float" office:value="30481">
                <text:p>30481</text:p>
              </table:table-cell>
              <table:table-cell office:value-type="float" office:value="4.855556">
                <text:p>4.855556</text:p>
              </table:table-cell>
              <table:table-cell office:value-type="float" office:value="593054">
                <text:p>5930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5.111111">
                <text:p>5.111111</text:p>
              </table:table-cell>
              <table:table-cell office:value-type="float" office:value="181054">
                <text:p>181054</text:p>
              </table:table-cell>
              <table:table-cell office:value-type="float" office:value="23818">
                <text:p>23818</text:p>
              </table:table-cell>
              <table:table-cell office:value-type="float" office:value="5.111111">
                <text:p>5.111111</text:p>
              </table:table-cell>
              <table:table-cell office:value-type="float" office:value="564530">
                <text:p>5645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5.366667">
                <text:p>5.366667</text:p>
              </table:table-cell>
              <table:table-cell office:value-type="float" office:value="168187">
                <text:p>168187</text:p>
              </table:table-cell>
              <table:table-cell office:value-type="float" office:value="15374">
                <text:p>15374</text:p>
              </table:table-cell>
              <table:table-cell office:value-type="float" office:value="5.366667">
                <text:p>5.366667</text:p>
              </table:table-cell>
              <table:table-cell office:value-type="float" office:value="535900">
                <text:p>5359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5.622222">
                <text:p>5.622222</text:p>
              </table:table-cell>
              <table:table-cell office:value-type="float" office:value="154977">
                <text:p>154977</text:p>
              </table:table-cell>
              <table:table-cell office:value-type="float" office:value="8870">
                <text:p>8870</text:p>
              </table:table-cell>
              <table:table-cell office:value-type="float" office:value="5.622222">
                <text:p>5.622222</text:p>
              </table:table-cell>
              <table:table-cell office:value-type="float" office:value="495396">
                <text:p>495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.877778">
                <text:p>5.877778</text:p>
              </table:table-cell>
              <table:table-cell office:value-type="float" office:value="140129">
                <text:p>140129</text:p>
              </table:table-cell>
              <table:table-cell office:value-type="float" office:value="5452">
                <text:p>5452</text:p>
              </table:table-cell>
              <table:table-cell office:value-type="float" office:value="5.877778">
                <text:p>5.877778</text:p>
              </table:table-cell>
              <table:table-cell office:value-type="float" office:value="462346">
                <text:p>462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6.133333">
                <text:p>6.133333</text:p>
              </table:table-cell>
              <table:table-cell office:value-type="float" office:value="116459">
                <text:p>116459</text:p>
              </table:table-cell>
              <table:table-cell office:value-type="float" office:value="4215">
                <text:p>4215</text:p>
              </table:table-cell>
              <table:table-cell office:value-type="float" office:value="6.133333">
                <text:p>6.133333</text:p>
              </table:table-cell>
              <table:table-cell office:value-type="float" office:value="424872">
                <text:p>4248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6.388889">
                <text:p>6.388889</text:p>
              </table:table-cell>
              <table:table-cell office:value-type="float" office:value="94608">
                <text:p>94608</text:p>
              </table:table-cell>
              <table:table-cell office:value-type="float" office:value="3982">
                <text:p>3982</text:p>
              </table:table-cell>
              <table:table-cell office:value-type="float" office:value="6.388889">
                <text:p>6.388889</text:p>
              </table:table-cell>
              <table:table-cell office:value-type="float" office:value="381937">
                <text:p>3819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6.644444">
                <text:p>6.644444</text:p>
              </table:table-cell>
              <table:table-cell office:value-type="float" office:value="70286">
                <text:p>70286</text:p>
              </table:table-cell>
              <table:table-cell office:value-type="float" office:value="3815">
                <text:p>3815</text:p>
              </table:table-cell>
              <table:table-cell office:value-type="float" office:value="6.644444">
                <text:p>6.644444</text:p>
              </table:table-cell>
              <table:table-cell office:value-type="float" office:value="329288">
                <text:p>32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6.9">
                <text:p>6.9</text:p>
              </table:table-cell>
              <table:table-cell office:value-type="float" office:value="50686">
                <text:p>50686</text:p>
              </table:table-cell>
              <table:table-cell office:value-type="float" office:value="3669">
                <text:p>3669</text:p>
              </table:table-cell>
              <table:table-cell office:value-type="float" office:value="6.9">
                <text:p>6.9</text:p>
              </table:table-cell>
              <table:table-cell office:value-type="float" office:value="257805">
                <text:p>2578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7.155556">
                <text:p>7.155556</text:p>
              </table:table-cell>
              <table:table-cell office:value-type="float" office:value="35767">
                <text:p>35767</text:p>
              </table:table-cell>
              <table:table-cell office:value-type="float" office:value="3486">
                <text:p>3486</text:p>
              </table:table-cell>
              <table:table-cell office:value-type="float" office:value="7.155556">
                <text:p>7.155556</text:p>
              </table:table-cell>
              <table:table-cell office:value-type="float" office:value="208098">
                <text:p>2080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7.411111">
                <text:p>7.411111</text:p>
              </table:table-cell>
              <table:table-cell office:value-type="float" office:value="26509">
                <text:p>26509</text:p>
              </table:table-cell>
              <table:table-cell office:value-type="float" office:value="3260">
                <text:p>3260</text:p>
              </table:table-cell>
              <table:table-cell office:value-type="float" office:value="7.411111">
                <text:p>7.411111</text:p>
              </table:table-cell>
              <table:table-cell office:value-type="float" office:value="169798">
                <text:p>1697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7.666667">
                <text:p>7.666667</text:p>
              </table:table-cell>
              <table:table-cell office:value-type="float" office:value="23756">
                <text:p>23756</text:p>
              </table:table-cell>
              <table:table-cell office:value-type="float" office:value="3070">
                <text:p>3070</text:p>
              </table:table-cell>
              <table:table-cell office:value-type="float" office:value="7.666667">
                <text:p>7.666667</text:p>
              </table:table-cell>
              <table:table-cell office:value-type="float" office:value="145909">
                <text:p>145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7.922222">
                <text:p>7.922222</text:p>
              </table:table-cell>
              <table:table-cell office:value-type="float" office:value="22244">
                <text:p>22244</text:p>
              </table:table-cell>
              <table:table-cell office:value-type="float" office:value="2898">
                <text:p>2898</text:p>
              </table:table-cell>
              <table:table-cell office:value-type="float" office:value="7.922222">
                <text:p>7.922222</text:p>
              </table:table-cell>
              <table:table-cell office:value-type="float" office:value="131869">
                <text:p>131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8.177778">
                <text:p>8.177778</text:p>
              </table:table-cell>
              <table:table-cell office:value-type="float" office:value="21037">
                <text:p>21037</text:p>
              </table:table-cell>
              <table:table-cell office:value-type="float" office:value="2727">
                <text:p>2727</text:p>
              </table:table-cell>
              <table:table-cell office:value-type="float" office:value="8.177778">
                <text:p>8.177778</text:p>
              </table:table-cell>
              <table:table-cell office:value-type="float" office:value="124115">
                <text:p>1241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8.433333">
                <text:p>8.433333</text:p>
              </table:table-cell>
              <table:table-cell office:value-type="float" office:value="19908">
                <text:p>19908</text:p>
              </table:table-cell>
              <table:table-cell office:value-type="float" office:value="2548">
                <text:p>2548</text:p>
              </table:table-cell>
              <table:table-cell office:value-type="float" office:value="8.433333">
                <text:p>8.433333</text:p>
              </table:table-cell>
              <table:table-cell office:value-type="float" office:value="116170">
                <text:p>1161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8.688889">
                <text:p>8.688889</text:p>
              </table:table-cell>
              <table:table-cell office:value-type="float" office:value="18456">
                <text:p>18456</text:p>
              </table:table-cell>
              <table:table-cell office:value-type="float" office:value="2345">
                <text:p>2345</text:p>
              </table:table-cell>
              <table:table-cell office:value-type="float" office:value="8.688889">
                <text:p>8.688889</text:p>
              </table:table-cell>
              <table:table-cell office:value-type="float" office:value="110614">
                <text:p>1106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8.944444">
                <text:p>8.944444</text:p>
              </table:table-cell>
              <table:table-cell office:value-type="float" office:value="17388">
                <text:p>17388</text:p>
              </table:table-cell>
              <table:table-cell office:value-type="float" office:value="2190">
                <text:p>2190</text:p>
              </table:table-cell>
              <table:table-cell office:value-type="float" office:value="8.944444">
                <text:p>8.944444</text:p>
              </table:table-cell>
              <table:table-cell office:value-type="float" office:value="105134">
                <text:p>105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9.2">
                <text:p>9.2</text:p>
              </table:table-cell>
              <table:table-cell office:value-type="float" office:value="16277">
                <text:p>16277</text:p>
              </table:table-cell>
              <table:table-cell office:value-type="float" office:value="2036">
                <text:p>2036</text:p>
              </table:table-cell>
              <table:table-cell office:value-type="float" office:value="9.2">
                <text:p>9.2</text:p>
              </table:table-cell>
              <table:table-cell office:value-type="float" office:value="99396">
                <text:p>99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9.455556">
                <text:p>9.455556</text:p>
              </table:table-cell>
              <table:table-cell office:value-type="float" office:value="15333">
                <text:p>15333</text:p>
              </table:table-cell>
              <table:table-cell office:value-type="float" office:value="1893">
                <text:p>1893</text:p>
              </table:table-cell>
              <table:table-cell office:value-type="float" office:value="9.455556">
                <text:p>9.455556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9.711111">
                <text:p>9.711111</text:p>
              </table:table-cell>
              <table:table-cell office:value-type="float" office:value="14291">
                <text:p>14291</text:p>
              </table:table-cell>
              <table:table-cell office:value-type="float" office:value="1703">
                <text:p>1703</text:p>
              </table:table-cell>
              <table:table-cell office:value-type="float" office:value="9.711111">
                <text:p>9.711111</text:p>
              </table:table-cell>
              <table:table-cell office:value-type="float" office:value="87962">
                <text:p>879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9.966667">
                <text:p>9.966667</text:p>
              </table:table-cell>
              <table:table-cell office:value-type="float" office:value="13143">
                <text:p>13143</text:p>
              </table:table-cell>
              <table:table-cell office:value-type="float" office:value="1468">
                <text:p>1468</text:p>
              </table:table-cell>
              <table:table-cell office:value-type="float" office:value="9.966667">
                <text:p>9.966667</text:p>
              </table:table-cell>
              <table:table-cell office:value-type="float" office:value="83366">
                <text:p>83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0.222222">
                <text:p>10.222222</text:p>
              </table:table-cell>
              <table:table-cell office:value-type="float" office:value="12295">
                <text:p>12295</text:p>
              </table:table-cell>
              <table:table-cell office:value-type="float" office:value="1251">
                <text:p>1251</text:p>
              </table:table-cell>
              <table:table-cell office:value-type="float" office:value="10.222222">
                <text:p>10.222222</text:p>
              </table:table-cell>
              <table:table-cell office:value-type="float" office:value="78593">
                <text:p>78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.477778">
                <text:p>10.477778</text:p>
              </table:table-cell>
              <table:table-cell office:value-type="float" office:value="11482">
                <text:p>11482</text:p>
              </table:table-cell>
              <table:table-cell office:value-type="float" office:value="1018">
                <text:p>1018</text:p>
              </table:table-cell>
              <table:table-cell office:value-type="float" office:value="10.477778">
                <text:p>10.477778</text:p>
              </table:table-cell>
              <table:table-cell office:value-type="float" office:value="74297">
                <text:p>74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10.733333">
                <text:p>10.733333</text:p>
              </table:table-cell>
              <table:table-cell office:value-type="float" office:value="10686">
                <text:p>10686</text:p>
              </table:table-cell>
              <table:table-cell office:value-type="float" office:value="799">
                <text:p>799</text:p>
              </table:table-cell>
              <table:table-cell office:value-type="float" office:value="10.733333">
                <text:p>10.733333</text:p>
              </table:table-cell>
              <table:table-cell office:value-type="float" office:value="70268">
                <text:p>702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cm" svg:y="0.339cm" chart:style-name="ch2">
          <text:p>Peak cnt for SiPm1, SiPm2</text:p>
        </chart:title>
        <chart:subtitle svg:x="2.513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lct.A1:lct.A39 lct.D4:lct.D38 lct.H3:lct.H38 lct.W3:lct.W38 lct.J3:lct.J38 lct.U3:lct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lct.A1:lct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lct.H4:lct.H38" chart:label-cell-address="lct.H3:lct.H3" chart:class="chart:scatter">
            <chart:domain table:cell-range-address="lct.D4:lct.D38"/>
            <chart:data-point chart:repeated="35"/>
          </chart:series>
          <chart:series chart:style-name="ch12" chart:values-cell-range-address="lct.W4:lct.W38" chart:label-cell-address="lct.W3:lct.W3" chart:class="chart:scatter">
            <chart:domain table:cell-range-address="lct.Q4:lct.Q38"/>
            <chart:data-point chart:repeated="35"/>
          </chart:series>
          <chart:series chart:style-name="ch13" chart:values-cell-range-address="lct.J4:lct.J38" chart:label-cell-address="lct.J3:lct.J3" chart:class="chart:scatter">
            <chart:data-point chart:repeated="35"/>
          </chart:series>
          <chart:series chart:style-name="ch14" chart:values-cell-range-address="lct.U4:lct.U38" chart:label-cell-address="lct.U3:lct.U3" chart:class="chart:scatter">
            <chart:domain table:cell-range-address="lct.Q4:lct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LXtalk@3[V]ov</text:p>
                <draw:g>
                  <svg:desc>lct.H3:lct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LH3Xtalk@3[V]ovSTH</text:p>
                <draw:g>
                  <svg:desc>lct.W3:lct.W3</svg:desc>
                </draw:g>
              </table:table-cell>
              <table:table-cell office:value-type="string">
                <text:p>pkcnt2LH3Xtalk@3[V]ov</text:p>
                <draw:g>
                  <svg:desc>lct.J3:lct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LXtalk@3[V]ovSTH</text:p>
                <draw:g>
                  <svg:desc>lct.U3:lct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lct.A1:lct.A39</svg:desc>
                </draw:g>
              </table:table-cell>
              <table:table-cell office:value-type="float" office:value="2.044444">
                <text:p>2.044444</text:p>
                <draw:g>
                  <svg:desc>lct.D4:lct.D38</svg:desc>
                </draw:g>
              </table:table-cell>
              <table:table-cell office:value-type="float" office:value="87506">
                <text:p>87506</text:p>
                <draw:g>
                  <svg:desc>lct.H4:lct.H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319930">
                <text:p>319930</text:p>
                <draw:g>
                  <svg:desc>lct.W4:lct.W38</svg:desc>
                </draw:g>
              </table:table-cell>
              <table:table-cell office:value-type="float" office:value="34776">
                <text:p>34776</text:p>
                <draw:g>
                  <svg:desc>lct.J4:lct.J38</svg:desc>
                </draw:g>
              </table:table-cell>
              <table:table-cell office:value-type="float" office:value="2.044444">
                <text:p>2.044444</text:p>
                <draw:g>
                  <svg:desc>lct.Q4:lct.Q38</svg:desc>
                </draw:g>
              </table:table-cell>
              <table:table-cell office:value-type="float" office:value="897739">
                <text:p>897739</text:p>
                <draw:g>
                  <svg:desc>lct.U4:lct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87996">
                <text:p>87996</text:p>
              </table:table-cell>
              <table:table-cell office:value-type="float" office:value="2.3">
                <text:p>2.3</text:p>
              </table:table-cell>
              <table:table-cell office:value-type="float" office:value="308129">
                <text:p>308129</text:p>
              </table:table-cell>
              <table:table-cell office:value-type="float" office:value="34842">
                <text:p>34842</text:p>
              </table:table-cell>
              <table:table-cell office:value-type="float" office:value="2.3">
                <text:p>2.3</text:p>
              </table:table-cell>
              <table:table-cell office:value-type="float" office:value="870307">
                <text:p>8703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88491">
                <text:p>88491</text:p>
              </table:table-cell>
              <table:table-cell office:value-type="float" office:value="2.555556">
                <text:p>2.555556</text:p>
              </table:table-cell>
              <table:table-cell office:value-type="float" office:value="296761">
                <text:p>296761</text:p>
              </table:table-cell>
              <table:table-cell office:value-type="float" office:value="34907">
                <text:p>34907</text:p>
              </table:table-cell>
              <table:table-cell office:value-type="float" office:value="2.555556">
                <text:p>2.555556</text:p>
              </table:table-cell>
              <table:table-cell office:value-type="float" office:value="843178">
                <text:p>84317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88967">
                <text:p>88967</text:p>
              </table:table-cell>
              <table:table-cell office:value-type="float" office:value="2.811111">
                <text:p>2.811111</text:p>
              </table:table-cell>
              <table:table-cell office:value-type="float" office:value="285324">
                <text:p>285324</text:p>
              </table:table-cell>
              <table:table-cell office:value-type="float" office:value="34985">
                <text:p>34985</text:p>
              </table:table-cell>
              <table:table-cell office:value-type="float" office:value="2.811111">
                <text:p>2.811111</text:p>
              </table:table-cell>
              <table:table-cell office:value-type="float" office:value="815389">
                <text:p>81538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89651">
                <text:p>89651</text:p>
              </table:table-cell>
              <table:table-cell office:value-type="float" office:value="3.066667">
                <text:p>3.066667</text:p>
              </table:table-cell>
              <table:table-cell office:value-type="float" office:value="274854">
                <text:p>274854</text:p>
              </table:table-cell>
              <table:table-cell office:value-type="float" office:value="35052">
                <text:p>35052</text:p>
              </table:table-cell>
              <table:table-cell office:value-type="float" office:value="3.066667">
                <text:p>3.066667</text:p>
              </table:table-cell>
              <table:table-cell office:value-type="float" office:value="781169">
                <text:p>7811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90095">
                <text:p>90095</text:p>
              </table:table-cell>
              <table:table-cell office:value-type="float" office:value="3.322222">
                <text:p>3.322222</text:p>
              </table:table-cell>
              <table:table-cell office:value-type="float" office:value="260940">
                <text:p>260940</text:p>
              </table:table-cell>
              <table:table-cell office:value-type="float" office:value="35137">
                <text:p>35137</text:p>
              </table:table-cell>
              <table:table-cell office:value-type="float" office:value="3.322222">
                <text:p>3.322222</text:p>
              </table:table-cell>
              <table:table-cell office:value-type="float" office:value="755984">
                <text:p>7559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90559">
                <text:p>90559</text:p>
              </table:table-cell>
              <table:table-cell office:value-type="float" office:value="3.577778">
                <text:p>3.577778</text:p>
              </table:table-cell>
              <table:table-cell office:value-type="float" office:value="250375">
                <text:p>250375</text:p>
              </table:table-cell>
              <table:table-cell office:value-type="float" office:value="35203">
                <text:p>35203</text:p>
              </table:table-cell>
              <table:table-cell office:value-type="float" office:value="3.577778">
                <text:p>3.577778</text:p>
              </table:table-cell>
              <table:table-cell office:value-type="float" office:value="730684">
                <text:p>73068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91015">
                <text:p>91015</text:p>
              </table:table-cell>
              <table:table-cell office:value-type="float" office:value="3.833333">
                <text:p>3.833333</text:p>
              </table:table-cell>
              <table:table-cell office:value-type="float" office:value="239619">
                <text:p>239619</text:p>
              </table:table-cell>
              <table:table-cell office:value-type="float" office:value="35271">
                <text:p>35271</text:p>
              </table:table-cell>
              <table:table-cell office:value-type="float" office:value="3.833333">
                <text:p>3.833333</text:p>
              </table:table-cell>
              <table:table-cell office:value-type="float" office:value="704311">
                <text:p>70431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91464">
                <text:p>91464</text:p>
              </table:table-cell>
              <table:table-cell office:value-type="float" office:value="4.088889">
                <text:p>4.088889</text:p>
              </table:table-cell>
              <table:table-cell office:value-type="float" office:value="228830">
                <text:p>228830</text:p>
              </table:table-cell>
              <table:table-cell office:value-type="float" office:value="35324">
                <text:p>35324</text:p>
              </table:table-cell>
              <table:table-cell office:value-type="float" office:value="4.088889">
                <text:p>4.088889</text:p>
              </table:table-cell>
              <table:table-cell office:value-type="float" office:value="678887">
                <text:p>67888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91914">
                <text:p>91914</text:p>
              </table:table-cell>
              <table:table-cell office:value-type="float" office:value="4.344444">
                <text:p>4.344444</text:p>
              </table:table-cell>
              <table:table-cell office:value-type="float" office:value="218369">
                <text:p>218369</text:p>
              </table:table-cell>
              <table:table-cell office:value-type="float" office:value="35253">
                <text:p>35253</text:p>
              </table:table-cell>
              <table:table-cell office:value-type="float" office:value="4.344444">
                <text:p>4.344444</text:p>
              </table:table-cell>
              <table:table-cell office:value-type="float" office:value="644909">
                <text:p>644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91722">
                <text:p>91722</text:p>
              </table:table-cell>
              <table:table-cell office:value-type="float" office:value="4.6">
                <text:p>4.6</text:p>
              </table:table-cell>
              <table:table-cell office:value-type="float" office:value="207230">
                <text:p>207230</text:p>
              </table:table-cell>
              <table:table-cell office:value-type="float" office:value="34498">
                <text:p>34498</text:p>
              </table:table-cell>
              <table:table-cell office:value-type="float" office:value="4.6">
                <text:p>4.6</text:p>
              </table:table-cell>
              <table:table-cell office:value-type="float" office:value="619288">
                <text:p>61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89634">
                <text:p>89634</text:p>
              </table:table-cell>
              <table:table-cell office:value-type="float" office:value="4.855556">
                <text:p>4.855556</text:p>
              </table:table-cell>
              <table:table-cell office:value-type="float" office:value="192899">
                <text:p>192899</text:p>
              </table:table-cell>
              <table:table-cell office:value-type="float" office:value="30481">
                <text:p>30481</text:p>
              </table:table-cell>
              <table:table-cell office:value-type="float" office:value="4.855556">
                <text:p>4.855556</text:p>
              </table:table-cell>
              <table:table-cell office:value-type="float" office:value="593054">
                <text:p>59305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82748">
                <text:p>82748</text:p>
              </table:table-cell>
              <table:table-cell office:value-type="float" office:value="5.111111">
                <text:p>5.111111</text:p>
              </table:table-cell>
              <table:table-cell office:value-type="float" office:value="181054">
                <text:p>181054</text:p>
              </table:table-cell>
              <table:table-cell office:value-type="float" office:value="23818">
                <text:p>23818</text:p>
              </table:table-cell>
              <table:table-cell office:value-type="float" office:value="5.111111">
                <text:p>5.111111</text:p>
              </table:table-cell>
              <table:table-cell office:value-type="float" office:value="564530">
                <text:p>56453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69721">
                <text:p>69721</text:p>
              </table:table-cell>
              <table:table-cell office:value-type="float" office:value="5.366667">
                <text:p>5.366667</text:p>
              </table:table-cell>
              <table:table-cell office:value-type="float" office:value="168187">
                <text:p>168187</text:p>
              </table:table-cell>
              <table:table-cell office:value-type="float" office:value="15374">
                <text:p>15374</text:p>
              </table:table-cell>
              <table:table-cell office:value-type="float" office:value="5.366667">
                <text:p>5.366667</text:p>
              </table:table-cell>
              <table:table-cell office:value-type="float" office:value="535900">
                <text:p>5359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46622">
                <text:p>46622</text:p>
              </table:table-cell>
              <table:table-cell office:value-type="float" office:value="5.622222">
                <text:p>5.622222</text:p>
              </table:table-cell>
              <table:table-cell office:value-type="float" office:value="154977">
                <text:p>154977</text:p>
              </table:table-cell>
              <table:table-cell office:value-type="float" office:value="8870">
                <text:p>8870</text:p>
              </table:table-cell>
              <table:table-cell office:value-type="float" office:value="5.622222">
                <text:p>5.622222</text:p>
              </table:table-cell>
              <table:table-cell office:value-type="float" office:value="495396">
                <text:p>495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32533">
                <text:p>32533</text:p>
              </table:table-cell>
              <table:table-cell office:value-type="float" office:value="5.877778">
                <text:p>5.877778</text:p>
              </table:table-cell>
              <table:table-cell office:value-type="float" office:value="140129">
                <text:p>140129</text:p>
              </table:table-cell>
              <table:table-cell office:value-type="float" office:value="5452">
                <text:p>5452</text:p>
              </table:table-cell>
              <table:table-cell office:value-type="float" office:value="5.877778">
                <text:p>5.877778</text:p>
              </table:table-cell>
              <table:table-cell office:value-type="float" office:value="462346">
                <text:p>46234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24523">
                <text:p>24523</text:p>
              </table:table-cell>
              <table:table-cell office:value-type="float" office:value="6.133333">
                <text:p>6.133333</text:p>
              </table:table-cell>
              <table:table-cell office:value-type="float" office:value="116459">
                <text:p>116459</text:p>
              </table:table-cell>
              <table:table-cell office:value-type="float" office:value="4215">
                <text:p>4215</text:p>
              </table:table-cell>
              <table:table-cell office:value-type="float" office:value="6.133333">
                <text:p>6.133333</text:p>
              </table:table-cell>
              <table:table-cell office:value-type="float" office:value="424872">
                <text:p>4248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21322">
                <text:p>21322</text:p>
              </table:table-cell>
              <table:table-cell office:value-type="float" office:value="6.388889">
                <text:p>6.388889</text:p>
              </table:table-cell>
              <table:table-cell office:value-type="float" office:value="94608">
                <text:p>94608</text:p>
              </table:table-cell>
              <table:table-cell office:value-type="float" office:value="3982">
                <text:p>3982</text:p>
              </table:table-cell>
              <table:table-cell office:value-type="float" office:value="6.388889">
                <text:p>6.388889</text:p>
              </table:table-cell>
              <table:table-cell office:value-type="float" office:value="381937">
                <text:p>38193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20080">
                <text:p>20080</text:p>
              </table:table-cell>
              <table:table-cell office:value-type="float" office:value="6.644444">
                <text:p>6.644444</text:p>
              </table:table-cell>
              <table:table-cell office:value-type="float" office:value="70286">
                <text:p>70286</text:p>
              </table:table-cell>
              <table:table-cell office:value-type="float" office:value="3815">
                <text:p>3815</text:p>
              </table:table-cell>
              <table:table-cell office:value-type="float" office:value="6.644444">
                <text:p>6.644444</text:p>
              </table:table-cell>
              <table:table-cell office:value-type="float" office:value="329288">
                <text:p>32928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19083">
                <text:p>19083</text:p>
              </table:table-cell>
              <table:table-cell office:value-type="float" office:value="6.9">
                <text:p>6.9</text:p>
              </table:table-cell>
              <table:table-cell office:value-type="float" office:value="50686">
                <text:p>50686</text:p>
              </table:table-cell>
              <table:table-cell office:value-type="float" office:value="3669">
                <text:p>3669</text:p>
              </table:table-cell>
              <table:table-cell office:value-type="float" office:value="6.9">
                <text:p>6.9</text:p>
              </table:table-cell>
              <table:table-cell office:value-type="float" office:value="257805">
                <text:p>2578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18382">
                <text:p>18382</text:p>
              </table:table-cell>
              <table:table-cell office:value-type="float" office:value="7.155556">
                <text:p>7.155556</text:p>
              </table:table-cell>
              <table:table-cell office:value-type="float" office:value="35767">
                <text:p>35767</text:p>
              </table:table-cell>
              <table:table-cell office:value-type="float" office:value="3486">
                <text:p>3486</text:p>
              </table:table-cell>
              <table:table-cell office:value-type="float" office:value="7.155556">
                <text:p>7.155556</text:p>
              </table:table-cell>
              <table:table-cell office:value-type="float" office:value="208098">
                <text:p>2080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17637">
                <text:p>17637</text:p>
              </table:table-cell>
              <table:table-cell office:value-type="float" office:value="7.411111">
                <text:p>7.411111</text:p>
              </table:table-cell>
              <table:table-cell office:value-type="float" office:value="26509">
                <text:p>26509</text:p>
              </table:table-cell>
              <table:table-cell office:value-type="float" office:value="3260">
                <text:p>3260</text:p>
              </table:table-cell>
              <table:table-cell office:value-type="float" office:value="7.411111">
                <text:p>7.411111</text:p>
              </table:table-cell>
              <table:table-cell office:value-type="float" office:value="169798">
                <text:p>16979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16883">
                <text:p>16883</text:p>
              </table:table-cell>
              <table:table-cell office:value-type="float" office:value="7.666667">
                <text:p>7.666667</text:p>
              </table:table-cell>
              <table:table-cell office:value-type="float" office:value="23756">
                <text:p>23756</text:p>
              </table:table-cell>
              <table:table-cell office:value-type="float" office:value="3070">
                <text:p>3070</text:p>
              </table:table-cell>
              <table:table-cell office:value-type="float" office:value="7.666667">
                <text:p>7.666667</text:p>
              </table:table-cell>
              <table:table-cell office:value-type="float" office:value="145909">
                <text:p>14590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16081">
                <text:p>16081</text:p>
              </table:table-cell>
              <table:table-cell office:value-type="float" office:value="7.922222">
                <text:p>7.922222</text:p>
              </table:table-cell>
              <table:table-cell office:value-type="float" office:value="22244">
                <text:p>22244</text:p>
              </table:table-cell>
              <table:table-cell office:value-type="float" office:value="2898">
                <text:p>2898</text:p>
              </table:table-cell>
              <table:table-cell office:value-type="float" office:value="7.922222">
                <text:p>7.922222</text:p>
              </table:table-cell>
              <table:table-cell office:value-type="float" office:value="131869">
                <text:p>13186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15372">
                <text:p>15372</text:p>
              </table:table-cell>
              <table:table-cell office:value-type="float" office:value="8.177778">
                <text:p>8.177778</text:p>
              </table:table-cell>
              <table:table-cell office:value-type="float" office:value="21037">
                <text:p>21037</text:p>
              </table:table-cell>
              <table:table-cell office:value-type="float" office:value="2727">
                <text:p>2727</text:p>
              </table:table-cell>
              <table:table-cell office:value-type="float" office:value="8.177778">
                <text:p>8.177778</text:p>
              </table:table-cell>
              <table:table-cell office:value-type="float" office:value="124115">
                <text:p>1241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14422">
                <text:p>14422</text:p>
              </table:table-cell>
              <table:table-cell office:value-type="float" office:value="8.433333">
                <text:p>8.433333</text:p>
              </table:table-cell>
              <table:table-cell office:value-type="float" office:value="19908">
                <text:p>19908</text:p>
              </table:table-cell>
              <table:table-cell office:value-type="float" office:value="2548">
                <text:p>2548</text:p>
              </table:table-cell>
              <table:table-cell office:value-type="float" office:value="8.433333">
                <text:p>8.433333</text:p>
              </table:table-cell>
              <table:table-cell office:value-type="float" office:value="116170">
                <text:p>11617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13697">
                <text:p>13697</text:p>
              </table:table-cell>
              <table:table-cell office:value-type="float" office:value="8.688889">
                <text:p>8.688889</text:p>
              </table:table-cell>
              <table:table-cell office:value-type="float" office:value="18456">
                <text:p>18456</text:p>
              </table:table-cell>
              <table:table-cell office:value-type="float" office:value="2345">
                <text:p>2345</text:p>
              </table:table-cell>
              <table:table-cell office:value-type="float" office:value="8.688889">
                <text:p>8.688889</text:p>
              </table:table-cell>
              <table:table-cell office:value-type="float" office:value="110614">
                <text:p>11061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12981">
                <text:p>12981</text:p>
              </table:table-cell>
              <table:table-cell office:value-type="float" office:value="8.944444">
                <text:p>8.944444</text:p>
              </table:table-cell>
              <table:table-cell office:value-type="float" office:value="17388">
                <text:p>17388</text:p>
              </table:table-cell>
              <table:table-cell office:value-type="float" office:value="2190">
                <text:p>2190</text:p>
              </table:table-cell>
              <table:table-cell office:value-type="float" office:value="8.944444">
                <text:p>8.944444</text:p>
              </table:table-cell>
              <table:table-cell office:value-type="float" office:value="105134">
                <text:p>1051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12192">
                <text:p>12192</text:p>
              </table:table-cell>
              <table:table-cell office:value-type="float" office:value="9.2">
                <text:p>9.2</text:p>
              </table:table-cell>
              <table:table-cell office:value-type="float" office:value="16277">
                <text:p>16277</text:p>
              </table:table-cell>
              <table:table-cell office:value-type="float" office:value="2036">
                <text:p>2036</text:p>
              </table:table-cell>
              <table:table-cell office:value-type="float" office:value="9.2">
                <text:p>9.2</text:p>
              </table:table-cell>
              <table:table-cell office:value-type="float" office:value="99396">
                <text:p>9939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11452">
                <text:p>11452</text:p>
              </table:table-cell>
              <table:table-cell office:value-type="float" office:value="9.455556">
                <text:p>9.455556</text:p>
              </table:table-cell>
              <table:table-cell office:value-type="float" office:value="15333">
                <text:p>15333</text:p>
              </table:table-cell>
              <table:table-cell office:value-type="float" office:value="1893">
                <text:p>1893</text:p>
              </table:table-cell>
              <table:table-cell office:value-type="float" office:value="9.455556">
                <text:p>9.455556</text:p>
              </table:table-cell>
              <table:table-cell office:value-type="float" office:value="94300">
                <text:p>9430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10569">
                <text:p>10569</text:p>
              </table:table-cell>
              <table:table-cell office:value-type="float" office:value="9.711111">
                <text:p>9.711111</text:p>
              </table:table-cell>
              <table:table-cell office:value-type="float" office:value="14291">
                <text:p>14291</text:p>
              </table:table-cell>
              <table:table-cell office:value-type="float" office:value="1703">
                <text:p>1703</text:p>
              </table:table-cell>
              <table:table-cell office:value-type="float" office:value="9.711111">
                <text:p>9.711111</text:p>
              </table:table-cell>
              <table:table-cell office:value-type="float" office:value="87962">
                <text:p>8796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9871">
                <text:p>9871</text:p>
              </table:table-cell>
              <table:table-cell office:value-type="float" office:value="9.966667">
                <text:p>9.966667</text:p>
              </table:table-cell>
              <table:table-cell office:value-type="float" office:value="13143">
                <text:p>13143</text:p>
              </table:table-cell>
              <table:table-cell office:value-type="float" office:value="1468">
                <text:p>1468</text:p>
              </table:table-cell>
              <table:table-cell office:value-type="float" office:value="9.966667">
                <text:p>9.966667</text:p>
              </table:table-cell>
              <table:table-cell office:value-type="float" office:value="83366">
                <text:p>8336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9120">
                <text:p>9120</text:p>
              </table:table-cell>
              <table:table-cell office:value-type="float" office:value="10.222222">
                <text:p>10.222222</text:p>
              </table:table-cell>
              <table:table-cell office:value-type="float" office:value="12295">
                <text:p>12295</text:p>
              </table:table-cell>
              <table:table-cell office:value-type="float" office:value="1251">
                <text:p>1251</text:p>
              </table:table-cell>
              <table:table-cell office:value-type="float" office:value="10.222222">
                <text:p>10.222222</text:p>
              </table:table-cell>
              <table:table-cell office:value-type="float" office:value="78593">
                <text:p>7859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8332">
                <text:p>8332</text:p>
              </table:table-cell>
              <table:table-cell office:value-type="float" office:value="10.477778">
                <text:p>10.477778</text:p>
              </table:table-cell>
              <table:table-cell office:value-type="float" office:value="11482">
                <text:p>11482</text:p>
              </table:table-cell>
              <table:table-cell office:value-type="float" office:value="1018">
                <text:p>1018</text:p>
              </table:table-cell>
              <table:table-cell office:value-type="float" office:value="10.477778">
                <text:p>10.477778</text:p>
              </table:table-cell>
              <table:table-cell office:value-type="float" office:value="74297">
                <text:p>74297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7525">
                <text:p>7525</text:p>
              </table:table-cell>
              <table:table-cell office:value-type="float" office:value="10.733333">
                <text:p>10.733333</text:p>
              </table:table-cell>
              <table:table-cell office:value-type="float" office:value="10686">
                <text:p>10686</text:p>
              </table:table-cell>
              <table:table-cell office:value-type="float" office:value="799">
                <text:p>799</text:p>
              </table:table-cell>
              <table:table-cell office:value-type="float" office:value="10.733333">
                <text:p>10.733333</text:p>
              </table:table-cell>
              <table:table-cell office:value-type="float" office:value="70268">
                <text:p>7026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75cm" svg:height="9.79cm" xlink:href=".." xlink:type="simple" chart:class="chart:scatter" chart:style-name="ch1">
        <chart:title svg:x="2.152cm" svg:y="0.339cm" chart:style-name="ch2">
          <text:p>Peak cnt for SiPm1, SiPm2</text:p>
        </chart:title>
        <chart:subtitle svg:x="2.515cm" svg:y="1.305cm" chart:style-name="ch3">
          <text:p>std and SimpleThreshold</text:p>
        </chart:subtitle>
        <chart:legend svg:x="10.456cm" svg:y="0.4cm" style:legend-expansion="custom" chartooo:width="5.518cm" chartooo:height="2.387cm" style:legend-expansion-aspect-ratio="2.31168831168831" chart:style-name="ch4"/>
        <chart:plot-area chart:style-name="ch5" table:cell-range-address="theffect_1_7.A1:theffect_1_7.A39 theffect_1_7.D4:theffect_1_7.D38 theffect_1_7.H3:theffect_1_7.H38 theffect_1_7.W3:theffect_1_7.W38 theffect_1_7.J3:theffect_1_7.J38 theffect_1_7.U3:theffect_1_7.U38" chart:data-source-has-labels="both" svg:x="0.957cm" svg:y="1.812cm" svg:width="14.812cm" svg:height="6.935cm">
          <chartooo:coordinate-region svg:x="2.504cm" svg:y="2.025cm" svg:width="13.078cm" svg:height="6.049cm"/>
          <chart:axis chart:dimension="x" chart:name="primary-x" chart:style-name="ch6" chartooo:axis-type="auto">
            <chart:title svg:x="7.261cm" svg:y="8.943cm" chart:style-name="ch7">
              <text:p>threshold [mV]</text:p>
            </chart:title>
            <chart:categories table:cell-range-address="theffect_1_7.A1:theffect_1_7.A39"/>
          </chart:axis>
          <chart:axis chart:dimension="y" chart:name="primary-y" chart:style-name="ch8">
            <chart:title svg:x="0.051cm" svg:y="6.5cm" chart:style-name="ch9">
              <text:p>counts  ( for .1s)</text:p>
            </chart:title>
            <chart:grid chart:style-name="ch10" chart:class="major"/>
          </chart:axis>
          <chart:series chart:style-name="ch11" chart:values-cell-range-address="theffect_1_7.H4:theffect_1_7.H38" chart:label-cell-address="theffect_1_7.H3:theffect_1_7.H3" chart:class="chart:scatter">
            <chart:domain table:cell-range-address="theffect_1_7.D4:theffect_1_7.D38"/>
            <chart:data-point chart:repeated="35"/>
          </chart:series>
          <chart:series chart:style-name="ch12" chart:values-cell-range-address="theffect_1_7.W4:theffect_1_7.W38" chart:label-cell-address="theffect_1_7.W3:theffect_1_7.W3" chart:class="chart:scatter">
            <chart:domain table:cell-range-address="theffect_1_7.Q4:theffect_1_7.Q38"/>
            <chart:data-point chart:repeated="35"/>
          </chart:series>
          <chart:series chart:style-name="ch13" chart:values-cell-range-address="theffect_1_7.J4:theffect_1_7.J38" chart:label-cell-address="theffect_1_7.J3:theffect_1_7.J3" chart:class="chart:scatter">
            <chart:data-point chart:repeated="35"/>
          </chart:series>
          <chart:series chart:style-name="ch14" chart:values-cell-range-address="theffect_1_7.U4:theffect_1_7.U38" chart:label-cell-address="theffect_1_7.U3:theffect_1_7.U3" chart:class="chart:scatter">
            <chart:domain table:cell-range-address="theffect_1_7.Q4:theffect_1_7.Q38"/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kcnt1@1.7[V]ov</text:p>
                <draw:g>
                  <svg:desc>theffect_1_7.H3:theffect_1_7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2@1.7[V]ovSTH</text:p>
                <draw:g>
                  <svg:desc>theffect_1_7.W3:theffect_1_7.W3</svg:desc>
                </draw:g>
              </table:table-cell>
              <table:table-cell office:value-type="string">
                <text:p>pkcnt2@1.7[V]ov</text:p>
                <draw:g>
                  <svg:desc>theffect_1_7.J3:theffect_1_7.J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kcnt1@1.7[V]ovSTH</text:p>
                <draw:g>
                  <svg:desc>theffect_1_7.U3:theffect_1_7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ias</text:p>
                <draw:g>
                  <svg:desc>theffect_1_7.A1:theffect_1_7.A39</svg:desc>
                </draw:g>
              </table:table-cell>
              <table:table-cell office:value-type="float" office:value="2.044444">
                <text:p>2.044444</text:p>
                <draw:g>
                  <svg:desc>theffect_1_7.D4:theffect_1_7.D38</svg:desc>
                </draw:g>
              </table:table-cell>
              <table:table-cell office:value-type="float" office:value="51540">
                <text:p>51540</text:p>
                <draw:g>
                  <svg:desc>theffect_1_7.H4:theffect_1_7.H38</svg:desc>
                </draw:g>
              </table:table-cell>
              <table:table-cell office:value-type="float" office:value="1.688889">
                <text:p>1.688889</text:p>
                <draw:g>
                  <svg:desc>theffect_1_7.Q4:theffect_1_7.Q38</svg:desc>
                </draw:g>
              </table:table-cell>
              <table:table-cell office:value-type="float" office:value="480481">
                <text:p>480481</text:p>
                <draw:g>
                  <svg:desc>theffect_1_7.W4:theffect_1_7.W38</svg:desc>
                </draw:g>
              </table:table-cell>
              <table:table-cell office:value-type="float" office:value="55555">
                <text:p>55555</text:p>
                <draw:g>
                  <svg:desc>theffect_1_7.J4:theffect_1_7.J38</svg:desc>
                </draw:g>
              </table:table-cell>
              <table:table-cell office:value-type="float" office:value="1.688889">
                <text:p>1.688889</text:p>
                <draw:g>
                  <svg:desc>theffect_1_7.Q4:theffect_1_7.Q38</svg:desc>
                </draw:g>
              </table:table-cell>
              <table:table-cell office:value-type="float" office:value="398103">
                <text:p>398103</text:p>
                <draw:g>
                  <svg:desc>theffect_1_7.U4:theffect_1_7.U38</svg:desc>
                </draw:g>
              </table:table-cell>
            </table:table-row>
            <table:table-row>
              <table:table-cell office:value-type="string">
                <text:p>temp</text:p>
              </table:table-cell>
              <table:table-cell office:value-type="float" office:value="2.3">
                <text:p>2.3</text:p>
              </table:table-cell>
              <table:table-cell office:value-type="float" office:value="51122">
                <text:p>51122</text:p>
              </table:table-cell>
              <table:table-cell office:value-type="float" office:value="1.9">
                <text:p>1.9</text:p>
              </table:table-cell>
              <table:table-cell office:value-type="float" office:value="461168">
                <text:p>461168</text:p>
              </table:table-cell>
              <table:table-cell office:value-type="float" office:value="55410">
                <text:p>55410</text:p>
              </table:table-cell>
              <table:table-cell office:value-type="float" office:value="1.9">
                <text:p>1.9</text:p>
              </table:table-cell>
              <table:table-cell office:value-type="float" office:value="373472">
                <text:p>373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55556">
                <text:p>2.555556</text:p>
              </table:table-cell>
              <table:table-cell office:value-type="float" office:value="48406">
                <text:p>48406</text:p>
              </table:table-cell>
              <table:table-cell office:value-type="float" office:value="2.111111">
                <text:p>2.111111</text:p>
              </table:table-cell>
              <table:table-cell office:value-type="float" office:value="432752">
                <text:p>432752</text:p>
              </table:table-cell>
              <table:table-cell office:value-type="float" office:value="53798">
                <text:p>53798</text:p>
              </table:table-cell>
              <table:table-cell office:value-type="float" office:value="2.111111">
                <text:p>2.111111</text:p>
              </table:table-cell>
              <table:table-cell office:value-type="float" office:value="358890">
                <text:p>35889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2.811111">
                <text:p>2.811111</text:p>
              </table:table-cell>
              <table:table-cell office:value-type="float" office:value="41080">
                <text:p>41080</text:p>
              </table:table-cell>
              <table:table-cell office:value-type="float" office:value="2.322222">
                <text:p>2.322222</text:p>
              </table:table-cell>
              <table:table-cell office:value-type="float" office:value="404554">
                <text:p>404554</text:p>
              </table:table-cell>
              <table:table-cell office:value-type="float" office:value="48428">
                <text:p>48428</text:p>
              </table:table-cell>
              <table:table-cell office:value-type="float" office:value="2.322222">
                <text:p>2.322222</text:p>
              </table:table-cell>
              <table:table-cell office:value-type="float" office:value="335380">
                <text:p>33538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066667">
                <text:p>3.066667</text:p>
              </table:table-cell>
              <table:table-cell office:value-type="float" office:value="30869">
                <text:p>30869</text:p>
              </table:table-cell>
              <table:table-cell office:value-type="float" office:value="2.533333">
                <text:p>2.533333</text:p>
              </table:table-cell>
              <table:table-cell office:value-type="float" office:value="384273">
                <text:p>384273</text:p>
              </table:table-cell>
              <table:table-cell office:value-type="float" office:value="38644">
                <text:p>38644</text:p>
              </table:table-cell>
              <table:table-cell office:value-type="float" office:value="2.533333">
                <text:p>2.533333</text:p>
              </table:table-cell>
              <table:table-cell office:value-type="float" office:value="312105">
                <text:p>3121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322222">
                <text:p>3.322222</text:p>
              </table:table-cell>
              <table:table-cell office:value-type="float" office:value="21425">
                <text:p>21425</text:p>
              </table:table-cell>
              <table:table-cell office:value-type="float" office:value="2.744444">
                <text:p>2.744444</text:p>
              </table:table-cell>
              <table:table-cell office:value-type="float" office:value="354202">
                <text:p>354202</text:p>
              </table:table-cell>
              <table:table-cell office:value-type="float" office:value="25395">
                <text:p>25395</text:p>
              </table:table-cell>
              <table:table-cell office:value-type="float" office:value="2.744444">
                <text:p>2.744444</text:p>
              </table:table-cell>
              <table:table-cell office:value-type="float" office:value="292613">
                <text:p>2926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577778">
                <text:p>3.577778</text:p>
              </table:table-cell>
              <table:table-cell office:value-type="float" office:value="18837">
                <text:p>18837</text:p>
              </table:table-cell>
              <table:table-cell office:value-type="float" office:value="2.955556">
                <text:p>2.955556</text:p>
              </table:table-cell>
              <table:table-cell office:value-type="float" office:value="328780">
                <text:p>328780</text:p>
              </table:table-cell>
              <table:table-cell office:value-type="float" office:value="20499">
                <text:p>20499</text:p>
              </table:table-cell>
              <table:table-cell office:value-type="float" office:value="2.955556">
                <text:p>2.955556</text:p>
              </table:table-cell>
              <table:table-cell office:value-type="float" office:value="263923">
                <text:p>2639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3.833333">
                <text:p>3.833333</text:p>
              </table:table-cell>
              <table:table-cell office:value-type="float" office:value="18182">
                <text:p>18182</text:p>
              </table:table-cell>
              <table:table-cell office:value-type="float" office:value="3.166667">
                <text:p>3.166667</text:p>
              </table:table-cell>
              <table:table-cell office:value-type="float" office:value="293906">
                <text:p>293906</text:p>
              </table:table-cell>
              <table:table-cell office:value-type="float" office:value="18967">
                <text:p>18967</text:p>
              </table:table-cell>
              <table:table-cell office:value-type="float" office:value="3.166667">
                <text:p>3.166667</text:p>
              </table:table-cell>
              <table:table-cell office:value-type="float" office:value="229049">
                <text:p>22904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088889">
                <text:p>4.088889</text:p>
              </table:table-cell>
              <table:table-cell office:value-type="float" office:value="17950">
                <text:p>17950</text:p>
              </table:table-cell>
              <table:table-cell office:value-type="float" office:value="3.377778">
                <text:p>3.377778</text:p>
              </table:table-cell>
              <table:table-cell office:value-type="float" office:value="251505">
                <text:p>251505</text:p>
              </table:table-cell>
              <table:table-cell office:value-type="float" office:value="18486">
                <text:p>18486</text:p>
              </table:table-cell>
              <table:table-cell office:value-type="float" office:value="3.377778">
                <text:p>3.377778</text:p>
              </table:table-cell>
              <table:table-cell office:value-type="float" office:value="206155">
                <text:p>20615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344444">
                <text:p>4.344444</text:p>
              </table:table-cell>
              <table:table-cell office:value-type="float" office:value="17735">
                <text:p>17735</text:p>
              </table:table-cell>
              <table:table-cell office:value-type="float" office:value="3.588889">
                <text:p>3.588889</text:p>
              </table:table-cell>
              <table:table-cell office:value-type="float" office:value="220051">
                <text:p>220051</text:p>
              </table:table-cell>
              <table:table-cell office:value-type="float" office:value="18211">
                <text:p>18211</text:p>
              </table:table-cell>
              <table:table-cell office:value-type="float" office:value="3.588889">
                <text:p>3.588889</text:p>
              </table:table-cell>
              <table:table-cell office:value-type="float" office:value="169410">
                <text:p>169410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6">
                <text:p>4.6</text:p>
              </table:table-cell>
              <table:table-cell office:value-type="float" office:value="17545">
                <text:p>17545</text:p>
              </table:table-cell>
              <table:table-cell office:value-type="float" office:value="3.8">
                <text:p>3.8</text:p>
              </table:table-cell>
              <table:table-cell office:value-type="float" office:value="177068">
                <text:p>177068</text:p>
              </table:table-cell>
              <table:table-cell office:value-type="float" office:value="17974">
                <text:p>17974</text:p>
              </table:table-cell>
              <table:table-cell office:value-type="float" office:value="3.8">
                <text:p>3.8</text:p>
              </table:table-cell>
              <table:table-cell office:value-type="float" office:value="146729">
                <text:p>1467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4.855556">
                <text:p>4.855556</text:p>
              </table:table-cell>
              <table:table-cell office:value-type="float" office:value="17303">
                <text:p>17303</text:p>
              </table:table-cell>
              <table:table-cell office:value-type="float" office:value="4.011111">
                <text:p>4.011111</text:p>
              </table:table-cell>
              <table:table-cell office:value-type="float" office:value="145584">
                <text:p>145584</text:p>
              </table:table-cell>
              <table:table-cell office:value-type="float" office:value="17688">
                <text:p>17688</text:p>
              </table:table-cell>
              <table:table-cell office:value-type="float" office:value="4.011111">
                <text:p>4.011111</text:p>
              </table:table-cell>
              <table:table-cell office:value-type="float" office:value="123079">
                <text:p>12307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111111">
                <text:p>5.111111</text:p>
              </table:table-cell>
              <table:table-cell office:value-type="float" office:value="17146">
                <text:p>17146</text:p>
              </table:table-cell>
              <table:table-cell office:value-type="float" office:value="4.222222">
                <text:p>4.222222</text:p>
              </table:table-cell>
              <table:table-cell office:value-type="float" office:value="130950">
                <text:p>130950</text:p>
              </table:table-cell>
              <table:table-cell office:value-type="float" office:value="17470">
                <text:p>17470</text:p>
              </table:table-cell>
              <table:table-cell office:value-type="float" office:value="4.222222">
                <text:p>4.222222</text:p>
              </table:table-cell>
              <table:table-cell office:value-type="float" office:value="109894">
                <text:p>10989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366667">
                <text:p>5.366667</text:p>
              </table:table-cell>
              <table:table-cell office:value-type="float" office:value="16985">
                <text:p>16985</text:p>
              </table:table-cell>
              <table:table-cell office:value-type="float" office:value="4.433333">
                <text:p>4.433333</text:p>
              </table:table-cell>
              <table:table-cell office:value-type="float" office:value="118934">
                <text:p>118934</text:p>
              </table:table-cell>
              <table:table-cell office:value-type="float" office:value="17250">
                <text:p>17250</text:p>
              </table:table-cell>
              <table:table-cell office:value-type="float" office:value="4.433333">
                <text:p>4.433333</text:p>
              </table:table-cell>
              <table:table-cell office:value-type="float" office:value="104731">
                <text:p>10473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622222">
                <text:p>5.622222</text:p>
              </table:table-cell>
              <table:table-cell office:value-type="float" office:value="16762">
                <text:p>16762</text:p>
              </table:table-cell>
              <table:table-cell office:value-type="float" office:value="4.644444">
                <text:p>4.644444</text:p>
              </table:table-cell>
              <table:table-cell office:value-type="float" office:value="111869">
                <text:p>111869</text:p>
              </table:table-cell>
              <table:table-cell office:value-type="float" office:value="17003">
                <text:p>17003</text:p>
              </table:table-cell>
              <table:table-cell office:value-type="float" office:value="4.644444">
                <text:p>4.644444</text:p>
              </table:table-cell>
              <table:table-cell office:value-type="float" office:value="99436">
                <text:p>9943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5.877778">
                <text:p>5.877778</text:p>
              </table:table-cell>
              <table:table-cell office:value-type="float" office:value="16350">
                <text:p>16350</text:p>
              </table:table-cell>
              <table:table-cell office:value-type="float" office:value="4.855556">
                <text:p>4.855556</text:p>
              </table:table-cell>
              <table:table-cell office:value-type="float" office:value="108169">
                <text:p>108169</text:p>
              </table:table-cell>
              <table:table-cell office:value-type="float" office:value="16581">
                <text:p>16581</text:p>
              </table:table-cell>
              <table:table-cell office:value-type="float" office:value="4.855556">
                <text:p>4.855556</text:p>
              </table:table-cell>
              <table:table-cell office:value-type="float" office:value="95226">
                <text:p>9522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133333">
                <text:p>6.133333</text:p>
              </table:table-cell>
              <table:table-cell office:value-type="float" office:value="15090">
                <text:p>15090</text:p>
              </table:table-cell>
              <table:table-cell office:value-type="float" office:value="5.066667">
                <text:p>5.066667</text:p>
              </table:table-cell>
              <table:table-cell office:value-type="float" office:value="102809">
                <text:p>102809</text:p>
              </table:table-cell>
              <table:table-cell office:value-type="float" office:value="15182">
                <text:p>15182</text:p>
              </table:table-cell>
              <table:table-cell office:value-type="float" office:value="5.066667">
                <text:p>5.066667</text:p>
              </table:table-cell>
              <table:table-cell office:value-type="float" office:value="92323">
                <text:p>9232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388889">
                <text:p>6.388889</text:p>
              </table:table-cell>
              <table:table-cell office:value-type="float" office:value="13399">
                <text:p>13399</text:p>
              </table:table-cell>
              <table:table-cell office:value-type="float" office:value="5.277778">
                <text:p>5.277778</text:p>
              </table:table-cell>
              <table:table-cell office:value-type="float" office:value="99549">
                <text:p>99549</text:p>
              </table:table-cell>
              <table:table-cell office:value-type="float" office:value="13553">
                <text:p>13553</text:p>
              </table:table-cell>
              <table:table-cell office:value-type="float" office:value="5.277778">
                <text:p>5.277778</text:p>
              </table:table-cell>
              <table:table-cell office:value-type="float" office:value="88129">
                <text:p>8812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644444">
                <text:p>6.644444</text:p>
              </table:table-cell>
              <table:table-cell office:value-type="float" office:value="11526">
                <text:p>11526</text:p>
              </table:table-cell>
              <table:table-cell office:value-type="float" office:value="5.488889">
                <text:p>5.488889</text:p>
              </table:table-cell>
              <table:table-cell office:value-type="float" office:value="94902">
                <text:p>94902</text:p>
              </table:table-cell>
              <table:table-cell office:value-type="float" office:value="11462">
                <text:p>11462</text:p>
              </table:table-cell>
              <table:table-cell office:value-type="float" office:value="5.488889">
                <text:p>5.488889</text:p>
              </table:table-cell>
              <table:table-cell office:value-type="float" office:value="83915">
                <text:p>8391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6.9">
                <text:p>6.9</text:p>
              </table:table-cell>
              <table:table-cell office:value-type="float" office:value="9644">
                <text:p>9644</text:p>
              </table:table-cell>
              <table:table-cell office:value-type="float" office:value="5.7">
                <text:p>5.7</text:p>
              </table:table-cell>
              <table:table-cell office:value-type="float" office:value="89633">
                <text:p>89633</text:p>
              </table:table-cell>
              <table:table-cell office:value-type="float" office:value="9609">
                <text:p>9609</text:p>
              </table:table-cell>
              <table:table-cell office:value-type="float" office:value="5.7">
                <text:p>5.7</text:p>
              </table:table-cell>
              <table:table-cell office:value-type="float" office:value="81241">
                <text:p>81241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155556">
                <text:p>7.155556</text:p>
              </table:table-cell>
              <table:table-cell office:value-type="float" office:value="8435">
                <text:p>8435</text:p>
              </table:table-cell>
              <table:table-cell office:value-type="float" office:value="5.911111">
                <text:p>5.911111</text:p>
              </table:table-cell>
              <table:table-cell office:value-type="float" office:value="86528">
                <text:p>86528</text:p>
              </table:table-cell>
              <table:table-cell office:value-type="float" office:value="8308">
                <text:p>8308</text:p>
              </table:table-cell>
              <table:table-cell office:value-type="float" office:value="5.911111">
                <text:p>5.911111</text:p>
              </table:table-cell>
              <table:table-cell office:value-type="float" office:value="77275">
                <text:p>7727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411111">
                <text:p>7.411111</text:p>
              </table:table-cell>
              <table:table-cell office:value-type="float" office:value="7700">
                <text:p>7700</text:p>
              </table:table-cell>
              <table:table-cell office:value-type="float" office:value="6.122222">
                <text:p>6.122222</text:p>
              </table:table-cell>
              <table:table-cell office:value-type="float" office:value="81669">
                <text:p>81669</text:p>
              </table:table-cell>
              <table:table-cell office:value-type="float" office:value="7337">
                <text:p>7337</text:p>
              </table:table-cell>
              <table:table-cell office:value-type="float" office:value="6.122222">
                <text:p>6.122222</text:p>
              </table:table-cell>
              <table:table-cell office:value-type="float" office:value="73405">
                <text:p>7340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666667">
                <text:p>7.666667</text:p>
              </table:table-cell>
              <table:table-cell office:value-type="float" office:value="7490">
                <text:p>7490</text:p>
              </table:table-cell>
              <table:table-cell office:value-type="float" office:value="6.333333">
                <text:p>6.333333</text:p>
              </table:table-cell>
              <table:table-cell office:value-type="float" office:value="77013">
                <text:p>77013</text:p>
              </table:table-cell>
              <table:table-cell office:value-type="float" office:value="7063">
                <text:p>7063</text:p>
              </table:table-cell>
              <table:table-cell office:value-type="float" office:value="6.333333">
                <text:p>6.333333</text:p>
              </table:table-cell>
              <table:table-cell office:value-type="float" office:value="70534">
                <text:p>70534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7.922222">
                <text:p>7.922222</text:p>
              </table:table-cell>
              <table:table-cell office:value-type="float" office:value="7367">
                <text:p>7367</text:p>
              </table:table-cell>
              <table:table-cell office:value-type="float" office:value="6.544444">
                <text:p>6.544444</text:p>
              </table:table-cell>
              <table:table-cell office:value-type="float" office:value="73789">
                <text:p>73789</text:p>
              </table:table-cell>
              <table:table-cell office:value-type="float" office:value="6897">
                <text:p>6897</text:p>
              </table:table-cell>
              <table:table-cell office:value-type="float" office:value="6.544444">
                <text:p>6.544444</text:p>
              </table:table-cell>
              <table:table-cell office:value-type="float" office:value="66299">
                <text:p>662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177778">
                <text:p>8.177778</text:p>
              </table:table-cell>
              <table:table-cell office:value-type="float" office:value="7263">
                <text:p>7263</text:p>
              </table:table-cell>
              <table:table-cell office:value-type="float" office:value="6.755556">
                <text:p>6.755556</text:p>
              </table:table-cell>
              <table:table-cell office:value-type="float" office:value="68663">
                <text:p>68663</text:p>
              </table:table-cell>
              <table:table-cell office:value-type="float" office:value="6781">
                <text:p>6781</text:p>
              </table:table-cell>
              <table:table-cell office:value-type="float" office:value="6.755556">
                <text:p>6.755556</text:p>
              </table:table-cell>
              <table:table-cell office:value-type="float" office:value="63519">
                <text:p>6351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433333">
                <text:p>8.433333</text:p>
              </table:table-cell>
              <table:table-cell office:value-type="float" office:value="7168">
                <text:p>7168</text:p>
              </table:table-cell>
              <table:table-cell office:value-type="float" office:value="6.966667">
                <text:p>6.966667</text:p>
              </table:table-cell>
              <table:table-cell office:value-type="float" office:value="62958">
                <text:p>62958</text:p>
              </table:table-cell>
              <table:table-cell office:value-type="float" office:value="6664">
                <text:p>6664</text:p>
              </table:table-cell>
              <table:table-cell office:value-type="float" office:value="6.966667">
                <text:p>6.966667</text:p>
              </table:table-cell>
              <table:table-cell office:value-type="float" office:value="58599">
                <text:p>58599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688889">
                <text:p>8.688889</text:p>
              </table:table-cell>
              <table:table-cell office:value-type="float" office:value="7041">
                <text:p>7041</text:p>
              </table:table-cell>
              <table:table-cell office:value-type="float" office:value="7.177778">
                <text:p>7.177778</text:p>
              </table:table-cell>
              <table:table-cell office:value-type="float" office:value="59090">
                <text:p>59090</text:p>
              </table:table-cell>
              <table:table-cell office:value-type="float" office:value="6526">
                <text:p>6526</text:p>
              </table:table-cell>
              <table:table-cell office:value-type="float" office:value="7.177778">
                <text:p>7.177778</text:p>
              </table:table-cell>
              <table:table-cell office:value-type="float" office:value="53443">
                <text:p>5344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8.944444">
                <text:p>8.944444</text:p>
              </table:table-cell>
              <table:table-cell office:value-type="float" office:value="6928">
                <text:p>6928</text:p>
              </table:table-cell>
              <table:table-cell office:value-type="float" office:value="7.388889">
                <text:p>7.388889</text:p>
              </table:table-cell>
              <table:table-cell office:value-type="float" office:value="52597">
                <text:p>52597</text:p>
              </table:table-cell>
              <table:table-cell office:value-type="float" office:value="6379">
                <text:p>6379</text:p>
              </table:table-cell>
              <table:table-cell office:value-type="float" office:value="7.388889">
                <text:p>7.388889</text:p>
              </table:table-cell>
              <table:table-cell office:value-type="float" office:value="49713">
                <text:p>4971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2">
                <text:p>9.2</text:p>
              </table:table-cell>
              <table:table-cell office:value-type="float" office:value="6755">
                <text:p>6755</text:p>
              </table:table-cell>
              <table:table-cell office:value-type="float" office:value="7.6">
                <text:p>7.6</text:p>
              </table:table-cell>
              <table:table-cell office:value-type="float" office:value="47833">
                <text:p>47833</text:p>
              </table:table-cell>
              <table:table-cell office:value-type="float" office:value="6194">
                <text:p>6194</text:p>
              </table:table-cell>
              <table:table-cell office:value-type="float" office:value="7.6">
                <text:p>7.6</text:p>
              </table:table-cell>
              <table:table-cell office:value-type="float" office:value="43372">
                <text:p>43372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455556">
                <text:p>9.455556</text:p>
              </table:table-cell>
              <table:table-cell office:value-type="float" office:value="6459">
                <text:p>6459</text:p>
              </table:table-cell>
              <table:table-cell office:value-type="float" office:value="7.811111">
                <text:p>7.811111</text:p>
              </table:table-cell>
              <table:table-cell office:value-type="float" office:value="41178">
                <text:p>41178</text:p>
              </table:table-cell>
              <table:table-cell office:value-type="float" office:value="5892">
                <text:p>5892</text:p>
              </table:table-cell>
              <table:table-cell office:value-type="float" office:value="7.811111">
                <text:p>7.811111</text:p>
              </table:table-cell>
              <table:table-cell office:value-type="float" office:value="37556">
                <text:p>37556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711111">
                <text:p>9.711111</text:p>
              </table:table-cell>
              <table:table-cell office:value-type="float" office:value="6082">
                <text:p>6082</text:p>
              </table:table-cell>
              <table:table-cell office:value-type="float" office:value="8.022222">
                <text:p>8.022222</text:p>
              </table:table-cell>
              <table:table-cell office:value-type="float" office:value="35816">
                <text:p>35816</text:p>
              </table:table-cell>
              <table:table-cell office:value-type="float" office:value="5535">
                <text:p>5535</text:p>
              </table:table-cell>
              <table:table-cell office:value-type="float" office:value="8.022222">
                <text:p>8.022222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9.966667">
                <text:p>9.966667</text:p>
              </table:table-cell>
              <table:table-cell office:value-type="float" office:value="5449">
                <text:p>5449</text:p>
              </table:table-cell>
              <table:table-cell office:value-type="float" office:value="8.233333">
                <text:p>8.233333</text:p>
              </table:table-cell>
              <table:table-cell office:value-type="float" office:value="32738">
                <text:p>32738</text:p>
              </table:table-cell>
              <table:table-cell office:value-type="float" office:value="4864">
                <text:p>4864</text:p>
              </table:table-cell>
              <table:table-cell office:value-type="float" office:value="8.233333">
                <text:p>8.233333</text:p>
              </table:table-cell>
              <table:table-cell office:value-type="float" office:value="30753">
                <text:p>3075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222222">
                <text:p>10.222222</text:p>
              </table:table-cell>
              <table:table-cell office:value-type="float" office:value="4911">
                <text:p>4911</text:p>
              </table:table-cell>
              <table:table-cell office:value-type="float" office:value="8.444444">
                <text:p>8.444444</text:p>
              </table:table-cell>
              <table:table-cell office:value-type="float" office:value="30121">
                <text:p>30121</text:p>
              </table:table-cell>
              <table:table-cell office:value-type="float" office:value="4285">
                <text:p>4285</text:p>
              </table:table-cell>
              <table:table-cell office:value-type="float" office:value="8.444444">
                <text:p>8.444444</text:p>
              </table:table-cell>
              <table:table-cell office:value-type="float" office:value="28465">
                <text:p>28465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477778">
                <text:p>10.477778</text:p>
              </table:table-cell>
              <table:table-cell office:value-type="float" office:value="4414">
                <text:p>4414</text:p>
              </table:table-cell>
              <table:table-cell office:value-type="float" office:value="8.655556">
                <text:p>8.655556</text:p>
              </table:table-cell>
              <table:table-cell office:value-type="float" office:value="28346">
                <text:p>28346</text:p>
              </table:table-cell>
              <table:table-cell office:value-type="float" office:value="3841">
                <text:p>3841</text:p>
              </table:table-cell>
              <table:table-cell office:value-type="float" office:value="8.655556">
                <text:p>8.655556</text:p>
              </table:table-cell>
              <table:table-cell office:value-type="float" office:value="27433">
                <text:p>27433</text:p>
              </table:table-cell>
            </table:table-row>
            <table:table-row>
              <table:table-cell office:value-type="string">
                <text:p>cnt</text:p>
              </table:table-cell>
              <table:table-cell office:value-type="float" office:value="10.733333">
                <text:p>10.733333</text:p>
              </table:table-cell>
              <table:table-cell office:value-type="float" office:value="3961">
                <text:p>3961</text:p>
              </table:table-cell>
              <table:table-cell office:value-type="float" office:value="8.866667">
                <text:p>8.866667</text:p>
              </table:table-cell>
              <table:table-cell office:value-type="float" office:value="27441">
                <text:p>27441</text:p>
              </table:table-cell>
              <table:table-cell office:value-type="float" office:value="3455">
                <text:p>3455</text:p>
              </table:table-cell>
              <table:table-cell office:value-type="float" office:value="8.866667">
                <text:p>8.866667</text:p>
              </table:table-cell>
              <table:table-cell office:value-type="float" office:value="26173">
                <text:p>261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